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paragraph-properties fo:margin-top="0cm" fo:margin-bottom="0.499cm" loext:contextual-spacing="false"/>
    </style:style>
    <style:style style:name="P241"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2" style:family="paragraph" style:parent-style-name="Preformatted_20_Text">
      <style:paragraph-properties fo:margin-top="0cm" fo:margin-bottom="0.499cm" loext:contextual-spacing="false"/>
      <style:text-properties fo:font-size="8pt" style:font-size-asian="8pt" style:font-size-complex="8pt"/>
    </style:style>
    <style:style style:name="P243" style:family="paragraph" style:parent-style-name="Preformatted_20_Text">
      <style:paragraph-properties fo:margin-top="0cm" fo:margin-bottom="0.499cm" loext:contextual-spacing="false"/>
      <style:text-properties officeooo:paragraph-rsid="015fe555"/>
    </style:style>
    <style:style style:name="P244" style:family="paragraph" style:parent-style-name="Preformatted_20_Text">
      <style:paragraph-properties fo:margin-top="0cm" fo:margin-bottom="0.499cm" loext:contextual-spacing="false"/>
      <style:text-properties officeooo:paragraph-rsid="029542cc"/>
    </style:style>
    <style:style style:name="P245" style:family="paragraph" style:parent-style-name="Preformatted_20_Text">
      <style:paragraph-properties fo:margin-top="0cm" fo:margin-bottom="0.499cm" loext:contextual-spacing="false"/>
      <style:text-properties officeooo:paragraph-rsid="02d05796"/>
    </style:style>
    <style:style style:name="P246" style:family="paragraph" style:parent-style-name="Preformatted_20_Text">
      <style:paragraph-properties fo:margin-top="0cm" fo:margin-bottom="0.499cm" loext:contextual-spacing="false"/>
      <style:text-properties officeooo:paragraph-rsid="039d0293"/>
    </style:style>
    <style:style style:name="P247"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8" style:family="paragraph" style:parent-style-name="Preformatted_20_Text">
      <style:paragraph-properties fo:margin-top="0cm" fo:margin-bottom="0.499cm" loext:contextual-spacing="false"/>
      <style:text-properties officeooo:paragraph-rsid="04a1dd39"/>
    </style:style>
    <style:style style:name="P249" style:family="paragraph" style:parent-style-name="Text_20_body">
      <style:paragraph-properties fo:margin-top="0cm" fo:margin-bottom="0.499cm" loext:contextual-spacing="false"/>
      <style:text-properties officeooo:paragraph-rsid="00238f83"/>
    </style:style>
    <style:style style:name="P250" style:family="paragraph" style:parent-style-name="Text_20_body">
      <style:paragraph-properties fo:margin-top="0cm" fo:margin-bottom="0.499cm" loext:contextual-spacing="false"/>
      <style:text-properties officeooo:paragraph-rsid="00271752"/>
    </style:style>
    <style:style style:name="P251" style:family="paragraph" style:parent-style-name="Heading_20_2">
      <style:paragraph-properties fo:break-before="page"/>
      <style:text-properties officeooo:paragraph-rsid="04470a17"/>
    </style:style>
    <style:style style:name="P252" style:family="paragraph" style:parent-style-name="Heading_20_2">
      <style:paragraph-properties fo:break-before="page"/>
      <style:text-properties officeooo:paragraph-rsid="0448f6b6"/>
    </style:style>
    <style:style style:name="P253" style:family="paragraph" style:parent-style-name="Heading_20_2">
      <style:paragraph-properties fo:break-before="page"/>
      <style:text-properties officeooo:rsid="05767ba3" officeooo:paragraph-rsid="057720ea"/>
    </style:style>
    <style:style style:name="P254" style:family="paragraph" style:parent-style-name="Heading_20_2">
      <style:paragraph-properties fo:break-before="page"/>
      <style:text-properties officeooo:paragraph-rsid="06bcfb66"/>
    </style:style>
    <style:style style:name="P255" style:family="paragraph" style:parent-style-name="Text_20_body">
      <style:paragraph-properties fo:break-before="page"/>
      <style:text-properties officeooo:rsid="0056b2f4" officeooo:paragraph-rsid="0088a02c"/>
    </style:style>
    <style:style style:name="P256" style:family="paragraph" style:parent-style-name="Text_20_body">
      <style:paragraph-properties fo:break-before="page"/>
      <style:text-properties officeooo:rsid="003bd333"/>
    </style:style>
    <style:style style:name="P257" style:family="paragraph" style:parent-style-name="Text_20_body">
      <style:paragraph-properties fo:text-align="start" style:justify-single-word="false" fo:break-before="page"/>
      <style:text-properties officeooo:rsid="0111489d" officeooo:paragraph-rsid="0111489d"/>
    </style:style>
    <style:style style:name="P258" style:family="paragraph" style:parent-style-name="Text_20_body">
      <style:paragraph-properties fo:break-before="page"/>
      <style:text-properties officeooo:rsid="0656ef8b" officeooo:paragraph-rsid="0656ef8b"/>
    </style:style>
    <style:style style:name="P259" style:family="paragraph" style:parent-style-name="Subtitle">
      <style:paragraph-properties fo:text-align="start" style:justify-single-word="false" fo:break-before="page"/>
    </style:style>
    <style:style style:name="P260" style:family="paragraph" style:parent-style-name="Heading_20_3">
      <style:paragraph-properties fo:break-before="page"/>
      <style:text-properties officeooo:rsid="069a2c3f" officeooo:paragraph-rsid="069a2c3f"/>
    </style:style>
    <style:style style:name="P261" style:family="paragraph" style:parent-style-name="Heading_20_3">
      <style:paragraph-properties fo:line-height="140%"/>
    </style:style>
    <style:style style:name="P262" style:family="paragraph" style:parent-style-name="Heading_20_3">
      <style:paragraph-properties fo:line-height="140%"/>
      <style:text-properties officeooo:paragraph-rsid="04a1dd39"/>
    </style:style>
    <style:style style:name="P263" style:family="paragraph" style:parent-style-name="Heading_20_3">
      <style:text-properties officeooo:paragraph-rsid="00214742"/>
    </style:style>
    <style:style style:name="P264" style:family="paragraph" style:parent-style-name="Heading_20_3">
      <style:text-properties officeooo:paragraph-rsid="00228302"/>
    </style:style>
    <style:style style:name="P265" style:family="paragraph" style:parent-style-name="Heading_20_3">
      <style:text-properties officeooo:paragraph-rsid="00238f83"/>
    </style:style>
    <style:style style:name="P266" style:family="paragraph" style:parent-style-name="Heading_20_3">
      <style:text-properties officeooo:paragraph-rsid="00661fab"/>
    </style:style>
    <style:style style:name="P267" style:family="paragraph" style:parent-style-name="Heading_20_3">
      <style:text-properties officeooo:rsid="01b43f33" officeooo:paragraph-rsid="01c24673"/>
    </style:style>
    <style:style style:name="P268" style:family="paragraph" style:parent-style-name="Heading_20_3">
      <style:text-properties officeooo:rsid="01b6fa8d" officeooo:paragraph-rsid="028ce081"/>
    </style:style>
    <style:style style:name="P269" style:family="paragraph" style:parent-style-name="Heading_20_3">
      <style:text-properties officeooo:paragraph-rsid="028e038d"/>
    </style:style>
    <style:style style:name="P270" style:family="paragraph" style:parent-style-name="Heading_20_3">
      <style:text-properties officeooo:paragraph-rsid="028e153a"/>
    </style:style>
    <style:style style:name="P271" style:family="paragraph" style:parent-style-name="Heading_20_3">
      <style:text-properties officeooo:paragraph-rsid="029004e6"/>
    </style:style>
    <style:style style:name="P272" style:family="paragraph" style:parent-style-name="Heading_20_3">
      <style:text-properties officeooo:paragraph-rsid="01610808"/>
    </style:style>
    <style:style style:name="P273" style:family="paragraph" style:parent-style-name="Heading_20_3">
      <style:text-properties officeooo:paragraph-rsid="0296212f"/>
    </style:style>
    <style:style style:name="P274" style:family="paragraph" style:parent-style-name="Heading_20_3">
      <style:text-properties officeooo:paragraph-rsid="029648c7"/>
    </style:style>
    <style:style style:name="P275" style:family="paragraph" style:parent-style-name="Heading_20_3">
      <style:text-properties officeooo:rsid="02a82674" officeooo:paragraph-rsid="02a82674"/>
    </style:style>
    <style:style style:name="P276" style:family="paragraph" style:parent-style-name="Heading_20_3">
      <style:text-properties officeooo:paragraph-rsid="02c00a04"/>
    </style:style>
    <style:style style:name="P277" style:family="paragraph" style:parent-style-name="Heading_20_3">
      <style:text-properties officeooo:rsid="02ccda60" officeooo:paragraph-rsid="02ccda60"/>
    </style:style>
    <style:style style:name="P278" style:family="paragraph" style:parent-style-name="Heading_20_3">
      <style:text-properties officeooo:rsid="02e7d8c8" officeooo:paragraph-rsid="02e7d8c8"/>
    </style:style>
    <style:style style:name="P279" style:family="paragraph" style:parent-style-name="Heading_20_3">
      <style:text-properties officeooo:rsid="02f8fb9c" officeooo:paragraph-rsid="02f8fb9c"/>
    </style:style>
    <style:style style:name="P280" style:family="paragraph" style:parent-style-name="Heading_20_3">
      <style:text-properties officeooo:rsid="0301d274" officeooo:paragraph-rsid="0301d274"/>
    </style:style>
    <style:style style:name="P281" style:family="paragraph" style:parent-style-name="Heading_20_3">
      <style:text-properties officeooo:rsid="03045021" officeooo:paragraph-rsid="03045021"/>
    </style:style>
    <style:style style:name="P282" style:family="paragraph" style:parent-style-name="Heading_20_3">
      <style:text-properties officeooo:paragraph-rsid="03067e83"/>
    </style:style>
    <style:style style:name="P283" style:family="paragraph" style:parent-style-name="Heading_20_3">
      <style:text-properties officeooo:paragraph-rsid="034f7da3"/>
    </style:style>
    <style:style style:name="P284" style:family="paragraph" style:parent-style-name="Heading_20_3">
      <style:text-properties officeooo:paragraph-rsid="03767293"/>
    </style:style>
    <style:style style:name="P285" style:family="paragraph" style:parent-style-name="Heading_20_3">
      <style:text-properties officeooo:paragraph-rsid="03797c87"/>
    </style:style>
    <style:style style:name="P286" style:family="paragraph" style:parent-style-name="Heading_20_3">
      <style:text-properties officeooo:paragraph-rsid="0388e50d"/>
    </style:style>
    <style:style style:name="P287" style:family="paragraph" style:parent-style-name="Heading_20_3">
      <style:text-properties officeooo:rsid="0388e50d" officeooo:paragraph-rsid="0388e50d"/>
    </style:style>
    <style:style style:name="P288" style:family="paragraph" style:parent-style-name="Heading_20_3">
      <style:text-properties officeooo:paragraph-rsid="038aaaf8"/>
    </style:style>
    <style:style style:name="P289" style:family="paragraph" style:parent-style-name="Heading_20_3">
      <style:text-properties officeooo:rsid="039689be" officeooo:paragraph-rsid="039689be"/>
    </style:style>
    <style:style style:name="P290" style:family="paragraph" style:parent-style-name="Heading_20_3">
      <style:text-properties officeooo:rsid="0397b28d" officeooo:paragraph-rsid="0397b28d"/>
    </style:style>
    <style:style style:name="P291" style:family="paragraph" style:parent-style-name="Heading_20_3">
      <style:text-properties officeooo:rsid="0406be68" officeooo:paragraph-rsid="0406be68"/>
    </style:style>
    <style:style style:name="P292" style:family="paragraph" style:parent-style-name="Heading_20_3">
      <style:text-properties officeooo:rsid="0409eefb" officeooo:paragraph-rsid="0409eefb"/>
    </style:style>
    <style:style style:name="P293" style:family="paragraph" style:parent-style-name="Heading_20_3">
      <style:text-properties officeooo:paragraph-rsid="045ba942"/>
    </style:style>
    <style:style style:name="P294" style:family="paragraph" style:parent-style-name="Heading_20_3">
      <style:text-properties officeooo:paragraph-rsid="04a1dd39"/>
    </style:style>
    <style:style style:name="P295" style:family="paragraph" style:parent-style-name="Heading_20_3">
      <style:text-properties officeooo:rsid="0413492e" officeooo:paragraph-rsid="04fa7fd1"/>
    </style:style>
    <style:style style:name="P296" style:family="paragraph" style:parent-style-name="Heading_20_3">
      <style:text-properties officeooo:rsid="040ecf3a" officeooo:paragraph-rsid="04fc2ef5"/>
    </style:style>
    <style:style style:name="P297" style:family="paragraph" style:parent-style-name="Heading_20_3">
      <style:text-properties officeooo:rsid="040f721d" officeooo:paragraph-rsid="04fc2ef5"/>
    </style:style>
    <style:style style:name="P298" style:family="paragraph" style:parent-style-name="Heading_20_3">
      <style:text-properties fo:font-weight="normal" officeooo:paragraph-rsid="04fc2ef5" style:font-weight-asian="normal" style:font-weight-complex="normal"/>
    </style:style>
    <style:style style:name="P299" style:family="paragraph" style:parent-style-name="Heading_20_3">
      <style:text-properties officeooo:rsid="04110c46" officeooo:paragraph-rsid="04fc2ef5"/>
    </style:style>
    <style:style style:name="P300" style:family="paragraph" style:parent-style-name="Heading_20_3">
      <style:text-properties officeooo:rsid="0412fc19" officeooo:paragraph-rsid="04fc2ef5"/>
    </style:style>
    <style:style style:name="P301" style:family="paragraph" style:parent-style-name="Heading_20_3">
      <style:text-properties officeooo:paragraph-rsid="04fc2ef5"/>
    </style:style>
    <style:style style:name="P302" style:family="paragraph" style:parent-style-name="Heading_20_3">
      <style:text-properties officeooo:rsid="050f6cbb" officeooo:paragraph-rsid="050f6cbb"/>
    </style:style>
    <style:style style:name="P303" style:family="paragraph" style:parent-style-name="Heading_20_3">
      <style:text-properties officeooo:paragraph-rsid="050f6cbb"/>
    </style:style>
    <style:style style:name="P304" style:family="paragraph" style:parent-style-name="Heading_20_3">
      <style:text-properties officeooo:rsid="0523ebc2" officeooo:paragraph-rsid="0523ebc2"/>
    </style:style>
    <style:style style:name="P305" style:family="paragraph" style:parent-style-name="Heading_20_3">
      <style:text-properties officeooo:rsid="0536e2d2" officeooo:paragraph-rsid="0536e2d2"/>
    </style:style>
    <style:style style:name="P306" style:family="paragraph" style:parent-style-name="Heading_20_3">
      <style:text-properties officeooo:paragraph-rsid="05531e8f"/>
    </style:style>
    <style:style style:name="P307" style:family="paragraph" style:parent-style-name="Heading_20_3">
      <style:text-properties officeooo:rsid="05665ee4" officeooo:paragraph-rsid="05665ee4"/>
    </style:style>
    <style:style style:name="P308" style:family="paragraph" style:parent-style-name="Heading_20_3">
      <style:text-properties officeooo:rsid="0571897d" officeooo:paragraph-rsid="0571897d"/>
    </style:style>
    <style:style style:name="P309" style:family="paragraph" style:parent-style-name="Heading_20_3">
      <style:text-properties officeooo:rsid="05878afe" officeooo:paragraph-rsid="05878afe"/>
    </style:style>
    <style:style style:name="P310" style:family="paragraph" style:parent-style-name="Heading_20_3">
      <style:text-properties officeooo:rsid="05a6a110" officeooo:paragraph-rsid="05a6a110"/>
    </style:style>
    <style:style style:name="P311" style:family="paragraph" style:parent-style-name="Heading_20_3">
      <style:text-properties officeooo:rsid="05c8491f" officeooo:paragraph-rsid="05c8491f"/>
    </style:style>
    <style:style style:name="P312" style:family="paragraph" style:parent-style-name="Heading_20_3">
      <style:text-properties officeooo:rsid="05eab42f" officeooo:paragraph-rsid="05eab42f"/>
    </style:style>
    <style:style style:name="P313" style:family="paragraph" style:parent-style-name="Heading_20_3">
      <style:text-properties officeooo:rsid="05ed6cec" officeooo:paragraph-rsid="05ed6cec"/>
    </style:style>
    <style:style style:name="P314" style:family="paragraph" style:parent-style-name="Heading_20_3">
      <style:text-properties officeooo:rsid="05f6bfad" officeooo:paragraph-rsid="05f6bfad"/>
    </style:style>
    <style:style style:name="P315" style:family="paragraph" style:parent-style-name="Heading_20_3">
      <style:text-properties officeooo:paragraph-rsid="06002dd4"/>
    </style:style>
    <style:style style:name="P316" style:family="paragraph" style:parent-style-name="Heading_20_3">
      <style:text-properties officeooo:paragraph-rsid="0603b0ce"/>
    </style:style>
    <style:style style:name="P317" style:family="paragraph" style:parent-style-name="Heading_20_3">
      <style:text-properties officeooo:paragraph-rsid="063746af"/>
    </style:style>
    <style:style style:name="P318" style:family="paragraph" style:parent-style-name="Heading_20_3">
      <style:text-properties officeooo:rsid="06515838" officeooo:paragraph-rsid="06515838"/>
    </style:style>
    <style:style style:name="P319" style:family="paragraph" style:parent-style-name="Heading_20_3">
      <style:text-properties officeooo:rsid="0669e7ca" officeooo:paragraph-rsid="0669e7ca"/>
    </style:style>
    <style:style style:name="P320" style:family="paragraph" style:parent-style-name="Heading_20_3">
      <style:text-properties officeooo:rsid="067b661f" officeooo:paragraph-rsid="067b661f"/>
    </style:style>
    <style:style style:name="P321" style:family="paragraph" style:parent-style-name="Heading_20_3">
      <style:text-properties officeooo:rsid="0683f153" officeooo:paragraph-rsid="0683f153"/>
    </style:style>
    <style:style style:name="P322" style:family="paragraph" style:parent-style-name="Heading_20_3">
      <style:text-properties officeooo:rsid="05e5dfab" officeooo:paragraph-rsid="068ad2f3"/>
    </style:style>
    <style:style style:name="P323" style:family="paragraph" style:parent-style-name="Heading_20_3">
      <style:text-properties officeooo:rsid="06810faa" officeooo:paragraph-rsid="06810faa"/>
    </style:style>
    <style:style style:name="P324" style:family="paragraph" style:parent-style-name="Heading_20_3">
      <style:text-properties officeooo:rsid="069a2c3f" officeooo:paragraph-rsid="069a2c3f"/>
    </style:style>
    <style:style style:name="P325" style:family="paragraph" style:parent-style-name="Heading_20_3">
      <style:text-properties officeooo:rsid="06b0217a" officeooo:paragraph-rsid="06b0217a"/>
    </style:style>
    <style:style style:name="P326" style:family="paragraph" style:parent-style-name="Heading_20_3">
      <style:text-properties officeooo:rsid="06b2e195" officeooo:paragraph-rsid="06b2e195"/>
    </style:style>
    <style:style style:name="P327" style:family="paragraph" style:parent-style-name="Heading_20_3">
      <style:text-properties officeooo:rsid="06b69e0b" officeooo:paragraph-rsid="06b69e0b"/>
    </style:style>
    <style:style style:name="P328" style:family="paragraph" style:parent-style-name="Heading_20_3">
      <style:text-properties officeooo:rsid="06c3aaf1" officeooo:paragraph-rsid="06c3aaf1"/>
    </style:style>
    <style:style style:name="P329" style:family="paragraph" style:parent-style-name="Text_20_body">
      <style:paragraph-properties fo:line-height="140%"/>
    </style:style>
    <style:style style:name="P330" style:family="paragraph" style:parent-style-name="Text_20_body">
      <style:paragraph-properties fo:line-height="140%"/>
      <style:text-properties officeooo:paragraph-rsid="00a1b94d"/>
    </style:style>
    <style:style style:name="P331" style:family="paragraph" style:parent-style-name="Text_20_body">
      <style:paragraph-properties fo:line-height="140%"/>
      <style:text-properties officeooo:paragraph-rsid="0387ea42"/>
    </style:style>
    <style:style style:name="P332" style:family="paragraph" style:parent-style-name="Text_20_body">
      <style:paragraph-properties fo:line-height="140%"/>
      <style:text-properties officeooo:paragraph-rsid="04a1dd39"/>
    </style:style>
    <style:style style:name="P333" style:family="paragraph" style:parent-style-name="Text_20_body">
      <style:text-properties officeooo:paragraph-rsid="00214742"/>
    </style:style>
    <style:style style:name="P334" style:family="paragraph" style:parent-style-name="Text_20_body">
      <style:text-properties officeooo:paragraph-rsid="00228302"/>
    </style:style>
    <style:style style:name="P335" style:family="paragraph" style:parent-style-name="Text_20_body">
      <style:text-properties officeooo:paragraph-rsid="00238f83"/>
    </style:style>
    <style:style style:name="P336" style:family="paragraph" style:parent-style-name="Text_20_body">
      <style:text-properties officeooo:paragraph-rsid="0025e215"/>
    </style:style>
    <style:style style:name="P337" style:family="paragraph" style:parent-style-name="Text_20_body">
      <style:text-properties officeooo:paragraph-rsid="00271752"/>
    </style:style>
    <style:style style:name="P338" style:family="paragraph" style:parent-style-name="Text_20_body">
      <style:text-properties officeooo:rsid="003ad551" officeooo:paragraph-rsid="038329eb"/>
    </style:style>
    <style:style style:name="P339" style:family="paragraph" style:parent-style-name="Text_20_body">
      <style:text-properties officeooo:rsid="003ad551" officeooo:paragraph-rsid="003ad551"/>
    </style:style>
    <style:style style:name="P340" style:family="paragraph" style:parent-style-name="Text_20_body">
      <style:text-properties officeooo:paragraph-rsid="003b381f"/>
    </style:style>
    <style:style style:name="P341" style:family="paragraph" style:parent-style-name="Text_20_body">
      <style:text-properties officeooo:paragraph-rsid="003b5035"/>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fo:font-weight="bold" officeooo:rsid="00d14fc0" officeooo:paragraph-rsid="00d14fc0" style:font-weight-asian="bold" style:font-weight-complex="bold"/>
    </style:style>
    <style:style style:name="P34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6" style:family="paragraph" style:parent-style-name="Text_20_body">
      <style:text-properties fo:font-weight="bold" officeooo:rsid="01a89d1d" officeooo:paragraph-rsid="01a89d1d" style:font-weight-asian="bold" style:font-weight-complex="bold"/>
    </style:style>
    <style:style style:name="P347" style:family="paragraph" style:parent-style-name="Text_20_body">
      <style:text-properties fo:font-weight="bold" officeooo:rsid="01a89d1d" officeooo:paragraph-rsid="01a91845" style:font-weight-asian="bold" style:font-weight-complex="bold"/>
    </style:style>
    <style:style style:name="P348" style:family="paragraph" style:parent-style-name="Text_20_body">
      <style:text-properties fo:font-weight="bold" officeooo:rsid="03067e83" officeooo:paragraph-rsid="03067e83" style:font-weight-asian="bold" style:font-weight-complex="bold"/>
    </style:style>
    <style:style style:name="P349" style:family="paragraph" style:parent-style-name="Text_20_body">
      <style:text-properties fo:font-weight="bold" officeooo:rsid="037caedb" officeooo:paragraph-rsid="037caedb" style:font-weight-asian="bold" style:font-weight-complex="bold"/>
    </style:style>
    <style:style style:name="P350" style:family="paragraph" style:parent-style-name="Text_20_body">
      <style:text-properties fo:font-weight="bold" officeooo:rsid="0344e256" officeooo:paragraph-rsid="04fa7fd1" style:font-weight-asian="bold" style:font-weight-complex="bold"/>
    </style:style>
    <style:style style:name="P351" style:family="paragraph" style:parent-style-name="Text_20_body">
      <style:text-properties fo:font-weight="bold" officeooo:rsid="0571897d" officeooo:paragraph-rsid="0571897d" style:font-weight-asian="bold" style:font-weight-complex="bold"/>
    </style:style>
    <style:style style:name="P352" style:family="paragraph" style:parent-style-name="Text_20_body">
      <style:text-properties fo:font-weight="bold" officeooo:rsid="037caedb" officeooo:paragraph-rsid="037caedb"/>
    </style:style>
    <style:style style:name="P353" style:family="paragraph" style:parent-style-name="Text_20_body">
      <style:text-properties officeooo:paragraph-rsid="00661fab"/>
    </style:style>
    <style:style style:name="P354" style:family="paragraph" style:parent-style-name="Text_20_body">
      <style:text-properties officeooo:rsid="00721c5a" officeooo:paragraph-rsid="00721c5a"/>
    </style:style>
    <style:style style:name="P355" style:family="paragraph" style:parent-style-name="Text_20_body">
      <style:text-properties officeooo:rsid="007250f0" officeooo:paragraph-rsid="007250f0"/>
    </style:style>
    <style:style style:name="P356" style:family="paragraph" style:parent-style-name="Text_20_body">
      <style:paragraph-properties fo:text-align="start" style:justify-single-word="false"/>
    </style:style>
    <style:style style:name="P357" style:family="paragraph" style:parent-style-name="Text_20_body">
      <style:paragraph-properties fo:text-align="start" style:justify-single-word="false"/>
      <style:text-properties officeooo:paragraph-rsid="0076387a"/>
    </style:style>
    <style:style style:name="P358" style:family="paragraph" style:parent-style-name="Text_20_body">
      <style:paragraph-properties fo:text-align="start" style:justify-single-word="false"/>
      <style:text-properties officeooo:paragraph-rsid="04358ce7"/>
    </style:style>
    <style:style style:name="P359" style:family="paragraph" style:parent-style-name="Text_20_body">
      <style:paragraph-properties fo:text-align="start" style:justify-single-word="false"/>
      <style:text-properties officeooo:rsid="0076387a" officeooo:paragraph-rsid="0076387a"/>
    </style:style>
    <style:style style:name="P360" style:family="paragraph" style:parent-style-name="Text_20_body">
      <style:text-properties officeooo:paragraph-rsid="008aca06"/>
    </style:style>
    <style:style style:name="P361" style:family="paragraph" style:parent-style-name="Text_20_body">
      <style:text-properties officeooo:paragraph-rsid="00778fa3"/>
    </style:style>
    <style:style style:name="P362" style:family="paragraph" style:parent-style-name="Text_20_body">
      <style:text-properties officeooo:paragraph-rsid="001d2e4e"/>
    </style:style>
    <style:style style:name="P363" style:family="paragraph" style:parent-style-name="Text_20_body">
      <style:text-properties officeooo:paragraph-rsid="00936290"/>
    </style:style>
    <style:style style:name="P364" style:family="paragraph" style:parent-style-name="Text_20_body">
      <style:text-properties officeooo:rsid="00993012" officeooo:paragraph-rsid="009ba37a"/>
    </style:style>
    <style:style style:name="P365" style:family="paragraph" style:parent-style-name="Text_20_body">
      <style:text-properties officeooo:paragraph-rsid="00721c5a"/>
    </style:style>
    <style:style style:name="P366" style:family="paragraph" style:parent-style-name="Text_20_body">
      <style:text-properties officeooo:paragraph-rsid="00a335b1"/>
    </style:style>
    <style:style style:name="P367" style:family="paragraph" style:parent-style-name="Text_20_body">
      <style:text-properties fo:font-style="italic" officeooo:rsid="00d96f85" officeooo:paragraph-rsid="00d96f85" style:font-style-asian="italic" style:font-style-complex="italic"/>
    </style:style>
    <style:style style:name="P368" style:family="paragraph" style:parent-style-name="Text_20_body">
      <style:text-properties fo:font-style="italic" officeooo:rsid="0248bc25" officeooo:paragraph-rsid="024e2229" style:font-style-asian="italic" style:font-style-complex="italic"/>
    </style:style>
    <style:style style:name="P369" style:family="paragraph" style:parent-style-name="Text_20_body">
      <style:text-properties fo:font-style="italic" officeooo:rsid="0248bc25" officeooo:paragraph-rsid="0258834b" style:font-style-asian="italic" style:font-style-complex="italic"/>
    </style:style>
    <style:style style:name="P370" style:family="paragraph" style:parent-style-name="Text_20_body">
      <style:text-properties officeooo:rsid="00a9176f" officeooo:paragraph-rsid="00bc04ea"/>
    </style:style>
    <style:style style:name="P371" style:family="paragraph" style:parent-style-name="Text_20_body">
      <style:text-properties officeooo:rsid="00a4f815" officeooo:paragraph-rsid="00bc04ea"/>
    </style:style>
    <style:style style:name="P372" style:family="paragraph" style:parent-style-name="Text_20_body">
      <style:text-properties officeooo:rsid="00c15a9f" officeooo:paragraph-rsid="00c15a9f"/>
    </style:style>
    <style:style style:name="P373" style:family="paragraph" style:parent-style-name="Text_20_body">
      <style:text-properties officeooo:rsid="00c55a84" officeooo:paragraph-rsid="00c55a84"/>
    </style:style>
    <style:style style:name="P374" style:family="paragraph" style:parent-style-name="Text_20_body">
      <style:paragraph-properties fo:text-align="start" style:justify-single-word="false"/>
      <style:text-properties officeooo:rsid="0077edcb" officeooo:paragraph-rsid="00cc97b3"/>
    </style:style>
    <style:style style:name="P375" style:family="paragraph" style:parent-style-name="Text_20_body">
      <style:paragraph-properties fo:text-align="start" style:justify-single-word="false"/>
      <style:text-properties officeooo:rsid="0077edcb" officeooo:paragraph-rsid="00cdbde3"/>
    </style:style>
    <style:style style:name="P376" style:family="paragraph" style:parent-style-name="Text_20_body">
      <style:text-properties officeooo:rsid="0077edcb" officeooo:paragraph-rsid="00cfdd57"/>
    </style:style>
    <style:style style:name="P377" style:family="paragraph" style:parent-style-name="Text_20_body">
      <style:text-properties officeooo:rsid="00d96f85" officeooo:paragraph-rsid="00da912c"/>
    </style:style>
    <style:style style:name="P378" style:family="paragraph" style:parent-style-name="Text_20_body">
      <style:text-properties officeooo:rsid="00d96f85" officeooo:paragraph-rsid="00f6088f"/>
    </style:style>
    <style:style style:name="P379" style:family="paragraph" style:parent-style-name="Text_20_body">
      <style:text-properties officeooo:rsid="00da912c" officeooo:paragraph-rsid="00da912c"/>
    </style:style>
    <style:style style:name="P380" style:family="paragraph" style:parent-style-name="Text_20_body">
      <style:text-properties officeooo:rsid="00da912c" officeooo:paragraph-rsid="00dba1c1"/>
    </style:style>
    <style:style style:name="P381" style:family="paragraph" style:parent-style-name="Text_20_body">
      <style:text-properties style:font-name="monospace" officeooo:rsid="00dd460b" officeooo:paragraph-rsid="00dd460b"/>
    </style:style>
    <style:style style:name="P382" style:family="paragraph" style:parent-style-name="Text_20_body">
      <style:text-properties officeooo:paragraph-rsid="00dd460b"/>
    </style:style>
    <style:style style:name="P383" style:family="paragraph" style:parent-style-name="Text_20_body">
      <style:text-properties officeooo:rsid="00ddf31d" officeooo:paragraph-rsid="00ddf31d"/>
    </style:style>
    <style:style style:name="P384" style:family="paragraph" style:parent-style-name="Text_20_body">
      <style:text-properties officeooo:rsid="00dfe96a" officeooo:paragraph-rsid="00dfe96a"/>
    </style:style>
    <style:style style:name="P385" style:family="paragraph" style:parent-style-name="Text_20_body">
      <style:text-properties officeooo:rsid="00e58570" officeooo:paragraph-rsid="00e58570"/>
    </style:style>
    <style:style style:name="P386" style:family="paragraph" style:parent-style-name="Text_20_body">
      <style:text-properties officeooo:rsid="00e731b1" officeooo:paragraph-rsid="00e731b1"/>
    </style:style>
    <style:style style:name="P387" style:family="paragraph" style:parent-style-name="Text_20_body">
      <style:text-properties officeooo:rsid="00e85e27" officeooo:paragraph-rsid="00e85e27"/>
    </style:style>
    <style:style style:name="P388" style:family="paragraph" style:parent-style-name="Text_20_body">
      <style:text-properties officeooo:paragraph-rsid="00e731b1"/>
    </style:style>
    <style:style style:name="P389" style:family="paragraph" style:parent-style-name="Text_20_body">
      <style:text-properties fo:font-weight="normal"/>
    </style:style>
    <style:style style:name="P390"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1"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2"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3" style:family="paragraph" style:parent-style-name="Text_20_body">
      <style:text-properties fo:font-weight="normal" officeooo:rsid="015e951c" officeooo:paragraph-rsid="015e951c" style:font-weight-asian="normal" style:font-weight-complex="normal"/>
    </style:style>
    <style:style style:name="P394" style:family="paragraph" style:parent-style-name="Text_20_body">
      <style:text-properties fo:font-weight="normal" officeooo:rsid="01df5de3" officeooo:paragraph-rsid="01df5de3" style:font-weight-asian="normal" style:font-weight-complex="normal"/>
    </style:style>
    <style:style style:name="P395" style:family="paragraph" style:parent-style-name="Text_20_body">
      <style:text-properties fo:font-weight="normal" officeooo:rsid="01ebba83" officeooo:paragraph-rsid="01ebba83" style:font-weight-asian="normal" style:font-weight-complex="normal"/>
    </style:style>
    <style:style style:name="P396" style:family="paragraph" style:parent-style-name="Text_20_body">
      <style:text-properties fo:font-weight="normal" officeooo:rsid="01ecbb8a" officeooo:paragraph-rsid="01ecbb8a" style:font-weight-asian="normal" style:font-weight-complex="normal"/>
    </style:style>
    <style:style style:name="P397" style:family="paragraph" style:parent-style-name="Text_20_body">
      <style:text-properties fo:font-weight="normal" officeooo:rsid="01ecbb8a" officeooo:paragraph-rsid="01edd286" style:font-weight-asian="normal" style:font-weight-complex="normal"/>
    </style:style>
    <style:style style:name="P398" style:family="paragraph" style:parent-style-name="Text_20_body">
      <style:text-properties fo:font-weight="normal" officeooo:rsid="01e23886" officeooo:paragraph-rsid="00e6cb92" style:font-weight-asian="normal" style:font-weight-complex="normal"/>
    </style:style>
    <style:style style:name="P399" style:family="paragraph" style:parent-style-name="Text_20_body">
      <style:text-properties fo:font-weight="normal" officeooo:rsid="01e23886" officeooo:paragraph-rsid="01faf5a4" style:font-weight-asian="normal" style:font-weight-complex="normal"/>
    </style:style>
    <style:style style:name="P400" style:family="paragraph" style:parent-style-name="Text_20_body">
      <style:text-properties fo:font-weight="normal" officeooo:rsid="00e6cb92" officeooo:paragraph-rsid="01faf5a4" style:font-weight-asian="normal" style:font-weight-complex="normal"/>
    </style:style>
    <style:style style:name="P401" style:family="paragraph" style:parent-style-name="Text_20_body">
      <style:text-properties fo:font-weight="normal" officeooo:rsid="015ba11d" officeooo:paragraph-rsid="015ba11d" style:font-weight-asian="normal" style:font-weight-complex="normal"/>
    </style:style>
    <style:style style:name="P402" style:family="paragraph" style:parent-style-name="Text_20_body">
      <style:text-properties fo:font-weight="normal" officeooo:rsid="0200e50e" officeooo:paragraph-rsid="0474b9fe" style:font-weight-asian="normal" style:font-weight-complex="normal"/>
    </style:style>
    <style:style style:name="P403" style:family="paragraph" style:parent-style-name="Text_20_body">
      <style:text-properties fo:font-weight="normal" officeooo:rsid="0476b6e5" officeooo:paragraph-rsid="0476b6e5" style:font-weight-asian="normal" style:font-weight-complex="normal"/>
    </style:style>
    <style:style style:name="P404" style:family="paragraph" style:parent-style-name="Text_20_body">
      <style:text-properties fo:font-weight="normal" officeooo:rsid="03470af3" officeooo:paragraph-rsid="04fa7fd1" style:font-weight-asian="normal" style:font-weight-complex="normal"/>
    </style:style>
    <style:style style:name="P405" style:family="paragraph" style:parent-style-name="Text_20_body">
      <style:text-properties fo:font-weight="normal" officeooo:rsid="0347a184" officeooo:paragraph-rsid="04fa7fd1" style:font-weight-asian="normal" style:font-weight-complex="normal"/>
    </style:style>
    <style:style style:name="P406" style:family="paragraph" style:parent-style-name="Text_20_body">
      <style:text-properties fo:font-weight="normal" officeooo:rsid="0500ad48" officeooo:paragraph-rsid="0500ad48" style:font-weight-asian="normal" style:font-weight-complex="normal"/>
    </style:style>
    <style:style style:name="P407" style:family="paragraph" style:parent-style-name="Text_20_body">
      <style:text-properties fo:font-weight="normal" officeooo:rsid="05f89226" officeooo:paragraph-rsid="05f89226" style:font-weight-asian="normal" style:font-weight-complex="normal"/>
    </style:style>
    <style:style style:name="P408" style:family="paragraph" style:parent-style-name="Text_20_body">
      <style:text-properties fo:font-weight="normal" officeooo:rsid="05f89226" officeooo:paragraph-rsid="06c3aaf1" style:font-weight-asian="normal" style:font-weight-complex="normal"/>
    </style:style>
    <style:style style:name="P409" style:family="paragraph" style:parent-style-name="Text_20_body">
      <style:text-properties fo:font-weight="normal" officeooo:rsid="0669e7ca" officeooo:paragraph-rsid="0669e7ca" style:font-weight-asian="normal" style:font-weight-complex="normal"/>
    </style:style>
    <style:style style:name="P410" style:family="paragraph" style:parent-style-name="Text_20_body">
      <style:text-properties officeooo:rsid="00dd460b" officeooo:paragraph-rsid="00dd460b"/>
    </style:style>
    <style:style style:name="P411" style:family="paragraph" style:parent-style-name="Text_20_body">
      <style:text-properties officeooo:rsid="00e8f5db" officeooo:paragraph-rsid="00eb394c"/>
    </style:style>
    <style:style style:name="P412" style:family="paragraph" style:parent-style-name="Text_20_body">
      <style:text-properties officeooo:rsid="00ea3ff5" officeooo:paragraph-rsid="00eb394c"/>
    </style:style>
    <style:style style:name="P413" style:family="paragraph" style:parent-style-name="Text_20_body">
      <style:text-properties officeooo:rsid="00ea3ff5" officeooo:paragraph-rsid="00ec71fd"/>
    </style:style>
    <style:style style:name="P414" style:family="paragraph" style:parent-style-name="Text_20_body">
      <style:text-properties officeooo:rsid="00f065ae" officeooo:paragraph-rsid="00f065ae"/>
    </style:style>
    <style:style style:name="P415" style:family="paragraph" style:parent-style-name="Text_20_body">
      <style:text-properties officeooo:rsid="00f20551" officeooo:paragraph-rsid="00f20551"/>
    </style:style>
    <style:style style:name="P416" style:family="paragraph" style:parent-style-name="Text_20_body">
      <style:text-properties officeooo:rsid="00f24f5a" officeooo:paragraph-rsid="00f24f5a"/>
    </style:style>
    <style:style style:name="P417" style:family="paragraph" style:parent-style-name="Text_20_body">
      <style:text-properties officeooo:rsid="00c1d365" officeooo:paragraph-rsid="00c1d365"/>
    </style:style>
    <style:style style:name="P418" style:family="paragraph" style:parent-style-name="Text_20_body">
      <style:text-properties officeooo:paragraph-rsid="00fcaa1f"/>
    </style:style>
    <style:style style:name="P419" style:family="paragraph" style:parent-style-name="Text_20_body">
      <style:text-properties officeooo:rsid="01007e7e" officeooo:paragraph-rsid="01007e7e"/>
    </style:style>
    <style:style style:name="P420" style:family="paragraph" style:parent-style-name="Text_20_body">
      <style:text-properties officeooo:paragraph-rsid="01015844"/>
    </style:style>
    <style:style style:name="P421" style:family="paragraph" style:parent-style-name="Text_20_body">
      <style:text-properties officeooo:paragraph-rsid="01029315"/>
    </style:style>
    <style:style style:name="P422" style:family="paragraph" style:parent-style-name="Text_20_body">
      <style:text-properties officeooo:paragraph-rsid="01040617"/>
    </style:style>
    <style:style style:name="P423" style:family="paragraph" style:parent-style-name="Text_20_body">
      <style:text-properties officeooo:rsid="01073c49"/>
    </style:style>
    <style:style style:name="P424" style:family="paragraph" style:parent-style-name="Text_20_body">
      <style:text-properties officeooo:rsid="01073c49" officeooo:paragraph-rsid="01073c49"/>
    </style:style>
    <style:style style:name="P425" style:family="paragraph" style:parent-style-name="Text_20_body">
      <style:text-properties officeooo:paragraph-rsid="0107c42b"/>
    </style:style>
    <style:style style:name="P426" style:family="paragraph" style:parent-style-name="Text_20_body">
      <style:text-properties officeooo:paragraph-rsid="010b5659"/>
    </style:style>
    <style:style style:name="P427" style:family="paragraph" style:parent-style-name="Text_20_body">
      <style:text-properties officeooo:paragraph-rsid="001f53ad"/>
    </style:style>
    <style:style style:name="P428" style:family="paragraph" style:parent-style-name="Text_20_body">
      <style:text-properties officeooo:rsid="010f4aa1" officeooo:paragraph-rsid="010f4aa1"/>
    </style:style>
    <style:style style:name="P429" style:family="paragraph" style:parent-style-name="Text_20_body">
      <style:text-properties officeooo:rsid="0119cd0d" officeooo:paragraph-rsid="0119cd0d"/>
    </style:style>
    <style:style style:name="P430" style:family="paragraph" style:parent-style-name="Text_20_body">
      <style:text-properties officeooo:rsid="011afbd2" officeooo:paragraph-rsid="011afbd2"/>
    </style:style>
    <style:style style:name="P431" style:family="paragraph" style:parent-style-name="Text_20_body">
      <style:text-properties officeooo:rsid="011b4e1c" officeooo:paragraph-rsid="011b4e1c"/>
    </style:style>
    <style:style style:name="P432" style:family="paragraph" style:parent-style-name="Text_20_body">
      <style:text-properties officeooo:paragraph-rsid="01257ed8"/>
    </style:style>
    <style:style style:name="P433" style:family="paragraph" style:parent-style-name="Text_20_body">
      <style:text-properties officeooo:paragraph-rsid="012d6931"/>
    </style:style>
    <style:style style:name="P434" style:family="paragraph" style:parent-style-name="Text_20_body">
      <style:text-properties officeooo:paragraph-rsid="013055e2"/>
    </style:style>
    <style:style style:name="P435" style:family="paragraph" style:parent-style-name="Text_20_body">
      <style:text-properties officeooo:paragraph-rsid="014a4d16"/>
    </style:style>
    <style:style style:name="P436" style:family="paragraph" style:parent-style-name="Text_20_body">
      <style:text-properties officeooo:paragraph-rsid="014aabac"/>
    </style:style>
    <style:style style:name="P437" style:family="paragraph" style:parent-style-name="Text_20_body">
      <style:text-properties officeooo:paragraph-rsid="0150ec61"/>
    </style:style>
    <style:style style:name="P438" style:family="paragraph" style:parent-style-name="Text_20_body">
      <style:text-properties officeooo:paragraph-rsid="01545ed3"/>
    </style:style>
    <style:style style:name="P439" style:family="paragraph" style:parent-style-name="Text_20_body">
      <style:text-properties officeooo:paragraph-rsid="015ba11d"/>
    </style:style>
    <style:style style:name="P440" style:family="paragraph" style:parent-style-name="Text_20_body">
      <style:text-properties officeooo:paragraph-rsid="015fe555"/>
    </style:style>
    <style:style style:name="P441" style:family="paragraph" style:parent-style-name="Text_20_body">
      <style:text-properties officeooo:paragraph-rsid="01610808"/>
    </style:style>
    <style:style style:name="P442" style:family="paragraph" style:parent-style-name="Text_20_body">
      <style:text-properties officeooo:rsid="014e8b13" officeooo:paragraph-rsid="01585a85"/>
    </style:style>
    <style:style style:name="P443" style:family="paragraph" style:parent-style-name="Text_20_body">
      <style:text-properties officeooo:paragraph-rsid="017c893b"/>
    </style:style>
    <style:style style:name="P444" style:family="paragraph" style:parent-style-name="Text_20_body">
      <style:text-properties officeooo:paragraph-rsid="017d668b"/>
    </style:style>
    <style:style style:name="P445" style:family="paragraph" style:parent-style-name="Text_20_body">
      <style:text-properties officeooo:paragraph-rsid="01816892"/>
    </style:style>
    <style:style style:name="P446" style:family="paragraph" style:parent-style-name="Text_20_body">
      <style:text-properties officeooo:rsid="0188ff93" officeooo:paragraph-rsid="0188ff93"/>
    </style:style>
    <style:style style:name="P447" style:family="paragraph" style:parent-style-name="Text_20_body">
      <style:text-properties officeooo:rsid="018a8394" officeooo:paragraph-rsid="018a8394"/>
    </style:style>
    <style:style style:name="P448" style:family="paragraph" style:parent-style-name="Text_20_body">
      <style:text-properties officeooo:rsid="019a50aa" officeooo:paragraph-rsid="019a50aa"/>
    </style:style>
    <style:style style:name="P449" style:family="paragraph" style:parent-style-name="Text_20_body">
      <style:text-properties officeooo:rsid="01a89d1d" officeooo:paragraph-rsid="01a89d1d"/>
    </style:style>
    <style:style style:name="P450" style:family="paragraph" style:parent-style-name="Text_20_body">
      <style:text-properties officeooo:rsid="01a994e7" officeooo:paragraph-rsid="01a994e7"/>
    </style:style>
    <style:style style:name="P451" style:family="paragraph" style:parent-style-name="Text_20_body">
      <style:text-properties officeooo:rsid="01c025b8" officeooo:paragraph-rsid="01c24673"/>
    </style:style>
    <style:style style:name="P452" style:family="paragraph" style:parent-style-name="Text_20_body">
      <style:text-properties officeooo:rsid="01b73ee3" officeooo:paragraph-rsid="01c24673"/>
    </style:style>
    <style:style style:name="P453" style:family="paragraph" style:parent-style-name="Text_20_body">
      <style:text-properties officeooo:rsid="01b43f33" officeooo:paragraph-rsid="01c24673"/>
    </style:style>
    <style:style style:name="P454" style:family="paragraph" style:parent-style-name="Text_20_body">
      <style:text-properties officeooo:paragraph-rsid="00dfe96a"/>
    </style:style>
    <style:style style:name="P455" style:family="paragraph" style:parent-style-name="Text_20_body">
      <style:text-properties fo:font-size="24pt" officeooo:paragraph-rsid="00e58570" style:font-size-asian="24pt" style:font-size-complex="24pt"/>
    </style:style>
    <style:style style:name="P456" style:family="paragraph" style:parent-style-name="Text_20_body">
      <style:text-properties fo:font-size="24pt" officeooo:paragraph-rsid="0056b2f4" style:font-size-asian="24pt" style:font-size-complex="24pt"/>
    </style:style>
    <style:style style:name="P457" style:family="paragraph" style:parent-style-name="Text_20_body">
      <style:text-properties officeooo:rsid="01dc10ae" officeooo:paragraph-rsid="01dcb03d"/>
    </style:style>
    <style:style style:name="P458" style:family="paragraph" style:parent-style-name="Text_20_body">
      <style:text-properties officeooo:rsid="00e6cb92" officeooo:paragraph-rsid="01e7ecb9"/>
    </style:style>
    <style:style style:name="P459" style:family="paragraph" style:parent-style-name="Text_20_body">
      <style:text-properties officeooo:rsid="01f71f00" officeooo:paragraph-rsid="01f71f00"/>
    </style:style>
    <style:style style:name="P460" style:family="paragraph" style:parent-style-name="Text_20_body">
      <style:text-properties officeooo:paragraph-rsid="01faa5e0"/>
    </style:style>
    <style:style style:name="P461" style:family="paragraph" style:parent-style-name="Text_20_body">
      <style:text-properties officeooo:rsid="01faa5e0" officeooo:paragraph-rsid="01faa5e0"/>
    </style:style>
    <style:style style:name="P462" style:family="paragraph" style:parent-style-name="Text_20_body">
      <style:text-properties officeooo:paragraph-rsid="00e6cb92"/>
    </style:style>
    <style:style style:name="P463" style:family="paragraph" style:parent-style-name="Text_20_body">
      <style:text-properties officeooo:rsid="01e23886" officeooo:paragraph-rsid="01faa5e0"/>
    </style:style>
    <style:style style:name="P464" style:family="paragraph" style:parent-style-name="Text_20_body">
      <style:text-properties officeooo:rsid="01fd4f1e" officeooo:paragraph-rsid="01fd4f1e"/>
    </style:style>
    <style:style style:name="P465" style:family="paragraph" style:parent-style-name="Text_20_body">
      <style:text-properties officeooo:rsid="0201050a" officeooo:paragraph-rsid="0201050a"/>
    </style:style>
    <style:style style:name="P466" style:family="paragraph" style:parent-style-name="Text_20_body">
      <style:text-properties officeooo:rsid="01fcc227" officeooo:paragraph-rsid="0201906c"/>
    </style:style>
    <style:style style:name="P467" style:family="paragraph" style:parent-style-name="Text_20_body">
      <style:text-properties officeooo:paragraph-rsid="020be7aa"/>
    </style:style>
    <style:style style:name="P468" style:family="paragraph" style:parent-style-name="Text_20_body">
      <style:text-properties officeooo:paragraph-rsid="02113eed"/>
    </style:style>
    <style:style style:name="P469" style:family="paragraph" style:parent-style-name="Text_20_body">
      <style:text-properties officeooo:rsid="02113eed" officeooo:paragraph-rsid="02113eed"/>
    </style:style>
    <style:style style:name="P470" style:family="paragraph" style:parent-style-name="Text_20_body">
      <style:text-properties officeooo:paragraph-rsid="02152829"/>
    </style:style>
    <style:style style:name="P471" style:family="paragraph" style:parent-style-name="Text_20_body">
      <style:text-properties officeooo:paragraph-rsid="022b8a00"/>
    </style:style>
    <style:style style:name="P472" style:family="paragraph" style:parent-style-name="Text_20_body">
      <style:text-properties officeooo:rsid="022b8a00" officeooo:paragraph-rsid="022b8a00"/>
    </style:style>
    <style:style style:name="P473"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4"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5"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6"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7"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8"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9"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0" style:family="paragraph" style:parent-style-name="Text_20_body">
      <style:text-properties fo:font-style="normal" officeooo:rsid="026cb0d5" officeooo:paragraph-rsid="026cb0d5" style:font-style-asian="normal" style:font-style-complex="normal"/>
    </style:style>
    <style:style style:name="P481" style:family="paragraph" style:parent-style-name="Text_20_body">
      <style:text-properties fo:font-style="normal" officeooo:rsid="042f8dcd" officeooo:paragraph-rsid="04307aec" style:font-style-asian="normal" style:font-style-complex="normal"/>
    </style:style>
    <style:style style:name="P482" style:family="paragraph" style:parent-style-name="Text_20_body">
      <style:text-properties fo:font-style="normal" officeooo:rsid="04307aec" officeooo:paragraph-rsid="04307aec" style:font-style-asian="normal" style:font-style-complex="normal"/>
    </style:style>
    <style:style style:name="P483"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4" style:family="paragraph" style:parent-style-name="Text_20_body">
      <style:text-properties fo:font-style="normal" officeooo:rsid="069c3d34" officeooo:paragraph-rsid="069bffcd" style:font-style-asian="normal" style:font-style-complex="normal"/>
    </style:style>
    <style:style style:name="P485" style:family="paragraph" style:parent-style-name="Text_20_body">
      <style:text-properties fo:font-style="normal" officeooo:rsid="06ea315e" officeooo:paragraph-rsid="06ea315e" style:font-style-asian="normal" style:font-style-complex="normal"/>
    </style:style>
    <style:style style:name="P486" style:family="paragraph" style:parent-style-name="Text_20_body">
      <style:text-properties officeooo:rsid="024035ff" officeooo:paragraph-rsid="0245510d"/>
    </style:style>
    <style:style style:name="P487" style:family="paragraph" style:parent-style-name="Text_20_body">
      <style:text-properties officeooo:rsid="0245510d" officeooo:paragraph-rsid="0245510d"/>
    </style:style>
    <style:style style:name="P488" style:family="paragraph" style:parent-style-name="Text_20_body">
      <style:text-properties officeooo:rsid="0245510d" officeooo:paragraph-rsid="024e2229"/>
    </style:style>
    <style:style style:name="P489" style:family="paragraph" style:parent-style-name="Text_20_body">
      <style:text-properties officeooo:rsid="0246c40c" officeooo:paragraph-rsid="0246c40c"/>
    </style:style>
    <style:style style:name="P490" style:family="paragraph" style:parent-style-name="Text_20_body">
      <style:text-properties officeooo:rsid="0246c40c" officeooo:paragraph-rsid="042333ec"/>
    </style:style>
    <style:style style:name="P491" style:family="paragraph" style:parent-style-name="Text_20_body">
      <style:text-properties officeooo:paragraph-rsid="0248bc25"/>
    </style:style>
    <style:style style:name="P492" style:family="paragraph" style:parent-style-name="Text_20_body">
      <style:text-properties officeooo:rsid="0248e0b2" officeooo:paragraph-rsid="0248e0b2"/>
    </style:style>
    <style:style style:name="P493" style:family="paragraph" style:parent-style-name="Text_20_body">
      <style:text-properties officeooo:rsid="0248e0b2" officeooo:paragraph-rsid="0255348b"/>
    </style:style>
    <style:style style:name="P494" style:family="paragraph" style:parent-style-name="Text_20_body">
      <style:text-properties officeooo:rsid="0258834b" officeooo:paragraph-rsid="0258834b"/>
    </style:style>
    <style:style style:name="P495" style:family="paragraph" style:parent-style-name="Text_20_body">
      <style:text-properties officeooo:rsid="0248bc25" officeooo:paragraph-rsid="0248bc25"/>
    </style:style>
    <style:style style:name="P496" style:family="paragraph" style:parent-style-name="Text_20_body">
      <style:text-properties officeooo:paragraph-rsid="026514bc"/>
    </style:style>
    <style:style style:name="P497" style:family="paragraph" style:parent-style-name="Text_20_body">
      <style:text-properties officeooo:rsid="0266de23" officeooo:paragraph-rsid="0266de23"/>
    </style:style>
    <style:style style:name="P498" style:family="paragraph" style:parent-style-name="Text_20_body">
      <style:text-properties officeooo:paragraph-rsid="02690cc1"/>
    </style:style>
    <style:style style:name="P499" style:family="paragraph" style:parent-style-name="Text_20_body">
      <style:text-properties officeooo:paragraph-rsid="0280a911"/>
    </style:style>
    <style:style style:name="P500" style:family="paragraph" style:parent-style-name="Text_20_body">
      <style:text-properties officeooo:paragraph-rsid="026f928c"/>
    </style:style>
    <style:style style:name="P501" style:family="paragraph" style:parent-style-name="Text_20_body">
      <style:text-properties officeooo:paragraph-rsid="02202e0b"/>
    </style:style>
    <style:style style:name="P502" style:family="paragraph" style:parent-style-name="Text_20_body">
      <style:text-properties officeooo:paragraph-rsid="0276706c"/>
    </style:style>
    <style:style style:name="P503" style:family="paragraph" style:parent-style-name="Text_20_body">
      <style:text-properties officeooo:paragraph-rsid="027e04d8"/>
    </style:style>
    <style:style style:name="P504" style:family="paragraph" style:parent-style-name="Text_20_body">
      <style:text-properties officeooo:paragraph-rsid="027f2d05"/>
    </style:style>
    <style:style style:name="P505" style:family="paragraph" style:parent-style-name="Text_20_body">
      <style:text-properties officeooo:paragraph-rsid="0281cf30"/>
    </style:style>
    <style:style style:name="P506" style:family="paragraph" style:parent-style-name="Text_20_body">
      <style:text-properties officeooo:rsid="02836017" officeooo:paragraph-rsid="02836017"/>
    </style:style>
    <style:style style:name="P507" style:family="paragraph" style:parent-style-name="Text_20_body">
      <style:text-properties officeooo:paragraph-rsid="0288faf6"/>
    </style:style>
    <style:style style:name="P508" style:family="paragraph" style:parent-style-name="Text_20_body">
      <style:text-properties officeooo:paragraph-rsid="029542cc"/>
    </style:style>
    <style:style style:name="P509" style:family="paragraph" style:parent-style-name="Text_20_body">
      <style:text-properties officeooo:rsid="02a82674" officeooo:paragraph-rsid="02a82674"/>
    </style:style>
    <style:style style:name="P510" style:family="paragraph" style:parent-style-name="Text_20_body">
      <style:text-properties officeooo:rsid="02a9a183" officeooo:paragraph-rsid="02a9a183"/>
    </style:style>
    <style:style style:name="P511" style:family="paragraph" style:parent-style-name="Text_20_body">
      <style:text-properties officeooo:paragraph-rsid="02b13e0a"/>
    </style:style>
    <style:style style:name="P512" style:family="paragraph" style:parent-style-name="Text_20_body">
      <style:text-properties officeooo:paragraph-rsid="02b5dd52"/>
    </style:style>
    <style:style style:name="P513" style:family="paragraph" style:parent-style-name="Text_20_body">
      <style:text-properties officeooo:paragraph-rsid="02b72bd2"/>
    </style:style>
    <style:style style:name="P514" style:family="paragraph" style:parent-style-name="Text_20_body">
      <style:text-properties officeooo:paragraph-rsid="02b7df08"/>
    </style:style>
    <style:style style:name="P515" style:family="paragraph" style:parent-style-name="Text_20_body">
      <style:text-properties officeooo:paragraph-rsid="02c00a04"/>
    </style:style>
    <style:style style:name="P516" style:family="paragraph" style:parent-style-name="Text_20_body">
      <style:text-properties officeooo:rsid="02c3980d" officeooo:paragraph-rsid="02c3980d"/>
    </style:style>
    <style:style style:name="P517" style:family="paragraph" style:parent-style-name="Text_20_body">
      <style:text-properties officeooo:paragraph-rsid="02ccda60"/>
    </style:style>
    <style:style style:name="P518" style:family="paragraph" style:parent-style-name="Text_20_body">
      <style:text-properties officeooo:paragraph-rsid="02cdfd22"/>
    </style:style>
    <style:style style:name="P519" style:family="paragraph" style:parent-style-name="Text_20_body">
      <style:text-properties officeooo:rsid="02cdfd22" officeooo:paragraph-rsid="02cdfd22"/>
    </style:style>
    <style:style style:name="P520" style:family="paragraph" style:parent-style-name="Text_20_body">
      <style:text-properties officeooo:paragraph-rsid="02cf767e"/>
    </style:style>
    <style:style style:name="P521" style:family="paragraph" style:parent-style-name="Text_20_body">
      <style:text-properties officeooo:paragraph-rsid="02d05796"/>
    </style:style>
    <style:style style:name="P522" style:family="paragraph" style:parent-style-name="Text_20_body">
      <style:text-properties officeooo:rsid="02d54a21" officeooo:paragraph-rsid="02d54a21"/>
    </style:style>
    <style:style style:name="P523" style:family="paragraph" style:parent-style-name="Text_20_body">
      <style:text-properties officeooo:rsid="02d66539" officeooo:paragraph-rsid="02d66539"/>
    </style:style>
    <style:style style:name="P524" style:family="paragraph" style:parent-style-name="Text_20_body">
      <style:text-properties officeooo:paragraph-rsid="02da39af"/>
    </style:style>
    <style:style style:name="P525" style:family="paragraph" style:parent-style-name="Text_20_body">
      <style:text-properties officeooo:paragraph-rsid="02dae4a6"/>
    </style:style>
    <style:style style:name="P526" style:family="paragraph" style:parent-style-name="Text_20_body">
      <style:text-properties officeooo:paragraph-rsid="02dcd081"/>
    </style:style>
    <style:style style:name="P527" style:family="paragraph" style:parent-style-name="Text_20_body">
      <style:text-properties officeooo:rsid="02ccda60" officeooo:paragraph-rsid="02ccda60"/>
    </style:style>
    <style:style style:name="P528" style:family="paragraph" style:parent-style-name="Text_20_body">
      <style:text-properties officeooo:rsid="0301c5f6" officeooo:paragraph-rsid="0301c5f6"/>
    </style:style>
    <style:style style:name="P529" style:family="paragraph" style:parent-style-name="Text_20_body">
      <style:text-properties officeooo:paragraph-rsid="02a2f3cf"/>
    </style:style>
    <style:style style:name="P530" style:family="paragraph" style:parent-style-name="Text_20_body">
      <style:text-properties officeooo:rsid="0301d274" officeooo:paragraph-rsid="0301d274"/>
    </style:style>
    <style:style style:name="P531" style:family="paragraph" style:parent-style-name="Text_20_body">
      <style:text-properties officeooo:rsid="03045021" officeooo:paragraph-rsid="03045021"/>
    </style:style>
    <style:style style:name="P532" style:family="paragraph" style:parent-style-name="Text_20_body">
      <style:text-properties officeooo:rsid="03045021" officeooo:paragraph-rsid="0304eb55"/>
    </style:style>
    <style:style style:name="P533" style:family="paragraph" style:parent-style-name="Text_20_body">
      <style:text-properties officeooo:rsid="03045021" officeooo:paragraph-rsid="03054ef1"/>
    </style:style>
    <style:style style:name="P534" style:family="paragraph" style:parent-style-name="Text_20_body">
      <style:text-properties officeooo:rsid="03067e83" officeooo:paragraph-rsid="03067e83"/>
    </style:style>
    <style:style style:name="P535" style:family="paragraph" style:parent-style-name="Text_20_body">
      <style:text-properties officeooo:paragraph-rsid="031843f9"/>
    </style:style>
    <style:style style:name="P536" style:family="paragraph" style:parent-style-name="Text_20_body">
      <style:text-properties officeooo:rsid="031fb643" officeooo:paragraph-rsid="031fb643"/>
    </style:style>
    <style:style style:name="P537" style:family="paragraph" style:parent-style-name="Text_20_body">
      <style:text-properties officeooo:paragraph-rsid="032406f7"/>
    </style:style>
    <style:style style:name="P538" style:family="paragraph" style:parent-style-name="Text_20_body">
      <style:text-properties officeooo:rsid="031843f9" officeooo:paragraph-rsid="031843f9"/>
    </style:style>
    <style:style style:name="P539" style:family="paragraph" style:parent-style-name="Text_20_body">
      <style:text-properties officeooo:rsid="032e8a65" officeooo:paragraph-rsid="032e8a65"/>
    </style:style>
    <style:style style:name="P540" style:family="paragraph" style:parent-style-name="Text_20_body">
      <style:text-properties officeooo:paragraph-rsid="029c51d6"/>
    </style:style>
    <style:style style:name="P541" style:family="paragraph" style:parent-style-name="Text_20_body">
      <style:text-properties officeooo:paragraph-rsid="036bfe9a"/>
    </style:style>
    <style:style style:name="P542" style:family="paragraph" style:parent-style-name="Text_20_body">
      <style:text-properties officeooo:rsid="036e8ae2" officeooo:paragraph-rsid="036e8ae2"/>
    </style:style>
    <style:style style:name="P543" style:family="paragraph" style:parent-style-name="Text_20_body">
      <style:text-properties officeooo:paragraph-rsid="03767293"/>
    </style:style>
    <style:style style:name="P544" style:family="paragraph" style:parent-style-name="Text_20_body">
      <style:text-properties officeooo:paragraph-rsid="03780e98"/>
    </style:style>
    <style:style style:name="P545" style:family="paragraph" style:parent-style-name="Text_20_body">
      <style:text-properties officeooo:paragraph-rsid="037a8dbb"/>
    </style:style>
    <style:style style:name="P546" style:family="paragraph" style:parent-style-name="Text_20_body">
      <style:text-properties officeooo:paragraph-rsid="037d9f55"/>
    </style:style>
    <style:style style:name="P547" style:family="paragraph" style:parent-style-name="Text_20_body">
      <style:text-properties officeooo:paragraph-rsid="03817c95"/>
    </style:style>
    <style:style style:name="P548" style:family="paragraph" style:parent-style-name="Text_20_body">
      <style:text-properties officeooo:paragraph-rsid="0388e50d"/>
    </style:style>
    <style:style style:name="P549" style:family="paragraph" style:parent-style-name="Text_20_body">
      <style:text-properties officeooo:paragraph-rsid="038aa726"/>
    </style:style>
    <style:style style:name="P550" style:family="paragraph" style:parent-style-name="Text_20_body">
      <style:text-properties officeooo:paragraph-rsid="038aaaf8"/>
    </style:style>
    <style:style style:name="P551" style:family="paragraph" style:parent-style-name="Text_20_body">
      <style:text-properties officeooo:paragraph-rsid="038fd54c"/>
    </style:style>
    <style:style style:name="P552" style:family="paragraph" style:parent-style-name="Text_20_body">
      <style:text-properties officeooo:paragraph-rsid="0393e0d2"/>
    </style:style>
    <style:style style:name="P553" style:family="paragraph" style:parent-style-name="Text_20_body">
      <style:text-properties officeooo:paragraph-rsid="039689be"/>
    </style:style>
    <style:style style:name="P554" style:family="paragraph" style:parent-style-name="Text_20_body">
      <style:text-properties officeooo:rsid="039689be" officeooo:paragraph-rsid="039689be"/>
    </style:style>
    <style:style style:name="P555" style:family="paragraph" style:parent-style-name="Text_20_body">
      <style:text-properties officeooo:rsid="0397b28d" officeooo:paragraph-rsid="0397b28d"/>
    </style:style>
    <style:style style:name="P556" style:family="paragraph" style:parent-style-name="Text_20_body">
      <style:text-properties officeooo:rsid="0399633c" officeooo:paragraph-rsid="0399633c"/>
    </style:style>
    <style:style style:name="P557" style:family="paragraph" style:parent-style-name="Text_20_body">
      <style:text-properties officeooo:rsid="0399633c" officeooo:paragraph-rsid="039c064a"/>
    </style:style>
    <style:style style:name="P558" style:family="paragraph" style:parent-style-name="Text_20_body">
      <style:text-properties officeooo:rsid="039d0293" officeooo:paragraph-rsid="039d0293"/>
    </style:style>
    <style:style style:name="P559" style:family="paragraph" style:parent-style-name="Text_20_body">
      <style:text-properties officeooo:paragraph-rsid="039d0293"/>
    </style:style>
    <style:style style:name="P560" style:family="paragraph" style:parent-style-name="Text_20_body">
      <style:text-properties officeooo:rsid="038aaaa3" officeooo:paragraph-rsid="038aaaa3"/>
    </style:style>
    <style:style style:name="P561" style:family="paragraph" style:parent-style-name="Text_20_body">
      <style:paragraph-properties fo:text-align="center" style:justify-single-word="false"/>
    </style:style>
    <style:style style:name="P562" style:family="paragraph" style:parent-style-name="Text_20_body">
      <style:text-properties officeooo:paragraph-rsid="03c4cacf"/>
    </style:style>
    <style:style style:name="P563" style:family="paragraph" style:parent-style-name="Text_20_body">
      <style:text-properties officeooo:paragraph-rsid="03c5f70c"/>
    </style:style>
    <style:style style:name="P564" style:family="paragraph" style:parent-style-name="Text_20_body">
      <style:text-properties officeooo:paragraph-rsid="03c8bb83"/>
    </style:style>
    <style:style style:name="P565" style:family="paragraph" style:parent-style-name="Text_20_body">
      <style:text-properties officeooo:paragraph-rsid="03d9f012"/>
    </style:style>
    <style:style style:name="P566" style:family="paragraph" style:parent-style-name="Text_20_body">
      <style:text-properties officeooo:rsid="03972222" officeooo:paragraph-rsid="03dfdca2"/>
    </style:style>
    <style:style style:name="P567" style:family="paragraph" style:parent-style-name="Text_20_body">
      <style:text-properties officeooo:rsid="03e10660" officeooo:paragraph-rsid="03e10660"/>
    </style:style>
    <style:style style:name="P568" style:family="paragraph" style:parent-style-name="Text_20_body">
      <style:text-properties officeooo:rsid="03e10660" officeooo:paragraph-rsid="03e26065"/>
    </style:style>
    <style:style style:name="P569" style:family="paragraph" style:parent-style-name="Text_20_body">
      <style:text-properties officeooo:rsid="03e26065" officeooo:paragraph-rsid="03e31a4b"/>
    </style:style>
    <style:style style:name="P570" style:family="paragraph" style:parent-style-name="Text_20_body">
      <style:text-properties officeooo:rsid="03f88882" officeooo:paragraph-rsid="03f88882"/>
    </style:style>
    <style:style style:name="P571" style:family="paragraph" style:parent-style-name="Text_20_body">
      <style:text-properties officeooo:rsid="03fa494b" officeooo:paragraph-rsid="03fa494b"/>
    </style:style>
    <style:style style:name="P572" style:family="paragraph" style:parent-style-name="Text_20_body">
      <style:text-properties officeooo:rsid="0401b3bb" officeooo:paragraph-rsid="0401b3bb"/>
    </style:style>
    <style:style style:name="P573" style:family="paragraph" style:parent-style-name="Text_20_body">
      <style:text-properties officeooo:rsid="04243729" officeooo:paragraph-rsid="04269281"/>
    </style:style>
    <style:style style:name="P574" style:family="paragraph" style:parent-style-name="Text_20_body">
      <style:text-properties officeooo:rsid="04243729" officeooo:paragraph-rsid="04288ea0"/>
    </style:style>
    <style:style style:name="P575" style:family="paragraph" style:parent-style-name="Text_20_body">
      <style:text-properties officeooo:rsid="04288ea0" officeooo:paragraph-rsid="04288ea0"/>
    </style:style>
    <style:style style:name="P576" style:family="paragraph" style:parent-style-name="Text_20_body">
      <style:text-properties officeooo:paragraph-rsid="04378e91"/>
    </style:style>
    <style:style style:name="P577" style:family="paragraph" style:parent-style-name="Text_20_body">
      <style:text-properties officeooo:paragraph-rsid="043eb987"/>
    </style:style>
    <style:style style:name="P578" style:family="paragraph" style:parent-style-name="Text_20_body">
      <style:text-properties officeooo:paragraph-rsid="045ba942"/>
    </style:style>
    <style:style style:name="P579" style:family="paragraph" style:parent-style-name="Text_20_body">
      <style:text-properties officeooo:rsid="01166242" officeooo:paragraph-rsid="045ba942"/>
    </style:style>
    <style:style style:name="P580" style:family="paragraph" style:parent-style-name="Text_20_body">
      <style:text-properties officeooo:rsid="045ba942" officeooo:paragraph-rsid="045ba942"/>
    </style:style>
    <style:style style:name="P581" style:family="paragraph" style:parent-style-name="Text_20_body">
      <style:text-properties officeooo:rsid="045ba942" officeooo:paragraph-rsid="0488780f"/>
    </style:style>
    <style:style style:name="P582" style:family="paragraph" style:parent-style-name="Text_20_body">
      <style:text-properties officeooo:paragraph-rsid="04693f38"/>
    </style:style>
    <style:style style:name="P583" style:family="paragraph" style:parent-style-name="Text_20_body">
      <style:text-properties officeooo:rsid="046f08e1" officeooo:paragraph-rsid="046f08e1"/>
    </style:style>
    <style:style style:name="P584" style:family="paragraph" style:parent-style-name="Text_20_body">
      <style:text-properties officeooo:rsid="046faffb" officeooo:paragraph-rsid="046faffb"/>
    </style:style>
    <style:style style:name="P585" style:family="paragraph" style:parent-style-name="Text_20_body">
      <style:text-properties officeooo:rsid="0476b6e5" officeooo:paragraph-rsid="0476b6e5"/>
    </style:style>
    <style:style style:name="P586" style:family="paragraph" style:parent-style-name="Text_20_body">
      <style:text-properties officeooo:paragraph-rsid="036e8ae2"/>
    </style:style>
    <style:style style:name="P587" style:family="paragraph" style:parent-style-name="Text_20_body">
      <style:text-properties officeooo:paragraph-rsid="048da6b0"/>
    </style:style>
    <style:style style:name="P588" style:family="paragraph" style:parent-style-name="Text_20_body">
      <style:text-properties officeooo:paragraph-rsid="04947658"/>
    </style:style>
    <style:style style:name="P589" style:family="paragraph" style:parent-style-name="Text_20_body">
      <style:text-properties officeooo:rsid="049505b9" officeooo:paragraph-rsid="049505b9"/>
    </style:style>
    <style:style style:name="P590" style:family="paragraph" style:parent-style-name="Text_20_body">
      <style:text-properties officeooo:rsid="049505b9" officeooo:paragraph-rsid="04956cd7"/>
    </style:style>
    <style:style style:name="P591" style:family="paragraph" style:parent-style-name="Text_20_body">
      <style:text-properties officeooo:rsid="049505b9" officeooo:paragraph-rsid="049be03a"/>
    </style:style>
    <style:style style:name="P592" style:family="paragraph" style:parent-style-name="Text_20_body">
      <style:text-properties officeooo:rsid="048455ce" officeooo:paragraph-rsid="049d836e"/>
    </style:style>
    <style:style style:name="P593" style:family="paragraph" style:parent-style-name="Text_20_body">
      <style:text-properties officeooo:paragraph-rsid="04956cd7"/>
    </style:style>
    <style:style style:name="P594" style:family="paragraph" style:parent-style-name="Text_20_body">
      <style:text-properties officeooo:paragraph-rsid="04a1dd39"/>
    </style:style>
    <style:style style:name="P595" style:family="paragraph" style:parent-style-name="Text_20_body">
      <style:text-properties officeooo:paragraph-rsid="04ae5d04"/>
    </style:style>
    <style:style style:name="P596" style:family="paragraph" style:parent-style-name="Text_20_body">
      <style:text-properties officeooo:paragraph-rsid="04b04762"/>
    </style:style>
    <style:style style:name="P597" style:family="paragraph" style:parent-style-name="Text_20_body">
      <style:text-properties officeooo:paragraph-rsid="04b200a5"/>
    </style:style>
    <style:style style:name="P598" style:family="paragraph" style:parent-style-name="Text_20_body">
      <style:text-properties officeooo:rsid="04d2ee13" officeooo:paragraph-rsid="04d2ee13"/>
    </style:style>
    <style:style style:name="P599" style:family="paragraph" style:parent-style-name="Text_20_body">
      <style:text-properties officeooo:rsid="034080c6" officeooo:paragraph-rsid="04fa7fd1"/>
    </style:style>
    <style:style style:name="P600" style:family="paragraph" style:parent-style-name="Text_20_body">
      <style:text-properties officeooo:rsid="0343b102" officeooo:paragraph-rsid="04fa7fd1"/>
    </style:style>
    <style:style style:name="P601" style:family="paragraph" style:parent-style-name="Text_20_body">
      <style:text-properties officeooo:rsid="03470af3" officeooo:paragraph-rsid="04fa7fd1"/>
    </style:style>
    <style:style style:name="P602" style:family="paragraph" style:parent-style-name="Text_20_body">
      <style:text-properties officeooo:rsid="0347a184" officeooo:paragraph-rsid="04fa7fd1"/>
    </style:style>
    <style:style style:name="P603" style:family="paragraph" style:parent-style-name="Text_20_body">
      <style:text-properties officeooo:rsid="0348d113" officeooo:paragraph-rsid="04fa7fd1"/>
    </style:style>
    <style:style style:name="P604" style:family="paragraph" style:parent-style-name="Text_20_body">
      <style:text-properties officeooo:rsid="03571086" officeooo:paragraph-rsid="04fa7fd1"/>
    </style:style>
    <style:style style:name="P605" style:family="paragraph" style:parent-style-name="Text_20_body">
      <style:text-properties officeooo:rsid="0355199c" officeooo:paragraph-rsid="04fa7fd1"/>
    </style:style>
    <style:style style:name="P606" style:family="paragraph" style:parent-style-name="Text_20_body">
      <style:text-properties officeooo:rsid="0413492e" officeooo:paragraph-rsid="04fa7fd1"/>
    </style:style>
    <style:style style:name="P607" style:family="paragraph" style:parent-style-name="Text_20_body">
      <style:text-properties officeooo:rsid="04143747" officeooo:paragraph-rsid="04fa7fd1"/>
    </style:style>
    <style:style style:name="P608" style:family="paragraph" style:parent-style-name="Text_20_body">
      <style:text-properties officeooo:rsid="04180006" officeooo:paragraph-rsid="04fa7fd1"/>
    </style:style>
    <style:style style:name="P609" style:family="paragraph" style:parent-style-name="Text_20_body">
      <style:text-properties officeooo:rsid="0419e9e5" officeooo:paragraph-rsid="04fa7fd1"/>
    </style:style>
    <style:style style:name="P610" style:family="paragraph" style:parent-style-name="Text_20_body">
      <style:text-properties officeooo:rsid="0230686b" officeooo:paragraph-rsid="04fc2ef5"/>
    </style:style>
    <style:style style:name="P611" style:family="paragraph" style:parent-style-name="Text_20_body">
      <style:text-properties officeooo:rsid="033408bd" officeooo:paragraph-rsid="04fc2ef5"/>
    </style:style>
    <style:style style:name="P612" style:family="paragraph" style:parent-style-name="Text_20_body">
      <style:text-properties officeooo:rsid="0337a332" officeooo:paragraph-rsid="04fc2ef5"/>
    </style:style>
    <style:style style:name="P613" style:family="paragraph" style:parent-style-name="Text_20_body">
      <style:text-properties officeooo:rsid="040ecf3a" officeooo:paragraph-rsid="04fc2ef5"/>
    </style:style>
    <style:style style:name="P614" style:family="paragraph" style:parent-style-name="Text_20_body">
      <style:text-properties officeooo:rsid="033245c2" officeooo:paragraph-rsid="04fc2ef5"/>
    </style:style>
    <style:style style:name="P615" style:family="paragraph" style:parent-style-name="Text_20_body">
      <style:text-properties officeooo:rsid="02350472" officeooo:paragraph-rsid="04fc2ef5"/>
    </style:style>
    <style:style style:name="P616" style:family="paragraph" style:parent-style-name="Text_20_body">
      <style:text-properties officeooo:rsid="0331856d" officeooo:paragraph-rsid="04fc2ef5"/>
    </style:style>
    <style:style style:name="P617" style:family="paragraph" style:parent-style-name="Text_20_body">
      <style:text-properties officeooo:rsid="040f721d" officeooo:paragraph-rsid="04fc2ef5"/>
    </style:style>
    <style:style style:name="P618" style:family="paragraph" style:parent-style-name="Text_20_body">
      <style:text-properties officeooo:rsid="02330c3b" officeooo:paragraph-rsid="04fc2ef5"/>
    </style:style>
    <style:style style:name="P619" style:family="paragraph" style:parent-style-name="Text_20_body">
      <style:text-properties officeooo:rsid="0238492e" officeooo:paragraph-rsid="04fc2ef5"/>
    </style:style>
    <style:style style:name="P620" style:family="paragraph" style:parent-style-name="Text_20_body">
      <style:text-properties officeooo:rsid="0358a568" officeooo:paragraph-rsid="04fc2ef5"/>
    </style:style>
    <style:style style:name="P621" style:family="paragraph" style:parent-style-name="Text_20_body">
      <style:text-properties officeooo:rsid="0412fc19" officeooo:paragraph-rsid="04fc2ef5"/>
    </style:style>
    <style:style style:name="P622" style:family="paragraph" style:parent-style-name="Text_20_body">
      <style:text-properties officeooo:rsid="04aac17b" officeooo:paragraph-rsid="050ec8c7"/>
    </style:style>
    <style:style style:name="P623" style:family="paragraph" style:parent-style-name="Text_20_body">
      <style:text-properties officeooo:paragraph-rsid="04fc2ef5"/>
    </style:style>
    <style:style style:name="P624" style:family="paragraph" style:parent-style-name="Text_20_body">
      <style:text-properties officeooo:rsid="04fcc8d8" officeooo:paragraph-rsid="04fcc8d8"/>
    </style:style>
    <style:style style:name="P625" style:family="paragraph" style:parent-style-name="Text_20_body">
      <style:text-properties officeooo:rsid="04fcc8d8" officeooo:paragraph-rsid="0500ad48"/>
    </style:style>
    <style:style style:name="P626" style:family="paragraph" style:parent-style-name="Text_20_body">
      <style:text-properties officeooo:rsid="04fd0389" officeooo:paragraph-rsid="04fd0389"/>
    </style:style>
    <style:style style:name="P627" style:family="paragraph" style:parent-style-name="Text_20_body">
      <style:text-properties officeooo:paragraph-rsid="050a062a"/>
    </style:style>
    <style:style style:name="P628" style:family="paragraph" style:parent-style-name="Text_20_body">
      <style:text-properties officeooo:rsid="050b781e" officeooo:paragraph-rsid="050b781e"/>
    </style:style>
    <style:style style:name="P629" style:family="paragraph" style:parent-style-name="Text_20_body">
      <style:text-properties officeooo:rsid="051efa68" officeooo:paragraph-rsid="051efa68"/>
    </style:style>
    <style:style style:name="P630" style:family="paragraph" style:parent-style-name="Text_20_body">
      <style:text-properties officeooo:rsid="0521299d" officeooo:paragraph-rsid="0521299d"/>
    </style:style>
    <style:style style:name="P631" style:family="paragraph" style:parent-style-name="Text_20_body">
      <style:text-properties officeooo:rsid="0522a3ec" officeooo:paragraph-rsid="0522a3ec"/>
    </style:style>
    <style:style style:name="P632" style:family="paragraph" style:parent-style-name="Text_20_body">
      <style:text-properties officeooo:rsid="0522a3ec" officeooo:paragraph-rsid="0523ebc2"/>
    </style:style>
    <style:style style:name="P633" style:family="paragraph" style:parent-style-name="Text_20_body">
      <style:text-properties officeooo:rsid="0527acd7" officeooo:paragraph-rsid="0527acd7"/>
    </style:style>
    <style:style style:name="P634" style:family="paragraph" style:parent-style-name="Text_20_body">
      <style:text-properties officeooo:rsid="05302775" officeooo:paragraph-rsid="05315636"/>
    </style:style>
    <style:style style:name="P635" style:family="paragraph" style:parent-style-name="Text_20_body">
      <style:text-properties officeooo:paragraph-rsid="05315636"/>
    </style:style>
    <style:style style:name="P636" style:family="paragraph" style:parent-style-name="Text_20_body">
      <style:text-properties officeooo:paragraph-rsid="048ca1bc"/>
    </style:style>
    <style:style style:name="P637" style:family="paragraph" style:parent-style-name="Text_20_body">
      <style:text-properties officeooo:rsid="0531a281" officeooo:paragraph-rsid="0531a281"/>
    </style:style>
    <style:style style:name="P638" style:family="paragraph" style:parent-style-name="Text_20_body">
      <style:text-properties officeooo:rsid="0536e2d2" officeooo:paragraph-rsid="0536e2d2"/>
    </style:style>
    <style:style style:name="P639" style:family="paragraph" style:parent-style-name="Text_20_body">
      <style:text-properties officeooo:rsid="0538bcb5" officeooo:paragraph-rsid="0538bcb5"/>
    </style:style>
    <style:style style:name="P640" style:family="paragraph" style:parent-style-name="Text_20_body">
      <style:text-properties officeooo:rsid="053928e4" officeooo:paragraph-rsid="053928e4"/>
    </style:style>
    <style:style style:name="P641" style:family="paragraph" style:parent-style-name="Text_20_body">
      <style:text-properties officeooo:rsid="053c0294" officeooo:paragraph-rsid="053c0294"/>
    </style:style>
    <style:style style:name="P642" style:family="paragraph" style:parent-style-name="Text_20_body">
      <style:text-properties officeooo:rsid="053f7b60" officeooo:paragraph-rsid="053f7b60"/>
    </style:style>
    <style:style style:name="P643" style:family="paragraph" style:parent-style-name="Text_20_body">
      <style:text-properties officeooo:rsid="054ba675" officeooo:paragraph-rsid="054ba675"/>
    </style:style>
    <style:style style:name="P644" style:family="paragraph" style:parent-style-name="Text_20_body">
      <style:text-properties officeooo:rsid="054ba675" officeooo:paragraph-rsid="05f1d308"/>
    </style:style>
    <style:style style:name="P645" style:family="paragraph" style:parent-style-name="Text_20_body">
      <style:text-properties officeooo:rsid="054cd12b" officeooo:paragraph-rsid="054cd12b"/>
    </style:style>
    <style:style style:name="P646" style:family="paragraph" style:parent-style-name="Text_20_body">
      <style:text-properties officeooo:rsid="054e6d42" officeooo:paragraph-rsid="054e6d42"/>
    </style:style>
    <style:style style:name="P647" style:family="paragraph" style:parent-style-name="Text_20_body">
      <style:text-properties officeooo:rsid="055c8ddc" officeooo:paragraph-rsid="055c8ddc"/>
    </style:style>
    <style:style style:name="P648" style:family="paragraph" style:parent-style-name="Text_20_body">
      <style:text-properties officeooo:rsid="0560bf57" officeooo:paragraph-rsid="0560bf57"/>
    </style:style>
    <style:style style:name="P649" style:family="paragraph" style:parent-style-name="Text_20_body">
      <style:text-properties officeooo:rsid="0561f305" officeooo:paragraph-rsid="0561f305"/>
    </style:style>
    <style:style style:name="P650" style:family="paragraph" style:parent-style-name="Text_20_body">
      <style:text-properties officeooo:rsid="05654cc9" officeooo:paragraph-rsid="056652b1"/>
    </style:style>
    <style:style style:name="P651" style:family="paragraph" style:parent-style-name="Text_20_body">
      <style:text-properties officeooo:rsid="05665ee4" officeooo:paragraph-rsid="05665ee4"/>
    </style:style>
    <style:style style:name="P652" style:family="paragraph" style:parent-style-name="Text_20_body">
      <style:text-properties officeooo:rsid="05665ee4" officeooo:paragraph-rsid="0566f54f"/>
    </style:style>
    <style:style style:name="P653" style:family="paragraph" style:parent-style-name="Text_20_body">
      <style:text-properties officeooo:rsid="056e76e8" officeooo:paragraph-rsid="056e76e8"/>
    </style:style>
    <style:style style:name="P654" style:family="paragraph" style:parent-style-name="Text_20_body">
      <style:text-properties officeooo:rsid="05713212" officeooo:paragraph-rsid="05713212"/>
    </style:style>
    <style:style style:name="P655" style:family="paragraph" style:parent-style-name="Text_20_body">
      <style:text-properties officeooo:rsid="0571897d" officeooo:paragraph-rsid="0571897d"/>
    </style:style>
    <style:style style:name="P656" style:family="paragraph" style:parent-style-name="Text_20_body">
      <style:text-properties officeooo:rsid="0571897d" officeooo:paragraph-rsid="0571fb62"/>
    </style:style>
    <style:style style:name="P657" style:family="paragraph" style:parent-style-name="Text_20_body">
      <style:text-properties officeooo:paragraph-rsid="0578a6e2"/>
    </style:style>
    <style:style style:name="P658" style:family="paragraph" style:parent-style-name="Text_20_body">
      <style:text-properties officeooo:rsid="0566f54f" officeooo:paragraph-rsid="0566f54f"/>
    </style:style>
    <style:style style:name="P659" style:family="paragraph" style:parent-style-name="Text_20_body">
      <style:text-properties officeooo:rsid="0579272e" officeooo:paragraph-rsid="0579272e"/>
    </style:style>
    <style:style style:name="P660" style:family="paragraph" style:parent-style-name="Text_20_body">
      <style:text-properties officeooo:rsid="057a140f" officeooo:paragraph-rsid="057a140f"/>
    </style:style>
    <style:style style:name="P661" style:family="paragraph" style:parent-style-name="Text_20_body">
      <style:text-properties officeooo:rsid="057a9f32" officeooo:paragraph-rsid="057afe4d"/>
    </style:style>
    <style:style style:name="P662" style:family="paragraph" style:parent-style-name="Text_20_body">
      <style:text-properties officeooo:rsid="057b92b1" officeooo:paragraph-rsid="057b92b1"/>
    </style:style>
    <style:style style:name="P663" style:family="paragraph" style:parent-style-name="Text_20_body">
      <style:text-properties officeooo:rsid="057cf8e2" officeooo:paragraph-rsid="057febb7"/>
    </style:style>
    <style:style style:name="P664" style:family="paragraph" style:parent-style-name="Text_20_body">
      <style:text-properties officeooo:rsid="0581cb6b" officeooo:paragraph-rsid="0581cb6b"/>
    </style:style>
    <style:style style:name="P665" style:family="paragraph" style:parent-style-name="Text_20_body">
      <style:text-properties officeooo:rsid="05878afe" officeooo:paragraph-rsid="05878afe"/>
    </style:style>
    <style:style style:name="P666" style:family="paragraph" style:parent-style-name="Text_20_body">
      <style:text-properties officeooo:rsid="05887590" officeooo:paragraph-rsid="05887590"/>
    </style:style>
    <style:style style:name="P667" style:family="paragraph" style:parent-style-name="Text_20_body">
      <style:text-properties officeooo:rsid="058f893b" officeooo:paragraph-rsid="058f893b"/>
    </style:style>
    <style:style style:name="P668" style:family="paragraph" style:parent-style-name="Text_20_body">
      <style:text-properties officeooo:paragraph-rsid="058f893b"/>
    </style:style>
    <style:style style:name="P669" style:family="paragraph" style:parent-style-name="Text_20_body">
      <style:text-properties officeooo:paragraph-rsid="05ab0eef"/>
    </style:style>
    <style:style style:name="P670" style:family="paragraph" style:parent-style-name="Text_20_body">
      <style:text-properties officeooo:rsid="05b96cd7" officeooo:paragraph-rsid="05b96cd7"/>
    </style:style>
    <style:style style:name="P671" style:family="paragraph" style:parent-style-name="Text_20_body">
      <style:text-properties officeooo:paragraph-rsid="05c8491f"/>
    </style:style>
    <style:style style:name="P672" style:family="paragraph" style:parent-style-name="Text_20_body">
      <style:text-properties officeooo:paragraph-rsid="05ca421c"/>
    </style:style>
    <style:style style:name="P673" style:family="paragraph" style:parent-style-name="Text_20_body">
      <style:text-properties officeooo:paragraph-rsid="05d47e88"/>
    </style:style>
    <style:style style:name="P674" style:family="paragraph" style:parent-style-name="Text_20_body">
      <style:text-properties officeooo:rsid="05d6f73d" officeooo:paragraph-rsid="05d6f73d"/>
    </style:style>
    <style:style style:name="P675" style:family="paragraph" style:parent-style-name="Text_20_body">
      <style:text-properties officeooo:paragraph-rsid="05d6f73d"/>
    </style:style>
    <style:style style:name="P676" style:family="paragraph" style:parent-style-name="Text_20_body">
      <style:text-properties officeooo:rsid="05dc7ae6" officeooo:paragraph-rsid="05dc7ae6"/>
    </style:style>
    <style:style style:name="P677" style:family="paragraph" style:parent-style-name="Text_20_body">
      <style:text-properties officeooo:rsid="00293bcc"/>
    </style:style>
    <style:style style:name="P678" style:family="paragraph" style:parent-style-name="Text_20_body">
      <style:text-properties officeooo:rsid="059e2b49" officeooo:paragraph-rsid="05ab0eef"/>
    </style:style>
    <style:style style:name="P679" style:family="paragraph" style:parent-style-name="Text_20_body">
      <style:text-properties officeooo:rsid="059f6413" officeooo:paragraph-rsid="059f6413"/>
    </style:style>
    <style:style style:name="P680" style:family="paragraph" style:parent-style-name="Text_20_body">
      <style:text-properties officeooo:rsid="05c4b79c" officeooo:paragraph-rsid="05d6f73d"/>
    </style:style>
    <style:style style:name="P681" style:family="paragraph" style:parent-style-name="Text_20_body">
      <style:text-properties officeooo:paragraph-rsid="05df0477"/>
    </style:style>
    <style:style style:name="P682" style:family="paragraph" style:parent-style-name="Text_20_body">
      <style:text-properties officeooo:rsid="05e5dfab" officeooo:paragraph-rsid="05e5dfab"/>
    </style:style>
    <style:style style:name="P683" style:family="paragraph" style:parent-style-name="Text_20_body">
      <style:text-properties officeooo:rsid="05e8e413" officeooo:paragraph-rsid="05e8e413"/>
    </style:style>
    <style:style style:name="P684" style:family="paragraph" style:parent-style-name="Text_20_body">
      <style:text-properties officeooo:rsid="05e8e413" officeooo:paragraph-rsid="05f493cd"/>
    </style:style>
    <style:style style:name="P685" style:family="paragraph" style:parent-style-name="Text_20_body">
      <style:text-properties officeooo:rsid="049231b0" officeooo:paragraph-rsid="04947658"/>
    </style:style>
    <style:style style:name="P686" style:family="paragraph" style:parent-style-name="Text_20_body">
      <style:text-properties officeooo:paragraph-rsid="05f3742c"/>
    </style:style>
    <style:style style:name="P687" style:family="paragraph" style:parent-style-name="Text_20_body">
      <style:text-properties officeooo:paragraph-rsid="05f493cd"/>
    </style:style>
    <style:style style:name="P688" style:family="paragraph" style:parent-style-name="Text_20_body">
      <style:text-properties officeooo:rsid="05f6bfad" officeooo:paragraph-rsid="05f6bfad"/>
    </style:style>
    <style:style style:name="P689" style:family="paragraph" style:parent-style-name="Text_20_body">
      <style:text-properties officeooo:rsid="02013d55" officeooo:paragraph-rsid="040bd25e"/>
    </style:style>
    <style:style style:name="P690" style:family="paragraph" style:parent-style-name="Text_20_body">
      <style:text-properties officeooo:rsid="0601b6b5" officeooo:paragraph-rsid="0603ee45"/>
    </style:style>
    <style:style style:name="P691" style:family="paragraph" style:parent-style-name="Text_20_body">
      <style:text-properties officeooo:rsid="0609d12d" officeooo:paragraph-rsid="060cfed5"/>
    </style:style>
    <style:style style:name="P692" style:family="paragraph" style:parent-style-name="Text_20_body">
      <style:text-properties officeooo:rsid="0609d12d" officeooo:paragraph-rsid="06265395"/>
    </style:style>
    <style:style style:name="P693" style:family="paragraph" style:parent-style-name="Text_20_body">
      <style:text-properties officeooo:rsid="060cfed5" officeooo:paragraph-rsid="060cfed5"/>
    </style:style>
    <style:style style:name="P694" style:family="paragraph" style:parent-style-name="Text_20_body">
      <style:text-properties officeooo:rsid="061490c0" officeooo:paragraph-rsid="0615ed4f"/>
    </style:style>
    <style:style style:name="P695" style:family="paragraph" style:parent-style-name="Text_20_body">
      <style:text-properties officeooo:rsid="05eb688c" officeooo:paragraph-rsid="06290cee"/>
    </style:style>
    <style:style style:name="P696" style:family="paragraph" style:parent-style-name="Text_20_body">
      <style:text-properties officeooo:paragraph-rsid="063306f8"/>
    </style:style>
    <style:style style:name="P697" style:family="paragraph" style:parent-style-name="Text_20_body">
      <style:text-properties officeooo:rsid="063ed022" officeooo:paragraph-rsid="063ed022"/>
    </style:style>
    <style:style style:name="P698" style:family="paragraph" style:parent-style-name="Text_20_body">
      <style:text-properties officeooo:rsid="064d2257" officeooo:paragraph-rsid="065cf123"/>
    </style:style>
    <style:style style:name="P699" style:family="paragraph" style:parent-style-name="Text_20_body">
      <style:text-properties officeooo:rsid="064d2257" officeooo:paragraph-rsid="064ee206"/>
    </style:style>
    <style:style style:name="P700" style:family="paragraph" style:parent-style-name="Text_20_body">
      <style:text-properties officeooo:rsid="064ff40c" officeooo:paragraph-rsid="064ff40c"/>
    </style:style>
    <style:style style:name="P701" style:family="paragraph" style:parent-style-name="Text_20_body">
      <style:text-properties officeooo:rsid="06515838" officeooo:paragraph-rsid="06515838"/>
    </style:style>
    <style:style style:name="P702" style:family="paragraph" style:parent-style-name="Text_20_body">
      <style:text-properties officeooo:rsid="065269aa" officeooo:paragraph-rsid="065269aa"/>
    </style:style>
    <style:style style:name="P703" style:family="paragraph" style:parent-style-name="Text_20_body">
      <style:text-properties officeooo:rsid="0656ef8b" officeooo:paragraph-rsid="0656ef8b"/>
    </style:style>
    <style:style style:name="P704" style:family="paragraph" style:parent-style-name="Text_20_body">
      <style:text-properties officeooo:paragraph-rsid="064d2257"/>
    </style:style>
    <style:style style:name="P705" style:family="paragraph" style:parent-style-name="Text_20_body">
      <style:text-properties officeooo:rsid="0659bc08" officeooo:paragraph-rsid="0659bc08"/>
    </style:style>
    <style:style style:name="P706" style:family="paragraph" style:parent-style-name="Text_20_body">
      <style:text-properties officeooo:rsid="0669e7ca" officeooo:paragraph-rsid="0669e7ca"/>
    </style:style>
    <style:style style:name="P707" style:family="paragraph" style:parent-style-name="Text_20_body">
      <style:text-properties officeooo:rsid="06790ed0" officeooo:paragraph-rsid="067ac293"/>
    </style:style>
    <style:style style:name="P708" style:family="paragraph" style:parent-style-name="Text_20_body">
      <style:text-properties officeooo:paragraph-rsid="067b661f"/>
    </style:style>
    <style:style style:name="P709" style:family="paragraph" style:parent-style-name="Text_20_body">
      <style:text-properties officeooo:rsid="05481625" officeooo:paragraph-rsid="05481625"/>
    </style:style>
    <style:style style:name="P710" style:family="paragraph" style:parent-style-name="Text_20_body">
      <style:text-properties officeooo:rsid="06810faa" officeooo:paragraph-rsid="06810faa"/>
    </style:style>
    <style:style style:name="P711" style:family="paragraph" style:parent-style-name="Text_20_body">
      <style:text-properties officeooo:rsid="0683f153" officeooo:paragraph-rsid="0683f153"/>
    </style:style>
    <style:style style:name="P712" style:family="paragraph" style:parent-style-name="Text_20_body">
      <style:text-properties officeooo:rsid="0690afd7" officeooo:paragraph-rsid="0690afd7"/>
    </style:style>
    <style:style style:name="P713" style:family="paragraph" style:parent-style-name="Text_20_body">
      <style:text-properties officeooo:rsid="0691c07b" officeooo:paragraph-rsid="0691c07b"/>
    </style:style>
    <style:style style:name="P714" style:family="paragraph" style:parent-style-name="Text_20_body">
      <style:text-properties officeooo:rsid="069a2c3f" officeooo:paragraph-rsid="069a2c3f"/>
    </style:style>
    <style:style style:name="P715" style:family="paragraph" style:parent-style-name="Text_20_body">
      <style:text-properties officeooo:rsid="069a2c3f" officeooo:paragraph-rsid="069e39b5"/>
    </style:style>
    <style:style style:name="P716" style:family="paragraph" style:parent-style-name="Text_20_body">
      <style:text-properties officeooo:rsid="069e39b5" officeooo:paragraph-rsid="069e39b5"/>
    </style:style>
    <style:style style:name="P717" style:family="paragraph" style:parent-style-name="Text_20_body">
      <style:text-properties officeooo:paragraph-rsid="06a8f481"/>
    </style:style>
    <style:style style:name="P718" style:family="paragraph" style:parent-style-name="Text_20_body">
      <style:text-properties officeooo:rsid="06aa1e41" officeooo:paragraph-rsid="06aa1e41"/>
    </style:style>
    <style:style style:name="P719" style:family="paragraph" style:parent-style-name="Text_20_body">
      <style:text-properties officeooo:rsid="06abe9ad" officeooo:paragraph-rsid="06abe9ad"/>
    </style:style>
    <style:style style:name="P720" style:family="paragraph" style:parent-style-name="Text_20_body">
      <style:text-properties officeooo:rsid="06b0217a" officeooo:paragraph-rsid="06b0217a"/>
    </style:style>
    <style:style style:name="P721" style:family="paragraph" style:parent-style-name="Text_20_body">
      <style:text-properties officeooo:rsid="06b47ca5" officeooo:paragraph-rsid="06b47ca5"/>
    </style:style>
    <style:style style:name="P722" style:family="paragraph" style:parent-style-name="Text_20_body">
      <style:text-properties officeooo:rsid="06861c19" officeooo:paragraph-rsid="06861c19"/>
    </style:style>
    <style:style style:name="P723" style:family="paragraph" style:parent-style-name="Text_20_body">
      <style:text-properties officeooo:rsid="06b69e0b" officeooo:paragraph-rsid="06b69e0b"/>
    </style:style>
    <style:style style:name="P724" style:family="paragraph" style:parent-style-name="Text_20_body">
      <style:text-properties officeooo:rsid="06bcfb66" officeooo:paragraph-rsid="06bcfb66"/>
    </style:style>
    <style:style style:name="P725" style:family="paragraph" style:parent-style-name="Text_20_body">
      <style:text-properties officeooo:rsid="05fc07e3" officeooo:paragraph-rsid="05fc07e3"/>
    </style:style>
    <style:style style:name="P726" style:family="paragraph" style:parent-style-name="Text_20_body">
      <style:text-properties officeooo:rsid="06c3aaf1" officeooo:paragraph-rsid="06c3aaf1"/>
    </style:style>
    <style:style style:name="P727" style:family="paragraph" style:parent-style-name="Text_20_body">
      <style:text-properties officeooo:paragraph-rsid="06c3aaf1"/>
    </style:style>
    <style:style style:name="P728" style:family="paragraph" style:parent-style-name="Text_20_body">
      <style:paragraph-properties fo:text-align="center" style:justify-single-word="false"/>
      <style:text-properties officeooo:rsid="0111489d" officeooo:paragraph-rsid="0111489d"/>
    </style:style>
    <style:style style:name="P729" style:family="paragraph" style:parent-style-name="Text_20_body">
      <style:text-properties officeooo:rsid="003bd333" officeooo:paragraph-rsid="06ce5cbf"/>
    </style:style>
    <style:style style:name="P730" style:family="paragraph" style:parent-style-name="Text_20_body">
      <style:text-properties officeooo:paragraph-rsid="06ce5cbf"/>
    </style:style>
    <style:style style:name="P731" style:family="paragraph" style:parent-style-name="Text_20_body">
      <style:text-properties officeooo:paragraph-rsid="06d92018"/>
    </style:style>
    <style:style style:name="P732" style:family="paragraph" style:parent-style-name="Text_20_body">
      <style:text-properties officeooo:rsid="06dbd540" officeooo:paragraph-rsid="06dbd540"/>
    </style:style>
    <style:style style:name="P733" style:family="paragraph" style:parent-style-name="Text_20_body">
      <style:text-properties officeooo:rsid="06dbd540" officeooo:paragraph-rsid="06de4276"/>
    </style:style>
    <style:style style:name="P734" style:family="paragraph" style:parent-style-name="Text_20_body">
      <style:text-properties officeooo:rsid="06dbd540" officeooo:paragraph-rsid="06e1d537"/>
    </style:style>
    <style:style style:name="P735" style:family="paragraph" style:parent-style-name="Text_20_body">
      <style:text-properties officeooo:rsid="06dcb134" officeooo:paragraph-rsid="06dcb134"/>
    </style:style>
    <style:style style:name="P736" style:family="paragraph" style:parent-style-name="Text_20_body">
      <style:text-properties officeooo:rsid="06dcb134" officeooo:paragraph-rsid="06de4276"/>
    </style:style>
    <style:style style:name="P737" style:family="paragraph" style:parent-style-name="Text_20_body">
      <style:text-properties officeooo:rsid="06dcb134" officeooo:paragraph-rsid="06e5472c"/>
    </style:style>
    <style:style style:name="P738" style:family="paragraph" style:parent-style-name="Text_20_body">
      <style:text-properties officeooo:rsid="06e7c423" officeooo:paragraph-rsid="06e7c423"/>
    </style:style>
    <style:style style:name="P739" style:family="paragraph" style:parent-style-name="Text_20_body">
      <style:text-properties officeooo:paragraph-rsid="06e7c423"/>
    </style:style>
    <style:style style:name="P740" style:family="paragraph" style:parent-style-name="Text_20_body">
      <style:text-properties officeooo:rsid="061a403d" officeooo:paragraph-rsid="061a403d"/>
    </style:style>
    <style:style style:name="P741" style:family="paragraph" style:parent-style-name="Text_20_body">
      <style:text-properties officeooo:paragraph-rsid="06ee716e"/>
    </style:style>
    <style:style style:name="P742" style:family="paragraph" style:parent-style-name="Text_20_body">
      <style:paragraph-properties fo:margin-top="0cm" fo:margin-bottom="0cm" loext:contextual-spacing="false"/>
      <style:text-properties officeooo:paragraph-rsid="0025e215"/>
    </style:style>
    <style:style style:name="P743" style:family="paragraph" style:parent-style-name="Heading_20_4">
      <style:text-properties officeooo:rsid="02cdfd22" officeooo:paragraph-rsid="02cdfd22"/>
    </style:style>
    <style:style style:name="P744" style:family="paragraph" style:parent-style-name="Heading_20_4">
      <style:text-properties officeooo:rsid="02cdfd22" officeooo:paragraph-rsid="02d66539"/>
    </style:style>
    <style:style style:name="P745" style:family="paragraph" style:parent-style-name="Heading_20_4">
      <style:text-properties officeooo:rsid="02cf767e" officeooo:paragraph-rsid="02cf767e"/>
    </style:style>
    <style:style style:name="P746" style:family="paragraph" style:parent-style-name="Heading_20_4">
      <style:text-properties officeooo:rsid="02d5fe25" officeooo:paragraph-rsid="02d5fe25"/>
    </style:style>
    <style:style style:name="P747" style:family="paragraph" style:parent-style-name="Heading_20_4">
      <style:text-properties officeooo:rsid="02d83bb2" officeooo:paragraph-rsid="02d83bb2"/>
    </style:style>
    <style:style style:name="P748" style:family="paragraph" style:parent-style-name="Heading_20_4">
      <style:text-properties officeooo:rsid="03fa494b" officeooo:paragraph-rsid="03fa494b"/>
    </style:style>
    <style:style style:name="P749" style:family="paragraph" style:parent-style-name="Heading_20_4">
      <style:text-properties officeooo:paragraph-rsid="045ba942"/>
    </style:style>
    <style:style style:name="P750" style:family="paragraph" style:parent-style-name="Heading_20_4">
      <style:text-properties officeooo:paragraph-rsid="04a1dd39"/>
    </style:style>
    <style:style style:name="P751" style:family="paragraph" style:parent-style-name="Heading_20_4">
      <style:text-properties officeooo:paragraph-rsid="065e5c27"/>
    </style:style>
    <style:style style:name="P752" style:family="paragraph" style:parent-style-name="Heading_20_4">
      <style:text-properties fo:font-weight="normal" officeooo:rsid="0669e7ca" officeooo:paragraph-rsid="0669e7ca" style:font-weight-asian="normal" style:font-weight-complex="normal"/>
    </style:style>
    <style:style style:name="P753" style:family="paragraph" style:parent-style-name="Preformatted_20_Text">
      <style:paragraph-properties fo:margin-left="0cm" fo:margin-right="0cm" fo:text-indent="0cm" style:auto-text-indent="false"/>
    </style:style>
    <style:style style:name="P754" style:family="paragraph" style:parent-style-name="Preformatted_20_Text">
      <style:paragraph-properties fo:margin-left="0cm" fo:margin-right="0cm" fo:margin-top="0cm" fo:margin-bottom="0.499cm" loext:contextual-spacing="false" fo:text-indent="0cm" style:auto-text-indent="false"/>
    </style:style>
    <style:style style:name="P755"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56"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57" style:family="paragraph" style:parent-style-name="Table_20_Contents">
      <style:text-properties fo:font-size="9pt" style:font-size-asian="9pt" style:font-size-complex="9pt"/>
    </style:style>
    <style:style style:name="P758" style:family="paragraph" style:parent-style-name="Table_20_Contents">
      <style:text-properties fo:font-size="9pt" fo:font-weight="normal" style:font-size-asian="9pt" style:font-weight-asian="normal" style:font-size-complex="9pt" style:font-weight-complex="normal"/>
    </style:style>
    <style:style style:name="P759" style:family="paragraph" style:parent-style-name="Table_20_Contents">
      <style:text-properties style:font-name="Liberation Serif"/>
    </style:style>
    <style:style style:name="P760" style:family="paragraph" style:parent-style-name="Table_20_Contents">
      <style:text-properties style:font-name="Liberation Serif" fo:font-weight="normal" style:font-weight-asian="normal" style:font-weight-complex="normal"/>
    </style:style>
    <style:style style:name="P761" style:family="paragraph" style:parent-style-name="Standard">
      <style:text-properties officeooo:paragraph-rsid="039d0293"/>
    </style:style>
    <style:style style:name="P762" style:family="paragraph" style:parent-style-name="Standard">
      <style:text-properties officeooo:rsid="042333ec" officeooo:paragraph-rsid="042333ec"/>
    </style:style>
    <style:style style:name="P763" style:family="paragraph" style:parent-style-name="Standard">
      <style:text-properties officeooo:paragraph-rsid="04fc2ef5"/>
    </style:style>
    <style:style style:name="P764" style:family="paragraph" style:parent-style-name="Ressurs">
      <style:paragraph-properties fo:text-align="center" style:justify-single-word="false"/>
      <style:text-properties fo:font-weight="bold" officeooo:paragraph-rsid="00e6cb92" style:font-weight-asian="bold" style:font-weight-complex="bold"/>
    </style:style>
    <style:style style:name="P765" style:family="paragraph" style:parent-style-name="Ressurs">
      <style:paragraph-properties fo:text-align="center" style:justify-single-word="false"/>
      <style:text-properties fo:font-weight="bold" officeooo:paragraph-rsid="00c3bf50" style:font-weight-asian="bold" style:font-weight-complex="bold"/>
    </style:style>
    <style:style style:name="P766" style:family="paragraph" style:parent-style-name="Ressurs">
      <style:text-properties officeooo:paragraph-rsid="00e6cb92"/>
    </style:style>
    <style:style style:name="P767" style:family="paragraph" style:parent-style-name="Ressurs">
      <style:text-properties officeooo:paragraph-rsid="00c55a84"/>
    </style:style>
    <style:style style:name="P768" style:family="paragraph" style:parent-style-name="MERK">
      <style:text-properties officeooo:paragraph-rsid="01065e5d"/>
    </style:style>
    <style:style style:name="P769" style:family="paragraph" style:parent-style-name="MERK">
      <style:text-properties officeooo:paragraph-rsid="010b5659"/>
    </style:style>
    <style:style style:name="P770" style:family="paragraph" style:parent-style-name="MERK">
      <style:text-properties officeooo:paragraph-rsid="0188a693"/>
    </style:style>
    <style:style style:name="P771" style:family="paragraph" style:parent-style-name="MERK">
      <style:text-properties officeooo:paragraph-rsid="019e84f7"/>
    </style:style>
    <style:style style:name="P772" style:family="paragraph" style:parent-style-name="MERK">
      <style:text-properties officeooo:paragraph-rsid="0277c16f"/>
    </style:style>
    <style:style style:name="P773" style:family="paragraph" style:parent-style-name="MERK">
      <style:text-properties officeooo:paragraph-rsid="027f2d05"/>
    </style:style>
    <style:style style:name="P774" style:family="paragraph" style:parent-style-name="MERK">
      <style:text-properties officeooo:paragraph-rsid="028d8c95"/>
    </style:style>
    <style:style style:name="P775" style:family="paragraph" style:parent-style-name="MERK">
      <style:text-properties officeooo:paragraph-rsid="0322fa48"/>
    </style:style>
    <style:style style:name="P776" style:family="paragraph" style:parent-style-name="MERK">
      <style:text-properties officeooo:paragraph-rsid="03901bb6"/>
    </style:style>
    <style:style style:name="P777" style:family="paragraph" style:parent-style-name="MERK">
      <style:text-properties officeooo:paragraph-rsid="039d0293"/>
    </style:style>
    <style:style style:name="P778" style:family="paragraph" style:parent-style-name="MERK">
      <style:text-properties officeooo:paragraph-rsid="04470a17"/>
    </style:style>
    <style:style style:name="P779" style:family="paragraph" style:parent-style-name="MERK">
      <style:text-properties officeooo:paragraph-rsid="045ba942"/>
    </style:style>
    <style:style style:name="P780" style:family="paragraph" style:parent-style-name="MERK">
      <style:text-properties officeooo:paragraph-rsid="04a1dd39"/>
    </style:style>
    <style:style style:name="P781" style:family="paragraph" style:parent-style-name="MERK">
      <style:text-properties officeooo:paragraph-rsid="04ae5d04"/>
    </style:style>
    <style:style style:name="P782" style:family="paragraph" style:parent-style-name="MERK">
      <style:text-properties officeooo:paragraph-rsid="04da05bf"/>
    </style:style>
    <style:style style:name="P783" style:family="paragraph" style:parent-style-name="MERK">
      <style:text-properties officeooo:paragraph-rsid="04fa7fd1"/>
    </style:style>
    <style:style style:name="P784" style:family="paragraph" style:parent-style-name="MERK">
      <style:text-properties officeooo:paragraph-rsid="04fc2ef5"/>
    </style:style>
    <style:style style:name="P785" style:family="paragraph" style:parent-style-name="MERK">
      <style:text-properties fo:font-weight="bold" style:font-weight-asian="bold" style:font-weight-complex="bold"/>
    </style:style>
    <style:style style:name="P786" style:family="paragraph" style:parent-style-name="MERK">
      <style:text-properties fo:font-weight="bold" officeooo:paragraph-rsid="05012c81" style:font-weight-asian="bold" style:font-weight-complex="bold"/>
    </style:style>
    <style:style style:name="P787" style:family="paragraph" style:parent-style-name="MERK">
      <style:text-properties fo:font-weight="bold" officeooo:rsid="0515dc82" officeooo:paragraph-rsid="0515dc82" style:font-weight-asian="bold" style:font-weight-complex="bold"/>
    </style:style>
    <style:style style:name="P788" style:family="paragraph" style:parent-style-name="MERK">
      <style:text-properties fo:font-weight="bold" officeooo:paragraph-rsid="057024e3" style:font-weight-asian="bold" style:font-weight-complex="bold"/>
    </style:style>
    <style:style style:name="P789" style:family="paragraph" style:parent-style-name="MERK">
      <style:text-properties fo:font-weight="bold" officeooo:rsid="058986d5" officeooo:paragraph-rsid="058986d5" style:font-weight-asian="bold" style:font-weight-complex="bold"/>
    </style:style>
    <style:style style:name="P790" style:family="paragraph" style:parent-style-name="MERK">
      <style:text-properties officeooo:paragraph-rsid="04fe3abe"/>
    </style:style>
    <style:style style:name="P791" style:family="paragraph" style:parent-style-name="MERK">
      <style:text-properties officeooo:paragraph-rsid="050c9f66"/>
    </style:style>
    <style:style style:name="P792" style:family="paragraph" style:parent-style-name="MERK">
      <style:text-properties officeooo:paragraph-rsid="0520aa29"/>
    </style:style>
    <style:style style:name="P793" style:family="paragraph" style:parent-style-name="MERK">
      <style:text-properties officeooo:paragraph-rsid="057024e3"/>
    </style:style>
    <style:style style:name="P794" style:family="paragraph" style:parent-style-name="MERK">
      <style:text-properties officeooo:rsid="05713212" officeooo:paragraph-rsid="05713212"/>
    </style:style>
    <style:style style:name="P795" style:family="paragraph" style:parent-style-name="MERK">
      <style:text-properties fo:font-weight="normal" officeooo:rsid="057024e3" officeooo:paragraph-rsid="057024e3" style:font-weight-asian="normal" style:font-weight-complex="normal"/>
    </style:style>
    <style:style style:name="P796" style:family="paragraph" style:parent-style-name="MERK">
      <style:text-properties officeooo:rsid="0595a8a7" officeooo:paragraph-rsid="0595a8a7"/>
    </style:style>
    <style:style style:name="P797" style:family="paragraph" style:parent-style-name="MERK">
      <style:text-properties officeooo:paragraph-rsid="067ac293"/>
    </style:style>
    <style:style style:name="P798" style:family="paragraph" style:parent-style-name="MERK">
      <style:text-properties officeooo:paragraph-rsid="06e7c423"/>
    </style:style>
    <style:style style:name="P799" style:family="paragraph" style:parent-style-name="MERK">
      <style:text-properties officeooo:paragraph-rsid="06ee716e"/>
    </style:style>
    <style:style style:name="P800" style:family="paragraph" style:parent-style-name="Subtitle">
      <style:text-properties fo:font-size="14pt" style:font-size-asian="14pt" style:font-size-complex="14pt"/>
    </style:style>
    <style:style style:name="P801" style:family="paragraph" style:parent-style-name="Subtitle">
      <style:text-properties officeooo:rsid="06ce5cbf" officeooo:paragraph-rsid="06ce5cbf"/>
    </style:style>
    <style:style style:name="P802" style:family="paragraph" style:parent-style-name="Subtitle">
      <style:paragraph-properties fo:text-align="center" style:justify-single-word="false"/>
      <style:text-properties officeooo:rsid="0111489d" officeooo:paragraph-rsid="0111489d"/>
    </style:style>
    <style:style style:name="P803" style:family="paragraph" style:parent-style-name="Preformatted_20_Text">
      <style:paragraph-properties style:writing-mode="lr-tb"/>
    </style:style>
    <style:style style:name="P804" style:family="paragraph" style:parent-style-name="Text_20_body">
      <style:paragraph-properties style:writing-mode="lr-tb"/>
      <style:text-properties officeooo:rsid="03217ab2" officeooo:paragraph-rsid="03217ab2"/>
    </style:style>
    <style:style style:name="P805" style:family="paragraph" style:parent-style-name="Heading_20_3">
      <style:paragraph-properties fo:padding="0.049cm" fo:border-left="none" fo:border-right="none" fo:border-top="none" fo:border-bottom="0.06pt solid #808080" style:writing-mode="page"/>
    </style:style>
    <style:style style:name="P806" style:family="paragraph" style:parent-style-name="Heading_20_2">
      <style:text-properties officeooo:paragraph-rsid="003b381f"/>
    </style:style>
    <style:style style:name="P807" style:family="paragraph" style:parent-style-name="Heading_20_2">
      <style:text-properties officeooo:paragraph-rsid="044613d5"/>
    </style:style>
    <style:style style:name="P808" style:family="paragraph" style:parent-style-name="Heading_20_2">
      <style:text-properties fo:font-weight="normal" officeooo:paragraph-rsid="04470a17" style:font-weight-asian="normal" style:font-weight-complex="normal"/>
    </style:style>
    <style:style style:name="P809"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0" style:family="paragraph" style:parent-style-name="Heading_20_2">
      <style:text-properties fo:font-weight="normal" officeooo:paragraph-rsid="045ba942" style:font-weight-asian="normal" style:font-weight-complex="normal"/>
    </style:style>
    <style:style style:name="P811" style:family="paragraph" style:parent-style-name="Heading_20_2">
      <style:paragraph-properties fo:text-align="start" style:justify-single-word="false"/>
      <style:text-properties fo:font-weight="normal" officeooo:paragraph-rsid="04470a17"/>
    </style:style>
    <style:style style:name="P812" style:family="paragraph" style:parent-style-name="Heading_20_2">
      <style:text-properties officeooo:rsid="03045021" officeooo:paragraph-rsid="04470a17"/>
    </style:style>
    <style:style style:name="P813" style:family="paragraph" style:parent-style-name="Heading_20_2">
      <style:text-properties officeooo:paragraph-rsid="04470a17"/>
    </style:style>
    <style:style style:name="P814" style:family="paragraph" style:parent-style-name="Heading_20_2">
      <style:text-properties officeooo:rsid="01531184" officeooo:paragraph-rsid="04470a17"/>
    </style:style>
    <style:style style:name="P815" style:family="paragraph" style:parent-style-name="Heading_20_2">
      <style:text-properties officeooo:rsid="01b0970f" officeooo:paragraph-rsid="04470a17"/>
    </style:style>
    <style:style style:name="P816" style:family="paragraph" style:parent-style-name="Heading_20_2">
      <style:text-properties officeooo:paragraph-rsid="04485347"/>
    </style:style>
    <style:style style:name="P817" style:family="paragraph" style:parent-style-name="Heading_20_2">
      <style:text-properties officeooo:paragraph-rsid="0448f6b6"/>
    </style:style>
    <style:style style:name="P818" style:family="paragraph" style:parent-style-name="Heading_20_2">
      <style:text-properties officeooo:rsid="00e85e27" officeooo:paragraph-rsid="0448f6b6"/>
    </style:style>
    <style:style style:name="P819" style:family="paragraph" style:parent-style-name="Heading_20_2">
      <style:text-properties officeooo:rsid="03e544d2" officeooo:paragraph-rsid="0448f6b6"/>
    </style:style>
    <style:style style:name="P820" style:family="paragraph" style:parent-style-name="Heading_20_2">
      <style:text-properties officeooo:rsid="00e6cb92" officeooo:paragraph-rsid="0448f6b6"/>
    </style:style>
    <style:style style:name="P821" style:family="paragraph" style:parent-style-name="Heading_20_2">
      <style:text-properties officeooo:rsid="00d96f85" officeooo:paragraph-rsid="0448f6b6"/>
    </style:style>
    <style:style style:name="P822" style:family="paragraph" style:parent-style-name="Heading_20_2">
      <style:text-properties officeooo:rsid="00c1d365" officeooo:paragraph-rsid="0448f6b6"/>
    </style:style>
    <style:style style:name="P823" style:family="paragraph" style:parent-style-name="Heading_20_2">
      <style:text-properties officeooo:rsid="00f54800" officeooo:paragraph-rsid="0448f6b6"/>
    </style:style>
    <style:style style:name="P824" style:family="paragraph" style:parent-style-name="Heading_20_2">
      <style:text-properties officeooo:rsid="00dfe96a" officeooo:paragraph-rsid="0448f6b6"/>
    </style:style>
    <style:style style:name="P825" style:family="paragraph" style:parent-style-name="Heading_20_2">
      <style:text-properties officeooo:paragraph-rsid="045d6dec"/>
    </style:style>
    <style:style style:name="P826" style:family="paragraph" style:parent-style-name="Heading_20_2">
      <style:text-properties officeooo:rsid="04947658" officeooo:paragraph-rsid="04947658"/>
    </style:style>
    <style:style style:name="P827" style:family="paragraph" style:parent-style-name="Heading_20_2">
      <style:text-properties officeooo:paragraph-rsid="04a1dd39"/>
    </style:style>
    <style:style style:name="P828" style:family="paragraph" style:parent-style-name="Heading_20_2">
      <style:text-properties fo:font-size="9pt" officeooo:rsid="0419e9e5" officeooo:paragraph-rsid="04470a17" style:font-size-asian="9pt" style:font-size-complex="9pt"/>
    </style:style>
    <style:style style:name="P829" style:family="paragraph" style:parent-style-name="Heading_20_2">
      <style:text-properties officeooo:paragraph-rsid="04fa7fd1"/>
    </style:style>
    <style:style style:name="P830" style:family="paragraph" style:parent-style-name="Heading_20_2">
      <style:text-properties officeooo:rsid="0230686b" officeooo:paragraph-rsid="04fc2ef5"/>
    </style:style>
    <style:style style:name="P831" style:family="paragraph" style:parent-style-name="Heading_20_2">
      <style:text-properties officeooo:paragraph-rsid="04fc2ef5"/>
    </style:style>
    <style:style style:name="P832" style:family="paragraph" style:parent-style-name="Heading_20_2">
      <style:text-properties officeooo:paragraph-rsid="050ec8c7"/>
    </style:style>
    <style:style style:name="P833" style:family="paragraph" style:parent-style-name="Heading_20_2">
      <style:text-properties officeooo:rsid="0521299d" officeooo:paragraph-rsid="0521299d"/>
    </style:style>
    <style:style style:name="P834" style:family="paragraph" style:parent-style-name="Heading_20_2">
      <style:text-properties officeooo:paragraph-rsid="0525dfad"/>
    </style:style>
    <style:style style:name="P835" style:family="paragraph" style:parent-style-name="Heading_20_2">
      <style:text-properties officeooo:rsid="05665ee4" officeooo:paragraph-rsid="05665ee4"/>
    </style:style>
    <style:style style:name="P836" style:family="paragraph" style:parent-style-name="Heading_20_2">
      <style:text-properties officeooo:paragraph-rsid="05c4b79c"/>
    </style:style>
    <style:style style:name="P837" style:family="paragraph" style:parent-style-name="Heading_20_2">
      <style:text-properties officeooo:rsid="05dc7ae6" officeooo:paragraph-rsid="05dc7ae6"/>
    </style:style>
    <style:style style:name="P838" style:family="paragraph" style:parent-style-name="Heading_20_2">
      <style:text-properties officeooo:paragraph-rsid="05f3742c"/>
    </style:style>
    <style:style style:name="P839" style:family="paragraph" style:parent-style-name="Heading_20_2">
      <style:text-properties officeooo:rsid="05f6bfad" officeooo:paragraph-rsid="05f6bfad"/>
    </style:style>
    <style:style style:name="P840" style:family="paragraph" style:parent-style-name="Heading_20_2">
      <style:text-properties officeooo:paragraph-rsid="04faaa92"/>
    </style:style>
    <style:style style:name="P841" style:family="paragraph" style:parent-style-name="Heading_20_2">
      <style:text-properties officeooo:paragraph-rsid="062c705e"/>
    </style:style>
    <style:style style:name="P842" style:family="paragraph" style:parent-style-name="Heading_20_2">
      <style:text-properties officeooo:rsid="064d2257" officeooo:paragraph-rsid="064d2257"/>
    </style:style>
    <style:style style:name="P843" style:family="paragraph" style:parent-style-name="Heading_20_2">
      <style:text-properties officeooo:rsid="0669e7ca" officeooo:paragraph-rsid="0669e7ca"/>
    </style:style>
    <style:style style:name="P844" style:family="paragraph" style:parent-style-name="Heading_20_2">
      <style:text-properties officeooo:rsid="06790ed0" officeooo:paragraph-rsid="067ac293"/>
    </style:style>
    <style:style style:name="P845" style:family="paragraph" style:parent-style-name="Heading_20_2">
      <style:text-properties officeooo:paragraph-rsid="06790ed0"/>
    </style:style>
    <style:style style:name="P846" style:family="paragraph" style:parent-style-name="Heading_20_2">
      <style:text-properties officeooo:paragraph-rsid="05c5ca0d"/>
    </style:style>
    <style:style style:name="P847" style:family="paragraph" style:parent-style-name="Table_20_Heading">
      <style:text-properties officeooo:rsid="0571897d" officeooo:paragraph-rsid="0571897d"/>
    </style:style>
    <style:style style:name="P848" style:family="paragraph" style:parent-style-name="Table_20_Heading">
      <style:text-properties style:font-name="Liberation Serif"/>
    </style:style>
    <style:style style:name="P849" style:family="paragraph" style:parent-style-name="Table_20_Heading">
      <style:text-properties style:font-name="Liberation Serif" officeooo:rsid="0571897d" officeooo:paragraph-rsid="0571897d"/>
    </style:style>
    <style:style style:name="P850" style:family="paragraph" style:parent-style-name="Table_20_Heading">
      <style:text-properties officeooo:rsid="0581cb6b" officeooo:paragraph-rsid="0581cb6b"/>
    </style:style>
    <style:style style:name="P851" style:family="paragraph" style:parent-style-name="Table_20_Heading">
      <style:text-properties officeooo:rsid="05878afe" officeooo:paragraph-rsid="05878afe"/>
    </style:style>
    <style:style style:name="P852" style:family="paragraph" style:parent-style-name="Contents_20_1">
      <style:paragraph-properties>
        <style:tab-stops>
          <style:tab-stop style:position="15.05cm" style:type="right" style:leader-style="dotted" style:leader-text="."/>
        </style:tab-stops>
      </style:paragraph-properties>
    </style:style>
    <style:style style:name="P853" style:family="paragraph" style:parent-style-name="Contents_20_2">
      <style:paragraph-properties>
        <style:tab-stops>
          <style:tab-stop style:position="15.05cm" style:type="right" style:leader-style="dotted" style:leader-text="."/>
        </style:tab-stops>
      </style:paragraph-properties>
    </style:style>
    <style:style style:name="P854" style:family="paragraph" style:parent-style-name="Contents_20_4">
      <style:paragraph-properties>
        <style:tab-stops>
          <style:tab-stop style:position="15.05cm" style:type="right" style:leader-style="dotted" style:leader-text="."/>
        </style:tab-stops>
      </style:paragraph-properties>
    </style:style>
    <style:style style:name="P855" style:family="paragraph" style:parent-style-name="Contents_20_3">
      <style:paragraph-properties>
        <style:tab-stops>
          <style:tab-stop style:position="15.05cm" style:type="right" style:leader-style="dotted" style:leader-text="."/>
        </style:tab-stops>
      </style:paragraph-properties>
    </style:style>
    <style:style style:name="P856" style:family="paragraph" style:parent-style-name="Contents_20_1">
      <style:paragraph-properties>
        <style:tab-stops>
          <style:tab-stop style:position="15.05cm" style:type="right" style:leader-style="dotted" style:leader-text="."/>
        </style:tab-stops>
      </style:paragraph-properties>
    </style:style>
    <style:style style:name="P857" style:family="paragraph" style:parent-style-name="Contents_20_2">
      <style:paragraph-properties>
        <style:tab-stops>
          <style:tab-stop style:position="15.05cm" style:type="right" style:leader-style="dotted" style:leader-text="."/>
        </style:tab-stops>
      </style:paragraph-properties>
    </style:style>
    <style:style style:name="P858" style:family="paragraph" style:parent-style-name="Contents_20_3">
      <style:paragraph-properties>
        <style:tab-stops>
          <style:tab-stop style:position="15.05cm" style:type="right" style:leader-style="dotted" style:leader-text="."/>
        </style:tab-stops>
      </style:paragraph-properties>
    </style:style>
    <style:style style:name="P859" style:family="paragraph" style:parent-style-name="Contents_20_4">
      <style:paragraph-properties>
        <style:tab-stops>
          <style:tab-stop style:position="15.05cm" style:type="right" style:leader-style="dotted" style:leader-text="."/>
        </style:tab-stops>
      </style:paragraph-properties>
    </style:style>
    <style:style style:name="P860" style:family="paragraph" style:parent-style-name="Heading_20_1">
      <style:paragraph-properties fo:text-align="center" style:justify-single-word="false"/>
    </style:style>
    <style:style style:name="P861" style:family="paragraph" style:parent-style-name="Heading_20_1">
      <style:text-properties officeooo:paragraph-rsid="03b83108"/>
    </style:style>
    <style:style style:name="P862" style:family="paragraph" style:parent-style-name="Heading_20_1">
      <style:paragraph-properties fo:break-before="page"/>
    </style:style>
    <style:style style:name="P863" style:family="paragraph" style:parent-style-name="Heading_20_1">
      <style:paragraph-properties fo:break-before="page"/>
      <style:text-properties officeooo:rsid="00a4f815" officeooo:paragraph-rsid="00bc04ea"/>
    </style:style>
    <style:style style:name="P864" style:family="paragraph" style:parent-style-name="Heading_20_1">
      <style:paragraph-properties fo:text-align="center" style:justify-single-word="false" fo:break-before="page"/>
      <style:text-properties fo:font-size="36pt" style:font-size-asian="36pt" style:font-size-complex="36pt"/>
    </style:style>
    <style:style style:name="P865" style:family="paragraph" style:parent-style-name="Heading_20_1">
      <style:paragraph-properties fo:break-before="page"/>
      <style:text-properties officeooo:paragraph-rsid="0488780f"/>
    </style:style>
    <style:style style:name="P866" style:family="paragraph" style:parent-style-name="Heading_20_1">
      <style:paragraph-properties fo:text-align="start" style:justify-single-word="false" fo:break-before="page"/>
      <style:text-properties officeooo:paragraph-rsid="03a330c5"/>
    </style:style>
    <style:style style:name="P867" style:family="paragraph" style:parent-style-name="Heading_20_1">
      <style:paragraph-properties fo:break-before="page"/>
      <style:text-properties officeooo:paragraph-rsid="03b68b49"/>
    </style:style>
    <style:style style:name="P868" style:family="paragraph" style:parent-style-name="Heading_20_1">
      <style:paragraph-properties fo:break-before="page"/>
      <style:text-properties officeooo:paragraph-rsid="03b7d242"/>
    </style:style>
    <style:style style:name="P869" style:family="paragraph" style:parent-style-name="Heading_20_1">
      <style:paragraph-properties fo:break-before="page"/>
      <style:text-properties officeooo:paragraph-rsid="04f8a119"/>
    </style:style>
    <style:style style:name="P870" style:family="paragraph" style:parent-style-name="Heading_20_1">
      <style:paragraph-properties fo:break-before="page"/>
      <style:text-properties officeooo:paragraph-rsid="03a8a324"/>
    </style:style>
    <style:style style:name="P871" style:family="paragraph" style:parent-style-name="Heading_20_1" style:list-style-name="">
      <style:paragraph-properties fo:break-before="page"/>
      <style:text-properties officeooo:rsid="05457818" officeooo:paragraph-rsid="05457818"/>
    </style:style>
    <style:style style:name="P872" style:family="paragraph" style:parent-style-name="Heading_20_1">
      <style:paragraph-properties fo:break-before="page"/>
      <style:text-properties officeooo:paragraph-rsid="03a9c365"/>
    </style:style>
    <style:style style:name="P873" style:family="paragraph" style:parent-style-name="Heading_20_1">
      <style:paragraph-properties fo:break-before="page"/>
      <style:text-properties officeooo:paragraph-rsid="03ad50bb"/>
    </style:style>
    <style:style style:name="P874" style:family="paragraph" style:parent-style-name="Heading_20_1">
      <style:paragraph-properties fo:break-before="page"/>
      <style:text-properties officeooo:paragraph-rsid="05654cc9"/>
    </style:style>
    <style:style style:name="P875" style:family="paragraph" style:parent-style-name="Heading_20_1">
      <style:paragraph-properties fo:break-before="page"/>
      <style:text-properties officeooo:rsid="064d1153" officeooo:paragraph-rsid="064d1153"/>
    </style:style>
    <style:style style:name="P876" style:family="paragraph" style:parent-style-name="Heading_20_1">
      <style:paragraph-properties fo:text-align="center" style:justify-single-word="false" fo:break-before="page"/>
      <style:text-properties officeooo:paragraph-rsid="00a3e871"/>
    </style:style>
    <style:style style:name="P877" style:family="paragraph" style:parent-style-name="Heading_20_1">
      <style:paragraph-properties fo:text-align="center" style:justify-single-word="false" fo:break-before="page"/>
      <style:text-properties officeooo:paragraph-rsid="045ba942"/>
    </style:style>
    <style:style style:name="P878" style:family="paragraph" style:parent-style-name="Heading_20_1">
      <style:paragraph-properties fo:break-before="page"/>
      <style:text-properties officeooo:paragraph-rsid="03af4eba"/>
    </style:style>
    <style:style style:name="P879" style:family="paragraph" style:parent-style-name="Preformatted_20_Text" style:list-style-name="L10"/>
    <style:style style:name="P880" style:family="paragraph" style:parent-style-name="Preformatted_20_Text" style:list-style-name="L24">
      <style:text-properties officeooo:paragraph-rsid="05315636"/>
    </style:style>
    <style:style style:name="P881" style:family="paragraph" style:parent-style-name="Ressurs" style:list-style-name="L6">
      <style:text-properties officeooo:paragraph-rsid="0120c39a"/>
    </style:style>
    <style:style style:name="P882"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83" style:family="paragraph" style:parent-style-name="Ressurs" style:list-style-name="L18"/>
    <style:style style:name="P884" style:family="paragraph" style:parent-style-name="Ressurs" style:list-style-name="L18">
      <style:text-properties officeooo:paragraph-rsid="0183cd80"/>
    </style:style>
    <style:style style:name="P885"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86" style:family="paragraph" style:parent-style-name="Ressurs" style:list-style-name="L18">
      <style:paragraph-properties fo:text-align="start" style:justify-single-word="false"/>
      <style:text-properties officeooo:paragraph-rsid="0183cd80"/>
    </style:style>
    <style:style style:name="P887" style:family="paragraph" style:parent-style-name="Ressurs" style:list-style-name="L18">
      <style:paragraph-properties fo:text-align="start" style:justify-single-word="false"/>
      <style:text-properties officeooo:rsid="0183cd80" officeooo:paragraph-rsid="0183cd80"/>
    </style:style>
    <style:style style:name="P888" style:family="paragraph" style:parent-style-name="Standard" style:list-style-name="L17"/>
    <style:style style:name="P889"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0" style:family="paragraph" style:parent-style-name="Text_20_body" style:list-style-name="">
      <style:text-properties officeooo:rsid="00b0df7b" officeooo:paragraph-rsid="00b0df7b"/>
    </style:style>
    <style:style style:name="P891" style:family="paragraph" style:parent-style-name="Text_20_body" style:list-style-name="L2"/>
    <style:style style:name="P892" style:family="paragraph" style:parent-style-name="Text_20_body" style:list-style-name="L2">
      <style:text-properties officeooo:rsid="0208f8d7" officeooo:paragraph-rsid="0208f8d7"/>
    </style:style>
    <style:style style:name="P89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94" style:family="paragraph" style:parent-style-name="Text_20_body" style:list-style-name="L3"/>
    <style:style style:name="P895" style:family="paragraph" style:parent-style-name="Text_20_body" style:list-style-name="L4">
      <style:text-properties fo:font-weight="bold" officeooo:rsid="0301d274" officeooo:paragraph-rsid="0301d274" style:font-weight-asian="bold" style:font-weight-complex="bold"/>
    </style:style>
    <style:style style:name="P896" style:family="paragraph" style:parent-style-name="Text_20_body" style:list-style-name="L5">
      <style:text-properties officeooo:rsid="02a82674"/>
    </style:style>
    <style:style style:name="P897" style:family="paragraph" style:parent-style-name="Text_20_body" style:list-style-name="L7">
      <style:text-properties officeooo:rsid="05eb688c" officeooo:paragraph-rsid="05eb688c"/>
    </style:style>
    <style:style style:name="P898" style:family="paragraph" style:parent-style-name="Text_20_body" style:list-style-name="L8">
      <style:text-properties officeooo:paragraph-rsid="05d47e88"/>
    </style:style>
    <style:style style:name="P899" style:family="paragraph" style:parent-style-name="Text_20_body" style:list-style-name="L9">
      <style:paragraph-properties fo:line-height="140%"/>
      <style:text-properties officeooo:paragraph-rsid="00fcaa1f"/>
    </style:style>
    <style:style style:name="P900" style:family="paragraph" style:parent-style-name="Text_20_body" style:list-style-name="L20">
      <style:paragraph-properties fo:line-height="140%"/>
    </style:style>
    <style:style style:name="P901" style:family="paragraph" style:parent-style-name="Text_20_body" style:list-style-name="L22">
      <style:paragraph-properties fo:line-height="140%"/>
      <style:text-properties officeooo:paragraph-rsid="0025e215"/>
    </style:style>
    <style:style style:name="P902" style:family="paragraph" style:parent-style-name="Text_20_body" style:list-style-name="L11"/>
    <style:style style:name="P903" style:family="paragraph" style:parent-style-name="Text_20_body" style:list-style-name="L12">
      <style:text-properties fo:font-style="normal" officeooo:rsid="04307aec" officeooo:paragraph-rsid="04307aec" style:font-style-asian="normal" style:font-style-complex="normal"/>
    </style:style>
    <style:style style:name="P90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05" style:family="paragraph" style:parent-style-name="Text_20_body" style:list-style-name="L12">
      <style:text-properties fo:font-style="normal" officeooo:rsid="06be5a4b" officeooo:paragraph-rsid="06be5a4b" style:font-style-asian="normal" style:font-style-complex="normal"/>
    </style:style>
    <style:style style:name="P906" style:family="paragraph" style:parent-style-name="Text_20_body" style:list-style-name="L12">
      <style:text-properties officeooo:rsid="04307aec" officeooo:paragraph-rsid="0432193f"/>
    </style:style>
    <style:style style:name="P907" style:family="paragraph" style:parent-style-name="Text_20_body" style:list-style-name="L13">
      <style:text-properties officeooo:paragraph-rsid="0280a911"/>
    </style:style>
    <style:style style:name="P908" style:family="paragraph" style:parent-style-name="Text_20_body" style:list-style-name="L15"/>
    <style:style style:name="P909" style:family="paragraph" style:parent-style-name="Text_20_body" style:list-style-name="L16"/>
    <style:style style:name="P910" style:family="paragraph" style:parent-style-name="Text_20_body" style:list-style-name="L19"/>
    <style:style style:name="P911" style:family="paragraph" style:parent-style-name="Text_20_body" style:list-style-name="L21"/>
    <style:style style:name="P912" style:family="paragraph" style:parent-style-name="Text_20_body" style:list-style-name="">
      <style:text-properties officeooo:rsid="01b20254" officeooo:paragraph-rsid="01c24673"/>
    </style:style>
    <style:style style:name="P913" style:family="paragraph" style:parent-style-name="Text_20_body" style:list-style-name="L23">
      <style:text-properties officeooo:paragraph-rsid="05f89226"/>
    </style:style>
    <style:style style:name="P914" style:family="paragraph" style:parent-style-name="Text_20_body" style:list-style-name="L23">
      <style:text-properties fo:font-weight="normal" officeooo:rsid="05f89226" officeooo:paragraph-rsid="05f89226" style:font-weight-asian="normal" style:font-weight-complex="normal"/>
    </style:style>
    <style:style style:name="P915" style:family="paragraph" style:parent-style-name="Text_20_body" style:list-style-name="L24">
      <style:text-properties officeooo:paragraph-rsid="0527acd7"/>
    </style:style>
    <style:style style:name="P916" style:family="paragraph" style:parent-style-name="Text_20_body" style:list-style-name="L24">
      <style:text-properties officeooo:paragraph-rsid="05302775"/>
    </style:style>
    <style:style style:name="P917" style:family="paragraph" style:parent-style-name="Text_20_body" style:list-style-name="L24">
      <style:text-properties officeooo:paragraph-rsid="052eb5af"/>
    </style:style>
    <style:style style:name="P918" style:family="paragraph" style:parent-style-name="Text_20_body" style:list-style-name="L25">
      <style:text-properties officeooo:paragraph-rsid="067ac293"/>
    </style:style>
    <style:style style:name="P919" style:family="paragraph" style:parent-style-name="Text_20_body" style:list-style-name="L26">
      <style:text-properties officeooo:paragraph-rsid="067ac293"/>
    </style:style>
    <style:style style:name="P920" style:family="paragraph" style:parent-style-name="Text_20_body" style:list-style-name="L27"/>
    <style:style style:name="P921" style:family="paragraph" style:parent-style-name="Text_20_body" style:list-style-name="L28"/>
    <style:style style:name="P922" style:family="paragraph" style:parent-style-name="Text_20_body" style:list-style-name="L29">
      <style:text-properties officeooo:rsid="06b69e0b" officeooo:paragraph-rsid="06b69e0b"/>
    </style:style>
    <style:style style:name="P923" style:family="paragraph" style:parent-style-name="Text_20_body" style:list-style-name="L30"/>
    <style:style style:name="P924" style:family="paragraph" style:parent-style-name="Text_20_body" style:list-style-name="L31">
      <style:text-properties officeooo:paragraph-rsid="045ba942"/>
    </style:style>
    <style:style style:name="P925" style:family="paragraph" style:parent-style-name="Text_20_body">
      <style:text-properties officeooo:paragraph-rsid="05f6bfad"/>
    </style:style>
    <style:style style:name="P926" style:family="paragraph" style:parent-style-name="Text_20_body" style:list-style-name="L3">
      <style:paragraph-properties fo:margin-top="0cm" fo:margin-bottom="0cm" loext:contextual-spacing="false"/>
    </style:style>
    <style:style style:name="P927" style:family="paragraph" style:parent-style-name="Text_20_body" style:list-style-name="L5">
      <style:paragraph-properties fo:margin-top="0cm" fo:margin-bottom="0cm" loext:contextual-spacing="false"/>
      <style:text-properties officeooo:rsid="02a82674"/>
    </style:style>
    <style:style style:name="P928" style:family="paragraph" style:parent-style-name="Text_20_body" style:list-style-name="L5">
      <style:paragraph-properties fo:margin-top="0cm" fo:margin-bottom="0cm" loext:contextual-spacing="false"/>
    </style:style>
    <style:style style:name="P929" style:family="paragraph" style:parent-style-name="Text_20_body" style:list-style-name="L9">
      <style:paragraph-properties fo:margin-top="0cm" fo:margin-bottom="0cm" loext:contextual-spacing="false" fo:line-height="140%"/>
      <style:text-properties officeooo:paragraph-rsid="00fcaa1f"/>
    </style:style>
    <style:style style:name="P930" style:family="paragraph" style:parent-style-name="Text_20_body" style:list-style-name="L20">
      <style:paragraph-properties fo:margin-top="0cm" fo:margin-bottom="0cm" loext:contextual-spacing="false" fo:line-height="140%"/>
    </style:style>
    <style:style style:name="P931" style:family="paragraph" style:parent-style-name="Text_20_body" style:list-style-name="L13">
      <style:paragraph-properties fo:margin-top="0cm" fo:margin-bottom="0cm" loext:contextual-spacing="false"/>
      <style:text-properties officeooo:paragraph-rsid="0280a911"/>
    </style:style>
    <style:style style:name="P932" style:family="paragraph" style:parent-style-name="Text_20_body" style:list-style-name="L19">
      <style:paragraph-properties fo:margin-top="0cm" fo:margin-bottom="0cm" loext:contextual-spacing="false"/>
    </style:style>
    <style:style style:name="P933" style:family="paragraph" style:parent-style-name="Text_20_body" style:list-style-name="L21">
      <style:paragraph-properties fo:margin-top="0cm" fo:margin-bottom="0cm" loext:contextual-spacing="false"/>
    </style:style>
    <style:style style:name="P934" style:family="paragraph" style:parent-style-name="Text_20_body" style:list-style-name="L22">
      <style:paragraph-properties fo:margin-top="0cm" fo:margin-bottom="0cm" loext:contextual-spacing="false"/>
      <style:text-properties officeooo:paragraph-rsid="0025e215"/>
    </style:style>
    <style:style style:name="P935" style:family="paragraph" style:parent-style-name="Text_20_body" style:list-style-name="L31">
      <style:paragraph-properties fo:margin-top="0cm" fo:margin-bottom="0cm" loext:contextual-spacing="false"/>
      <style:text-properties officeooo:paragraph-rsid="045ba942"/>
    </style:style>
    <style:style style:name="P936" style:family="paragraph" style:parent-style-name="Text_20_body" style:list-style-name="L14">
      <style:paragraph-properties fo:margin-top="0cm" fo:margin-bottom="0.046cm" loext:contextual-spacing="false"/>
    </style:style>
    <style:style style:name="P937"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officeooo:rsid="06f60972" style:font-size-asian="10.5pt"/>
    </style:style>
    <style:style style:name="T12" style:family="text">
      <style:text-properties fo:font-size="10pt" officeooo:rsid="06f6399a" style:font-size-asian="10.5pt"/>
    </style:style>
    <style:style style:name="T13" style:family="text">
      <style:text-properties fo:font-size="10pt" officeooo:rsid="06f6a25d" style:font-size-asian="10.5pt"/>
    </style:style>
    <style:style style:name="T14" style:family="text">
      <style:text-properties fo:font-size="10pt" fo:font-style="normal" officeooo:rsid="06e8c022" style:font-size-asian="10.5pt" style:font-style-asian="normal" style:font-style-complex="normal"/>
    </style:style>
    <style:style style:name="T15" style:family="text">
      <style:text-properties fo:font-size="10pt" fo:font-weight="normal" officeooo:rsid="06f65004" style:font-size-asian="10.5pt" style:font-weight-asian="normal"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76387a" style:font-weight-asian="bold" style:font-weight-complex="bold"/>
    </style:style>
    <style:style style:name="T19" style:family="text">
      <style:text-properties fo:font-weight="bold" officeooo:rsid="00778fa3" style:font-weight-asian="bold" style:font-weight-complex="bold"/>
    </style:style>
    <style:style style:name="T20" style:family="text">
      <style:text-properties fo:font-weight="bold" officeooo:rsid="00788a88" style:font-weight-asian="bold" style:font-weight-complex="bold"/>
    </style:style>
    <style:style style:name="T21" style:family="text">
      <style:text-properties fo:font-weight="bold" officeooo:rsid="008aca06" style:font-weight-asian="bold" style:font-weight-complex="bold"/>
    </style:style>
    <style:style style:name="T22" style:family="text">
      <style:text-properties fo:font-weight="bold" officeooo:rsid="008c829b" style:font-weight-asian="bold" style:font-weight-complex="bold"/>
    </style:style>
    <style:style style:name="T23" style:family="text">
      <style:text-properties fo:font-weight="bold" officeooo:rsid="001d2e4e" style:font-weight-asian="bold" style:font-weight-complex="bold"/>
    </style:style>
    <style:style style:name="T24" style:family="text">
      <style:text-properties fo:font-weight="bold" officeooo:rsid="009ba37a" style:font-weight-asian="bold" style:font-weight-complex="bold"/>
    </style:style>
    <style:style style:name="T25" style:family="text">
      <style:text-properties fo:font-weight="bold" officeooo:rsid="00c256aa" style:font-weight-asian="bold" style:font-weight-complex="bold"/>
    </style:style>
    <style:style style:name="T26" style:family="text">
      <style:text-properties fo:font-weight="bold" officeooo:rsid="00c3bf50" style:font-weight-asian="bold" style:font-weight-complex="bold"/>
    </style:style>
    <style:style style:name="T27" style:family="text">
      <style:text-properties fo:font-weight="bold" officeooo:rsid="00cbf2aa" style:font-weight-asian="bold" style:font-weight-complex="bold"/>
    </style:style>
    <style:style style:name="T28" style:family="text">
      <style:text-properties fo:font-weight="bold" officeooo:rsid="00cc97b3" style:font-weight-asian="bold" style:font-weight-complex="bold"/>
    </style:style>
    <style:style style:name="T29" style:family="text">
      <style:text-properties fo:font-weight="bold" officeooo:rsid="00cdb3d6" style:font-weight-asian="bold" style:font-weight-complex="bold"/>
    </style:style>
    <style:style style:name="T30" style:family="text">
      <style:text-properties fo:font-weight="bold" officeooo:rsid="00cdbde3" style:font-weight-asian="bold" style:font-weight-complex="bold"/>
    </style:style>
    <style:style style:name="T31" style:family="text">
      <style:text-properties fo:font-weight="bold" officeooo:rsid="00cfdd57" style:font-weight-asian="bold" style:font-weight-complex="bold"/>
    </style:style>
    <style:style style:name="T32" style:family="text">
      <style:text-properties fo:font-weight="bold" officeooo:rsid="00da912c" style:font-weight-asian="bold" style:font-weight-complex="bold"/>
    </style:style>
    <style:style style:name="T33" style:family="text">
      <style:text-properties fo:font-weight="bold" officeooo:rsid="00f6088f" style:font-weight-asian="bold" style:font-weight-complex="bold"/>
    </style:style>
    <style:style style:name="T34" style:family="text">
      <style:text-properties fo:font-weight="bold" officeooo:rsid="00fcaa1f" style:font-weight-asian="bold" style:font-weight-complex="bold"/>
    </style:style>
    <style:style style:name="T35" style:family="text">
      <style:text-properties fo:font-weight="bold" officeooo:rsid="00fdf7f9" style:font-weight-asian="bold" style:font-weight-complex="bold"/>
    </style:style>
    <style:style style:name="T36" style:family="text">
      <style:text-properties fo:font-weight="bold" officeooo:rsid="00fe8b1b" style:font-weight-asian="bold" style:font-weight-complex="bold"/>
    </style:style>
    <style:style style:name="T37" style:family="text">
      <style:text-properties fo:font-weight="bold" officeooo:rsid="01015844" style:font-weight-asian="bold" style:font-weight-complex="bold"/>
    </style:style>
    <style:style style:name="T38" style:family="text">
      <style:text-properties fo:font-weight="bold" officeooo:rsid="01029315" style:font-weight-asian="bold" style:font-weight-complex="bold"/>
    </style:style>
    <style:style style:name="T39" style:family="text">
      <style:text-properties fo:font-weight="bold" officeooo:rsid="01040617" style:font-weight-asian="bold" style:font-weight-complex="bold"/>
    </style:style>
    <style:style style:name="T40" style:family="text">
      <style:text-properties fo:font-weight="bold" officeooo:rsid="010b5659" style:font-weight-asian="bold" style:font-weight-complex="bold"/>
    </style:style>
    <style:style style:name="T41" style:family="text">
      <style:text-properties fo:font-weight="bold" officeooo:rsid="010df82e" style:font-weight-asian="bold" style:font-weight-complex="bold"/>
    </style:style>
    <style:style style:name="T42" style:family="text">
      <style:text-properties fo:font-weight="bold" officeooo:rsid="0120c39a" style:font-weight-asian="bold" style:font-weight-complex="bold"/>
    </style:style>
    <style:style style:name="T43" style:family="text">
      <style:text-properties fo:font-weight="bold" officeooo:rsid="013413df" style:font-weight-asian="bold" style:font-weight-complex="bold"/>
    </style:style>
    <style:style style:name="T44" style:family="text">
      <style:text-properties fo:font-weight="bold" officeooo:rsid="014aabac" style:font-weight-asian="bold" style:font-weight-complex="bold"/>
    </style:style>
    <style:style style:name="T45" style:family="text">
      <style:text-properties fo:font-weight="bold" officeooo:rsid="015e951c" style:font-weight-asian="bold" style:font-weight-complex="bold"/>
    </style:style>
    <style:style style:name="T46" style:family="text">
      <style:text-properties fo:font-weight="bold" officeooo:rsid="016395a2" style:font-weight-asian="bold" style:font-weight-complex="bold"/>
    </style:style>
    <style:style style:name="T47" style:family="text">
      <style:text-properties fo:font-weight="bold" officeooo:rsid="0178cfe9" style:font-weight-asian="bold" style:font-weight-complex="bold"/>
    </style:style>
    <style:style style:name="T48" style:family="text">
      <style:text-properties fo:font-weight="bold" officeooo:rsid="0188ff93" style:font-weight-asian="bold" style:font-weight-complex="bold"/>
    </style:style>
    <style:style style:name="T49" style:family="text">
      <style:text-properties fo:font-weight="bold" officeooo:rsid="01bcc5ec" style:font-weight-asian="bold" style:font-weight-complex="bold"/>
    </style:style>
    <style:style style:name="T50" style:family="text">
      <style:text-properties fo:font-weight="bold" officeooo:rsid="01be86fc" style:font-weight-asian="bold" style:font-weight-complex="bold"/>
    </style:style>
    <style:style style:name="T51" style:family="text">
      <style:text-properties fo:font-weight="bold" officeooo:rsid="01858d6e" style:font-weight-asian="bold" style:font-weight-complex="bold"/>
    </style:style>
    <style:style style:name="T52" style:family="text">
      <style:text-properties fo:font-weight="bold" officeooo:rsid="0193da1f" style:font-weight-asian="bold" style:font-weight-complex="bold"/>
    </style:style>
    <style:style style:name="T53" style:family="text">
      <style:text-properties fo:font-weight="bold" officeooo:rsid="01de6a3a" style:font-weight-asian="bold" style:font-weight-complex="bold"/>
    </style:style>
    <style:style style:name="T54" style:family="text">
      <style:text-properties fo:font-weight="bold" officeooo:rsid="01e502ca" style:font-weight-asian="bold" style:font-weight-complex="bold"/>
    </style:style>
    <style:style style:name="T55" style:family="text">
      <style:text-properties fo:font-weight="bold" officeooo:rsid="02247cd6" style:font-weight-asian="bold" style:font-weight-complex="bold"/>
    </style:style>
    <style:style style:name="T56" style:family="text">
      <style:text-properties fo:font-weight="bold" officeooo:rsid="024230a4" style:font-weight-asian="bold" style:font-weight-complex="bold"/>
    </style:style>
    <style:style style:name="T57" style:family="text">
      <style:text-properties fo:font-weight="bold" officeooo:rsid="0246c40c" style:font-weight-asian="bold" style:font-weight-complex="bold"/>
    </style:style>
    <style:style style:name="T58" style:family="text">
      <style:text-properties fo:font-weight="bold" officeooo:rsid="02646cfa" style:font-weight-asian="bold" style:font-weight-complex="bold"/>
    </style:style>
    <style:style style:name="T59" style:family="text">
      <style:text-properties fo:font-weight="bold" officeooo:rsid="0219c073" style:font-weight-asian="bold" style:font-weight-complex="bold"/>
    </style:style>
    <style:style style:name="T60" style:family="text">
      <style:text-properties fo:font-weight="bold" officeooo:rsid="0276706c" style:font-weight-asian="bold" style:font-weight-complex="bold"/>
    </style:style>
    <style:style style:name="T61" style:family="text">
      <style:text-properties fo:font-weight="bold" officeooo:rsid="027f2d05" style:font-weight-asian="bold" style:font-weight-complex="bold"/>
    </style:style>
    <style:style style:name="T62" style:family="text">
      <style:text-properties fo:font-weight="bold" officeooo:rsid="0150ec61" style:font-weight-asian="bold" style:font-weight-complex="bold"/>
    </style:style>
    <style:style style:name="T63" style:family="text">
      <style:text-properties fo:font-weight="bold" officeooo:rsid="0280a911" style:font-weight-asian="bold" style:font-weight-complex="bold"/>
    </style:style>
    <style:style style:name="T64" style:family="text">
      <style:text-properties fo:font-weight="bold" officeooo:rsid="0289c96d" style:font-weight-asian="bold" style:font-weight-complex="bold"/>
    </style:style>
    <style:style style:name="T65" style:family="text">
      <style:text-properties fo:font-weight="bold" officeooo:rsid="028d8c95" style:font-weight-asian="bold" style:font-weight-complex="bold"/>
    </style:style>
    <style:style style:name="T66" style:family="text">
      <style:text-properties fo:font-weight="bold" officeooo:rsid="02918581" style:font-weight-asian="bold" style:font-weight-complex="bold"/>
    </style:style>
    <style:style style:name="T67" style:family="text">
      <style:text-properties fo:font-weight="bold" officeooo:rsid="02b45333" style:font-weight-asian="bold" style:font-weight-complex="bold"/>
    </style:style>
    <style:style style:name="T68" style:family="text">
      <style:text-properties fo:font-weight="bold" officeooo:rsid="02c731a4" style:font-weight-asian="bold" style:font-weight-complex="bold"/>
    </style:style>
    <style:style style:name="T69" style:family="text">
      <style:text-properties fo:font-weight="bold" officeooo:rsid="02cdfd22" style:font-weight-asian="bold" style:font-weight-complex="bold"/>
    </style:style>
    <style:style style:name="T70" style:family="text">
      <style:text-properties fo:font-weight="bold" officeooo:rsid="02d05796" style:font-weight-asian="bold" style:font-weight-complex="bold"/>
    </style:style>
    <style:style style:name="T71" style:family="text">
      <style:text-properties fo:font-weight="bold" officeooo:rsid="02d2e2ca" style:font-weight-asian="bold" style:font-weight-complex="bold"/>
    </style:style>
    <style:style style:name="T72" style:family="text">
      <style:text-properties fo:font-weight="bold" officeooo:rsid="0182eeef" style:font-weight-asian="bold" style:font-weight-complex="bold"/>
    </style:style>
    <style:style style:name="T73" style:family="text">
      <style:text-properties fo:font-weight="bold" officeooo:rsid="02dae4a6" style:font-weight-asian="bold" style:font-weight-complex="bold"/>
    </style:style>
    <style:style style:name="T74" style:family="text">
      <style:text-properties fo:font-weight="bold" officeooo:rsid="02dcd081" style:font-weight-asian="bold" style:font-weight-complex="bold"/>
    </style:style>
    <style:style style:name="T75" style:family="text">
      <style:text-properties fo:font-weight="bold" officeooo:rsid="014a4d16" style:font-weight-asian="bold" style:font-weight-complex="bold"/>
    </style:style>
    <style:style style:name="T76" style:family="text">
      <style:text-properties fo:font-weight="bold" officeooo:rsid="02e7d8c8" style:font-weight-asian="bold" style:font-weight-complex="bold"/>
    </style:style>
    <style:style style:name="T77" style:family="text">
      <style:text-properties fo:font-weight="bold" officeooo:rsid="02e9ae6b" style:font-weight-asian="bold" style:font-weight-complex="bold"/>
    </style:style>
    <style:style style:name="T78" style:family="text">
      <style:text-properties fo:font-weight="bold" officeooo:rsid="02f109ce" style:font-weight-asian="bold" style:font-weight-complex="bold"/>
    </style:style>
    <style:style style:name="T79" style:family="text">
      <style:text-properties fo:font-weight="bold" officeooo:rsid="02113eed" style:font-weight-asian="bold" style:font-weight-complex="bold"/>
    </style:style>
    <style:style style:name="T80" style:family="text">
      <style:text-properties fo:font-weight="bold" officeooo:rsid="0304eb55" style:font-weight-asian="bold" style:font-weight-complex="bold"/>
    </style:style>
    <style:style style:name="T81" style:family="text">
      <style:text-properties fo:font-weight="bold" officeooo:rsid="03067e83" style:font-weight-asian="bold" style:font-weight-complex="bold"/>
    </style:style>
    <style:style style:name="T82" style:family="text">
      <style:text-properties fo:font-weight="bold" officeooo:rsid="02cf767e" style:font-weight-asian="bold" style:font-weight-complex="bold"/>
    </style:style>
    <style:style style:name="T83" style:family="text">
      <style:text-properties fo:font-weight="bold" officeooo:rsid="032406f7" style:font-weight-asian="bold" style:font-weight-complex="bold"/>
    </style:style>
    <style:style style:name="T84" style:family="text">
      <style:text-properties fo:font-weight="bold" officeooo:rsid="032f2a63" style:font-weight-asian="bold" style:font-weight-complex="bold"/>
    </style:style>
    <style:style style:name="T85" style:family="text">
      <style:text-properties fo:font-weight="bold" officeooo:rsid="032d76d5" style:font-weight-asian="bold" style:font-weight-complex="bold"/>
    </style:style>
    <style:style style:name="T86" style:family="text">
      <style:text-properties fo:font-weight="bold" officeooo:rsid="033245c2" style:font-weight-asian="bold" style:font-weight-complex="bold"/>
    </style:style>
    <style:style style:name="T87" style:family="text">
      <style:text-properties fo:font-weight="bold" officeooo:rsid="033bad32" style:font-weight-asian="bold" style:font-weight-complex="bold"/>
    </style:style>
    <style:style style:name="T88" style:family="text">
      <style:text-properties fo:font-weight="bold" officeooo:rsid="033c1205" style:font-weight-asian="bold" style:font-weight-complex="bold"/>
    </style:style>
    <style:style style:name="T89" style:family="text">
      <style:text-properties fo:font-weight="bold" officeooo:rsid="0343b102" style:font-weight-asian="bold" style:font-weight-complex="bold"/>
    </style:style>
    <style:style style:name="T90" style:family="text">
      <style:text-properties fo:font-weight="bold" officeooo:rsid="035d315a" style:font-weight-asian="bold" style:font-weight-complex="bold"/>
    </style:style>
    <style:style style:name="T91" style:family="text">
      <style:text-properties fo:font-weight="bold" officeooo:rsid="035148aa" style:font-weight-asian="bold" style:font-weight-complex="bold"/>
    </style:style>
    <style:style style:name="T92" style:family="text">
      <style:text-properties fo:font-weight="bold" officeooo:rsid="03605bd8" style:font-weight-asian="bold" style:font-weight-complex="bold"/>
    </style:style>
    <style:style style:name="T93" style:family="text">
      <style:text-properties fo:font-weight="bold" officeooo:rsid="03612882" style:font-weight-asian="bold" style:font-weight-complex="bold"/>
    </style:style>
    <style:style style:name="T94" style:family="text">
      <style:text-properties fo:font-weight="bold" officeooo:rsid="036bfe9a" style:font-weight-asian="bold" style:font-weight-complex="bold"/>
    </style:style>
    <style:style style:name="T95" style:family="text">
      <style:text-properties fo:font-weight="bold" officeooo:rsid="036e8ae2" style:font-weight-asian="bold" style:font-weight-complex="bold"/>
    </style:style>
    <style:style style:name="T96" style:family="text">
      <style:text-properties fo:font-weight="bold" officeooo:rsid="03767293" style:font-weight-asian="bold" style:font-weight-complex="bold"/>
    </style:style>
    <style:style style:name="T97" style:family="text">
      <style:text-properties fo:font-weight="bold" officeooo:rsid="03780e98" style:font-weight-asian="bold" style:font-weight-complex="bold"/>
    </style:style>
    <style:style style:name="T98" style:family="text">
      <style:text-properties fo:font-weight="bold" officeooo:rsid="037a8dbb" style:font-weight-asian="bold" style:font-weight-complex="bold"/>
    </style:style>
    <style:style style:name="T99" style:family="text">
      <style:text-properties fo:font-weight="bold" officeooo:rsid="037d9f55" style:font-weight-asian="bold" style:font-weight-complex="bold"/>
    </style:style>
    <style:style style:name="T100" style:family="text">
      <style:text-properties fo:font-weight="bold" officeooo:rsid="038aaaf8" style:font-weight-asian="bold" style:font-weight-complex="bold"/>
    </style:style>
    <style:style style:name="T101" style:family="text">
      <style:text-properties fo:font-weight="bold" officeooo:rsid="038e52c9" style:font-weight-asian="bold" style:font-weight-complex="bold"/>
    </style:style>
    <style:style style:name="T102" style:family="text">
      <style:text-properties fo:font-weight="bold" officeooo:rsid="038fd54c" style:font-weight-asian="bold" style:font-weight-complex="bold"/>
    </style:style>
    <style:style style:name="T103" style:family="text">
      <style:text-properties fo:font-weight="bold" officeooo:rsid="03901bb6" style:font-weight-asian="bold" style:font-weight-complex="bold"/>
    </style:style>
    <style:style style:name="T104" style:family="text">
      <style:text-properties fo:font-weight="bold" officeooo:rsid="0393e0d2" style:font-weight-asian="bold" style:font-weight-complex="bold"/>
    </style:style>
    <style:style style:name="T105" style:family="text">
      <style:text-properties fo:font-weight="bold" officeooo:rsid="0395a0ae" style:font-weight-asian="bold" style:font-weight-complex="bold"/>
    </style:style>
    <style:style style:name="T106" style:family="text">
      <style:text-properties fo:font-weight="bold" officeooo:rsid="03972222" style:font-weight-asian="bold" style:font-weight-complex="bold"/>
    </style:style>
    <style:style style:name="T107" style:family="text">
      <style:text-properties fo:font-weight="bold" officeooo:rsid="03c4792e" style:font-weight-asian="bold" style:font-weight-complex="bold"/>
    </style:style>
    <style:style style:name="T108" style:family="text">
      <style:text-properties fo:font-weight="bold" officeooo:rsid="03d68edf" style:font-weight-asian="bold" style:font-weight-complex="bold"/>
    </style:style>
    <style:style style:name="T109" style:family="text">
      <style:text-properties fo:font-weight="bold" officeooo:rsid="03dd8ca1" style:font-weight-asian="bold" style:font-weight-complex="bold"/>
    </style:style>
    <style:style style:name="T110" style:family="text">
      <style:text-properties fo:font-weight="bold" officeooo:rsid="04012c93" style:font-weight-asian="bold" style:font-weight-complex="bold"/>
    </style:style>
    <style:style style:name="T111" style:family="text">
      <style:text-properties fo:font-weight="bold" officeooo:rsid="040ecf3a" style:font-weight-asian="bold" style:font-weight-complex="bold"/>
    </style:style>
    <style:style style:name="T112" style:family="text">
      <style:text-properties fo:font-weight="bold" officeooo:rsid="03365966" style:font-weight-asian="bold" style:font-weight-complex="bold"/>
    </style:style>
    <style:style style:name="T113" style:family="text">
      <style:text-properties fo:font-weight="bold" officeooo:rsid="041f008e" style:font-weight-asian="bold" style:font-weight-complex="bold"/>
    </style:style>
    <style:style style:name="T114" style:family="text">
      <style:text-properties fo:font-weight="bold" officeooo:rsid="04388927" style:font-weight-asian="bold" style:font-weight-complex="bold"/>
    </style:style>
    <style:style style:name="T115" style:family="text">
      <style:text-properties fo:font-weight="bold" officeooo:rsid="0455b507" style:font-weight-asian="bold" style:font-weight-complex="bold"/>
    </style:style>
    <style:style style:name="T116" style:family="text">
      <style:text-properties fo:font-weight="bold" officeooo:rsid="0457a18c" style:font-weight-asian="bold" style:font-weight-complex="bold"/>
    </style:style>
    <style:style style:name="T117" style:family="text">
      <style:text-properties fo:font-weight="bold" officeooo:rsid="04ae5d04" style:font-weight-asian="bold" style:font-weight-complex="bold"/>
    </style:style>
    <style:style style:name="T118" style:family="text">
      <style:text-properties fo:font-weight="bold" officeooo:rsid="04ef37a2" style:font-weight-asian="bold" style:font-weight-complex="bold"/>
    </style:style>
    <style:style style:name="T119" style:family="text">
      <style:text-properties fo:font-weight="bold" officeooo:rsid="05013dce" style:font-weight-asian="bold" style:font-weight-complex="bold"/>
    </style:style>
    <style:style style:name="T120" style:family="text">
      <style:text-properties fo:font-weight="bold" officeooo:rsid="0503277b" style:font-weight-asian="bold" style:font-weight-complex="bold"/>
    </style:style>
    <style:style style:name="T121" style:family="text">
      <style:text-properties fo:font-weight="bold" officeooo:rsid="0504ef0d" style:font-weight-asian="bold" style:font-weight-complex="bold"/>
    </style:style>
    <style:style style:name="T122" style:family="text">
      <style:text-properties fo:font-weight="bold" officeooo:rsid="050a062a" style:font-weight-asian="bold" style:font-weight-complex="bold"/>
    </style:style>
    <style:style style:name="T123" style:family="text">
      <style:text-properties fo:font-weight="bold" officeooo:rsid="050c9f66" style:font-weight-asian="bold" style:font-weight-complex="bold"/>
    </style:style>
    <style:style style:name="T124" style:family="text">
      <style:text-properties fo:font-weight="bold" officeooo:rsid="05200c65" style:font-weight-asian="bold" style:font-weight-complex="bold"/>
    </style:style>
    <style:style style:name="T125" style:family="text">
      <style:text-properties fo:font-weight="bold" officeooo:rsid="053d502f" style:font-weight-asian="bold" style:font-weight-complex="bold"/>
    </style:style>
    <style:style style:name="T126" style:family="text">
      <style:text-properties fo:font-weight="bold" officeooo:rsid="054cd12b" style:font-weight-asian="bold" style:font-weight-complex="bold"/>
    </style:style>
    <style:style style:name="T127" style:family="text">
      <style:text-properties fo:font-weight="bold" officeooo:rsid="05531e8f" style:font-weight-asian="bold" style:font-weight-complex="bold"/>
    </style:style>
    <style:style style:name="T128" style:family="text">
      <style:text-properties fo:font-weight="bold" officeooo:rsid="0571fb62" style:font-weight-asian="bold" style:font-weight-complex="bold"/>
    </style:style>
    <style:style style:name="T129" style:family="text">
      <style:text-properties fo:font-weight="bold" officeooo:rsid="057c1d45" style:font-weight-asian="bold" style:font-weight-complex="bold"/>
    </style:style>
    <style:style style:name="T130" style:family="text">
      <style:text-properties fo:font-weight="bold" officeooo:rsid="058986d5" style:font-weight-asian="bold" style:font-weight-complex="bold"/>
    </style:style>
    <style:style style:name="T131" style:family="text">
      <style:text-properties fo:font-weight="bold" officeooo:rsid="0596dc68" style:font-weight-asian="bold" style:font-weight-complex="bold"/>
    </style:style>
    <style:style style:name="T132" style:family="text">
      <style:text-properties fo:font-weight="bold" officeooo:rsid="0598c288" style:font-weight-asian="bold" style:font-weight-complex="bold"/>
    </style:style>
    <style:style style:name="T133" style:family="text">
      <style:text-properties fo:font-weight="bold" officeooo:rsid="05b96cd7" style:font-weight-asian="bold" style:font-weight-complex="bold"/>
    </style:style>
    <style:style style:name="T134" style:family="text">
      <style:text-properties fo:font-weight="bold" officeooo:rsid="05c8491f" style:font-weight-asian="bold" style:font-weight-complex="bold"/>
    </style:style>
    <style:style style:name="T135" style:family="text">
      <style:text-properties fo:font-weight="bold" officeooo:rsid="05ca421c" style:font-weight-asian="bold" style:font-weight-complex="bold"/>
    </style:style>
    <style:style style:name="T136" style:family="text">
      <style:text-properties fo:font-weight="bold" officeooo:rsid="05d47e88" style:font-weight-asian="bold" style:font-weight-complex="bold"/>
    </style:style>
    <style:style style:name="T137" style:family="text">
      <style:text-properties fo:font-weight="bold" officeooo:rsid="05d6f73d" style:font-weight-asian="bold" style:font-weight-complex="bold"/>
    </style:style>
    <style:style style:name="T138" style:family="text">
      <style:text-properties fo:font-weight="bold" officeooo:rsid="05d228c1" style:font-weight-asian="bold" style:font-weight-complex="bold"/>
    </style:style>
    <style:style style:name="T139" style:family="text">
      <style:text-properties fo:font-weight="bold" officeooo:rsid="05df0477" style:font-weight-asian="bold" style:font-weight-complex="bold"/>
    </style:style>
    <style:style style:name="T140" style:family="text">
      <style:text-properties fo:font-weight="bold" officeooo:rsid="05f493cd" style:font-weight-asian="bold" style:font-weight-complex="bold"/>
    </style:style>
    <style:style style:name="T141" style:family="text">
      <style:text-properties fo:font-weight="bold" officeooo:rsid="05fa70c2" style:font-weight-asian="bold" style:font-weight-complex="bold"/>
    </style:style>
    <style:style style:name="T142" style:family="text">
      <style:text-properties fo:font-weight="bold" officeooo:rsid="06002dd4" style:font-weight-asian="bold" style:font-weight-complex="bold"/>
    </style:style>
    <style:style style:name="T143" style:family="text">
      <style:text-properties fo:font-weight="bold" officeooo:rsid="061bc0d3" style:font-weight-asian="bold" style:font-weight-complex="bold"/>
    </style:style>
    <style:style style:name="T144" style:family="text">
      <style:text-properties fo:font-weight="bold" officeooo:rsid="061cf664" style:font-weight-asian="bold" style:font-weight-complex="bold"/>
    </style:style>
    <style:style style:name="T145" style:family="text">
      <style:text-properties fo:font-weight="bold" officeooo:rsid="0620392d" style:font-weight-asian="bold" style:font-weight-complex="bold"/>
    </style:style>
    <style:style style:name="T146" style:family="text">
      <style:text-properties fo:font-weight="bold" officeooo:rsid="063306f8" style:font-weight-asian="bold" style:font-weight-complex="bold"/>
    </style:style>
    <style:style style:name="T147" style:family="text">
      <style:text-properties fo:font-weight="bold" officeooo:rsid="06347e98" style:font-weight-asian="bold" style:font-weight-complex="bold"/>
    </style:style>
    <style:style style:name="T148" style:family="text">
      <style:text-properties fo:font-weight="bold" officeooo:rsid="0633c42f" style:font-weight-asian="bold" style:font-weight-complex="bold"/>
    </style:style>
    <style:style style:name="T149" style:family="text">
      <style:text-properties fo:font-weight="bold" officeooo:rsid="0643dfcd" style:font-weight-asian="bold" style:font-weight-complex="bold"/>
    </style:style>
    <style:style style:name="T150" style:family="text">
      <style:text-properties fo:font-weight="bold" officeooo:rsid="067571e6" style:font-weight-asian="bold" style:font-weight-complex="bold"/>
    </style:style>
    <style:style style:name="T151" style:family="text">
      <style:text-properties fo:font-weight="bold" officeooo:rsid="0680b0d1" style:font-weight-asian="bold" style:font-weight-complex="bold"/>
    </style:style>
    <style:style style:name="T152" style:family="text">
      <style:text-properties fo:font-weight="bold" officeooo:rsid="0685dfab" style:font-weight-asian="bold" style:font-weight-complex="bold"/>
    </style:style>
    <style:style style:name="T153" style:family="text">
      <style:text-properties fo:font-weight="bold" officeooo:rsid="012483e1" style:font-weight-asian="bold" style:font-weight-complex="bold"/>
    </style:style>
    <style:style style:name="T154" style:family="text">
      <style:text-properties fo:font-weight="bold" officeooo:rsid="06c029e4" style:font-weight-asian="bold" style:font-weight-complex="bold"/>
    </style:style>
    <style:style style:name="T155" style:family="text">
      <style:text-properties fo:font-weight="bold" officeooo:rsid="06de4276" style:font-weight-asian="bold" style:font-weight-complex="bold"/>
    </style:style>
    <style:style style:name="T156" style:family="text">
      <style:text-properties fo:font-weight="bold" officeooo:rsid="06e1d537" style:font-weight-asian="bold" style:font-weight-complex="bold"/>
    </style:style>
    <style:style style:name="T157" style:family="text">
      <style:text-properties fo:font-weight="bold" officeooo:rsid="06f4b42e"/>
    </style:style>
    <style:style style:name="T158" style:family="text">
      <style:text-properties fo:font-style="italic" fo:font-weight="bold"/>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fe8b1b" style:font-style-asian="italic" style:font-weight-asian="bold" style:font-style-complex="italic" style:font-weight-complex="bold"/>
    </style:style>
    <style:style style:name="T161" style:family="text">
      <style:text-properties fo:font-style="italic" fo:font-weight="bold" officeooo:rsid="018bc724" style:font-style-asian="italic" style:font-weight-asian="bold" style:font-style-complex="italic" style:font-weight-complex="bold"/>
    </style:style>
    <style:style style:name="T162" style:family="text">
      <style:text-properties fo:font-style="italic" fo:font-weight="bold" officeooo:rsid="0212a90d" style:font-style-asian="italic" style:font-weight-asian="bold" style:font-style-complex="italic" style:font-weight-complex="bold"/>
    </style:style>
    <style:style style:name="T163" style:family="text">
      <style:text-properties fo:font-style="italic" fo:font-weight="bold" officeooo:rsid="022b8a00" style:font-style-asian="italic" style:font-weight-asian="bold" style:font-style-complex="italic" style:font-weight-complex="bold"/>
    </style:style>
    <style:style style:name="T164" style:family="text">
      <style:text-properties fo:font-style="italic" fo:font-weight="bold" officeooo:rsid="0280a911" style:font-style-asian="italic" style:font-weight-asian="bold" style:font-style-complex="italic" style:font-weight-complex="bold"/>
    </style:style>
    <style:style style:name="T165" style:family="text">
      <style:text-properties fo:font-style="italic" fo:font-weight="bold" officeooo:rsid="02918581" style:font-style-asian="italic" style:font-weight-asian="bold" style:font-style-complex="italic" style:font-weight-complex="bold"/>
    </style:style>
    <style:style style:name="T166" style:family="text">
      <style:text-properties fo:font-style="italic" fo:font-weight="bold" officeooo:rsid="02b71efc" style:font-style-asian="italic" style:font-weight-asian="bold" style:font-style-complex="italic" style:font-weight-complex="bold"/>
    </style:style>
    <style:style style:name="T167" style:family="text">
      <style:text-properties fo:font-style="italic" fo:font-weight="bold" officeooo:rsid="02cf767e" style:font-style-asian="italic" style:font-weight-asian="bold" style:font-style-complex="italic" style:font-weight-complex="bold"/>
    </style:style>
    <style:style style:name="T168" style:family="text">
      <style:text-properties fo:font-style="italic" fo:font-weight="bold" officeooo:rsid="01816892" style:font-style-asian="italic" style:font-weight-asian="bold" style:font-style-complex="italic" style:font-weight-complex="bold"/>
    </style:style>
    <style:style style:name="T169" style:family="text">
      <style:text-properties fo:font-style="italic" fo:font-weight="bold" officeooo:rsid="02b72bd2" style:font-style-asian="italic" style:font-weight-asian="bold" style:font-style-complex="italic" style:font-weight-complex="bold"/>
    </style:style>
    <style:style style:name="T170" style:family="text">
      <style:text-properties fo:font-style="italic" fo:font-weight="bold" officeooo:rsid="05d47e88" style:font-style-asian="italic" style:font-weight-asian="bold" style:font-style-complex="italic" style:font-weight-complex="bold"/>
    </style:style>
    <style:style style:name="T171" style:family="text">
      <style:text-properties fo:font-style="italic" fo:font-weight="bold" officeooo:rsid="06a737c6" style:font-style-asian="italic" style:font-weight-asian="bold" style:font-style-complex="italic" style:font-weight-complex="bold"/>
    </style:style>
    <style:style style:name="T172" style:family="text">
      <style:text-properties fo:font-style="italic" style:font-style-asian="italic" style:font-style-complex="italic"/>
    </style:style>
    <style:style style:name="T173" style:family="text">
      <style:text-properties fo:font-style="italic" officeooo:rsid="00fe8b1b" style:font-style-asian="italic" style:font-style-complex="italic"/>
    </style:style>
    <style:style style:name="T174" style:family="text">
      <style:text-properties fo:font-style="italic" officeooo:rsid="01065e5d" style:font-style-asian="italic" style:font-style-complex="italic"/>
    </style:style>
    <style:style style:name="T175" style:family="text">
      <style:text-properties fo:font-style="italic" officeooo:rsid="012483e1" style:font-style-asian="italic" style:font-style-complex="italic"/>
    </style:style>
    <style:style style:name="T176" style:family="text">
      <style:text-properties fo:font-style="italic" officeooo:rsid="01032b21" style:font-style-asian="italic" style:font-style-complex="italic"/>
    </style:style>
    <style:style style:name="T177" style:family="text">
      <style:text-properties fo:font-style="italic" officeooo:rsid="0165b229" style:font-style-asian="italic" style:font-style-complex="italic"/>
    </style:style>
    <style:style style:name="T178" style:family="text">
      <style:text-properties fo:font-style="italic" officeooo:rsid="022b8a00" style:font-style-asian="italic" style:font-style-complex="italic"/>
    </style:style>
    <style:style style:name="T179" style:family="text">
      <style:text-properties fo:font-style="italic" officeooo:rsid="038771d8" style:font-style-asian="italic" style:font-style-complex="italic"/>
    </style:style>
    <style:style style:name="T180" style:family="text">
      <style:text-properties fo:font-style="italic" officeooo:rsid="03c4792e" style:font-style-asian="italic" style:font-style-complex="italic"/>
    </style:style>
    <style:style style:name="T181" style:family="text">
      <style:text-properties fo:font-style="italic" officeooo:rsid="040bd25e" style:font-style-asian="italic" style:font-style-complex="italic"/>
    </style:style>
    <style:style style:name="T182" style:family="text">
      <style:text-properties fo:font-style="italic" officeooo:rsid="04269281" style:font-style-asian="italic" style:font-style-complex="italic"/>
    </style:style>
    <style:style style:name="T183" style:family="text">
      <style:text-properties fo:font-style="italic" officeooo:rsid="04d451f8" style:font-style-asian="italic" style:font-style-complex="italic"/>
    </style:style>
    <style:style style:name="T184" style:family="text">
      <style:text-properties fo:font-style="italic" officeooo:rsid="069c3d34" style:font-style-asian="italic" style:font-style-complex="italic"/>
    </style:style>
    <style:style style:name="T185" style:family="text">
      <style:text-properties fo:font-style="italic" fo:font-weight="normal" officeooo:rsid="018d697a" style:font-style-asian="italic" style:font-weight-asian="normal" style:font-style-complex="italic" style:font-weight-complex="normal"/>
    </style:style>
    <style:style style:name="T186" style:family="text">
      <style:text-properties fo:font-style="italic" fo:font-weight="normal" officeooo:rsid="0343b102" style:font-style-asian="italic" style:font-weight-asian="normal" style:font-style-complex="italic" style:font-weight-complex="normal"/>
    </style:style>
    <style:style style:name="T187" style:family="text">
      <style:text-properties fo:font-style="italic" fo:font-weight="normal" officeooo:rsid="0344e256" style:font-style-asian="italic" style:font-weight-asian="normal" style:font-style-complex="italic" style:font-weight-complex="normal"/>
    </style:style>
    <style:style style:name="T188" style:family="text">
      <style:text-properties fo:font-style="italic" fo:font-weight="normal" officeooo:rsid="037d9f55" style:font-style-asian="italic" style:font-weight-asian="normal" style:font-style-complex="italic" style:font-weight-complex="normal"/>
    </style:style>
    <style:style style:name="T189" style:family="text">
      <style:text-properties fo:font-style="italic" fo:font-weight="normal" officeooo:rsid="038fd54c" style:font-style-asian="italic" style:font-weight-asian="normal" style:font-style-complex="italic" style:font-weight-complex="normal"/>
    </style:style>
    <style:style style:name="T190" style:family="text">
      <style:text-properties fo:font-style="italic" fo:font-weight="normal" officeooo:rsid="03901bb6" style:font-style-asian="italic" style:font-weight-asian="normal" style:font-style-complex="italic" style:font-weight-complex="normal"/>
    </style:style>
    <style:style style:name="T191" style:family="text">
      <style:text-properties fo:font-style="italic" fo:font-weight="normal" officeooo:rsid="03c5f70c" style:font-style-asian="italic" style:font-weight-asian="normal" style:font-style-complex="italic" style:font-weight-complex="normal"/>
    </style:style>
    <style:style style:name="T192" style:family="text">
      <style:text-properties fo:font-style="italic" fo:font-weight="normal" officeooo:rsid="03dbace1" style:font-style-asian="italic" style:font-weight-asian="normal" style:font-style-complex="italic" style:font-weight-complex="normal"/>
    </style:style>
    <style:style style:name="T193" style:family="text">
      <style:text-properties fo:font-style="italic" fo:font-weight="normal" officeooo:rsid="04388927" style:font-style-asian="italic" style:font-weight-asian="normal" style:font-style-complex="italic" style:font-weight-complex="normal"/>
    </style:style>
    <style:style style:name="T194" style:family="text">
      <style:text-properties fo:font-style="italic" fo:font-weight="normal" officeooo:rsid="05d47e88" style:font-style-asian="italic" style:font-weight-asian="normal" style:font-style-complex="italic" style:font-weight-complex="normal"/>
    </style:style>
    <style:style style:name="T195" style:family="text">
      <style:text-properties fo:font-style="italic" fo:font-weight="normal" officeooo:rsid="067b661f" style:font-style-asian="italic" style:font-weight-asian="normal" style:font-style-complex="italic" style:font-weight-complex="normal"/>
    </style:style>
    <style:style style:name="T196" style:family="text">
      <style:text-properties style:font-name="Helvetica"/>
    </style:style>
    <style:style style:name="T197" style:family="text">
      <style:text-properties style:font-name="Helvetica" fo:font-weight="normal" style:font-weight-asian="normal" style:font-weight-complex="normal"/>
    </style:style>
    <style:style style:name="T198" style:family="text">
      <style:text-properties style:font-name="Helvetica" fo:font-weight="normal" officeooo:rsid="02836017" style:font-weight-asian="normal" style:font-weight-complex="normal"/>
    </style:style>
    <style:style style:name="T199" style:family="text">
      <style:text-properties style:font-name="Helvetica" fo:font-weight="bold" style:font-weight-asian="bold" style:font-weight-complex="bold"/>
    </style:style>
    <style:style style:name="T200" style:family="text">
      <style:text-properties style:font-name="Helvetica" fo:font-weight="bold" officeooo:rsid="0183cd80" style:font-weight-asian="bold" style:font-weight-complex="bold"/>
    </style:style>
    <style:style style:name="T201" style:family="text">
      <style:text-properties officeooo:rsid="00271752"/>
    </style:style>
    <style:style style:name="T202" style:family="text">
      <style:text-properties officeooo:rsid="003ad551"/>
    </style:style>
    <style:style style:name="T203" style:family="text">
      <style:text-properties officeooo:rsid="00630b80"/>
    </style:style>
    <style:style style:name="T204" style:family="text">
      <style:text-properties officeooo:rsid="0068f88d"/>
    </style:style>
    <style:style style:name="T205" style:family="text">
      <style:text-properties officeooo:rsid="006f07da"/>
    </style:style>
    <style:style style:name="T206" style:family="text">
      <style:text-properties fo:font-weight="normal"/>
    </style:style>
    <style:style style:name="T207" style:family="text">
      <style:text-properties fo:font-weight="normal" style:font-weight-asian="normal" style:font-weight-complex="normal"/>
    </style:style>
    <style:style style:name="T208" style:family="text">
      <style:text-properties fo:font-weight="normal" officeooo:rsid="0076387a" style:font-weight-asian="normal" style:font-weight-complex="normal"/>
    </style:style>
    <style:style style:name="T209" style:family="text">
      <style:text-properties fo:font-weight="normal" officeooo:rsid="00778fa3" style:font-weight-asian="normal" style:font-weight-complex="normal"/>
    </style:style>
    <style:style style:name="T210" style:family="text">
      <style:text-properties fo:font-weight="normal" officeooo:rsid="00788a88" style:font-weight-asian="normal" style:font-weight-complex="normal"/>
    </style:style>
    <style:style style:name="T211" style:family="text">
      <style:text-properties fo:font-weight="normal" officeooo:rsid="008c829b" style:font-weight-asian="normal" style:font-weight-complex="normal"/>
    </style:style>
    <style:style style:name="T212" style:family="text">
      <style:text-properties fo:font-weight="normal" officeooo:rsid="001d2e4e" style:font-weight-asian="normal" style:font-weight-complex="normal"/>
    </style:style>
    <style:style style:name="T213" style:family="text">
      <style:text-properties fo:font-weight="normal" officeooo:rsid="009ba37a" style:font-weight-asian="normal" style:font-weight-complex="normal"/>
    </style:style>
    <style:style style:name="T214" style:family="text">
      <style:text-properties fo:font-weight="normal" officeooo:rsid="00c3bf50" style:font-weight-asian="normal" style:font-weight-complex="normal"/>
    </style:style>
    <style:style style:name="T215" style:family="text">
      <style:text-properties fo:font-weight="normal" officeooo:rsid="00c55a84" style:font-weight-asian="normal" style:font-weight-complex="normal"/>
    </style:style>
    <style:style style:name="T216" style:family="text">
      <style:text-properties fo:font-weight="normal" officeooo:rsid="00cbf2aa" style:font-weight-asian="normal" style:font-weight-complex="normal"/>
    </style:style>
    <style:style style:name="T217" style:family="text">
      <style:text-properties fo:font-weight="normal" officeooo:rsid="00cc97b3" style:font-weight-asian="normal" style:font-weight-complex="normal"/>
    </style:style>
    <style:style style:name="T218" style:family="text">
      <style:text-properties fo:font-weight="normal" officeooo:rsid="008aca06" style:font-weight-asian="normal" style:font-weight-complex="normal"/>
    </style:style>
    <style:style style:name="T219" style:family="text">
      <style:text-properties fo:font-weight="normal" officeooo:rsid="00cdb3d6" style:font-weight-asian="normal" style:font-weight-complex="normal"/>
    </style:style>
    <style:style style:name="T220" style:family="text">
      <style:text-properties fo:font-weight="normal" officeooo:rsid="00cdbde3" style:font-weight-asian="normal" style:font-weight-complex="normal"/>
    </style:style>
    <style:style style:name="T221" style:family="text">
      <style:text-properties fo:font-weight="normal" officeooo:rsid="00dfe96a" style:font-weight-asian="normal" style:font-weight-complex="normal"/>
    </style:style>
    <style:style style:name="T222" style:family="text">
      <style:text-properties fo:font-weight="normal" officeooo:rsid="00e6cb92" style:font-weight-asian="normal" style:font-weight-complex="normal"/>
    </style:style>
    <style:style style:name="T223" style:family="text">
      <style:text-properties fo:font-weight="normal" officeooo:rsid="00e85e27" style:font-weight-asian="normal" style:font-weight-complex="normal"/>
    </style:style>
    <style:style style:name="T224" style:family="text">
      <style:text-properties fo:font-weight="normal" officeooo:rsid="00e731b1" style:font-weight-asian="normal" style:font-weight-complex="normal"/>
    </style:style>
    <style:style style:name="T225" style:family="text">
      <style:text-properties fo:font-weight="normal" officeooo:rsid="00fcaa1f" style:font-weight-asian="normal" style:font-weight-complex="normal"/>
    </style:style>
    <style:style style:name="T226" style:family="text">
      <style:text-properties fo:font-weight="normal" officeooo:rsid="00fdf7f9" style:font-weight-asian="normal" style:font-weight-complex="normal"/>
    </style:style>
    <style:style style:name="T227" style:family="text">
      <style:text-properties fo:font-weight="normal" officeooo:rsid="00fe8b1b" style:font-weight-asian="normal" style:font-weight-complex="normal"/>
    </style:style>
    <style:style style:name="T228" style:family="text">
      <style:text-properties fo:font-weight="normal" officeooo:rsid="00fe918c" style:font-weight-asian="normal" style:font-weight-complex="normal"/>
    </style:style>
    <style:style style:name="T229" style:family="text">
      <style:text-properties fo:font-weight="normal" officeooo:rsid="01007e7e" style:font-weight-asian="normal" style:font-weight-complex="normal"/>
    </style:style>
    <style:style style:name="T230" style:family="text">
      <style:text-properties fo:font-weight="normal" officeooo:rsid="01015844" style:font-weight-asian="normal" style:font-weight-complex="normal"/>
    </style:style>
    <style:style style:name="T231" style:family="text">
      <style:text-properties fo:font-weight="normal" officeooo:rsid="01025091" style:font-weight-asian="normal" style:font-weight-complex="normal"/>
    </style:style>
    <style:style style:name="T232" style:family="text">
      <style:text-properties fo:font-weight="normal" officeooo:rsid="01029315" style:font-weight-asian="normal" style:font-weight-complex="normal"/>
    </style:style>
    <style:style style:name="T233" style:family="text">
      <style:text-properties fo:font-weight="normal" officeooo:rsid="01032b21" style:font-weight-asian="normal" style:font-weight-complex="normal"/>
    </style:style>
    <style:style style:name="T234" style:family="text">
      <style:text-properties fo:font-weight="normal" officeooo:rsid="01040617" style:font-weight-asian="normal" style:font-weight-complex="normal"/>
    </style:style>
    <style:style style:name="T235" style:family="text">
      <style:text-properties fo:font-weight="normal" officeooo:rsid="01040cf2" style:font-weight-asian="normal" style:font-weight-complex="normal"/>
    </style:style>
    <style:style style:name="T236" style:family="text">
      <style:text-properties fo:font-weight="normal" officeooo:rsid="01065e5d" style:font-weight-asian="normal" style:font-weight-complex="normal"/>
    </style:style>
    <style:style style:name="T237" style:family="text">
      <style:text-properties fo:font-weight="normal" officeooo:rsid="01073c49" style:font-weight-asian="normal" style:font-weight-complex="normal"/>
    </style:style>
    <style:style style:name="T238" style:family="text">
      <style:text-properties fo:font-weight="normal" officeooo:rsid="010b5659" style:font-weight-asian="normal" style:font-weight-complex="normal"/>
    </style:style>
    <style:style style:name="T239" style:family="text">
      <style:text-properties fo:font-weight="normal" officeooo:rsid="012d0219" style:font-weight-asian="normal" style:font-weight-complex="normal"/>
    </style:style>
    <style:style style:name="T240" style:family="text">
      <style:text-properties fo:font-weight="normal" officeooo:rsid="013055e2" style:font-weight-asian="normal" style:font-weight-complex="normal"/>
    </style:style>
    <style:style style:name="T241" style:family="text">
      <style:text-properties fo:font-weight="normal" officeooo:rsid="0131caf0" style:font-weight-asian="normal" style:font-weight-complex="normal"/>
    </style:style>
    <style:style style:name="T242" style:family="text">
      <style:text-properties fo:font-weight="normal" officeooo:rsid="01329085" style:font-weight-asian="normal" style:font-weight-complex="normal"/>
    </style:style>
    <style:style style:name="T243" style:family="text">
      <style:text-properties fo:font-weight="normal" officeooo:rsid="013413df" style:font-weight-asian="normal" style:font-weight-complex="normal"/>
    </style:style>
    <style:style style:name="T244" style:family="text">
      <style:text-properties fo:font-weight="normal" officeooo:rsid="0138e55b" style:font-weight-asian="normal" style:font-weight-complex="normal"/>
    </style:style>
    <style:style style:name="T245" style:family="text">
      <style:text-properties fo:font-weight="normal" officeooo:rsid="013e0da0" style:font-weight-asian="normal" style:font-weight-complex="normal"/>
    </style:style>
    <style:style style:name="T246" style:family="text">
      <style:text-properties fo:font-weight="normal" officeooo:rsid="0141bbe2" style:font-weight-asian="normal" style:font-weight-complex="normal"/>
    </style:style>
    <style:style style:name="T247" style:family="text">
      <style:text-properties fo:font-weight="normal" officeooo:rsid="0143150b" style:font-weight-asian="normal" style:font-weight-complex="normal"/>
    </style:style>
    <style:style style:name="T248" style:family="text">
      <style:text-properties fo:font-weight="normal" officeooo:rsid="0144ca98" style:font-weight-asian="normal" style:font-weight-complex="normal"/>
    </style:style>
    <style:style style:name="T249" style:family="text">
      <style:text-properties fo:font-weight="normal" officeooo:rsid="0148548d" style:font-weight-asian="normal" style:font-weight-complex="normal"/>
    </style:style>
    <style:style style:name="T250" style:family="text">
      <style:text-properties fo:font-weight="normal" officeooo:rsid="014a4d16" style:font-weight-asian="normal" style:font-weight-complex="normal"/>
    </style:style>
    <style:style style:name="T251" style:family="text">
      <style:text-properties fo:font-weight="normal" officeooo:rsid="014aabac" style:font-weight-asian="normal" style:font-weight-complex="normal"/>
    </style:style>
    <style:style style:name="T252" style:family="text">
      <style:text-properties fo:font-weight="normal" officeooo:rsid="014d45b4" style:font-weight-asian="normal" style:font-weight-complex="normal"/>
    </style:style>
    <style:style style:name="T253" style:family="text">
      <style:text-properties fo:font-weight="normal" officeooo:rsid="0150ec61" style:font-weight-asian="normal" style:font-weight-complex="normal"/>
    </style:style>
    <style:style style:name="T254" style:family="text">
      <style:text-properties fo:font-weight="normal" officeooo:rsid="0150fae1" style:font-weight-asian="normal" style:font-weight-complex="normal"/>
    </style:style>
    <style:style style:name="T255" style:family="text">
      <style:text-properties fo:font-weight="normal" officeooo:rsid="01531184" style:font-weight-asian="normal" style:font-weight-complex="normal"/>
    </style:style>
    <style:style style:name="T256" style:family="text">
      <style:text-properties fo:font-weight="normal" officeooo:rsid="0165b229" style:font-weight-asian="normal" style:font-weight-complex="normal"/>
    </style:style>
    <style:style style:name="T257" style:family="text">
      <style:text-properties fo:font-weight="normal" officeooo:rsid="005b46d6" style:font-weight-asian="normal" style:font-weight-complex="normal"/>
    </style:style>
    <style:style style:name="T258" style:family="text">
      <style:text-properties fo:font-weight="normal" officeooo:rsid="0178cfe9" style:font-weight-asian="normal" style:font-weight-complex="normal"/>
    </style:style>
    <style:style style:name="T259" style:family="text">
      <style:text-properties fo:font-weight="normal" officeooo:rsid="017c893b" style:font-weight-asian="normal" style:font-weight-complex="normal"/>
    </style:style>
    <style:style style:name="T260" style:family="text">
      <style:text-properties fo:font-weight="normal" officeooo:rsid="017d668b" style:font-weight-asian="normal" style:font-weight-complex="normal"/>
    </style:style>
    <style:style style:name="T261" style:family="text">
      <style:text-properties fo:font-weight="normal" officeooo:rsid="017f4bb3" style:font-weight-asian="normal" style:font-weight-complex="normal"/>
    </style:style>
    <style:style style:name="T262" style:family="text">
      <style:text-properties fo:font-weight="normal" officeooo:rsid="01816892" style:font-weight-asian="normal" style:font-weight-complex="normal"/>
    </style:style>
    <style:style style:name="T263" style:family="text">
      <style:text-properties fo:font-weight="normal" officeooo:rsid="01877f92" style:font-weight-asian="normal" style:font-weight-complex="normal"/>
    </style:style>
    <style:style style:name="T264" style:family="text">
      <style:text-properties fo:font-weight="normal" officeooo:rsid="0188a693" style:font-weight-asian="normal" style:font-weight-complex="normal"/>
    </style:style>
    <style:style style:name="T265" style:family="text">
      <style:text-properties fo:font-weight="normal" officeooo:rsid="0188ff93" style:font-weight-asian="normal" style:font-weight-complex="normal"/>
    </style:style>
    <style:style style:name="T266" style:family="text">
      <style:text-properties fo:font-weight="normal" officeooo:rsid="01af685c" style:font-weight-asian="normal" style:font-weight-complex="normal"/>
    </style:style>
    <style:style style:name="T267" style:family="text">
      <style:text-properties fo:font-weight="normal" officeooo:rsid="01be86fc" style:font-weight-asian="normal" style:font-weight-complex="normal"/>
    </style:style>
    <style:style style:name="T268" style:family="text">
      <style:text-properties fo:font-weight="normal" officeooo:rsid="01de6a3a" style:font-weight-asian="normal" style:font-weight-complex="normal"/>
    </style:style>
    <style:style style:name="T269" style:family="text">
      <style:text-properties fo:font-weight="normal" officeooo:rsid="01e502ca" style:font-weight-asian="normal" style:font-weight-complex="normal"/>
    </style:style>
    <style:style style:name="T270" style:family="text">
      <style:text-properties fo:font-weight="normal" officeooo:rsid="01e57187" style:font-weight-asian="normal" style:font-weight-complex="normal"/>
    </style:style>
    <style:style style:name="T271" style:family="text">
      <style:text-properties fo:font-weight="normal" officeooo:rsid="01e657b9" style:font-weight-asian="normal" style:font-weight-complex="normal"/>
    </style:style>
    <style:style style:name="T272" style:family="text">
      <style:text-properties fo:font-weight="normal" officeooo:rsid="01e7ecb9" style:font-weight-asian="normal" style:font-weight-complex="normal"/>
    </style:style>
    <style:style style:name="T273" style:family="text">
      <style:text-properties fo:font-weight="normal" officeooo:rsid="01e9f40b" style:font-weight-asian="normal" style:font-weight-complex="normal"/>
    </style:style>
    <style:style style:name="T274" style:family="text">
      <style:text-properties fo:font-weight="normal" officeooo:rsid="01f61ddf" style:font-weight-asian="normal" style:font-weight-complex="normal"/>
    </style:style>
    <style:style style:name="T275" style:family="text">
      <style:text-properties fo:font-weight="normal" officeooo:rsid="01faa5e0" style:font-weight-asian="normal" style:font-weight-complex="normal"/>
    </style:style>
    <style:style style:name="T276" style:family="text">
      <style:text-properties fo:font-weight="normal" officeooo:rsid="02042244" style:font-weight-asian="normal" style:font-weight-complex="normal"/>
    </style:style>
    <style:style style:name="T277" style:family="text">
      <style:text-properties fo:font-weight="normal" officeooo:rsid="02044e68" style:font-weight-asian="normal" style:font-weight-complex="normal"/>
    </style:style>
    <style:style style:name="T278" style:family="text">
      <style:text-properties fo:font-weight="normal" officeooo:rsid="020be7aa" style:font-weight-asian="normal" style:font-weight-complex="normal"/>
    </style:style>
    <style:style style:name="T279" style:family="text">
      <style:text-properties fo:font-weight="normal" officeooo:rsid="020bf1e6" style:font-weight-asian="normal" style:font-weight-complex="normal"/>
    </style:style>
    <style:style style:name="T280" style:family="text">
      <style:text-properties fo:font-weight="normal" officeooo:rsid="020c3401" style:font-weight-asian="normal" style:font-weight-complex="normal"/>
    </style:style>
    <style:style style:name="T281" style:family="text">
      <style:text-properties fo:font-weight="normal" officeooo:rsid="02152829" style:font-weight-asian="normal" style:font-weight-complex="normal"/>
    </style:style>
    <style:style style:name="T282" style:family="text">
      <style:text-properties fo:font-weight="normal" officeooo:rsid="0216f96d" style:font-weight-asian="normal" style:font-weight-complex="normal"/>
    </style:style>
    <style:style style:name="T283" style:family="text">
      <style:text-properties fo:font-weight="normal" officeooo:rsid="0219c073" style:font-weight-asian="normal" style:font-weight-complex="normal"/>
    </style:style>
    <style:style style:name="T284" style:family="text">
      <style:text-properties fo:font-weight="normal" officeooo:rsid="021ac1cf" style:font-weight-asian="normal" style:font-weight-complex="normal"/>
    </style:style>
    <style:style style:name="T285" style:family="text">
      <style:text-properties fo:font-weight="normal" officeooo:rsid="02202e0b" style:font-weight-asian="normal" style:font-weight-complex="normal"/>
    </style:style>
    <style:style style:name="T286" style:family="text">
      <style:text-properties fo:font-weight="normal" officeooo:rsid="02247cd6" style:font-weight-asian="normal" style:font-weight-complex="normal"/>
    </style:style>
    <style:style style:name="T287" style:family="text">
      <style:text-properties fo:font-weight="normal" officeooo:rsid="0224d4d1" style:font-weight-asian="normal" style:font-weight-complex="normal"/>
    </style:style>
    <style:style style:name="T288" style:family="text">
      <style:text-properties fo:font-weight="normal" officeooo:rsid="0229df11" style:font-weight-asian="normal" style:font-weight-complex="normal"/>
    </style:style>
    <style:style style:name="T289" style:family="text">
      <style:text-properties fo:font-weight="normal" officeooo:rsid="0246c40c" style:font-weight-asian="normal" style:font-weight-complex="normal"/>
    </style:style>
    <style:style style:name="T290" style:family="text">
      <style:text-properties fo:font-weight="normal" officeooo:rsid="025d96cb" style:font-weight-asian="normal" style:font-weight-complex="normal"/>
    </style:style>
    <style:style style:name="T291" style:family="text">
      <style:text-properties fo:font-weight="normal" officeooo:rsid="02646cfa" style:font-weight-asian="normal" style:font-weight-complex="normal"/>
    </style:style>
    <style:style style:name="T292" style:family="text">
      <style:text-properties fo:font-weight="normal" officeooo:rsid="026f928c" style:font-weight-asian="normal" style:font-weight-complex="normal"/>
    </style:style>
    <style:style style:name="T293" style:family="text">
      <style:text-properties fo:font-weight="normal" officeooo:rsid="0276706c" style:font-weight-asian="normal" style:font-weight-complex="normal"/>
    </style:style>
    <style:style style:name="T294" style:family="text">
      <style:text-properties fo:font-weight="normal" officeooo:rsid="027f2d05" style:font-weight-asian="normal" style:font-weight-complex="normal"/>
    </style:style>
    <style:style style:name="T295" style:family="text">
      <style:text-properties fo:font-weight="normal" officeooo:rsid="0280a911" style:font-weight-asian="normal" style:font-weight-complex="normal"/>
    </style:style>
    <style:style style:name="T296" style:family="text">
      <style:text-properties fo:font-weight="normal" officeooo:rsid="02836017" style:font-weight-asian="normal" style:font-weight-complex="normal"/>
    </style:style>
    <style:style style:name="T297" style:family="text">
      <style:text-properties fo:font-weight="normal" officeooo:rsid="0288d608" style:font-weight-asian="normal" style:font-weight-complex="normal"/>
    </style:style>
    <style:style style:name="T298" style:family="text">
      <style:text-properties fo:font-weight="normal" officeooo:rsid="0294563e" style:font-weight-asian="normal" style:font-weight-complex="normal"/>
    </style:style>
    <style:style style:name="T299" style:family="text">
      <style:text-properties fo:font-weight="normal" officeooo:rsid="029606c8" style:font-weight-asian="normal" style:font-weight-complex="normal"/>
    </style:style>
    <style:style style:name="T300" style:family="text">
      <style:text-properties fo:font-weight="normal" officeooo:rsid="0296212f" style:font-weight-asian="normal" style:font-weight-complex="normal"/>
    </style:style>
    <style:style style:name="T301" style:family="text">
      <style:text-properties fo:font-weight="normal" officeooo:rsid="029c51d6" style:font-weight-asian="normal" style:font-weight-complex="normal"/>
    </style:style>
    <style:style style:name="T302" style:family="text">
      <style:text-properties fo:font-weight="normal" officeooo:rsid="029da749" style:font-weight-asian="normal" style:font-weight-complex="normal"/>
    </style:style>
    <style:style style:name="T303" style:family="text">
      <style:text-properties fo:font-weight="normal" officeooo:rsid="029e53e6" style:font-weight-asian="normal" style:font-weight-complex="normal"/>
    </style:style>
    <style:style style:name="T304" style:family="text">
      <style:text-properties fo:font-weight="normal" officeooo:rsid="02a82674" style:font-weight-asian="normal" style:font-weight-complex="normal"/>
    </style:style>
    <style:style style:name="T305" style:family="text">
      <style:text-properties fo:font-weight="normal" officeooo:rsid="02af7023" style:font-weight-asian="normal" style:font-weight-complex="normal"/>
    </style:style>
    <style:style style:name="T306" style:family="text">
      <style:text-properties fo:font-weight="normal" officeooo:rsid="02b0956f" style:font-weight-asian="normal" style:font-weight-complex="normal"/>
    </style:style>
    <style:style style:name="T307" style:family="text">
      <style:text-properties fo:font-weight="normal" officeooo:rsid="02b13e0a" style:font-weight-asian="normal" style:font-weight-complex="normal"/>
    </style:style>
    <style:style style:name="T308" style:family="text">
      <style:text-properties fo:font-weight="normal" officeooo:rsid="02b2ef1a" style:font-weight-asian="normal" style:font-weight-complex="normal"/>
    </style:style>
    <style:style style:name="T309" style:family="text">
      <style:text-properties fo:font-weight="normal" officeooo:rsid="02b45333" style:font-weight-asian="normal" style:font-weight-complex="normal"/>
    </style:style>
    <style:style style:name="T310" style:family="text">
      <style:text-properties fo:font-weight="normal" officeooo:rsid="02b5dd52" style:font-weight-asian="normal" style:font-weight-complex="normal"/>
    </style:style>
    <style:style style:name="T311" style:family="text">
      <style:text-properties fo:font-weight="normal" officeooo:rsid="02b71efc" style:font-weight-asian="normal" style:font-weight-complex="normal"/>
    </style:style>
    <style:style style:name="T312" style:family="text">
      <style:text-properties fo:font-weight="normal" officeooo:rsid="02b72bd2" style:font-weight-asian="normal" style:font-weight-complex="normal"/>
    </style:style>
    <style:style style:name="T313" style:family="text">
      <style:text-properties fo:font-weight="normal" officeooo:rsid="02bc087f" style:font-weight-asian="normal" style:font-weight-complex="normal"/>
    </style:style>
    <style:style style:name="T314" style:family="text">
      <style:text-properties fo:font-weight="normal" officeooo:rsid="02bd639e" style:font-weight-asian="normal" style:font-weight-complex="normal"/>
    </style:style>
    <style:style style:name="T315" style:family="text">
      <style:text-properties fo:font-weight="normal" officeooo:rsid="02c00a04" style:font-weight-asian="normal" style:font-weight-complex="normal"/>
    </style:style>
    <style:style style:name="T316" style:family="text">
      <style:text-properties fo:font-weight="normal" officeooo:rsid="02c11a98" style:font-weight-asian="normal" style:font-weight-complex="normal"/>
    </style:style>
    <style:style style:name="T317" style:family="text">
      <style:text-properties fo:font-weight="normal" officeooo:rsid="02cdfd22" style:font-weight-asian="normal" style:font-weight-complex="normal"/>
    </style:style>
    <style:style style:name="T318" style:family="text">
      <style:text-properties fo:font-weight="normal" officeooo:rsid="02cf767e" style:font-weight-asian="normal" style:font-weight-complex="normal"/>
    </style:style>
    <style:style style:name="T319" style:family="text">
      <style:text-properties fo:font-weight="normal" officeooo:rsid="02d05796" style:font-weight-asian="normal" style:font-weight-complex="normal"/>
    </style:style>
    <style:style style:name="T320" style:family="text">
      <style:text-properties fo:font-weight="normal" officeooo:rsid="02da39af" style:font-weight-asian="normal" style:font-weight-complex="normal"/>
    </style:style>
    <style:style style:name="T321" style:family="text">
      <style:text-properties fo:font-weight="normal" officeooo:rsid="02dae4a6" style:font-weight-asian="normal" style:font-weight-complex="normal"/>
    </style:style>
    <style:style style:name="T322" style:family="text">
      <style:text-properties fo:font-weight="normal" officeooo:rsid="02db68a4" style:font-weight-asian="normal" style:font-weight-complex="normal"/>
    </style:style>
    <style:style style:name="T323" style:family="text">
      <style:text-properties fo:font-weight="normal" officeooo:rsid="02dcd081" style:font-weight-asian="normal" style:font-weight-complex="normal"/>
    </style:style>
    <style:style style:name="T324" style:family="text">
      <style:text-properties fo:font-weight="normal" officeooo:rsid="02ddb0e8" style:font-weight-asian="normal" style:font-weight-complex="normal"/>
    </style:style>
    <style:style style:name="T325" style:family="text">
      <style:text-properties fo:font-weight="normal" officeooo:rsid="02e64f53" style:font-weight-asian="normal" style:font-weight-complex="normal"/>
    </style:style>
    <style:style style:name="T326" style:family="text">
      <style:text-properties fo:font-weight="normal" officeooo:rsid="02e7d7d0" style:font-weight-asian="normal" style:font-weight-complex="normal"/>
    </style:style>
    <style:style style:name="T327" style:family="text">
      <style:text-properties fo:font-weight="normal" officeooo:rsid="02e7f348" style:font-weight-asian="normal" style:font-weight-complex="normal"/>
    </style:style>
    <style:style style:name="T328" style:family="text">
      <style:text-properties fo:font-weight="normal" officeooo:rsid="02e7d8c8" style:font-weight-asian="normal" style:font-weight-complex="normal"/>
    </style:style>
    <style:style style:name="T329" style:family="text">
      <style:text-properties fo:font-weight="normal" officeooo:rsid="02ed5403" style:font-weight-asian="normal" style:font-weight-complex="normal"/>
    </style:style>
    <style:style style:name="T330" style:family="text">
      <style:text-properties fo:font-weight="normal" officeooo:rsid="02f391ab" style:font-weight-asian="normal" style:font-weight-complex="normal"/>
    </style:style>
    <style:style style:name="T331" style:family="text">
      <style:text-properties fo:font-weight="normal" officeooo:rsid="02f4ee7d" style:font-weight-asian="normal" style:font-weight-complex="normal"/>
    </style:style>
    <style:style style:name="T332" style:family="text">
      <style:text-properties fo:font-weight="normal" officeooo:rsid="0304eb55" style:font-weight-asian="normal" style:font-weight-complex="normal"/>
    </style:style>
    <style:style style:name="T333" style:family="text">
      <style:text-properties fo:font-weight="normal" officeooo:rsid="0316816f" style:font-weight-asian="normal" style:font-weight-complex="normal"/>
    </style:style>
    <style:style style:name="T334" style:family="text">
      <style:text-properties fo:font-weight="normal" officeooo:rsid="031ab89a" style:font-weight-asian="normal" style:font-weight-complex="normal"/>
    </style:style>
    <style:style style:name="T335" style:family="text">
      <style:text-properties fo:font-weight="normal" officeooo:rsid="032406f7" style:font-weight-asian="normal" style:font-weight-complex="normal"/>
    </style:style>
    <style:style style:name="T336" style:family="text">
      <style:text-properties fo:font-weight="normal" officeooo:rsid="032d76d5" style:font-weight-asian="normal" style:font-weight-complex="normal"/>
    </style:style>
    <style:style style:name="T337" style:family="text">
      <style:text-properties fo:font-weight="normal" officeooo:rsid="0343b102" style:font-weight-asian="normal" style:font-weight-complex="normal"/>
    </style:style>
    <style:style style:name="T338" style:family="text">
      <style:text-properties fo:font-weight="normal" officeooo:rsid="0344e256" style:font-weight-asian="normal" style:font-weight-complex="normal"/>
    </style:style>
    <style:style style:name="T339" style:family="text">
      <style:text-properties fo:font-weight="normal" officeooo:rsid="03457864" style:font-weight-asian="normal" style:font-weight-complex="normal"/>
    </style:style>
    <style:style style:name="T340" style:family="text">
      <style:text-properties fo:font-weight="normal" officeooo:rsid="034f7da3" style:font-weight-asian="normal" style:font-weight-complex="normal"/>
    </style:style>
    <style:style style:name="T341" style:family="text">
      <style:text-properties fo:font-weight="normal" officeooo:rsid="0350c7ec" style:font-weight-asian="normal" style:font-weight-complex="normal"/>
    </style:style>
    <style:style style:name="T342" style:family="text">
      <style:text-properties fo:font-weight="normal" officeooo:rsid="035148aa" style:font-weight-asian="normal" style:font-weight-complex="normal"/>
    </style:style>
    <style:style style:name="T343" style:family="text">
      <style:text-properties fo:font-weight="normal" officeooo:rsid="01430099" style:font-weight-asian="normal" style:font-weight-complex="normal"/>
    </style:style>
    <style:style style:name="T344" style:family="text">
      <style:text-properties fo:font-weight="normal" officeooo:rsid="035d315a" style:font-weight-asian="normal" style:font-weight-complex="normal"/>
    </style:style>
    <style:style style:name="T345" style:family="text">
      <style:text-properties fo:font-weight="normal" officeooo:rsid="035dbdaa" style:font-weight-asian="normal" style:font-weight-complex="normal"/>
    </style:style>
    <style:style style:name="T346" style:family="text">
      <style:text-properties fo:font-weight="normal" officeooo:rsid="035eae4c" style:font-weight-asian="normal" style:font-weight-complex="normal"/>
    </style:style>
    <style:style style:name="T347" style:family="text">
      <style:text-properties fo:font-weight="normal" officeooo:rsid="03605bd8" style:font-weight-asian="normal" style:font-weight-complex="normal"/>
    </style:style>
    <style:style style:name="T348" style:family="text">
      <style:text-properties fo:font-weight="normal" officeooo:rsid="0360ce9a" style:font-weight-asian="normal" style:font-weight-complex="normal"/>
    </style:style>
    <style:style style:name="T349" style:family="text">
      <style:text-properties fo:font-weight="normal" officeooo:rsid="03612882" style:font-weight-asian="normal" style:font-weight-complex="normal"/>
    </style:style>
    <style:style style:name="T350" style:family="text">
      <style:text-properties fo:font-weight="normal" officeooo:rsid="03626e88" style:font-weight-asian="normal" style:font-weight-complex="normal"/>
    </style:style>
    <style:style style:name="T351" style:family="text">
      <style:text-properties fo:font-weight="normal" officeooo:rsid="03684a36" style:font-weight-asian="normal" style:font-weight-complex="normal"/>
    </style:style>
    <style:style style:name="T352" style:family="text">
      <style:text-properties fo:font-weight="normal" officeooo:rsid="036a244c" style:font-weight-asian="normal" style:font-weight-complex="normal"/>
    </style:style>
    <style:style style:name="T353" style:family="text">
      <style:text-properties fo:font-weight="normal" officeooo:rsid="036bdb0c" style:font-weight-asian="normal" style:font-weight-complex="normal"/>
    </style:style>
    <style:style style:name="T354" style:family="text">
      <style:text-properties fo:font-weight="normal" officeooo:rsid="036bfe9a" style:font-weight-asian="normal" style:font-weight-complex="normal"/>
    </style:style>
    <style:style style:name="T355" style:family="text">
      <style:text-properties fo:font-weight="normal" officeooo:rsid="036c9ed0" style:font-weight-asian="normal" style:font-weight-complex="normal"/>
    </style:style>
    <style:style style:name="T356" style:family="text">
      <style:text-properties fo:font-weight="normal" officeooo:rsid="036d36ff" style:font-weight-asian="normal" style:font-weight-complex="normal"/>
    </style:style>
    <style:style style:name="T357" style:family="text">
      <style:text-properties fo:font-weight="normal" officeooo:rsid="03751295" style:font-weight-asian="normal" style:font-weight-complex="normal"/>
    </style:style>
    <style:style style:name="T358" style:family="text">
      <style:text-properties fo:font-weight="normal" officeooo:rsid="03767293" style:font-weight-asian="normal" style:font-weight-complex="normal"/>
    </style:style>
    <style:style style:name="T359" style:family="text">
      <style:text-properties fo:font-weight="normal" officeooo:rsid="03780e98" style:font-weight-asian="normal" style:font-weight-complex="normal"/>
    </style:style>
    <style:style style:name="T360" style:family="text">
      <style:text-properties fo:font-weight="normal" officeooo:rsid="037d9f55" style:font-weight-asian="normal" style:font-weight-complex="normal"/>
    </style:style>
    <style:style style:name="T361" style:family="text">
      <style:text-properties fo:font-weight="normal" officeooo:rsid="037ed91a" style:font-weight-asian="normal" style:font-weight-complex="normal"/>
    </style:style>
    <style:style style:name="T362" style:family="text">
      <style:text-properties fo:font-weight="normal" officeooo:rsid="0388e50d" style:font-weight-asian="normal" style:font-weight-complex="normal"/>
    </style:style>
    <style:style style:name="T363" style:family="text">
      <style:text-properties fo:font-weight="normal" officeooo:rsid="038aaaf8" style:font-weight-asian="normal" style:font-weight-complex="normal"/>
    </style:style>
    <style:style style:name="T364" style:family="text">
      <style:text-properties fo:font-weight="normal" officeooo:rsid="038e52c9" style:font-weight-asian="normal" style:font-weight-complex="normal"/>
    </style:style>
    <style:style style:name="T365" style:family="text">
      <style:text-properties fo:font-weight="normal" officeooo:rsid="038fd54c" style:font-weight-asian="normal" style:font-weight-complex="normal"/>
    </style:style>
    <style:style style:name="T366" style:family="text">
      <style:text-properties fo:font-weight="normal" officeooo:rsid="03901bb6" style:font-weight-asian="normal" style:font-weight-complex="normal"/>
    </style:style>
    <style:style style:name="T367" style:family="text">
      <style:text-properties fo:font-weight="normal" officeooo:rsid="0393e0d2" style:font-weight-asian="normal" style:font-weight-complex="normal"/>
    </style:style>
    <style:style style:name="T368" style:family="text">
      <style:text-properties fo:font-weight="normal" officeooo:rsid="0395a0ae" style:font-weight-asian="normal" style:font-weight-complex="normal"/>
    </style:style>
    <style:style style:name="T369" style:family="text">
      <style:text-properties fo:font-weight="normal" officeooo:rsid="039689be" style:font-weight-asian="normal" style:font-weight-complex="normal"/>
    </style:style>
    <style:style style:name="T370" style:family="text">
      <style:text-properties fo:font-weight="normal" officeooo:rsid="03972222" style:font-weight-asian="normal" style:font-weight-complex="normal"/>
    </style:style>
    <style:style style:name="T371" style:family="text">
      <style:text-properties fo:font-weight="normal" officeooo:rsid="039d0293" style:font-weight-asian="normal" style:font-weight-complex="normal"/>
    </style:style>
    <style:style style:name="T372" style:family="text">
      <style:text-properties fo:font-weight="normal" officeooo:rsid="0162a549" style:font-weight-asian="normal" style:font-weight-complex="normal"/>
    </style:style>
    <style:style style:name="T373" style:family="text">
      <style:text-properties fo:font-weight="normal" officeooo:rsid="03c13e08" style:font-weight-asian="normal" style:font-weight-complex="normal"/>
    </style:style>
    <style:style style:name="T374" style:family="text">
      <style:text-properties fo:font-weight="normal" officeooo:rsid="03c4792e" style:font-weight-asian="normal" style:font-weight-complex="normal"/>
    </style:style>
    <style:style style:name="T375" style:family="text">
      <style:text-properties fo:font-weight="normal" officeooo:rsid="03c4cacf" style:font-weight-asian="normal" style:font-weight-complex="normal"/>
    </style:style>
    <style:style style:name="T376" style:family="text">
      <style:text-properties fo:font-weight="normal" officeooo:rsid="03c5f70c" style:font-weight-asian="normal" style:font-weight-complex="normal"/>
    </style:style>
    <style:style style:name="T377" style:family="text">
      <style:text-properties fo:font-weight="normal" officeooo:rsid="03d6adae" style:font-weight-asian="normal" style:font-weight-complex="normal"/>
    </style:style>
    <style:style style:name="T378" style:family="text">
      <style:text-properties fo:font-weight="normal" officeooo:rsid="03d9e357" style:font-weight-asian="normal" style:font-weight-complex="normal"/>
    </style:style>
    <style:style style:name="T379" style:family="text">
      <style:text-properties fo:font-weight="normal" officeooo:rsid="03d9f012" style:font-weight-asian="normal" style:font-weight-complex="normal"/>
    </style:style>
    <style:style style:name="T380" style:family="text">
      <style:text-properties fo:font-weight="normal" officeooo:rsid="03dbace1" style:font-weight-asian="normal" style:font-weight-complex="normal"/>
    </style:style>
    <style:style style:name="T381" style:family="text">
      <style:text-properties fo:font-weight="normal" officeooo:rsid="03e10660" style:font-weight-asian="normal" style:font-weight-complex="normal"/>
    </style:style>
    <style:style style:name="T382" style:family="text">
      <style:text-properties fo:font-weight="normal" officeooo:rsid="04012c93" style:font-weight-asian="normal" style:font-weight-complex="normal"/>
    </style:style>
    <style:style style:name="T383" style:family="text">
      <style:text-properties fo:font-weight="normal" officeooo:rsid="0410a27c" style:font-weight-asian="normal" style:font-weight-complex="normal"/>
    </style:style>
    <style:style style:name="T384" style:family="text">
      <style:text-properties fo:font-weight="normal" officeooo:rsid="04378e91" style:font-weight-asian="normal" style:font-weight-complex="normal"/>
    </style:style>
    <style:style style:name="T385" style:family="text">
      <style:text-properties fo:font-weight="normal" officeooo:rsid="04388927" style:font-weight-asian="normal" style:font-weight-complex="normal"/>
    </style:style>
    <style:style style:name="T386" style:family="text">
      <style:text-properties fo:font-weight="normal" officeooo:rsid="043a3146" style:font-weight-asian="normal" style:font-weight-complex="normal"/>
    </style:style>
    <style:style style:name="T387" style:family="text">
      <style:text-properties fo:font-weight="normal" officeooo:rsid="0455b507" style:font-weight-asian="normal" style:font-weight-complex="normal"/>
    </style:style>
    <style:style style:name="T388" style:family="text">
      <style:text-properties fo:font-weight="normal" officeooo:rsid="0457a18c" style:font-weight-asian="normal" style:font-weight-complex="normal"/>
    </style:style>
    <style:style style:name="T389" style:family="text">
      <style:text-properties fo:font-weight="normal" officeooo:rsid="045d6dec" style:font-weight-asian="normal" style:font-weight-complex="normal"/>
    </style:style>
    <style:style style:name="T390" style:family="text">
      <style:text-properties fo:font-weight="normal" officeooo:rsid="047fffa1" style:font-weight-asian="normal" style:font-weight-complex="normal"/>
    </style:style>
    <style:style style:name="T391" style:family="text">
      <style:text-properties fo:font-weight="normal" officeooo:rsid="036e8ae2" style:font-weight-asian="normal" style:font-weight-complex="normal"/>
    </style:style>
    <style:style style:name="T392" style:family="text">
      <style:text-properties fo:font-weight="normal" officeooo:rsid="04904fa0" style:font-weight-asian="normal" style:font-weight-complex="normal"/>
    </style:style>
    <style:style style:name="T393" style:family="text">
      <style:text-properties fo:font-weight="normal" officeooo:rsid="04ae5d04" style:font-weight-asian="normal" style:font-weight-complex="normal"/>
    </style:style>
    <style:style style:name="T394" style:family="text">
      <style:text-properties fo:font-weight="normal" officeooo:rsid="04b04762" style:font-weight-asian="normal" style:font-weight-complex="normal"/>
    </style:style>
    <style:style style:name="T395" style:family="text">
      <style:text-properties fo:font-weight="normal" officeooo:rsid="04b200a5" style:font-weight-asian="normal" style:font-weight-complex="normal"/>
    </style:style>
    <style:style style:name="T396" style:family="text">
      <style:text-properties fo:font-weight="normal" officeooo:rsid="04b3e948" style:font-weight-asian="normal" style:font-weight-complex="normal"/>
    </style:style>
    <style:style style:name="T397" style:family="text">
      <style:text-properties fo:font-weight="normal" officeooo:rsid="04b6d908" style:font-weight-asian="normal" style:font-weight-complex="normal"/>
    </style:style>
    <style:style style:name="T398" style:family="text">
      <style:text-properties fo:font-weight="normal" officeooo:rsid="04baa4c3" style:font-weight-asian="normal" style:font-weight-complex="normal"/>
    </style:style>
    <style:style style:name="T399" style:family="text">
      <style:text-properties fo:font-weight="normal" officeooo:rsid="04bea52c" style:font-weight-asian="normal" style:font-weight-complex="normal"/>
    </style:style>
    <style:style style:name="T400" style:family="text">
      <style:text-properties fo:font-weight="normal" officeooo:rsid="04bf3cf8" style:font-weight-asian="normal" style:font-weight-complex="normal"/>
    </style:style>
    <style:style style:name="T401" style:family="text">
      <style:text-properties fo:font-weight="normal" officeooo:rsid="04e275ca" style:font-weight-asian="normal" style:font-weight-complex="normal"/>
    </style:style>
    <style:style style:name="T402" style:family="text">
      <style:text-properties fo:font-weight="normal" officeooo:rsid="04e349a6" style:font-weight-asian="normal" style:font-weight-complex="normal"/>
    </style:style>
    <style:style style:name="T403" style:family="text">
      <style:text-properties fo:font-weight="normal" officeooo:rsid="04e35a69" style:font-weight-asian="normal" style:font-weight-complex="normal"/>
    </style:style>
    <style:style style:name="T404" style:family="text">
      <style:text-properties fo:font-weight="normal" officeooo:rsid="04ef37a2" style:font-weight-asian="normal" style:font-weight-complex="normal"/>
    </style:style>
    <style:style style:name="T405" style:family="text">
      <style:text-properties fo:font-weight="normal" officeooo:rsid="04a8aee7" style:font-weight-asian="normal" style:font-weight-complex="normal"/>
    </style:style>
    <style:style style:name="T406" style:family="text">
      <style:text-properties fo:font-weight="normal" officeooo:rsid="04aac17b" style:font-weight-asian="normal" style:font-weight-complex="normal"/>
    </style:style>
    <style:style style:name="T407" style:family="text">
      <style:text-properties fo:font-weight="normal" officeooo:rsid="04fe3abe" style:font-weight-asian="normal" style:font-weight-complex="normal"/>
    </style:style>
    <style:style style:name="T408" style:family="text">
      <style:text-properties fo:font-weight="normal" officeooo:rsid="0500ad48" style:font-weight-asian="normal" style:font-weight-complex="normal"/>
    </style:style>
    <style:style style:name="T409" style:family="text">
      <style:text-properties fo:font-weight="normal" officeooo:rsid="05012c81" style:font-weight-asian="normal" style:font-weight-complex="normal"/>
    </style:style>
    <style:style style:name="T410" style:family="text">
      <style:text-properties fo:font-weight="normal" officeooo:rsid="050a062a" style:font-weight-asian="normal" style:font-weight-complex="normal"/>
    </style:style>
    <style:style style:name="T411" style:family="text">
      <style:text-properties fo:font-weight="normal" officeooo:rsid="050b781e" style:font-weight-asian="normal" style:font-weight-complex="normal"/>
    </style:style>
    <style:style style:name="T412" style:family="text">
      <style:text-properties fo:font-weight="normal" officeooo:rsid="050c9f66" style:font-weight-asian="normal" style:font-weight-complex="normal"/>
    </style:style>
    <style:style style:name="T413" style:family="text">
      <style:text-properties fo:font-weight="normal" officeooo:rsid="050ec8c7" style:font-weight-asian="normal" style:font-weight-complex="normal"/>
    </style:style>
    <style:style style:name="T414" style:family="text">
      <style:text-properties fo:font-weight="normal" officeooo:rsid="050f6cbb" style:font-weight-asian="normal" style:font-weight-complex="normal"/>
    </style:style>
    <style:style style:name="T415" style:family="text">
      <style:text-properties fo:font-weight="normal" officeooo:rsid="0512dbdb" style:font-weight-asian="normal" style:font-weight-complex="normal"/>
    </style:style>
    <style:style style:name="T416" style:family="text">
      <style:text-properties fo:font-weight="normal" officeooo:rsid="0517739c" style:font-weight-asian="normal" style:font-weight-complex="normal"/>
    </style:style>
    <style:style style:name="T417" style:family="text">
      <style:text-properties fo:font-weight="normal" officeooo:rsid="05200c65" style:font-weight-asian="normal" style:font-weight-complex="normal"/>
    </style:style>
    <style:style style:name="T418" style:family="text">
      <style:text-properties fo:font-weight="normal" officeooo:rsid="0520aa29" style:font-weight-asian="normal" style:font-weight-complex="normal"/>
    </style:style>
    <style:style style:name="T419" style:family="text">
      <style:text-properties fo:font-weight="normal" officeooo:rsid="056c0524" style:font-weight-asian="normal" style:font-weight-complex="normal"/>
    </style:style>
    <style:style style:name="T420" style:family="text">
      <style:text-properties fo:font-weight="normal" officeooo:rsid="057024e3" style:font-weight-asian="normal" style:font-weight-complex="normal"/>
    </style:style>
    <style:style style:name="T421" style:family="text">
      <style:text-properties fo:font-weight="normal" officeooo:rsid="05829ff2" style:font-weight-asian="normal" style:font-weight-complex="normal"/>
    </style:style>
    <style:style style:name="T422" style:family="text">
      <style:text-properties fo:font-weight="normal" officeooo:rsid="05965878" style:font-weight-asian="normal" style:font-weight-complex="normal"/>
    </style:style>
    <style:style style:name="T423" style:family="text">
      <style:text-properties fo:font-weight="normal" officeooo:rsid="0596dc68" style:font-weight-asian="normal" style:font-weight-complex="normal"/>
    </style:style>
    <style:style style:name="T424" style:family="text">
      <style:text-properties fo:font-weight="normal" officeooo:rsid="059aa76a" style:font-weight-asian="normal" style:font-weight-complex="normal"/>
    </style:style>
    <style:style style:name="T425" style:family="text">
      <style:text-properties fo:font-weight="normal" officeooo:rsid="059d5e7c" style:font-weight-asian="normal" style:font-weight-complex="normal"/>
    </style:style>
    <style:style style:name="T426" style:family="text">
      <style:text-properties fo:font-weight="normal" officeooo:rsid="059e2b49" style:font-weight-asian="normal" style:font-weight-complex="normal"/>
    </style:style>
    <style:style style:name="T427" style:family="text">
      <style:text-properties fo:font-weight="normal" officeooo:rsid="05a420eb" style:font-weight-asian="normal" style:font-weight-complex="normal"/>
    </style:style>
    <style:style style:name="T428" style:family="text">
      <style:text-properties fo:font-weight="normal" officeooo:rsid="05a86097" style:font-weight-asian="normal" style:font-weight-complex="normal"/>
    </style:style>
    <style:style style:name="T429" style:family="text">
      <style:text-properties fo:font-weight="normal" officeooo:rsid="05ab0eef" style:font-weight-asian="normal" style:font-weight-complex="normal"/>
    </style:style>
    <style:style style:name="T430" style:family="text">
      <style:text-properties fo:font-weight="normal" officeooo:rsid="05be18b5" style:font-weight-asian="normal" style:font-weight-complex="normal"/>
    </style:style>
    <style:style style:name="T431" style:family="text">
      <style:text-properties fo:font-weight="normal" officeooo:rsid="05bfaba3" style:font-weight-asian="normal" style:font-weight-complex="normal"/>
    </style:style>
    <style:style style:name="T432" style:family="text">
      <style:text-properties fo:font-weight="normal" officeooo:rsid="05c2fba1" style:font-weight-asian="normal" style:font-weight-complex="normal"/>
    </style:style>
    <style:style style:name="T433" style:family="text">
      <style:text-properties fo:font-weight="normal" officeooo:rsid="05cb8ac6" style:font-weight-asian="normal" style:font-weight-complex="normal"/>
    </style:style>
    <style:style style:name="T434" style:family="text">
      <style:text-properties fo:font-weight="normal" officeooo:rsid="05d3a1e2" style:font-weight-asian="normal" style:font-weight-complex="normal"/>
    </style:style>
    <style:style style:name="T435" style:family="text">
      <style:text-properties fo:font-weight="normal" officeooo:rsid="05c8491f" style:font-weight-asian="normal" style:font-weight-complex="normal"/>
    </style:style>
    <style:style style:name="T436" style:family="text">
      <style:text-properties fo:font-weight="normal" officeooo:rsid="05d7ba4e" style:font-weight-asian="normal" style:font-weight-complex="normal"/>
    </style:style>
    <style:style style:name="T437" style:family="text">
      <style:text-properties fo:font-weight="normal" officeooo:rsid="05f3742c" style:font-weight-asian="normal" style:font-weight-complex="normal"/>
    </style:style>
    <style:style style:name="T438" style:family="text">
      <style:text-properties fo:font-weight="normal" officeooo:rsid="05f45b65" style:font-weight-asian="normal" style:font-weight-complex="normal"/>
    </style:style>
    <style:style style:name="T439" style:family="text">
      <style:text-properties fo:font-weight="normal" officeooo:rsid="061bc0d3" style:font-weight-asian="normal" style:font-weight-complex="normal"/>
    </style:style>
    <style:style style:name="T440" style:family="text">
      <style:text-properties fo:font-weight="normal" officeooo:rsid="06315039" style:font-weight-asian="normal" style:font-weight-complex="normal"/>
    </style:style>
    <style:style style:name="T441" style:family="text">
      <style:text-properties fo:font-weight="normal" officeooo:rsid="063306f8" style:font-weight-asian="normal" style:font-weight-complex="normal"/>
    </style:style>
    <style:style style:name="T442" style:family="text">
      <style:text-properties fo:font-weight="normal" officeooo:rsid="0633c42f" style:font-weight-asian="normal" style:font-weight-complex="normal"/>
    </style:style>
    <style:style style:name="T443" style:family="text">
      <style:text-properties fo:font-weight="normal" officeooo:rsid="06347e98" style:font-weight-asian="normal" style:font-weight-complex="normal"/>
    </style:style>
    <style:style style:name="T444" style:family="text">
      <style:text-properties fo:font-weight="normal" officeooo:rsid="063746af" style:font-weight-asian="normal" style:font-weight-complex="normal"/>
    </style:style>
    <style:style style:name="T445" style:family="text">
      <style:text-properties fo:font-weight="normal" officeooo:rsid="063906df" style:font-weight-asian="normal" style:font-weight-complex="normal"/>
    </style:style>
    <style:style style:name="T446" style:family="text">
      <style:text-properties fo:font-weight="normal" officeooo:rsid="0639e12e" style:font-weight-asian="normal" style:font-weight-complex="normal"/>
    </style:style>
    <style:style style:name="T447" style:family="text">
      <style:text-properties fo:font-weight="normal" officeooo:rsid="05ca421c" style:font-weight-asian="normal" style:font-weight-complex="normal"/>
    </style:style>
    <style:style style:name="T448" style:family="text">
      <style:text-properties fo:font-weight="normal" officeooo:rsid="0643dfcd" style:font-weight-asian="normal" style:font-weight-complex="normal"/>
    </style:style>
    <style:style style:name="T449" style:family="text">
      <style:text-properties fo:font-weight="normal" officeooo:rsid="06448e25" style:font-weight-asian="normal" style:font-weight-complex="normal"/>
    </style:style>
    <style:style style:name="T450" style:family="text">
      <style:text-properties fo:font-weight="normal" officeooo:rsid="0654ac13" style:font-weight-asian="normal" style:font-weight-complex="normal"/>
    </style:style>
    <style:style style:name="T451" style:family="text">
      <style:text-properties fo:font-weight="normal" officeooo:rsid="065e5c27" style:font-weight-asian="normal" style:font-weight-complex="normal"/>
    </style:style>
    <style:style style:name="T452" style:family="text">
      <style:text-properties fo:font-weight="normal" officeooo:rsid="06b47ca5" style:font-weight-asian="normal" style:font-weight-complex="normal"/>
    </style:style>
    <style:style style:name="T453" style:family="text">
      <style:text-properties fo:font-weight="normal" officeooo:rsid="06c029e4" style:font-weight-asian="normal" style:font-weight-complex="normal"/>
    </style:style>
    <style:style style:name="T454" style:family="text">
      <style:text-properties fo:font-weight="normal" officeooo:rsid="06cda3ed" style:font-weight-asian="normal" style:font-weight-complex="normal"/>
    </style:style>
    <style:style style:name="T455" style:family="text">
      <style:text-properties fo:font-weight="normal" officeooo:rsid="06d5abb6" style:font-weight-asian="normal" style:font-weight-complex="normal"/>
    </style:style>
    <style:style style:name="T456" style:family="text">
      <style:text-properties fo:font-weight="normal" officeooo:rsid="06d92018" style:font-weight-asian="normal" style:font-weight-complex="normal"/>
    </style:style>
    <style:style style:name="T457" style:family="text">
      <style:text-properties fo:font-weight="normal" officeooo:rsid="06e1d537" style:font-weight-asian="normal" style:font-weight-complex="normal"/>
    </style:style>
    <style:style style:name="T458" style:family="text">
      <style:text-properties fo:font-weight="normal" officeooo:rsid="05d6f73d" style:font-weight-asian="normal" style:font-weight-complex="normal"/>
    </style:style>
    <style:style style:name="T459" style:family="text">
      <style:text-properties fo:font-weight="normal" officeooo:rsid="06dcb134" style:font-weight-asian="normal" style:font-weight-complex="normal"/>
    </style:style>
    <style:style style:name="T460" style:family="text">
      <style:text-properties fo:font-weight="normal" officeooo:rsid="06f4b42e" style:font-weight-asian="normal" style:font-weight-complex="normal"/>
    </style:style>
    <style:style style:name="T461" style:family="text">
      <style:text-properties fo:font-weight="normal" officeooo:rsid="06f60972" style:font-weight-asian="normal" style:font-weight-complex="normal"/>
    </style:style>
    <style:style style:name="T462" style:family="text">
      <style:text-properties fo:font-weight="normal" officeooo:rsid="05f89226" style:font-weight-asian="normal" style:font-weight-complex="normal"/>
    </style:style>
    <style:style style:name="T463" style:family="text">
      <style:text-properties fo:font-weight="normal" officeooo:rsid="06f65004" style:font-weight-asian="normal" style:font-weight-complex="normal"/>
    </style:style>
    <style:style style:name="T464" style:family="text">
      <style:text-properties fo:font-weight="normal" officeooo:rsid="06f6399a" style:font-weight-asian="normal" style:font-weight-complex="normal"/>
    </style:style>
    <style:style style:name="T465" style:family="text">
      <style:text-properties fo:font-weight="normal" officeooo:rsid="0150ec61" fo:background-color="transparent" loext:char-shading-value="0" style:font-weight-asian="normal" style:font-weight-complex="normal"/>
    </style:style>
    <style:style style:name="T466" style:family="text">
      <style:text-properties officeooo:rsid="00721c5a"/>
    </style:style>
    <style:style style:name="T467" style:family="text">
      <style:text-properties officeooo:rsid="00727d98"/>
    </style:style>
    <style:style style:name="T468" style:family="text">
      <style:text-properties officeooo:rsid="00752140"/>
    </style:style>
    <style:style style:name="T469" style:family="text">
      <style:text-properties officeooo:rsid="0076387a"/>
    </style:style>
    <style:style style:name="T470" style:family="text">
      <style:text-properties officeooo:rsid="00778fa3"/>
    </style:style>
    <style:style style:name="T471" style:family="text">
      <style:text-properties officeooo:rsid="007a15a8"/>
    </style:style>
    <style:style style:name="T472" style:family="text">
      <style:text-properties officeooo:rsid="00877c2b"/>
    </style:style>
    <style:style style:name="T473" style:family="text">
      <style:text-properties fo:font-size="36pt" style:font-size-asian="36pt" style:font-size-complex="36pt"/>
    </style:style>
    <style:style style:name="T474" style:family="text">
      <style:text-properties fo:font-size="36pt" officeooo:rsid="00a2100c" style:font-size-asian="36pt" style:font-size-complex="36pt"/>
    </style:style>
    <style:style style:name="T475" style:family="text">
      <style:text-properties fo:font-size="36pt" officeooo:rsid="003ad551" style:font-size-asian="36pt" style:font-size-complex="36pt"/>
    </style:style>
    <style:style style:name="T476" style:family="text">
      <style:text-properties fo:font-size="24pt" style:font-size-asian="24pt" style:font-size-complex="24pt"/>
    </style:style>
    <style:style style:name="T477" style:family="text">
      <style:text-properties fo:font-size="24pt" officeooo:rsid="00bf9382" style:font-size-asian="24pt" style:font-size-complex="24pt"/>
    </style:style>
    <style:style style:name="T478" style:family="text">
      <style:text-properties fo:font-size="24pt" officeooo:rsid="01865f5b" style:font-size-asian="24pt" style:font-size-complex="24pt"/>
    </style:style>
    <style:style style:name="T479" style:family="text">
      <style:text-properties fo:font-size="24pt" officeooo:rsid="00228302" style:font-size-asian="24pt" style:font-size-complex="24pt"/>
    </style:style>
    <style:style style:name="T480" style:family="text">
      <style:text-properties fo:font-size="24pt" officeooo:rsid="01858d6e" style:font-size-asian="24pt" style:font-size-complex="24pt"/>
    </style:style>
    <style:style style:name="T481" style:family="text">
      <style:text-properties fo:font-size="24pt" officeooo:rsid="04f8a119" style:font-size-asian="24pt" style:font-size-complex="24pt"/>
    </style:style>
    <style:style style:name="T482" style:family="text">
      <style:text-properties fo:font-size="24pt" officeooo:rsid="05457818" style:font-size-asian="24pt" style:font-size-complex="24pt"/>
    </style:style>
    <style:style style:name="T483" style:family="text">
      <style:text-properties fo:font-size="24pt" officeooo:rsid="0562165a" style:font-size-asian="24pt" style:font-size-complex="24pt"/>
    </style:style>
    <style:style style:name="T484" style:family="text">
      <style:text-properties fo:font-size="24pt" officeooo:rsid="05654cc9" style:font-size-asian="24pt" style:font-size-complex="24pt"/>
    </style:style>
    <style:style style:name="T485" style:family="text">
      <style:text-properties fo:font-size="24pt" officeooo:rsid="064aad0b" style:font-size-asian="24pt" style:font-size-complex="24pt"/>
    </style:style>
    <style:style style:name="T486" style:family="text">
      <style:text-properties fo:font-size="24pt" officeooo:rsid="064c8f6d" style:font-size-asian="24pt" style:font-size-complex="24pt"/>
    </style:style>
    <style:style style:name="T487" style:family="text">
      <style:text-properties officeooo:rsid="008aca06"/>
    </style:style>
    <style:style style:name="T488" style:family="text">
      <style:text-properties officeooo:rsid="008c829b"/>
    </style:style>
    <style:style style:name="T489" style:family="text">
      <style:text-properties officeooo:rsid="008de581"/>
    </style:style>
    <style:style style:name="T490" style:family="text">
      <style:text-properties officeooo:rsid="00914d04"/>
    </style:style>
    <style:style style:name="T491" style:family="text">
      <style:text-properties officeooo:rsid="00936290"/>
    </style:style>
    <style:style style:name="T492" style:family="text">
      <style:text-properties officeooo:rsid="00954872"/>
    </style:style>
    <style:style style:name="T493" style:family="text">
      <style:text-properties officeooo:rsid="009a3a40"/>
    </style:style>
    <style:style style:name="T494" style:family="text">
      <style:text-properties officeooo:rsid="009ba37a"/>
    </style:style>
    <style:style style:name="T495" style:family="text">
      <style:text-properties officeooo:rsid="009cb9e7"/>
    </style:style>
    <style:style style:name="T496" style:family="text">
      <style:text-properties officeooo:rsid="009e6327"/>
    </style:style>
    <style:style style:name="T497" style:family="text">
      <style:text-properties officeooo:rsid="009ed5ed"/>
    </style:style>
    <style:style style:name="T498" style:family="text">
      <style:text-properties officeooo:rsid="00a17762"/>
    </style:style>
    <style:style style:name="T499" style:family="text">
      <style:text-properties fo:font-style="normal" style:font-style-asian="normal" style:font-style-complex="normal"/>
    </style:style>
    <style:style style:name="T500" style:family="text">
      <style:text-properties fo:font-style="normal" officeooo:rsid="00a17762" style:font-style-asian="normal" style:font-style-complex="normal"/>
    </style:style>
    <style:style style:name="T501" style:family="text">
      <style:text-properties fo:font-style="normal" officeooo:rsid="01065e5d" style:font-style-asian="normal" style:font-style-complex="normal"/>
    </style:style>
    <style:style style:name="T502" style:family="text">
      <style:text-properties fo:font-style="normal" officeooo:rsid="016395a2" style:font-style-asian="normal" style:font-style-complex="normal"/>
    </style:style>
    <style:style style:name="T503" style:family="text">
      <style:text-properties fo:font-style="normal" officeooo:rsid="0182eeef" style:font-style-asian="normal" style:font-style-complex="normal"/>
    </style:style>
    <style:style style:name="T504" style:family="text">
      <style:text-properties fo:font-style="normal" officeooo:rsid="0234d2e7" style:font-style-asian="normal" style:font-style-complex="normal"/>
    </style:style>
    <style:style style:name="T505" style:family="text">
      <style:text-properties fo:font-style="normal" officeooo:rsid="0236e439" style:font-style-asian="normal" style:font-style-complex="normal"/>
    </style:style>
    <style:style style:name="T506" style:family="text">
      <style:text-properties fo:font-style="normal" officeooo:rsid="02cf767e" style:font-style-asian="normal" style:font-style-complex="normal"/>
    </style:style>
    <style:style style:name="T507" style:family="text">
      <style:text-properties fo:font-style="normal" officeooo:rsid="0339cae6" style:font-style-asian="normal" style:font-style-complex="normal"/>
    </style:style>
    <style:style style:name="T508" style:family="text">
      <style:text-properties fo:font-style="normal" officeooo:rsid="033bad32" style:font-style-asian="normal" style:font-style-complex="normal"/>
    </style:style>
    <style:style style:name="T509" style:family="text">
      <style:text-properties fo:font-style="normal" officeooo:rsid="033be3cc" style:font-style-asian="normal" style:font-style-complex="normal"/>
    </style:style>
    <style:style style:name="T510" style:family="text">
      <style:text-properties fo:font-style="normal" officeooo:rsid="03457864" style:font-style-asian="normal" style:font-style-complex="normal"/>
    </style:style>
    <style:style style:name="T511" style:family="text">
      <style:text-properties fo:font-style="normal" officeooo:rsid="03470af3" style:font-style-asian="normal" style:font-style-complex="normal"/>
    </style:style>
    <style:style style:name="T512" style:family="text">
      <style:text-properties fo:font-style="normal" officeooo:rsid="03c4792e" style:font-style-asian="normal" style:font-style-complex="normal"/>
    </style:style>
    <style:style style:name="T513" style:family="text">
      <style:text-properties fo:font-style="normal" officeooo:rsid="04269281" style:font-style-asian="normal" style:font-style-complex="normal"/>
    </style:style>
    <style:style style:name="T514" style:family="text">
      <style:text-properties fo:font-style="normal" officeooo:rsid="04287c2c" style:font-style-asian="normal" style:font-style-complex="normal"/>
    </style:style>
    <style:style style:name="T515" style:family="text">
      <style:text-properties fo:font-style="normal" officeooo:rsid="04288ea0" style:font-style-asian="normal" style:font-style-complex="normal"/>
    </style:style>
    <style:style style:name="T516" style:family="text">
      <style:text-properties fo:font-style="normal" officeooo:rsid="0432193f" style:font-style-asian="normal" style:font-style-complex="normal"/>
    </style:style>
    <style:style style:name="T517" style:family="text">
      <style:text-properties fo:font-style="normal" officeooo:rsid="043220d9" style:font-style-asian="normal" style:font-style-complex="normal"/>
    </style:style>
    <style:style style:name="T518" style:family="text">
      <style:text-properties fo:font-style="normal" officeooo:rsid="04fe3abe" style:font-style-asian="normal" style:font-style-complex="normal"/>
    </style:style>
    <style:style style:name="T519" style:family="text">
      <style:text-properties fo:font-style="normal" officeooo:rsid="05b4b46f" style:font-style-asian="normal" style:font-style-complex="normal"/>
    </style:style>
    <style:style style:name="T520" style:family="text">
      <style:text-properties fo:font-style="normal" officeooo:rsid="05c2fba1" style:font-style-asian="normal" style:font-style-complex="normal"/>
    </style:style>
    <style:style style:name="T521" style:family="text">
      <style:text-properties fo:font-style="normal" officeooo:rsid="0690afd7" style:font-style-asian="normal" style:font-style-complex="normal"/>
    </style:style>
    <style:style style:name="T522" style:family="text">
      <style:text-properties fo:font-style="normal" officeooo:rsid="069c3d34" style:font-style-asian="normal" style:font-style-complex="normal"/>
    </style:style>
    <style:style style:name="T523" style:family="text">
      <style:text-properties fo:font-style="normal" officeooo:rsid="069e39b5" style:font-style-asian="normal" style:font-style-complex="normal"/>
    </style:style>
    <style:style style:name="T524" style:family="text">
      <style:text-properties fo:font-style="normal" officeooo:rsid="06bc724e" style:font-style-asian="normal" style:font-style-complex="normal"/>
    </style:style>
    <style:style style:name="T525" style:family="text">
      <style:text-properties fo:font-style="normal" officeooo:rsid="06e8c022" style:font-style-asian="normal" style:font-style-complex="normal"/>
    </style:style>
    <style:style style:name="T526" style:family="text">
      <style:text-properties fo:font-style="normal" officeooo:rsid="06e7c423" style:font-style-asian="normal" style:font-style-complex="normal"/>
    </style:style>
    <style:style style:name="T527" style:family="text">
      <style:text-properties fo:font-style="normal" officeooo:rsid="06ea315e" style:font-style-asian="normal" style:font-style-complex="normal"/>
    </style:style>
    <style:style style:name="T528" style:family="text">
      <style:text-properties fo:font-style="normal" fo:font-weight="normal" style:font-style-asian="normal" style:font-weight-asian="normal" style:font-style-complex="normal" style:font-weight-complex="normal"/>
    </style:style>
    <style:style style:name="T529" style:family="text">
      <style:text-properties fo:font-style="normal" fo:font-weight="normal" officeooo:rsid="00fe918c" style:font-style-asian="normal" style:font-weight-asian="normal" style:font-style-complex="normal" style:font-weight-complex="normal"/>
    </style:style>
    <style:style style:name="T530" style:family="text">
      <style:text-properties fo:font-style="normal" fo:font-weight="normal" officeooo:rsid="01015844" style:font-style-asian="normal" style:font-weight-asian="normal" style:font-style-complex="normal" style:font-weight-complex="normal"/>
    </style:style>
    <style:style style:name="T531" style:family="text">
      <style:text-properties fo:font-style="normal" fo:font-weight="normal" officeooo:rsid="016395a2" style:font-style-asian="normal" style:font-weight-asian="normal" style:font-style-complex="normal" style:font-weight-complex="normal"/>
    </style:style>
    <style:style style:name="T532" style:family="text">
      <style:text-properties fo:font-style="normal" fo:font-weight="normal" officeooo:rsid="018bc724" style:font-style-asian="normal" style:font-weight-asian="normal" style:font-style-complex="normal" style:font-weight-complex="normal"/>
    </style:style>
    <style:style style:name="T533" style:family="text">
      <style:text-properties fo:font-style="normal" fo:font-weight="normal" officeooo:rsid="018d697a" style:font-style-asian="normal" style:font-weight-asian="normal" style:font-style-complex="normal" style:font-weight-complex="normal"/>
    </style:style>
    <style:style style:name="T534" style:family="text">
      <style:text-properties fo:font-style="normal" fo:font-weight="normal" officeooo:rsid="0234d2e7" style:font-style-asian="normal" style:font-weight-asian="normal" style:font-style-complex="normal" style:font-weight-complex="normal"/>
    </style:style>
    <style:style style:name="T535" style:family="text">
      <style:text-properties fo:font-style="normal" fo:font-weight="normal" officeooo:rsid="02646cfa" style:font-style-asian="normal" style:font-weight-asian="normal" style:font-style-complex="normal" style:font-weight-complex="normal"/>
    </style:style>
    <style:style style:name="T536" style:family="text">
      <style:text-properties fo:font-style="normal" fo:font-weight="normal" officeooo:rsid="026514bc" style:font-style-asian="normal" style:font-weight-asian="normal" style:font-style-complex="normal" style:font-weight-complex="normal"/>
    </style:style>
    <style:style style:name="T537" style:family="text">
      <style:text-properties fo:font-style="normal" fo:font-weight="normal" officeooo:rsid="0280a911" style:font-style-asian="normal" style:font-weight-asian="normal" style:font-style-complex="normal" style:font-weight-complex="normal"/>
    </style:style>
    <style:style style:name="T538" style:family="text">
      <style:text-properties fo:font-style="normal" fo:font-weight="normal" officeooo:rsid="0281cf30" style:font-style-asian="normal" style:font-weight-asian="normal" style:font-style-complex="normal" style:font-weight-complex="normal"/>
    </style:style>
    <style:style style:name="T539" style:family="text">
      <style:text-properties fo:font-style="normal" fo:font-weight="normal" officeooo:rsid="02918581" style:font-style-asian="normal" style:font-weight-asian="normal" style:font-style-complex="normal" style:font-weight-complex="normal"/>
    </style:style>
    <style:style style:name="T540" style:family="text">
      <style:text-properties fo:font-style="normal" fo:font-weight="normal" officeooo:rsid="02b71efc" style:font-style-asian="normal" style:font-weight-asian="normal" style:font-style-complex="normal" style:font-weight-complex="normal"/>
    </style:style>
    <style:style style:name="T541" style:family="text">
      <style:text-properties fo:font-style="normal" fo:font-weight="normal" officeooo:rsid="02b72bd2" style:font-style-asian="normal" style:font-weight-asian="normal" style:font-style-complex="normal" style:font-weight-complex="normal"/>
    </style:style>
    <style:style style:name="T542" style:family="text">
      <style:text-properties fo:font-style="normal" fo:font-weight="normal" officeooo:rsid="02c8d957" style:font-style-asian="normal" style:font-weight-asian="normal" style:font-style-complex="normal" style:font-weight-complex="normal"/>
    </style:style>
    <style:style style:name="T543" style:family="text">
      <style:text-properties fo:font-style="normal" fo:font-weight="normal" officeooo:rsid="02cb8139" style:font-style-asian="normal" style:font-weight-asian="normal" style:font-style-complex="normal" style:font-weight-complex="normal"/>
    </style:style>
    <style:style style:name="T544" style:family="text">
      <style:text-properties fo:font-style="normal" fo:font-weight="normal" officeooo:rsid="0339cae6" style:font-style-asian="normal" style:font-weight-asian="normal" style:font-style-complex="normal" style:font-weight-complex="normal"/>
    </style:style>
    <style:style style:name="T545" style:family="text">
      <style:text-properties fo:font-style="normal" fo:font-weight="normal" officeooo:rsid="02866134" style:font-style-asian="normal" style:font-weight-asian="normal" style:font-style-complex="normal" style:font-weight-complex="normal"/>
    </style:style>
    <style:style style:name="T546" style:family="text">
      <style:text-properties fo:font-style="normal" fo:font-weight="normal" officeooo:rsid="0344e256" style:font-style-asian="normal" style:font-weight-asian="normal" style:font-style-complex="normal" style:font-weight-complex="normal"/>
    </style:style>
    <style:style style:name="T547" style:family="text">
      <style:text-properties fo:font-style="normal" fo:font-weight="normal" officeooo:rsid="03457864" style:font-style-asian="normal" style:font-weight-asian="normal" style:font-style-complex="normal" style:font-weight-complex="normal"/>
    </style:style>
    <style:style style:name="T548" style:family="text">
      <style:text-properties fo:font-style="normal" fo:font-weight="normal" officeooo:rsid="03470af3" style:font-style-asian="normal" style:font-weight-asian="normal" style:font-style-complex="normal" style:font-weight-complex="normal"/>
    </style:style>
    <style:style style:name="T549" style:family="text">
      <style:text-properties fo:font-style="normal" fo:font-weight="normal" officeooo:rsid="037d9f55" style:font-style-asian="normal" style:font-weight-asian="normal" style:font-style-complex="normal" style:font-weight-complex="normal"/>
    </style:style>
    <style:style style:name="T550" style:family="text">
      <style:text-properties fo:font-style="normal" fo:font-weight="normal" officeooo:rsid="038fd54c" style:font-style-asian="normal" style:font-weight-asian="normal" style:font-style-complex="normal" style:font-weight-complex="normal"/>
    </style:style>
    <style:style style:name="T551" style:family="text">
      <style:text-properties fo:font-style="normal" fo:font-weight="normal" officeooo:rsid="03901bb6" style:font-style-asian="normal" style:font-weight-asian="normal" style:font-style-complex="normal" style:font-weight-complex="normal"/>
    </style:style>
    <style:style style:name="T552" style:family="text">
      <style:text-properties fo:font-style="normal" fo:font-weight="normal" officeooo:rsid="03c2fb96" style:font-style-asian="normal" style:font-weight-asian="normal" style:font-style-complex="normal" style:font-weight-complex="normal"/>
    </style:style>
    <style:style style:name="T553" style:family="text">
      <style:text-properties fo:font-style="normal" fo:font-weight="normal" officeooo:rsid="03c5f70c" style:font-style-asian="normal" style:font-weight-asian="normal" style:font-style-complex="normal" style:font-weight-complex="normal"/>
    </style:style>
    <style:style style:name="T554" style:family="text">
      <style:text-properties fo:font-style="normal" fo:font-weight="normal" officeooo:rsid="03dbace1" style:font-style-asian="normal" style:font-weight-asian="normal" style:font-style-complex="normal" style:font-weight-complex="normal"/>
    </style:style>
    <style:style style:name="T555" style:family="text">
      <style:text-properties fo:font-style="normal" fo:font-weight="normal" officeooo:rsid="03e26065" style:font-style-asian="normal" style:font-weight-asian="normal" style:font-style-complex="normal" style:font-weight-complex="normal"/>
    </style:style>
    <style:style style:name="T556" style:family="text">
      <style:text-properties fo:font-style="normal" fo:font-weight="normal" officeooo:rsid="03e10660" style:font-style-asian="normal" style:font-weight-asian="normal" style:font-style-complex="normal" style:font-weight-complex="normal"/>
    </style:style>
    <style:style style:name="T557" style:family="text">
      <style:text-properties fo:font-style="normal" fo:font-weight="normal" officeooo:rsid="05315636" style:font-style-asian="normal" style:font-weight-asian="normal" style:font-style-complex="normal" style:font-weight-complex="normal"/>
    </style:style>
    <style:style style:name="T558" style:family="text">
      <style:text-properties fo:font-style="normal" fo:font-weight="normal" officeooo:rsid="05d47e88" style:font-style-asian="normal" style:font-weight-asian="normal" style:font-style-complex="normal" style:font-weight-complex="normal"/>
    </style:style>
    <style:style style:name="T559" style:family="text">
      <style:text-properties fo:font-style="normal" fo:font-weight="normal" officeooo:rsid="05d6f73d" style:font-style-asian="normal" style:font-weight-asian="normal" style:font-style-complex="normal" style:font-weight-complex="normal"/>
    </style:style>
    <style:style style:name="T560" style:family="text">
      <style:text-properties fo:font-style="normal" fo:font-weight="normal" officeooo:rsid="06a737c6" style:font-style-asian="normal" style:font-weight-asian="normal" style:font-style-complex="normal" style:font-weight-complex="normal"/>
    </style:style>
    <style:style style:name="T561" style:family="text">
      <style:text-properties fo:font-style="normal" fo:font-weight="bold" style:font-style-asian="normal" style:font-weight-asian="bold" style:font-style-complex="normal" style:font-weight-complex="bold"/>
    </style:style>
    <style:style style:name="T562" style:family="text">
      <style:text-properties fo:font-style="normal" fo:font-weight="bold" officeooo:rsid="0234d2e7" style:font-style-asian="normal" style:font-weight-asian="bold" style:font-style-complex="normal" style:font-weight-complex="bold"/>
    </style:style>
    <style:style style:name="T563" style:family="text">
      <style:text-properties fo:font-style="normal" fo:font-weight="bold" officeooo:rsid="02c8d957" style:font-style-asian="normal" style:font-weight-asian="bold" style:font-style-complex="normal" style:font-weight-complex="bold"/>
    </style:style>
    <style:style style:name="T564" style:family="text">
      <style:text-properties fo:font-style="normal" fo:font-weight="bold" officeooo:rsid="0344e256" style:font-style-asian="normal" style:font-weight-asian="bold" style:font-style-complex="normal" style:font-weight-complex="bold"/>
    </style:style>
    <style:style style:name="T565" style:family="text">
      <style:text-properties fo:font-style="normal" fo:font-weight="bold" officeooo:rsid="05d6f73d" style:font-style-asian="normal" style:font-weight-asian="bold" style:font-style-complex="normal" style:font-weight-complex="bold"/>
    </style:style>
    <style:style style:name="T566" style:family="text">
      <style:text-properties officeooo:rsid="00a1b94d"/>
    </style:style>
    <style:style style:name="T567" style:family="text">
      <style:text-properties officeooo:rsid="00a31abc"/>
    </style:style>
    <style:style style:name="T568" style:family="text">
      <style:text-properties officeooo:rsid="00a335b1"/>
    </style:style>
    <style:style style:name="T569" style:family="text">
      <style:text-properties officeooo:rsid="00a73388"/>
    </style:style>
    <style:style style:name="T570" style:family="text">
      <style:text-properties officeooo:rsid="00a987ef"/>
    </style:style>
    <style:style style:name="T571" style:family="text">
      <style:text-properties officeooo:rsid="00ab3f5d"/>
    </style:style>
    <style:style style:name="T572" style:family="text">
      <style:text-properties officeooo:rsid="00ad6792"/>
    </style:style>
    <style:style style:name="T573" style:family="text">
      <style:text-properties style:font-name="Liberation Serif1"/>
    </style:style>
    <style:style style:name="T574" style:family="text">
      <style:text-properties style:font-name="Liberation Serif"/>
    </style:style>
    <style:style style:name="T575" style:family="text">
      <style:text-properties style:font-name="Liberation Serif" officeooo:rsid="00b0df7b"/>
    </style:style>
    <style:style style:name="T576" style:family="text">
      <style:text-properties style:font-name="Liberation Serif" fo:font-weight="normal" style:font-weight-asian="normal" style:font-weight-complex="normal"/>
    </style:style>
    <style:style style:name="T577" style:family="text">
      <style:text-properties style:font-name="Liberation Serif" officeooo:rsid="06468d50"/>
    </style:style>
    <style:style style:name="T578" style:family="text">
      <style:text-properties style:font-name="Liberation Serif" fo:font-weight="bold" style:font-weight-asian="bold" style:font-weight-complex="bold"/>
    </style:style>
    <style:style style:name="T579" style:family="text">
      <style:text-properties style:font-name="Liberation Serif" fo:font-weight="bold" officeooo:rsid="064d2257" style:font-weight-asian="bold" style:font-weight-complex="bold"/>
    </style:style>
    <style:style style:name="T580" style:family="text">
      <style:text-properties style:font-name="Liberation Serif" officeooo:rsid="0676dbdc"/>
    </style:style>
    <style:style style:name="T581" style:family="text">
      <style:text-properties style:font-name="Liberation Serif" fo:font-style="italic" fo:font-weight="bold" style:font-style-asian="italic" style:font-weight-asian="bold" style:font-style-complex="italic" style:font-weight-complex="bold"/>
    </style:style>
    <style:style style:name="T582" style:family="text">
      <style:text-properties style:font-name="Liberation Serif" officeooo:rsid="0680b0d1"/>
    </style:style>
    <style:style style:name="T583" style:family="text">
      <style:text-properties officeooo:rsid="00b3f9a9"/>
    </style:style>
    <style:style style:name="T584" style:family="text">
      <style:text-properties officeooo:rsid="00c15a9f"/>
    </style:style>
    <style:style style:name="T585" style:family="text">
      <style:text-properties officeooo:rsid="00c1d365"/>
    </style:style>
    <style:style style:name="T586" style:family="text">
      <style:text-properties officeooo:rsid="00c256aa"/>
    </style:style>
    <style:style style:name="T587" style:family="text">
      <style:text-properties officeooo:rsid="00c3bf50"/>
    </style:style>
    <style:style style:name="T588" style:family="text">
      <style:text-properties officeooo:rsid="00c55a84"/>
    </style:style>
    <style:style style:name="T589" style:family="text">
      <style:text-properties officeooo:rsid="00cbf2aa"/>
    </style:style>
    <style:style style:name="T590" style:family="text">
      <style:text-properties officeooo:rsid="00cc97b3"/>
    </style:style>
    <style:style style:name="T591" style:family="text">
      <style:text-properties officeooo:rsid="00788a88"/>
    </style:style>
    <style:style style:name="T592" style:family="text">
      <style:text-properties officeooo:rsid="00da912c"/>
    </style:style>
    <style:style style:name="T593" style:family="text">
      <style:text-properties fo:color="#000000"/>
    </style:style>
    <style:style style:name="T594" style:family="text">
      <style:text-properties fo:color="#000000" style:font-name="monospace" fo:font-weight="normal" fo:background-color="transparent" loext:char-shading-value="0" style:font-weight-asian="normal" style:font-weight-complex="normal"/>
    </style:style>
    <style:style style:name="T595" style:family="text">
      <style:text-properties fo:color="#000000" style:font-name="monospace" fo:font-weight="normal" officeooo:rsid="00dfe96a" fo:background-color="transparent" loext:char-shading-value="0" style:font-weight-asian="normal" style:font-weight-complex="normal"/>
    </style:style>
    <style:style style:name="T596" style:family="text">
      <style:text-properties fo:color="#000000" style:font-name="monospace" fo:font-weight="normal" officeooo:rsid="00e29dc7" fo:background-color="transparent" loext:char-shading-value="0" style:font-weight-asian="normal" style:font-weight-complex="normal"/>
    </style:style>
    <style:style style:name="T597" style:family="text">
      <style:text-properties fo:color="#000000" style:font-name="monospace" fo:font-weight="normal" officeooo:rsid="0150ec61" fo:background-color="transparent" loext:char-shading-value="0" style:font-weight-asian="normal" style:font-weight-complex="normal"/>
    </style:style>
    <style:style style:name="T598" style:family="text">
      <style:text-properties fo:color="#000000" style:font-name="monospace" fo:background-color="transparent" loext:char-shading-value="0"/>
    </style:style>
    <style:style style:name="T599" style:family="text">
      <style:text-properties fo:color="#000000" officeooo:rsid="00ddf31d"/>
    </style:style>
    <style:style style:name="T600" style:family="text">
      <style:text-properties fo:color="#000000" fo:background-color="transparent" loext:char-shading-value="0"/>
    </style:style>
    <style:style style:name="T601" style:family="text">
      <style:text-properties fo:color="#000000" officeooo:rsid="00f499c2" fo:background-color="transparent" loext:char-shading-value="0"/>
    </style:style>
    <style:style style:name="T602" style:family="text">
      <style:text-properties fo:color="#000000" style:font-name="Liberation Mono1" fo:font-weight="normal" fo:background-color="transparent" loext:char-shading-value="0" style:font-weight-asian="normal" style:font-weight-complex="normal"/>
    </style:style>
    <style:style style:name="T603" style:family="text">
      <style:text-properties fo:color="#000000" style:font-name="Liberation Mono1" fo:font-weight="normal" officeooo:rsid="014aabac" fo:background-color="transparent" loext:char-shading-value="0" style:font-weight-asian="normal" style:font-weight-complex="normal"/>
    </style:style>
    <style:style style:name="T604" style:family="text">
      <style:text-properties fo:color="#000000" style:font-name="Liberation Mono1" fo:font-weight="normal" officeooo:rsid="0150ec61" fo:background-color="transparent" loext:char-shading-value="0" style:font-weight-asian="normal" style:font-weight-complex="normal"/>
    </style:style>
    <style:style style:name="T605" style:family="text">
      <style:text-properties fo:color="#000000" style:font-name="Liberation Mono1" fo:font-weight="normal" officeooo:rsid="027f2d05" fo:background-color="transparent" loext:char-shading-value="0" style:font-weight-asian="normal" style:font-weight-complex="normal"/>
    </style:style>
    <style:style style:name="T606" style:family="text">
      <style:text-properties fo:color="#000000" style:font-name="Liberation Mono1" fo:background-color="transparent" loext:char-shading-value="0"/>
    </style:style>
    <style:style style:name="T607" style:family="text">
      <style:text-properties fo:color="#000000" style:font-name="Liberation Mono1" fo:font-weight="bold" officeooo:rsid="014aabac" fo:background-color="transparent" loext:char-shading-value="0" style:font-weight-asian="bold" style:font-weight-complex="bold"/>
    </style:style>
    <style:style style:name="T608" style:family="text">
      <style:text-properties fo:color="#000000" style:font-name="Liberation Mono1" fo:font-weight="bold" officeooo:rsid="0150ec61" fo:background-color="transparent" loext:char-shading-value="0" style:font-weight-asian="bold" style:font-weight-complex="bold"/>
    </style:style>
    <style:style style:name="T609" style:family="text">
      <style:text-properties fo:color="#000000" fo:font-weight="normal" fo:background-color="transparent" loext:char-shading-value="0" style:font-weight-asian="normal" style:font-weight-complex="normal"/>
    </style:style>
    <style:style style:name="T610" style:family="text">
      <style:text-properties fo:color="#000000" fo:font-weight="normal" officeooo:rsid="01586398" fo:background-color="transparent" loext:char-shading-value="0" style:font-weight-asian="normal" style:font-weight-complex="normal"/>
    </style:style>
    <style:style style:name="T611" style:family="text">
      <style:text-properties fo:color="#000000" fo:font-weight="bold" fo:background-color="transparent" loext:char-shading-value="0" style:font-weight-asian="bold" style:font-weight-complex="bold"/>
    </style:style>
    <style:style style:name="T612" style:family="text">
      <style:text-properties fo:color="#000000" fo:font-size="8pt" fo:background-color="transparent" loext:char-shading-value="0" style:font-size-asian="8pt" style:font-size-complex="8pt"/>
    </style:style>
    <style:style style:name="T613" style:family="text">
      <style:text-properties fo:color="#000000" fo:font-size="8pt" officeooo:rsid="00f499c2" fo:background-color="transparent" loext:char-shading-value="0" style:font-size-asian="8pt" style:font-size-complex="8pt"/>
    </style:style>
    <style:style style:name="T614" style:family="text">
      <style:text-properties style:font-name="monospace"/>
    </style:style>
    <style:style style:name="T615" style:family="text">
      <style:text-properties style:font-name="monospace" officeooo:rsid="00dba1c1"/>
    </style:style>
    <style:style style:name="T616" style:family="text">
      <style:text-properties style:font-name="monospace" officeooo:rsid="00dd460b"/>
    </style:style>
    <style:style style:name="T617" style:family="text">
      <style:text-properties style:font-name="monospace" officeooo:rsid="00e29dc7"/>
    </style:style>
    <style:style style:name="T618" style:family="text">
      <style:text-properties style:font-name="monospace" fo:font-weight="normal" style:font-weight-asian="normal" style:font-weight-complex="normal"/>
    </style:style>
    <style:style style:name="T619" style:family="text">
      <style:text-properties officeooo:rsid="00dd460b"/>
    </style:style>
    <style:style style:name="T620" style:family="text">
      <style:text-properties officeooo:rsid="00ddf31d"/>
    </style:style>
    <style:style style:name="T621" style:family="text">
      <style:text-properties officeooo:rsid="00ea3ff5"/>
    </style:style>
    <style:style style:name="T622" style:family="text">
      <style:text-properties officeooo:rsid="00f065ae"/>
    </style:style>
    <style:style style:name="T623" style:family="text">
      <style:text-properties officeooo:rsid="00f20551"/>
    </style:style>
    <style:style style:name="T624" style:family="text">
      <style:text-properties officeooo:rsid="00f499c2"/>
    </style:style>
    <style:style style:name="T625" style:family="text">
      <style:text-properties officeooo:rsid="00f54800"/>
    </style:style>
    <style:style style:name="T626" style:family="text">
      <style:text-properties officeooo:rsid="00f59fbe"/>
    </style:style>
    <style:style style:name="T627" style:family="text">
      <style:text-properties officeooo:rsid="00f6088f"/>
    </style:style>
    <style:style style:name="T628" style:family="text">
      <style:text-properties officeooo:rsid="00fcaa1f"/>
    </style:style>
    <style:style style:name="T629" style:family="text">
      <style:text-properties officeooo:rsid="00fdf7f9"/>
    </style:style>
    <style:style style:name="T630" style:family="text">
      <style:text-properties officeooo:rsid="00fe8b1b"/>
    </style:style>
    <style:style style:name="T631" style:family="text">
      <style:text-properties officeooo:rsid="01007e7e"/>
    </style:style>
    <style:style style:name="T632" style:family="text">
      <style:text-properties officeooo:rsid="01029315"/>
    </style:style>
    <style:style style:name="T633" style:family="text">
      <style:text-properties officeooo:rsid="01032b21"/>
    </style:style>
    <style:style style:name="T634" style:family="text">
      <style:text-properties officeooo:rsid="01040617"/>
    </style:style>
    <style:style style:name="T635" style:family="text">
      <style:text-properties officeooo:rsid="01040cf2"/>
    </style:style>
    <style:style style:name="T636" style:family="text">
      <style:text-properties officeooo:rsid="01065e5d"/>
    </style:style>
    <style:style style:name="T637" style:family="text">
      <style:text-properties officeooo:rsid="01073c49"/>
    </style:style>
    <style:style style:name="T638" style:family="text">
      <style:text-properties officeooo:rsid="0107c42b"/>
    </style:style>
    <style:style style:name="T639" style:family="text">
      <style:text-properties officeooo:rsid="01096458"/>
    </style:style>
    <style:style style:name="T640" style:family="text">
      <style:text-properties officeooo:rsid="0109bfa8"/>
    </style:style>
    <style:style style:name="T641" style:family="text">
      <style:text-properties officeooo:rsid="010b5659"/>
    </style:style>
    <style:style style:name="T642" style:family="text">
      <style:text-properties officeooo:rsid="010d12b7"/>
    </style:style>
    <style:style style:name="T643" style:family="text">
      <style:text-properties officeooo:rsid="010f4aa1"/>
    </style:style>
    <style:style style:name="T644" style:family="text">
      <style:text-properties officeooo:rsid="0119cd0d"/>
    </style:style>
    <style:style style:name="T645" style:family="text">
      <style:text-properties officeooo:rsid="011b4e1c"/>
    </style:style>
    <style:style style:name="T646" style:family="text">
      <style:text-properties officeooo:rsid="011dff96"/>
    </style:style>
    <style:style style:name="T647" style:family="text">
      <style:text-properties officeooo:rsid="0120c39a"/>
    </style:style>
    <style:style style:name="T648" style:family="text">
      <style:text-properties officeooo:rsid="012483e1"/>
    </style:style>
    <style:style style:name="T649" style:family="text">
      <style:text-properties officeooo:rsid="01257ed8"/>
    </style:style>
    <style:style style:name="T650" style:family="text">
      <style:text-properties style:font-name="Liberation Mono1"/>
    </style:style>
    <style:style style:name="T651" style:family="text">
      <style:text-properties style:font-name="Liberation Mono1" fo:font-weight="normal" style:font-weight-asian="normal" style:font-weight-complex="normal"/>
    </style:style>
    <style:style style:name="T652" style:family="text">
      <style:text-properties style:font-name="Liberation Mono1" fo:font-weight="normal" officeooo:rsid="0150ec61" style:font-weight-asian="normal" style:font-weight-complex="normal"/>
    </style:style>
    <style:style style:name="T653" style:family="text">
      <style:text-properties officeooo:rsid="012d6931"/>
    </style:style>
    <style:style style:name="T654" style:family="text">
      <style:text-properties officeooo:rsid="013413df"/>
    </style:style>
    <style:style style:name="T655" style:family="text">
      <style:text-properties officeooo:rsid="0146f101"/>
    </style:style>
    <style:style style:name="T656" style:family="text">
      <style:text-properties officeooo:rsid="014d45b4"/>
    </style:style>
    <style:style style:name="T657" style:family="text">
      <style:text-properties officeooo:rsid="014ff658"/>
    </style:style>
    <style:style style:name="T658" style:family="text">
      <style:text-properties officeooo:rsid="01545ed3"/>
    </style:style>
    <style:style style:name="T659" style:family="text">
      <style:text-properties officeooo:rsid="0155149c"/>
    </style:style>
    <style:style style:name="T660" style:family="text">
      <style:text-properties officeooo:rsid="01577665"/>
    </style:style>
    <style:style style:name="T661" style:family="text">
      <style:text-properties officeooo:rsid="01585a85"/>
    </style:style>
    <style:style style:name="T662" style:family="text">
      <style:text-properties fo:background-color="transparent" loext:char-shading-value="0"/>
    </style:style>
    <style:style style:name="T663" style:family="text">
      <style:text-properties officeooo:rsid="0159a25a"/>
    </style:style>
    <style:style style:name="T664" style:family="text">
      <style:text-properties officeooo:rsid="015ba11d"/>
    </style:style>
    <style:style style:name="T665" style:family="text">
      <style:text-properties officeooo:rsid="01610808"/>
    </style:style>
    <style:style style:name="T666" style:family="text">
      <style:text-properties officeooo:rsid="0165b229"/>
    </style:style>
    <style:style style:name="T667" style:family="text">
      <style:text-properties officeooo:rsid="0172534f"/>
    </style:style>
    <style:style style:name="T668" style:family="text">
      <style:text-properties officeooo:rsid="0176bdc0"/>
    </style:style>
    <style:style style:name="T669" style:family="text">
      <style:text-properties officeooo:rsid="0178cfe9"/>
    </style:style>
    <style:style style:name="T670" style:family="text">
      <style:text-properties officeooo:rsid="017b1a0d"/>
    </style:style>
    <style:style style:name="T671" style:family="text">
      <style:text-properties officeooo:rsid="017d668b"/>
    </style:style>
    <style:style style:name="T672" style:family="text">
      <style:text-properties officeooo:rsid="01816892"/>
    </style:style>
    <style:style style:name="T673" style:family="text">
      <style:text-properties officeooo:rsid="01858d6e"/>
    </style:style>
    <style:style style:name="T674" style:family="text">
      <style:text-properties officeooo:rsid="01865f5b"/>
    </style:style>
    <style:style style:name="T675" style:family="text">
      <style:text-properties officeooo:rsid="0188a693"/>
    </style:style>
    <style:style style:name="T676" style:family="text">
      <style:text-properties officeooo:rsid="0188ff93"/>
    </style:style>
    <style:style style:name="T677" style:family="text">
      <style:text-properties officeooo:rsid="018bc724"/>
    </style:style>
    <style:style style:name="T678" style:family="text">
      <style:text-properties officeooo:rsid="019be263"/>
    </style:style>
    <style:style style:name="T679" style:family="text">
      <style:text-properties officeooo:rsid="019d98a0"/>
    </style:style>
    <style:style style:name="T680" style:family="text">
      <style:text-properties officeooo:rsid="019e84f7"/>
    </style:style>
    <style:style style:name="T681" style:family="text">
      <style:text-properties officeooo:rsid="019f957b"/>
    </style:style>
    <style:style style:name="T682" style:family="text">
      <style:text-properties officeooo:rsid="01a4821a"/>
    </style:style>
    <style:style style:name="T683" style:family="text">
      <style:text-properties officeooo:rsid="01aedb98"/>
    </style:style>
    <style:style style:name="T684" style:family="text">
      <style:text-properties officeooo:rsid="01b5a1c2"/>
    </style:style>
    <style:style style:name="T685" style:family="text">
      <style:text-properties officeooo:rsid="01b8060d"/>
    </style:style>
    <style:style style:name="T686" style:family="text">
      <style:text-properties officeooo:rsid="01bcab77"/>
    </style:style>
    <style:style style:name="T687" style:family="text">
      <style:text-properties officeooo:rsid="01be86fc"/>
    </style:style>
    <style:style style:name="T688" style:family="text">
      <style:text-properties officeooo:rsid="01c24673"/>
    </style:style>
    <style:style style:name="T689" style:family="text">
      <style:text-properties officeooo:rsid="01dcb03d"/>
    </style:style>
    <style:style style:name="T690" style:family="text">
      <style:text-properties officeooo:rsid="01de6a3a"/>
    </style:style>
    <style:style style:name="T691" style:family="text">
      <style:text-properties officeooo:rsid="01e23886"/>
    </style:style>
    <style:style style:name="T692" style:family="text">
      <style:text-properties fo:font-size="8pt" style:font-size-asian="8pt" style:font-size-complex="8pt"/>
    </style:style>
    <style:style style:name="T693" style:family="text">
      <style:text-properties fo:font-size="8pt" fo:font-weight="normal" style:font-size-asian="8pt" style:font-weight-asian="normal" style:font-size-complex="8pt" style:font-weight-complex="normal"/>
    </style:style>
    <style:style style:name="T694" style:family="text">
      <style:text-properties officeooo:rsid="01e38ade"/>
    </style:style>
    <style:style style:name="T695" style:family="text">
      <style:text-properties officeooo:rsid="01eb9a71"/>
    </style:style>
    <style:style style:name="T696" style:family="text">
      <style:text-properties officeooo:rsid="01ecbb8a"/>
    </style:style>
    <style:style style:name="T697" style:family="text">
      <style:text-properties fo:font-size="9pt" style:font-size-asian="9pt" style:font-size-complex="9pt"/>
    </style:style>
    <style:style style:name="T698" style:family="text">
      <style:text-properties officeooo:rsid="01edd286"/>
    </style:style>
    <style:style style:name="T699" style:family="text">
      <style:text-properties officeooo:rsid="01effd44"/>
    </style:style>
    <style:style style:name="T700" style:family="text">
      <style:text-properties officeooo:rsid="01f421fa"/>
    </style:style>
    <style:style style:name="T701" style:family="text">
      <style:text-properties officeooo:rsid="01f9ea97"/>
    </style:style>
    <style:style style:name="T702" style:family="text">
      <style:text-properties officeooo:rsid="01faf5a4"/>
    </style:style>
    <style:style style:name="T703" style:family="text">
      <style:text-properties officeooo:rsid="01fcc227"/>
    </style:style>
    <style:style style:name="T704" style:family="text">
      <style:text-properties officeooo:rsid="02013d55"/>
    </style:style>
    <style:style style:name="T705" style:family="text">
      <style:text-properties officeooo:rsid="0201906c"/>
    </style:style>
    <style:style style:name="T706" style:family="text">
      <style:text-properties officeooo:rsid="02035838"/>
    </style:style>
    <style:style style:name="T707" style:family="text">
      <style:text-properties officeooo:rsid="020a6764"/>
    </style:style>
    <style:style style:name="T708" style:family="text">
      <style:text-properties officeooo:rsid="02102508"/>
    </style:style>
    <style:style style:name="T709" style:family="text">
      <style:text-properties officeooo:rsid="02113eed"/>
    </style:style>
    <style:style style:name="T710" style:family="text">
      <style:text-properties officeooo:rsid="0212a90d"/>
    </style:style>
    <style:style style:name="T711" style:family="text">
      <style:text-properties officeooo:rsid="02152829"/>
    </style:style>
    <style:style style:name="T712" style:family="text">
      <style:text-properties officeooo:rsid="0229df11"/>
    </style:style>
    <style:style style:name="T713" style:family="text">
      <style:text-properties officeooo:rsid="022b8a00"/>
    </style:style>
    <style:style style:name="T714" style:family="text">
      <style:text-properties style:text-underline-style="none" officeooo:rsid="022b8a00"/>
    </style:style>
    <style:style style:name="T715" style:family="text">
      <style:text-properties style:text-underline-style="none" officeooo:rsid="022e1171"/>
    </style:style>
    <style:style style:name="T716" style:family="text">
      <style:text-properties style:text-underline-style="none" officeooo:rsid="029f2c00"/>
    </style:style>
    <style:style style:name="T717" style:family="text">
      <style:text-properties officeooo:rsid="022f35ec"/>
    </style:style>
    <style:style style:name="T718" style:family="text">
      <style:text-properties officeooo:rsid="0230686b"/>
    </style:style>
    <style:style style:name="T719" style:family="text">
      <style:text-properties officeooo:rsid="02330c3b"/>
    </style:style>
    <style:style style:name="T720" style:family="text">
      <style:text-properties officeooo:rsid="0234d2e7"/>
    </style:style>
    <style:style style:name="T721" style:family="text">
      <style:text-properties officeooo:rsid="0238492e"/>
    </style:style>
    <style:style style:name="T722" style:family="text">
      <style:text-properties officeooo:rsid="024230a4"/>
    </style:style>
    <style:style style:name="T723" style:family="text">
      <style:text-properties officeooo:rsid="0245510d"/>
    </style:style>
    <style:style style:name="T724" style:family="text">
      <style:text-properties officeooo:rsid="0246c40c"/>
    </style:style>
    <style:style style:name="T725" style:family="text">
      <style:text-properties officeooo:rsid="0248bc25"/>
    </style:style>
    <style:style style:name="T726" style:family="text">
      <style:text-properties officeooo:rsid="0248e0b2"/>
    </style:style>
    <style:style style:name="T727" style:family="text">
      <style:text-properties officeooo:rsid="024bcd02"/>
    </style:style>
    <style:style style:name="T728" style:family="text">
      <style:text-properties officeooo:rsid="024e2229"/>
    </style:style>
    <style:style style:name="T729" style:family="text">
      <style:text-properties officeooo:rsid="02501160"/>
    </style:style>
    <style:style style:name="T730" style:family="text">
      <style:text-properties officeooo:rsid="025250af"/>
    </style:style>
    <style:style style:name="T731" style:family="text">
      <style:text-properties officeooo:rsid="0255348b"/>
    </style:style>
    <style:style style:name="T732" style:family="text">
      <style:text-properties officeooo:rsid="025d96cb"/>
    </style:style>
    <style:style style:name="T733" style:family="text">
      <style:text-properties officeooo:rsid="026034c9"/>
    </style:style>
    <style:style style:name="T734" style:family="text">
      <style:text-properties officeooo:rsid="02646cfa"/>
    </style:style>
    <style:style style:name="T735" style:family="text">
      <style:text-properties officeooo:rsid="0268d210"/>
    </style:style>
    <style:style style:name="T736" style:family="text">
      <style:text-properties officeooo:rsid="02690cc1"/>
    </style:style>
    <style:style style:name="T737" style:family="text">
      <style:text-properties officeooo:rsid="026b5c14"/>
    </style:style>
    <style:style style:name="T738" style:family="text">
      <style:text-properties officeooo:rsid="026d9a8d"/>
    </style:style>
    <style:style style:name="T739" style:family="text">
      <style:text-properties officeooo:rsid="027d8d32"/>
    </style:style>
    <style:style style:name="T740" style:family="text">
      <style:text-properties officeooo:rsid="027e04d8"/>
    </style:style>
    <style:style style:name="T741" style:family="text">
      <style:text-properties officeooo:rsid="027f2d05"/>
    </style:style>
    <style:style style:name="T742" style:family="text">
      <style:text-properties officeooo:rsid="0280a911"/>
    </style:style>
    <style:style style:name="T743" style:family="text">
      <style:text-properties officeooo:rsid="02836017"/>
    </style:style>
    <style:style style:name="T744" style:family="text">
      <style:text-properties officeooo:rsid="0284763b"/>
    </style:style>
    <style:style style:name="T745" style:family="text">
      <style:text-properties officeooo:rsid="02866134"/>
    </style:style>
    <style:style style:name="T746" style:family="text">
      <style:text-properties officeooo:rsid="0288d608"/>
    </style:style>
    <style:style style:name="T747" style:family="text">
      <style:text-properties officeooo:rsid="0289c96d"/>
    </style:style>
    <style:style style:name="T748" style:family="text">
      <style:text-properties officeooo:rsid="028b7266"/>
    </style:style>
    <style:style style:name="T749" style:family="text">
      <style:text-properties officeooo:rsid="028d8c95"/>
    </style:style>
    <style:style style:name="T750" style:family="text">
      <style:text-properties officeooo:rsid="029004e6"/>
    </style:style>
    <style:style style:name="T751" style:family="text">
      <style:text-properties officeooo:rsid="02909815"/>
    </style:style>
    <style:style style:name="T752" style:family="text">
      <style:text-properties officeooo:rsid="02918581"/>
    </style:style>
    <style:style style:name="T753" style:family="text">
      <style:text-properties officeooo:rsid="0292ecf9"/>
    </style:style>
    <style:style style:name="T754" style:family="text">
      <style:text-properties officeooo:rsid="0294563e"/>
    </style:style>
    <style:style style:name="T755" style:family="text">
      <style:text-properties officeooo:rsid="0296212f"/>
    </style:style>
    <style:style style:name="T756" style:family="text">
      <style:text-properties officeooo:rsid="02a2f3cf"/>
    </style:style>
    <style:style style:name="T757" style:family="text">
      <style:text-properties officeooo:rsid="02a397d5"/>
    </style:style>
    <style:style style:name="T758" style:family="text">
      <style:text-properties officeooo:rsid="02a4cfea"/>
    </style:style>
    <style:style style:name="T759" style:family="text">
      <style:text-properties officeooo:rsid="02a82674"/>
    </style:style>
    <style:style style:name="T760" style:family="text">
      <style:text-properties officeooo:rsid="02a9a183"/>
    </style:style>
    <style:style style:name="T761" style:family="text">
      <style:text-properties officeooo:rsid="02adaf9c"/>
    </style:style>
    <style:style style:name="T762" style:family="text">
      <style:text-properties officeooo:rsid="02b5dd52"/>
    </style:style>
    <style:style style:name="T763" style:family="text">
      <style:text-properties officeooo:rsid="02bb76ac"/>
    </style:style>
    <style:style style:name="T764" style:family="text">
      <style:text-properties officeooo:rsid="02bb8a14"/>
    </style:style>
    <style:style style:name="T765" style:family="text">
      <style:text-properties officeooo:rsid="02bc087f"/>
    </style:style>
    <style:style style:name="T766" style:family="text">
      <style:text-properties officeooo:rsid="02c00a04"/>
    </style:style>
    <style:style style:name="T767" style:family="text">
      <style:text-properties officeooo:rsid="02c1b12e"/>
    </style:style>
    <style:style style:name="T768" style:family="text">
      <style:text-properties officeooo:rsid="02c4dbcf"/>
    </style:style>
    <style:style style:name="T769" style:family="text">
      <style:text-properties officeooo:rsid="02c65117"/>
    </style:style>
    <style:style style:name="T770" style:family="text">
      <style:text-properties officeooo:rsid="02c731a4"/>
    </style:style>
    <style:style style:name="T771" style:family="text">
      <style:text-properties officeooo:rsid="02c8d957"/>
    </style:style>
    <style:style style:name="T772" style:family="text">
      <style:text-properties officeooo:rsid="02ccda60"/>
    </style:style>
    <style:style style:name="T773" style:family="text">
      <style:text-properties officeooo:rsid="02cdfd22"/>
    </style:style>
    <style:style style:name="T774" style:family="text">
      <style:text-properties officeooo:rsid="02cf767e"/>
    </style:style>
    <style:style style:name="T775" style:family="text">
      <style:text-properties officeooo:rsid="02d54a21"/>
    </style:style>
    <style:style style:name="T776" style:family="text">
      <style:text-properties officeooo:rsid="02d5fe25"/>
    </style:style>
    <style:style style:name="T777" style:family="text">
      <style:text-properties officeooo:rsid="02d66539"/>
    </style:style>
    <style:style style:name="T778" style:family="text">
      <style:text-properties officeooo:rsid="02d83bb2"/>
    </style:style>
    <style:style style:name="T779" style:family="text">
      <style:text-properties officeooo:rsid="02d955d9"/>
    </style:style>
    <style:style style:name="T780" style:family="text">
      <style:text-properties officeooo:rsid="02e7f348"/>
    </style:style>
    <style:style style:name="T781" style:family="text">
      <style:text-properties officeooo:rsid="02e9ae6b"/>
    </style:style>
    <style:style style:name="T782" style:family="text">
      <style:text-properties officeooo:rsid="02f6a925"/>
    </style:style>
    <style:style style:name="T783" style:family="text">
      <style:text-properties officeooo:rsid="03022de5"/>
    </style:style>
    <style:style style:name="T784" style:family="text">
      <style:text-properties officeooo:rsid="03034469"/>
    </style:style>
    <style:style style:name="T785" style:family="text">
      <style:text-properties officeooo:rsid="0304eb55"/>
    </style:style>
    <style:style style:name="T786" style:family="text">
      <style:text-properties officeooo:rsid="0305a7fd"/>
    </style:style>
    <style:style style:name="T787" style:family="text">
      <style:text-properties officeooo:rsid="03067e83"/>
    </style:style>
    <style:style style:name="T788" style:family="text">
      <style:text-properties officeooo:rsid="0306a924"/>
    </style:style>
    <style:style style:name="T789" style:family="text">
      <style:text-properties officeooo:rsid="03098383"/>
    </style:style>
    <style:style style:name="T790" style:family="text">
      <style:text-properties officeooo:rsid="030ef718"/>
    </style:style>
    <style:style style:name="T791" style:family="text">
      <style:text-properties officeooo:rsid="030fcf05"/>
    </style:style>
    <style:style style:name="T792" style:family="text">
      <style:text-properties officeooo:rsid="03105c56"/>
    </style:style>
    <style:style style:name="T793" style:family="text">
      <style:text-properties officeooo:rsid="031843f9"/>
    </style:style>
    <style:style style:name="T794" style:family="text">
      <style:text-properties officeooo:rsid="031ab89a"/>
    </style:style>
    <style:style style:name="T795" style:family="text">
      <style:text-properties officeooo:rsid="031f25fd"/>
    </style:style>
    <style:style style:name="T796" style:family="text">
      <style:text-properties officeooo:rsid="0322fa48"/>
    </style:style>
    <style:style style:name="T797" style:family="text">
      <style:text-properties officeooo:rsid="032406f7"/>
    </style:style>
    <style:style style:name="T798" style:family="text">
      <style:text-properties officeooo:rsid="032a0c5b"/>
    </style:style>
    <style:style style:name="T799" style:family="text">
      <style:text-properties officeooo:rsid="032b7494"/>
    </style:style>
    <style:style style:name="T800" style:family="text">
      <style:text-properties officeooo:rsid="032d6ee2"/>
    </style:style>
    <style:style style:name="T801" style:family="text">
      <style:text-properties officeooo:rsid="032e8a65"/>
    </style:style>
    <style:style style:name="T802" style:family="text">
      <style:text-properties officeooo:rsid="032f2a63"/>
    </style:style>
    <style:style style:name="T803" style:family="text">
      <style:text-properties officeooo:rsid="033245c2"/>
    </style:style>
    <style:style style:name="T804" style:family="text">
      <style:text-properties officeooo:rsid="0334aa88"/>
    </style:style>
    <style:style style:name="T805" style:family="text">
      <style:text-properties officeooo:rsid="03365966"/>
    </style:style>
    <style:style style:name="T806" style:family="text">
      <style:text-properties officeooo:rsid="0337a332"/>
    </style:style>
    <style:style style:name="T807" style:family="text">
      <style:text-properties officeooo:rsid="033bad32"/>
    </style:style>
    <style:style style:name="T808" style:family="text">
      <style:text-properties officeooo:rsid="033c1205"/>
    </style:style>
    <style:style style:name="T809" style:family="text">
      <style:text-properties fo:font-size="7pt" style:font-size-asian="7pt" style:font-size-complex="7pt"/>
    </style:style>
    <style:style style:name="T810" style:family="text">
      <style:text-properties officeooo:rsid="0343b102"/>
    </style:style>
    <style:style style:name="T811" style:family="text">
      <style:text-properties officeooo:rsid="03470af3"/>
    </style:style>
    <style:style style:name="T812" style:family="text">
      <style:text-properties officeooo:rsid="0355199c"/>
    </style:style>
    <style:style style:name="T813" style:family="text">
      <style:text-properties officeooo:rsid="0357aaf7"/>
    </style:style>
    <style:style style:name="T814" style:family="text">
      <style:text-properties officeooo:rsid="0359fe7d"/>
    </style:style>
    <style:style style:name="T815" style:family="text">
      <style:text-properties officeooo:rsid="036e8ae2"/>
    </style:style>
    <style:style style:name="T816" style:family="text">
      <style:text-properties officeooo:rsid="03767293"/>
    </style:style>
    <style:style style:name="T817" style:family="text">
      <style:text-properties officeooo:rsid="03780e98"/>
    </style:style>
    <style:style style:name="T818" style:family="text">
      <style:text-properties officeooo:rsid="037a8dbb"/>
    </style:style>
    <style:style style:name="T819" style:family="text">
      <style:text-properties officeooo:rsid="037caedb"/>
    </style:style>
    <style:style style:name="T820" style:family="text">
      <style:text-properties officeooo:rsid="037d9f55"/>
    </style:style>
    <style:style style:name="T821" style:family="text">
      <style:text-properties officeooo:rsid="03817c95"/>
    </style:style>
    <style:style style:name="T822" style:family="text">
      <style:text-properties officeooo:rsid="038771d8"/>
    </style:style>
    <style:style style:name="T823" style:family="text">
      <style:text-properties officeooo:rsid="0387a27f"/>
    </style:style>
    <style:style style:name="T824" style:family="text">
      <style:text-properties officeooo:rsid="0388e50d"/>
    </style:style>
    <style:style style:name="T825" style:family="text">
      <style:text-properties officeooo:rsid="038aa726"/>
    </style:style>
    <style:style style:name="T826" style:family="text">
      <style:text-properties officeooo:rsid="03901bb6"/>
    </style:style>
    <style:style style:name="T827" style:family="text">
      <style:text-properties officeooo:rsid="0395a0ae"/>
    </style:style>
    <style:style style:name="T828" style:family="text">
      <style:text-properties officeooo:rsid="03972222"/>
    </style:style>
    <style:style style:name="T829" style:family="text">
      <style:text-properties officeooo:rsid="0397b28d"/>
    </style:style>
    <style:style style:name="T830" style:family="text">
      <style:text-properties officeooo:rsid="039c064a"/>
    </style:style>
    <style:style style:name="T831" style:family="text">
      <style:text-properties officeooo:rsid="039d0293"/>
    </style:style>
    <style:style style:name="T832" style:family="text">
      <style:text-properties officeooo:rsid="03b17e40"/>
    </style:style>
    <style:style style:name="T833" style:family="text">
      <style:text-properties officeooo:rsid="03b2a7c0"/>
    </style:style>
    <style:style style:name="T834" style:family="text">
      <style:text-properties officeooo:rsid="03b401e3"/>
    </style:style>
    <style:style style:name="T835" style:family="text">
      <style:text-properties officeooo:rsid="03be6b37"/>
    </style:style>
    <style:style style:name="T836" style:family="text">
      <style:text-properties officeooo:rsid="03c4792e"/>
    </style:style>
    <style:style style:name="T837" style:family="text">
      <style:text-properties officeooo:rsid="03c4cacf"/>
    </style:style>
    <style:style style:name="T838" style:family="text">
      <style:text-properties officeooo:rsid="03c8bb83"/>
    </style:style>
    <style:style style:name="T839" style:family="text">
      <style:text-properties officeooo:rsid="03c91cff"/>
    </style:style>
    <style:style style:name="T840" style:family="text">
      <style:text-properties officeooo:rsid="03cbfbe6"/>
    </style:style>
    <style:style style:name="T841" style:family="text">
      <style:text-properties officeooo:rsid="03cdf548"/>
    </style:style>
    <style:style style:name="T842" style:family="text">
      <style:text-properties officeooo:rsid="03cfc1a1"/>
    </style:style>
    <style:style style:name="T843" style:family="text">
      <style:text-properties officeooo:rsid="03d4bfa6"/>
    </style:style>
    <style:style style:name="T844" style:family="text">
      <style:text-properties officeooo:rsid="03d9e357"/>
    </style:style>
    <style:style style:name="T845" style:family="text">
      <style:text-properties officeooo:rsid="03dcdfa0"/>
    </style:style>
    <style:style style:name="T846" style:family="text">
      <style:text-properties officeooo:rsid="03e10660"/>
    </style:style>
    <style:style style:name="T847" style:family="text">
      <style:text-properties officeooo:rsid="03e26065"/>
    </style:style>
    <style:style style:name="T848" style:family="text">
      <style:text-properties officeooo:rsid="03e31a4b"/>
    </style:style>
    <style:style style:name="T849" style:family="text">
      <style:text-properties officeooo:rsid="03f09027"/>
    </style:style>
    <style:style style:name="T850" style:family="text">
      <style:text-properties officeooo:rsid="03f74aba"/>
    </style:style>
    <style:style style:name="T851" style:family="text">
      <style:text-properties officeooo:rsid="03fa494b"/>
    </style:style>
    <style:style style:name="T852" style:family="text">
      <style:text-properties officeooo:rsid="03fb81ca"/>
    </style:style>
    <style:style style:name="T853" style:family="text">
      <style:text-properties officeooo:rsid="03fd1394"/>
    </style:style>
    <style:style style:name="T854" style:family="text">
      <style:text-properties officeooo:rsid="03ff00d4"/>
    </style:style>
    <style:style style:name="T855" style:family="text">
      <style:text-properties officeooo:rsid="04012c93"/>
    </style:style>
    <style:style style:name="T856" style:family="text">
      <style:text-properties officeooo:rsid="0405b3dd"/>
    </style:style>
    <style:style style:name="T857" style:family="text">
      <style:text-properties officeooo:rsid="04086bf1"/>
    </style:style>
    <style:style style:name="T858" style:family="text">
      <style:text-properties officeooo:rsid="040bd25e"/>
    </style:style>
    <style:style style:name="T859" style:family="text">
      <style:text-properties officeooo:rsid="040ecf3a"/>
    </style:style>
    <style:style style:name="T860" style:family="text">
      <style:text-properties officeooo:rsid="040f721d"/>
    </style:style>
    <style:style style:name="T861" style:family="text">
      <style:text-properties officeooo:rsid="0412fc19"/>
    </style:style>
    <style:style style:name="T862" style:family="text">
      <style:text-properties officeooo:rsid="0414881a"/>
    </style:style>
    <style:style style:name="T863" style:family="text">
      <style:text-properties officeooo:rsid="041f008e"/>
    </style:style>
    <style:style style:name="T864" style:family="text">
      <style:text-properties officeooo:rsid="042333ec"/>
    </style:style>
    <style:style style:name="T865" style:family="text">
      <style:text-properties officeooo:rsid="04250795"/>
    </style:style>
    <style:style style:name="T866" style:family="text">
      <style:text-properties officeooo:rsid="04269281"/>
    </style:style>
    <style:style style:name="T867" style:family="text">
      <style:text-properties officeooo:rsid="0429bdb8"/>
    </style:style>
    <style:style style:name="T868" style:family="text">
      <style:text-properties officeooo:rsid="042d9fa8"/>
    </style:style>
    <style:style style:name="T869" style:family="text">
      <style:text-properties officeooo:rsid="042f8dcd"/>
    </style:style>
    <style:style style:name="T870" style:family="text">
      <style:text-properties officeooo:rsid="04307aec"/>
    </style:style>
    <style:style style:name="T871" style:family="text">
      <style:text-properties officeooo:rsid="0432193f"/>
    </style:style>
    <style:style style:name="T872" style:family="text">
      <style:text-properties officeooo:rsid="043eb987"/>
    </style:style>
    <style:style style:name="T873" style:family="text">
      <style:text-properties officeooo:rsid="0440931b"/>
    </style:style>
    <style:style style:name="T874" style:family="text">
      <style:text-properties style:font-name="D050000L" officeooo:rsid="003ad551"/>
    </style:style>
    <style:style style:name="T875" style:family="text">
      <style:text-properties style:font-name="D050000L" fo:font-weight="normal" officeooo:rsid="003ad551" style:font-weight-asian="normal" style:font-weight-complex="normal"/>
    </style:style>
    <style:style style:name="T876" style:family="text">
      <style:text-properties fo:color="#1b75bc" style:font-name="FontAwesome" fo:font-size="15pt" officeooo:rsid="003ad551" style:font-name-asian="FontAwesome" style:font-size-asian="15pt" style:font-name-complex="FontAwesome" style:font-size-complex="15pt"/>
    </style:style>
    <style:style style:name="T877" style:family="text">
      <style:text-properties officeooo:rsid="04504274"/>
    </style:style>
    <style:style style:name="T878" style:family="text">
      <style:text-properties officeooo:rsid="0454d3ec"/>
    </style:style>
    <style:style style:name="T879" style:family="text">
      <style:text-properties officeooo:rsid="045ba942"/>
    </style:style>
    <style:style style:name="T880" style:family="text">
      <style:text-properties officeooo:rsid="01166242"/>
    </style:style>
    <style:style style:name="T881" style:family="text">
      <style:text-properties fo:font-size="14pt" officeooo:rsid="01166242" style:font-size-asian="14pt" style:font-size-complex="14pt"/>
    </style:style>
    <style:style style:name="T882" style:family="text">
      <style:text-properties officeooo:rsid="045d6dec"/>
    </style:style>
    <style:style style:name="T883" style:family="text">
      <style:text-properties officeooo:rsid="0462368c"/>
    </style:style>
    <style:style style:name="T884" style:family="text">
      <style:text-properties officeooo:rsid="04659351"/>
    </style:style>
    <style:style style:name="T885" style:family="text">
      <style:text-properties officeooo:rsid="04693f38"/>
    </style:style>
    <style:style style:name="T886" style:family="text">
      <style:text-properties officeooo:rsid="046f08e1"/>
    </style:style>
    <style:style style:name="T887" style:family="text">
      <style:text-properties officeooo:rsid="046faffb"/>
    </style:style>
    <style:style style:name="T888" style:family="text">
      <style:text-properties officeooo:rsid="0478da49"/>
    </style:style>
    <style:style style:name="T889" style:family="text">
      <style:text-properties officeooo:rsid="047f5b4b"/>
    </style:style>
    <style:style style:name="T890" style:family="text">
      <style:text-properties officeooo:rsid="047fffa1"/>
    </style:style>
    <style:style style:name="T891" style:family="text">
      <style:text-properties officeooo:rsid="0482fbe1"/>
    </style:style>
    <style:style style:name="T892" style:family="text">
      <style:text-properties officeooo:rsid="0488780f"/>
    </style:style>
    <style:style style:name="T893" style:family="text">
      <style:text-properties fo:font-size="20pt" officeooo:rsid="0488780f" style:font-size-asian="20pt" style:font-size-complex="20pt"/>
    </style:style>
    <style:style style:name="T894" style:family="text">
      <style:text-properties fo:font-size="26pt" officeooo:rsid="045ba942" style:font-size-asian="26pt" style:font-size-complex="26pt"/>
    </style:style>
    <style:style style:name="T895" style:family="text">
      <style:text-properties fo:font-size="18pt" officeooo:rsid="045ba942" style:font-size-asian="18pt" style:font-size-complex="18pt"/>
    </style:style>
    <style:style style:name="T896" style:family="text">
      <style:text-properties fo:font-size="23pt" officeooo:rsid="0488780f" style:font-size-asian="23pt" style:font-size-complex="23pt"/>
    </style:style>
    <style:style style:name="T897" style:family="text">
      <style:text-properties officeooo:rsid="048da6b0"/>
    </style:style>
    <style:style style:name="T898" style:family="text">
      <style:text-properties officeooo:rsid="048f279d"/>
    </style:style>
    <style:style style:name="T899" style:family="text">
      <style:text-properties officeooo:rsid="049231b0"/>
    </style:style>
    <style:style style:name="T900" style:family="text">
      <style:text-properties officeooo:rsid="04956cd7"/>
    </style:style>
    <style:style style:name="T901" style:family="text">
      <style:text-properties officeooo:rsid="049be03a"/>
    </style:style>
    <style:style style:name="T902" style:family="text">
      <style:text-properties officeooo:rsid="049d836e"/>
    </style:style>
    <style:style style:name="T903" style:family="text">
      <style:text-properties officeooo:rsid="04a7644f"/>
    </style:style>
    <style:style style:name="T904" style:family="text">
      <style:text-properties officeooo:rsid="04ae5d04"/>
    </style:style>
    <style:style style:name="T905" style:family="text">
      <style:text-properties officeooo:rsid="04c92f01"/>
    </style:style>
    <style:style style:name="T906" style:family="text">
      <style:text-properties officeooo:rsid="04d2ee13"/>
    </style:style>
    <style:style style:name="T907" style:family="text">
      <style:text-properties officeooo:rsid="04d451f8"/>
    </style:style>
    <style:style style:name="T908" style:family="text">
      <style:text-properties officeooo:rsid="04d56d5d"/>
    </style:style>
    <style:style style:name="T909" style:family="text">
      <style:text-properties officeooo:rsid="04d82ee4"/>
    </style:style>
    <style:style style:name="T910" style:family="text">
      <style:text-properties officeooo:rsid="04da05bf"/>
    </style:style>
    <style:style style:name="T911" style:family="text">
      <style:text-properties officeooo:rsid="04e275ca"/>
    </style:style>
    <style:style style:name="T912" style:family="text">
      <style:text-properties officeooo:rsid="04e349a6"/>
    </style:style>
    <style:style style:name="T913" style:family="text">
      <style:text-properties officeooo:rsid="04eb3b3f"/>
    </style:style>
    <style:style style:name="T914" style:family="text">
      <style:text-properties officeooo:rsid="04ec98f7"/>
    </style:style>
    <style:style style:name="T915" style:family="text">
      <style:text-properties officeooo:rsid="04fd27d5"/>
    </style:style>
    <style:style style:name="T916" style:family="text">
      <style:text-properties officeooo:rsid="0500ad48"/>
    </style:style>
    <style:style style:name="T917" style:family="text">
      <style:text-properties officeooo:rsid="05013dce"/>
    </style:style>
    <style:style style:name="T918" style:family="text">
      <style:text-properties officeooo:rsid="0505c1af"/>
    </style:style>
    <style:style style:name="T919" style:family="text">
      <style:text-properties officeooo:rsid="0506b97b"/>
    </style:style>
    <style:style style:name="T920" style:family="text">
      <style:text-properties officeooo:rsid="05098778"/>
    </style:style>
    <style:style style:name="T921" style:family="text">
      <style:text-properties officeooo:rsid="050b781e"/>
    </style:style>
    <style:style style:name="T922" style:family="text">
      <style:text-properties officeooo:rsid="050ec8c7"/>
    </style:style>
    <style:style style:name="T923" style:family="text">
      <style:text-properties officeooo:rsid="0520aa29"/>
    </style:style>
    <style:style style:name="T924" style:family="text">
      <style:text-properties officeooo:rsid="0525dfad"/>
    </style:style>
    <style:style style:name="T925" style:family="text">
      <style:text-properties officeooo:rsid="052eb5af"/>
    </style:style>
    <style:style style:name="T926" style:family="text">
      <style:text-properties officeooo:rsid="05315636"/>
    </style:style>
    <style:style style:name="T927" style:family="text">
      <style:text-properties officeooo:rsid="0538bcb5"/>
    </style:style>
    <style:style style:name="T928" style:family="text">
      <style:text-properties officeooo:rsid="053c0294"/>
    </style:style>
    <style:style style:name="T929" style:family="text">
      <style:text-properties officeooo:rsid="053f7b60"/>
    </style:style>
    <style:style style:name="T930" style:family="text">
      <style:text-properties officeooo:rsid="054296e8"/>
    </style:style>
    <style:style style:name="T931" style:family="text">
      <style:text-properties officeooo:rsid="0543ba33"/>
    </style:style>
    <style:style style:name="T932" style:family="text">
      <style:text-properties officeooo:rsid="05446052"/>
    </style:style>
    <style:style style:name="T933" style:family="text">
      <style:text-properties officeooo:rsid="05455cf2"/>
    </style:style>
    <style:style style:name="T934" style:family="text">
      <style:text-properties officeooo:rsid="054cd12b"/>
    </style:style>
    <style:style style:name="T935" style:family="text">
      <style:text-properties officeooo:rsid="05531e8f"/>
    </style:style>
    <style:style style:name="T936" style:family="text">
      <style:text-properties officeooo:rsid="0553ee0d"/>
    </style:style>
    <style:style style:name="T937" style:family="text">
      <style:text-properties officeooo:rsid="05558820"/>
    </style:style>
    <style:style style:name="T938" style:family="text">
      <style:text-properties officeooo:rsid="0555d21e"/>
    </style:style>
    <style:style style:name="T939" style:family="text">
      <style:text-properties officeooo:rsid="0556fdd9"/>
    </style:style>
    <style:style style:name="T940" style:family="text">
      <style:text-properties officeooo:rsid="0558f2af"/>
    </style:style>
    <style:style style:name="T941" style:family="text">
      <style:text-properties officeooo:rsid="055934e8"/>
    </style:style>
    <style:style style:name="T942" style:family="text">
      <style:text-properties officeooo:rsid="055c8ddc"/>
    </style:style>
    <style:style style:name="T943" style:family="text">
      <style:text-properties officeooo:rsid="055e311b"/>
    </style:style>
    <style:style style:name="T944" style:family="text">
      <style:text-properties officeooo:rsid="055f7629"/>
    </style:style>
    <style:style style:name="T945" style:family="text">
      <style:text-properties officeooo:rsid="05654cc9"/>
    </style:style>
    <style:style style:name="T946" style:family="text">
      <style:text-properties officeooo:rsid="056652b1"/>
    </style:style>
    <style:style style:name="T947" style:family="text">
      <style:text-properties officeooo:rsid="0566f54f"/>
    </style:style>
    <style:style style:name="T948" style:family="text">
      <style:text-properties officeooo:rsid="0568b22b"/>
    </style:style>
    <style:style style:name="T949" style:family="text">
      <style:text-properties officeooo:rsid="056a35f7"/>
    </style:style>
    <style:style style:name="T950" style:family="text">
      <style:text-properties officeooo:rsid="056e76e8"/>
    </style:style>
    <style:style style:name="T951" style:family="text">
      <style:text-properties officeooo:rsid="057024e3"/>
    </style:style>
    <style:style style:name="T952" style:family="text">
      <style:text-properties officeooo:rsid="05713212"/>
    </style:style>
    <style:style style:name="T953" style:family="text">
      <style:text-properties officeooo:rsid="0571897d"/>
    </style:style>
    <style:style style:name="T954" style:family="text">
      <style:text-properties officeooo:rsid="0571fb62"/>
    </style:style>
    <style:style style:name="T955" style:family="text">
      <style:text-properties officeooo:rsid="057720ea"/>
    </style:style>
    <style:style style:name="T956" style:family="text">
      <style:text-properties officeooo:rsid="0579a8ca"/>
    </style:style>
    <style:style style:name="T957" style:family="text">
      <style:text-properties officeooo:rsid="057a140f"/>
    </style:style>
    <style:style style:name="T958" style:family="text">
      <style:text-properties officeooo:rsid="057afe4d"/>
    </style:style>
    <style:style style:name="T959" style:family="text">
      <style:text-properties officeooo:rsid="057b92b1"/>
    </style:style>
    <style:style style:name="T960" style:family="text">
      <style:text-properties officeooo:rsid="057c1d45"/>
    </style:style>
    <style:style style:name="T961" style:family="text">
      <style:text-properties fo:font-size="6pt" style:font-size-asian="6pt" style:font-size-complex="6pt"/>
    </style:style>
    <style:style style:name="T962" style:family="text">
      <style:text-properties officeooo:rsid="057febb7"/>
    </style:style>
    <style:style style:name="T963" style:family="text">
      <style:text-properties officeooo:rsid="0581cb6b"/>
    </style:style>
    <style:style style:name="T964" style:family="text">
      <style:text-properties style:text-line-through-style="none" style:text-line-through-type="none"/>
    </style:style>
    <style:style style:name="T965" style:family="text">
      <style:text-properties style:text-line-through-style="none" style:text-line-through-type="none" fo:font-weight="bold" style:font-weight-asian="bold" style:font-weight-complex="bold"/>
    </style:style>
    <style:style style:name="T966" style:family="text">
      <style:text-properties officeooo:rsid="05829ff2"/>
    </style:style>
    <style:style style:name="T967" style:family="text">
      <style:text-properties officeooo:rsid="058441a9"/>
    </style:style>
    <style:style style:name="T968" style:family="text">
      <style:text-properties officeooo:rsid="05878afe"/>
    </style:style>
    <style:style style:name="T969" style:family="text">
      <style:text-properties officeooo:rsid="058986d5"/>
    </style:style>
    <style:style style:name="T970" style:family="text">
      <style:text-properties officeooo:rsid="058f893b"/>
    </style:style>
    <style:style style:name="T971" style:family="text">
      <style:text-properties officeooo:rsid="059d5e7c"/>
    </style:style>
    <style:style style:name="T972" style:family="text">
      <style:text-properties officeooo:rsid="059e2b49"/>
    </style:style>
    <style:style style:name="T973" style:family="text">
      <style:text-properties officeooo:rsid="05a08a99"/>
    </style:style>
    <style:style style:name="T974" style:family="text">
      <style:text-properties officeooo:rsid="05a4afe1"/>
    </style:style>
    <style:style style:name="T975" style:family="text">
      <style:text-properties officeooo:rsid="05a86097"/>
    </style:style>
    <style:style style:name="T976" style:family="text">
      <style:text-properties officeooo:rsid="05a985ef"/>
    </style:style>
    <style:style style:name="T977" style:family="text">
      <style:text-properties officeooo:rsid="05ab0eef"/>
    </style:style>
    <style:style style:name="T978" style:family="text">
      <style:text-properties officeooo:rsid="05ab6bb7"/>
    </style:style>
    <style:style style:name="T979" style:family="text">
      <style:text-properties officeooo:rsid="05af8a53"/>
    </style:style>
    <style:style style:name="T980" style:family="text">
      <style:text-properties officeooo:rsid="05affb94"/>
    </style:style>
    <style:style style:name="T981" style:family="text">
      <style:text-properties officeooo:rsid="05b96cd7"/>
    </style:style>
    <style:style style:name="T982" style:family="text">
      <style:text-properties officeooo:rsid="05bc2f6b"/>
    </style:style>
    <style:style style:name="T983" style:family="text">
      <style:text-properties officeooo:rsid="05c2fba1"/>
    </style:style>
    <style:style style:name="T984" style:family="text">
      <style:text-properties officeooo:rsid="05c4b79c"/>
    </style:style>
    <style:style style:name="T985" style:family="text">
      <style:text-properties officeooo:rsid="05c8491f"/>
    </style:style>
    <style:style style:name="T986" style:family="text">
      <style:text-properties officeooo:rsid="05ca421c"/>
    </style:style>
    <style:style style:name="T987" style:family="text">
      <style:text-properties officeooo:rsid="05d228c1"/>
    </style:style>
    <style:style style:name="T988" style:family="text">
      <style:text-properties officeooo:rsid="05d47e88"/>
    </style:style>
    <style:style style:name="T989" style:family="text">
      <style:text-properties officeooo:rsid="05d6f73d"/>
    </style:style>
    <style:style style:name="T990" style:family="text">
      <style:text-properties officeooo:rsid="05dc7ae6"/>
    </style:style>
    <style:style style:name="T991" style:family="text">
      <style:text-properties officeooo:rsid="05dd4826"/>
    </style:style>
    <style:style style:name="T992" style:family="text">
      <style:text-properties officeooo:rsid="05df0477"/>
    </style:style>
    <style:style style:name="T993" style:family="text">
      <style:text-properties officeooo:rsid="05ed6cec"/>
    </style:style>
    <style:style style:name="T994" style:family="text">
      <style:text-properties officeooo:rsid="05edbaab"/>
    </style:style>
    <style:style style:name="T995" style:family="text">
      <style:text-properties officeooo:rsid="05f32710"/>
    </style:style>
    <style:style style:name="T996" style:family="text">
      <style:text-properties officeooo:rsid="05f3742c"/>
    </style:style>
    <style:style style:name="T997" style:family="text">
      <style:text-properties officeooo:rsid="05f493cd"/>
    </style:style>
    <style:style style:name="T998" style:family="text">
      <style:text-properties officeooo:rsid="05f89226"/>
    </style:style>
    <style:style style:name="T999" style:family="text">
      <style:text-properties officeooo:rsid="05fa70c2"/>
    </style:style>
    <style:style style:name="T1000" style:family="text">
      <style:text-properties officeooo:rsid="06002dd4"/>
    </style:style>
    <style:style style:name="T1001" style:family="text">
      <style:text-properties officeooo:rsid="0601b6b5"/>
    </style:style>
    <style:style style:name="T1002" style:family="text">
      <style:text-properties officeooo:rsid="0201050a"/>
    </style:style>
    <style:style style:name="T1003" style:family="text">
      <style:text-properties officeooo:rsid="0603b0ce"/>
    </style:style>
    <style:style style:name="T1004" style:family="text">
      <style:text-properties officeooo:rsid="0603ee45"/>
    </style:style>
    <style:style style:name="T1005" style:family="text">
      <style:text-properties officeooo:rsid="0605bd64"/>
    </style:style>
    <style:style style:name="T1006" style:family="text">
      <style:text-properties officeooo:rsid="060b6df1"/>
    </style:style>
    <style:style style:name="T1007" style:family="text">
      <style:text-properties officeooo:rsid="061490c0"/>
    </style:style>
    <style:style style:name="T1008" style:family="text">
      <style:text-properties officeooo:rsid="0615ed4f"/>
    </style:style>
    <style:style style:name="T1009" style:family="text">
      <style:text-properties officeooo:rsid="061bc0d3"/>
    </style:style>
    <style:style style:name="T1010" style:family="text">
      <style:text-properties officeooo:rsid="061db583"/>
    </style:style>
    <style:style style:name="T1011" style:family="text">
      <style:text-properties officeooo:rsid="061e3fe2"/>
    </style:style>
    <style:style style:name="T1012" style:family="text">
      <style:text-properties officeooo:rsid="0620392d"/>
    </style:style>
    <style:style style:name="T1013" style:family="text">
      <style:text-properties officeooo:rsid="0625a7f6"/>
    </style:style>
    <style:style style:name="T1014" style:family="text">
      <style:text-properties officeooo:rsid="0625d2d0"/>
    </style:style>
    <style:style style:name="T1015" style:family="text">
      <style:text-properties officeooo:rsid="0627c9d7"/>
    </style:style>
    <style:style style:name="T1016" style:family="text">
      <style:text-properties officeooo:rsid="06288034"/>
    </style:style>
    <style:style style:name="T1017" style:family="text">
      <style:text-properties officeooo:rsid="06290cee"/>
    </style:style>
    <style:style style:name="T1018" style:family="text">
      <style:text-properties officeooo:rsid="060cfed5"/>
    </style:style>
    <style:style style:name="T1019" style:family="text">
      <style:text-properties officeooo:rsid="0629e16b"/>
    </style:style>
    <style:style style:name="T1020" style:family="text">
      <style:text-properties officeooo:rsid="062c705e"/>
    </style:style>
    <style:style style:name="T1021" style:family="text">
      <style:text-properties officeooo:rsid="063ed022"/>
    </style:style>
    <style:style style:name="T1022" style:family="text">
      <style:text-properties officeooo:rsid="063f6773"/>
    </style:style>
    <style:style style:name="T1023" style:family="text">
      <style:text-properties officeooo:rsid="0643dfcd"/>
    </style:style>
    <style:style style:name="T1024" style:family="text">
      <style:text-properties officeooo:rsid="06457550"/>
    </style:style>
    <style:style style:name="T1025" style:family="text">
      <style:text-properties officeooo:rsid="06468d50"/>
    </style:style>
    <style:style style:name="T1026" style:family="text">
      <style:text-properties officeooo:rsid="0647c08b"/>
    </style:style>
    <style:style style:name="T1027" style:family="text">
      <style:text-properties officeooo:rsid="064d2257"/>
    </style:style>
    <style:style style:name="T1028" style:family="text">
      <style:text-properties officeooo:rsid="065011da"/>
    </style:style>
    <style:style style:name="T1029" style:family="text">
      <style:text-properties officeooo:rsid="0653aef7"/>
    </style:style>
    <style:style style:name="T1030" style:family="text">
      <style:text-properties officeooo:rsid="06556cf5"/>
    </style:style>
    <style:style style:name="T1031" style:family="text">
      <style:text-properties officeooo:rsid="0659bc08"/>
    </style:style>
    <style:style style:name="T1032" style:family="text">
      <style:text-properties officeooo:rsid="065e5c27"/>
    </style:style>
    <style:style style:name="T1033" style:family="text">
      <style:text-properties officeooo:rsid="065f6004"/>
    </style:style>
    <style:style style:name="T1034" style:family="text">
      <style:text-properties officeooo:rsid="0669e7ca"/>
    </style:style>
    <style:style style:name="T1035" style:family="text">
      <style:text-properties officeooo:rsid="067571e6"/>
    </style:style>
    <style:style style:name="T1036" style:family="text">
      <style:text-properties officeooo:rsid="0676dbdc"/>
    </style:style>
    <style:style style:name="T1037" style:family="text">
      <style:text-properties officeooo:rsid="06784029"/>
    </style:style>
    <style:style style:name="T1038" style:family="text">
      <style:text-properties officeooo:rsid="06790ed0"/>
    </style:style>
    <style:style style:name="T1039" style:family="text">
      <style:text-properties officeooo:rsid="067973fb"/>
    </style:style>
    <style:style style:name="T1040" style:family="text">
      <style:text-properties officeooo:rsid="067b661f"/>
    </style:style>
    <style:style style:name="T1041" style:family="text">
      <style:text-properties officeooo:rsid="067ce892"/>
    </style:style>
    <style:style style:name="T1042" style:family="text">
      <style:text-properties officeooo:rsid="0680b0d1"/>
    </style:style>
    <style:style style:name="T1043" style:family="text">
      <style:text-properties officeooo:rsid="06843f6e"/>
    </style:style>
    <style:style style:name="T1044" style:family="text">
      <style:text-properties officeooo:rsid="0690afd7"/>
    </style:style>
    <style:style style:name="T1045" style:family="text">
      <style:text-properties officeooo:rsid="0691c07b"/>
    </style:style>
    <style:style style:name="T1046" style:family="text">
      <style:text-properties officeooo:rsid="0693bbcc"/>
    </style:style>
    <style:style style:name="T1047" style:family="text">
      <style:text-properties officeooo:rsid="06985a9d"/>
    </style:style>
    <style:style style:name="T1048" style:family="text">
      <style:text-properties officeooo:rsid="069bffcd"/>
    </style:style>
    <style:style style:name="T1049" style:family="text">
      <style:text-properties officeooo:rsid="06a737c6"/>
    </style:style>
    <style:style style:name="T1050" style:family="text">
      <style:text-properties officeooo:rsid="06a8f481"/>
    </style:style>
    <style:style style:name="T1051" style:family="text">
      <style:text-properties officeooo:rsid="06aa1e41"/>
    </style:style>
    <style:style style:name="T1052" style:family="text">
      <style:text-properties officeooo:rsid="06ad7dbf"/>
    </style:style>
    <style:style style:name="T1053" style:family="text">
      <style:text-properties officeooo:rsid="06b0217a"/>
    </style:style>
    <style:style style:name="T1054" style:family="text">
      <style:text-properties officeooo:rsid="06bc724e"/>
    </style:style>
    <style:style style:name="T1055" style:family="text">
      <style:text-properties officeooo:rsid="06c06dc8"/>
    </style:style>
    <style:style style:name="T1056" style:family="text">
      <style:text-properties officeooo:rsid="06c3aaf1"/>
    </style:style>
    <style:style style:name="T1057" style:family="text">
      <style:text-properties officeooo:rsid="06c50695"/>
    </style:style>
    <style:style style:name="T1058" style:family="text">
      <style:text-properties officeooo:rsid="06c86302"/>
    </style:style>
    <style:style style:name="T1059" style:family="text">
      <style:text-properties officeooo:rsid="06caf4c8"/>
    </style:style>
    <style:style style:name="T1060" style:family="text">
      <style:text-properties officeooo:rsid="06ce5cbf"/>
    </style:style>
    <style:style style:name="T1061" style:family="text">
      <style:text-properties officeooo:rsid="06cfbc78"/>
    </style:style>
    <style:style style:name="T1062" style:family="text">
      <style:text-properties officeooo:rsid="06d9958d"/>
    </style:style>
    <style:style style:name="T1063" style:family="text">
      <style:text-properties officeooo:rsid="06de4276"/>
    </style:style>
    <style:style style:name="T1064" style:family="text">
      <style:text-properties officeooo:rsid="06e5c62d"/>
    </style:style>
    <style:style style:name="T1065" style:family="text">
      <style:text-properties officeooo:rsid="06e5fd2b"/>
    </style:style>
    <style:style style:name="T1066" style:family="text">
      <style:text-properties officeooo:rsid="06ec2e3f"/>
    </style:style>
    <style:style style:name="T1067" style:family="text">
      <style:text-properties officeooo:rsid="06ee716e"/>
    </style:style>
    <style:style style:name="T1068" style:family="text">
      <style:text-properties style:font-name="Liberation Mono" fo:font-size="9pt" officeooo:rsid="06ee716e" style:font-name-asian="Courier New" style:font-size-asian="10pt" style:font-name-complex="Liberation Mono" style:font-size-complex="10pt"/>
    </style:style>
    <style:style style:name="T1069" style:family="text">
      <style:text-properties officeooo:rsid="06ef55ba"/>
    </style:style>
    <style:style style:name="T1070" style:family="text">
      <style:text-properties officeooo:rsid="06f0d5db"/>
    </style:style>
    <style:style style:name="T1071" style:family="text">
      <style:text-properties officeooo:rsid="06f4b42e"/>
    </style:style>
    <style:style style:name="T1072" style:family="text">
      <style:text-properties officeooo:rsid="06f60972"/>
    </style:style>
    <style:style style:name="T1073" style:family="text">
      <style:text-properties officeooo:rsid="06f6399a"/>
    </style:style>
    <style:style style:name="T1074" style:family="text">
      <style:text-properties officeooo:rsid="06f6500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1261629" text:style-name="L1">
        <text:list-item>
          <text:p text:style-name="P889"><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7"/>
      <text:p text:style-name="P937">Introduksjon til SQL </text:p>
      <text:p text:style-name="P802">for relasjonelle og distribuerte databaser</text:p>
      <text:p text:style-name="P728"/>
      <text:p text:style-name="P728"/>
      <text:p text:style-name="Subtitle">Terje Berg-Hansen</text:p>
      <text:p text:style-name="P801">Ravi Aleksander Brunsvik</text:p>
      <text:p text:style-name="P800">ITFakultetet.no</text:p>
      <text:p text:style-name="P259">Introduksjon til SQL</text:p>
      <text:h text:style-name="P890" text:outline-level="1"/>
      <text:p text:style-name="Text_20_body"><text:bookmark-start text:name="__RefHeading___Toc15174_820443553"/>Av Terje Berg-Hansen <text:span text:style-name="T1060">og Ravi Aleksander Brunsvik</text:span><text:bookmark-end text:name="__RefHeading___Toc15174_820443553"/></text:p>
      <text:p text:style-name="Text_20_body"><text:bookmark-start text:name="__RefHeading___Toc15176_820443553"/>Copyright <text:span text:style-name="T573">©</text:span><text:span text:style-name="T574"> 201</text:span><text:span text:style-name="T577">9</text:span><text:span text:style-name="T574">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25">9</text:span> – Første utgave<text:bookmark-end text:name="__RefHeading___Toc15180_820443553"/></text:p>
      <text:p text:style-name="Text_20_body"/>
      <text:p text:style-name="Text_20_body"><text:span text:style-name="T575">ISBN-13: </text:span>978-1542801478 </text:p>
      <text:p text:style-name="Text_20_body">ISBN-10: 1542801478</text:p>
      <text:p text:style-name="Text_20_body"/>
      <text:p text:style-name="Text_20_body"><text:bookmark-start text:name="__RefHeading___Toc15182_820443553"/>Boken kan leses som supplement til <text:span text:style-name="T585">bl.a. </text:span>disse kursene ho<text:span text:style-name="T584">s</text:span> ITFakultetet.no:<text:bookmark-end text:name="__RefHeading___Toc15182_820443553"/></text:p>
      <text:list xml:id="list22636734" text:style-name="L2">
        <text:list-item>
          <text:p text:style-name="P891"><text:bookmark-start text:name="__RefHeading___Toc15184_820443553"/>SQL Grunnkurs<text:bookmark-end text:name="__RefHeading___Toc15184_820443553"/></text:p>
        </text:list-item>
        <text:list-item>
          <text:p text:style-name="P892">SQL for Viderekomne (påbyggingskurs)</text:p>
        </text:list-item>
        <text:list-item>
          <text:p text:style-name="P891"><text:bookmark-start text:name="__RefHeading___Toc15186_820443553"/>Hive og HiveQL Grunnkurs <text:bookmark-end text:name="__RefHeading___Toc15186_820443553"/></text:p>
        </text:list-item>
        <text:list-item>
          <text:p text:style-name="P891"><text:bookmark-start text:name="__RefHeading___Toc15188_820443553"/>HBase Grunnkurs <text:bookmark-end text:name="__RefHeading___Toc15188_820443553"/></text:p>
        </text:list-item>
      </text:list>
      <text:p text:style-name="P372">Sjekk gjerne <text:a xlink:type="simple" xlink:href="http://www.itfakultetet.no/" text:style-name="Internet_20_link" text:visited-style-name="Visited_20_Internet_20_Link">www.itfakultetet.no</text:a> for <text:span text:style-name="T707">kursbeskrivelser </text:span>aktuelle kursdatoer.</text:p>
      <text:h text:style-name="P862"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1">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1">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67">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60">Oslo</text:span>, <text:s/>201<text:span text:style-name="T1026">9</text:span><text:bookmark-end text:name="__RefHeading___Toc14199_140935937"/></text:p>
      <text:p text:style-name="P730"><text:bookmark-start text:name="__RefHeading___Toc14201_140935937"/>Terje Berg-Hansen<text:tab/><text:tab/><text:tab/><text:span text:style-name="T1060">Ravi Aleksander Brunsvik</text:span><text:bookmark-end text:name="__RefHeading___Toc14201_140935937"/></text:p>
      <text:p text:style-name="P730"><text:span text:style-name="T572">Kursleder</text:span><text:tab/><text:tab/><text:tab/><text:tab/>Kursleder <text:line-break/>ITFakultetet.no<text:tab/><text:tab/><text:tab/><text:tab/><text:span text:style-name="T1060">ITFakultetet.no</text:span></text:p>
      <text:p text:style-name="P730"><text:bookmark-start text:name="__RefHeading___Toc14205_140935937"/>Epost: <text:a xlink:type="simple" xlink:href="mailto:terje@itfakultetet.no" text:style-name="Internet_20_link" text:visited-style-name="Visited_20_Internet_20_Link">terje@itfakultetet.no</text:a><text:tab/><text:tab/><text:span text:style-name="T1060">Epost: </text:span><text:a xlink:type="simple" xlink:href="mailto:ravi@itfakultetet.no" text:style-name="Internet_20_link" text:visited-style-name="Visited_20_Internet_20_Link"><text:span text:style-name="T1060">ravi@itfakultetet.no</text:span></text:a><text:bookmark-end text:name="__RefHeading___Toc14205_140935937"/></text:p>
      <text:p text:style-name="P730"/>
      <text:p text:style-name="P729"/>
      <text:p text:style-name="P256"/>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52"><text:a xlink:type="simple" xlink:href="#__RefHeading___Toc14191_140935937" text:style-name="Index_20_Link" text:visited-style-name="Index_20_Link">Forord<text:tab/>5</text:a></text:p>
          <text:p text:style-name="P852"><text:a xlink:type="simple" xlink:href="#__RefHeading___Toc15235_820443553" text:style-name="Index_20_Link" text:visited-style-name="Index_20_Link">Innledning<text:tab/>14</text:a></text:p>
          <text:p text:style-name="P852"><text:a xlink:type="simple" xlink:href="#__RefHeading___Toc6135_317907475" text:style-name="Index_20_Link" text:visited-style-name="Index_20_Link">Del 1 Relasjonelle Databaser<text:tab/>15</text:a></text:p>
          <text:p text:style-name="P852"><text:a xlink:type="simple" xlink:href="#__RefHeading___Toc18222_1557834486" text:style-name="Index_20_Link" text:visited-style-name="Index_20_Link">Kapittel 1 Introduksjon til relasjonelle databaser og SQL<text:tab/>16</text:a></text:p>
          <text:p text:style-name="P853"><text:a xlink:type="simple" xlink:href="#__RefHeading___Toc18224_1557834486" text:style-name="Index_20_Link" text:visited-style-name="Index_20_Link"> Hva er en database?<text:tab/>16</text:a></text:p>
          <text:p text:style-name="P853"><text:a xlink:type="simple" xlink:href="#__RefHeading___Toc13923_140935937" text:style-name="Index_20_Link" text:visited-style-name="Index_20_Link"> Hva er en relasjonell database?<text:tab/>16</text:a></text:p>
          <text:p text:style-name="P853"><text:a xlink:type="simple" xlink:href="#__RefHeading___Toc16104_604779659" text:style-name="Index_20_Link" text:visited-style-name="Index_20_Link"> To ulike typer relasjonelle databaser: OLTP og OLAP<text:tab/>17</text:a></text:p>
          <text:p text:style-name="P855"><text:a xlink:type="simple" xlink:href="#__RefHeading___Toc16106_604779659" text:style-name="Index_20_Link" text:visited-style-name="Index_20_Link">OLTP-databaser<text:tab/>17</text:a></text:p>
          <text:p text:style-name="P855"><text:a xlink:type="simple" xlink:href="#__RefHeading___Toc16108_604779659" text:style-name="Index_20_Link" text:visited-style-name="Index_20_Link">OLAP-databaser<text:tab/>17</text:a></text:p>
          <text:p text:style-name="P853"><text:a xlink:type="simple" xlink:href="#__RefHeading___Toc6461_841703319" text:style-name="Index_20_Link" text:visited-style-name="Index_20_Link"> Relasjonsmodellen<text:tab/>17</text:a></text:p>
          <text:p text:style-name="P853"><text:a xlink:type="simple" xlink:href="#__RefHeading___Toc13925_140935937" text:style-name="Index_20_Link" text:visited-style-name="Index_20_Link"> Andre modeller for organisering av data<text:tab/>18</text:a></text:p>
          <text:p text:style-name="P853"><text:a xlink:type="simple" xlink:href="#__RefHeading___Toc15760_820443553" text:style-name="Index_20_Link" text:visited-style-name="Index_20_Link"> Hva er SQL?<text:tab/>18</text:a></text:p>
          <text:p text:style-name="P855"><text:a xlink:type="simple" xlink:href="#__RefHeading___Toc10408_1613255157" text:style-name="Index_20_Link" text:visited-style-name="Index_20_Link">DDL (Data Definition Language)<text:tab/>18</text:a></text:p>
          <text:p text:style-name="P855"><text:a xlink:type="simple" xlink:href="#__RefHeading___Toc10410_1613255157" text:style-name="Index_20_Link" text:visited-style-name="Index_20_Link">DML (Data Manipulation Language)<text:tab/>19</text:a></text:p>
          <text:p text:style-name="P855"><text:a xlink:type="simple" xlink:href="#__RefHeading___Toc10412_1613255157" text:style-name="Index_20_Link" text:visited-style-name="Index_20_Link">DCL (Data Control Language)<text:tab/>19</text:a></text:p>
          <text:p text:style-name="P855"><text:a xlink:type="simple" xlink:href="#__RefHeading___Toc10414_1613255157" text:style-name="Index_20_Link" text:visited-style-name="Index_20_Link">TCL (Transaction Control Language)<text:tab/>19</text:a></text:p>
          <text:p text:style-name="P853"><text:a xlink:type="simple" xlink:href="#__RefHeading___Toc12577_268258650" text:style-name="Index_20_Link" text:visited-style-name="Index_20_Link"> SQL-standarder og dialekter<text:tab/>19</text:a></text:p>
          <text:p text:style-name="P853"><text:a xlink:type="simple" xlink:href="#__RefHeading___Toc12579_268258650" text:style-name="Index_20_Link" text:visited-style-name="Index_20_Link"> «De fire store»<text:tab/>20</text:a></text:p>
          <text:p text:style-name="P855"><text:a xlink:type="simple" xlink:href="#__RefHeading___Toc16751_3466130985" text:style-name="Index_20_Link" text:visited-style-name="Index_20_Link">Kort om MySQL og MariaDB<text:tab/>20</text:a></text:p>
          <text:p text:style-name="P855"><text:a xlink:type="simple" xlink:href="#__RefHeading___Toc16753_3466130985" text:style-name="Index_20_Link" text:visited-style-name="Index_20_Link">Kort om Oracle<text:tab/>21</text:a></text:p>
          <text:p text:style-name="P855"><text:a xlink:type="simple" xlink:href="#__RefHeading___Toc16755_3466130985" text:style-name="Index_20_Link" text:visited-style-name="Index_20_Link">Kort om Microsoft SQL Server<text:tab/>21</text:a></text:p>
          <text:p text:style-name="P855"><text:a xlink:type="simple" xlink:href="#__RefHeading___Toc16877_1783146702" text:style-name="Index_20_Link" text:visited-style-name="Index_20_Link">Kort om PostgreSQL<text:tab/>21</text:a></text:p>
          <text:p text:style-name="P855"><text:a xlink:type="simple" xlink:href="#__RefHeading___Toc20016_3710899157" text:style-name="Index_20_Link" text:visited-style-name="Index_20_Link">Hvilken RDBMS bør jeg velge til eksemplene og oppgavene i denne boken?<text:tab/>22</text:a></text:p>
          <text:p text:style-name="P853"><text:a xlink:type="simple" xlink:href="#__RefHeading___Toc6463_841703319" text:style-name="Index_20_Link" text:visited-style-name="Index_20_Link"> Normalisering<text:tab/>22</text:a></text:p>
          <text:p text:style-name="P855"><text:a xlink:type="simple" xlink:href="#__RefHeading___Toc6465_841703319" text:style-name="Index_20_Link" text:visited-style-name="Index_20_Link">Første normalform (1NF)<text:tab/>23</text:a></text:p>
          <text:p text:style-name="P855"><text:a xlink:type="simple" xlink:href="#__RefHeading___Toc6467_841703319" text:style-name="Index_20_Link" text:visited-style-name="Index_20_Link">Andre normalform (2NF)<text:tab/>23</text:a></text:p>
          <text:p text:style-name="P855"><text:a xlink:type="simple" xlink:href="#__RefHeading___Toc6469_841703319" text:style-name="Index_20_Link" text:visited-style-name="Index_20_Link">Tredje normalform (3NF)<text:tab/>24</text:a></text:p>
          <text:p text:style-name="P855"><text:a xlink:type="simple" xlink:href="#__RefHeading___Toc6471_841703319" text:style-name="Index_20_Link" text:visited-style-name="Index_20_Link">Boyce-Codd normalform (BCNF)<text:tab/>24</text:a></text:p>
          <text:p text:style-name="P855"><text:a xlink:type="simple" xlink:href="#__RefHeading___Toc16110_604779659" text:style-name="Index_20_Link" text:visited-style-name="Index_20_Link">Normalformene forklart med én setning<text:tab/>24</text:a></text:p>
          <text:p text:style-name="P855"><text:a xlink:type="simple" xlink:href="#__RefHeading___Toc15453_3971551474" text:style-name="Index_20_Link" text:visited-style-name="Index_20_Link">Normalisering forklart med et eksempel<text:tab/>24</text:a></text:p>
          <text:p text:style-name="P853"><text:a xlink:type="simple" xlink:href="#__RefHeading___Toc6473_841703319" text:style-name="Index_20_Link" text:visited-style-name="Index_20_Link"> Denormalisering<text:tab/>26</text:a></text:p>
          <text:p text:style-name="P853"><text:a xlink:type="simple" xlink:href="#__RefHeading___Toc6475_841703319" text:style-name="Index_20_Link" text:visited-style-name="Index_20_Link"> ACID<text:tab/>26</text:a></text:p>
          <text:p text:style-name="P852"><text:a xlink:type="simple" xlink:href="#__RefHeading___Toc19551_1580825334" text:style-name="Index_20_Link" text:visited-style-name="Index_20_Link">Kapittel 2 DDL (Data Definition Language) CREATE, ALTER, DROP, TRUNCATE, COMMENT og RENAME<text:tab/>28</text:a></text:p>
          <text:p text:style-name="P853"><text:a xlink:type="simple" xlink:href="#__RefHeading___Toc20018_3710899157" text:style-name="Index_20_Link" text:visited-style-name="Index_20_Link">Datamodellering<text:tab/>28</text:a></text:p>
          <text:p text:style-name="P855"><text:a xlink:type="simple" xlink:href="#__RefHeading___Toc24594_3325804077" text:style-name="Index_20_Link" text:visited-style-name="Index_20_Link">Forholdet mellom en enhet og dens egenskaper<text:tab/>28</text:a></text:p>
          <text:p text:style-name="P855"><text:a xlink:type="simple" xlink:href="#__RefHeading___Toc24596_3325804077" text:style-name="Index_20_Link" text:visited-style-name="Index_20_Link">1 til 1<text:tab/>28</text:a></text:p>
          <text:p text:style-name="P855"><text:a xlink:type="simple" xlink:href="#__RefHeading___Toc24598_3325804077" text:style-name="Index_20_Link" text:visited-style-name="Index_20_Link">1 til mange<text:tab/>29</text:a></text:p>
          <text:p text:style-name="P855"><text:a xlink:type="simple" xlink:href="#__RefHeading___Toc24600_3325804077" text:style-name="Index_20_Link" text:visited-style-name="Index_20_Link">Mange til mange<text:tab/>29</text:a></text:p>
          <text:p text:style-name="P855"><text:a xlink:type="simple" xlink:href="#__RefHeading___Toc24602_3325804077" text:style-name="Index_20_Link" text:visited-style-name="Index_20_Link">Eksempel på modellering av en enkel database<text:tab/>30</text:a></text:p>
          <text:p text:style-name="P855"><text:soft-page-break/><text:a xlink:type="simple" xlink:href="#__RefHeading___Toc20020_3710899157" text:style-name="Index_20_Link" text:visited-style-name="Index_20_Link">EER<text:tab/>31</text:a></text:p>
          <text:p text:style-name="P853"><text:a xlink:type="simple" xlink:href="#__RefHeading___Toc20022_3710899157" text:style-name="Index_20_Link" text:visited-style-name="Index_20_Link"> Opprette og endre databaser<text:tab/>31</text:a></text:p>
          <text:p text:style-name="P855"><text:a xlink:type="simple" xlink:href="#__RefHeading___Toc295_487959650" text:style-name="Index_20_Link" text:visited-style-name="Index_20_Link">MySQL / MariaDB<text:tab/>31</text:a></text:p>
          <text:p text:style-name="P855"><text:a xlink:type="simple" xlink:href="#__RefHeading___Toc297_487959650" text:style-name="Index_20_Link" text:visited-style-name="Index_20_Link">PostgreSQL<text:tab/>32</text:a></text:p>
          <text:p text:style-name="P853"><text:a xlink:type="simple" xlink:href="#__RefHeading___Toc13963_140935937" text:style-name="Index_20_Link" text:visited-style-name="Index_20_Link"> Opprette Tabeller<text:tab/>34</text:a></text:p>
          <text:p text:style-name="P855"><text:a xlink:type="simple" xlink:href="#__RefHeading___Toc301_487959650" text:style-name="Index_20_Link" text:visited-style-name="Index_20_Link">MySQL / MariaDB<text:tab/>35</text:a></text:p>
          <text:p text:style-name="P855"><text:a xlink:type="simple" xlink:href="#__RefHeading___Toc303_487959650" text:style-name="Index_20_Link" text:visited-style-name="Index_20_Link">PostgreSQL<text:tab/>35</text:a></text:p>
          <text:p text:style-name="P855"><text:a xlink:type="simple" xlink:href="#__RefHeading___Toc23560_2548419322" text:style-name="Index_20_Link" text:visited-style-name="Index_20_Link">Oracle og MS SQL Server<text:tab/>36</text:a></text:p>
          <text:p text:style-name="P853"><text:a xlink:type="simple" xlink:href="#__RefHeading___Toc305_487959650" text:style-name="Index_20_Link" text:visited-style-name="Index_20_Link"> Selv-økende primærnøkler<text:tab/>36</text:a></text:p>
          <text:p text:style-name="P855"><text:a xlink:type="simple" xlink:href="#__RefHeading___Toc13965_140935937" text:style-name="Index_20_Link" text:visited-style-name="Index_20_Link">MySQL / MariaDB<text:tab/>36</text:a></text:p>
          <text:p text:style-name="P855"><text:a xlink:type="simple" xlink:href="#__RefHeading___Toc23946_604322462" text:style-name="Index_20_Link" text:visited-style-name="Index_20_Link">MS SQL Server.<text:tab/>37</text:a></text:p>
          <text:p text:style-name="P855"><text:a xlink:type="simple" xlink:href="#__RefHeading___Toc13967_140935937" text:style-name="Index_20_Link" text:visited-style-name="Index_20_Link">PostgreSQL og Oracle<text:tab/>37</text:a></text:p>
          <text:p text:style-name="P855"><text:a xlink:type="simple" xlink:href="#__RefHeading___Toc13969_140935937" text:style-name="Index_20_Link" text:visited-style-name="Index_20_Link">Oracle før versjon 12c<text:tab/>39</text:a></text:p>
          <text:p text:style-name="P853"><text:a xlink:type="simple" xlink:href="#__RefHeading___Toc23948_604322462" text:style-name="Index_20_Link" text:visited-style-name="Index_20_Link"> Default-verdier<text:tab/>39</text:a></text:p>
          <text:p text:style-name="P853"><text:a xlink:type="simple" xlink:href="#__RefHeading___Toc23950_604322462" text:style-name="Index_20_Link" text:visited-style-name="Index_20_Link"> Tegnsett, språk og lagringsformat<text:tab/>40</text:a></text:p>
          <text:p text:style-name="P855"><text:a xlink:type="simple" xlink:href="#__RefHeading___Toc26779_3154182490" text:style-name="Index_20_Link" text:visited-style-name="Index_20_Link">MySQL / MariaDB<text:tab/>40</text:a></text:p>
          <text:p text:style-name="P855"><text:a xlink:type="simple" xlink:href="#__RefHeading___Toc26781_3154182490" text:style-name="Index_20_Link" text:visited-style-name="Index_20_Link">PostgreSQL<text:tab/>40</text:a></text:p>
          <text:p text:style-name="P855"><text:a xlink:type="simple" xlink:href="#__RefHeading___Toc26783_3154182490" text:style-name="Index_20_Link" text:visited-style-name="Index_20_Link"><text:s/>MS SQL Server<text:tab/>40</text:a></text:p>
          <text:p text:style-name="P855"><text:a xlink:type="simple" xlink:href="#__RefHeading___Toc26785_3154182490" text:style-name="Index_20_Link" text:visited-style-name="Index_20_Link">Oracle<text:tab/>40</text:a></text:p>
          <text:p text:style-name="P853"><text:a xlink:type="simple" xlink:href="#__RefHeading___Toc307_487959650" text:style-name="Index_20_Link" text:visited-style-name="Index_20_Link"> Endre eksisterende tabeller<text:tab/>41</text:a></text:p>
          <text:p text:style-name="P853"><text:a xlink:type="simple" xlink:href="#__RefHeading___Toc309_487959650" text:style-name="Index_20_Link" text:visited-style-name="Index_20_Link"> Legge til en kolonne<text:tab/>41</text:a></text:p>
          <text:p text:style-name="P855"><text:a xlink:type="simple" xlink:href="#__RefHeading___Toc311_487959650" text:style-name="Index_20_Link" text:visited-style-name="Index_20_Link">MySQL / MariaDB<text:tab/>41</text:a></text:p>
          <text:p text:style-name="P855"><text:a xlink:type="simple" xlink:href="#__RefHeading___Toc313_487959650" text:style-name="Index_20_Link" text:visited-style-name="Index_20_Link">PostgreSQL<text:tab/>42</text:a></text:p>
          <text:p text:style-name="P855"><text:a xlink:type="simple" xlink:href="#__RefHeading___Toc26109_1526864018" text:style-name="Index_20_Link" text:visited-style-name="Index_20_Link">MS SQL Server<text:tab/>42</text:a></text:p>
          <text:p text:style-name="P853"><text:a xlink:type="simple" xlink:href="#__RefHeading___Toc315_487959650" text:style-name="Index_20_Link" text:visited-style-name="Index_20_Link"> Endre en kolonne<text:tab/>42</text:a></text:p>
          <text:p text:style-name="P855"><text:a xlink:type="simple" xlink:href="#__RefHeading___Toc317_487959650" text:style-name="Index_20_Link" text:visited-style-name="Index_20_Link">MySQL / MariaDB<text:tab/>42</text:a></text:p>
          <text:p text:style-name="P854"><text:a xlink:type="simple" xlink:href="#__RefHeading___Toc319_487959650" text:style-name="Index_20_Link" text:visited-style-name="Index_20_Link">Endre navn på en kolonne<text:tab/>44</text:a></text:p>
          <text:p text:style-name="P855"><text:a xlink:type="simple" xlink:href="#__RefHeading___Toc321_487959650" text:style-name="Index_20_Link" text:visited-style-name="Index_20_Link">PostgreSQL<text:tab/>44</text:a></text:p>
          <text:p text:style-name="P854"><text:a xlink:type="simple" xlink:href="#__RefHeading___Toc323_487959650" text:style-name="Index_20_Link" text:visited-style-name="Index_20_Link">Endre navn på en kolonne<text:tab/>45</text:a></text:p>
          <text:p text:style-name="P854"><text:a xlink:type="simple" xlink:href="#__RefHeading___Toc325_487959650" text:style-name="Index_20_Link" text:visited-style-name="Index_20_Link">Endre begrensninger ved en kolonne<text:tab/>45</text:a></text:p>
          <text:p text:style-name="P853"><text:a xlink:type="simple" xlink:href="#__RefHeading___Toc327_487959650" text:style-name="Index_20_Link" text:visited-style-name="Index_20_Link"> Slette en kolonne<text:tab/>46</text:a></text:p>
          <text:p text:style-name="P853"><text:a xlink:type="simple" xlink:href="#__RefHeading___Toc329_487959650" text:style-name="Index_20_Link" text:visited-style-name="Index_20_Link"> Slette hele tabeller<text:tab/>46</text:a></text:p>
          <text:p text:style-name="P853"><text:a xlink:type="simple" xlink:href="#__RefHeading___Toc331_487959650" text:style-name="Index_20_Link" text:visited-style-name="Index_20_Link"> Opprette og fjerne begrensninger på tabell-kolonner<text:tab/>46</text:a></text:p>
          <text:p text:style-name="P853"><text:a xlink:type="simple" xlink:href="#__RefHeading___Toc333_487959650" text:style-name="Index_20_Link" text:visited-style-name="Index_20_Link"> Legge til begrensninger når en tabell lages<text:tab/>46</text:a></text:p>
          <text:p text:style-name="P855"><text:a xlink:type="simple" xlink:href="#__RefHeading___Toc335_487959650" text:style-name="Index_20_Link" text:visited-style-name="Index_20_Link">Oracle / MySQL/ MariaDB / Microsoft SQL Server / PostgreSQL :<text:tab/>46</text:a></text:p>
          <text:p text:style-name="P853"><text:a xlink:type="simple" xlink:href="#__RefHeading___Toc337_487959650" text:style-name="Index_20_Link" text:visited-style-name="Index_20_Link"> Legge til begrensninger etter at en tabell er laget<text:tab/>47</text:a></text:p>
          <text:p text:style-name="P855"><text:a xlink:type="simple" xlink:href="#__RefHeading___Toc339_487959650" text:style-name="Index_20_Link" text:visited-style-name="Index_20_Link">PostgreSQL / MySQL / MariaDB / Oracle / MS SQL Server<text:tab/>47</text:a></text:p>
          <text:p text:style-name="P855"><text:a xlink:type="simple" xlink:href="#__RefHeading___Toc341_487959650" text:style-name="Index_20_Link" text:visited-style-name="Index_20_Link">MS SQL Server / Oracle / MariaDB / PostgreSQL<text:tab/>48</text:a></text:p>
          <text:p text:style-name="P855"><text:a xlink:type="simple" xlink:href="#__RefHeading___Toc343_487959650" text:style-name="Index_20_Link" text:visited-style-name="Index_20_Link">SQL Server / Oracle / MariaDB / PostgreSQL<text:tab/>48</text:a></text:p>
          <text:p text:style-name="P853"><text:a xlink:type="simple" xlink:href="#__RefHeading___Toc345_487959650" text:style-name="Index_20_Link" text:visited-style-name="Index_20_Link"> Fjerne begrensninger<text:tab/>48</text:a></text:p>
          <text:p text:style-name="P855"><text:a xlink:type="simple" xlink:href="#__RefHeading___Toc347_487959650" text:style-name="Index_20_Link" text:visited-style-name="Index_20_Link">SQL Server / Oracle / PostgreSQL:<text:tab/>48</text:a></text:p>
          <text:p text:style-name="P855"><text:a xlink:type="simple" xlink:href="#__RefHeading___Toc349_487959650" text:style-name="Index_20_Link" text:visited-style-name="Index_20_Link">MySQL / MariaDB<text:tab/>49</text:a></text:p>
          <text:p text:style-name="P854"><text:a xlink:type="simple" xlink:href="#__RefHeading___Toc351_487959650" text:style-name="Index_20_Link" text:visited-style-name="Index_20_Link">Fjerne primær- og fremmednøkler<text:tab/>49</text:a></text:p>
          <text:p text:style-name="P853"><text:a xlink:type="simple" xlink:href="#__RefHeading___Toc10035_122421868" text:style-name="Index_20_Link" text:visited-style-name="Index_20_Link"> Datasettet HR<text:tab/>51</text:a></text:p>
          <text:p text:style-name="P852"><text:a xlink:type="simple" xlink:href="#__RefHeading___Toc18228_1557834486" text:style-name="Index_20_Link" text:visited-style-name="Index_20_Link">Kapittel 3 DML (Data Manipulation Language) SELECT, INSERT, UPDATE og DELETE<text:tab/>52</text:a></text:p>
          <text:p text:style-name="P853"><text:soft-page-break/><text:a xlink:type="simple" xlink:href="#__RefHeading___Toc18230_1557834486" text:style-name="Index_20_Link" text:visited-style-name="Index_20_Link"> Hente data med SELECT<text:tab/>52</text:a></text:p>
          <text:p text:style-name="P853"><text:a xlink:type="simple" xlink:href="#__RefHeading___Toc15455_3971551474" text:style-name="Index_20_Link" text:visited-style-name="Index_20_Link"> Hente en enkelt kolonne fra en tabell<text:tab/>53</text:a></text:p>
          <text:p text:style-name="P853"><text:a xlink:type="simple" xlink:href="#__RefHeading___Toc19082_961426616" text:style-name="Index_20_Link" text:visited-style-name="Index_20_Link"> Hente flere kolonner / felt fra en tabell<text:tab/>53</text:a></text:p>
          <text:p text:style-name="P853"><text:a xlink:type="simple" xlink:href="#__RefHeading___Toc13937_140935937" text:style-name="Index_20_Link" text:visited-style-name="Index_20_Link"> Hente alle kolonner fra en tabell<text:tab/>54</text:a></text:p>
          <text:p text:style-name="P853"><text:a xlink:type="simple" xlink:href="#__RefHeading___Toc13939_140935937" text:style-name="Index_20_Link" text:visited-style-name="Index_20_Link"> Hente alle unike rader fra en kolonne i en tabell<text:tab/>55</text:a></text:p>
          <text:p text:style-name="P853"><text:a xlink:type="simple" xlink:href="#__RefHeading___Toc13941_140935937" text:style-name="Index_20_Link" text:visited-style-name="Index_20_Link"> Begrense antall rader i resultatet<text:tab/>55</text:a></text:p>
          <text:p text:style-name="P855"><text:a xlink:type="simple" xlink:href="#__RefHeading___Toc16206_413252541" text:style-name="Index_20_Link" text:visited-style-name="Index_20_Link">Begrense antall rader med Microsoft SQL Server<text:tab/>56</text:a></text:p>
          <text:p text:style-name="P855"><text:a xlink:type="simple" xlink:href="#__RefHeading___Toc16208_413252541" text:style-name="Index_20_Link" text:visited-style-name="Index_20_Link">Begrense antall rader med Oracle<text:tab/>56</text:a></text:p>
          <text:p text:style-name="P855"><text:a xlink:type="simple" xlink:href="#__RefHeading___Toc16210_413252541" text:style-name="Index_20_Link" text:visited-style-name="Index_20_Link">Begrense antall rader med MySQL/MariaDB og PostgreSQL<text:tab/>56</text:a></text:p>
          <text:p text:style-name="P853"><text:a xlink:type="simple" xlink:href="#__RefHeading___Toc191_487959650" text:style-name="Index_20_Link" text:visited-style-name="Index_20_Link"> Sortere data med ORDER BY<text:tab/>57</text:a></text:p>
          <text:p text:style-name="P855"><text:a xlink:type="simple" xlink:href="#__RefHeading___Toc15763_604779659" text:style-name="Index_20_Link" text:visited-style-name="Index_20_Link">ORDER BY med begrensning av resultatet i Oracle<text:tab/>58</text:a></text:p>
          <text:p text:style-name="P853"><text:a xlink:type="simple" xlink:href="#__RefHeading___Toc4484_762629072" text:style-name="Index_20_Link" text:visited-style-name="Index_20_Link"> Sortering etter flere kolonner<text:tab/>58</text:a></text:p>
          <text:p text:style-name="P853"><text:a xlink:type="simple" xlink:href="#__RefHeading___Toc4486_762629072" text:style-name="Index_20_Link" text:visited-style-name="Index_20_Link"> Angi sorterings-retning<text:tab/>59</text:a></text:p>
          <text:p text:style-name="P855"><text:a xlink:type="simple" xlink:href="#__RefHeading___Toc4488_762629072" text:style-name="Index_20_Link" text:visited-style-name="Index_20_Link">Sorteringsrekkefølge<text:tab/>60</text:a></text:p>
          <text:p text:style-name="P853"><text:a xlink:type="simple" xlink:href="#__RefHeading___Toc9301_974749821" text:style-name="Index_20_Link" text:visited-style-name="Index_20_Link"> Sortering etter språk<text:tab/>60</text:a></text:p>
          <text:p text:style-name="P855"><text:a xlink:type="simple" xlink:href="#__RefHeading___Toc4490_762629072" text:style-name="Index_20_Link" text:visited-style-name="Index_20_Link">Sortering etter språk med MySQL / MariaDB<text:tab/>60</text:a></text:p>
          <text:p text:style-name="P854"><text:a xlink:type="simple" xlink:href="#__RefHeading___Toc4492_762629072" text:style-name="Index_20_Link" text:visited-style-name="Index_20_Link">Endre språk per søk<text:tab/>61</text:a></text:p>
          <text:p text:style-name="P855"><text:a xlink:type="simple" xlink:href="#__RefHeading___Toc4494_762629072" text:style-name="Index_20_Link" text:visited-style-name="Index_20_Link">Sortering etter språk med PostgreSQL<text:tab/>63</text:a></text:p>
          <text:p text:style-name="P855"><text:a xlink:type="simple" xlink:href="#__RefHeading___Toc14210_2514959757" text:style-name="Index_20_Link" text:visited-style-name="Index_20_Link">Sortering etter språk med Microsoft SQL Server<text:tab/>64</text:a></text:p>
          <text:p text:style-name="P855"><text:a xlink:type="simple" xlink:href="#__RefHeading___Toc14212_2514959757" text:style-name="Index_20_Link" text:visited-style-name="Index_20_Link">Sortering etter språk med Oracle<text:tab/>67</text:a></text:p>
          <text:p text:style-name="P853"><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99">WHERE</text:span></text:a><text:a xlink:type="simple" xlink:href="#__RefHeading___Toc15457_3971551474" text:style-name="Index_20_Link" text:visited-style-name="Index_20_Link"><text:tab/>68</text:a></text:p>
          <text:p text:style-name="P855"><text:a xlink:type="simple" xlink:href="#__RefHeading___Toc4499_762629072" text:style-name="Index_20_Link" text:visited-style-name="Index_20_Link">Flere eksempler på filtrering<text:tab/>69</text:a></text:p>
          <text:p text:style-name="P854"><text:a xlink:type="simple" xlink:href="#__RefHeading___Toc15459_3971551474" text:style-name="Index_20_Link" text:visited-style-name="Index_20_Link">Filtrere etter en gitt verdi<text:tab/>69</text:a></text:p>
          <text:p text:style-name="P854"><text:a xlink:type="simple" xlink:href="#__RefHeading___Toc15461_3971551474" text:style-name="Index_20_Link" text:visited-style-name="Index_20_Link">Filtrere etter kolonner som ikke har en gitt verdi<text:tab/>70</text:a></text:p>
          <text:p text:style-name="P854"><text:a xlink:type="simple" xlink:href="#__RefHeading___Toc15463_3971551474" text:style-name="Index_20_Link" text:visited-style-name="Index_20_Link">Filtrere etter en rekke gitte verdier<text:tab/>70</text:a></text:p>
          <text:p text:style-name="P854"><text:a xlink:type="simple" xlink:href="#__RefHeading___Toc15465_3971551474" text:style-name="Index_20_Link" text:visited-style-name="Index_20_Link">Filtrere etter rader hvor det ikker er satt noen verdi for en kolonne<text:tab/>70</text:a></text:p>
          <text:p text:style-name="P853"><text:a xlink:type="simple" xlink:href="#__RefHeading___Toc9303_974749821" text:style-name="Index_20_Link" text:visited-style-name="Index_20_Link"> Kombinerte betingelser med AND, OR og IN<text:tab/>71</text:a></text:p>
          <text:p text:style-name="P855"><text:a xlink:type="simple" xlink:href="#__RefHeading___Toc4508_762629072" text:style-name="Index_20_Link" text:visited-style-name="Index_20_Link">Bruk av AND<text:tab/>71</text:a></text:p>
          <text:p text:style-name="P855"><text:a xlink:type="simple" xlink:href="#__RefHeading___Toc4510_762629072" text:style-name="Index_20_Link" text:visited-style-name="Index_20_Link">Bruk av OR<text:tab/>71</text:a></text:p>
          <text:p text:style-name="P855"><text:a xlink:type="simple" xlink:href="#__RefHeading___Toc15467_3971551474" text:style-name="Index_20_Link" text:visited-style-name="Index_20_Link">Kombinasjon av OR og AND<text:tab/>72</text:a></text:p>
          <text:p text:style-name="P855"><text:a xlink:type="simple" xlink:href="#__RefHeading___Toc4512_762629072" text:style-name="Index_20_Link" text:visited-style-name="Index_20_Link">Bruk av IN<text:tab/>73</text:a></text:p>
          <text:p text:style-name="P855"><text:a xlink:type="simple" xlink:href="#__RefHeading___Toc4514_762629072" text:style-name="Index_20_Link" text:visited-style-name="Index_20_Link">Bruk av NOT<text:tab/>74</text:a></text:p>
          <text:p text:style-name="P853"><text:a xlink:type="simple" xlink:href="#__RefHeading___Toc221_487959650" text:style-name="Index_20_Link" text:visited-style-name="Index_20_Link"> Filtrering med bruk av jokertegn<text:tab/>75</text:a></text:p>
          <text:p text:style-name="P855"><text:a xlink:type="simple" xlink:href="#__RefHeading___Toc9305_974749821" text:style-name="Index_20_Link" text:visited-style-name="Index_20_Link">Bruk av LIKE<text:tab/>75</text:a></text:p>
          <text:p text:style-name="P855"><text:a xlink:type="simple" xlink:href="#__RefHeading___Toc15765_604779659" text:style-name="Index_20_Link" text:visited-style-name="Index_20_Link">Skille mellom små og store bokstaver ved bruk av jokertegn<text:tab/>75</text:a></text:p>
          <text:p text:style-name="P855"><text:a xlink:type="simple" xlink:href="#__RefHeading___Toc223_487959650" text:style-name="Index_20_Link" text:visited-style-name="Index_20_Link">Prosent-tegn (%)<text:tab/>75</text:a></text:p>
          <text:p text:style-name="P855"><text:a xlink:type="simple" xlink:href="#__RefHeading___Toc225_487959650" text:style-name="Index_20_Link" text:visited-style-name="Index_20_Link">Understrekingstegn (_)<text:tab/>77</text:a></text:p>
          <text:p text:style-name="P855"><text:a xlink:type="simple" xlink:href="#__RefHeading___Toc227_487959650" text:style-name="Index_20_Link" text:visited-style-name="Index_20_Link">Rette klammer ([ ])<text:tab/>77</text:a></text:p>
          <text:p text:style-name="P853"><text:a xlink:type="simple" xlink:href="#__RefHeading___Toc14626_541183064" text:style-name="Index_20_Link" text:visited-style-name="Index_20_Link"> Fulltekstsøk<text:tab/>78</text:a></text:p>
          <text:p text:style-name="P855"><text:a xlink:type="simple" xlink:href="#__RefHeading___Toc14628_541183064" text:style-name="Index_20_Link" text:visited-style-name="Index_20_Link">Fulltekstsøk med PostgreSQL<text:tab/>78</text:a></text:p>
          <text:p text:style-name="P855"><text:a xlink:type="simple" xlink:href="#__RefHeading___Toc14630_541183064" text:style-name="Index_20_Link" text:visited-style-name="Index_20_Link">Fulltekstsøk med Microsoft SQL-server<text:tab/>81</text:a></text:p>
          <text:p text:style-name="P852"><text:a xlink:type="simple" xlink:href="#__RefHeading___Toc13177_1590063026" text:style-name="Index_20_Link" text:visited-style-name="Index_20_Link">Kapittel 4 Funksjoner og beregnede kolonner<text:tab/>83</text:a></text:p>
          <text:p text:style-name="P853"><text:a xlink:type="simple" xlink:href="#__RefHeading___Toc231_487959650" text:style-name="Index_20_Link" text:visited-style-name="Index_20_Link"> Beregnede kolonner<text:tab/>83</text:a></text:p>
          <text:p text:style-name="P853"><text:a xlink:type="simple" xlink:href="#__RefHeading___Toc233_487959650" text:style-name="Index_20_Link" text:visited-style-name="Index_20_Link"> Skjøte sammen kolonner<text:tab/>83</text:a></text:p>
          <text:p text:style-name="P855"><text:a xlink:type="simple" xlink:href="#__RefHeading___Toc235_487959650" text:style-name="Index_20_Link" text:visited-style-name="Index_20_Link">Microsoft SQL-server<text:tab/>83</text:a></text:p>
          <text:p text:style-name="P855"><text:soft-page-break/><text:a xlink:type="simple" xlink:href="#__RefHeading___Toc237_487959650" text:style-name="Index_20_Link" text:visited-style-name="Index_20_Link">Oracle<text:tab/>84</text:a></text:p>
          <text:p text:style-name="P855"><text:a xlink:type="simple" xlink:href="#__RefHeading___Toc239_487959650" text:style-name="Index_20_Link" text:visited-style-name="Index_20_Link">MySQL/MariaDB<text:tab/>85</text:a></text:p>
          <text:p text:style-name="P855"><text:a xlink:type="simple" xlink:href="#__RefHeading___Toc241_487959650" text:style-name="Index_20_Link" text:visited-style-name="Index_20_Link">PostgreSQL<text:tab/>85</text:a></text:p>
          <text:p text:style-name="P853"><text:a xlink:type="simple" xlink:href="#__RefHeading___Toc243_487959650" text:style-name="Index_20_Link" text:visited-style-name="Index_20_Link"> Bruk av aliaser<text:tab/>86</text:a></text:p>
          <text:p text:style-name="P853"><text:a xlink:type="simple" xlink:href="#__RefHeading___Toc245_487959650" text:style-name="Index_20_Link" text:visited-style-name="Index_20_Link"> Kalkulerte kolonner<text:tab/>87</text:a></text:p>
          <text:p text:style-name="P855"><text:a xlink:type="simple" xlink:href="#__RefHeading___Toc16212_413252541" text:style-name="Index_20_Link" text:visited-style-name="Index_20_Link">Kalkulerte kolonner med MySQL / MariaDB og PostgreSQL:<text:tab/>87</text:a></text:p>
          <text:p text:style-name="P855"><text:a xlink:type="simple" xlink:href="#__RefHeading___Toc16214_413252541" text:style-name="Index_20_Link" text:visited-style-name="Index_20_Link">Kalkulerte kolonner med Microsoft SQL Server:<text:tab/>88</text:a></text:p>
          <text:p text:style-name="P855"><text:a xlink:type="simple" xlink:href="#__RefHeading___Toc16216_413252541" text:style-name="Index_20_Link" text:visited-style-name="Index_20_Link">Kalkulerte kolonner med Oracle:<text:tab/>88</text:a></text:p>
          <text:p text:style-name="P855"><text:a xlink:type="simple" xlink:href="#__RefHeading___Toc16218_413252541" text:style-name="Index_20_Link" text:visited-style-name="Index_20_Link">Kalkulering via underspørringer med MySQL / MariaDB:<text:tab/>88</text:a></text:p>
          <text:p text:style-name="P855"><text:a xlink:type="simple" xlink:href="#__RefHeading___Toc16220_413252541" text:style-name="Index_20_Link" text:visited-style-name="Index_20_Link">Kalkulering via underspørringer med PostgreSQL:<text:tab/>89</text:a></text:p>
          <text:p text:style-name="P855"><text:a xlink:type="simple" xlink:href="#__RefHeading___Toc16222_413252541" text:style-name="Index_20_Link" text:visited-style-name="Index_20_Link">Kalkulering via underspørringer med Oracle:<text:tab/>89</text:a></text:p>
          <text:p text:style-name="P855"><text:a xlink:type="simple" xlink:href="#__RefHeading___Toc16224_413252541" text:style-name="Index_20_Link" text:visited-style-name="Index_20_Link">Kalkulering via underspørringer med Microsoft SQL Server:<text:tab/>90</text:a></text:p>
          <text:p text:style-name="P853"><text:a xlink:type="simple" xlink:href="#__RefHeading___Toc10137_1613255157" text:style-name="Index_20_Link" text:visited-style-name="Index_20_Link"> Betingelser med CASE<text:tab/>90</text:a></text:p>
          <text:p text:style-name="P855"><text:a xlink:type="simple" xlink:href="#__RefHeading___Toc15469_3971551474" text:style-name="Index_20_Link" text:visited-style-name="Index_20_Link">CASE med MySQL / MariaDB, PostgreSQL, MS SQL Server og Oracle<text:tab/>91</text:a></text:p>
          <text:p text:style-name="P853"><text:a xlink:type="simple" xlink:href="#__RefHeading___Toc247_487959650" text:style-name="Index_20_Link" text:visited-style-name="Index_20_Link"> Bruk av funksjoner<text:tab/>93</text:a></text:p>
          <text:p text:style-name="P853"><text:a xlink:type="simple" xlink:href="#__RefHeading___Toc249_487959650" text:style-name="Index_20_Link" text:visited-style-name="Index_20_Link"> Funksjoner for manipulering av tekst:<text:tab/>93</text:a></text:p>
          <text:p text:style-name="P854"><text:a xlink:type="simple" xlink:href="#__RefHeading___Toc16226_413252541" text:style-name="Index_20_Link" text:visited-style-name="Index_20_Link">Noen av de vanligste tekst-funksjonene:<text:tab/>93</text:a></text:p>
          <text:p text:style-name="P853"><text:a xlink:type="simple" xlink:href="#__RefHeading___Toc251_487959650" text:style-name="Index_20_Link" text:visited-style-name="Index_20_Link"> Funksjoner for manipulering av Dato og Tid<text:tab/>95</text:a></text:p>
          <text:p text:style-name="P855"><text:a xlink:type="simple" xlink:href="#__RefHeading___Toc15738_2263950102" text:style-name="Index_20_Link" text:visited-style-name="Index_20_Link">TIMESTAMP<text:tab/>95</text:a></text:p>
          <text:p text:style-name="P855"><text:a xlink:type="simple" xlink:href="#__RefHeading___Toc253_487959650" text:style-name="Index_20_Link" text:visited-style-name="Index_20_Link">Datofunksjoner med MySQL / MariaDB<text:tab/>96</text:a></text:p>
          <text:p text:style-name="P854"><text:a xlink:type="simple" xlink:href="#__RefHeading___Toc15740_2263950102" text:style-name="Index_20_Link" text:visited-style-name="Index_20_Link">Navn på måneder og dager på ulike språk<text:tab/>96</text:a></text:p>
          <text:p text:style-name="P854"><text:a xlink:type="simple" xlink:href="#__RefHeading___Toc15742_2263950102" text:style-name="Index_20_Link" text:visited-style-name="Index_20_Link">Eksempler fra HR-databasen<text:tab/>97</text:a></text:p>
          <text:p text:style-name="P855"><text:a xlink:type="simple" xlink:href="#__RefHeading___Toc15744_2263950102" text:style-name="Index_20_Link" text:visited-style-name="Index_20_Link">Beregne differansen mellom to datoer med funksjonen TIMESTAMPDIFF()<text:tab/>99</text:a></text:p>
          <text:p text:style-name="P855"><text:a xlink:type="simple" xlink:href="#__RefHeading___Toc255_487959650" text:style-name="Index_20_Link" text:visited-style-name="Index_20_Link">Datofunksjoner med Microsoft SQL Server<text:tab/>100</text:a></text:p>
          <text:p text:style-name="P854"><text:a xlink:type="simple" xlink:href="#__RefHeading___Toc15746_2263950102" text:style-name="Index_20_Link" text:visited-style-name="Index_20_Link">Eksempler på bruk av datofunksjoner med Microsoft SQL Server<text:tab/>100</text:a></text:p>
          <text:p text:style-name="P854"><text:a xlink:type="simple" xlink:href="#__RefHeading___Toc15748_2263950102" text:style-name="Index_20_Link" text:visited-style-name="Index_20_Link">Navn på måneder og dager på ulike språk<text:tab/>101</text:a></text:p>
          <text:p text:style-name="P854"><text:a xlink:type="simple" xlink:href="#__RefHeading___Toc15750_2263950102" text:style-name="Index_20_Link" text:visited-style-name="Index_20_Link">Eksempler fra HR-databasen<text:tab/>102</text:a></text:p>
          <text:p text:style-name="P855"><text:a xlink:type="simple" xlink:href="#__RefHeading___Toc257_487959650" text:style-name="Index_20_Link" text:visited-style-name="Index_20_Link">Datofunksjoner med Oracle<text:tab/>103</text:a></text:p>
          <text:p text:style-name="P854"><text:a xlink:type="simple" xlink:href="#__RefHeading___Toc16405_3466130985" text:style-name="Index_20_Link" text:visited-style-name="Index_20_Link">Eksempler fra HR-databasen<text:tab/>104</text:a></text:p>
          <text:p text:style-name="P855"><text:a xlink:type="simple" xlink:href="#__RefHeading___Toc259_487959650" text:style-name="Index_20_Link" text:visited-style-name="Index_20_Link">Datofunksjoner med PostgreSQL<text:tab/>104</text:a></text:p>
          <text:p text:style-name="P855"><text:a xlink:type="simple" xlink:href="#__RefHeading___Toc23691_3962996256" text:style-name="Index_20_Link" text:visited-style-name="Index_20_Link">Egne funksjoner med PostgreSQL<text:tab/>106</text:a></text:p>
          <text:p text:style-name="P852"><text:a xlink:type="simple" xlink:href="#__RefHeading___Toc18232_1557834486" text:style-name="Index_20_Link" text:visited-style-name="Index_20_Link">Kapittel 5 Aggregering av data<text:tab/>109</text:a></text:p>
          <text:p text:style-name="P853"><text:a xlink:type="simple" xlink:href="#__RefHeading___Toc12160_1251604522" text:style-name="Index_20_Link" text:visited-style-name="Index_20_Link"> AVG()<text:tab/>109</text:a></text:p>
          <text:p text:style-name="P855"><text:a xlink:type="simple" xlink:href="#__RefHeading___Toc12378_1251604522" text:style-name="Index_20_Link" text:visited-style-name="Index_20_Link">MS SQL Server og AVG()<text:tab/>110</text:a></text:p>
          <text:p text:style-name="P853"><text:a xlink:type="simple" xlink:href="#__RefHeading___Toc12162_1251604522" text:style-name="Index_20_Link" text:visited-style-name="Index_20_Link"> COUNT()<text:tab/>111</text:a></text:p>
          <text:p text:style-name="P853"><text:a xlink:type="simple" xlink:href="#__RefHeading___Toc12164_1251604522" text:style-name="Index_20_Link" text:visited-style-name="Index_20_Link"> MAX()<text:tab/>111</text:a></text:p>
          <text:p text:style-name="P853"><text:a xlink:type="simple" xlink:href="#__RefHeading___Toc12166_1251604522" text:style-name="Index_20_Link" text:visited-style-name="Index_20_Link"> MIN()<text:tab/>111</text:a></text:p>
          <text:p text:style-name="P853"><text:a xlink:type="simple" xlink:href="#__RefHeading___Toc12168_1251604522" text:style-name="Index_20_Link" text:visited-style-name="Index_20_Link"> SUM()<text:tab/>111</text:a></text:p>
          <text:p text:style-name="P855"><text:a xlink:type="simple" xlink:href="#__RefHeading___Toc12380_1251604522" text:style-name="Index_20_Link" text:visited-style-name="Index_20_Link">MS SQL Server og SUM()<text:tab/>112</text:a></text:p>
          <text:p text:style-name="P853"><text:a xlink:type="simple" xlink:href="#__RefHeading___Toc12170_1251604522" text:style-name="Index_20_Link" text:visited-style-name="Index_20_Link"> Aggregering med distinkte verdier<text:tab/>113</text:a></text:p>
          <text:p text:style-name="P853"><text:a xlink:type="simple" xlink:href="#__RefHeading___Toc12172_1251604522" text:style-name="Index_20_Link" text:visited-style-name="Index_20_Link"> Kombinering av aggregerte funksjoner<text:tab/>113</text:a></text:p>
          <text:p text:style-name="P852"><text:a xlink:type="simple" xlink:href="#__RefHeading___Toc18234_1557834486" text:style-name="Index_20_Link" text:visited-style-name="Index_20_Link">Kapittel 6 Gruppering av Data<text:tab/>114</text:a></text:p>
          <text:p text:style-name="P853"><text:a xlink:type="simple" xlink:href="#__RefHeading___Toc18236_1557834486" text:style-name="Index_20_Link" text:visited-style-name="Index_20_Link"> Gruppering av data med GROUP BY<text:tab/>114</text:a></text:p>
          <text:p text:style-name="P853"><text:a xlink:type="simple" xlink:href="#__RefHeading___Toc263_487959650" text:style-name="Index_20_Link" text:visited-style-name="Index_20_Link"> Filtrering av grupper med HAVING<text:tab/>115</text:a></text:p>
          <text:p text:style-name="P853"><text:a xlink:type="simple" xlink:href="#__RefHeading___Toc13352_1054794037" text:style-name="Index_20_Link" text:visited-style-name="Index_20_Link"> Gruppering med ROLLUP og CUBE<text:tab/>115</text:a></text:p>
          <text:p text:style-name="P855"><text:soft-page-break/><text:a xlink:type="simple" xlink:href="#__RefHeading___Toc12933_1158268304" text:style-name="Index_20_Link" text:visited-style-name="Index_20_Link">ROLLUP og CUBE med Oracle<text:tab/>115</text:a></text:p>
          <text:p text:style-name="P855"><text:a xlink:type="simple" xlink:href="#__RefHeading___Toc12935_1158268304" text:style-name="Index_20_Link" text:visited-style-name="Index_20_Link">ROLLUP med MySQL / MariaDB<text:tab/>116</text:a></text:p>
          <text:p text:style-name="P855"><text:a xlink:type="simple" xlink:href="#__RefHeading___Toc12937_1158268304" text:style-name="Index_20_Link" text:visited-style-name="Index_20_Link">ROLLUP og CUBE med PostgreSQL<text:tab/>117</text:a></text:p>
          <text:p text:style-name="P855"><text:a xlink:type="simple" xlink:href="#__RefHeading___Toc12939_1158268304" text:style-name="Index_20_Link" text:visited-style-name="Index_20_Link">ROLLUP og CUBE med MS SQL Server<text:tab/>118</text:a></text:p>
          <text:p text:style-name="P852"><text:a xlink:type="simple" xlink:href="#__RefHeading___Toc12941_1158268304" text:style-name="Index_20_Link" text:visited-style-name="Index_20_Link">Og med CUBE;<text:tab/>119</text:a></text:p>
          <text:p text:style-name="P852"><text:a xlink:type="simple" xlink:href="#__RefHeading___Toc18238_1557834486" text:style-name="Index_20_Link" text:visited-style-name="Index_20_Link">Kapittel 7 Underspørringer<text:tab/>120</text:a></text:p>
          <text:p text:style-name="P853"><text:a xlink:type="simple" xlink:href="#__RefHeading___Toc18240_1557834486" text:style-name="Index_20_Link" text:visited-style-name="Index_20_Link"> Filtrere med underspørringer<text:tab/>120</text:a></text:p>
          <text:p text:style-name="P855"><text:a xlink:type="simple" xlink:href="#__RefHeading___Toc16234_413252541" text:style-name="Index_20_Link" text:visited-style-name="Index_20_Link">Hente et resultat basert på en verdi vi ikke kjenner (men kan slå opp i en annen tabell)<text:tab/>121</text:a></text:p>
          <text:p text:style-name="P853"><text:a xlink:type="simple" xlink:href="#__RefHeading___Toc5699_920682125" text:style-name="Index_20_Link" text:visited-style-name="Index_20_Link"> Bruke underspørringer til å lage beregnede kolonner<text:tab/>122</text:a></text:p>
          <text:p text:style-name="P852"><text:a xlink:type="simple" xlink:href="#__RefHeading___Toc18242_1557834486" text:style-name="Index_20_Link" text:visited-style-name="Index_20_Link">Kapittel 8 Joins<text:tab/>123</text:a></text:p>
          <text:p text:style-name="P853"><text:a xlink:type="simple" xlink:href="#__RefHeading___Toc18244_1557834486" text:style-name="Index_20_Link" text:visited-style-name="Index_20_Link"> Koble data fra flere tabeller med Join-setninger<text:tab/>123</text:a></text:p>
          <text:p text:style-name="P855"><text:a xlink:type="simple" xlink:href="#__RefHeading___Toc17607_2563936057" text:style-name="Index_20_Link" text:visited-style-name="Index_20_Link">Ulike typer joins<text:tab/>123</text:a></text:p>
          <text:p text:style-name="P853"><text:a xlink:type="simple" xlink:href="#__RefHeading___Toc17609_2563936057" text:style-name="Index_20_Link" text:visited-style-name="Index_20_Link"> INNER JOIN<text:tab/>124</text:a></text:p>
          <text:p text:style-name="P855"><text:a xlink:type="simple" xlink:href="#__RefHeading___Toc17613_2563936057" text:style-name="Index_20_Link" text:visited-style-name="Index_20_Link">INNER JOIN skrevet med EQUIJOIN-syntaks<text:tab/>124</text:a></text:p>
          <text:p text:style-name="P855"><text:a xlink:type="simple" xlink:href="#__RefHeading___Toc4436_762629072" text:style-name="Index_20_Link" text:visited-style-name="Index_20_Link">INNER JOIN skrevet med INNER JOIN-syntaks<text:tab/>125</text:a></text:p>
          <text:p text:style-name="P854"><text:a xlink:type="simple" xlink:href="#__RefHeading___Toc19107_2730267216" text:style-name="Index_20_Link" text:visited-style-name="Index_20_Link">Hvilken syntaks er best for å skrive en INNER JOIN-setning?<text:tab/>126</text:a></text:p>
          <text:p text:style-name="P853"><text:a xlink:type="simple" xlink:href="#__RefHeading___Toc19109_2730267216" text:style-name="Index_20_Link" text:visited-style-name="Index_20_Link"> OUTER JOIN<text:tab/>126</text:a></text:p>
          <text:p text:style-name="P855"><text:a xlink:type="simple" xlink:href="#__RefHeading___Toc17615_2563936057" text:style-name="Index_20_Link" text:visited-style-name="Index_20_Link">LEFT OUTER JOIN<text:tab/>126</text:a></text:p>
          <text:p text:style-name="P855"><text:a xlink:type="simple" xlink:href="#__RefHeading___Toc17617_2563936057" text:style-name="Index_20_Link" text:visited-style-name="Index_20_Link">RIGHT OUTER JOIN<text:tab/>126</text:a></text:p>
          <text:p text:style-name="P855"><text:a xlink:type="simple" xlink:href="#__RefHeading___Toc17619_2563936057" text:style-name="Index_20_Link" text:visited-style-name="Index_20_Link">FULL OUTER JOIN<text:tab/>127</text:a></text:p>
          <text:p text:style-name="P853"><text:a xlink:type="simple" xlink:href="#__RefHeading___Toc17621_2563936057" text:style-name="Index_20_Link" text:visited-style-name="Index_20_Link"> NATURAL JOIN<text:tab/>128</text:a></text:p>
          <text:p text:style-name="P853"><text:a xlink:type="simple" xlink:href="#__RefHeading___Toc4438_762629072" text:style-name="Index_20_Link" text:visited-style-name="Index_20_Link"> Joins med flere enn to tabeller<text:tab/>129</text:a></text:p>
          <text:p text:style-name="P854"><text:a xlink:type="simple" xlink:href="#__RefHeading___Toc16236_413252541" text:style-name="Index_20_Link" text:visited-style-name="Index_20_Link">Et mer komplekst eksempel:<text:tab/>130</text:a></text:p>
          <text:p text:style-name="P855"><text:a xlink:type="simple" xlink:href="#__RefHeading___Toc4440_762629072" text:style-name="Index_20_Link" text:visited-style-name="Index_20_Link">Eksempler på OUTER JOINS<text:tab/>130</text:a></text:p>
          <text:p text:style-name="P853"><text:a xlink:type="simple" xlink:href="#__RefHeading___Toc24604_3325804077" text:style-name="Index_20_Link" text:visited-style-name="Index_20_Link"><text:s/> Sett-operasjoner med UNION, INTERSECT og EXCEPT<text:tab/>132</text:a></text:p>
          <text:p text:style-name="P853"><text:a xlink:type="simple" xlink:href="#__RefHeading___Toc24606_3325804077" text:style-name="Index_20_Link" text:visited-style-name="Index_20_Link"> Kombinerte Spørringer med UNION og UNION ALL<text:tab/>133</text:a></text:p>
          <text:p text:style-name="P855"><text:a xlink:type="simple" xlink:href="#__RefHeading___Toc4442_762629072" text:style-name="Index_20_Link" text:visited-style-name="Index_20_Link">Bruk av UNION og UNION ALL<text:tab/>133</text:a></text:p>
          <text:p text:style-name="P853"><text:a xlink:type="simple" xlink:href="#__RefHeading___Toc23952_604322462" text:style-name="Index_20_Link" text:visited-style-name="Index_20_Link"> Kombinerte spørringer med INTERSECT og EXCEPT<text:tab/>135</text:a></text:p>
          <text:p text:style-name="P855"><text:a xlink:type="simple" xlink:href="#__RefHeading___Toc23954_604322462" text:style-name="Index_20_Link" text:visited-style-name="Index_20_Link">INTERSECT og EXCEPT med MS SQL server<text:tab/>136</text:a></text:p>
          <text:p text:style-name="P853"><text:a xlink:type="simple" xlink:href="#__RefHeading___Toc24608_3325804077" text:style-name="Index_20_Link" text:visited-style-name="Index_20_Link"> PIVOT-tabeller med SQL<text:tab/>137</text:a></text:p>
          <text:p text:style-name="P855"><text:a xlink:type="simple" xlink:href="#__RefHeading___Toc24610_3325804077" text:style-name="Index_20_Link" text:visited-style-name="Index_20_Link">PostgreSQL: PIVOT med CROSSTAB()<text:tab/>137</text:a></text:p>
          <text:p text:style-name="P855"><text:a xlink:type="simple" xlink:href="#__RefHeading___Toc26599_1493065540" text:style-name="Index_20_Link" text:visited-style-name="Index_20_Link">PIVOT og UNPIVOT med MS SQL Server<text:tab/>138</text:a></text:p>
          <text:p text:style-name="P852"><text:a xlink:type="simple" xlink:href="#__RefHeading___Toc23693_3962996256" text:style-name="Index_20_Link" text:visited-style-name="Index_20_Link">Kapittel 9 Vindusfunksjoner<text:tab/>140</text:a></text:p>
          <text:p text:style-name="P853"><text:a xlink:type="simple" xlink:href="#__RefHeading___Toc23695_3962996256" text:style-name="Index_20_Link" text:visited-style-name="Index_20_Link"> Vindusfunksjoner<text:tab/>140</text:a></text:p>
          <text:p text:style-name="P853"><text:a xlink:type="simple" xlink:href="#__RefHeading___Toc14634_541183064" text:style-name="Index_20_Link" text:visited-style-name="Index_20_Link"> Eksempel 1: Bruke en vindusfunksjon til å lage et løpenummer<text:tab/>140</text:a></text:p>
          <text:p text:style-name="P855"><text:a xlink:type="simple" xlink:href="#__RefHeading___Toc19093_2730267216" text:style-name="Index_20_Link" text:visited-style-name="Index_20_Link">Med MariaDB / MySQL<text:tab/>140</text:a></text:p>
          <text:p text:style-name="P855"><text:a xlink:type="simple" xlink:href="#__RefHeading___Toc19095_2730267216" text:style-name="Index_20_Link" text:visited-style-name="Index_20_Link">Med PostgreSQL<text:tab/>141</text:a></text:p>
          <text:p text:style-name="P855"><text:a xlink:type="simple" xlink:href="#__RefHeading___Toc14636_541183064" text:style-name="Index_20_Link" text:visited-style-name="Index_20_Link">Med Oracle<text:tab/>142</text:a></text:p>
          <text:p text:style-name="P855"><text:a xlink:type="simple" xlink:href="#__RefHeading___Toc19097_2730267216" text:style-name="Index_20_Link" text:visited-style-name="Index_20_Link">Med Microsoft SQL Server<text:tab/>142</text:a></text:p>
          <text:p text:style-name="P853"><text:a xlink:type="simple" xlink:href="#__RefHeading___Toc14638_541183064" text:style-name="Index_20_Link" text:visited-style-name="Index_20_Link"> Eksempel 2: Bruke en vindusfunksjon til å lage en rangering<text:tab/>143</text:a></text:p>
          <text:p text:style-name="P855"><text:a xlink:type="simple" xlink:href="#__RefHeading___Toc16230_413252541" text:style-name="Index_20_Link" text:visited-style-name="Index_20_Link"><text:span text:style-name="T499">M</text:span></text:a><text:a xlink:type="simple" xlink:href="#__RefHeading___Toc16230_413252541" text:style-name="Index_20_Link" text:visited-style-name="Index_20_Link"><text:span text:style-name="T499">ed </text:span></text:a><text:a xlink:type="simple" xlink:href="#__RefHeading___Toc16230_413252541" text:style-name="Index_20_Link" text:visited-style-name="Index_20_Link"><text:span text:style-name="T499">MySQL/</text:span></text:a><text:a xlink:type="simple" xlink:href="#__RefHeading___Toc16230_413252541" text:style-name="Index_20_Link" text:visited-style-name="Index_20_Link"><text:span text:style-name="T499">MariaDB, </text:span></text:a><text:a xlink:type="simple" xlink:href="#__RefHeading___Toc16230_413252541" text:style-name="Index_20_Link" text:visited-style-name="Index_20_Link"><text:span text:style-name="T499">Oracle </text:span></text:a><text:a xlink:type="simple" xlink:href="#__RefHeading___Toc16230_413252541" text:style-name="Index_20_Link" text:visited-style-name="Index_20_Link"><text:span text:style-name="T499">og PostgreSQL</text:span></text:a><text:a xlink:type="simple" xlink:href="#__RefHeading___Toc16230_413252541" text:style-name="Index_20_Link" text:visited-style-name="Index_20_Link"><text:tab/>143</text:a></text:p>
          <text:p text:style-name="P855"><text:a xlink:type="simple" xlink:href="#__RefHeading___Toc16232_413252541" text:style-name="Index_20_Link" text:visited-style-name="Index_20_Link"><text:span text:style-name="T499">M</text:span></text:a><text:a xlink:type="simple" xlink:href="#__RefHeading___Toc16232_413252541" text:style-name="Index_20_Link" text:visited-style-name="Index_20_Link"><text:span text:style-name="T499">ed </text:span></text:a><text:a xlink:type="simple" xlink:href="#__RefHeading___Toc16232_413252541" text:style-name="Index_20_Link" text:visited-style-name="Index_20_Link"><text:span text:style-name="T499">Microsoft SQL-server</text:span></text:a><text:a xlink:type="simple" xlink:href="#__RefHeading___Toc16232_413252541" text:style-name="Index_20_Link" text:visited-style-name="Index_20_Link"><text:tab/>146</text:a></text:p>
          <text:p text:style-name="P853"><text:a xlink:type="simple" xlink:href="#__RefHeading___Toc16899_3466130985" text:style-name="Index_20_Link" text:visited-style-name="Index_20_Link"> Eksempel 3: Bruke vindusfunksjon til å liste ut forskjellen mellom de ansattes lønn og snittlønnen for avdelingen de jobber i<text:tab/>148</text:a></text:p>
          <text:p text:style-name="P855"><text:a xlink:type="simple" xlink:href="#__RefHeading___Toc19099_2730267216" text:style-name="Index_20_Link" text:visited-style-name="Index_20_Link">Med Oracle, MySQL/MariaDB og PostgreSQL<text:tab/>148</text:a></text:p>
          <text:p text:style-name="P855"><text:soft-page-break/><text:a xlink:type="simple" xlink:href="#__RefHeading___Toc19101_2730267216" text:style-name="Index_20_Link" text:visited-style-name="Index_20_Link">Med Microsoft SQL Server<text:tab/>149</text:a></text:p>
          <text:p text:style-name="P853"><text:a xlink:type="simple" xlink:href="#__RefHeading___Toc20653_3962996256" text:style-name="Index_20_Link" text:visited-style-name="Index_20_Link"> Eksempel 4: Beregne lønnsøkning for en ansatt i forhold til lønnen året før med vindusfunksjonen lag()<text:tab/>149</text:a></text:p>
          <text:p text:style-name="P855"><text:a xlink:type="simple" xlink:href="#__RefHeading___Toc23697_3962996256" text:style-name="Index_20_Link" text:visited-style-name="Index_20_Link">Med Oracle, PostgreSQL og MySQL/MariaDB<text:tab/>150</text:a></text:p>
          <text:p text:style-name="P855"><text:a xlink:type="simple" xlink:href="#__RefHeading___Toc23699_3962996256" text:style-name="Index_20_Link" text:visited-style-name="Index_20_Link">Med Microsoft SQL-Server<text:tab/>150</text:a></text:p>
          <text:p text:style-name="P853"><text:a xlink:type="simple" xlink:href="#__RefHeading___Toc24871_158302049" text:style-name="Index_20_Link" text:visited-style-name="Index_20_Link"> Eksempel 5: Beregne lønn i kvantiler<text:tab/>151</text:a></text:p>
          <text:p text:style-name="P855"><text:a xlink:type="simple" xlink:href="#__RefHeading___Toc24873_158302049" text:style-name="Index_20_Link" text:visited-style-name="Index_20_Link">NTILE() med MS SQL Server, PostgreSQL, MariaDB og Oracle<text:tab/>151</text:a></text:p>
          <text:p text:style-name="P853"><text:a xlink:type="simple" xlink:href="#__RefHeading___Toc23701_3962996256" text:style-name="Index_20_Link" text:visited-style-name="Index_20_Link"> Aggregering med vindusfunksjoner<text:tab/>152</text:a></text:p>
          <text:p text:style-name="P853"><text:a xlink:type="simple" xlink:href="#__RefHeading___Toc23703_3962996256" text:style-name="Index_20_Link" text:visited-style-name="Index_20_Link"> Eksempel 5: Lønnshistorikk med kumulativ sum<text:tab/>152</text:a></text:p>
          <text:p text:style-name="P855"><text:a xlink:type="simple" xlink:href="#__RefHeading___Toc23705_3962996256" text:style-name="Index_20_Link" text:visited-style-name="Index_20_Link">Med Microsoft SQL Server<text:tab/>152</text:a></text:p>
          <text:p text:style-name="P855"><text:a xlink:type="simple" xlink:href="#__RefHeading___Toc23707_3962996256" text:style-name="Index_20_Link" text:visited-style-name="Index_20_Link">Med Oracle, PostgreSQL og MySQL/MariaDB<text:tab/>153</text:a></text:p>
          <text:p text:style-name="P853"><text:a xlink:type="simple" xlink:href="#__RefHeading___Toc16409_3466130985" text:style-name="Index_20_Link" text:visited-style-name="Index_20_Link"> Eksempel 6: En overforenklet bank-applikasjon<text:tab/>154</text:a></text:p>
          <text:p text:style-name="P855"><text:a xlink:type="simple" xlink:href="#__RefHeading___Toc19103_2730267216" text:style-name="Index_20_Link" text:visited-style-name="Index_20_Link">Med PostgreSQL<text:tab/>154</text:a></text:p>
          <text:p text:style-name="P855"><text:a xlink:type="simple" xlink:href="#__RefHeading___Toc19105_2730267216" text:style-name="Index_20_Link" text:visited-style-name="Index_20_Link">Med MySQL/MariaDB<text:tab/>158</text:a></text:p>
          <text:p text:style-name="P852"><text:a xlink:type="simple" xlink:href="#__RefHeading___Toc18246_1557834486" text:style-name="Index_20_Link" text:visited-style-name="Index_20_Link">Kapittel 10 Views og Materialized Views<text:tab/>162</text:a></text:p>
          <text:p text:style-name="P853"><text:a xlink:type="simple" xlink:href="#__RefHeading___Toc18248_1557834486" text:style-name="Index_20_Link" text:visited-style-name="Index_20_Link"> Bruk av Views<text:tab/>162</text:a></text:p>
          <text:p text:style-name="P855"><text:a xlink:type="simple" xlink:href="#__RefHeading___Toc4451_762629072" text:style-name="Index_20_Link" text:visited-style-name="Index_20_Link">Views med MySQL / MariaDB<text:tab/>163</text:a></text:p>
          <text:p text:style-name="P855"><text:a xlink:type="simple" xlink:href="#__RefHeading___Toc4453_762629072" text:style-name="Index_20_Link" text:visited-style-name="Index_20_Link">Views med PostgreSQL<text:tab/>164</text:a></text:p>
          <text:p text:style-name="P855"><text:a xlink:type="simple" xlink:href="#__RefHeading___Toc23709_3962996256" text:style-name="Index_20_Link" text:visited-style-name="Index_20_Link">VIEWS med Oracle<text:tab/>164</text:a></text:p>
          <text:p text:style-name="P855"><text:a xlink:type="simple" xlink:href="#__RefHeading___Toc26001_2626130113" text:style-name="Index_20_Link" text:visited-style-name="Index_20_Link">Views med MS SQL Server<text:tab/>165</text:a></text:p>
          <text:p text:style-name="P853"><text:a xlink:type="simple" xlink:href="#__RefHeading___Toc4455_762629072" text:style-name="Index_20_Link" text:visited-style-name="Index_20_Link"> Hvordan vise alle views i en database<text:tab/>166</text:a></text:p>
          <text:p text:style-name="P855"><text:a xlink:type="simple" xlink:href="#__RefHeading___Toc4457_762629072" text:style-name="Index_20_Link" text:visited-style-name="Index_20_Link">MySQL / MariaDB<text:tab/>166</text:a></text:p>
          <text:p text:style-name="P855"><text:a xlink:type="simple" xlink:href="#__RefHeading___Toc4459_762629072" text:style-name="Index_20_Link" text:visited-style-name="Index_20_Link">Oracle<text:tab/>167</text:a></text:p>
          <text:p text:style-name="P855"><text:a xlink:type="simple" xlink:href="#__RefHeading___Toc4461_762629072" text:style-name="Index_20_Link" text:visited-style-name="Index_20_Link">PostgreSQL<text:tab/>167</text:a></text:p>
          <text:p text:style-name="P855"><text:a xlink:type="simple" xlink:href="#__RefHeading___Toc26003_2626130113" text:style-name="Index_20_Link" text:visited-style-name="Index_20_Link">MS SQL Server<text:tab/>168</text:a></text:p>
          <text:p text:style-name="P853"><text:a xlink:type="simple" xlink:href="#__RefHeading___Toc23711_3962996256" text:style-name="Index_20_Link" text:visited-style-name="Index_20_Link"> Materialized Views<text:tab/>168</text:a></text:p>
          <text:p text:style-name="P855"><text:a xlink:type="simple" xlink:href="#__RefHeading___Toc23713_3962996256" text:style-name="Index_20_Link" text:visited-style-name="Index_20_Link">For Oracle, PostgreSQL, MS SQL Server og MySQL/MariaDB<text:tab/>168</text:a></text:p>
          <text:p text:style-name="P853"><text:a xlink:type="simple" xlink:href="#__RefHeading___Toc23715_3962996256" text:style-name="Index_20_Link" text:visited-style-name="Index_20_Link"> Ulike typer Materialized Views<text:tab/>169</text:a></text:p>
          <text:p text:style-name="P852"><text:a xlink:type="simple" xlink:href="#__RefHeading___Toc23717_3962996256" text:style-name="Index_20_Link" text:visited-style-name="Index_20_Link">Kapittel 11 Common Table Expressions (CTE)<text:tab/>170</text:a></text:p>
          <text:p text:style-name="P853"><text:a xlink:type="simple" xlink:href="#__RefHeading___Toc23719_3962996256" text:style-name="Index_20_Link" text:visited-style-name="Index_20_Link"> CTE med PostgreSQL<text:tab/>170</text:a></text:p>
          <text:p text:style-name="P855"><text:a xlink:type="simple" xlink:href="#__RefHeading___Toc23721_3962996256" text:style-name="Index_20_Link" text:visited-style-name="Index_20_Link">Eksempel 1: CTE med SELECT<text:tab/>170</text:a></text:p>
          <text:p text:style-name="P855"><text:a xlink:type="simple" xlink:href="#__RefHeading___Toc23723_3962996256" text:style-name="Index_20_Link" text:visited-style-name="Index_20_Link">Eksempel 2: CTE med DELETE<text:tab/>171</text:a></text:p>
          <text:p text:style-name="P853"><text:a xlink:type="simple" xlink:href="#__RefHeading___Toc25488_2464819632" text:style-name="Index_20_Link" text:visited-style-name="Index_20_Link"> CTE med MS SQL Server<text:tab/>173</text:a></text:p>
          <text:p text:style-name="P855"><text:a xlink:type="simple" xlink:href="#__RefHeading___Toc25490_2464819632" text:style-name="Index_20_Link" text:visited-style-name="Index_20_Link">Eksempel 1: Rekursiv CTE<text:tab/>173</text:a></text:p>
          <text:p text:style-name="P855"><text:a xlink:type="simple" xlink:href="#__RefHeading___Toc25763_1131955894" text:style-name="Index_20_Link" text:visited-style-name="Index_20_Link">Eksempel 2: DELETE uten CTE<text:tab/>174</text:a></text:p>
          <text:p text:style-name="P852"><text:a xlink:type="simple" xlink:href="#__RefHeading___Toc18250_1557834486" text:style-name="Index_20_Link" text:visited-style-name="Index_20_Link">Kapittel 12 Indekser<text:tab/>175</text:a></text:p>
          <text:p text:style-name="P853"><text:a xlink:type="simple" xlink:href="#__RefHeading___Toc13957_140935937" text:style-name="Index_20_Link" text:visited-style-name="Index_20_Link"> Når bør vi bruke indekser?<text:tab/>175</text:a></text:p>
          <text:p text:style-name="P853"><text:a xlink:type="simple" xlink:href="#__RefHeading___Toc14214_2514959757" text:style-name="Index_20_Link" text:visited-style-name="Index_20_Link"> Ulike typer indekser<text:tab/>175</text:a></text:p>
          <text:p text:style-name="P855"><text:a xlink:type="simple" xlink:href="#__RefHeading___Toc14216_2514959757" text:style-name="Index_20_Link" text:visited-style-name="Index_20_Link">B-Tree<text:tab/>176</text:a></text:p>
          <text:p text:style-name="P855"><text:a xlink:type="simple" xlink:href="#__RefHeading___Toc14220_2514959757" text:style-name="Index_20_Link" text:visited-style-name="Index_20_Link">GIN - Generalized Inverted Index<text:tab/>176</text:a></text:p>
          <text:p text:style-name="P855"><text:a xlink:type="simple" xlink:href="#__RefHeading___Toc24612_3325804077" text:style-name="Index_20_Link" text:visited-style-name="Index_20_Link">GIST - Generalized Search Tree<text:tab/>176</text:a></text:p>
          <text:p text:style-name="P855"><text:a xlink:type="simple" xlink:href="#__RefHeading___Toc19111_2730267216" text:style-name="Index_20_Link" text:visited-style-name="Index_20_Link">Brin<text:tab/>176</text:a></text:p>
          <text:p text:style-name="P855"><text:a xlink:type="simple" xlink:href="#__RefHeading___Toc19113_2730267216" text:style-name="Index_20_Link" text:visited-style-name="Index_20_Link">Hash<text:tab/>176</text:a></text:p>
          <text:p text:style-name="P855"><text:a xlink:type="simple" xlink:href="#__RefHeading___Toc19115_2730267216" text:style-name="Index_20_Link" text:visited-style-name="Index_20_Link">Bit<text:tab/>177</text:a></text:p>
          <text:p text:style-name="P853"><text:a xlink:type="simple" xlink:href="#__RefHeading___Toc13959_140935937" text:style-name="Index_20_Link" text:visited-style-name="Index_20_Link"> Oppretting av indekser<text:tab/>177</text:a></text:p>
          <text:p text:style-name="P853"><text:soft-page-break/><text:a xlink:type="simple" xlink:href="#__RefHeading___Toc289_487959650" text:style-name="Index_20_Link" text:visited-style-name="Index_20_Link"> Hvor effektiv er indeksen?<text:tab/>178</text:a></text:p>
          <text:p text:style-name="P855"><text:a xlink:type="simple" xlink:href="#__RefHeading___Toc16238_413252541" text:style-name="Index_20_Link" text:visited-style-name="Index_20_Link">Med MySQL / MariaDB<text:tab/>178</text:a></text:p>
          <text:p text:style-name="P855"><text:a xlink:type="simple" xlink:href="#__RefHeading___Toc18252_1557834486" text:style-name="Index_20_Link" text:visited-style-name="Index_20_Link">Med MS SQL Server<text:tab/>179</text:a></text:p>
          <text:p text:style-name="P852"><text:a xlink:type="simple" xlink:href="#__RefHeading___Toc18256_1557834486" text:style-name="Index_20_Link" text:visited-style-name="Index_20_Link">Kapittel 13 Innsetting, oppdatering og sletting av data<text:tab/>180</text:a></text:p>
          <text:p text:style-name="P853"><text:a xlink:type="simple" xlink:href="#__RefHeading___Toc18258_1557834486" text:style-name="Index_20_Link" text:visited-style-name="Index_20_Link"> Insetting av nye rader med INSERT INTO<text:tab/>180</text:a></text:p>
          <text:p text:style-name="P853"><text:a xlink:type="simple" xlink:href="#__RefHeading___Toc4471_762629072" text:style-name="Index_20_Link" text:visited-style-name="Index_20_Link"> Bruk av INSERT INTO uten feltnavn<text:tab/>181</text:a></text:p>
          <text:p text:style-name="P855"><text:a xlink:type="simple" xlink:href="#__RefHeading___Toc4473_762629072" text:style-name="Index_20_Link" text:visited-style-name="Index_20_Link">MySQL / MariaDB<text:tab/>181</text:a></text:p>
          <text:p text:style-name="P853"><text:a xlink:type="simple" xlink:href="#__RefHeading___Toc357_487959650" text:style-name="Index_20_Link" text:visited-style-name="Index_20_Link"> Oppdatere eksisterende rader med UPDATE<text:tab/>181</text:a></text:p>
          <text:p text:style-name="P855"><text:a xlink:type="simple" xlink:href="#__RefHeading___Toc4464_762629072" text:style-name="Index_20_Link" text:visited-style-name="Index_20_Link">MySQL / MariaDB<text:tab/>182</text:a></text:p>
          <text:p text:style-name="P853"><text:a xlink:type="simple" xlink:href="#__RefHeading___Toc17623_2563936057" text:style-name="Index_20_Link" text:visited-style-name="Index_20_Link"> «UPSERT» og MERGE<text:tab/>183</text:a></text:p>
          <text:p text:style-name="P855"><text:a xlink:type="simple" xlink:href="#__RefHeading___Toc17625_2563936057" text:style-name="Index_20_Link" text:visited-style-name="Index_20_Link">UPSERT med MySQL / MariaDB<text:tab/>183</text:a></text:p>
          <text:p text:style-name="P855"><text:a xlink:type="simple" xlink:href="#__RefHeading___Toc17627_2563936057" text:style-name="Index_20_Link" text:visited-style-name="Index_20_Link">UPSERT / MERGE med ORACLE<text:tab/>184</text:a></text:p>
          <text:p text:style-name="P855"><text:a xlink:type="simple" xlink:href="#__RefHeading___Toc17629_2563936057" text:style-name="Index_20_Link" text:visited-style-name="Index_20_Link">UPSERT med Microsoft SQL Server<text:tab/>186</text:a></text:p>
          <text:p text:style-name="P855"><text:a xlink:type="simple" xlink:href="#__RefHeading___Toc17631_2563936057" text:style-name="Index_20_Link" text:visited-style-name="Index_20_Link">UPSERT med PostgreSQL<text:tab/>187</text:a></text:p>
          <text:p text:style-name="P853"><text:a xlink:type="simple" xlink:href="#__RefHeading___Toc359_487959650" text:style-name="Index_20_Link" text:visited-style-name="Index_20_Link"> Slette data med DELETE og TRUNCATE<text:tab/>187</text:a></text:p>
          <text:p text:style-name="P852"><text:a xlink:type="simple" xlink:href="#__RefHeading___Toc23529_1624848858" text:style-name="Index_20_Link" text:visited-style-name="Index_20_Link">Kapittel 14 Komplekse Datatyper: Arrays, JSON og XML<text:tab/>189</text:a></text:p>
          <text:p text:style-name="P853"><text:a xlink:type="simple" xlink:href="#__RefHeading___Toc18262_15578344861" text:style-name="Index_20_Link" text:visited-style-name="Index_20_Link"> Komplekse datatyper<text:tab/>189</text:a></text:p>
          <text:p text:style-name="P853"><text:a xlink:type="simple" xlink:href="#__RefHeading___Toc23531_1624848858" text:style-name="Index_20_Link" text:visited-style-name="Index_20_Link"> Arrays<text:tab/>189</text:a></text:p>
          <text:p text:style-name="P855"><text:a xlink:type="simple" xlink:href="#__RefHeading___Toc23533_1624848858" text:style-name="Index_20_Link" text:visited-style-name="Index_20_Link">Arrays med PostgreSQL<text:tab/>189</text:a></text:p>
          <text:p text:style-name="P855"><text:a xlink:type="simple" xlink:href="#__RefHeading___Toc23535_1624848858" text:style-name="Index_20_Link" text:visited-style-name="Index_20_Link">Innsetting av elementer i et array<text:tab/>190</text:a></text:p>
          <text:p text:style-name="P855"><text:a xlink:type="simple" xlink:href="#__RefHeading___Toc23537_1624848858" text:style-name="Index_20_Link" text:visited-style-name="Index_20_Link">Søke etter elementer i et array<text:tab/>190</text:a></text:p>
          <text:p text:style-name="P855"><text:a xlink:type="simple" xlink:href="#__RefHeading___Toc23539_1624848858" text:style-name="Index_20_Link" text:visited-style-name="Index_20_Link">Oppdatering og sletting av elementer i et array:<text:tab/>192</text:a></text:p>
          <text:p text:style-name="P855"><text:a xlink:type="simple" xlink:href="#__RefHeading___Toc23541_1624848858" text:style-name="Index_20_Link" text:visited-style-name="Index_20_Link">Operander og funksjoner for arrays i PostgreSQL<text:tab/>192</text:a></text:p>
          <text:p text:style-name="P853"><text:a xlink:type="simple" xlink:href="#__RefHeading___Toc23543_1624848858" text:style-name="Index_20_Link" text:visited-style-name="Index_20_Link"> JSON<text:tab/>195</text:a></text:p>
          <text:p text:style-name="P855"><text:a xlink:type="simple" xlink:href="#__RefHeading___Toc23545_1624848858" text:style-name="Index_20_Link" text:visited-style-name="Index_20_Link">JSON med PostgreSQL<text:tab/>195</text:a></text:p>
          <text:p text:style-name="P855"><text:a xlink:type="simple" xlink:href="#__RefHeading___Toc23547_1624848858" text:style-name="Index_20_Link" text:visited-style-name="Index_20_Link">Operander som kun gjelder for JSONB<text:tab/>198</text:a></text:p>
          <text:p text:style-name="P853"><text:a xlink:type="simple" xlink:href="#__RefHeading___Toc25221_2723464228" text:style-name="Index_20_Link" text:visited-style-name="Index_20_Link"> XML<text:tab/>200</text:a></text:p>
          <text:p text:style-name="P855"><text:a xlink:type="simple" xlink:href="#__RefHeading___Toc25223_2723464228" text:style-name="Index_20_Link" text:visited-style-name="Index_20_Link">XML med MS SQL Server<text:tab/>200</text:a></text:p>
          <text:p text:style-name="P854"><text:a xlink:type="simple" xlink:href="#__RefHeading___Toc25225_2723464228" text:style-name="Index_20_Link" text:visited-style-name="Index_20_Link">FOR XML PATH<text:tab/>201</text:a></text:p>
          <text:p text:style-name="P852"><text:a xlink:type="simple" xlink:href="#__RefHeading___Toc25546_4206096343" text:style-name="Index_20_Link" text:visited-style-name="Index_20_Link">Kapittel 15 Geometriske og Geografiske data<text:tab/>203</text:a></text:p>
          <text:p text:style-name="P853"><text:a xlink:type="simple" xlink:href="#__RefHeading___Toc25548_4206096343" text:style-name="Index_20_Link" text:visited-style-name="Index_20_Link"> Geometriske datatyper<text:tab/>203</text:a></text:p>
          <text:p text:style-name="P855"><text:a xlink:type="simple" xlink:href="#__RefHeading___Toc25550_4206096343" text:style-name="Index_20_Link" text:visited-style-name="Index_20_Link">Geografiske og geometriske data med MS SQL Server<text:tab/>203</text:a></text:p>
          <text:p text:style-name="P854"><text:a xlink:type="simple" xlink:href="#__RefHeading___Toc25552_4206096343" text:style-name="Index_20_Link" text:visited-style-name="Index_20_Link">Datatypen Geography<text:tab/>204</text:a></text:p>
          <text:p text:style-name="P854"><text:a xlink:type="simple" xlink:href="#__RefHeading___Toc25554_4206096343" text:style-name="Index_20_Link" text:visited-style-name="Index_20_Link">Point Geography Data Type<text:tab/>204</text:a></text:p>
          <text:p text:style-name="P854"><text:a xlink:type="simple" xlink:href="#__RefHeading___Toc25556_4206096343" text:style-name="Index_20_Link" text:visited-style-name="Index_20_Link">Point Geometry Data Type<text:tab/>204</text:a></text:p>
          <text:p text:style-name="P855"><text:a xlink:type="simple" xlink:href="#__RefHeading___Toc25558_4206096343" text:style-name="Index_20_Link" text:visited-style-name="Index_20_Link">Eksempler<text:tab/>205</text:a></text:p>
          <text:p text:style-name="P855"><text:a xlink:type="simple" xlink:href="#__RefHeading___Toc25765_1131955894" text:style-name="Index_20_Link" text:visited-style-name="Index_20_Link">Eksempel 2 – byer som punkter<text:tab/>206</text:a></text:p>
          <text:p text:style-name="P855"><text:a xlink:type="simple" xlink:href="#__RefHeading___Toc26111_1526864018" text:style-name="Index_20_Link" text:visited-style-name="Index_20_Link">Oversikt over OGC-metoder som støttes av SQL Server<text:tab/>207</text:a></text:p>
          <text:p text:style-name="P852"><text:a xlink:type="simple" xlink:href="#__RefHeading___Toc14069_140935937" text:style-name="Index_20_Link" text:visited-style-name="Index_20_Link">Del 2 Distribuerte Databaser<text:tab/>209</text:a></text:p>
          <text:p text:style-name="P852"><text:a xlink:type="simple" xlink:href="#__RefHeading___Toc18260_1557834486" text:style-name="Index_20_Link" text:visited-style-name="Index_20_Link">Kapittel 16 Introduksjon til Distribuerte databaser<text:tab/>210</text:a></text:p>
          <text:p text:style-name="P853"><text:a xlink:type="simple" xlink:href="#__RefHeading___Toc18262_1557834486" text:style-name="Index_20_Link" text:visited-style-name="Index_20_Link"> Hva er distribuerte databaser?<text:tab/>210</text:a></text:p>
          <text:p text:style-name="P853"><text:a xlink:type="simple" xlink:href="#__RefHeading___Toc8276_1995625076" text:style-name="Index_20_Link" text:visited-style-name="Index_20_Link"> Hva er NoSQL?<text:tab/>210</text:a></text:p>
          <text:p text:style-name="P853"><text:a xlink:type="simple" xlink:href="#__RefHeading___Toc6095_317907475" text:style-name="Index_20_Link" text:visited-style-name="Index_20_Link"> Brewers CAP-teorem<text:tab/>211</text:a></text:p>
          <text:p text:style-name="P855"><text:a xlink:type="simple" xlink:href="#__RefHeading___Toc4523_762629072" text:style-name="Index_20_Link" text:visited-style-name="Index_20_Link">Konsistens<text:tab/>211</text:a></text:p>
          <text:p text:style-name="P855"><text:a xlink:type="simple" xlink:href="#__RefHeading___Toc4525_762629072" text:style-name="Index_20_Link" text:visited-style-name="Index_20_Link">Tilgjengelighet<text:tab/>211</text:a></text:p>
          <text:p text:style-name="P855"><text:soft-page-break/><text:a xlink:type="simple" xlink:href="#__RefHeading___Toc4527_762629072" text:style-name="Index_20_Link" text:visited-style-name="Index_20_Link">Partisjons-toleranse<text:tab/>211</text:a></text:p>
          <text:p text:style-name="P853"><text:a xlink:type="simple" xlink:href="#__RefHeading___Toc4529_762629072" text:style-name="Index_20_Link" text:visited-style-name="Index_20_Link"> Hva betyr dette i praksis?<text:tab/>212</text:a></text:p>
          <text:p text:style-name="P853"><text:a xlink:type="simple" xlink:href="#__RefHeading___Toc18076_1687682778" text:style-name="Index_20_Link" text:visited-style-name="Index_20_Link"> BASE erstatter ACID<text:tab/>213</text:a></text:p>
          <text:p text:style-name="P852"><text:a xlink:type="simple" xlink:href="#__RefHeading___Toc13187_1590063026" text:style-name="Index_20_Link" text:visited-style-name="Index_20_Link">Kapittel 17 Apache Hive og HiveQL<text:tab/>214</text:a></text:p>
          <text:p text:style-name="P853"><text:a xlink:type="simple" xlink:href="#__RefHeading___Toc13979_140935937" text:style-name="Index_20_Link" text:visited-style-name="Index_20_Link"> Apache Hive<text:tab/>214</text:a></text:p>
          <text:p text:style-name="P853"><text:a xlink:type="simple" xlink:href="#__RefHeading___Toc13981_140935937" text:style-name="Index_20_Link" text:visited-style-name="Index_20_Link"> Hive QL<text:tab/>214</text:a></text:p>
          <text:p text:style-name="P853"><text:a xlink:type="simple" xlink:href="#__RefHeading___Toc6477_841703319" text:style-name="Index_20_Link" text:visited-style-name="Index_20_Link"> Terminalklienten Beeline<text:tab/>214</text:a></text:p>
          <text:p text:style-name="P852"><text:a xlink:type="simple" xlink:href="#__RefHeading___Toc13983_140935937" text:style-name="Index_20_Link" text:visited-style-name="Index_20_Link">Kapittel 18 Apache Phoenix - SQL for HBase<text:tab/>218</text:a></text:p>
          <text:p text:style-name="P853"><text:a xlink:type="simple" xlink:href="#__RefHeading___Toc8278_1995625076" text:style-name="Index_20_Link" text:visited-style-name="Index_20_Link"> Hva er Phoenix?<text:tab/>218</text:a></text:p>
          <text:p text:style-name="P853"><text:a xlink:type="simple" xlink:href="#__RefHeading___Toc13189_1590063026" text:style-name="Index_20_Link" text:visited-style-name="Index_20_Link"> Noen eksempler<text:tab/>218</text:a></text:p>
          <text:p text:style-name="P855"><text:a xlink:type="simple" xlink:href="#__RefHeading___Toc19959_1644708593" text:style-name="Index_20_Link" text:visited-style-name="Index_20_Link">Selv-økende felt ved bruk av sekvenser<text:tab/>223</text:a></text:p>
          <text:p text:style-name="P852"><text:a xlink:type="simple" xlink:href="#__RefHeading___Toc13987_140935937" text:style-name="Index_20_Link" text:visited-style-name="Index_20_Link">Kapittel 19 Spark SQL<text:tab/>225</text:a></text:p>
          <text:p text:style-name="P853"><text:a xlink:type="simple" xlink:href="#__RefHeading___Toc8282_1995625076" text:style-name="Index_20_Link" text:visited-style-name="Index_20_Link"> Hva er Spark?<text:tab/>225</text:a></text:p>
          <text:p text:style-name="P853"><text:a xlink:type="simple" xlink:href="#__RefHeading___Toc15659_820443553" text:style-name="Index_20_Link" text:visited-style-name="Index_20_Link"> Hva er Spark SQL?<text:tab/>225</text:a></text:p>
          <text:p text:style-name="P853"><text:a xlink:type="simple" xlink:href="#__RefHeading___Toc8284_1995625076" text:style-name="Index_20_Link" text:visited-style-name="Index_20_Link"> Sparks terminalklienter<text:tab/>225</text:a></text:p>
          <text:p text:style-name="P853"><text:a xlink:type="simple" xlink:href="#__RefHeading___Toc8286_1995625076" text:style-name="Index_20_Link" text:visited-style-name="Index_20_Link"> SQL direkte mot en fil<text:tab/>227</text:a></text:p>
          <text:p text:style-name="P853"><text:a xlink:type="simple" xlink:href="#__RefHeading___Toc8288_1995625076" text:style-name="Index_20_Link" text:visited-style-name="Index_20_Link"> Spark SQL via Scala, Python, Java og R<text:tab/>228</text:a></text:p>
          <text:p text:style-name="P852"><text:a xlink:type="simple" xlink:href="#__RefHeading___Toc9929_2115805896" text:style-name="Index_20_Link" text:visited-style-name="Index_20_Link">Vedlegg 1 Installasjon og konfigurering av MySQL, MariaDB, PostgreSQL, Oracle Express og MS SQL Server<text:tab/>231</text:a></text:p>
          <text:p text:style-name="P853"><text:a xlink:type="simple" xlink:href="#__RefHeading___Toc19553_1580825334" text:style-name="Index_20_Link" text:visited-style-name="Index_20_Link"> MySQL<text:tab/>231</text:a></text:p>
          <text:p text:style-name="P855"><text:a xlink:type="simple" xlink:href="#__RefHeading___Toc5706_920682125" text:style-name="Index_20_Link" text:visited-style-name="Index_20_Link">Linux<text:tab/>231</text:a></text:p>
          <text:p text:style-name="P854"><text:a xlink:type="simple" xlink:href="#__RefHeading___Toc19081_2730267216" text:style-name="Index_20_Link" text:visited-style-name="Index_20_Link">Ubuntu / Debian / Linux Mint<text:tab/>231</text:a></text:p>
          <text:p text:style-name="P854"><text:a xlink:type="simple" xlink:href="#__RefHeading___Toc19083_2730267216" text:style-name="Index_20_Link" text:visited-style-name="Index_20_Link">Fedora / Red Hat / Centos:<text:tab/>231</text:a></text:p>
          <text:p text:style-name="P854"><text:a xlink:type="simple" xlink:href="#__RefHeading___Toc19085_2730267216" text:style-name="Index_20_Link" text:visited-style-name="Index_20_Link">SuSE / OpenSuse<text:tab/>231</text:a></text:p>
          <text:p text:style-name="P853"><text:a xlink:type="simple" xlink:href="#__RefHeading___Toc5708_920682125" text:style-name="Index_20_Link" text:visited-style-name="Index_20_Link"> Installasjon av MariaDB<text:tab/>232</text:a></text:p>
          <text:p text:style-name="P855"><text:a xlink:type="simple" xlink:href="#__RefHeading___Toc5710_920682125" text:style-name="Index_20_Link" text:visited-style-name="Index_20_Link">Windows / Mac<text:tab/>232</text:a></text:p>
          <text:p text:style-name="P855"><text:a xlink:type="simple" xlink:href="#__RefHeading___Toc5712_920682125" text:style-name="Index_20_Link" text:visited-style-name="Index_20_Link">Linux<text:tab/>232</text:a></text:p>
          <text:p text:style-name="P854"><text:a xlink:type="simple" xlink:href="#__RefHeading___Toc19087_2730267216" text:style-name="Index_20_Link" text:visited-style-name="Index_20_Link">Ubuntu / Debian / Linux Mint<text:tab/>232</text:a></text:p>
          <text:p text:style-name="P854"><text:a xlink:type="simple" xlink:href="#__RefHeading___Toc19089_2730267216" text:style-name="Index_20_Link" text:visited-style-name="Index_20_Link">Fedora / Red Hat / Centos<text:tab/>232</text:a></text:p>
          <text:p text:style-name="P854"><text:a xlink:type="simple" xlink:href="#__RefHeading___Toc19091_2730267216" text:style-name="Index_20_Link" text:visited-style-name="Index_20_Link">SuSE / OpenSuse<text:tab/>232</text:a></text:p>
          <text:p text:style-name="P853"><text:a xlink:type="simple" xlink:href="#__RefHeading___Toc6017_317907475" text:style-name="Index_20_Link" text:visited-style-name="Index_20_Link"> Installasjon av PostgreSQL og pgAdmin<text:tab/>232</text:a></text:p>
          <text:p text:style-name="P855"><text:a xlink:type="simple" xlink:href="#__RefHeading___Toc6019_317907475" text:style-name="Index_20_Link" text:visited-style-name="Index_20_Link">Windows / Mac<text:tab/>232</text:a></text:p>
          <text:p text:style-name="P853"><text:a xlink:type="simple" xlink:href="#__RefHeading___Toc16240_413252541" text:style-name="Index_20_Link" text:visited-style-name="Index_20_Link"> Installere PostgreSQL på en Linux-server (eller laptop e.l.)<text:tab/>233</text:a></text:p>
          <text:p text:style-name="P855"><text:a xlink:type="simple" xlink:href="#__RefHeading___Toc12583_268258650" text:style-name="Index_20_Link" text:visited-style-name="Index_20_Link">Red Hat (RHEL) / Centos<text:tab/>233</text:a></text:p>
          <text:p text:style-name="P855"><text:a xlink:type="simple" xlink:href="#__RefHeading___Toc12585_268258650" text:style-name="Index_20_Link" text:visited-style-name="Index_20_Link">Fedora<text:tab/>233</text:a></text:p>
          <text:p text:style-name="P855"><text:a xlink:type="simple" xlink:href="#__RefHeading___Toc12587_268258650" text:style-name="Index_20_Link" text:visited-style-name="Index_20_Link">Ubuntu / Debian<text:tab/>233</text:a></text:p>
          <text:p text:style-name="P855"><text:a xlink:type="simple" xlink:href="#__RefHeading___Toc12589_268258650" text:style-name="Index_20_Link" text:visited-style-name="Index_20_Link">OpenSuSE / SuSE Linux Enterprise Server (SLES)<text:tab/>233</text:a></text:p>
          <text:p text:style-name="P853"><text:a xlink:type="simple" xlink:href="#__RefHeading___Toc9931_2115805896" text:style-name="Index_20_Link" text:visited-style-name="Index_20_Link"> Installere Microsoft SQL-server på en Linux-server<text:tab/>234</text:a></text:p>
        </text:index-body>
      </text:table-of-content>
      <text:p text:style-name="Text_20_body"/>
      <text:h text:style-name="P863" text:outline-level="1"><text:bookmark-start text:name="__RefHeading___Toc15235_820443553"/>Innledning<text:bookmark-end text:name="__RefHeading___Toc15235_820443553"/></text:h>
      <text:p text:style-name="P371">Denne boken er delt i to hoveddeler:</text:p>
      <text:p text:style-name="P371"><text:span text:style-name="T17">Del 1</text:span> tar for seg SQL slik språket brukes i relasjonelle databaser, med eksempler på dialektforskjeller mellom de 4 store relasjonelle databasene: Oracle, MySQL/MariaDB, Microsoft SQL Server og PostgreSQL. </text:p>
      <text:p text:style-name="P371"><text:span text:style-name="T17">Del 2</text:span> introduserer distribuerte databaser og hvordan SQL blir brukt i stadig større grad innenfor det som gjerne kalles NoSQL-databaser, som på grunn av SQLs popularitet har blitt redefinert til å <text:span text:style-name="T569">representere</text:span> <text:span text:style-name="T172">Not Only SQL</text:span>. Her vises eksempler på forskjeller og spesialiteter knyttet til databaser som bruker innen Big Data, som Apache Hive, Phoenix (SQL for HBase), Hawq (distribuert PostgreSQL/Greenplum) <text:span text:style-name="T583">og Spark SQL</text:span>. </text:p>
      <text:p text:style-name="P370">Hovedfokus i begge hoveddelene er selve språket SQL, med vekt på kompatibilitet og belysing av dialektforskjeller mellom ulike implementeringer av SQL. <text:span text:style-name="T878">B</text:span>oken inneholder også informasjon om nedlasting, installasjon og konfigurering av de databasehåndteringsystemene som omtales.</text:p>
      <text:p text:style-name="P370"><text:span text:style-name="T570">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0">SQL mot.</text:span></text:p>
      <text:h text:style-name="P893" text:outline-level="1"/>
      <text:h text:style-name="P864" text:outline-level="1"/>
      <text:h text:style-name="P860" text:outline-level="1"><text:bookmark-start text:name="__RefHeading___Toc6135_317907475"/><text:span text:style-name="T473">Del 1<text:line-break/></text:span>Relasjonelle Databaser<text:line-break/><text:line-break/><text:bookmark-end text:name="__RefHeading___Toc6135_317907475"/></text:h>
      <text:p text:style-name="P561"/>
      <text:p text:style-name="P561"/>
      <text:p text:style-name="P255"/>
      <text:h text:style-name="Heading_20_1" text:outline-level="1"><text:bookmark-start text:name="__RefHeading___Toc18222_1557834486"/><text:span text:style-name="T476">Kapittel 1</text:span><text:span text:style-name="T477"><text:line-break/></text:span>Introduksjon til relasjonelle databaser <text:span text:style-name="T891">og SQL</text:span><text:bookmark-end text:name="__RefHeading___Toc18222_1557834486"/></text:h>
      <text:h text:style-name="P807" text:outline-level="2"><text:bookmark-start text:name="__RefHeading___Toc18224_1557834486"/><text:span text:style-name="Strong_20_Emphasis"><text:span text:style-name="T876"></text:span></text:span><text:span text:style-name="T874"> </text:span>Hva er en database?<text:bookmark-end text:name="__RefHeading___Toc18224_1557834486"/></text:h>
      <text:p text:style-name="P357"><text:span text:style-name="T469">Når vi snakker om en </text:span><text:span text:style-name="T18">database </text:span><text:span text:style-name="T469">mener vi gjerne én av to ting, enten: </text:span></text:p>
      <text:p text:style-name="P357"><text:span text:style-name="T469">1)</text:span> Databasehåndteringsystemet<text:span text:style-name="T17">, </text:span><text:span text:style-name="T217">som gjerne forkortes til </text:span><text:span text:style-name="T28">DBMS</text:span> (Data Base Management System) <text:span text:style-name="T590">og</text:span> er <text:span text:style-name="T17">programvaren</text:span> som administrerer systemet, <text:span text:style-name="T469">dvs. </text:span>organiserer dataene og styrer all lesing og skriving til databasen. <text:span text:style-name="T590">Populære DBMSer er MySQL, PostgreSQL, Microsoft SQL Server og Oracle. En av disse er gjerne svaret på spørsmålet: Hvilken database bruker dere?</text:span></text:p>
      <text:p text:style-name="P359">eller</text:p>
      <text:p text:style-name="P357"><text:span text:style-name="T469">2) </text:span><text:span text:style-name="T18">D</text:span><text:span text:style-name="T17">atabasen</text:span>, som er de <text:span text:style-name="T18">lagrede </text:span><text:span text:style-name="T17">data </text:span>som håndteres av systemet. <text:span text:style-name="T590">Dette er f.eks. betydningen som ligger i spørsmålet: Har du sikkerhetskopiert databasen?</text:span> </text:p>
      <text:h text:style-name="P808" text:outline-level="2"><text:bookmark-start text:name="__RefHeading___Toc13923_140935937"/><text:span text:style-name="Strong_20_Emphasis"><text:span text:style-name="T876"></text:span></text:span><text:span text:style-name="T874"> </text:span>Hva er en relasjonell database?<text:bookmark-end text:name="__RefHeading___Toc13923_140935937"/></text:h>
      <text:p text:style-name="P360">Det finnes ulike <text:span text:style-name="T487">typer</text:span> databasesystemer. <text:span text:style-name="T589">En vanlig måte å kategorisere dem på er etter </text:span><text:span text:style-name="T27">datamodellen</text:span><text:span text:style-name="T589"> de bruker, dvs</text:span> <text:span text:style-name="T589">etter hvordan databasen </text:span>organisere<text:span text:style-name="T589">r</text:span> data. Den <text:span text:style-name="T589">mest brukte</text:span> data<text:span text:style-name="T589">modellen</text:span> er <text:span text:style-name="T17">relasjonsmodellen, </text:span><text:span text:style-name="T208">og </text:span><text:span text:style-name="T216">en database som organiserer data etter relasjonsmodellen kalles en </text:span><text:span text:style-name="T17">relasjonell database,</text:span> <text:s/><text:span text:style-name="T589">ofte forkortet til det engelske akronymet </text:span>RDBMS (Relational Data Base Management System). </text:p>
      <text:p text:style-name="P360"><text:span text:style-name="T487">En </text:span><text:span text:style-name="T21">relasjonell database</text:span><text:span text:style-name="T487"> er m.a.o. en database som er organisert etter </text:span><text:span text:style-name="T21">relasjonsmodellen</text:span><text:span text:style-name="T487">.</text:span></text:p>
      <text:h text:style-name="P812" text:outline-level="2"><text:bookmark-start text:name="__RefHeading___Toc16104_604779659"/><text:soft-page-break/><text:span text:style-name="Strong_20_Emphasis"><text:span text:style-name="T876"></text:span></text:span><text:span text:style-name="T874"> </text:span>To ulike typer relasjonelle databaser: OLTP og OLAP <text:bookmark-end text:name="__RefHeading___Toc16104_604779659"/></text:h>
      <text:p text:style-name="P531">Relasjonelle databaser har blitt delt inn i to ulike hovedtyper etter bruksområde: <text:span text:style-name="T17">OLTP</text:span> (Online Transaction Processing) og <text:span text:style-name="T17">OLAP</text:span> (Online Analytical Processing). Her er en kort beskrivelse av hovedforskjellene mellom dem:</text:p>
      <text:h text:style-name="P281" text:outline-level="3"><text:bookmark-start text:name="__RefHeading___Toc16106_604779659"/>OLTP<text:span text:style-name="T789">-databaser</text:span><text:bookmark-end text:name="__RefHeading___Toc16106_604779659"/></text:h>
      <text:p text:style-name="P532">En typisk OLTP-database er for eksempel knyttet til <text:span text:style-name="T17">kassa-apparatet i en butikk</text:span>. Hver gang en vare skannes registrerer databasen en ny rad med informasjon som varenummer, antall m.m., og til slutt lagres dette sammen med kortinformasjonen til kunden, tidspunktet for handelen osv. Det skrives <text:span text:style-name="T785">mao </text:span>nye rader til tabeller i databasen <text:span text:style-name="T785">kontinuerlig, derav betegnelsen </text:span><text:span text:style-name="T80">Transaction Processing</text:span><text:span text:style-name="T332">,</text:span> <text:span text:style-name="T785">for slike databaser brukes primært til å prosessere transaksjoner. <text:s/></text:span></text:p>
      <text:p text:style-name="P533"><text:span text:style-name="T81">En OLTP-database er en database som det skrives ofte til og leses sjelden fra</text:span><text:span text:style-name="T787">.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2" text:outline-level="3"><text:bookmark-start text:name="__RefHeading___Toc16108_604779659"/><text:span text:style-name="T786">OLAP-databaser <text:s text:c="3"/></text:span><text:s/><text:bookmark-end text:name="__RefHeading___Toc16108_604779659"/></text:h>
      <text:p text:style-name="P534">Som det fremgår av begrepet <text:span text:style-name="T17">Analytical Processing </text:span><text:span text:style-name="T207">er </text:span>OLAP-databaser er databaser som er laget for analyser. Det søkes kontinuerlig i OLAP-databasens tabeller, hvor data grupperes og summeres på ulike måter til ulike analyseformål. Typiske OLAP-databaser er <text:span text:style-name="T17">Datavarehus</text:span> og systemer for <text:span text:style-name="T17">Business Intelligence (BI)</text:span><text:span text:style-name="T207">.</text:span></text:p>
      <text:p text:style-name="P348">En OLAP-database er mao en database som det leses mye fra og skives sjelden til. </text:p>
      <text:h text:style-name="P808" text:outline-level="2"><text:bookmark-start text:name="__RefHeading___Toc6461_841703319"/><text:span text:style-name="Strong_20_Emphasis"><text:span text:style-name="T876"></text:span></text:span><text:span text:style-name="T874"> </text:span>Relasjonsmodellen<text:bookmark-end text:name="__RefHeading___Toc6461_841703319"/></text:h>
      <text:p text:style-name="P361"><text:span text:style-name="T17">Relasjonsmodellen</text:span> ble <text:span text:style-name="T469">utarbeidet</text:span> <text:span text:style-name="T469">av Edgar Codd </text:span>i 1969-70 . <text:span text:style-name="T469">Databaser basert på denne modellen organiserer </text:span>dataene i <text:span text:style-name="T17">tabeller</text:span> <text:span text:style-name="T470">som igjen inneholder </text:span><text:span text:style-name="T19">kolonner</text:span><text:span text:style-name="T470"> (også kalt </text:span><text:span text:style-name="T19">felt</text:span><text:span text:style-name="T470">)</text:span>. <text:span text:style-name="T19">Normalisering</text:span><text:span text:style-name="T470"> er et sentralt begrep i relasjonelle databaser, og kort fortalt innebærer normalisering at data splittes opp i flere tabeller som så bindes sammen og reguleres av </text:span><text:span text:style-name="T19">nøkler</text:span><text:span text:style-name="T470">. En kolonne kan defineres som </text:span><text:span text:style-name="T19">fremmednøkkel</text:span><text:span text:style-name="T470"> i en tabell, som f.eks. refererer til en kolonne som er definert som </text:span><text:span text:style-name="T19">primærnøkkel </text:span><text:span text:style-name="T209">i en annen tabell, og tabellene kan så bindes sammen ved hjelp av SQL-setninger som inneholder </text:span><text:span text:style-name="T19">joins </text:span><text:span text:style-name="T211">eller</text:span><text:span text:style-name="T22"> under-spørringer.</text:span><text:span text:style-name="T19"> </text:span><text:span text:style-name="T209">Vi skal gå igjennom dette i detalj i senere kapitler.</text:span></text:p>
      <text:h text:style-name="P813" text:outline-level="2"><text:bookmark-start text:name="__RefHeading___Toc13925_140935937"/><text:soft-page-break/><text:span text:style-name="Strong_20_Emphasis"><text:span text:style-name="T876"></text:span></text:span><text:span text:style-name="T875"> </text:span><text:span text:style-name="T209">A</text:span><text:span text:style-name="T207">ndre modeller for organisering av data</text:span><text:bookmark-end text:name="__RefHeading___Toc13925_140935937"/></text:h>
      <text:p text:style-name="P376"><text:span text:style-name="T209">D</text:span><text:span text:style-name="T207">et finnes flere andre måter å organisere data i en database på enn relasjonsmodellen. </text:span><text:span text:style-name="T17">Dokument-orienterte databaser </text:span><text:span text:style-name="T207">organiserer f.eks. data i dokumenter som lagres i dokumentsamlinger, mye likt filer og mapper i et filsystem. Databasehåndteringsystemet</text:span><text:span text:style-name="T210"> </text:span><text:span text:style-name="T20">MongoDB </text:span><text:span text:style-name="T210">er et eksempel på en database som bruker </text:span><text:span text:style-name="T20">dokumentmodellen</text:span><text:span text:style-name="T210">, og MongoDB har utviklet et eget spørrespråk til å søke i databasens dokumenter. </text:span></text:p>
      <text:p text:style-name="P376"><text:span text:style-name="T20">Grafiske database</text:span><text:span text:style-name="T31">r</text:span><text:span text:style-name="T20"> </text:span><text:span text:style-name="T210">organiserer data i noder og forbindelseslinjer (nodes and edges) og bruker heller ikke relasjonsmodellen. Den svensk-utviklede databasen </text:span><text:span text:style-name="T20">Neo4j</text:span><text:span text:style-name="T210"> (utt: Neo-for-Jay) er f.eks. et mye brukt grafisk databasehåndteringsystem.</text:span></text:p>
      <text:p text:style-name="P343"><text:span text:style-name="T591">K</text:span>olonnebaserte databaser <text:span text:style-name="T207">organiserer data i kolonner, som av og til igjen er organisert i </text:span>kolonnefamilier, <text:span text:style-name="T207">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13" text:outline-level="2"><text:bookmark-start text:name="__RefHeading___Toc15760_820443553"/><text:span text:style-name="Strong_20_Emphasis"><text:span text:style-name="T876"></text:span></text:span><text:span text:style-name="T875"> </text:span><text:span text:style-name="T210">H</text:span><text:span text:style-name="T207">va er SQL?</text:span><text:bookmark-end text:name="__RefHeading___Toc15760_820443553"/></text:h>
      <text:p text:style-name="P374"><text:span text:style-name="T20">SQL </text:span><text:span text:style-name="T210">(Structured Query Language), </text:span><text:span text:style-name="T218">som denne boken </text:span><text:span text:style-name="T387">omhandler</text:span><text:span text:style-name="T218">, </text:span><text:span text:style-name="T217">er et <text:s/></text:span><text:span text:style-name="T20">spørrespråk </text:span><text:span text:style-name="T217">som brukes mot relasjonelle databaser, og de senere årene også mot noen distribuerte databaser (se del 2 av denne boken). </text:span></text:p>
      <text:p text:style-name="P375"><text:span text:style-name="T219">SQL er et såkalt </text:span><text:span text:style-name="T29">deklarativt språk </text:span><text:span text:style-name="T30">-</text:span><text:span text:style-name="T29"> </text:span><text:span text:style-name="T219">i motsetning til</text:span><text:span text:style-name="T29"> </text:span><text:span text:style-name="T115">imperativ</text:span><text:span text:style-name="T116">e, objektorienterte </text:span><text:span text:style-name="T388">eller</text:span><text:span text:style-name="T116"> funksjonelle</text:span><text:span text:style-name="T42"> </text:span><text:span text:style-name="T29">språk </text:span><text:span text:style-name="T220">(som de fleste vanlige <text:s/>programmeringsspråk er)</text:span><text:span text:style-name="T29"> <text:s/></text:span><text:span text:style-name="T30">- </text:span><text:span text:style-name="T220">og SQL-syntaksen er laget for å ligne mest mulig på vanlig engelsk</text:span><text:span text:style-name="T219">. </text:span><text:span text:style-name="T220">I</text:span><text:span text:style-name="T219"> praksis bet</text:span><text:span text:style-name="T220">yr dette at du skriver en spørresetning som ligner en del på hvordan du ville spørre etter data på vanlig engelsk, og uten å måtte tenke på </text:span><text:span text:style-name="T30">hvordan</text:span><text:span text:style-name="T220"> data søkes opp. </text:span><text:span text:style-name="T388">Du beskriver hvilke data du vil hente med SQL, d</text:span><text:span text:style-name="T220">atabase</text:span><text:span text:style-name="T388">håndteringssystemet analyserer SQL-setningen, <text:s/>finner den mest effektive måten</text:span><text:span text:style-name="T220"> å gjennomføre søket </text:span><text:span text:style-name="T388">på</text:span><text:span text:style-name="T220"> og gi</text:span><text:span text:style-name="T388">r</text:span><text:span text:style-name="T220"> deg tilbake en tabell med data. </text:span></text:p>
      <text:p text:style-name="P390">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1">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2">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92">Med DML kan man jobbe med data i de strukturene man har opprettet med DDL. Nøkkelord innen DML er f.eks.:</text:p>
      <text:p text:style-name="P60"><text:span text:style-name="T245">SELECT, </text:span>INSERT, UPDATE, DELETE</text:p>
      <text:h text:style-name="Heading_20_3" text:outline-level="3"><text:bookmark-start text:name="__RefHeading___Toc10412_1613255157"/>DCL (Data Control Language)<text:bookmark-end text:name="__RefHeading___Toc10412_1613255157"/></text:h>
      <text:p text:style-name="P344">DCL <text:span text:style-name="T207">inneholder setninger for å gi eller frata tilgangsrettigheter til brukere. Avhengig </text:span><text:span text:style-name="T246">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5">TCL <text:span text:style-name="T207">brukes innenfor transaksjoner (se kapittel XXX), dvs. når vi vil sikre at hele </text:span><text:span text:style-name="T249">(</text:span><text:span text:style-name="T207">og ikke bare deler</text:span><text:span text:style-name="T249">)</text:span><text:span text:style-name="T207"> av en databaseoperasjon utføres. </text:span><text:span text:style-name="T248">TCL lar m</text:span><text:span text:style-name="T249">ed andre ord</text:span><text:span text:style-name="T248"> </text:span><text:span text:style-name="T249">SQL-</text:span><text:span text:style-name="T248">setninger bli gruppert i logiske transaksjoner. </text:span><text:span text:style-name="T247">Nøkkelord her er f.eks.:</text:span></text:p>
      <text:p text:style-name="Preformatted_20_Text"><text:span text:style-name="T655">BEGIN, </text:span>COMMIT, SAVEPOINT, ROLLBACK, SET TRANSACTION<text:span text:style-name="T343"> </text:span></text:p>
      <text:h text:style-name="P809" text:outline-level="2"><text:bookmark-start text:name="__RefHeading___Toc12577_268258650"/><text:span text:style-name="Strong_20_Emphasis"><text:span text:style-name="T876"></text:span></text:span><text:span text:style-name="T874"> </text:span>SQL-standarder og dialekter<text:bookmark-end text:name="__RefHeading___Toc12577_268258650"/></text:h>
      <text:p text:style-name="Text_20_body">Det finnes flere standarder for SQL, blant annet <text:span text:style-name="T16">ANSI SQL</text:span> <text:span text:style-name="T206">etter den amerikanske organisasjonen American National Standardization Institute (ANSI) hvor SQL ble en standard i 1986 eller </text:span><text:span text:style-name="T16">ISO SQL</text:span> <text:span text:style-name="T206">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6">støtter ulike deler av de ulike standardene – det er mao. tilnærmet umulig å vite hvilke deler av hvilken standard databasen din støtter uten å sjekke dokumentasjonen for den versjonen du bruker.</text:span></text:p>
      <text:p text:style-name="P356"><text:span text:style-name="T206">De mest populære databasesystemene har (dessverre</text:span> <text:span text:style-name="T206">eller heldigvis, avhengig av ståsted) lagt til egne funksjoner og språklige særegenheter til SQL-standarden, og ingen av dem følger den 100%. Dermed har det utviklet seg </text:span><text:span text:style-name="T16">dialektforskjeller </text:span><text:span text:style-name="T206">i språket, og vi skal bruke en del plass i dette kurset på å belyse disse forskjellene, som ikke minst blir viktige når man skal skrive SQL-setninger som skal være mest mulig portable mellom de ulike systemene.</text:span></text:p>
      <text:h text:style-name="P811" text:outline-level="2"><text:bookmark-start text:name="__RefHeading___Toc12579_268258650"/><text:soft-page-break/><text:span text:style-name="Strong_20_Emphasis"><text:span text:style-name="T876"></text:span></text:span><text:span text:style-name="T874"> </text:span>«De fire store»<text:bookmark-end text:name="__RefHeading___Toc12579_268258650"/></text:h>
      <text:p text:style-name="P389">I de<text:span text:style-name="T834">nne boken</text:span> skal vi hove<text:span text:style-name="T679">d</text:span>sakelig se på dialektforskjellene mellom de fire <text:span text:style-name="T889">mest brukte</text:span> SQL-baserte relasjonsdatabasene: </text:p>
      <text:list xml:id="list142798630" text:style-name="L3">
        <text:list-item>
          <text:p text:style-name="P926"><text:span text:style-name="Strong_20_Emphasis">MySQL / </text:span><text:span text:style-name="Strong_20_Emphasis"><text:span text:style-name="T712">MariaDB</text:span></text:span></text:p>
        </text:list-item>
        <text:list-item>
          <text:p text:style-name="P926"><text:span text:style-name="Strong_20_Emphasis">Oracle</text:span></text:p>
        </text:list-item>
        <text:list-item>
          <text:p text:style-name="P926"><text:span text:style-name="Strong_20_Emphasis">Microsoft SQL Server</text:span></text:p>
        </text:list-item>
        <text:list-item>
          <text:p text:style-name="P894"><text:span text:style-name="Strong_20_Emphasis">PostgreSQL</text:span></text:p>
        </text:list-item>
      </text:list>
      <text:p text:style-name="P467"><text:span text:style-name="Strong_20_Emphasis"><text:span text:style-name="T279">D</text:span></text:span><text:span text:style-name="Strong_20_Emphasis"><text:span text:style-name="T278">isse </text:span></text:span><text:span text:style-name="Strong_20_Emphasis"><text:span text:style-name="T279">fire RDBMSene </text:span></text:span><text:span text:style-name="Strong_20_Emphasis"><text:span text:style-name="T278">forholder seg til SQL-standardene på litt forskjellige måter. De har også ulike funksjoner, datatyper og lagringsformater. Og ikke minst har de forskjellige server- og klientverktøy for administrasjon, drift, søk i data osv. </text:span></text:span></text:p>
      <text:p text:style-name="P467"><text:span text:style-name="Strong_20_Emphasis"><text:span text:style-name="T278">Men alle </text:span></text:span><text:span text:style-name="Strong_20_Emphasis"><text:span text:style-name="T455">fire </text:span></text:span><text:span text:style-name="Strong_20_Emphasis"><text:span text:style-name="T278">har en terminalklient, dvs. et klientverktøy som man kan koble seg til databaser med og utføre diverse oppgaver med </text:span></text:span><text:span text:style-name="Strong_20_Emphasis"><text:span text:style-name="T280">via </text:span></text:span><text:span text:style-name="Strong_20_Emphasis"><text:span text:style-name="T278">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8">Vi skal introdusere ulike grafiske verktøy også, for de har av og til mer funksjonalitet enn terminalklientene og gjør det som regel enklere å skrive og ta vare på lengre, komplekse SQL-setninger.</text:span></text:span></text:p>
      <text:p text:style-name="P540"><text:span text:style-name="Strong_20_Emphasis"><text:span text:style-name="T301">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1">https://db-engines.com</text:span></text:span></text:a><text:span text:style-name="Strong_20_Emphasis"><text:span text:style-name="T301"> har </text:span></text:span><text:span text:style-name="Strong_20_Emphasis"><text:span text:style-name="T390">p.t. </text:span></text:span><text:span text:style-name="Strong_20_Emphasis"><text:span text:style-name="T301">en rangering av 330 ulike DBMSer, hvorav 132 er av den Relasjonelle typen. </text:span></text:span><text:span text:style-name="Strong_20_Emphasis"><text:span text:style-name="T302">Blant disse finner vi IBMs DB2, Microsofts Access, SQLite, Teradata, Netezza og den arkaiske dBase, en av de første RDBMSene man kunne installere på en PC </text:span></text:span><text:span text:style-name="Strong_20_Emphasis"><text:span text:style-name="T303">og den første databasen denne forfatteren programmerte mot. </text:span></text:span><text:span text:style-name="Strong_20_Emphasis"><text:span text:style-name="T302"><text:s/></text:span></text:span></text:p>
      <text:h text:style-name="P283" text:outline-level="3"><text:bookmark-start text:name="__RefHeading___Toc16751_3466130985"/><text:span text:style-name="Strong_20_Emphasis"><text:span text:style-name="T340">Kort om MySQL og MariaDB</text:span></text:span><text:bookmark-end text:name="__RefHeading___Toc16751_3466130985"/></text:h>
      <text:p text:style-name="P542"><text:span text:style-name="T17">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7">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2">hel</text:span>e Sun og dermed også ble eier og videreutvikler av MySQL.</text:p>
      <text:p text:style-name="P586"><text:span text:style-name="T815">«Monty» Widenius og andre kjerneutviklere startet sitt eget selskap </text:span><text:span text:style-name="T95">MariaDB AB</text:span><text:span text:style-name="T815">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7">Kort om Oracle</text:span></text:span><text:bookmark-end text:name="__RefHeading___Toc16753_3466130985"/></text:h>
      <text:p text:style-name="P543"><text:span text:style-name="Strong_20_Emphasis"><text:span text:style-name="T16">Oracle Database</text:span></text:span><text:span text:style-name="Strong_20_Emphasis"> </text:span><text:span text:style-name="Strong_20_Emphasis"><text:span text:style-name="T207">(</text:span></text:span><text:span text:style-name="Strong_20_Emphasis"><text:span text:style-name="T358">også kalt </text:span></text:span><text:span text:style-name="Strong_20_Emphasis"><text:span text:style-name="T207">Oracle RDBMS <text:s/></text:span></text:span><text:span text:style-name="Strong_20_Emphasis"><text:span text:style-name="T358">eller bare </text:span></text:span><text:span text:style-name="Strong_20_Emphasis"><text:span text:style-name="T207">Oracle) </text:span></text:span><text:span text:style-name="Strong_20_Emphasis"><text:span text:style-name="T358">er</text:span></text:span><text:span text:style-name="Strong_20_Emphasis"><text:span text:style-name="T207"> </text:span></text:span><text:span text:style-name="Strong_20_Emphasis"><text:span text:style-name="T358">et</text:span></text:span><text:span text:style-name="Strong_20_Emphasis"><text:span text:style-name="T207"> object-relational database management system. </text:span></text:span><text:span text:style-name="Strong_20_Emphasis"><text:span text:style-name="T91">(ORDBMS)</text:span></text:span><text:span text:style-name="Strong_20_Emphasis"><text:span text:style-name="T342">, </text:span></text:span><text:span text:style-name="Strong_20_Emphasis"><text:span text:style-name="T345">og den ekstra O’en </text:span></text:span><text:span text:style-name="Strong_20_Emphasis"><text:span text:style-name="T346">henspeiler på at </text:span></text:span><text:span text:style-name="Strong_20_Emphasis"><text:span text:style-name="T358">den er objekt-orientert, slik at man </text:span></text:span><text:span text:style-name="Strong_20_Emphasis"><text:span text:style-name="T346">kan lage database-objekter som bla. kan arve egenskaper fra hverandre </text:span></text:span><text:span text:style-name="Strong_20_Emphasis"><text:span text:style-name="T358">osv. Oracle-databasen er utviklet og selges av av </text:span></text:span><text:span text:style-name="Strong_20_Emphasis">Oracle Corporation.</text:span></text:p>
      <text:p text:style-name="P544">Larry Ellison, Bob Miner <text:span text:style-name="T816">og</text:span> Ed Oates starte<text:span text:style-name="T816">t</text:span> <text:span text:style-name="T816">selskapet </text:span>Software Development Laboratories (SDL) i 1977, <text:span text:style-name="T816">og dette firmaet utviklet den første utgaven av </text:span>Oracle. <text:span text:style-name="T817">Dagens versjon(er) av Oracle er en sofistikert RDBMS med en rekke konfigurerbare parametre, en relativt dyr lisens og en stor brukermasse. </text:span></text:p>
      <text:p text:style-name="P544"><text:span text:style-name="T817">Det finnes en rekke grafiske klienter som kan kommunisere med Oracle, bl.a. </text:span><text:span text:style-name="T97">Oracle SQL Developer</text:span><text:span text:style-name="T817"> som kan lastes ned gratis fra Oracles nettsider. </text:span><text:span text:style-name="T97">Toad </text:span><text:span text:style-name="T359">er en annen populær klient, som også finnes som en gratis plugin til </text:span><text:span text:style-name="T97">Eclipse</text:span><text:span text:style-name="T359"> (som kan lastes ned gratis fra www.eclipse.org). </text:span></text:p>
      <text:p text:style-name="P544"><text:span text:style-name="T817">Oracle kommer også med en terminalklient - </text:span><text:span text:style-name="T97">sqlplus</text:span><text:span text:style-name="T817"> – som er best egnet til å kjøre SQL-skript som er skrevet i en annen editor, lagret som en tekstfil og som sendes til terminalklienten. Men det er også mulig, om enn lite elegant, å skrive SQL rett i kommandolinjen til sqlplus. </text:span></text:p>
      <text:h text:style-name="P285" text:outline-level="3"><text:bookmark-start text:name="__RefHeading___Toc16755_3466130985"/><text:span text:style-name="Strong_20_Emphasis"><text:span text:style-name="T207">Kort om Microsoft SQL Server</text:span></text:span><text:bookmark-end text:name="__RefHeading___Toc16755_3466130985"/></text:h>
      <text:p text:style-name="P541"><text:span text:style-name="Strong_20_Emphasis"><text:span text:style-name="T17">Microsoft SQL</text:span></text:span><text:span text:style-name="Strong_20_Emphasis"><text:span text:style-name="T207"> Server </text:span></text:span><text:span text:style-name="Strong_20_Emphasis"><text:span text:style-name="T353">ble opprinnelig utviklet av Microsoft sammen med</text:span></text:span><text:span text:style-name="Strong_20_Emphasis"><text:span text:style-name="T351"> </text:span></text:span><text:span text:style-name="Strong_20_Emphasis"><text:span text:style-name="T353">selskapene </text:span></text:span><text:span text:style-name="Strong_20_Emphasis"><text:span text:style-name="T351">Sybase </text:span></text:span><text:span text:style-name="Strong_20_Emphasis"><text:span text:style-name="T353">og Ashton Tate og </text:span></text:span><text:span text:style-name="Strong_20_Emphasis"><text:span text:style-name="T351">«portet» til OS/2 i 1988. </text:span></text:span><text:span text:style-name="Strong_20_Emphasis"><text:span text:style-name="T354">(</text:span></text:span><text:span text:style-name="Strong_20_Emphasis"><text:span text:style-name="T352">Sybase ble forøvrig kjøpt av SAP i 2010 og er idag en integrert del av SAP</text:span></text:span><text:span text:style-name="Strong_20_Emphasis"><text:span text:style-name="T354">)</text:span></text:span><text:span text:style-name="Strong_20_Emphasis"><text:span text:style-name="T352">.</text:span></text:span><text:span text:style-name="Strong_20_Emphasis"><text:span text:style-name="T207"> <text:s/>Spørrespråket som benyttes </text:span></text:span><text:span text:style-name="Strong_20_Emphasis"><text:span text:style-name="T352">av Microsoft SQL Server </text:span></text:span><text:span text:style-name="Strong_20_Emphasis"><text:span text:style-name="T207">er </text:span></text:span><text:span text:style-name="Strong_20_Emphasis"><text:span text:style-name="T17">Transact-SQL</text:span></text:span><text:span text:style-name="Strong_20_Emphasis"><text:span text:style-name="T207">, en implementasjon av ANSI/ISO standard SQL. SQL Server </text:span></text:span><text:span text:style-name="Strong_20_Emphasis"><text:span text:style-name="T354">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4">SQL Server 2017. </text:span></text:span></text:p>
      <text:p text:style-name="P541"><text:span text:style-name="Strong_20_Emphasis"><text:span text:style-name="T354">To interessante endringer skjedde med SQL Server 2016: Det ble lansert en </text:span></text:span><text:span text:style-name="Strong_20_Emphasis"><text:span text:style-name="T94">Linux-versjon</text:span></text:span><text:span text:style-name="Strong_20_Emphasis"><text:span text:style-name="T354"> av serveren, som frem til da bare hadde kunnet installeres på en Windows-server. Og en ved å registrere en utvikler-konto hos Microsoft kunne man fra da av laste ned og installere serveren </text:span></text:span><text:span text:style-name="Strong_20_Emphasis"><text:span text:style-name="T94">gratis for utviklings- og demonstrasjons-formål</text:span></text:span><text:span text:style-name="Strong_20_Emphasis"><text:span text:style-name="T354">. Noe bla. forfatteren av denne boken har benyttet seg av til undervisning ved diverse SQL-kurs. </text:span></text:span><text:span text:style-name="Strong_20_Emphasis"><text:span text:style-name="T355">Installasjonen på en Linux-server er enkel og rask, og inneholder bla. en helt grei terminalklient for Linux, i tillegg til</text:span></text:span><text:span text:style-name="Strong_20_Emphasis"><text:span text:style-name="T354"> </text:span></text:span><text:span text:style-name="Strong_20_Emphasis"><text:span text:style-name="T355">at man også kan installere Microsoft SQL Management Studio for Windows. </text:span></text:span><text:span text:style-name="Strong_20_Emphasis"><text:span text:style-name="T356">Se vedlegg xxx for installasjonsveiledning. </text:span></text:span></text:p>
      <text:h text:style-name="P284" text:outline-level="3"><text:bookmark-start text:name="__RefHeading___Toc16877_1783146702"/><text:span text:style-name="Strong_20_Emphasis"><text:span text:style-name="T340">Kort om PostgreSQL</text:span></text:span><text:bookmark-end text:name="__RefHeading___Toc16877_1783146702"/></text:h>
      <text:p text:style-name="P543"><text:span text:style-name="Strong_20_Emphasis"><text:span text:style-name="T341">PostgreSQL het opprinnelig Postgres og </text:span></text:span><text:span text:style-name="Strong_20_Emphasis"><text:span text:style-name="T342">ble utviklet ved </text:span></text:span><text:span text:style-name="Strong_20_Emphasis"><text:span text:style-name="T207">University of California, </text:span></text:span><text:span text:style-name="Strong_20_Emphasis"><text:span text:style-name="T342">Berkeley i USA </text:span></text:span><text:span text:style-name="Strong_20_Emphasis"><text:span text:style-name="T345">av bl.a. </text:span></text:span><text:span text:style-name="Strong_20_Emphasis"><text:span text:style-name="T342">Michael Stonebraker,</text:span></text:span><text:span text:style-name="Strong_20_Emphasis"><text:span text:style-name="T344">som en videreføring av databasen </text:span></text:span><text:span text:style-name="Strong_20_Emphasis"><text:span text:style-name="T90">Ingres</text:span></text:span><text:span text:style-name="Strong_20_Emphasis"><text:span text:style-name="T345"> på 1980-tallet. Etter noen navneendringer (Post-Ingres, Postgres, Postgres95) ble det endelige navnet PostgreSQL valgt i 1996 for å understreke at databasen nå </text:span></text:span><text:span text:style-name="Strong_20_Emphasis"><text:span text:style-name="T357">- </text:span></text:span><text:span text:style-name="Strong_20_Emphasis"><text:span text:style-name="T345">takket være studentene Andrew Yu og Jolly Chen </text:span></text:span><text:span text:style-name="Strong_20_Emphasis"><text:span text:style-name="T357">- </text:span></text:span><text:span text:style-name="Strong_20_Emphasis"><text:span text:style-name="T345">støttet SQL som spørrespråk. <text:s/></text:span></text:span></text:p>
      <text:p text:style-name="P543"><text:soft-page-break/><text:span text:style-name="Strong_20_Emphasis"><text:span text:style-name="T358">I likhet med Oracle er </text:span></text:span><text:span text:style-name="Strong_20_Emphasis"><text:span text:style-name="T345">PostgreSQL en </text:span></text:span><text:span text:style-name="Strong_20_Emphasis"><text:span text:style-name="T347">såkalt </text:span></text:span><text:span text:style-name="Strong_20_Emphasis"><text:span text:style-name="T91">object-relational database management system </text:span></text:span><text:span text:style-name="Strong_20_Emphasis"><text:span text:style-name="T96">(ORDBMS)</text:span></text:span><text:span text:style-name="Strong_20_Emphasis"><text:span text:style-name="T91">.</text:span></text:span><text:span text:style-name="Strong_20_Emphasis"><text:span text:style-name="T346"> </text:span></text:span><text:span text:style-name="Strong_20_Emphasis"><text:span text:style-name="T347">Forøvrig legger PostgreSQL vekt på at den forsøker å følge standarder</text:span></text:span><text:span text:style-name="Strong_20_Emphasis"><text:span text:style-name="T346"> </text:span></text:span><text:span text:style-name="Strong_20_Emphasis"><text:span text:style-name="T347">strikt, bl.a. </text:span></text:span><text:span text:style-name="Strong_20_Emphasis"><text:span text:style-name="T91">ANSI-SQL:2008</text:span></text:span><text:span text:style-name="Strong_20_Emphasis"><text:span text:style-name="T347">-</text:span></text:span><text:span text:style-name="Strong_20_Emphasis"><text:span text:style-name="T342">standard</text:span></text:span><text:span text:style-name="Strong_20_Emphasis"><text:span text:style-name="T347">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2">PostGIS</text:span></text:span><text:span text:style-name="Strong_20_Emphasis"><text:span text:style-name="T347">, som gjør PostgreSQL til et komplett system for håndtering av geografiske data. <text:s/></text:span></text:span><text:span text:style-name="Strong_20_Emphasis"><text:span text:style-name="T349">PostgreSQL har antagelig den beste terminalklienten av de fire - </text:span></text:span><text:span text:style-name="Strong_20_Emphasis"><text:span text:style-name="T93">psql</text:span></text:span><text:span text:style-name="Strong_20_Emphasis"><text:span text:style-name="T349"> - som er enkel og oversiktlig å bruke og har en rekke funksjoner. Av grafiske verktøy er </text:span></text:span><text:span text:style-name="Strong_20_Emphasis"><text:span text:style-name="T93">pgAdmin4 </text:span></text:span><text:span text:style-name="Strong_20_Emphasis"><text:span text:style-name="T349">det meste avanserte </text:span></text:span><text:span text:style-name="Strong_20_Emphasis"><text:span text:style-name="T350">når denne boken publiseres.</text:span></text:span><text:span text:style-name="Strong_20_Emphasis"><text:span text:style-name="T349">. <text:s/></text:span></text:span><text:span text:style-name="Strong_20_Emphasis"><text:span text:style-name="T93"><text:s/></text:span></text:span></text:p>
      <text:p text:style-name="P543"><text:span text:style-name="Strong_20_Emphasis"><text:span text:style-name="T347">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8">det er mao. ikke ett firma alene som har eierskap til produktet.</text:span></text:span></text:p>
      <text:h text:style-name="Heading_20_3" text:outline-level="3"><text:bookmark-start text:name="__RefHeading___Toc20016_3710899157"/><text:span text:style-name="T890">Hvilken RDBMS bør jeg velge til eksemplene og oppgavene i denne boken</text:span>?<text:bookmark-end text:name="__RefHeading___Toc20016_3710899157"/></text:h>
      <text:p text:style-name="P731"><text:span text:style-name="Strong_20_Emphasis"><text:span text:style-name="T390">Alle de 4 nevnte RDBMSene kan brukes til å gjennomføre eksemplene og oppgavene i denne boken. </text:span></text:span><text:span text:style-name="Strong_20_Emphasis"><text:span text:style-name="T391">Både MySQL og MariaDB kan brukes</text:span></text:span><text:span text:style-name="Strong_20_Emphasis"><text:span text:style-name="T390">. </text:span></text:span><text:span text:style-name="Strong_20_Emphasis"><text:span text:style-name="T391">Hvis du velger å bruke MariaDB, </text:span></text:span><text:span text:style-name="Strong_20_Emphasis"><text:span text:style-name="T390">kan du fremdeles </text:span></text:span><text:span text:style-name="Strong_20_Emphasis"><text:span text:style-name="T391">laste ned </text:span></text:span><text:span text:style-name="Strong_20_Emphasis"><text:span text:style-name="T95">MySQL Workbench</text:span></text:span><text:span text:style-name="Strong_20_Emphasis"><text:span text:style-name="T391"> fra Oracle, og kobler denne til MariaDB-installasjonen din. MySQL Workbench fungerer stort sett like bra for begge databasene, </text:span></text:span><text:span text:style-name="Strong_20_Emphasis"><text:span text:style-name="T390">men </text:span></text:span><text:span text:style-name="Strong_20_Emphasis"><text:span text:style-name="T456">har ikke like god støtte </text:span></text:span><text:span text:style-name="Strong_20_Emphasis"><text:span text:style-name="T390">for MariaDB </text:span></text:span><text:span text:style-name="Strong_20_Emphasis"><text:span text:style-name="T456">når det gjelder enkelte funksjoner, som for eksempel</text:span></text:span><text:span text:style-name="Strong_20_Emphasis"><text:span text:style-name="T390"> «intellisense» (dvs. at du får forslag til utfylling av feltnavn, funksjoner osv)</text:span></text:span><text:span text:style-name="Strong_20_Emphasis"><text:span text:style-name="T391">.</text:span></text:span></text:p>
      <text:h text:style-name="P813" text:outline-level="2"><text:bookmark-start text:name="__RefHeading___Toc6463_841703319"/><text:span text:style-name="Strong_20_Emphasis"><text:span text:style-name="T876"></text:span></text:span><text:span text:style-name="T875"> </text:span><text:span text:style-name="T209">N</text:span><text:span text:style-name="T207">ormalisering</text:span><text:bookmark-end text:name="__RefHeading___Toc6463_841703319"/></text:h>
      <text:p text:style-name="Text_20_body"><text:span text:style-name="T16">Normalisering (av databaser)</text:span> er en teknikk for å designe tabeller i relasjonsdatabaser slik at man <text:span text:style-name="T713">forhindrer dobbeltlagring </text:span>av informasjon <text:span text:style-name="T713">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3">kun </text:span>på ett av stedene kan man ikke lenger vite hvilken adresse som er riktig. </text:p>
      <text:p text:style-name="P471"><text:span text:style-name="T713">En database normaliseres ved å designe den slik at den tilfredsstiller kravene til et hierarki av normalformer som bygger på hverandre. For at en database skal være </text:span><text:span text:style-name="T178">normalisert på tredje normalform</text:span><text:span text:style-name="T713"> (som ofte er det anbefalte) må den også oppfylle kravene til første og andre normalform. Høyere </text:span><text:span text:style-name="T178">normaliseringsgrad</text:span><text:span text:style-name="T713"> fører vanligvis til flere tabeller i databasen, noe som kan gi redusert ytelse (hastighet) fordi man må koble tabellene sammen igjen med </text:span><text:span text:style-name="T178">Joins</text:span><text:span text:style-name="T713"> eller </text:span><text:span text:style-name="T178">Underspørringer </text:span><text:span text:style-name="T713">for å finne sammensatt informasjon. Som vi skal se er det derfor ikke alle typer databaser som egner seg til normalisering.</text:span></text:p>
      <text:p text:style-name="P471"><text:span text:style-name="T713">Normalisering er basert på matematisk relasjonsalgebra og beskriver forholdet mellom </text:span><text:span text:style-name="T163">enheter</text:span><text:span text:style-name="T713"> og enhetenes </text:span><text:span text:style-name="T163">attributter</text:span><text:span text:style-name="T713"> eller egenskaper. En enhet identifiseres gjennom en </text:span><text:span text:style-name="T163">identifikator</text:span><text:span text:style-name="T713">, som er en attributt eller en kombinasjon av attributter som er unik for den aktuelle enheten. En enhet kan f.eks. være en person, en vare, et firma e.l. og attributtene er da egenskaper </text:span><text:span text:style-name="T714">ved disse, slik som fornavn, </text:span><text:span text:style-name="T716">etternavn, </text:span><text:span text:style-name="T714">vekt, adresse, organisasjonsnummer osv. </text:span><text:span text:style-name="T715">Gjennom å normalisere en database organiserer vi enhetene og deres </text:span><text:soft-page-break/><text:span text:style-name="T715">attributter på en optimal måte ved at ulike typer enheter skilles ut i ulike tabeller og en enhets egenskaper samles i én unik tabellrad.</text:span></text:p>
      <text:p text:style-name="P472">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88">(1NF)</text:span><text:bookmark-end text:name="__RefHeading___Toc6465_841703319"/></text:h>
      <text:p text:style-name="Text_20_body"><text:span text:style-name="T708">En</text:span> tabell oppfylle<text:span text:style-name="T708">r</text:span> første normalform <text:span text:style-name="T708">hvis</text:span> <text:span text:style-name="Strong_20_Emphasis">alle kolonner i </text:span><text:span text:style-name="Strong_20_Emphasis"><text:span text:style-name="T708">tabellen</text:span></text:span><text:span text:style-name="Strong_20_Emphasis"> er atomære</text:span>. <text:span text:style-name="T708">Det vil si at vi splitter data opp i så mange kolonner som det er naturlig å dele opp data i. For eksempel kan vi dele en persons fulle navn over to eller tre kolonner: Fornavn, evt. Mellomnavn og Etternavn. </text:span></text:p>
      <text:p text:style-name="P468">Tabellen <text:span text:style-name="T709">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09">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09">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8">Hver rad i den nederste av tabellene over er unik. <text:span text:style-name="T709">En </text:span><text:span text:style-name="T79">primærnøkkel</text:span><text:span text:style-name="T709"> er et felt eller en kombinasjon av felter i en tabell som alene eller tilsammen er unik for hver rad. </text:span>Det vil si at kombinasjonen av de tre feltene i tabellen kan defineres som en primær-nøkkel for tabellen. Det er også vanlig <text:span text:style-name="T849">-</text:span> <text:span text:style-name="T849">og anbefalelsesverdig -</text:span> å legge til et eget felt med for eksempel et løpenummer, og så definere dette feltet som primær-nøkkel for tabellen.</text:p>
      <text:h text:style-name="P805"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09">felt som ikke er definert som nøkler</text:span></text:span><text:span text:style-name="Strong_20_Emphasis"> være avhengige av hele primær-nøkkelen</text:span>.</text:p>
      <text:p text:style-name="P469"><text:span text:style-name="T710">Derfor skal alle felt som ikke er nøkler være avhengig av </text:span><text:span text:style-name="T162">hele</text:span><text:span text:style-name="T710"> primærnøkkelen. </text:span>Eksempler på primærnøkler er Personnummer <text:span text:style-name="T710">i en tabell med personer</text:span>, <text:span text:style-name="T710">organisasjonsnummer i en tabell med </text:span><text:s/><text:soft-page-break/><text:span text:style-name="T710">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1">første og </text:span>andre normalform. I tillegg skal <text:span text:style-name="Strong_20_Emphasis">alle kolonner som ikke er en del av primærnøkkelen </text:span><text:span text:style-name="Strong_20_Emphasis"><text:span text:style-name="T711">være</text:span></text:span><text:span text:style-name="Strong_20_Emphasis"> gjensidig uavhengige </text:span><text:span text:style-name="Strong_20_Emphasis"><text:span text:style-name="T711">av hverandre</text:span></text:span><text:span text:style-name="Strong_20_Emphasis">.</text:span></text:p>
      <text:p text:style-name="P470"><text:span text:style-name="Strong_20_Emphasis"><text:span text:style-name="T281">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2">n</text:span></text:span><text:span text:style-name="Strong_20_Emphasis"><text:span text:style-name="T281">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9"><text:span text:style-name="T756">Denne denne normalformen <text:s/>er oppkalt etter Edgar Boyce og Raymond Codd. </text:span>En relasjon er på Boyce-Codd normalform hvis alle attributter <text:span text:style-name="T757">som er en del av en nøkkel, ikke er avhengig av andre nøkler</text:span>. Vanligvis vil relasjoner som er på tredje normalform også oppfylle <text:span text:style-name="T756">kravene til </text:span>BCNF, <text:span text:style-name="T758">men BCNF er litt strengere enn 3NF, hvor nøkler i prinsippet kan være avhengige av andre nøkler. </text:span></text:p>
      <text:h text:style-name="P280" text:outline-level="3"><text:bookmark-start text:name="__RefHeading___Toc16110_604779659"/>Normalformene forklart med én setning<text:bookmark-end text:name="__RefHeading___Toc16110_604779659"/></text:h>
      <text:p text:style-name="P530">Med utgangspunkt i eden som avsverges i amerikanske rettssaler - to tell the truth, the whole truth and nothing but the truth – ha<text:span text:style-name="T783">r</text:span> smarte hoder kommet opp med denne setningen for å forklare de tre første normalformene:</text:p>
      <text:list xml:id="list3987760376" text:style-name="L4">
        <text:list-item>
          <text:p text:style-name="P895">Alle felt som ikke er definert som nøkler skal være avhengige av primær-nøkkelen (1NF), hele primær-nøkkelen (2NF) og ikke noe annet enn primær-nøkkelen (3NF) </text:p>
        </text:list-item>
      </text:list>
      <text:h text:style-name="P275" text:outline-level="3"><text:bookmark-start text:name="__RefHeading___Toc15453_3971551474"/>Normalisering forklart med et eksempel<text:bookmark-end text:name="__RefHeading___Toc15453_3971551474"/></text:h>
      <text:p text:style-name="P509">Jeg har <text:span text:style-name="T760">ovenfor </text:span>forsøkt å forklare normalisering med et ikke-matematisk språk. Det finnes også presise matematiske formler for hver normalform <text:span text:style-name="T760">(forklart for eksempel på Wikipedia)</text:span>. Men for <text:span text:style-name="T784">mange</text:span> vil antagelig et eksempel være mer oppklarende: </text:p>
      <text:p text:style-name="P509"><text:span text:style-name="T17">Eksempel: </text:span>Vi skal bestille en pizza. Det finnes tre ulike typer toppinger <text:span text:style-name="T784">vi kan velge </text:span>til pizzaene på denne restauranten: </text:p>
      <text:list xml:id="list1960274867" text:style-name="L5">
        <text:list-item>
          <text:p text:style-name="P927">type ost</text:p>
        </text:list-item>
        <text:list-item>
          <text:p text:style-name="P928"><text:soft-page-break/>type <text:span text:style-name="T759">kjøtt</text:span> </text:p>
        </text:list-item>
        <text:list-item>
          <text:p text:style-name="P896">type grønnsak</text:p>
        </text:list-item>
      </text:list>
      <text:p text:style-name="Text_20_body">S<text:span text:style-name="T759">å</text:span> <text:span text:style-name="T759">vi bestiller 2 pizzaer og velger følgende </text:span>topping<text:span text:style-name="T759">er</text:span>:</text:p>
      <text:p text:style-name="Preformatted_20_Text"><text:span text:style-name="Source_20_Text">Pizza <text:s text:c="3"/>Topping <text:s text:c="4"/>Topping</text:span><text:span text:style-name="Source_20_Text"><text:span text:style-name="T759">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59">ost</text:span></text:span></text:p>
      <text:p text:style-name="Preformatted_20_Text"><text:span text:style-name="Source_20_Text">1 <text:s text:c="7"/>pepperoni <text:s text:c="2"/></text:span><text:span text:style-name="Source_20_Text"><text:span text:style-name="T759">kjøtt</text:span></text:span></text:p>
      <text:p text:style-name="Preformatted_20_Text"><text:span text:style-name="Source_20_Text">1 <text:s text:c="7"/>olive</text:span><text:span text:style-name="Source_20_Text"><text:span text:style-name="T759">n</text:span></text:span><text:span text:style-name="Source_20_Text"> <text:s text:c="5"/></text:span><text:span text:style-name="Source_20_Text"><text:span text:style-name="T759">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59">kjøtt</text:span></text:span></text:p>
      <text:p text:style-name="Preformatted_20_Text"><text:span text:style-name="Source_20_Text">2 <text:s text:c="7"/></text:span><text:span text:style-name="Source_20_Text"><text:span text:style-name="T759">pølse</text:span></text:span><text:span text:style-name="Source_20_Text"> <text:s text:c="2"/><text:tab/> <text:s text:c="3"/></text:span><text:span text:style-name="Source_20_Text"><text:span text:style-name="T759">ost</text:span></text:span></text:p>
      <text:p text:style-name="Preformatted_20_Text"><text:span text:style-name="Source_20_Text">2 <text:s text:c="7"/></text:span><text:span text:style-name="Source_20_Text"><text:span text:style-name="T759">paprika</text:span></text:span><text:span text:style-name="Source_20_Text"> <text:s text:c="4"/></text:span><text:span text:style-name="Source_20_Text"><text:span text:style-name="T759">grønnsak</text:span></text:span></text:p>
      <text:p text:style-name="Text_20_body"><text:span text:style-name="T759">Men vent litt -</text:span> mozzarella <text:span text:style-name="T759">kan ikke være både</text:span> <text:span text:style-name="T759">ost og kjøtt</text:span>! <text:span text:style-name="T759">Og pølse er ikke en ost</text:span>!</text:p>
      <text:p text:style-name="P50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59">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59">pølse</text:span></text:span></text:p>
      <text:p text:style-name="Preformatted_20_Text"><text:span text:style-name="Source_20_Text">2 <text:s text:c="7"/></text:span><text:span text:style-name="Source_20_Text"><text:span text:style-name="T759">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59">ost</text:span></text:span></text:p>
      <text:p text:style-name="Preformatted_20_Text"><text:span text:style-name="Source_20_Text">pepperoni <text:s text:c="2"/></text:span><text:span text:style-name="Source_20_Text"><text:span text:style-name="T759">kjøtt</text:span></text:span></text:p>
      <text:p text:style-name="P118"><text:span text:style-name="Source_20_Text">olive</text:span><text:span text:style-name="Source_20_Text"><text:span text:style-name="T759">n</text:span></text:span><text:span text:style-name="Source_20_Text"> <text:s text:c="5"/></text:span><text:span text:style-name="Source_20_Text"><text:span text:style-name="T304">grønnsak</text:span></text:span></text:p>
      <text:p text:style-name="Preformatted_20_Text"><text:span text:style-name="Source_20_Text"><text:span text:style-name="T759">pølse <text:s/></text:span></text:span><text:span text:style-name="Source_20_Text"><text:s text:c="5"/></text:span><text:span text:style-name="Source_20_Text"><text:span text:style-name="T759">kjøtt</text:span></text:span></text:p>
      <text:p text:style-name="Preformatted_20_Text"><text:span text:style-name="Source_20_Text"><text:span text:style-name="T759">paprika</text:span></text:span><text:span text:style-name="Source_20_Text"> <text:s text:c="4"/></text:span><text:span text:style-name="Source_20_Text"><text:span text:style-name="T759">grønnsak</text:span></text:span></text:p>
      <text:p text:style-name="P510">Ved å skille ut topping-typen i en egen tabell, kan vi slå opp i denne tabellen og se der hvilken type topping mozzarella eller paprika er, og få det riktig hver gang. Vi har nomalisert på 3NF (og også på BCNF). <text:s/></text:p>
      <text:h text:style-name="P808" text:outline-level="2"><text:bookmark-start text:name="__RefHeading___Toc6473_841703319"/><text:soft-page-break/><text:span text:style-name="Strong_20_Emphasis"><text:span text:style-name="T876"></text:span></text:span><text:span text:style-name="T874"> </text:span>Denormalisering<text:bookmark-end text:name="__RefHeading___Toc6473_841703319"/></text:h>
      <text:p text:style-name="Text_20_body">Databaser som bru<text:span text:style-name="T471">k</text:span>es til <text:span text:style-name="T17">online transaction processing</text:span> (OLTP) er typisk mer normalisert enn de som brukes til <text:span text:style-name="T17">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88">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13" text:outline-level="2"><text:bookmark-start text:name="__RefHeading___Toc6475_841703319"/><text:span text:style-name="Strong_20_Emphasis"><text:span text:style-name="T876"></text:span></text:span><text:span text:style-name="T875"> </text:span><text:span text:style-name="T209">A</text:span><text:span text:style-name="T207">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9">Atomære operasjoner</text:p>
      <text:p text:style-name="P545">En operasjon på en database er <text:span text:style-name="T16">atomær</text:span> hvis DBMSe<text:span text:style-name="T818">n</text:span> sikrer at hvis en del av operasjonen ikke utføres så utføres heller ikke andre deler – alt eller ingenting. <text:span text:style-name="T818">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8">commit</text:span><text:span text:style-name="T818">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8">rollback. </text:span></text:p>
      <text:p text:style-name="P349">Konsistens</text:p>
      <text:p text:style-name="P546">Databasen skal være <text:span text:style-name="T16">konsistent</text:span> både før en operasjon utføres og etter at den er avslutte<text:span text:style-name="T819">t</text:span> (men den kan være inkonsistent mens operasjoner utføres). I relasjonsdatabaser <text:span text:style-name="T819">opprettes</text:span> <text:span text:style-name="T820">derfor </text:span><text:span text:style-name="T17">nøkler</text:span> <text:span text:style-name="T819">som inneholder </text:span>regler <text:span text:style-name="T819">som sikrer integriteten både innenfor og mellom tabeller.</text:span> <text:span text:style-name="T820">En </text:span><text:span text:style-name="T99">primærnøkkel</text:span> <text:span text:style-name="T360">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9">fremmenøkler</text:span><text:span text:style-name="T360">, som er nøkler som</text:span><text:span text:style-name="T99"> </text:span><text:span text:style-name="T360">knyttes til et felt i en tabell og refererer til et tilsvarende felt (som regel primærnøkkelen) i en annen tabell. For eksempel kan vi ha en tabell med </text:span><text:soft-page-break/><text:span text:style-name="T360">ansatte og en annen tabell med avdelinger. I tabellen over ansatte legger vi inn et felt sm heter </text:span><text:span text:style-name="T188">avdelings_id</text:span><text:span text:style-name="T360"> </text:span><text:span text:style-name="T549">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2">Isolasjon</text:p>
      <text:p text:style-name="Text_20_body"><text:span text:style-name="T361">Moderne RDBMSer er gjerne servere med mange samtidige brukere, og det er viktig å isolere disse fra hverandre slik at de ikke kan endre samme data samtidig. <text:s/></text:span><text:span text:style-name="T16">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6">Varighet</text:span> innebærer at resultatet av utførte transaksjoner aldri kan forsvinne. Dette innebærer at databasen skal takle ulike forventede og ikke-forventede hendelser, som for eksempel systemkrasj eller fysiske feil.</text:p>
      <text:p text:style-name="Text_20_body"/>
      <text:list xml:id="list1005191230" text:style-name="L6">
        <text:list-header>
          <text:p text:style-name="P882">Eksterne ressurser</text:p>
        </text:list-header>
        <text:list-item>
          <text:p text:style-name="P881"><text:a xlink:type="simple" xlink:href="http://troels.arvin.dk/db/rdbms/" text:style-name="Internet_20_link" text:visited-style-name="Visited_20_Internet_20_Link"><text:span text:style-name="T647">Comparison of Different SQL Implementations</text:span></text:a><text:span text:style-name="T647">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65" text:outline-level="1"><text:bookmark-start text:name="__RefHeading___Toc19551_1580825334"/><text:span text:style-name="T476">Kapittel 2</text:span><text:line-break/><text:span text:style-name="T879">DDL </text:span><text:span text:style-name="T894">(Data Definition Language)</text:span><text:span text:style-name="T879"> </text:span><text:span text:style-name="T895">CREATE, ALTER, DROP, TRUNCATE, COMMENT og RENAME </text:span><text:bookmark-end text:name="__RefHeading___Toc19551_1580825334"/></text:h>
      <text:p text:style-name="P58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8">Nøkkelordene CREATE, ALTER, DROP, TRUNCATE, COMMENT og RENAME <text:span text:style-name="T899">brukes for å implementere DDL til å opprette, endre og slette databaser, tabeller og kolonner. </text:span></text:p>
      <text:h text:style-name="P826" text:outline-level="2"><text:bookmark-start text:name="__RefHeading___Toc20018_3710899157"/>Datamodellering<text:bookmark-end text:name="__RefHeading___Toc20018_3710899157"/></text:h>
      <text:p text:style-name="P68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5">(attributter) er avgjørende for hvordan vi strukturerer data i tabeller. Dette forholdet kan inndeles i tre hovedkategorier:</text:span></text:p>
      <text:list xml:id="list2452162072" text:style-name="L7">
        <text:list-item>
          <text:p text:style-name="P897">1 til 1 <text:s/>(1:1)</text:p>
        </text:list-item>
        <text:list-item>
          <text:p text:style-name="P897">1 til mange (1:n)</text:p>
        </text:list-item>
        <text:list-item>
          <text:p text:style-name="P897">mange til mange (n:m)</text:p>
        </text:list-item>
      </text:list>
      <text:h text:style-name="Heading_20_3" text:outline-level="3"><text:bookmark-start text:name="__RefHeading___Toc24596_3325804077"/>1 til 1<text:bookmark-end text:name="__RefHeading___Toc24596_3325804077"/></text:h>
      <text:p text:style-name="P695">Denne kategorien omfatter f.eks. forholdet mellom en person og personens etternavn, siden en person kun kan ha ett etternavn, eller en bedrift og dens organisasjonsnummer, en bok og dens tittel osv. <text:span text:style-name="T1018">Her er et eksempel. Vi lager en tabell «kontakter» som skal inneholde oversikt over kontaktene våre. Til å begynne </text:span><text:soft-page-break/><text:span text:style-name="T1018">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5">Hovedregelen er å lage en kolonne for hver egenskap som har et 1 til 1-forhold til enheten, f.eks. slik:</text:p>
      <text:p text:style-name="Text_20_body"><text:span text:style-name="T993">Tabell over kontakter med navn og epost:</text:span> </text:p>
      <text:p text:style-name="P203">+------------+---------+-----------+---------------+ <text:line-break/>| <text:span text:style-name="T1019">kontakt_</text:span>id | fornavn | etternavn | <text:span text:style-name="T1015">epost</text:span> <text:s text:c="8"/>| <text:line-break/>+------------+---------+-----------+---------------+ <text:line-break/>|   <text:s text:c="3"/>1 <text:s text:c="4"/>| Jo      | Li        | <text:span text:style-name="T1015">jo@li.no</text:span> <text:s text:c="5"/>| <text:line-break/>|   <text:s text:c="3"/>2 <text:s text:c="4"/>| Lykke   | Li        | <text:span text:style-name="T1015">lykke@li.no</text:span> <text:s text:c="2"/>| <text:line-break/>|   <text:s text:c="3"/>3 <text:s text:c="4"/>| Hans    | Jensen    | <text:span text:style-name="T1015">hans@jensen.no</text:span> | <text:line-break/>+------------+---------+-----------+---------------+</text:p>
      <text:h text:style-name="P313" text:outline-level="3"><text:bookmark-start text:name="__RefHeading___Toc24598_3325804077"/>1 til mange<text:bookmark-end text:name="__RefHeading___Toc24598_3325804077"/></text:h>
      <text:p text:style-name="P692"><text:span text:style-name="T1013">«1 til mange» - relasjoner har vi når en rad i tabell A kan lenkes til mange rader i tabell B</text:span>, <text:span text:style-name="T1014">men en rad i tabell B kun er lenket til én rad i tabell A</text:span>.</text:p>
      <text:p text:style-name="P691">Denne kategorien omfatter for eksempel forhold der en medarbeider <text:span text:style-name="T1064">kun kan være</text:span> ansatt i én avdeling, mens en avdeling kan ha mange ansatte, <text:span text:style-name="T1006">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3">Når vi be<text:span text:style-name="T1016">g</text:span>ynner å legge in<text:span text:style-name="T1017">n</text:span> data <text:span text:style-name="T1019">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07">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3" text:outline-level="3"><text:bookmark-start text:name="__RefHeading___Toc24600_3325804077"/>Mange til mange<text:bookmark-end text:name="__RefHeading___Toc24600_3325804077"/></text:h>
      <text:p text:style-name="P694">«Mange-til-mange»-forhold har vi når for eksempel <text:span text:style-name="T1008">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08">for tabellen. Feltet «bok_id» definerer vi som en fremmednøkkel som refererer til tilsvarende felt i bok-tabellen, og feltet «forfatter_id» definerer vi som en fremmednøkkel som refererer til tilsvarende felt i forfatter-tabellen. </text:span></text:p>
      <text:h text:style-name="P312" text:outline-level="3"><text:bookmark-start text:name="__RefHeading___Toc24602_3325804077"/>Eksempel på <text:span text:style-name="T994">modellering av </text:span>en enkel data<text:span text:style-name="T994">base</text:span><text:bookmark-end text:name="__RefHeading___Toc24602_3325804077"/></text:h>
      <text:p text:style-name="P59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0">og tidsrom (oppdrag)</text:span>. Attributtene til personene er bl.a. navn, timelønn og personaldata. Attributtene til organisasjonene er bl.a. firmanavn, kontaktperson, adressedata o.l. <text:span text:style-name="T900">Attributtene til tidsrom er bla. fra_dato og til_dato. </text:span>Personer kan identifiseres via personnummer og organisasjoner gjennom organisasjonsnummer, <text:span text:style-name="T900">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0">e</text:span>, noe som ofte anbefales da det gir større stabilitet i forhold til endringer som ligger utenfor databasen, samtidig som man kanskje ikke har anledning til å lagre f.eks. personnummer. </text:p>
      <text:p text:style-name="P589">Vi starter med å designe en tabell for <text:span text:style-name="T900">kunder (</text:span>organisasjoner<text:span text:style-name="T900">)</text:span>, en tabell for <text:span text:style-name="T900">konsulenter (</text:span>personer<text:span text:style-name="T900">)</text:span> <text:span text:style-name="T900">og en tabell for oppdrag (tidsrom)</text:span>. Her er et første utkast til hvordan disse tabellene kan se ut:</text:p>
      <text:p text:style-name="P589"><text:span text:style-name="T17">Tabellnavn:</text:span> konsulent<text:line-break/><text:span text:style-name="T17">Feltnavn:</text:span> <text:span text:style-name="T900">konsulent</text:span>_id, fornavn, etternavn, telefon, epost, gate, postnummer, poststed, <text:span text:style-name="T901">notater, registrert, oppdatert, endret_av</text:span></text:p>
      <text:p text:style-name="P591"><text:span text:style-name="T17">Tabellnavn:</text:span> k<text:span text:style-name="T900">unde</text:span><text:line-break/><text:span text:style-name="T17">Feltnavn:</text:span> <text:span text:style-name="T900">kunde</text:span>_id, <text:span text:style-name="T900">firma</text:span>navn, <text:s/>telefon, epost, gate, postnummer, poststed, <text:span text:style-name="T901">notater, registrert, oppdatert, endret_av</text:span></text:p>
      <text:p text:style-name="P591"><text:span text:style-name="T17">Tabellnavn:</text:span> <text:span text:style-name="T900">oppdrag</text:span><text:line-break/><text:span text:style-name="T17">Feltnavn:</text:span> <text:span text:style-name="T900">oppdrags</text:span>_id, <text:span text:style-name="T900">konsulent_id</text:span>, <text:span text:style-name="T900">kunde_id,</text:span> <text:span text:style-name="T900">fra_dato, til_dato, notater, registrert, oppdatert, endret_av</text:span></text:p>
      <text:p text:style-name="P798"><text:span text:style-name="T17">MERK:</text:span> De siste tre feltene i hver tabell, dvs feltene: <text:span text:style-name="T172">registrert</text:span>, <text:span text:style-name="T172">oppdatert</text:span> og <text:span text:style-name="T172">endret_av</text:span> er lagt til slik at vi kan logge bruken av databasen direkte i hver tabell. Idéen er at feltet <text:span text:style-name="T172">registrert</text:span> automatisk lagrer et tidsstempel hver gang vi setter inn en ny rad, mens vi legger inn et tilsvarende tidsstempel manuelt i feltet <text:span text:style-name="T172">oppdatert</text:span> hver gang vi gjør en endring i tabellen. I feltet <text:span text:style-name="T172">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38">Når vi lager disse tre tabellene må vi samtidig bestemme hvilken datatype hvert felt kan inneholde. For eksempel må vi bestemme om feltet <text:span text:style-name="T172">telefon </text:span><text:span text:style-name="T499">skal være av typen tall eller tekst. Siden vi ikke kommer til å <text:s/>utføre noen regneoperasjonen med dette feltet, kan det være smart å sette det til å være et tekstfelt, f.eks. </text:span><text:soft-page-break/><text:span text:style-name="T499">av datatypen varchar (variable characters). Da kan vi også legge inn retningsnummer med et plusstegn foran, f.eks. +47 for Norge.</text:span></text:p>
      <text:p text:style-name="P739"><text:span text:style-name="T525">Hvordan vi konkret oppretter databaser, tabeller</text:span><text:span text:style-name="T526"> </text:span><text:span text:style-name="T525">og felt forklares senere i dette kapitlet. </text:span><text:span text:style-name="T14">Det er enkelt å</text:span><text:span text:style-name="T525"> gjøre det med SQL, og det er også mulig å gjøre det via grafiske brukergrensesnitt, eller gjennom å designe et såkalt </text:span><text:span text:style-name="T527">ER-diagram eller </text:span><text:span text:style-name="T525">EER-diagram.</text:span></text:p>
      <text:p text:style-name="P485">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0">To do ...</text:p>
      <text:p text:style-name="P593"/>
      <text:p text:style-name="P593"/>
      <text:h text:style-name="P827" text:outline-level="2"><text:bookmark-start text:name="__RefHeading___Toc20022_3710899157"/><text:span text:style-name="Strong_20_Emphasis"><text:span text:style-name="T876"></text:span></text:span><text:span text:style-name="T874"> </text:span>Opprette og endre databaser<text:bookmark-end text:name="__RefHeading___Toc20022_3710899157"/></text:h>
      <text:p text:style-name="P594"><text:bookmark text:name="yui_3_17_2_1_1474496781034_73"/>Det er enkelt å opprette, endre og slette databaser med SQL, men det krever (heldigvis) at man har tilgangsrettigheter til å gjøre dette.</text:p>
      <text:p text:style-name="P594">Syntaksen for å opprette og slette databaser er ganske lik for de ulike DBMSene, men de varierer når det kommer til å angi tegnsett, sorteringsspråk og ikke minst lagringsformat.</text:p>
      <text:h text:style-name="P294" text:outline-level="3"><text:bookmark-start text:name="__RefHeading___Toc295_487959650"/>MySQL / MariaDB<text:bookmark-end text:name="__RefHeading___Toc295_487959650"/></text:h>
      <text:p text:style-name="P594">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7">&lt;navn&gt;;</text:span></text:span></text:p>
      <text:p text:style-name="P594">Eller <text:span text:style-name="T843">slik</text:span>:</text:p>
      <text:p text:style-name="P158"><text:span text:style-name="Strong_20_Emphasis">CREATE SCHEMA </text:span><text:span text:style-name="Strong_20_Emphasis"><text:span text:style-name="T207">&lt;navn&gt;;</text:span></text:span></text:p>
      <text:p text:style-name="P594">Som vi ser er SCHEMA og DATABASE synonyme i MySQL og MariaDB. Databasen vil få default tegnsett og språk, men vi kan spesifisere disse verdiene ved å legge til noen parametre:</text:p>
      <text:p text:style-name="P594"><text:span text:style-name="Strong_20_Emphasis">CREATE DATABASE &lt;navn&gt; ENCODING &lt;tegnsett&gt; COLLATE "&lt;språk&gt;" </text:span></text:p>
      <text:p text:style-name="P594"><text:soft-page-break/>For eksempel kan vi lage en ny database, <text:span text:style-name="T143">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7">CREATE DATABASE </text:span></text:span><text:span text:style-name="Strong_20_Emphasis"><text:span text:style-name="T439">konsul</text:span></text:span><text:span text:style-name="Strong_20_Emphasis"><text:span text:style-name="T207"> CHARACTER SET utf8 COLLATE utf8_danish_ci;</text:span></text:span></text:p>
      <text:p text:style-name="P594">Vi kan sjekke at databasen ble riktig laget med kommandoen <text:span text:style-name="Strong_20_Emphasis">show create database</text:span>, slik:</text:p>
      <text:p text:style-name="P158">show create database <text:span text:style-name="T911">konsul</text:span>;<text:line-break/></text:p>
      <text:p text:style-name="P67">+----------+----------------------------------------------------------------------------------------+</text:p>
      <text:p text:style-name="P67">| Database | Create Database <text:s text:c="71"/>|</text:p>
      <text:p text:style-name="P67">+----------+----------------------------------------------------------------------------------------+</text:p>
      <text:p text:style-name="P67">| <text:span text:style-name="T1009">konsul</text:span> <text:s text:c="2"/>| CREATE DATABASE `<text:span text:style-name="T911">konsul</text:span>` /*!40100 DEFAULT CHARACTER SET utf8 COLLATE utf8_danish_ci */ |</text:p>
      <text:p text:style-name="P67">+----------+----------------------------------------------------------------------------------------+</text:p>
      <text:p text:style-name="P247">1 row in set (0.00 sec)</text:p>
      <text:p text:style-name="P594">For å opprette en bruker kurs, med passord kurs123 ,som har full tilgang til databasen, kan vi bruke følgende setning:</text:p>
      <text:p text:style-name="P158"><text:span text:style-name="Strong_20_Emphasis"><text:span text:style-name="T207">GRANT ALL ON </text:span></text:span><text:span text:style-name="Strong_20_Emphasis"><text:span text:style-name="T401">konsul</text:span></text:span><text:span text:style-name="Strong_20_Emphasis"><text:span text:style-name="T207">.* TO 'kurs</text:span></text:span><text:span text:style-name="Strong_20_Emphasis"><text:span text:style-name="T17">'@'%'</text:span></text:span><text:span text:style-name="Strong_20_Emphasis"><text:span text:style-name="T207"> identified by 'kurs123';</text:span></text:span></text:p>
      <text:p text:style-name="P780"><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4">Vil vi begrense tilgangen sli<text:span text:style-name="T912">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7">GRANT ALL ON </text:span></text:span><text:span text:style-name="Strong_20_Emphasis"><text:span text:style-name="T402">konsul</text:span></text:span><text:span text:style-name="Strong_20_Emphasis"><text:span text:style-name="T207">.* TO 'kurs'</text:span></text:span><text:span text:style-name="Strong_20_Emphasis"><text:span text:style-name="T17">@'localhost'</text:span></text:span><text:span text:style-name="Strong_20_Emphasis"><text:span text:style-name="T207"> identified by 'kurs123';</text:span></text:span></text:p>
      <text:p text:style-name="P594">Sjekk gjerne dokumentasjonen for MySQL/MariaDB for hvordan man tildeler mer detaljerte tilgangsrettigheter til databaser og tabeller.</text:p>
      <text:h text:style-name="P294" text:outline-level="3"><text:bookmark-start text:name="__RefHeading___Toc297_487959650"/>PostgreSQL<text:bookmark-end text:name="__RefHeading___Toc297_487959650"/></text:h>
      <text:p text:style-name="P59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8"><text:span text:style-name="Strong_20_Emphasis">CREATE DATABASE </text:span><text:span text:style-name="Strong_20_Emphasis"><text:span text:style-name="T207">&lt;navn&gt;</text:span></text:span><text:span text:style-name="Strong_20_Emphasis">;</text:span></text:p>
      <text:p text:style-name="P594"><text:soft-page-break/>Databasen vil få default tegnsett (mest sannsynlig <text:span text:style-name="Emphasis">utf8</text:span>), og språk og eier av databasen vil være den brukeren som oppretter den. <text:span text:style-name="T1010">Vil man opprette en database for en bruker som ikke finnes, må brukeren opprettes først. Det kan man gjøre med denne setningen:</text:span></text:p>
      <text:p text:style-name="P208"><text:span text:style-name="T17">CREATE USER</text:span> &lt;brukerna<text:span text:style-name="T1011">v</text:span>n&gt; <text:span text:style-name="T145">WITH PASSWORD</text:span><text:span text:style-name="T1012"> </text:span>'<text:span text:style-name="T1012">&lt;passord&gt;'</text:span>; </text:p>
      <text:p text:style-name="P594">Vi kan spesifisere disse verdiene ved å legge til noen parametre:</text:p>
      <text:p text:style-name="P594"><text:span text:style-name="Strong_20_Emphasis">CREATE DATABASE &lt;navn&gt; WITH OWNER &lt;brukernavn&gt; ENCODING &lt;tegnsett&gt; COLLATE "&lt;språk&gt;" TEMPLATE &lt;databasemal&gt;</text:span></text:p>
      <text:p text:style-name="P594">For eksempel kan vi lage en ny database, <text:span text:style-name="T144">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7">CREATE DATABASE</text:span></text:span><text:span text:style-name="Strong_20_Emphasis"><text:span text:style-name="T207"> </text:span></text:span><text:span text:style-name="Strong_20_Emphasis"><text:span text:style-name="T402">konsul</text:span></text:span><text:span text:style-name="Strong_20_Emphasis"><text:span text:style-name="T207"> </text:span></text:span><text:span text:style-name="Strong_20_Emphasis"><text:span text:style-name="T17">WITH OWNER</text:span></text:span><text:span text:style-name="Strong_20_Emphasis"><text:span text:style-name="T207"> kurs ENCODING utf8 LC_COLLATE "nb_NO.utf8" TEMPLATE template0;</text:span></text:span></text:p>
      <text:p text:style-name="P780"><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7">CREATE SCHEMA</text:span> &lt;navn&gt;</text:p>
      <text:p text:style-name="P594">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4">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8">(4 rows)</text:p>
      <text:p text:style-name="P594">Bruk av schemas ligger utenfor dette kurset, men man refererer til en tabell i et annet schema ved å sette schema-navn og punktum før tabellnavnet, f.eks. slik:</text:p>
      <text:p text:style-name="P158"><text:span text:style-name="Strong_20_Emphasis"><text:span text:style-name="T207">SELECT * FROM dev.k</text:span></text:span><text:span text:style-name="Strong_20_Emphasis"><text:span text:style-name="T403">onsul</text:span></text:span><text:span text:style-name="Strong_20_Emphasis"><text:span text:style-name="T207">;</text:span></text:span></text:p>
      <text:p text:style-name="P796"><text:span text:style-name="T17">MERK:</text:span> Du kan bruke komandoen: <text:span text:style-name="T132">SHOW</text:span><text:span text:style-name="T17"> search_path; </text:span><text:span text:style-name="T207"><text:s/>til å se hvilket schema som er default for den sesjonen du er inne i. Og du kan bruke kommandoen </text:span><text:span text:style-name="T132">SET</text:span><text:span text:style-name="T17"> search_path </text:span><text:span text:style-name="T132">TO</text:span><text:span text:style-name="T131"> &lt;schema-navn&gt; </text:span><text:span text:style-name="T422">til å sette et schema som </text:span><text:span text:style-name="T423">default (eller </text:span><text:span text:style-name="T424">evt. </text:span><text:span text:style-name="T423">flere schemas ved å sette dem etter hverandre med komma mellom). </text:span><text:s text:c="2"/></text:p>
      <text:h text:style-name="P827" text:outline-level="2"><text:bookmark-start text:name="__RefHeading___Toc13963_140935937"/><text:span text:style-name="Strong_20_Emphasis"><text:span text:style-name="T876"> </text:span></text:span><text:span text:style-name="T874"><text:s/></text:span><text:span text:style-name="T497">O</text:span>pprette Tabeller<text:bookmark-end text:name="__RefHeading___Toc13963_140935937"/></text:h>
      <text:p text:style-name="P594">SQL <text:span text:style-name="T971">har syntaks for å</text:span> lage, endre og slette tabeller. Setningen for å lage en tabell er denne: </text:p>
      <text:p text:style-name="P193"><text:span text:style-name="Strong_20_Emphasis"><text:span text:style-name="T207">CREATE TABLE &lt;navn&gt; <text:s/></text:span></text:span><text:span text:style-name="Strong_20_Emphasis"><text:span text:style-name="T425">( </text:span></text:span></text:p>
      <text:p text:style-name="P193"><text:span text:style-name="Strong_20_Emphasis"><text:span text:style-name="T425">&lt;kolonnenavn&gt; &lt;datatype&gt; [evt. andre tilleggskriterier </text:span></text:span><text:span text:style-name="Strong_20_Emphasis"><text:span text:style-name="T426">for kolonnen</text:span></text:span><text:span text:style-name="Strong_20_Emphasis"><text:span text:style-name="T425">],</text:span></text:span></text:p>
      <text:p text:style-name="P193"><text:span text:style-name="Strong_20_Emphasis"><text:span text:style-name="T425">&lt;kolonnenavn&gt; &lt;datatype&gt; [evt. andre tilleggskriterier </text:span></text:span><text:span text:style-name="Strong_20_Emphasis"><text:span text:style-name="T426">for kolonnen</text:span></text:span><text:span text:style-name="Strong_20_Emphasis"><text:span text:style-name="T425">] ...</text:span></text:span></text:p>
      <text:p text:style-name="P194"><text:span text:style-name="Strong_20_Emphasis"><text:span text:style-name="T425">) [evt. andre tilleggskriterier </text:span></text:span><text:span text:style-name="Strong_20_Emphasis"><text:span text:style-name="T426">for tabellen</text:span></text:span><text:span text:style-name="Strong_20_Emphasis"><text:span text:style-name="T425">]</text:span></text:span><text:span text:style-name="Strong_20_Emphasis"><text:span text:style-name="T207">; <text:s/></text:span></text:span></text:p>
      <text:p text:style-name="P669"><text:span text:style-name="Strong_20_Emphasis"><text:span text:style-name="T429">Som vi ser inneholder setningen en parentes hvor tabellens kolonner defineres. </text:span></text:span><text:span text:style-name="Strong_20_Emphasis"><text:span text:style-name="T428">En tabell må ha minst én kolonne (felt). Har den flere kolonner listes de etter hverandre med komma mellom (men ikke etter den siste).</text:span></text:span>Vi må spesifisere hver kolonne med <text:span text:style-name="T975">minimum to informasjoner: </text:span>navn <text:span text:style-name="T975">og data</text:span>-type, <text:span text:style-name="T975">og kan også legge til </text:span>andre parametre - som f.eks. en default-verdi, om feltet skal akseptere NULL-verdier <text:span text:style-name="T977">(tomme felt)</text:span>, om det skal <text:span text:style-name="T972">være</text:span> primær- eller fremmed-nøkkel, <text:span text:style-name="T975">begrensninger på hvilke verdier vi kan legge inn i kolonnen, hvilket språk kolonnens verdier skal sorteres etter og evt. kommentarer</text:span> <text:span text:style-name="T976">vi vil legge inn om kolonnen</text:span>. <text:span text:style-name="T978">Hvis vi ikke legger til valgfrie parametre, som f.eks. språk, vil kolonnen bli behandlet etter default-instillingene</text:span> <text:span text:style-name="T978">for disse parametrene, som f.eks. default sorterings-språk.</text:span></text:p>
      <text:p text:style-name="P678">Etter parentesen med kolonne-definisjonene kan vi angi hvilket tegnsett og språk tabellen skal håndtere data med, hvilket lagringsformat som skal brukes osv. </text:p>
      <text:p text:style-name="P679"><text:soft-page-break/>La oss se noen eksempler på hvordan vi oppretter tabeller med de ulike RDBMSene. <text:s text:c="2"/></text:p>
      <text:h text:style-name="P262" text:outline-level="3"><text:bookmark-start text:name="__RefHeading___Toc301_487959650"/>MySQL / MariaDB<text:bookmark-end text:name="__RefHeading___Toc301_487959650"/></text:h>
      <text:p text:style-name="P332">Her er setningen som <text:span text:style-name="T981">oppretter</text:span> tabellen employees i vår test-database <text:span text:style-name="T1062">HR med</text:span> MySQL / MariaDB.</text:p>
      <text:p text:style-name="P158"><text:span text:style-name="Strong_20_Emphasis"><text:span text:style-name="T207"><text:s/>CREATE TABLE employees (</text:span></text:span></text:p>
      <text:p text:style-name="P158"><text:span text:style-name="Strong_20_Emphasis"><text:span text:style-name="T207">  emp_no int(11) NOT NULL,</text:span></text:span></text:p>
      <text:p text:style-name="P158"><text:span text:style-name="Strong_20_Emphasis"><text:span text:style-name="T207">  birth_date date NOT NULL,</text:span></text:span></text:p>
      <text:p text:style-name="P158"><text:span text:style-name="Strong_20_Emphasis"><text:span text:style-name="T207">  first_name varchar(14) NOT NULL,</text:span></text:span></text:p>
      <text:p text:style-name="P158"><text:span text:style-name="Strong_20_Emphasis"><text:span text:style-name="T207">  last_name varchar(16) NOT NULL,</text:span></text:span></text:p>
      <text:p text:style-name="P158"><text:span text:style-name="Strong_20_Emphasis"><text:span text:style-name="T207">  gender enum('M','F') N</text:span></text:span><text:span text:style-name="Strong_20_Emphasis"><text:span text:style-name="T452">OT</text:span></text:span><text:span text:style-name="Strong_20_Emphasis"><text:span text:style-name="T207"> NULL,</text:span></text:span></text:p>
      <text:p text:style-name="P158"><text:span text:style-name="Strong_20_Emphasis"><text:span text:style-name="T207">  hire_date date NOT NULL,</text:span></text:span></text:p>
      <text:p text:style-name="P158"><text:span text:style-name="Strong_20_Emphasis"><text:span text:style-name="T207">  PRIMARY KEY (`emp_no`)</text:span></text:span></text:p>
      <text:p text:style-name="P158"><text:span text:style-name="Strong_20_Emphasis"><text:span text:style-name="T207">) ENGINE=InnoDB DEFAULT CHARSET=utf8;</text:span></text:span></text:p>
      <text:p text:style-name="P594">Vi kan se av <text:span text:style-name="T842">setningen</text:span> over at ansattnummeret (emp_no) er satt som primærnøkkel, <text:span text:style-name="T973">at</text:span> <text:span text:style-name="T973">l</text:span>agringsformatet er <text:span text:style-name="Emphasis">InnoDB</text:span> og tegnsettet er <text:span text:style-name="Emphasis">utf8</text:span>. Det står NOT NULL etter alle feltene, <text:span text:style-name="T842"><text:s/></text:span>det er <text:span text:style-name="T842">med andre ord </text:span>ingen valgfrie felt i denne tabellen - alle feltene må gis en verdi.</text:p>
      <text:p text:style-name="P594">Legg merke til datatypen for kjønn (gender) som er <text:span text:style-name="Emphasis">enum('M','F') –</text:span> <text:span text:style-name="T973">datatypen </text:span><text:span text:style-name="T159">enum</text:span> angir at det kun er mulig å legge inn en av de verdiene som står inne i parentesen, i dette tilfelle bokstaven M eller bokstaven F (Male eller Female). </text:p>
      <text:h text:style-name="P294" text:outline-level="3"><text:bookmark-start text:name="__RefHeading___Toc303_487959650"/>PostgreSQL<text:bookmark-end text:name="__RefHeading___Toc303_487959650"/></text:h>
      <text:p text:style-name="P594">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7">CREATE TYPE </text:span></text:span><text:span text:style-name="Strong_20_Emphasis"><text:span text:style-name="T430">gendertype</text:span></text:span><text:span text:style-name="Strong_20_Emphasis"><text:span text:style-name="T207"> AS ENUM ('</text:span></text:span><text:span text:style-name="Strong_20_Emphasis"><text:span text:style-name="T430">M</text:span></text:span><text:span text:style-name="Strong_20_Emphasis"><text:span text:style-name="T207">', '</text:span></text:span><text:span text:style-name="Strong_20_Emphasis"><text:span text:style-name="T430">F</text:span></text:span><text:span text:style-name="Strong_20_Emphasis"><text:span text:style-name="T207">');</text:span></text:span></text:p>
      <text:p text:style-name="P158"><text:span text:style-name="Strong_20_Emphasis"><text:span text:style-name="T207"/></text:span></text:p>
      <text:p text:style-name="P158"><text:span text:style-name="Strong_20_Emphasis"><text:span text:style-name="T207">CREATE TABLE employees (</text:span></text:span></text:p>
      <text:p text:style-name="P158"><text:span text:style-name="Strong_20_Emphasis"><text:span text:style-name="T207"><text:tab/>emp_no integer NOT NULL </text:span></text:span><text:span text:style-name="Strong_20_Emphasis"><text:span text:style-name="T427">PRIMARY KEY</text:span></text:span><text:span text:style-name="Strong_20_Emphasis"><text:span text:style-name="T207">,</text:span></text:span></text:p>
      <text:p text:style-name="P158"><text:span text:style-name="Strong_20_Emphasis"><text:span text:style-name="T207"><text:tab/>birth_date </text:span></text:span><text:span text:style-name="Strong_20_Emphasis"><text:span text:style-name="T427">timestamp</text:span></text:span><text:span text:style-name="Strong_20_Emphasis"><text:span text:style-name="T207"> NOT NULL,</text:span></text:span></text:p>
      <text:p text:style-name="P158"><text:span text:style-name="Strong_20_Emphasis"><text:span text:style-name="T207"><text:tab/>first_name </text:span></text:span><text:span text:style-name="Strong_20_Emphasis"><text:span text:style-name="T427">varchar</text:span></text:span><text:span text:style-name="Strong_20_Emphasis"><text:span text:style-name="T207">(14) NOT NULL,</text:span></text:span></text:p>
      <text:p text:style-name="P158"><text:span text:style-name="Strong_20_Emphasis"><text:span text:style-name="T207"><text:tab/>last_name </text:span></text:span><text:span text:style-name="Strong_20_Emphasis"><text:span text:style-name="T427">varchar</text:span></text:span><text:span text:style-name="Strong_20_Emphasis"><text:span text:style-name="T207">(16) NOT NULL,</text:span></text:span></text:p>
      <text:p text:style-name="P197"><text:span text:style-name="Strong_20_Emphasis"><text:span text:style-name="T207"><text:tab/>gender </text:span></text:span><text:span text:style-name="Strong_20_Emphasis"><text:span text:style-name="T430">gendertype </text:span></text:span><text:span text:style-name="Strong_20_Emphasis"><text:span text:style-name="T431">NOT NULL</text:span></text:span><text:span text:style-name="Strong_20_Emphasis"><text:span text:style-name="T207">, <text:s text:c="4"/><text:tab/></text:span></text:span></text:p>
      <text:p text:style-name="P195"><text:span text:style-name="Strong_20_Emphasis"><text:span text:style-name="T207"><text:tab/>hire_date timestamp NOT NULL</text:span></text:span></text:p>
      <text:p text:style-name="P158"><text:span text:style-name="Strong_20_Emphasis"><text:span text:style-name="T207">) TABLESPACE pg_default;</text:span></text:span></text:p>
      <text:p text:style-name="P594"><text:soft-page-break/>Vi ser at datatypene er forskjellige fra MySQL <text:span text:style-name="T974">og </text:span>at primærnøkkel er satt til ansattnummeret (emp_no). TABLESPACE angir i hvilken mappe / disk datafilene skal lagres fysisk, og er satt til default for databasen.</text:p>
      <text:h text:style-name="P310" text:outline-level="3"><text:bookmark-start text:name="__RefHeading___Toc23560_2548419322"/>Oracle <text:span text:style-name="T983">og MS SQL Server</text:span><text:bookmark-end text:name="__RefHeading___Toc23560_2548419322"/></text:h>
      <text:p text:style-name="P670">Slik opprettes tabellen <text:span text:style-name="T17">employees </text:span><text:span text:style-name="T207">med Oracle </text:span><text:span text:style-name="T432">og MS SQL Server</text:span><text:span text:style-name="T207">:</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79">INT PRIMARY KEY</text:span>, </text:p>
      <text:p text:style-name="Preformatted_20_Text"><text:tab/>BIRTH_DATE DATE <text:span text:style-name="T982">NOT NULL</text:span>, </text:p>
      <text:p text:style-name="P196"><text:tab/>FIRST_NAME VARCHAR(255) <text:span text:style-name="T982">NOT NULL</text:span>, </text:p>
      <text:p text:style-name="P196"><text:tab/>LAST_NAME VARCHAR(255) <text:span text:style-name="T982">NOT NULL</text:span>, </text:p>
      <text:p text:style-name="Preformatted_20_Text"><text:tab/>GENDER <text:span text:style-name="T980">CHAR(2) NOT NULL check(GENDER in ('M','F')),</text:span></text:p>
      <text:p text:style-name="P196"><text:tab/>HIRE_DATE DATE <text:span text:style-name="T982">NOT NULL</text:span></text:p>
      <text:p text:style-name="Preformatted_20_Text"><text:s text:c="3"/>)<text:bookmark-end text:name="__DdeLink__23621_2548419322"/><text:bookmark-end text:name="__DdeLink__23591_2548419322"/>;<text:bookmark-end text:name="__DdeLink__24080_2548419322"/><text:bookmark-end text:name="__DdeLink__24020_2548419322"/></text:p>
      <text:p text:style-name="MERK"><text:span text:style-name="T133">MERK:</text:span><text:span text:style-name="T981"> Hverken </text:span>Oracle <text:span text:style-name="T983">eller MS SQL Server</text:span> har datatype<text:span text:style-name="T981">n</text:span> ENUM, men vi kan legge inn en <text:span text:style-name="T561">CHECK CONSTRAINT</text:span><text:span text:style-name="T172"> </text:span><text:span text:style-name="T499">som sjekker at feltet GENDER inneholder enten en M eller en F. </text:span><text:span text:style-name="T519">Gender har en feltlengde på 2 bytes for å ta høyde for utf8-tegn, som består av 2 bytes hver. </text:span><text:span text:style-name="T520">Merk også at selv med denne sjekken kan feltet fremdeles inneholde NULL, dvs. sjekken aksepterer tomme felt. Vil vi at et felt skal være obligatorisk, må vi også legge til NOT NULL selv om vi har en check constraint.</text:span><text:span text:style-name="T519"> <text:s/></text:span></text:p>
      <text:h text:style-name="P827" text:outline-level="2"><text:bookmark-start text:name="__RefHeading___Toc305_487959650"/><text:span text:style-name="Strong_20_Emphasis"><text:span text:style-name="T876"></text:span></text:span><text:span text:style-name="T874"> </text:span>Selv-<text:span text:style-name="T497">økende</text:span> primærnøkler<text:bookmark-end text:name="__RefHeading___Toc305_487959650"/></text:h>
      <text:p text:style-name="P675"><text:span text:style-name="T989">En vanlig praksis er å la k</text:span>olonnen som skal være primær-nøkkel være selv-<text:span text:style-name="T989">økende</text:span>, slik at den automatisk øker med en verdi for hver ny rad som settes inn. Når vi setter inn nye rader, angir vi ikke noen verdi for primærnøkkelen, <text:span text:style-name="T984">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0">Det er litt ulike måter å lage selvøkende primærnøkler på med de ulike RDBMSene:</text:p>
      <text:h text:style-name="P294" text:outline-level="3"><text:bookmark-start text:name="__RefHeading___Toc13965_140935937"/><text:span text:style-name="Strong_20_Emphasis"><text:span text:style-name="T207">MySQL / MariaDB</text:span></text:span><text:bookmark-end text:name="__RefHeading___Toc13965_140935937"/></text:h>
      <text:p text:style-name="P671"><text:span text:style-name="T985">Med MySQL og MariaDB lager vi en selv-økende primærnøkkel</text:span> ved å føye til: <text:span text:style-name="Strong_20_Emphasis">AUTO_INCREMENT</text:span> før eller etter PRIMARY KEY, <text:span text:style-name="T985">f.eks.</text:span> <text:span text:style-name="T985">slik:</text:span></text:p>
      <text:p text:style-name="Preformatted_20_Text"><text:soft-page-break/><text:span text:style-name="T985">CREATE TABLE test (id int primary key </text:span><text:span text:style-name="T134">auto_increment</text:span><text:span text:style-name="T985">, notat text);</text:span> </text:p>
      <text:p text:style-name="P732">Vi kan angi en startverdi for id-feltet ved å sette auto_increment=&lt;tall&gt; etter parentesen, f.eks. slik:</text:p>
      <text:p text:style-name="P232"><text:span text:style-name="T985">CREATE TABLE test (id int primary key </text:span><text:span text:style-name="T435">auto_increment</text:span><text:span text:style-name="T985">, notat text) </text:span><text:span text:style-name="T17">auto_increment=1000</text:span><text:span text:style-name="T985">;</text:span> </text:p>
      <text:p text:style-name="P735">Den første raden vi setter inn i tabellen vil da få en id med verdi 1000, neste rad en id med verdi 1001 osv.</text:p>
      <text:h text:style-name="P311" text:outline-level="3"><text:bookmark-start text:name="__RefHeading___Toc23946_604322462"/>MS SQL Server. <text:bookmark-end text:name="__RefHeading___Toc23946_604322462"/></text:h>
      <text:p text:style-name="P672"><text:span text:style-name="T985">Med MS SQL Server lager vi en selv-økende primærnøkkel</text:span> ved å føye til: <text:span text:style-name="Strong_20_Emphasis"><text:span text:style-name="T986">IDENTITY</text:span></text:span> før eller etter PRIMARY KEY, <text:span text:style-name="T985">f.eks.</text:span> <text:span text:style-name="T985">slik:</text:span></text:p>
      <text:p text:style-name="P233"><text:span text:style-name="T985">CREATE TABLE test (id int primary key </text:span><text:span text:style-name="T135">IDENTITY</text:span><text:span text:style-name="T985">, notat text);</text:span> </text:p>
      <text:p text:style-name="P733">Vi kan angi en startverdi for id-feltet ved å sette <text:span text:style-name="T155">start &lt;tall&gt;</text:span><text:span text:style-name="T1063"> etter IDENTITY</text:span>, f.eks. <text:span text:style-name="T1063">s</text:span>lik:</text:p>
      <text:p text:style-name="P234"><text:span text:style-name="T985">CREATE TABLE test (id int primary key </text:span><text:span text:style-name="T135">IDENTITY </text:span><text:span text:style-name="T155">start 1000</text:span><text:span text:style-name="T985">, notat text);</text:span> </text:p>
      <text:p text:style-name="P736">Den første raden vi setter inn i tabellen vil da få en id med verdi 1000, neste rad en id med verdi 1001 osv.</text:p>
      <text:h text:style-name="P294" text:outline-level="3"><text:bookmark-start text:name="__RefHeading___Toc13967_140935937"/><text:span text:style-name="Strong_20_Emphasis"><text:span text:style-name="T207">PostgreSQL </text:span></text:span><text:span text:style-name="Strong_20_Emphasis"><text:span text:style-name="T448">og Oracle</text:span></text:span><text:bookmark-end text:name="__RefHeading___Toc13967_140935937"/></text:h>
      <text:p text:style-name="P673">Med PostgreSQL angir vi at et felt skal være selv-<text:span text:style-name="T1023">økende</text:span> ved å <text:span text:style-name="T985">legge til en av disse setningene før eller etter PRIMARY KEY: </text:span></text:p>
      <text:list xml:id="list3283056027" text:style-name="L8">
        <text:list-item>
          <text:p text:style-name="P898"><text:span text:style-name="T435">GENERATED</text:span><text:span text:style-name="T134"> </text:span><text:span text:style-name="T136">ALWAYS</text:span><text:span text:style-name="T134"> </text:span><text:span text:style-name="T435">AS IDENTITY</text:span></text:p>
        </text:list-item>
        <text:list-item>
          <text:p text:style-name="P898"><text:span text:style-name="Strong_20_Emphasis"><text:span text:style-name="T435">GENERATED</text:span></text:span><text:span text:style-name="Strong_20_Emphasis"><text:span text:style-name="T134"> BY DEFAULT </text:span></text:span><text:span text:style-name="Strong_20_Emphasis"><text:span text:style-name="T435">AS IDENTITY</text:span></text:span></text:p>
        </text:list-item>
      </text:list>
      <text:p text:style-name="P673">Det<text:span text:style-name="T988">te</text:span> gir PostgreSQ<text:span text:style-name="T986">L eller Oracle</text:span> beskjed om å lage en sekvens og bruke denne til å øke verdien med <text:span text:style-name="T986">1</text:span> for hver nye rad som settes in<text:span text:style-name="T986">n</text:span>. <text:s/><text:span text:style-name="T988">Forskjellen på de to – </text:span><text:span text:style-name="T170">always</text:span><text:span text:style-name="T988"> eller </text:span><text:span text:style-name="T170">by default </text:span><text:span text:style-name="T558">- ligger</text:span><text:span text:style-name="T194"> </text:span><text:span text:style-name="T558">i at den første ikke tillater at du setter inn en verdi for feltet </text:span><text:span text:style-name="T559">manuelt</text:span><text:span text:style-name="T558">, mens den siste tillater at du overstyrer den automatiske nummereringen og legger inn et egendefinert nummer. Her er et par eksempler. </text:span><text:span text:style-name="T559">Først ved å bruke GENERATED </text:span><text:span text:style-name="T565">BY DEFAULT</text:span><text:span text:style-name="T559"> AS IDENTITY til primærnøkkel-feltet </text:span><text:span text:style-name="T565">id</text:span><text:span text:style-name="T559">, og så legge inn et par rader hvor vi ikke spesifiserer en verdi for feltet id – og lar systemet lage løpenummere for oss. Og så legger vi til en rad hvor vi manuelt gir raden en id på 500:</text:span></text:p>
      <text:p text:style-name="P212"><text:soft-page-break/><text:span text:style-name="T985">CREATE TABLE test (id int </text:span><text:span text:style-name="T134">GENERATED BY DEFAULT AS </text:span><text:span text:style-name="T135">IDENTITY </text:span><text:span text:style-name="T435">primary key</text:span><text:span text:style-name="T985">, notat varchar(255) );</text:span> </text:p>
      <text:p text:style-name="P198"/>
      <text:p text:style-name="P199"><text:span text:style-name="T989">INSERT INTO</text:span> test (notat) <text:span text:style-name="T989">VALUES ('Dette er notat 1');</text:span></text:p>
      <text:p text:style-name="P199"><text:span text:style-name="T989">INSERT INTO</text:span> test (notat) <text:span text:style-name="T989">VALUES ('Dette er notat 2');</text:span></text:p>
      <text:p text:style-name="P199"><text:span text:style-name="T989">INSERT INTO</text:span> test (id, notat) <text:span text:style-name="T989">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4">Bruker vi GENERATED <text:span text:style-name="T17">ALWAYS</text:span> AS IDENTITY får vi en feilmelding når vi forsøker å sette inn et notat med en egendefinert id, slik vi ser i eksemplet under:</text:p>
      <text:p text:style-name="P211"><text:span text:style-name="T985">CREATE TABLE test (id int </text:span><text:span text:style-name="T134">GENERATED </text:span><text:span text:style-name="T137">ALWAYS</text:span><text:span text:style-name="T134"> AS </text:span><text:span text:style-name="T135">IDENTITY </text:span><text:span text:style-name="T435">primary key</text:span><text:span text:style-name="T985">, notat varchar(255));</text:span> </text:p>
      <text:p text:style-name="P201"/>
      <text:p text:style-name="P199"><text:span text:style-name="T989">INSERT INTO</text:span> test (notat) <text:span text:style-name="T989">VALUES ('Dette er notat 1');</text:span></text:p>
      <text:p text:style-name="P199"><text:span text:style-name="T989">INSERT INTO</text:span> test (notat) <text:span text:style-name="T989">VALUES ('Dette er notat 2');</text:span></text:p>
      <text:p text:style-name="P199"><text:span text:style-name="T989">INSERT INTO</text:span> test (id, notat) <text:span text:style-name="T989">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7">M</text:span><text:span text:style-name="T135">ERK:</text:span> <text:span text:style-name="T986">Med tidligere versjoner av PostgreSQL (før versjon 9.6) angir vi i stedet at datatypen til primærnøkkelen skal være av typen </text:span><text:span text:style-name="T135">SERIAL</text:span><text:span text:style-name="T447"> </text:span><text:span text:style-name="T448">eller </text:span><text:span text:style-name="T149">BIGSERIAL</text:span><text:span text:style-name="T135">. </text:span><text:span text:style-name="T433">Dette er en mindre anvendelig måte å lage en selv-økende primærnøkkel på (bl.a. k</text:span><text:span text:style-name="T434">an</text:span><text:span text:style-name="T433"> det skape problemer ved end</text:span><text:span text:style-name="T434">r</text:span><text:span text:style-name="T433">ing av eierskapet til en tabell) </text:span></text:p>
      <text:p text:style-name="P734"><text:span text:style-name="Strong_20_Emphasis"><text:span text:style-name="T207">Vi kan angi en startverdi for id-feltet ved å </text:span></text:span><text:span text:style-name="Strong_20_Emphasis"><text:span text:style-name="T457">sette inn START WITH &lt;tall&gt; i en parentes etter identity, f.eks slik: </text:span></text:span></text:p>
      <text:p text:style-name="P235"><text:bookmark-start text:name="__DdeLink__26495_4209060388"/><text:span text:style-name="Strong_20_Emphasis"><text:span text:style-name="T435">CREATE TABLE test (id int GENERATED </text:span></text:span><text:span text:style-name="Strong_20_Emphasis"><text:span text:style-name="T458">ALWAYS</text:span></text:span><text:span text:style-name="Strong_20_Emphasis"><text:span text:style-name="T435"> AS </text:span></text:span><text:span text:style-name="Strong_20_Emphasis"><text:span text:style-name="T447">IDENTITY </text:span></text:span><text:span text:style-name="Strong_20_Emphasis"><text:span text:style-name="T156">(START WITH 1000) </text:span></text:span><text:span text:style-name="Strong_20_Emphasis"><text:span text:style-name="T435">primary key, notat varchar(255));</text:span></text:span><text:span text:style-name="Strong_20_Emphasis"><text:span text:style-name="T457"> </text:span></text:span><text:bookmark-end text:name="__DdeLink__26495_4209060388"/></text:p>
      <text:p text:style-name="P737"><text:span text:style-name="Strong_20_Emphasis"><text:span text:style-name="T459">Den første raden vi setter inn i tabellen vil da få en id med verdi 1000, neste rad en id med verdi 1001 osv.</text:span></text:span></text:p>
      <text:h text:style-name="P294" text:outline-level="3"><text:bookmark-start text:name="__RefHeading___Toc13969_140935937"/><text:span text:style-name="Strong_20_Emphasis"><text:span text:style-name="T207">Oracle </text:span></text:span><text:span text:style-name="Strong_20_Emphasis"><text:span text:style-name="T449">før versjon 12c</text:span></text:span><text:bookmark-end text:name="__RefHeading___Toc13969_140935937"/></text:h>
      <text:p text:style-name="P594">Med Oracle <text:span text:style-name="T138">før versjon 12c</text:span><text:span text:style-name="T987"> </text:span>lager vi først en sekvens, og så bruker vi denne når vi setter inn nye rader.</text:p>
      <text:p text:style-name="P158"><text:span text:style-name="Strong_20_Emphasis"><text:span text:style-name="T207">CREATE SEQUENCE &lt;name_of_sequence&gt;</text:span></text:span></text:p>
      <text:p text:style-name="P158"><text:span text:style-name="Strong_20_Emphasis"><text:span text:style-name="T207">START WITH 1</text:span></text:span></text:p>
      <text:p text:style-name="P158"><text:span text:style-name="Strong_20_Emphasis"><text:span text:style-name="T207">INCREMENT BY 1</text:span></text:span></text:p>
      <text:p text:style-name="P158"><text:span text:style-name="Strong_20_Emphasis"><text:span text:style-name="T207">CACHE 100;</text:span></text:span></text:p>
      <text:p text:style-name="P594">Setningen over lager en sekvens som starter med tallet 1 og øker med ett tall for hver innsetting. 100 tall lagres i minne (dette øker hastigheten ved innsetting av mange nye rader).</text:p>
      <text:p text:style-name="P594">Slik setter vi inn en ny rad med bruk av denne sekvensen:</text:p>
      <text:p text:style-name="P158"><text:span text:style-name="Strong_20_Emphasis"><text:span text:style-name="T207">INSERT INTO &lt;tabellnavn&gt; ( &lt;primary_key_column&gt;, &lt;&lt;other columns&gt;&gt; )</text:span></text:span></text:p>
      <text:p text:style-name="P158"><text:span text:style-name="Strong_20_Emphasis"><text:span text:style-name="T207">VALUES ( &lt;name_of_sequence&gt;.nextval, &lt;&lt;other values&gt;&gt; );</text:span></text:span></text:p>
      <text:h text:style-name="P836" text:outline-level="2"><text:bookmark-start text:name="__RefHeading___Toc23948_604322462"/><text:span text:style-name="Strong_20_Emphasis"><text:span text:style-name="T876"></text:span></text:span><text:span text:style-name="T874"> </text:span><text:span text:style-name="T984">Default-verdier</text:span><text:bookmark-end text:name="__RefHeading___Toc23948_604322462"/></text:h>
      <text:p text:style-name="Text_20_body">Vi kan også angi default-verdier for enkelte kolonner <text:span text:style-name="T1024">når vi oppretter en tabell. Dette gjør vi ved å skrive </text:span><text:s/><text:span text:style-name="T1024">nøkkelordet </text:span>DEFAULT <text:span text:style-name="T1024">etterfulgt av </text:span>en verdi <text:span text:style-name="T1024">eller en funksjon som returnerer en verdi, f.eks. slik:</text:span></text:p>
      <text:p text:style-name="Preformatted_20_Text">CREATE TABLE test (<text:line-break/>id int PRIMARY KEY,<text:line-break/>antall int DEFAULT 1,<text:line-break/>pris int DEFAULT 100,<text:line-break/><text:soft-page-break/>reg<text:span text:style-name="T1024">i</text:span>strert date DEFAULT now()<text:line-break/>);</text:p>
      <text:p text:style-name="P799"><text:span text:style-name="T17">MERK:</text:span> Funksjonen <text:span text:style-name="T17">now()</text:span> fungerer med MySQL/MariaDB <text:span text:style-name="T1046">og </text:span>PostgreSQL. <text:span text:style-name="T1046">Med </text:span>Oracle <text:span text:style-name="T1046">kan vi bruke SYSDDATE istedenfor now() og m</text:span>ed MS SQL Server kan vi bruke en av funksjonene GETDATE() eller SYSDATETIME() for å hente frem dato og tid akkurat nå.</text:p>
      <text:h text:style-name="P846" text:outline-level="2"><text:bookmark-start text:name="__RefHeading___Toc23950_604322462"/><text:span text:style-name="Strong_20_Emphasis"><text:span text:style-name="T876"></text:span></text:span><text:span text:style-name="T874"> </text:span><text:span text:style-name="T984">Tegnsett, språk og lagringsformat</text:span><text:bookmark-end text:name="__RefHeading___Toc23950_604322462"/></text:h>
      <text:p text:style-name="P741">Etter parentesen, men før <text:span text:style-name="T1066">det avsluttende </text:span>semikolon, kan vi også angi <text:span text:style-name="T1069">egenskaper som gjelder for hele tabellen, slik som </text:span>tegnsett <text:span text:style-name="T1067">og default sorteringsspråk</text:span>, <text:span text:style-name="T1069">informasjon om partisjonering, <text:s/></text:span>lagringsformat <text:span text:style-name="T1069">og lagringssted </text:span>for tabellen. <text:span text:style-name="T9">H</text:span><text:span text:style-name="T10">er er noen eksempler</text:span><text:span text:style-name="T1069">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7">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68">GENERATED BY DEFAULT AS IDENTITY</text:span>,<text:line-break/>notat text COLLATE "nb_NO")<text:line-break/>) <text:span text:style-name="T17">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68">IDENTITY</text:span>,<text:line-break/>notat text)<text:line-break/>) <text:span text:style-name="Source_20_Text"><text:span text:style-name="T17">WITH (DATA_COMPRESSION = ROW )</text:span></text:span><text:span text:style-name="T17">;</text:span></text:p>
      <text:p text:style-name="P238"><text:s text:c="2"/></text:p>
      <text:h text:style-name="Heading_20_3" text:outline-level="3"><text:bookmark-start text:name="__RefHeading___Toc26785_3154182490"/><text:span text:style-name="T1070">Oracle</text:span> <text:bookmark-end text:name="__RefHeading___Toc26785_3154182490"/></text:h>
      <text:p text:style-name="P239"><text:soft-page-break/>CREATE TABLE test (<text:line-break/>id int PRIMARY KEY <text:span text:style-name="T1070">GENERATED BY DEFAULT AS </text:span><text:span text:style-name="T1068">IDENTITY</text:span>,<text:line-break/>notat text)<text:line-break/>) <text:span text:style-name="Source_20_Text"><text:span text:style-name="T17">TABLESPACE admin_tbs </text:span></text:span><text:span text:style-name="T17">STORAGE (INITIAL 50K)</text:span>; <text:s/></text:p>
      <text:h text:style-name="P827" text:outline-level="2"><text:bookmark-start text:name="__RefHeading___Toc307_487959650"/><text:span text:style-name="Strong_20_Emphasis"><text:span text:style-name="T876"></text:span></text:span><text:span text:style-name="T874"> </text:span>Endre eksisterende tabeller<text:bookmark-end text:name="__RefHeading___Toc307_487959650"/></text:h>
      <text:p text:style-name="P594">Vi kan endre eksisterende tabeller med <text:span text:style-name="Strong_20_Emphasis">ALTER TABLE. </text:span>Det er som regel begrenset hva man får lov til å endre,og alle endringer krever at du har tilgangsrettigheter som inkluderer skriving til databasen.</text:p>
      <text:p text:style-name="P780"><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7">CREATE TABLE employees_copy AS </text:span></text:span></text:p>
      <text:p text:style-name="P158"><text:span text:style-name="Strong_20_Emphasis"><text:span text:style-name="T207">SELECT * from employees limit 100;</text:span></text:span></text:p>
      <text:h text:style-name="P827" text:outline-level="2"><text:bookmark-start text:name="__RefHeading___Toc309_487959650"/><text:span text:style-name="Strong_20_Emphasis"><text:span text:style-name="T876"></text:span></text:span><text:span text:style-name="T874"> </text:span>Legge til en kolonne<text:bookmark-end text:name="__RefHeading___Toc309_487959650"/></text:h>
      <text:p text:style-name="P594">Å legge til en kolonne er det minst farlige vi kan gjøre når vi skal endre en tabell. Du kan f.eks. legge til et felt med epostaddresse slik:</text:p>
      <text:p text:style-name="P158"><text:span text:style-name="Strong_20_Emphasis"><text:span text:style-name="T207">ALTER TABLE employees</text:span></text:span></text:p>
      <text:p text:style-name="P158"><text:span text:style-name="Strong_20_Emphasis"><text:span text:style-name="T207">ADD email VARCHAR(255);</text:span></text:span></text:p>
      <text:h text:style-name="P294" text:outline-level="3"><text:bookmark-start text:name="__RefHeading___Toc311_487959650"/><text:span text:style-name="Strong_20_Emphasis"><text:span text:style-name="T207">MySQL / MariaDB</text:span></text:span><text:bookmark-end text:name="__RefHeading___Toc311_487959650"/></text:h>
      <text:p text:style-name="P594">Med MySQL / MariaDB kan du i tillegg spesifisere om en nye kolonnen skal plasseres sist (default), først eller etter en annen kolonne, f.eks. slik:</text:p>
      <text:p text:style-name="P158"><text:span text:style-name="Strong_20_Emphasis"><text:span text:style-name="T207">ALTER TABLE employees</text:span></text:span></text:p>
      <text:p text:style-name="P158"><text:span text:style-name="Strong_20_Emphasis"><text:span text:style-name="T207">ADD email VARCHAR(255) after gender;</text:span></text:span></text:p>
      <text:p text:style-name="P594">eller slik:</text:p>
      <text:p text:style-name="P158"><text:span text:style-name="Strong_20_Emphasis"><text:span text:style-name="T207">ALTER TABLE employees</text:span></text:span></text:p>
      <text:p text:style-name="P158"><text:soft-page-break/><text:span text:style-name="Strong_20_Emphasis"><text:span text:style-name="T207">ADD email VARCHAR(255) first;</text:span></text:span></text:p>
      <text:h text:style-name="P294" text:outline-level="3"><text:bookmark-start text:name="__RefHeading___Toc313_487959650"/><text:span text:style-name="Strong_20_Emphasis"><text:span text:style-name="T207">PostgreSQL</text:span></text:span><text:bookmark-end text:name="__RefHeading___Toc313_487959650"/></text:h>
      <text:p text:style-name="P59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4">Er det viktig å endre rekkefølgen i selve tabellen, må du ta en backup av data, slette tabellen, opprette den på nytt med riktig kollonne-rekkefølge og så sette inn data igjen.</text:p>
      <text:h text:style-name="P326" text:outline-level="3"><text:bookmark-start text:name="__RefHeading___Toc26109_1526864018"/>MS SQL Server<text:bookmark-end text:name="__RefHeading___Toc26109_1526864018"/></text:h>
      <text:p text:style-name="P721">Med SQL Server legger man til en kolonne med denne syntaksen:</text:p>
      <text:p text:style-name="P227">ALTER TABLE &lt;tabellnavn&gt; </text:p>
      <text:p text:style-name="P227">ADD &lt;kolonnenavn&gt; &lt;datatype&gt; [default-verdi, check constraint etc]</text:p>
      <text:p text:style-name="P721">Her er et enkelt eksempel:</text:p>
      <text:p text:style-name="P228">ALTER TABLE employees ADD email NVARCHAR(50) check(email like <text:span text:style-name="Strong_20_Emphasis"><text:span text:style-name="T207">'%@%.%'</text:span></text:span>);</text:p>
      <text:h text:style-name="P827" text:outline-level="2"><text:bookmark-start text:name="__RefHeading___Toc315_487959650"/><text:span text:style-name="Strong_20_Emphasis"><text:span text:style-name="T876"></text:span></text:span><text:span text:style-name="T874"> </text:span>Endre en kolonne<text:bookmark-end text:name="__RefHeading___Toc315_487959650"/></text:h>
      <text:h text:style-name="P294" text:outline-level="3"><text:bookmark-start text:name="__RefHeading___Toc317_487959650"/>MySQL / MariaDB<text:bookmark-end text:name="__RefHeading___Toc317_487959650"/></text:h>
      <text:p text:style-name="P594">Vi kan endre kolonner på to måter med MySQL og MariaDB: enten med syntaksen:</text:p>
      <text:p text:style-name="P158"><text:span text:style-name="Strong_20_Emphasis"><text:span text:style-name="T207">ALTER TABLE &lt;tabellnavn&gt; MODIFY COLUMN &lt;kolonnenavn&gt; &lt;komplett kolonne-spesifikasjon&gt;. </text:span></text:span></text:p>
      <text:p text:style-name="P594">eller med syntaksen:</text:p>
      <text:p text:style-name="P158"><text:span text:style-name="Strong_20_Emphasis"><text:span text:style-name="T207">ALTER TABLE &lt;tabellnavn&gt; CHANGE COLUMN &lt;kolonnenavn&gt; &lt;nytt kolonnenavn&gt; &lt;komplett kolonne-spesifikasjon&gt;. </text:span></text:span></text:p>
      <text:p text:style-name="P594"><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8">1 row in set (0,00 sec)<text:line-break/></text:p>
      <text:p text:style-name="P59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6">ALTER TABLE</text:span></text:span><text:span text:style-name="Strong_20_Emphasis"><text:span text:style-name="T207"> employees </text:span></text:span></text:p>
      <text:p text:style-name="P202"><text:span text:style-name="Strong_20_Emphasis"><text:span text:style-name="T436">MODIFY</text:span></text:span><text:span text:style-name="Strong_20_Emphasis"><text:span text:style-name="T207"> first_name varchar(255) NOT NULL, </text:span></text:span></text:p>
      <text:p text:style-name="P202"><text:span text:style-name="Strong_20_Emphasis"><text:span text:style-name="T436">MODIFY</text:span></text:span><text:span text:style-name="Strong_20_Emphasis"><text:span text:style-name="T207"> last_name varchar(255) NOT NULL;</text:span></text:span><text:span text:style-name="Strong_20_Emphasis"><text:line-break/></text:span></text:p>
      <text:p text:style-name="P158">Query OK, 0 rows affected (5,44 sec)</text:p>
      <text:p text:style-name="P248">Records: 0  Duplicates: 0  Warnings: 0</text:p>
      <text:p text:style-name="P59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8">) ENGINE=InnoDB DEFAULT CHARSET=latin1</text:p>
      <text:p text:style-name="P780"><text:span text:style-name="Strong_20_Emphasis">MERK: </text:span>Hadde vi ikke tatt med NOT <text:s/>NULL i setningen over, ville denne restriksjonen ha falt bort for disse to kolonnene.</text:p>
      <text:h text:style-name="P750" text:outline-level="4"><text:bookmark-start text:name="__RefHeading___Toc319_487959650"/>Endre navn på en kolonne<text:bookmark-end text:name="__RefHeading___Toc319_487959650"/></text:h>
      <text:p text:style-name="P594">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8">Records: 0  Duplicates: 0  Warnings: 0</text:p>
      <text:p text:style-name="P59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4" text:outline-level="3"><text:bookmark-start text:name="__RefHeading___Toc321_487959650"/><text:span text:style-name="Strong_20_Emphasis"><text:span text:style-name="T207">PostgreSQL</text:span></text:span><text:bookmark-end text:name="__RefHeading___Toc321_487959650"/></text:h>
      <text:p text:style-name="P594">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8"> hire_date  | timestamp(6) without time zone | not null</text:p>
      <text:p text:style-name="P59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8">ALTER TABLE</text:p>
      <text:p text:style-name="P780"><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4">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8"> hire_date  | timestamp(6) without time zone | not null</text:p>
      <text:h text:style-name="P750" text:outline-level="4"><text:bookmark-start text:name="__RefHeading___Toc323_487959650"/>Endre navn på en kolonne<text:bookmark-end text:name="__RefHeading___Toc323_487959650"/></text:h>
      <text:p text:style-name="P594">Vi kan endre navn på kolonnene i en tabell ved å bruke ALTER TABLE med RENAME COLUMN, f.eks. slik:</text:p>
      <text:p text:style-name="P248"><text:span text:style-name="Strong_20_Emphasis"><text:span text:style-name="T207">ALTER TABLE employees </text:span></text:span><text:span text:style-name="Strong_20_Emphasis"><text:span text:style-name="T17">RENAME COLUMN</text:span></text:span><text:span text:style-name="Strong_20_Emphasis"><text:span text:style-name="T207"> last_name TO etternavn;</text:span></text:span></text:p>
      <text:h text:style-name="P750" text:outline-level="4"><text:bookmark-start text:name="__RefHeading___Toc325_487959650"/>Endre begrensninger ved en kolonne<text:bookmark-end text:name="__RefHeading___Toc325_487959650"/></text:h>
      <text:p text:style-name="P594">Vi kan legge til en NOT NULL - begrensning slik:</text:p>
      <text:p text:style-name="P248"><text:span text:style-name="Strong_20_Emphasis"><text:span text:style-name="T207">ALTER TABLE employees </text:span></text:span><text:span text:style-name="Strong_20_Emphasis"><text:span text:style-name="T17">ALTER COLUMN</text:span></text:span><text:span text:style-name="Strong_20_Emphasis"><text:span text:style-name="T207"> first_name SET NOT NULL;</text:span></text:span></text:p>
      <text:p text:style-name="P594">Og vi kan fjerne en NOT NULL - begrensning slik:</text:p>
      <text:p text:style-name="P248"><text:soft-page-break/><text:span text:style-name="Strong_20_Emphasis"><text:span text:style-name="T207">ALTER TABLE employees ALTER COLUMN first_name </text:span></text:span><text:span text:style-name="Strong_20_Emphasis"><text:span text:style-name="T17">DROP NOT NULL</text:span></text:span><text:span text:style-name="Strong_20_Emphasis"><text:span text:style-name="T207">;</text:span></text:span></text:p>
      <text:h text:style-name="P827" text:outline-level="2"><text:bookmark-start text:name="__RefHeading___Toc327_487959650"/><text:span text:style-name="Strong_20_Emphasis"><text:span text:style-name="T876"></text:span></text:span><text:span text:style-name="T874"> </text:span>Slette en kolonne<text:bookmark-end text:name="__RefHeading___Toc327_487959650"/></text:h>
      <text:p text:style-name="P594">Å slette en kolonne er enkelt, men vær klar over at koonnen og alle dens data blir slettet umiddlebart når du kjører SQL-setningen, som f.eks.</text:p>
      <text:p text:style-name="P158"><text:span text:style-name="Strong_20_Emphasis"><text:span text:style-name="T207">ALTER TABLE employees</text:span></text:span></text:p>
      <text:p text:style-name="P158"><text:span text:style-name="Strong_20_Emphasis"><text:span text:style-name="T207">DROP COLUMN email;  </text:span></text:span></text:p>
      <text:h text:style-name="P827" text:outline-level="2"><text:bookmark-start text:name="__RefHeading___Toc329_487959650"/><text:span text:style-name="Strong_20_Emphasis"><text:span text:style-name="T876"></text:span></text:span><text:span text:style-name="T874"> </text:span>Slette hele tabeller<text:bookmark-end text:name="__RefHeading___Toc329_487959650"/></text:h>
      <text:p text:style-name="P594">For å slette en hel tabell, bruk <text:span text:style-name="Strong_20_Emphasis">drop table &lt;tabellnavn&gt;</text:span>, f.eks. slik:</text:p>
      <text:p text:style-name="P158"><text:span text:style-name="Strong_20_Emphasis"><text:span text:style-name="T207">DROP TABLE employees_copy;</text:span></text:span></text:p>
      <text:p text:style-name="P780"><text:span text:style-name="Strong_20_Emphasis"><text:span text:style-name="T498">MERK:</text:span></text:span><text:span text:style-name="Strong_20_Emphasis"> </text:span>Vi kan tømme en tabell for innhold med TRUNCATE TABLE, men det sletter ikke selve tabellen, eller endrer tabellstrukturen. DROP TABLE fjerner tabellen helt fra databasen.</text:p>
      <text:h text:style-name="P827" text:outline-level="2"><text:bookmark-start text:name="__RefHeading___Toc331_487959650"/><text:span text:style-name="Strong_20_Emphasis"><text:span text:style-name="T876"></text:span></text:span><text:span text:style-name="T874"> </text:span>Opprette og fjerne begrensninger på tabell-kolonner<text:bookmark-end text:name="__RefHeading___Toc331_487959650"/></text:h>
      <text:p text:style-name="P59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27" text:outline-level="2"><text:bookmark-start text:name="__RefHeading___Toc333_487959650"/><text:span text:style-name="Strong_20_Emphasis"><text:span text:style-name="T876"></text:span></text:span><text:span text:style-name="T874"> </text:span>Legge til begrensninger når en tabell lages<text:bookmark-end text:name="__RefHeading___Toc333_487959650"/></text:h>
      <text:h text:style-name="P294" text:outline-level="3"><text:bookmark-start text:name="__RefHeading___Toc335_487959650"/><text:span text:style-name="T841">Oracle / MySQL/ MariaDB / Microsoft </text:span>SQL Server / <text:s/>PostgreSQL :<text:bookmark-end text:name="__RefHeading___Toc335_487959650"/></text:h>
      <text:p text:style-name="P158"><text:span text:style-name="Strong_20_Emphasis"><text:span text:style-name="T207">CREATE TABLE firma (</text:span></text:span></text:p>
      <text:p text:style-name="P158"><text:span text:style-name="Strong_20_Emphasis"><text:span text:style-name="T207">firma_id int </text:span></text:span><text:span text:style-name="Strong_20_Emphasis"><text:span text:style-name="T17">primary key</text:span></text:span><text:span text:style-name="Strong_20_Emphasis"><text:span text:style-name="T207">, </text:span></text:span></text:p>
      <text:p text:style-name="P158"><text:span text:style-name="Strong_20_Emphasis"><text:span text:style-name="T207">firmanavn varchar(255)</text:span></text:span></text:p>
      <text:p text:style-name="P158"><text:span text:style-name="Strong_20_Emphasis"><text:span text:style-name="T207">);</text:span></text:span></text:p>
      <text:p text:style-name="P59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1">)</text:span>.</text:p>
      <text:p text:style-name="P158"><text:span text:style-name="Strong_20_Emphasis"><text:span text:style-name="T207">CREATE TABLE personer (</text:span></text:span></text:p>
      <text:p text:style-name="P158"><text:span text:style-name="Strong_20_Emphasis"><text:span text:style-name="T207">person_id int NOT NULL PRIMARY KEY </text:span></text:span><text:span text:style-name="Strong_20_Emphasis"><text:span text:style-name="T17">CHECK (person_id &gt; 0)</text:span></text:span><text:span text:style-name="Strong_20_Emphasis"><text:span text:style-name="T207">,</text:span></text:span></text:p>
      <text:p text:style-name="P158"><text:span text:style-name="Strong_20_Emphasis"><text:span text:style-name="T207">etternavn varchar(255) NOT NULL,</text:span></text:span></text:p>
      <text:p text:style-name="P158"><text:span text:style-name="Strong_20_Emphasis"><text:span text:style-name="T207">fornavn varchar(255),</text:span></text:span></text:p>
      <text:p text:style-name="P158"><text:span text:style-name="Strong_20_Emphasis"><text:span text:style-name="T207">epost varchar(255),</text:span></text:span></text:p>
      <text:p text:style-name="P158"><text:span text:style-name="Strong_20_Emphasis"><text:span text:style-name="T207">firma_id int </text:span></text:span><text:span text:style-name="Strong_20_Emphasis"><text:span text:style-name="T17">REFERENCES firma (firma_id)</text:span></text:span></text:p>
      <text:p text:style-name="P158"><text:span text:style-name="Strong_20_Emphasis"><text:span text:style-name="T207">);</text:span></text:span></text:p>
      <text:p text:style-name="P59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4">mao </text:span>ikke legge inn en referanse til et firma som ikke finnes i firma-tabellen. <text:span text:style-name="T1054">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0"><text:span text:style-name="Strong_20_Emphasis">MERK: </text:span>MySQL og MariaDB <text:span text:style-name="T17">støtte</text:span><text:span text:style-name="T46">t</text:span><text:span text:style-name="T17"> </text:span><text:span text:style-name="T46">opprinnelig</text:span> <text:span text:style-name="Strong_20_Emphasis">ikke </text:span><text:span text:style-name="Emphasis">check constraints. </text:span><text:span text:style-name="Emphasis"><text:span text:style-name="T531">MariaDB gjør det fra vcersjon </text:span></text:span><text:a xlink:type="simple" xlink:href="https://mariadb.com/kb/en/mariadb-1021-release-notes/" text:style-name="Internet_20_link" text:visited-style-name="Visited_20_Internet_20_Link"><text:span text:style-name="Emphasis"><text:span text:style-name="T528">10.2.1</text:span></text:span></text:a><text:span text:style-name="Emphasis"> , </text:span><text:span text:style-name="Emphasis"><text:span text:style-name="T531">og MySQL har foreløpig laget en «workaround» ved bruk av «triggere» - </text:span></text:span><text:span text:style-name="Emphasis"><text:span text:style-name="T46"><text:s/></text:span></text:span><text:span text:style-name="Emphasis"><text:span text:style-name="T500">så sjekk gjerne dokumentasjonen for den versjonen du bruker </text:span></text:span><text:span text:style-name="Emphasis"><text:span text:style-name="T502">for å være sikker</text:span></text:span><text:span text:style-name="Emphasis"><text:span text:style-name="T500">. </text:span></text:span></text:p>
      <text:p text:style-name="P780"><text:span text:style-name="Emphasis"><text:span text:style-name="T502">Vær obs på at når check constraints ikke støttes får du ingen feilmelding hvis du legger dem inn, men de blir ignorert </text:span></text:span><text:span text:style-name="Emphasis"><text:span text:style-name="T524">av RDBMSen når SQL-setningene kjøres</text:span></text:span><text:span text:style-name="Emphasis"><text:span text:style-name="T502">.</text:span></text:span></text:p>
      <text:h text:style-name="P827" text:outline-level="2"><text:bookmark-start text:name="__RefHeading___Toc337_487959650"/><text:span text:style-name="Strong_20_Emphasis"><text:span text:style-name="T876"></text:span></text:span><text:span text:style-name="T874"> </text:span>Legge til begrensninger etter at en tabell er laget<text:bookmark-end text:name="__RefHeading___Toc337_487959650"/></text:h>
      <text:p text:style-name="P594">Vi kan angi at en kolonne skal være primærnøkkel, også etter at tabellen er laget. Det gjøres slik:</text:p>
      <text:h text:style-name="P294" text:outline-level="3"><text:bookmark-start text:name="__RefHeading___Toc339_487959650"/><text:span text:style-name="Strong_20_Emphasis"><text:span text:style-name="T207">PostgreSQL / MySQL / MariaDB / Oracle / </text:span></text:span><text:span text:style-name="Strong_20_Emphasis"><text:span text:style-name="T372">MS </text:span></text:span><text:span text:style-name="Strong_20_Emphasis"><text:span text:style-name="T207">SQL Server</text:span></text:span><text:bookmark-end text:name="__RefHeading___Toc339_487959650"/></text:h>
      <text:p text:style-name="P158"><text:span text:style-name="Strong_20_Emphasis"><text:span text:style-name="T207">ALTER TABLE personer</text:span></text:span></text:p>
      <text:p text:style-name="P158"><text:span text:style-name="Strong_20_Emphasis"><text:span text:style-name="T17">ADD CONSTRAINT PRIMARY KEY (person_id</text:span></text:span><text:span text:style-name="T17">); </text:span></text:p>
      <text:p text:style-name="P594">Vi kan også angi at en kolonne skal være sekundær-nøkkel som henviser til en primærnøkkel i en annen tabell. Det gjøres slik:</text:p>
      <text:p text:style-name="P158"><text:span text:style-name="Strong_20_Emphasis"><text:span text:style-name="T207">ALTER TABLE personer</text:span></text:span></text:p>
      <text:p text:style-name="P158"><text:span text:style-name="Strong_20_Emphasis"><text:span text:style-name="T17">ADD CONSTRAINT </text:span></text:span></text:p>
      <text:p text:style-name="P158"><text:soft-page-break/><text:span text:style-name="Strong_20_Emphasis"><text:span text:style-name="T17">FOREIGN KEY (firma_id) REFERENCES firma (firma_id);</text:span></text:span></text:p>
      <text:p text:style-name="P594">Vi kan i tillegg legge til sjekker for hvilke data som tillates å legge inn:</text:p>
      <text:h text:style-name="P294" text:outline-level="3"><text:bookmark-start text:name="__RefHeading___Toc341_487959650"/><text:span text:style-name="T1054">MS </text:span>SQL Server / Oracle / <text:span text:style-name="T1054">MariaDB</text:span> / PostgreSQL<text:bookmark-end text:name="__RefHeading___Toc341_487959650"/></text:h>
      <text:p text:style-name="P158"><text:span text:style-name="Strong_20_Emphasis"><text:span text:style-name="T207">ALTER TABLE Personer</text:span></text:span></text:p>
      <text:p text:style-name="P158"><text:span text:style-name="Strong_20_Emphasis"><text:span text:style-name="T17">ADD CHECK (person_id &gt; 0)</text:span></text:span></text:p>
      <text:p text:style-name="P594">For å kunne gi et eget navn til en CHECK-constraint, eller for å definere en CHECK-constraint for mer enn én kolonne, brukes denne syntaksen:</text:p>
      <text:h text:style-name="P294" text:outline-level="3"><text:bookmark-start text:name="__RefHeading___Toc343_487959650"/>SQL Server / Oracle / M<text:span text:style-name="T1054">ariaDB</text:span> / PostgreSQL<text:bookmark-end text:name="__RefHeading___Toc343_487959650"/></text:h>
      <text:p text:style-name="P158"><text:span text:style-name="Strong_20_Emphasis"><text:span text:style-name="T207">ALTER TABLE Personer</text:span></text:span></text:p>
      <text:p text:style-name="P158"><text:span text:style-name="Strong_20_Emphasis"><text:span text:style-name="T17">ADD CONSTRAINT chk_person CHECK (person_id &gt; 0 AND epost like '%@%.%')</text:span></text:span></text:p>
      <text:p text:style-name="P594">Setningen over setter inn en begrensning som s<text:span text:style-name="T840">i</text:span>er at person_id må være et positivt tall og at epost-feltet må inneholde en krøllalfa (@) <text:span text:style-name="T1054">etterfulgt av noe, et punktum og noe mer</text:span>. Vi kan teste dette, f.eks. i PostgreSQL, slik:</text:p>
      <text:p text:style-name="P158"><text:span text:style-name="Strong_20_Emphasis"><text:span text:style-name="T207">insert into personer (person_id,etternavn,epost) values (2,'Pettersen','</text:span></text:span><text:span text:style-name="Strong_20_Emphasis"><text:span text:style-name="T17">ola.pettersen.com</text:span></text:span><text:span text:style-name="Strong_20_Emphasis"><text:span text:style-name="T207">');</text:span></text:span></text:p>
      <text:p text:style-name="P14"/>
      <text:p text:style-name="P34">ERROR:new row for relation "personer" violates check constraint "chk_person"</text:p>
      <text:p text:style-name="P248">DETAIL:Failing row contains (2, Pettersen, null, ola.pettersen.com, null). </text:p>
      <text:p text:style-name="P594">Innsettingen over feilet fordi det manglet en @ i epost-feltet.</text:p>
      <text:h text:style-name="P827" text:outline-level="2"><text:bookmark-start text:name="__RefHeading___Toc345_487959650"/><text:span text:style-name="Strong_20_Emphasis"><text:span text:style-name="T876"></text:span></text:span><text:span text:style-name="T874"> </text:span>Fjerne begrensninger<text:bookmark-end text:name="__RefHeading___Toc345_487959650"/></text:h>
      <text:h text:style-name="P294" text:outline-level="3"><text:bookmark-start text:name="__RefHeading___Toc347_487959650"/>SQL Server / Oracle / PostgreSQL:<text:bookmark-end text:name="__RefHeading___Toc347_487959650"/></text:h>
      <text:p text:style-name="P594">For å slette en CHECK-constraint, primærnøkkel eller fremmednøkkel, bruk syntaksen: </text:p>
      <text:p text:style-name="P158">ALTER TABLE &lt;navn&gt; DROP CONSTRAINT &lt;navn&gt;;</text:p>
      <text:p text:style-name="P594"><text:soft-page-break/>f.eks. slik:</text:p>
      <text:p text:style-name="P158"><text:span text:style-name="Strong_20_Emphasis"><text:span text:style-name="T207">ALTER TABLE personer</text:span></text:span></text:p>
      <text:p text:style-name="P158"><text:span text:style-name="Strong_20_Emphasis"><text:span text:style-name="T207">DROP CONSTRAINT personer_person_id_check;</text:span></text:span></text:p>
      <text:p text:style-name="P594">Med PostgreSQL kan du finne ut hva begrensningene heter ved å kjøre kommandoen: <text:span text:style-name="Strong_20_Emphasis">\d &lt;tabellnavn&gt; </text:span><text:span text:style-name="Strong_20_Emphasis"><text:span text:style-name="T256">i terminalklienten</text:span></text:span>, slik:</text:p>
      <text:p text:style-name="P158"><text:span text:style-name="Strong_20_Emphasis"><text:span text:style-name="T207">\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4" text:outline-level="3"><text:bookmark-start text:name="__RefHeading___Toc349_487959650"/>MySQL / MariaDB<text:bookmark-end text:name="__RefHeading___Toc349_487959650"/></text:h>
      <text:h text:style-name="P750" text:outline-level="4"><text:bookmark-start text:name="__RefHeading___Toc351_487959650"/>Fjerne primær- og fremmednøkler<text:bookmark-end text:name="__RefHeading___Toc351_487959650"/></text:h>
      <text:p text:style-name="P594">Primærnøkler kan fjernes med denne setningen:</text:p>
      <text:p text:style-name="P248"><text:span text:style-name="Strong_20_Emphasis"><text:span text:style-name="T207">ALTER TABLE &lt;tabellnavn&gt; DROP PRIMARY KEY;</text:span></text:span></text:p>
      <text:p text:style-name="P780"><text:span text:style-name="T17">MERK:</text:span> Du får ikke lov til å slette en primærnøkkel som er selv-økende (AUTO_INCREMENT).</text:p>
      <text:p text:style-name="P594">Fremmednøkler kan fjernes med denne setningen:</text:p>
      <text:p text:style-name="P248"><text:span text:style-name="Strong_20_Emphasis"><text:span text:style-name="T207">ALTER TABLE &lt;tabellnavn&gt; DROP FOREIGN KEY &lt;nøkkelnavn&gt;;</text:span></text:span></text:p>
      <text:p text:style-name="P594"><text:soft-page-break/>Navnet på <text:span text:style-name="T835">fremmed</text:span>nøklene kan vises med:</text:p>
      <text:p text:style-name="P248"><text:span text:style-name="Strong_20_Emphasis"><text:span text:style-name="T207">SHOW CREATE TABLE &lt;tabellnavn&gt;</text:span></text:span></text:p>
      <text:p text:style-name="P724">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1"/>
      <text:p text:style-name="P581"/>
      <text:h text:style-name="P254" text:outline-level="2"><text:bookmark-start text:name="__RefHeading___Toc10035_122421868"/><text:span text:style-name="Strong_20_Emphasis"><text:span text:style-name="T876"></text:span></text:span><text:span text:style-name="T874"> </text:span>Datasettet HR<text:bookmark-end text:name="__RefHeading___Toc10035_122421868"/></text:h>
      <text:p text:style-name="P592">Dette datasettet ble opprinnelig laget av <text:s/>..... <text:span text:style-name="T902">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6"/>
      <text:h text:style-name="P865" text:outline-level="1"><text:bookmark-start text:name="__RefHeading___Toc18228_1557834486"/><text:span text:style-name="T476">Kapittel 3</text:span><text:line-break/><text:span text:style-name="T892">DML </text:span><text:span text:style-name="T896">(Data Manipulation Language)</text:span><text:line-break/><text:span text:style-name="T893">SELECT, INSERT, UPDATE og DELETE</text:span><text:bookmark-end text:name="__RefHeading___Toc18228_1557834486"/></text:h>
      <text:h text:style-name="P813" text:outline-level="2"><text:bookmark-start text:name="__RefHeading___Toc18230_1557834486"/><text:span text:style-name="Strong_20_Emphasis"><text:span text:style-name="T876"></text:span></text:span><text:span text:style-name="Strong_20_Emphasis"><text:span text:style-name="T874"> </text:span></text:span><text:span text:style-name="Strong_20_Emphasis"><text:span text:style-name="T207">Hente data med SELECT</text:span></text:span><text:bookmark-end text:name="__RefHeading___Toc18230_1557834486"/></text:h>
      <text:p text:style-name="P418"><text:span text:style-name="Strong_20_Emphasis"><text:span text:style-name="T225">Alle SQL-søk starter med nøkkelordet </text:span></text:span><text:span text:style-name="Strong_20_Emphasis"><text:span text:style-name="T628">SELECT. </text:span></text:span><text:s/>SQL har en rekke nøkkelord - og det er viktig at man ikke bruker disse til f.eks. feltnavn i tabeller. <text:span text:style-name="T628">En SQL-setning som starter med </text:span><text:span text:style-name="T34">SELECT</text:span><text:span text:style-name="T628"> gir alltid tilbake en </text:span><text:span text:style-name="T34">tabell</text:span><text:span text:style-name="T225">, med rader og kolonner (også kalt felt). Tabellen kan inneholde kun én rute, dvs, en rad og en kolonne, eller millioner av rader og tusenvis av kolonner. Men det er alltid en tabell </text:span><text:span text:style-name="T227">hvis setningen starter med SELECT.</text:span><text:span text:style-name="T225"> <text:s text:c="2"/></text:span></text:p>
      <text:p text:style-name="P329"><text:span text:style-name="Strong_20_Emphasis">SELECT</text:span> trenger minimum to tilleggsinformasjoner for å kunne hente data: </text:p>
      <text:list xml:id="list3150880960" text:style-name="L9">
        <text:list-item>
          <text:p text:style-name="P929">Hva vil du hente, <text:span text:style-name="T628">dvs. hvilke kolonner skal tabellen inneholde. </text:span></text:p>
        </text:list-item>
        <text:list-item>
          <text:p text:style-name="P899">Hvor vil du hente det fra, <text:span text:style-name="T628">dvs. hvilke tabeller skal kolonnene hentes fra.</text:span></text:p>
        </text:list-item>
      </text:list>
      <text:p text:style-name="P582">Som vi skal se kan vi i tillegg skrive inn flere søkekriterier i SELECT-setningen, som f.eks. filtrering av data etter søkemønstre, gruppering og sortering av data, antall rader vi vil hente osv. <text:span text:style-name="T885">Rekkefølgen på elementene i en SELECT-setning må følge dette mønsteret:</text:span></text:p>
      <text:list xml:id="list132982003" text:style-name="L10">
        <text:list-item>
          <text:p text:style-name="P879"><text:span text:style-name="Source_20_Text"><text:span text:style-name="T17">SELECT</text:span></text:span><text:span text:style-name="Source_20_Text"> &lt;ett eller flere feltnavn og/eller uttrykk og funksjoner&gt;</text:span></text:p>
        </text:list-item>
        <text:list-item>
          <text:p text:style-name="P879"><text:span text:style-name="Source_20_Text"><text:span text:style-name="T17">FROM</text:span></text:span><text:span text:style-name="Source_20_Text"> &lt;tabellnavn </text:span><text:span text:style-name="Source_20_Text"><text:span text:style-name="T885">data skal hentes fra</text:span></text:span><text:span text:style-name="Source_20_Text">&gt;</text:span></text:p>
        </text:list-item>
        <text:list-item>
          <text:p text:style-name="P879"><text:span text:style-name="Source_20_Text"><text:span text:style-name="T17">WHERE</text:span></text:span><text:span text:style-name="Source_20_Text"> &lt;en eller flere betingelser for filtrering av rader&gt;</text:span></text:p>
        </text:list-item>
        <text:list-item>
          <text:p text:style-name="P879"><text:span text:style-name="Source_20_Text"><text:span text:style-name="T17">GROUP BY</text:span></text:span><text:span text:style-name="Source_20_Text"> &lt;ett eler flere felt å gruppere på&gt; </text:span></text:p>
        </text:list-item>
        <text:list-item>
          <text:p text:style-name="P879"><text:span text:style-name="T17">HAVING</text:span> &lt;en eller flere betingelser for å filtrere ut grupper&gt;</text:p>
        </text:list-item>
        <text:list-item>
          <text:p text:style-name="P879"><text:span text:style-name="Source_20_Text"><text:span text:style-name="T17">ORDER BY</text:span></text:span> &lt;et eller flere feltnavn resultatet skal sorteres etter&gt;</text:p>
        </text:list-item>
        <text:list-item>
          <text:p text:style-name="P879"><text:span text:style-name="T17">LIMIT</text:span> &lt;antall rader som skal hentes&gt; <text:s/>(gjelder for MySQL/MariaDB og PostgreSQL, <text:span text:style-name="T892">men ikke for Oracle eller MS SQL Server</text:span>)</text:p>
        </text:list-item>
      </text:list>
      <text:p text:style-name="P582"><text:span text:style-name="T629">Vi skal starte med enkle søk og bygge dem opp til mer avanserte søke-setninger gjennom dette kapitlet. Alle eksemplene er laget med test-databasen </text:span><text:span text:style-name="T35">employees</text:span><text:span text:style-name="T226">, </text:span><text:span text:style-name="T292">en konstruert personal-database </text:span><text:span text:style-name="T226">som du kan laste ned og installere hvis du vil følge eksemplene og eksperimentere med egne søk (se forrige kapittel for informasjon om nedlasting, installasjon og kodeeksempler). <text:s/>Eksemplene er vist med terminalklienten til </text:span><text:soft-page-break/><text:span text:style-name="T226">MySQL / MariaDB, </text:span><text:span text:style-name="T227">alternativt</text:span><text:span text:style-name="T226"> med terminalklienten til PostgreSQL, Oracle Express eller </text:span><text:span text:style-name="T292">Microsoft</text:span><text:span text:style-name="T226"> SQL Server der hvor syntaksen for disse avviker fra MySQL/MariaDB.</text:span></text:p>
      <text:h text:style-name="P813" text:outline-level="2"><text:bookmark-start text:name="__RefHeading___Toc15455_3971551474"/><text:span text:style-name="Strong_20_Emphasis"><text:span text:style-name="T876"></text:span></text:span><text:span text:style-name="Strong_20_Emphasis"><text:span text:style-name="T875"> </text:span></text:span><text:span text:style-name="Strong_20_Emphasis"><text:span text:style-name="T207">Hente en enkelt </text:span></text:span><text:span text:style-name="Strong_20_Emphasis"><text:span text:style-name="T226">kolonne</text:span></text:span><text:span text:style-name="Strong_20_Emphasis"><text:span text:style-name="T207"> fra en tabell</text:span></text:span><text:bookmark-end text:name="__RefHeading___Toc15455_3971551474"/></text:h>
      <text:p text:style-name="P500"><text:span text:style-name="Strong_20_Emphasis"><text:span text:style-name="T292">For å hente en enkelt kolonne fra en tabell, </text:span></text:span><text:span text:style-name="Strong_20_Emphasis"><text:span text:style-name="T227">trenger vi bare </text:span></text:span><text:span text:style-name="Strong_20_Emphasis"><text:span text:style-name="T292">å skrive </text:span></text:span><text:span text:style-name="Strong_20_Emphasis"><text:span text:style-name="T36">SELECT </text:span></text:span><text:span text:style-name="Strong_20_Emphasis"><text:span text:style-name="T292">etterfulgt av</text:span></text:span><text:span text:style-name="Strong_20_Emphasis"><text:span text:style-name="T227"> navnet </text:span></text:span><text:span text:style-name="Strong_20_Emphasis"><text:span text:style-name="T292">på kolonnen</text:span></text:span><text:span text:style-name="Strong_20_Emphasis"><text:span text:style-name="T227"> </text:span></text:span><text:span text:style-name="Strong_20_Emphasis"><text:span text:style-name="T292">vi vil hente </text:span></text:span><text:span text:style-name="Strong_20_Emphasis"><text:span text:style-name="T227">etterfulgt av nøkkelordet </text:span></text:span><text:span text:style-name="Strong_20_Emphasis"><text:span text:style-name="T36">FROM</text:span></text:span><text:span text:style-name="Strong_20_Emphasis"><text:span text:style-name="T227"> og navnet på tabellen som inneholder kolonnen. Setningen nedenfor henter alle radene i en enkelt kolonne ved navn </text:span></text:span><text:span text:style-name="Emphasis"><text:span text:style-name="T36">dept</text:span></text:span><text:span text:style-name="Strong_20_Emphasis"><text:span text:style-name="T160">_</text:span></text:span><text:span text:style-name="Strong_20_Emphasis"><text:span text:style-name="T173">name</text:span></text:span><text:span text:style-name="Strong_20_Emphasis"><text:span text:style-name="T227"> fra tabellen </text:span></text:span><text:span text:style-name="Emphasis"><text:span text:style-name="T36">departments</text:span></text:span><text:span text:style-name="Emphasis"><text:span text:style-name="T227">. </text:span></text:span><text:span text:style-name="Strong_20_Emphasis"><text:span text:style-name="T227">Dataene er usorterte og ufiltrerte. </text:span></text:span><text:span text:style-name="Strong_20_Emphasis"><text:span text:style-name="T325">Vi skal se senere i kapitlet hvordan vi kan sortere og filtrere dem.</text:span></text:span><text:span text:style-name="Strong_20_Emphasis"><text:span text:style-name="T227"> </text:span></text:span></text:p>
      <text:p text:style-name="Preformatted_20_Text"><text:span text:style-name="Strong_20_Emphasis"><text:span text:style-name="T207">SELECT dept_name FROM departments;</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dept_name          |</text:span></text:span></text:p>
      <text:p text:style-name="Preformatted_20_Text"><text:span text:style-name="Strong_20_Emphasis"><text:span text:style-name="T207">+--------------------+</text:span></text:span></text:p>
      <text:p text:style-name="Preformatted_20_Text"><text:span text:style-name="Strong_20_Emphasis"><text:span text:style-name="T207">| Customer Service   |</text:span></text:span></text:p>
      <text:p text:style-name="Preformatted_20_Text"><text:span text:style-name="Strong_20_Emphasis"><text:span text:style-name="T207">| Development        |</text:span></text:span></text:p>
      <text:p text:style-name="Preformatted_20_Text"><text:span text:style-name="Strong_20_Emphasis"><text:span text:style-name="T207">| Finance            |</text:span></text:span></text:p>
      <text:p text:style-name="Preformatted_20_Text"><text:span text:style-name="Strong_20_Emphasis"><text:span text:style-name="T207">| Human Resources    |</text:span></text:span></text:p>
      <text:p text:style-name="Preformatted_20_Text"><text:span text:style-name="Strong_20_Emphasis"><text:span text:style-name="T207">| Marketing          |</text:span></text:span></text:p>
      <text:p text:style-name="Preformatted_20_Text"><text:span text:style-name="Strong_20_Emphasis"><text:span text:style-name="T207">| Production         |</text:span></text:span></text:p>
      <text:p text:style-name="Preformatted_20_Text"><text:span text:style-name="Strong_20_Emphasis"><text:span text:style-name="T207">| Quality Management |</text:span></text:span></text:p>
      <text:p text:style-name="Preformatted_20_Text"><text:span text:style-name="Strong_20_Emphasis"><text:span text:style-name="T207">| Research           |</text:span></text:span></text:p>
      <text:p text:style-name="Preformatted_20_Text"><text:span text:style-name="Strong_20_Emphasis"><text:span text:style-name="T207">| Sales              |</text:span></text:span></text:p>
      <text:p text:style-name="Preformatted_20_Text"><text:span text:style-name="Strong_20_Emphasis"><text:span text:style-name="T207">+--------------------+</text:span></text:span></text:p>
      <text:p text:style-name="P778"><text:span text:style-name="Strong_20_Emphasis"><text:span text:style-name="T630">MERK: </text:span></text:span><text:span text:style-name="Strong_20_Emphasis"><text:span text:style-name="T227">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8">der DBMSen lagrer data </text:span></text:span><text:span text:style-name="Strong_20_Emphasis"><text:span text:style-name="T227">på serveren. </text:span></text:span></text:p>
      <text:h text:style-name="P813" text:outline-level="2"><text:bookmark-start text:name="__RefHeading___Toc19082_961426616"/><text:span text:style-name="Strong_20_Emphasis"><text:span text:style-name="T876"></text:span></text:span><text:span text:style-name="Strong_20_Emphasis"><text:span text:style-name="T875"> </text:span></text:span>Hente flere kolonner / felt fra en tabell<text:bookmark-end text:name="__RefHeading___Toc19082_961426616"/></text:h>
      <text:p text:style-name="Text_20_body"><text:span text:style-name="Strong_20_Emphasis"><text:span text:style-name="T228">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7">etningen </text:span></text:span><text:span text:style-name="Strong_20_Emphasis"><text:span text:style-name="T228">nedenfor </text:span></text:span><text:span text:style-name="Strong_20_Emphasis"><text:span text:style-name="T207">henter </text:span></text:span><text:span text:style-name="Strong_20_Emphasis"><text:span text:style-name="T228">f.eks. </text:span></text:span><text:span text:style-name="Strong_20_Emphasis"><text:span text:style-name="T207">alle radene i de tre kolonnene </text:span></text:span><text:span text:style-name="Emphasis"><text:span text:style-name="T17">first_name</text:span></text:span><text:span text:style-name="Strong_20_Emphasis"><text:span text:style-name="T207">, </text:span></text:span><text:span text:style-name="Strong_20_Emphasis"><text:span text:style-name="T159">last_name </text:span></text:span><text:span text:style-name="Strong_20_Emphasis"><text:span text:style-name="T529">og</text:span></text:span><text:span text:style-name="Strong_20_Emphasis"><text:span text:style-name="T207"> </text:span></text:span><text:span text:style-name="Strong_20_Emphasis"><text:span text:style-name="T159">birth_date</text:span></text:span><text:span text:style-name="Strong_20_Emphasis"><text:span text:style-name="T207"> fra tabellen </text:span></text:span><text:span text:style-name="Emphasis"><text:span text:style-name="T17">employees</text:span></text:span><text:span text:style-name="Emphasis"><text:span text:style-name="T207">. </text:span></text:span><text:span text:style-name="Strong_20_Emphasis"><text:span text:style-name="T207">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7">SELECT first_name, last_name, birth_date FROM employees;</text:span></text:span></text:p>
      <text:p text:style-name="Preformatted_20_Text"><text:span text:style-name="Strong_20_Emphasis"><text:span text:style-name="T207"/></text:span></text:p>
      <text:p text:style-name="Preformatted_20_Text"><text:soft-page-break/><text:span text:style-name="Strong_20_Emphasis"><text:span text:style-name="T207">+------------+-----------+------------+</text:span></text:span></text:p>
      <text:p text:style-name="Preformatted_20_Text"><text:span text:style-name="Strong_20_Emphasis"><text:span text:style-name="T207">| first_name | last_name | birth_date |</text:span></text:span></text:p>
      <text:p text:style-name="Preformatted_20_Text"><text:span text:style-name="Strong_20_Emphasis"><text:span text:style-name="T207">+------------+-----------+------------+</text:span></text:span></text:p>
      <text:p text:style-name="Preformatted_20_Text"><text:span text:style-name="Strong_20_Emphasis"><text:span text:style-name="T207">| Georgi     | Facello   | 1953-09-02 |</text:span></text:span></text:p>
      <text:p text:style-name="Preformatted_20_Text"><text:span text:style-name="Strong_20_Emphasis"><text:span text:style-name="T207">| Bezalel    | Simmel    | 1964-06-02 |</text:span></text:span></text:p>
      <text:p text:style-name="Preformatted_20_Text"><text:span text:style-name="Strong_20_Emphasis"><text:span text:style-name="T207">| Parto      | Bamford   | 1959-12-03 |</text:span></text:span></text:p>
      <text:p text:style-name="Preformatted_20_Text"><text:span text:style-name="Strong_20_Emphasis"><text:span text:style-name="T207">| Chirstian  | Koblick   | 1954-05-01 |</text:span></text:span></text:p>
      <text:p text:style-name="Preformatted_20_Text"><text:span text:style-name="Strong_20_Emphasis"><text:span text:style-name="T207">| Kyoichi    | Maliniak  | 1955-01-21 |</text:span></text:span></text:p>
      <text:p text:style-name="Preformatted_20_Text"><text:span text:style-name="Strong_20_Emphasis"><text:span text:style-name="T207">| Anneke     | Preusig   | 1953-04-20 |</text:span></text:span></text:p>
      <text:p text:style-name="Preformatted_20_Text"><text:span text:style-name="Strong_20_Emphasis"><text:span text:style-name="T207">| Tzvetan    | Zielinski | 1957-05-23 |</text:span></text:span></text:p>
      <text:p text:style-name="Preformatted_20_Text"><text:span text:style-name="Strong_20_Emphasis"><text:span text:style-name="T207">| Saniya     | Kalloufi  | 1958-02-19 |</text:span></text:span></text:p>
      <text:p text:style-name="Preformatted_20_Text"><text:span text:style-name="Strong_20_Emphasis"><text:span text:style-name="T207">| Sumant     | Peac      | 1952-04-19 |</text:span></text:span></text:p>
      <text:p text:style-name="Preformatted_20_Text"><text:span text:style-name="Strong_20_Emphasis"><text:span text:style-name="T207">| Duangkaew  | Piveteau  | 1963-06-01 |</text:span></text:span></text:p>
      <text:p text:style-name="Preformatted_20_Text"><text:span text:style-name="Strong_20_Emphasis"><text:span text:style-name="T207">| ........   | ........  | <text:s/>........ <text:s/>|</text:span></text:span></text:p>
      <text:h text:style-name="P813" text:outline-level="2"><text:bookmark-start text:name="__RefHeading___Toc13937_140935937"/><text:span text:style-name="Strong_20_Emphasis"><text:span text:style-name="T876"></text:span></text:span><text:span text:style-name="T874"> </text:span>Hente alle kolonner fra en tabell<text:bookmark-end text:name="__RefHeading___Toc13937_140935937"/></text:h>
      <text:p text:style-name="P419">Du kan enkelt hente alle kolonnene fra en tabell ved å bruke jokertegnet <text:span text:style-name="T17">*</text:span><text:span text:style-name="T207">.</text:span><text:span text:style-name="T17"> </text:span><text:span text:style-name="T207">Setningen nedenfor henter alle kolonnene og alle radene i tabellen </text:span><text:span text:style-name="T159">departments</text:span><text:span text:style-name="T207">.</text:span><text:span text:style-name="T17"> </text:span><text:span text:style-name="T207">Ved å bruke</text:span><text:span text:style-name="T17"> * </text:span><text:span text:style-name="T207">henter vi med andre ord </text:span><text:span text:style-name="T17">hele tabellen</text:span><text:span text:style-name="T207">. </text:span></text:p>
      <text:p text:style-name="P419"><text:span text:style-name="T207">Du kan også bruke </text:span><text:span text:style-name="T17">*</text:span><text:span text:style-name="T207"> til å hente bare en eller noen få rader hvis du vil vite navnet på de ulike kolonnene (se hvordan du begrenser antall rader senere i kapittelet).</text:span></text:p>
      <text:p text:style-name="Preformatted_20_Text"><text:span text:style-name="Strong_20_Emphasis"><text:span text:style-name="T207">SELECT * FROM departments;</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dept_no | dept_name          |</text:span></text:span></text:p>
      <text:p text:style-name="Preformatted_20_Text"><text:span text:style-name="Strong_20_Emphasis"><text:span text:style-name="T207">+---------+--------------------+</text:span></text:span></text:p>
      <text:p text:style-name="Preformatted_20_Text"><text:span text:style-name="Strong_20_Emphasis"><text:span text:style-name="T207">| d009    | Customer Service   |</text:span></text:span></text:p>
      <text:p text:style-name="Preformatted_20_Text"><text:span text:style-name="Strong_20_Emphasis"><text:span text:style-name="T207">| d005    | Development        |</text:span></text:span></text:p>
      <text:p text:style-name="Preformatted_20_Text"><text:span text:style-name="Strong_20_Emphasis"><text:span text:style-name="T207">| d002    | Finance            |</text:span></text:span></text:p>
      <text:p text:style-name="Preformatted_20_Text"><text:span text:style-name="Strong_20_Emphasis"><text:span text:style-name="T207">| d003    | Human Resources    |</text:span></text:span></text:p>
      <text:p text:style-name="Preformatted_20_Text"><text:span text:style-name="Strong_20_Emphasis"><text:span text:style-name="T207">| d001    | Marketing          |</text:span></text:span></text:p>
      <text:p text:style-name="Preformatted_20_Text"><text:span text:style-name="Strong_20_Emphasis"><text:span text:style-name="T207">| d004    | Production         |</text:span></text:span></text:p>
      <text:p text:style-name="Preformatted_20_Text"><text:span text:style-name="Strong_20_Emphasis"><text:span text:style-name="T207">| d006    | Quality Management |</text:span></text:span></text:p>
      <text:p text:style-name="Preformatted_20_Text"><text:span text:style-name="Strong_20_Emphasis"><text:span text:style-name="T207">| d008    | Research           |</text:span></text:span></text:p>
      <text:p text:style-name="Preformatted_20_Text"><text:span text:style-name="Strong_20_Emphasis"><text:span text:style-name="T207">| d007    | Sales              |</text:span></text:span></text:p>
      <text:p text:style-name="Preformatted_20_Text"><text:span text:style-name="Strong_20_Emphasis"><text:span text:style-name="T207">+---------+--------------------+</text:span></text:span></text:p>
      <text:p text:style-name="MERK"><text:span text:style-name="Strong_20_Emphasis"><text:span text:style-name="T631">MERK: </text:span></text:span><text:span text:style-name="Strong_20_Emphasis"><text:span text:style-name="T229">D</text:span></text:span>et er enkelt å bruke * istedenfor å spesifisere hver enkelt kolonne du trenger, men søket vil gå raskere hvis du spesifiserer kun de kolonnene du trenger. <text:span text:style-name="T631">Du bør også være forsiktig med bruk av * med store tabeller, siden hele tabellen hentes, hvis det ikke ligger en standard øvre grense i antall rader i det </text:span><text:soft-page-break/><text:span text:style-name="T631">programmet du bruker for å kjøre SQL-setningen. Terminalklientene har typisk ikke noen slik begrensning, mens f.eks. MySQL Workbench og pgAdmin har det.</text:span></text:p>
      <text:h text:style-name="P813" text:outline-level="2"><text:bookmark-start text:name="__RefHeading___Toc13939_140935937"/><text:span text:style-name="Strong_20_Emphasis"><text:span text:style-name="T876"></text:span></text:span><text:span text:style-name="T874"> </text:span>Hente alle unike rader fra en kolonne i en tabell<text:bookmark-end text:name="__RefHeading___Toc13939_140935937"/></text:h>
      <text:p text:style-name="P420"><text:span text:style-name="Strong_20_Emphasis"><text:span text:style-name="T230">Nøkkelordet </text:span></text:span><text:span text:style-name="Strong_20_Emphasis"><text:span text:style-name="T37">DISTINCT </text:span></text:span><text:span text:style-name="Strong_20_Emphasis"><text:span text:style-name="T230">brukes før en kolonne for å angi at du vil ha tilbake unike verdier, dvs. en rad for hver unike verdi kolonnen inneholder.</text:span></text:span></text:p>
      <text:p text:style-name="P420"><text:span text:style-name="Strong_20_Emphasis"><text:span text:style-name="T207">Setningen </text:span></text:span><text:span text:style-name="Strong_20_Emphasis"><text:span text:style-name="T230">ned</text:span></text:span><text:span text:style-name="Strong_20_Emphasis"><text:span text:style-name="T207">enfor henter bare 1 rad for hver unike </text:span></text:span><text:span text:style-name="Emphasis"><text:span text:style-name="T17">title </text:span></text:span><text:span text:style-name="Emphasis"><text:span text:style-name="T530">i tabellen </text:span></text:span><text:span text:style-name="Emphasis"><text:span text:style-name="T37">titles</text:span></text:span><text:span text:style-name="Strong_20_Emphasis"><text:span text:style-name="T207">.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0">men som vi ser er det bare 7 ulike titler i hele bedriften, </text:span></text:span><text:span text:style-name="Strong_20_Emphasis"><text:span text:style-name="T207">så her er </text:span></text:span><text:span text:style-name="Strong_20_Emphasis"><text:span text:style-name="T37">DISTINCT</text:span></text:span><text:span text:style-name="Strong_20_Emphasis"><text:span text:style-name="T207"> helt nødvendig for å få en brukbar oversikt.</text:span></text:span></text:p>
      <text:p text:style-name="Preformatted_20_Text"><text:span text:style-name="Strong_20_Emphasis"><text:span text:style-name="T207">SELECT DISTINCT title FROM titles;</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title              |</text:span></text:span></text:p>
      <text:p text:style-name="Preformatted_20_Text"><text:span text:style-name="Strong_20_Emphasis"><text:span text:style-name="T207">+--------------------+</text:span></text:span></text:p>
      <text:p text:style-name="Preformatted_20_Text"><text:span text:style-name="Strong_20_Emphasis"><text:span text:style-name="T207">| Senior Engineer    |</text:span></text:span></text:p>
      <text:p text:style-name="Preformatted_20_Text"><text:span text:style-name="Strong_20_Emphasis"><text:span text:style-name="T207">| Staff              |</text:span></text:span></text:p>
      <text:p text:style-name="Preformatted_20_Text"><text:span text:style-name="Strong_20_Emphasis"><text:span text:style-name="T207">| Engineer           |</text:span></text:span></text:p>
      <text:p text:style-name="Preformatted_20_Text"><text:span text:style-name="Strong_20_Emphasis"><text:span text:style-name="T207">| Senior Staff       |</text:span></text:span></text:p>
      <text:p text:style-name="Preformatted_20_Text"><text:span text:style-name="Strong_20_Emphasis"><text:span text:style-name="T207">| Assistant Engineer |</text:span></text:span></text:p>
      <text:p text:style-name="Preformatted_20_Text"><text:span text:style-name="Strong_20_Emphasis"><text:span text:style-name="T207">| Technique Leader   |</text:span></text:span></text:p>
      <text:p text:style-name="Preformatted_20_Text"><text:span text:style-name="Strong_20_Emphasis"><text:span text:style-name="T207">| Manager            |</text:span></text:span></text:p>
      <text:p text:style-name="Preformatted_20_Text"><text:span text:style-name="Strong_20_Emphasis"><text:span text:style-name="T207">+--------------------+</text:span></text:span></text:p>
      <text:p text:style-name="P770"><text:span text:style-name="T17">MERK:</text:span> <text:span text:style-name="T675">D</text:span><text:span text:style-name="T207">u</text:span> <text:span text:style-name="T675">kan bare bruke </text:span><text:span text:style-name="T17">DISTINCT</text:span> <text:span text:style-name="T675">på </text:span><text:span text:style-name="T264">én kolonne </text:span><text:span text:style-name="T207">i </text:span><text:span text:style-name="T264">hver</text:span><text:span text:style-name="T207"> SQL-setning</text:span>. <text:span text:style-name="T207">Det gir mening siden databasen ikke vil kunne </text:span><text:span text:style-name="T230">hente </text:span><text:span text:style-name="T207">mer enn </text:span><text:span text:style-name="T230">én</text:span><text:span text:style-name="T207"> rad for hver unike verdi, så det </text:span><text:span text:style-name="T230">vil være </text:span><text:span text:style-name="T207">meningsløst å le</text:span><text:span text:style-name="T230">g</text:span><text:span text:style-name="T207">ge til flere </text:span><text:span text:style-name="T264">distinkte </text:span><text:span text:style-name="T207">kolonner </text:span><text:span text:style-name="T264">i en rad</text:span><text:span text:style-name="T207">. </text:span><text:span text:style-name="T231">Med de fleste DBMSer vil det gi en feilmelding om du forsøker.</text:span><text:span text:style-name="T207"> <text:s text:c="2"/></text:span><text:s/></text:p>
      <text:h text:style-name="P813" text:outline-level="2"><text:bookmark-start text:name="__RefHeading___Toc13941_140935937"/><text:span text:style-name="Strong_20_Emphasis"><text:span text:style-name="T876"></text:span></text:span><text:span text:style-name="T874">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99">Begrense antall rader m</text:span></text:span><text:span text:style-name="Strong_20_Emphasis"><text:span text:style-name="T207">ed Microsoft SQL Server</text:span></text:span><text:bookmark-end text:name="__RefHeading___Toc16206_413252541"/></text:h>
      <text:p text:style-name="P421"><text:span text:style-name="Strong_20_Emphasis"><text:span text:style-name="T232">SQL Server har en syntaks som skiller seg fra de andre ved at begrensningen legges til rett etter nøkkelordet SELECT. Man bruker nøkkelordet </text:span></text:span><text:span text:style-name="Strong_20_Emphasis"><text:span text:style-name="T38">TOP </text:span></text:span><text:span text:style-name="Strong_20_Emphasis"><text:span text:style-name="T232">etterfulgt av et tall som angir antall rader du vil hente</text:span></text:span><text:span text:style-name="Strong_20_Emphasis"><text:span text:style-name="T38">. </text:span></text:span></text:p>
      <text:p text:style-name="Preformatted_20_Text"><text:span text:style-name="Strong_20_Emphasis"><text:span text:style-name="T207">SELECT </text:span></text:span><text:span text:style-name="Strong_20_Emphasis"><text:span text:style-name="T17">TOP 3 </text:span></text:span><text:span text:style-name="Strong_20_Emphasis"><text:span text:style-name="T207">dept_name FROM departments;</text:span></text:span></text:p>
      <text:p text:style-name="MERK"><text:span text:style-name="Strong_20_Emphasis"><text:span text:style-name="T632">MERK: TOP </text:span></text:span><text:span text:style-name="Strong_20_Emphasis"><text:span text:style-name="T232">henter </text:span></text:span><text:span text:style-name="Strong_20_Emphasis"><text:span text:style-name="T233">et antall</text:span></text:span><text:span text:style-name="Strong_20_Emphasis"><text:span text:style-name="T232"> </text:span></text:span><text:span text:style-name="Strong_20_Emphasis"><text:span text:style-name="T38">tilfeldige rader</text:span></text:span><text:span text:style-name="Strong_20_Emphasis"><text:span text:style-name="T232"> fra søkeresultatet, i praksis de første databasen finner, </text:span></text:span><text:span text:style-name="Strong_20_Emphasis"><text:span text:style-name="T233">og ikke f.eks. de nyeste radene eller de med høyest verdi for en kolonne e.l.. Vil du f.eks. ha en liste med de 10 nyeste må du sortere på et datofelt først, og så begrense med TOP. Du kan lese om sortering senere i dette kapitlet.</text:span></text:span></text:p>
      <text:p text:style-name="P435"><text:span text:style-name="Strong_20_Emphasis"><text:span text:style-name="T250">Med MS SQL Server kan du også spesifisere TOP i prosent, istedenfor i antall trader, f.eks. </text:span></text:span><text:span text:style-name="Strong_20_Emphasis"><text:span text:style-name="T326">hente 2 promille av radene i tabellen</text:span></text:span><text:span text:style-name="Strong_20_Emphasis"><text:span text:style-name="T250">:</text:span></text:span></text:p>
      <text:p text:style-name="P61"><text:span text:style-name="Strong_20_Emphasis"><text:span text:style-name="T250">SELECT </text:span></text:span><text:span text:style-name="Strong_20_Emphasis"><text:span text:style-name="T75">TOP (0.2) PERCENT</text:span></text:span><text:span text:style-name="Strong_20_Emphasis"><text:span text:style-name="T250"> * from employees; </text:span></text:span></text:p>
      <text:p text:style-name="P436"><text:span text:style-name="Strong_20_Emphasis"><text:span text:style-name="T251">Vi kan også sette et tall for en </text:span></text:span><text:span text:style-name="Strong_20_Emphasis"><text:span text:style-name="T44">OFFSET</text:span></text:span><text:span text:style-name="Strong_20_Emphasis"><text:span text:style-name="T251"> med MS SQL Server, dvs. et antall rader som det skal hoppes over før radene hentes, hvis vi sorterer resultatet og bruker denne syntaksen:</text:span></text:span></text:p>
      <text:p text:style-name="P62"><text:span text:style-name="Strong_20_Emphasis"><text:span text:style-name="T603">SELECT * FROM employees </text:span></text:span></text:p>
      <text:p text:style-name="P62"><text:span text:style-name="Strong_20_Emphasis"><text:span text:style-name="T607">OFFSET 50 ROWS FETCH NEXT 25 ROWS ONLY</text:span></text:span><text:span text:style-name="Strong_20_Emphasis"><text:span text:style-name="T603">;</text:span></text:span></text:p>
      <text:h text:style-name="Heading_20_3" text:outline-level="3"><text:bookmark-start text:name="__RefHeading___Toc16208_413252541"/><text:span text:style-name="Strong_20_Emphasis"><text:span text:style-name="T299">Begrense antall rader m</text:span></text:span><text:span text:style-name="Strong_20_Emphasis"><text:span text:style-name="T207">ed</text:span></text:span><text:span text:style-name="Strong_20_Emphasis"> </text:span><text:span text:style-name="Strong_20_Emphasis"><text:span text:style-name="T207">Oracle</text:span></text:span><text:bookmark-end text:name="__RefHeading___Toc16208_413252541"/></text:h>
      <text:p text:style-name="Preformatted_20_Text"><text:span text:style-name="Strong_20_Emphasis"><text:span text:style-name="T207">SELECT dept_name FROM departments </text:span></text:span><text:span text:style-name="Strong_20_Emphasis"><text:span text:style-name="T17">WHERE</text:span></text:span><text:span text:style-name="Strong_20_Emphasis"><text:span text:style-name="T207"> </text:span></text:span><text:span text:style-name="Strong_20_Emphasis"><text:span text:style-name="T17">ROWNUM &lt;=3</text:span></text:span><text:span text:style-name="Strong_20_Emphasis"><text:span text:style-name="T207">; </text:span></text:span></text:p>
      <text:h text:style-name="Heading_20_3" text:outline-level="3"><text:bookmark-start text:name="__RefHeading___Toc16210_413252541"/><text:span text:style-name="Strong_20_Emphasis"><text:span text:style-name="T299">Begrense antall rader m</text:span></text:span><text:span text:style-name="Strong_20_Emphasis"><text:span text:style-name="T207">ed</text:span></text:span><text:span text:style-name="Strong_20_Emphasis"> </text:span><text:span text:style-name="Strong_20_Emphasis"><text:span text:style-name="T207">MySQL/MariaDB <text:s/></text:span></text:span><text:span text:style-name="Strong_20_Emphasis"><text:span text:style-name="T251">og PostgreSQL</text:span></text:span><text:bookmark-end text:name="__RefHeading___Toc16210_413252541"/></text:h>
      <text:p text:style-name="P422"><text:span text:style-name="Strong_20_Emphasis"><text:span text:style-name="T234">MySQL, MariaDB og PostgreSQL bruker alle nøkkelordet </text:span></text:span><text:span text:style-name="Strong_20_Emphasis"><text:span text:style-name="T39">LIMIT </text:span></text:span><text:span text:style-name="Strong_20_Emphasis"><text:span text:style-name="T234">etterfulgt av et tall, til å begrense antall rader i resultat-tabellen. Setningen nedenfor henter tre vilkårlige rader i en tabell med tre definerte kolonner: </text:span></text:span></text:p>
      <text:p text:style-name="P119"><text:span text:style-name="Strong_20_Emphasis"><text:span text:style-name="T207">SELECT emp_no, first_name, last_name FROM employees </text:span></text:span></text:p>
      <text:p text:style-name="P119"><text:span text:style-name="Strong_20_Emphasis"><text:span text:style-name="T17">LIMIT 3</text:span></text:span><text:span text:style-name="Strong_20_Emphasis"><text:span text:style-name="T207">;</text:span></text:span></text:p>
      <text:p text:style-name="Text_20_body"><text:soft-page-break/>Med MySQL, MariaDB <text:span text:style-name="T635">og PostgreSQL </text:span>kan man sette <text:span text:style-name="T635">verdi for</text:span> en <text:span text:style-name="T17">OFFSET</text:span>, <text:span text:style-name="T635">dvs. et antall rader som systemet skal hoppe over før radene hentes - f.eks.</text:span> <text:span text:style-name="T635">kan man </text:span>hente 3 rader fra rad 100 og utover, slik:</text:p>
      <text:p text:style-name="P119"><text:span text:style-name="Strong_20_Emphasis"><text:span text:style-name="T207">SELECT emp_no, first_name, last_name FROM employees</text:span></text:span></text:p>
      <text:p text:style-name="P119"><text:span text:style-name="Strong_20_Emphasis"><text:span text:style-name="T17">LIMIT 3 OFFSET 100</text:span></text:span><text:span text:style-name="Strong_20_Emphasis"><text:span text:style-name="T207">;</text:span></text:span></text:p>
      <text:p text:style-name="Text_20_body"><text:span text:style-name="T635">Med MySQL og MariaDB </text:span>kan <text:span text:style-name="T635">man </text:span>også skrive <text:span text:style-name="T635">dette på denne måten</text:span>:</text:p>
      <text:p text:style-name="P119"><text:span text:style-name="Strong_20_Emphasis"><text:span text:style-name="T207">SELECT emp_no, first_name, last_name FROM employees</text:span></text:span></text:p>
      <text:p text:style-name="P119"><text:span text:style-name="Strong_20_Emphasis"><text:span text:style-name="T17">LIMIT 100,3</text:span></text:span><text:span text:style-name="Strong_20_Emphasis"><text:span text:style-name="T207">;</text:span></text:span></text:p>
      <text:p text:style-name="MERK"><text:span text:style-name="Strong_20_Emphasis"><text:span text:style-name="T635">MERK: </text:span></text:span><text:span text:style-name="Strong_20_Emphasis"><text:span text:style-name="T235">PostgreSQL tillater ikke den siste kortversjonen av LIMIT med OFFSET – og gir denne feilmeldingen hvis du forsøker:</text:span></text:span></text:p>
      <text:p text:style-name="MERK"><text:span text:style-name="Strong_20_Emphasis"><text:span text:style-name="T207">ERROR: <text:s/>LIMIT #,# syntax is not supported<text:line-break/>LINE 1: select * from employees limit 100,3<text:line-break/>HINT: <text:s/>Use separate LIMIT and OFFSET clauses.</text:span></text:span></text:p>
      <text:h text:style-name="P808" text:outline-level="2"><text:bookmark-start text:name="__RefHeading___Toc191_487959650"/><text:span text:style-name="Strong_20_Emphasis"><text:span text:style-name="T876"></text:span></text:span><text:span text:style-name="T874"> </text:span>Sortere data med ORDER BY<text:bookmark-end text:name="__RefHeading___Toc191_487959650"/></text:h>
      <text:p text:style-name="P362"><text:span text:style-name="T212">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3">ORDER BY </text:span></text:span><text:span text:style-name="Strong_20_Emphasis"><text:span text:style-name="T236">etterfulgt av feltet vi vil ha sortert</text:span></text:span><text:span text:style-name="Strong_20_Emphasis"><text:span text:style-name="T212">, </text:span></text:span><text:span text:style-name="Strong_20_Emphasis"><text:span text:style-name="T236">f.eks. </text:span></text:span><text:span text:style-name="T212">slik:</text:span></text:p>
      <text:p text:style-name="P50"><text:span text:style-name="Strong_20_Emphasis"><text:span text:style-name="T207">SELECT dept_no, dept_name FROM departments </text:span></text:span><text:span text:style-name="Strong_20_Emphasis"><text:span text:style-name="T17">ORDER BY</text:span></text:span><text:span text:style-name="Strong_20_Emphasis"><text:span text:style-name="T207"> dept_name; </text:span></text:span></text:p>
      <text:p text:style-name="Preformatted_20_Text"><text:span text:style-name="Strong_20_Emphasis"><text:span text:style-name="T207"/></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0">+---------+--------------------+</text:p>
      <text:p text:style-name="MERK"><text:soft-page-break/><text:span text:style-name="Strong_20_Emphasis"><text:span text:style-name="T567">MERK: </text:span></text:span><text:span text:style-name="Strong_20_Emphasis">ORDER BY</text:span> må alltid komme helt til slutt i en SELECT-setning. Hvis ikke genereres en feilmelding. (Unntak for MySQL/<text:span text:style-name="T567">MariaDB og PostgreSQL</text:span> hvor LIMIT kan komme etter ORDER BY)</text:p>
      <text:h text:style-name="P278" text:outline-level="3"><text:bookmark-start text:name="__RefHeading___Toc15763_604779659"/>ORDER BY med begrensning av resultatet i Oracle<text:bookmark-end text:name="__RefHeading___Toc15763_604779659"/></text:h>
      <text:p text:style-name="Text_20_body">Oracle <text:span text:style-name="T633">skiller seg fra de andre RDBMSene ved at det he</text:span>nte<text:span text:style-name="T633">s</text:span> <text:span text:style-name="T158">vilkårlige</text:span> rader med ROWNUM <text:span text:style-name="T176">selv om resultatet er sortert</text:span><text:span text:style-name="T633">, </text:span>så hvis du f.eks. vil hente <text:span text:style-name="T780">navnet til </text:span>de 3 sist ansatte medarbeiderne må du <text:span text:style-name="T634">først lage en SELECT-setning som er sortert på hire_date i synkende rekkefølge og så lage en «select *» fra denne igjen, som</text:span> på denne måten:</text:p>
      <text:p text:style-name="P135"><text:span text:style-name="Strong_20_Emphasis"><text:span text:style-name="T234">SELECT</text:span></text:span><text:span text:style-name="Strong_20_Emphasis"><text:span text:style-name="T207"> * from (</text:span></text:span><text:span text:style-name="Strong_20_Emphasis"><text:span text:style-name="T234">SELECT</text:span></text:span><text:span text:style-name="Strong_20_Emphasis"><text:span text:style-name="T207"> </text:span></text:span><text:span text:style-name="Strong_20_Emphasis"><text:span text:style-name="T327">first_name, last_name</text:span></text:span><text:span text:style-name="Strong_20_Emphasis"><text:span text:style-name="T207"> </text:span></text:span><text:span text:style-name="Strong_20_Emphasis"><text:span text:style-name="T234">FROM</text:span></text:span><text:span text:style-name="Strong_20_Emphasis"><text:span text:style-name="T207"> employees </text:span></text:span><text:span text:style-name="Strong_20_Emphasis"><text:span text:style-name="T234">ORDER BY</text:span></text:span><text:span text:style-name="Strong_20_Emphasis"><text:span text:style-name="T207"> hire_date </text:span></text:span><text:span text:style-name="Strong_20_Emphasis"><text:span text:style-name="T234">DESC</text:span></text:span><text:span text:style-name="Strong_20_Emphasis"><text:span text:style-name="T207">) </text:span></text:span><text:span text:style-name="Strong_20_Emphasis"><text:span text:style-name="T39">WHERE</text:span></text:span><text:span text:style-name="Strong_20_Emphasis"><text:span text:style-name="T328"> </text:span></text:span><text:span text:style-name="Strong_20_Emphasis"><text:span text:style-name="T39">ROWNUM</text:span></text:span><text:span text:style-name="Strong_20_Emphasis"><text:span text:style-name="T76"> &lt;= 3</text:span></text:span><text:span text:style-name="Strong_20_Emphasis"><text:span text:style-name="T328">;</text:span></text:span></text:p>
      <text:p text:style-name="P135"><text:span text:style-name="Strong_20_Emphasis"><text:span text:style-name="T328"/></text:span></text:p>
      <text:p text:style-name="P136"><text:span text:style-name="Strong_20_Emphasis"><text:span text:style-name="T207">FIRST_NAME <text:tab/>LAST_NAME<text:line-break/>--------------- <text:s/>------------------<text:line-break/>Bikash <text:tab/><text:tab/>Covnot <text:line-break/>Yucai <text:tab/><text:tab/>Gerlach <text:line-break/>Hideyuki <text:tab/><text:tab/>Delgrande</text:span></text:span></text:p>
      <text:h text:style-name="P813" text:outline-level="2"><text:bookmark-start text:name="__RefHeading___Toc4484_762629072"/><text:span text:style-name="Strong_20_Emphasis"><text:span text:style-name="T876"></text:span></text:span><text:span text:style-name="T874">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7">SELECT emp_no, first_name, last_name FROM employees</text:span></text:span></text:p>
      <text:p text:style-name="Preformatted_20_Text"><text:span text:style-name="Strong_20_Emphasis"><text:span text:style-name="T207">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0">+--------+------------+-----------+</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6">(pga. LIMIT 10 til slutt i setningen)</text:span>.</text:p>
      <text:p text:style-name="MERK"><text:span text:style-name="Strong_20_Emphasis"><text:span text:style-name="T636">MERK: </text:span></text:span>Det er fullt mulig å sortere etter kolonner vi ikke henter, dvs. etter kolonner som ikke er skrevet inn i SELECT-setningen - men det vil da ikke fremgå automatisk av resultatet hvilken kolonne det er sortert på. <text:span text:style-name="T636">Hadde vi f.eks. sortert tabellen ovenfor etter de ansattes alder (feltet </text:span><text:span text:style-name="T174">birth_date</text:span><text:span text:style-name="T501">) ville rekkefølgen sett vilkårlig ut, siden alder ikke er et av feltene i tabellen</text:span><text:span text:style-name="T174"> </text:span></text:p>
      <text:h text:style-name="P813" text:outline-level="2"><text:bookmark-start text:name="__RefHeading___Toc4486_762629072"/><text:span text:style-name="Strong_20_Emphasis"><text:span text:style-name="T876"></text:span></text:span><text:span text:style-name="T874"> </text:span>Angi sorterings-retning<text:bookmark-end text:name="__RefHeading___Toc4486_762629072"/></text:h>
      <text:p text:style-name="Text_20_body">Hvis vi ikke angir retning, sorteres data alfanumerisk i stigende rekkefølge. <text:span text:style-name="T781">Stigende rekkefølge kan angis eksplisitt med nøkkelordet </text:span><text:span text:style-name="T77">ASC</text:span><text:span text:style-name="T781"> (for ascending), men siden dette alltid er standard sorteringsrekkefølge er det som regel utelatt. </text:span>Vi kan angi at data skal sorteres i synkende rekkefølge med parameteret <text:span text:style-name="Strong_20_Emphasis"><text:span text:style-name="T17">DESC</text:span></text:span><text:span text:style-name="Strong_20_Emphasis"><text:span text:style-name="T207"> (for descending)</text:span></text:span><text:span text:style-name="T207">, slik:</text:span></text:p>
      <text:p text:style-name="P50"><text:span text:style-name="Strong_20_Emphasis"><text:span text:style-name="T207">SELECT emp_no, salary FROM salaries</text:span></text:span></text:p>
      <text:p text:style-name="Preformatted_20_Text"><text:span text:style-name="Strong_20_Emphasis"><text:span text:style-name="T207">ORDER BY salary </text:span></text:span><text:span text:style-name="Strong_20_Emphasis"><text:span text:style-name="T17">DESC</text:span></text:span><text:span text:style-name="Strong_20_Emphasis"><text:span text:style-name="T207">,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0">+--------+--------+</text:p>
      <text:p text:style-name="P768"><text:span text:style-name="Strong_20_Emphasis"><text:span text:style-name="T636">MERK: </text:span></text:span>I eksemplet ovenfor sorteres data etter lønn (<text:span text:style-name="T172">salary</text:span>), i synkende rekkefølge, dvs, med høyeste lønn øverst, og innenfor hver lønnskategori sorteres det etter ansattnummer (<text:span text:style-name="T172">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7">DESC</text:span> etter hvert kolonnenavn, slik:</text:p>
      <text:p text:style-name="P50"><text:soft-page-break/><text:span text:style-name="Strong_20_Emphasis"><text:span text:style-name="T207">SELECT emp_no, salary FROM salaries</text:span></text:span></text:p>
      <text:p text:style-name="Preformatted_20_Text"><text:span text:style-name="Strong_20_Emphasis"><text:span text:style-name="T207">ORDER BY emp_no </text:span></text:span><text:span text:style-name="Strong_20_Emphasis"><text:span text:style-name="T17">DESC</text:span></text:span><text:span text:style-name="Strong_20_Emphasis"><text:span text:style-name="T207">, salary </text:span></text:span><text:span text:style-name="Strong_20_Emphasis"><text:span text:style-name="T17">DESC</text:span></text:span><text:span text:style-name="Strong_20_Emphasis"><text:span text:style-name="T207"> LIMIT 10;</text:span></text:span></text:p>
      <text:p text:style-name="Preformatted_20_Text"><text:span text:style-name="Strong_20_Emphasis"><text:span text:style-name="T207"/></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0">+--------+--------+</text:p>
      <text:h text:style-name="Heading_20_3" text:outline-level="3"><text:bookmark-start text:name="__RefHeading___Toc4488_762629072"/>Sorteringsrekk<text:span text:style-name="T636">ef</text:span>ølge<text:bookmark-end text:name="__RefHeading___Toc4488_762629072"/></text:h>
      <text:p text:style-name="Text_20_body">I de fleste tilfeller <text:span text:style-name="T636">vil</text:span> databasen <text:span text:style-name="T636">være </text:span>satt opp slik at tekst-data sorteres i <text:span text:style-name="T17">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1">eller sjekke dokumentasjonen for den versjonen av programvaren du har installert</text:span>.</text:p>
      <text:h text:style-name="P813" text:outline-level="2"><text:bookmark-start text:name="__RefHeading___Toc9301_974749821"/><text:span text:style-name="Strong_20_Emphasis"><text:span text:style-name="T876"></text:span></text:span><text:span text:style-name="T874"> </text:span>Sortering <text:span text:style-name="T761">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37">f.eks. </text:span>angi at en kolonne skal sorteres etter norsk bokmål, mens en annen kolonne skal sorteres etter engelsk eller fransk. Hvis man ikke angir sorteringsspråk, brukes standardinnstillingen databasen er satt opp med.</text:p>
      <text:h text:style-name="P273" text:outline-level="3"><text:bookmark-start text:name="__RefHeading___Toc4490_762629072"/><text:span text:style-name="T755">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7">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7">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2">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38">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37">Nedenfor vises et søk uten å angi språk, hvor resultatet er sortert etter standardinnstillingen for databasen, evt for tabellen, </text:span><text:soft-page-break/><text:span text:style-name="T637">hvis den er angitt. Vi ser at Aamodt kommer først i tabellen, dvs. at dette ikke er etter norsk/dansk språk, men antagelig engelsk.</text:span></text:p>
      <text:p text:style-name="Preformatted_20_Text"><text:span text:style-name="Strong_20_Emphasis"><text:span text:style-name="T237">SELECT</text:span></text:span><text:span text:style-name="Strong_20_Emphasis"><text:span text:style-name="T207"> * </text:span></text:span><text:span text:style-name="Strong_20_Emphasis"><text:span text:style-name="T237">FROM</text:span></text:span><text:span text:style-name="Strong_20_Emphasis"><text:span text:style-name="T207"> employees </text:span></text:span><text:span text:style-name="Strong_20_Emphasis"><text:span text:style-name="T237">ORDER BY</text:span></text:span><text:span text:style-name="Strong_20_Emphasis"><text:span text:style-name="T207"> last_name, first_name </text:span></text:span><text:span text:style-name="Strong_20_Emphasis"><text:span text:style-name="T237">LIMIT</text:span></text:span><text:span text:style-name="Strong_20_Emphasis"><text:span text:style-name="T207">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0">5 rows in set (0,26 sec)</text:p>
      <text:p text:style-name="P424">Her er den samme tabellen sortert etter norsk/dansk språk, og vi ser at Acton nå er først (og Aamodt vil være sidestilt med Åmodt).</text:p>
      <text:p text:style-name="Preformatted_20_Text"><text:span text:style-name="Strong_20_Emphasis"><text:span text:style-name="T207">SELECT * FROM employees ORDER BY last_name </text:span></text:span><text:span text:style-name="Strong_20_Emphasis"><text:span text:style-name="T17">COLLATE utf8_danish_ci</text:span></text:span><text:span text:style-name="Strong_20_Emphasis"><text:span text:style-name="T207">, first_name </text:span></text:span><text:span text:style-name="Strong_20_Emphasis"><text:span text:style-name="T17">COLLATE utf8_danish_ci</text:span></text:span><text:span text:style-name="Strong_20_Emphasis"><text:span text:style-name="T207"> LIMIT 5;</text:span></text:span></text:p>
      <text:p text:style-name="Preformatted_20_Text"><text:span text:style-name="Strong_20_Emphasis"><text:span text:style-name="T207"/></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3">I tabellen nedenfor <text:s/>er språket satt til <text:span text:style-name="T17">utf8_general_ci</text:span>, som i praksis betyr engelsk språk uten å skille mellom små og store bokstaver, og Aamodt er igjen på toppen av tabellen:</text:p>
      <text:p text:style-name="Preformatted_20_Text"><text:span text:style-name="Strong_20_Emphasis"><text:span text:style-name="T207">SELECT * FROM employees ORDER BY last_name </text:span></text:span><text:span text:style-name="Strong_20_Emphasis"><text:span text:style-name="T17">COLLATE utf8_general_ci</text:span></text:span><text:span text:style-name="Strong_20_Emphasis"><text:span text:style-name="T207">, first_name </text:span></text:span><text:span text:style-name="Strong_20_Emphasis"><text:span text:style-name="T17">COLLATE utf8_general_ci</text:span></text:span><text:span text:style-name="Strong_20_Emphasis"><text:span text:style-name="T207"> LIMIT 5;</text:span></text:span></text:p>
      <text:p text:style-name="Preformatted_20_Text"><text:span text:style-name="Strong_20_Emphasis"><text:span text:style-name="T207"/></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3" text:outline-level="3"><text:bookmark-start text:name="__RefHeading___Toc4494_762629072"/><text:span text:style-name="T755">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38">COLLATE</text:span></text:span> <text:span text:style-name="T638">etterfulgt av den internasjonale standarden for angivelse av språk - &lt;språk&gt;_&lt;LANDSKODE&gt; </text:span>f.eks. slik:</text:p>
      <text:p text:style-name="P51"><text:span text:style-name="Strong_20_Emphasis"><text:span text:style-name="T207">SELECT emp_no, first_name, last_name </text:span></text:span><text:span text:style-name="Strong_20_Emphasis"><text:span text:style-name="T17">collate "nb_NO"</text:span></text:span><text:span text:style-name="Strong_20_Emphasis"><text:span text:style-name="T207"> FROM employees</text:span></text:span></text:p>
      <text:p text:style-name="Preformatted_20_Text"><text:span text:style-name="Strong_20_Emphasis"><text:span text:style-name="T207">ORDER BY last_name </text:span></text:span><text:span text:style-name="Strong_20_Emphasis"><text:span text:style-name="T329">LIMIT</text:span></text:span><text:span text:style-name="Strong_20_Emphasis"><text:span text:style-name="T207"> 10;</text:span></text:span></text:p>
      <text:p text:style-name="Preformatted_20_Text"><text:span text:style-name="Strong_20_Emphasis"><text:span text:style-name="T207"/></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5"><text:span text:style-name="Strong_20_Emphasis"><text:span text:style-name="T207">Bruker vi </text:span></text:span><text:span text:style-name="Strong_20_Emphasis"><text:span text:style-name="T17">britisk engelsk sortering</text:span></text:span><text:span text:style-name="Strong_20_Emphasis"><text:span text:style-name="T207"> på etternavn gir det dette resultatet:</text:span></text:span></text:p>
      <text:p text:style-name="Preformatted_20_Text"><text:span text:style-name="Strong_20_Emphasis"><text:span text:style-name="T207">SELECT emp_no, first_name, last_name </text:span></text:span><text:span text:style-name="Strong_20_Emphasis"><text:span text:style-name="T17">collate "en_GB"</text:span></text:span><text:span text:style-name="Strong_20_Emphasis"><text:span text:style-name="T207"> FROM employees</text:span></text:span></text:p>
      <text:p text:style-name="Preformatted_20_Text"><text:span text:style-name="Strong_20_Emphasis"><text:span text:style-name="T207">ORDER BY last_name limit 10;</text:span></text:span></text:p>
      <text:p text:style-name="Preformatted_20_Text"><text:span text:style-name="Strong_20_Emphasis"><text:span text:style-name="T207"/></text:span></text:p>
      <text:p text:style-name="Preformatted_20_Text"><text:span text:style-name="Strong_20_Emphasis"><text:s/></text:span><text:span text:style-name="Strong_20_Emphasis"><text:span text:style-name="T329">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7">MERK:</text:span> S<text:span text:style-name="T207">pråk- og landskoden må stå i doble anførselstegn, i likhet med feltnavn hvor PostgreSQL skal skille mellom små og store bokstaver, siden PostgreSQL ellers håndterer alt som små bokstaver, </text:span><text:span text:style-name="T239">og dermed ikke finner landskoden. </text:span><text:span text:style-name="T207"><text:s/></text:span><text:s/></text:p>
      <text:p text:style-name="P433">Hvilke språk som er installert på serveren <text:span text:style-name="T638">som P</text:span>ostgreSQL kjører på (og dermed kan erstatte "nb_NO" i setningen over) kan man få frem <text:span text:style-name="T653">på en Linux-server </text:span>med denne kommandoen fra et terminalvindu:</text:p>
      <text:p text:style-name="Preformatted_20_Text"><text:span text:style-name="Strong_20_Emphasis"><text:span text:style-name="T17">locale -a</text:span></text:span></text:p>
      <text:p text:style-name="Preformatted_20_Text"><text:span text:style-name="Strong_20_Emphasis"><text:span text:style-name="T207"/></text:span></text:p>
      <text:p text:style-name="Preformatted_20_Text"><text:span text:style-name="Strong_20_Emphasis"><text:span text:style-name="T207">af_ZA</text:span></text:span></text:p>
      <text:p text:style-name="Preformatted_20_Text"><text:span text:style-name="Strong_20_Emphasis"><text:span text:style-name="T207">af_ZA.iso88591</text:span></text:span></text:p>
      <text:p text:style-name="Preformatted_20_Text"><text:span text:style-name="Strong_20_Emphasis"><text:span text:style-name="T207">af_ZA.utf8</text:span></text:span></text:p>
      <text:p text:style-name="Preformatted_20_Text"><text:span text:style-name="Strong_20_Emphasis"><text:span text:style-name="T207">ak_GH</text:span></text:span></text:p>
      <text:p text:style-name="Preformatted_20_Text"><text:span text:style-name="Strong_20_Emphasis"><text:span text:style-name="T207">ak_GH.utf8</text:span></text:span></text:p>
      <text:p text:style-name="Preformatted_20_Text"><text:span text:style-name="Strong_20_Emphasis"><text:span text:style-name="T207">am_ET</text:span></text:span></text:p>
      <text:p text:style-name="Preformatted_20_Text"><text:span text:style-name="Strong_20_Emphasis"><text:span text:style-name="T207">am_ET.utf8</text:span></text:span></text:p>
      <text:p text:style-name="Preformatted_20_Text"><text:span text:style-name="Strong_20_Emphasis"><text:span text:style-name="T207">an_ES</text:span></text:span></text:p>
      <text:p text:style-name="Preformatted_20_Text"><text:span text:style-name="Strong_20_Emphasis"><text:span text:style-name="T207">an_ES.iso885915</text:span></text:span></text:p>
      <text:p text:style-name="Preformatted_20_Text"><text:span text:style-name="Strong_20_Emphasis"><text:span text:style-name="T207">an_ES.utf8</text:span></text:span></text:p>
      <text:p text:style-name="Preformatted_20_Text"><text:span text:style-name="Strong_20_Emphasis"><text:span text:style-name="T207">anp_IN</text:span></text:span></text:p>
      <text:p text:style-name="Preformatted_20_Text"><text:span text:style-name="Strong_20_Emphasis"><text:span text:style-name="T207">anp_IN.utf8</text:span></text:span></text:p>
      <text:p text:style-name="Preformatted_20_Text"><text:span text:style-name="Strong_20_Emphasis"><text:span text:style-name="T207">ar_AE</text:span></text:span></text:p>
      <text:p text:style-name="Preformatted_20_Text"><text:span text:style-name="Strong_20_Emphasis"><text:span text:style-name="T207">ar_AE.iso88596</text:span></text:span></text:p>
      <text:p text:style-name="Preformatted_20_Text"><text:span text:style-name="Strong_20_Emphasis"><text:span text:style-name="T207">ar_AE.utf8</text:span></text:span></text:p>
      <text:p text:style-name="Preformatted_20_Text"><text:span text:style-name="Strong_20_Emphasis"><text:span text:style-name="T207">ar_BH</text:span></text:span></text:p>
      <text:p text:style-name="Preformatted_20_Text"><text:span text:style-name="Strong_20_Emphasis"><text:span text:style-name="T207">ar_BH.iso88596</text:span></text:span></text:p>
      <text:p text:style-name="P240"><text:span text:style-name="Strong_20_Emphasis"><text:span text:style-name="T207">etc .....<text:line-break/></text:span></text:span></text:p>
      <text:h text:style-name="P273" text:outline-level="3"><text:bookmark-start text:name="__RefHeading___Toc14210_2514959757"/><text:span text:style-name="Strong_20_Emphasis"><text:span text:style-name="T300">Sortering etter språk med </text:span></text:span><text:span text:style-name="Strong_20_Emphasis"><text:span text:style-name="T207">Microsoft SQL Server</text:span></text:span><text:bookmark-end text:name="__RefHeading___Toc14210_2514959757"/></text:h>
      <text:p text:style-name="Text_20_body"><text:span text:style-name="Strong_20_Emphasis"><text:span text:style-name="T293">Sortering etter språk</text:span></text:span><text:span text:style-name="Strong_20_Emphasis"><text:span text:style-name="T60"> (</text:span></text:span><text:span text:style-name="Strong_20_Emphasis"><text:span text:style-name="T59">collation</text:span></text:span><text:span text:style-name="Strong_20_Emphasis"><text:span text:style-name="T60">)</text:span></text:span><text:span text:style-name="Strong_20_Emphasis"><text:span text:style-name="T283"> </text:span></text:span><text:span text:style-name="Strong_20_Emphasis"><text:span text:style-name="T293">kan anvendes på uttrykk, kolonner og databaser</text:span></text:span><text:span text:style-name="Strong_20_Emphasis"><text:span text:style-name="T283">. </text:span></text:span><text:span text:style-name="Strong_20_Emphasis"><text:span text:style-name="T293">Språket kan angis etter en av to spesifikasjoner:</text:span></text:span><text:span text:style-name="Strong_20_Emphasis"><text:span text:style-name="T283"> </text:span></text:span></text:p>
      <text:list xml:id="list3110993806" text:style-name="L11">
        <text:list-item>
          <text:p text:style-name="P902"><text:a xlink:type="simple" xlink:href="https://docs.microsoft.com/en-us/sql/t-sql/statements/windows-collation-name-transact-sql" text:style-name="Internet_20_link" text:visited-style-name="Visited_20_Internet_20_Link">Windows Collation Name</text:a>. </text:p>
        </text:list-item>
        <text:list-item>
          <text:p text:style-name="P902"><text:a xlink:type="simple" xlink:href="https://docs.microsoft.com/en-us/sql/t-sql/statements/sql-server-collation-name-transact-sql" text:style-name="Internet_20_link" text:visited-style-name="Visited_20_Internet_20_Link">SQL Server Collation Name</text:a>. </text:p>
        </text:list-item>
      </text:list>
      <text:p text:style-name="P501"><text:soft-page-break/><text:span text:style-name="Strong_20_Emphasis"><text:span text:style-name="T285">For å finne hvilke sorteringsrekkefølger SQL-serveren støtter </text:span></text:span><text:span text:style-name="Strong_20_Emphasis"><text:span text:style-name="T305">for norsk språk </text:span></text:span><text:span text:style-name="Strong_20_Emphasis"><text:span text:style-name="T285">kan man bruke denne SQL-setningen:</text:span></text:span></text:p>
      <text:p text:style-name="Preformatted_20_Text"><text:span text:style-name="Strong_20_Emphasis"><text:span text:style-name="T207">SELECT name FROM sys.fn_helpcollations() where lower(name) like '%norwegian%' <text:line-break/></text:span></text:span></text:p>
      <text:p text:style-name="P99"><text:span text:style-name="Strong_20_Emphasis"><text:span text:style-name="T207">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7">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7">(52</text:span></text:span><text:span text:style-name="Strong_20_Emphasis"><text:span text:style-name="T285"> </text:span></text:span><text:span text:style-name="Strong_20_Emphasis"><text:span text:style-name="T287">rows affected)</text:span></text:span></text:p>
      <text:p text:style-name="MERK"><text:span text:style-name="Strong_20_Emphasis"><text:span text:style-name="T78">MERK: </text:span></text:span><text:span text:style-name="Strong_20_Emphasis"><text:span text:style-name="T306">Av alle disse mulighetene er det kun de som begynner med Danish_Norwegian som gir oss riktig sortering av Aa sammen med Å. </text:span></text:span></text:p>
      <text:p text:style-name="P502"><text:span text:style-name="Strong_20_Emphasis"><text:span text:style-name="T293">Her er et eksempel hvor vi først søker fornavn og etternavn fra tabellen employees, og sorterer etter etternavn med databasens standard-innstillinger for språk:</text:span></text:span></text:p>
      <text:p text:style-name="P98"><text:span text:style-name="Strong_20_Emphasis"><text:span text:style-name="T207">SELECT TOP 5 first_name, last_name FROM employees ORDER BY last_name;</text:span></text:span></text:p>
      <text:p text:style-name="P98"><text:span text:style-name="Strong_20_Emphasis"><text:span text:style-name="T207"><text:line-break/>first_name     last_name        <text:line-break/>-------------- ---------------- <text:line-break/>Weiyi          Aamodt           <text:line-break/>Ziya           Aamodt           <text:line-break/>Kensyu         Aamodt           <text:line-break/>Gladys         Aamodt           <text:line-break/>Roddy          Aamodt     </text:span></text:span></text:p>
      <text:p text:style-name="P502"><text:span text:style-name="Strong_20_Emphasis"><text:span text:style-name="T293">Vi ser at Aamodt kommer først i sorteringen, dvs. at det ikke sorteres etter norsk (eller dansk) språk. Legger vi til</text:span></text:span><text:span text:style-name="Strong_20_Emphasis"><text:span text:style-name="T286"> dansk-norsk sortering – </text:span></text:span><text:span text:style-name="Strong_20_Emphasis"><text:span text:style-name="T55">Danish_Norwegian_CI_AS - </text:span></text:span><text:span text:style-name="Strong_20_Emphasis"><text:span text:style-name="T286"><text:s/>blir det riktig: </text:span></text:span></text:p>
      <text:p text:style-name="P98"><text:span text:style-name="Strong_20_Emphasis"><text:span text:style-name="T305">SELECT</text:span></text:span><text:span text:style-name="Strong_20_Emphasis"><text:span text:style-name="T207"> </text:span></text:span><text:span text:style-name="Strong_20_Emphasis"><text:span text:style-name="T305">TOP </text:span></text:span><text:span text:style-name="Strong_20_Emphasis"><text:span text:style-name="T207">5 first_name, last_name </text:span></text:span><text:span text:style-name="Strong_20_Emphasis"><text:span text:style-name="T305">FROM</text:span></text:span><text:span text:style-name="Strong_20_Emphasis"><text:span text:style-name="T207"> employees </text:span></text:span><text:span text:style-name="Strong_20_Emphasis"><text:span text:style-name="T305">ORDER BY</text:span></text:span><text:span text:style-name="Strong_20_Emphasis"><text:span text:style-name="T207"> last_name </text:span></text:span><text:span text:style-name="Strong_20_Emphasis"><text:span text:style-name="T17">collate Danish_Norwegian_CI_AS</text:span></text:span><text:span text:style-name="Strong_20_Emphasis"><text:span text:style-name="T207">; <text:s/></text:span></text:span></text:p>
      <text:p text:style-name="P98"><text:span text:style-name="Strong_20_Emphasis"><text:span text:style-name="T207"><text:line-break/>first_name     last_name        <text:line-break/>-------------- ---------------- <text:line-break/>Oscar          Acton            <text:line-break/>Xumin          Acton            <text:line-break/></text:span></text:span><text:soft-page-break/><text:span text:style-name="Strong_20_Emphasis"><text:span text:style-name="T207">Tayeb          Acton            <text:line-break/>Shaz           Acton            <text:line-break/>Soenke         Acton            </text:span></text:span></text:p>
      <text:h text:style-name="P274" text:outline-level="3"><text:bookmark-start text:name="__RefHeading___Toc14212_2514959757"/><text:span text:style-name="Strong_20_Emphasis"><text:span text:style-name="T300">Sortering etter språk med </text:span></text:span><text:span text:style-name="Strong_20_Emphasis"><text:span text:style-name="T284">Oracle</text:span></text:span><text:bookmark-end text:name="__RefHeading___Toc14212_2514959757"/></text:h>
      <text:p text:style-name="P511"><text:span text:style-name="Strong_20_Emphasis"><text:span text:style-name="T307">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7">SELECT * FROM (SELECT first_name, last_name FROM employees ORDER BY last_name) WHERE rownum &lt;= 5 ;</text:span></text:span></text:p>
      <text:p text:style-name="Preformatted_20_Text"><text:span text:style-name="Strong_20_Emphasis"><text:span text:style-name="T207"/></text:span></text:p>
      <text:p text:style-name="P120"><text:span text:style-name="Strong_20_Emphasis"><text:span text:style-name="T207">first_name     last_name        <text:line-break/>-------------- ---------------- <text:line-break/>Weiyi          Aamodt           <text:line-break/>Ziya           Aamodt           <text:line-break/>Kensyu         Aamodt           <text:line-break/>Gladys         Aamodt           <text:line-break/>Roddy          Aamodt     </text:span></text:span></text:p>
      <text:p text:style-name="P511"><text:span text:style-name="Strong_20_Emphasis"><text:span text:style-name="T307">Eksemplet over bruker standard-instillingen for språk, som vi ser ikke er norsk eller dansk. </text:span></text:span><text:span text:style-name="Strong_20_Emphasis"><text:span text:style-name="T308">For å sortere etter reglene for et annet språk, bruker vi også med Oracle –</text:span></text:span><text:span text:style-name="Strong_20_Emphasis"><text:span text:style-name="T309"> funksjonen </text:span></text:span><text:span text:style-name="Strong_20_Emphasis"><text:span text:style-name="T67">NLSSORT(). </text:span></text:span><text:span text:style-name="Strong_20_Emphasis"><text:span text:style-name="T309">Denne funksjonen tar to parametre: Feltet som skal sorteres og en parentes med ’NLS_SORT = &lt;SPRÅKKODE&gt;’ <text:s/></text:span></text:span><text:span text:style-name="Strong_20_Emphasis"><text:span text:style-name="T308"><text:s/>f.eks. slik:</text:span></text:span></text:p>
      <text:p text:style-name="P122"><text:span text:style-name="Strong_20_Emphasis"><text:span text:style-name="T309">SELECT * FROM (SELECT first_name, last_name FROM employees </text:span></text:span><text:span text:style-name="Strong_20_Emphasis"><text:span text:style-name="T67">ORDER BY NLSSORT(last_name, 'NLS_SORT = XDanish')</text:span></text:span><text:span text:style-name="Strong_20_Emphasis"><text:span text:style-name="T309"> ) WHERE rownum &lt;= 5;</text:span></text:span></text:p>
      <text:p text:style-name="P121"><text:span text:style-name="Strong_20_Emphasis"><text:span text:style-name="T308"/></text:span></text:p>
      <text:p text:style-name="P123"><text:span text:style-name="Strong_20_Emphasis"><text:span text:style-name="T308">first_name     last_name        </text:span></text:span></text:p>
      <text:p text:style-name="P123"><text:span text:style-name="Strong_20_Emphasis"><text:span text:style-name="T308">-------------- ---------------- </text:span></text:span></text:p>
      <text:p text:style-name="P123"><text:span text:style-name="Strong_20_Emphasis"><text:span text:style-name="T310">Lene <text:tab/> <text:s text:c="4"/>Acton</text:span></text:span></text:p>
      <text:p text:style-name="P123"><text:span text:style-name="Strong_20_Emphasis"><text:span text:style-name="T310">Djenana <text:tab/> <text:s text:c="4"/>Acton</text:span></text:span></text:p>
      <text:p text:style-name="P123"><text:span text:style-name="Strong_20_Emphasis"><text:span text:style-name="T310">Idoia <text:tab/> <text:s text:c="4"/>Acton</text:span></text:span></text:p>
      <text:p text:style-name="P123"><text:span text:style-name="Strong_20_Emphasis"><text:span text:style-name="T310">Heon <text:tab/> <text:s text:c="4"/>Acton</text:span></text:span></text:p>
      <text:p text:style-name="P123"><text:span text:style-name="Strong_20_Emphasis"><text:span text:style-name="T310">Zita <text:tab/> <text:s text:c="4"/>Acton </text:span></text:span></text:p>
      <text:p text:style-name="MERK"><text:span text:style-name="Strong_20_Emphasis"><text:span text:style-name="T762">MERK: </text:span></text:span><text:span text:style-name="Strong_20_Emphasis"><text:span text:style-name="T310">Vi ser at Oracle henter andre fornavn enn f.eks. SQL Server </text:span></text:span><text:span text:style-name="Strong_20_Emphasis"><text:span text:style-name="T330">gjør for </text:span></text:span><text:span text:style-name="Strong_20_Emphasis"><text:span text:style-name="T310">de 5 første radene. Siden vi ikke har sortert på fornavn vil det være tilfeldig hvilke som kommer først innenfor hvert etternavn.</text:span></text:span></text:p>
      <text:p text:style-name="P513"><text:soft-page-break/><text:span text:style-name="Strong_20_Emphasis"><text:span text:style-name="T310">Vi kan få en oversikt over hvilke Språkkoder som NLS_SORT() støtter </text:span></text:span><text:span text:style-name="Strong_20_Emphasis"><text:span text:style-name="T312">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2">https://docs.oracle.com/cloud/latest/db112/NLSPG/applocaledata.htm#g681743</text:span></text:span></text:a><text:span text:style-name="Strong_20_Emphasis"><text:span text:style-name="T312">.</text:span></text:span></text:p>
      <text:p text:style-name="P513"><text:span text:style-name="Strong_20_Emphasis"><text:span text:style-name="T312">X’en før XDanish står for </text:span></text:span><text:span text:style-name="Strong_20_Emphasis"><text:span text:style-name="T169">Extended</text:span></text:span><text:span text:style-name="Strong_20_Emphasis"><text:span text:style-name="T541">, og tar hensyn til spesialiteter utenfor det som normalt ligger i ASCII-tegnsettet, som f.eks at AA skal tolkes som én bokstav: Å. Dessverre er det ingen XNorwegian, men XDanish fungerer fint også for norsk. <text:s/></text:span></text:span></text:p>
      <text:p text:style-name="P512"><text:span text:style-name="Strong_20_Emphasis"><text:span text:style-name="T310">Istedenfor å angi språk i hver SQL-setning, kan vi også skrive inn dette </text:span></text:span><text:span text:style-name="Strong_20_Emphasis"><text:span text:style-name="T311">i terminalklienten </text:span></text:span><text:span text:style-name="Strong_20_Emphasis"><text:span text:style-name="T310">før </text:span></text:span><text:span text:style-name="Strong_20_Emphasis"><text:span text:style-name="T311">vi starter </text:span></text:span><text:span text:style-name="Strong_20_Emphasis"><text:span text:style-name="T310">søkene:</text:span></text:span></text:p>
      <text:p text:style-name="P123"><text:span text:style-name="Strong_20_Emphasis"><text:span text:style-name="T310">ALTER SESSION SET NLS_COMP = 'LINGUISTIC';</text:span></text:span></text:p>
      <text:p text:style-name="P803">ALTER SESSION SET NLS_SORT = 'XDanish';</text:p>
      <text:p text:style-name="P514"><text:span text:style-name="Strong_20_Emphasis"><text:span text:style-name="T310">Koden over setter default søkespråk til Dansk </text:span></text:span><text:span text:style-name="Strong_20_Emphasis"><text:span text:style-name="T311">for gjelden</text:span></text:span><text:span text:style-name="Strong_20_Emphasis"><text:span text:style-name="T331">d</text:span></text:span><text:span text:style-name="Strong_20_Emphasis"><text:span text:style-name="T311">e </text:span></text:span><text:span text:style-name="Strong_20_Emphasis"><text:span text:style-name="T166">session, </text:span></text:span><text:span text:style-name="Strong_20_Emphasis"><text:span text:style-name="T540"><text:s/>dvs. så lenge vi er innlogget. </text:span></text:span><text:span text:style-name="Strong_20_Emphasis"><text:span text:style-name="T310"><text:s/></text:span></text:span></text:p>
      <text:h text:style-name="P813" text:outline-level="2"><text:bookmark-start text:name="__RefHeading___Toc15457_3971551474"/><text:span text:style-name="Strong_20_Emphasis"><text:span text:style-name="T876"></text:span></text:span><text:span text:style-name="T874"> </text:span>Filtrering av data med <text:span text:style-name="Strong_20_Emphasis"><text:span text:style-name="T528">WHERE</text:span></text:span><text:bookmark-end text:name="__RefHeading___Toc15457_3971551474"/></text:h>
      <text:p text:style-name="Text_20_body"><text:span text:style-name="T639">Ofte</text:span> <text:span text:style-name="T639">ønsker </text:span>man <text:span text:style-name="T639">å hente ut et utvalg fra</text:span> <text:span text:style-name="T639">en eller flere </text:span>tabeller <text:span text:style-name="T639">ved å søke (filtrere) etter spesifiserte søkekriterier.</text:span> <text:s/>Dette kan vi gjøre ved å kombinere <text:span text:style-name="Strong_20_Emphasis">SELECT</text:span> med <text:span text:style-name="T639">nøkkelordet </text:span><text:span text:style-name="Strong_20_Emphasis">WHERE.</text:span> Her er et eksempel:</text:p>
      <text:p text:style-name="Preformatted_20_Text"><text:span text:style-name="Strong_20_Emphasis"><text:span text:style-name="T207">SELECT from_date, to_date, salary FROM salaries</text:span></text:span></text:p>
      <text:p text:style-name="P3"><text:span text:style-name="Strong_20_Emphasis"><text:span text:style-name="T17">WHERE</text:span></text:span><text:span text:style-name="Strong_20_Emphasis"><text:span text:style-name="T207">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0">+------------+------------+--------+</text:p>
      <text:p text:style-name="P329">Denne setningen henter ut fra- og til-dato og lønn for medarbeideren med ansattnummer 50500.</text:p>
      <text:p text:style-name="P771"><text:soft-page-break/><text:span text:style-name="Strong_20_Emphasis"><text:span text:style-name="T639">MERK: </text:span></text:span>Hvis data sorteres med ORDER BY må sorteringen stå helt til slutt i setningen, mao etter WHERE. ORDER BY er alltid det siste vi skriver inn i en SQL-setning (med unntak for LIMIT <text:span text:style-name="T680">som kommer helt til slutt med</text:span> PostgreSQL <text:span text:style-name="T681">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3">dvs.</text:span> er NULL, ingen verdi <text:span text:style-name="T763">er satt</text:span></text:p>
          </table:table-cell>
        </table:table-row>
      </table:table>
      <text:p text:style-name="Text_20_body"/>
      <text:h text:style-name="P261" text:outline-level="3"><text:bookmark-start text:name="__RefHeading___Toc4499_762629072"/><text:span text:style-name="T640">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7">SELECT * FROM salaries</text:span></text:span></text:p>
      <text:p text:style-name="Preformatted_20_Text"><text:span text:style-name="Strong_20_Emphasis"><text:span text:style-name="T207">WHERE salary &gt; 155000</text:span></text:span></text:p>
      <text:p text:style-name="Preformatted_20_Text"><text:span text:style-name="Strong_20_Emphasis"><text:span text:style-name="T207">ORDER BY salary DESC;</text:span></text:span></text:p>
      <text:p text:style-name="Preformatted_20_Text"><text:span text:style-name="Strong_20_Emphasis"><text:span text:style-name="T207"/></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0">+--------+--------+------------+------------+</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7">SELECT * FROM salaries</text:span></text:span></text:p>
      <text:p text:style-name="Preformatted_20_Text"><text:span text:style-name="Strong_20_Emphasis"><text:span text:style-name="T207">WHERE salary &lt;&gt; 40000 LIMIT 10;</text:span></text:span></text:p>
      <text:p text:style-name="Preformatted_20_Text"><text:span text:style-name="Strong_20_Emphasis"><text:span text:style-name="T207"/></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0">+--------+--------+------------+------------+</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7">SELECT * FROM salaries</text:span></text:span></text:p>
      <text:p text:style-name="Preformatted_20_Text"><text:span text:style-name="Strong_20_Emphasis"><text:span text:style-name="T207">WHERE salary BETWEEN 156000 AND 158000</text:span></text:span></text:p>
      <text:p text:style-name="Preformatted_20_Text"><text:span text:style-name="Strong_20_Emphasis"><text:span text:style-name="T207">ORDER BY salary;</text:span></text:span></text:p>
      <text:p text:style-name="Preformatted_20_Text"><text:span text:style-name="Strong_20_Emphasis"><text:span text:style-name="T17"/></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0">+--------+--------+------------+------------+</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7">SELECT * FROM salaries</text:span></text:span></text:p>
      <text:p text:style-name="P109"><text:span text:style-name="Strong_20_Emphasis"><text:span text:style-name="T207">WHERE salary IS NULL;<text:line-break/></text:span></text:span></text:p>
      <text:p text:style-name="P109">Empty set (0,00 sec)</text:p>
      <text:p text:style-name="P772"><text:soft-page-break/><text:span text:style-name="Strong_20_Emphasis"><text:span text:style-name="T656">MERK: </text:span></text:span>Null-verdi (IS NULL) er ikke det samme som at kolonnen inneholder 0 eller en tom streng, men betyr at kolonnen ikke inneholder noe data, mao at det ikke er satt noen verdi for kolonnen i den aktuelle raden.</text:p>
      <text:h text:style-name="P814" text:outline-level="2"><text:bookmark-start text:name="__RefHeading___Toc9303_974749821"/><text:span text:style-name="Strong_20_Emphasis"><text:span text:style-name="T876"></text:span></text:span><text:span text:style-name="T874"> </text:span>Kombinerte betingelser med AND, OR og IN<text:bookmark-end text:name="__RefHeading___Toc9303_974749821"/></text:h>
      <text:p text:style-name="P427"><text:span text:style-name="Strong_20_Emphasis"><text:span text:style-name="T207">Vi kan lage </text:span></text:span><text:span text:style-name="Strong_20_Emphasis"><text:span text:style-name="T252">avanserte</text:span></text:span><text:span text:style-name="Strong_20_Emphasis"><text:span text:style-name="T207"> utvelgelser av data ved å kombinere flere </text:span></text:span><text:span text:style-name="Strong_20_Emphasis"><text:span text:style-name="T17">WHERE</text:span></text:span><text:span text:style-name="Strong_20_Emphasis"><text:span text:style-name="T207">-betingelser </text:span></text:span><text:span text:style-name="Strong_20_Emphasis"><text:span text:style-name="T255">med</text:span></text:span><text:span text:style-name="Strong_20_Emphasis"><text:span text:style-name="T238"> nøkkelordene </text:span></text:span><text:span text:style-name="Strong_20_Emphasis"><text:span text:style-name="T40">AND</text:span></text:span><text:span text:style-name="Strong_20_Emphasis"><text:span text:style-name="T238">, </text:span></text:span><text:span text:style-name="Strong_20_Emphasis"><text:span text:style-name="T40">OR</text:span></text:span><text:span text:style-name="Strong_20_Emphasis"><text:span text:style-name="T238"> og </text:span></text:span><text:span text:style-name="Strong_20_Emphasis"><text:span text:style-name="T40">IN</text:span></text:span><text:span text:style-name="Strong_20_Emphasis"><text:span text:style-name="T207">.</text:span></text:span></text:p>
      <text:h text:style-name="Heading_20_3" text:outline-level="3"><text:bookmark-start text:name="__RefHeading___Toc4508_762629072"/>Bruk av <text:span text:style-name="T17">AND</text:span><text:bookmark-end text:name="__RefHeading___Toc4508_762629072"/></text:h>
      <text:p text:style-name="P438">For å filtrere på mer enn én kolonne, kan vi koble sammen flere WHERE-betingelser med AND. <text:span text:style-name="T658">Vi</text:span> <text:span text:style-name="T658">kan for eksempel hente navnet på alle som er født før 1. januar 1960 og ansatt etter 1. januar 2000 ved å koble disse to kriteriene sammen med AND, </text:span>slik:</text:p>
      <text:p text:style-name="P52"><text:span text:style-name="Strong_20_Emphasis"><text:span text:style-name="T207">SELECT first_name, last_name FROM employees</text:span></text:span></text:p>
      <text:p text:style-name="Preformatted_20_Text"><text:span text:style-name="Strong_20_Emphasis"><text:span text:style-name="T207">WHERE birth_date &lt; '1960-01-01'</text:span></text:span></text:p>
      <text:p text:style-name="Preformatted_20_Text"><text:span text:style-name="Strong_20_Emphasis"><text:span text:style-name="T17">AND</text:span></text:span><text:span text:style-name="Strong_20_Emphasis"><text:span text:style-name="T207">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0">+------------+------------+</text:p>
      <text:h text:style-name="Heading_20_3" text:outline-level="3"><text:bookmark-start text:name="__RefHeading___Toc4510_762629072"/>Bruk av <text:span text:style-name="T17">OR</text:span><text:bookmark-end text:name="__RefHeading___Toc4510_762629072"/></text:h>
      <text:p text:style-name="P438">OR er motsatt av AND, og henter ut data som tilfredsstiller minst ett av flere kriterier. Setningen <text:span text:style-name="T658">under</text:span> henter info for ansatte i avdelingene d009 og d007, dv<text:span text:style-name="T658">s</text:span> for alle som er eller har vært ansatt i en av de to avdelingene, sorterer etter emp_no og begrenser resultatet til 10 rader:</text:p>
      <text:p text:style-name="P52"><text:span text:style-name="Strong_20_Emphasis"><text:span text:style-name="T207">SELECT emp_no, dept_no FROM dept_emp</text:span></text:span></text:p>
      <text:p text:style-name="Preformatted_20_Text"><text:span text:style-name="Strong_20_Emphasis"><text:span text:style-name="T207">WHERE dept_no = 'd009'</text:span></text:span></text:p>
      <text:p text:style-name="Preformatted_20_Text"><text:soft-page-break/><text:span text:style-name="Strong_20_Emphasis"><text:span text:style-name="T17">OR</text:span></text:span><text:span text:style-name="Strong_20_Emphasis"><text:span text:style-name="T207"> dept_no = 'd007'</text:span></text:span></text:p>
      <text:p text:style-name="Preformatted_20_Text"><text:span text:style-name="Strong_20_Emphasis"><text:span text:style-name="T207">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0">+--------+---------+</text:p>
      <text:p text:style-name="Text_20_body"><text:span text:style-name="T658">Ved bruk av OR vil </text:span>en rad <text:span text:style-name="T658">bli </text:span>hente<text:span text:style-name="T658">t</text:span> når det første kriteriet er møtt, og <text:span text:style-name="T641">ved treff sjekkes </text:span>som regel ikke de andre kriteriene i det hele tatt.</text:p>
      <text:h text:style-name="Heading_20_3" text:outline-level="3"><text:bookmark-start text:name="__RefHeading___Toc15467_3971551474"/><text:span text:style-name="Strong_20_Emphasis"><text:span text:style-name="T207">Kombinasjon av </text:span></text:span><text:span text:style-name="Strong_20_Emphasis"><text:span text:style-name="T17">OR</text:span></text:span><text:span text:style-name="Strong_20_Emphasis"><text:span text:style-name="T207"> og </text:span></text:span><text:span text:style-name="Strong_20_Emphasis"><text:span text:style-name="T17">AND</text:span></text:span><text:bookmark-end text:name="__RefHeading___Toc15467_3971551474"/></text:h>
      <text:p text:style-name="Text_20_body"><text:span text:style-name="T658">Vi kan kombinere betingelser med OR og AND så mange ganger vi har behov for i samme SQL-setning. Men rekkefølgen på betingelsene kan være avgjørende for resultatet. </text:span>Setter vi opp en SQL-setning som <text:span text:style-name="T658">i eksemplet under</text:span>, kan vi få uventede resultater:</text:p>
      <text:p text:style-name="P52"><text:span text:style-name="Strong_20_Emphasis"><text:span text:style-name="T207">SELECT birth_date FROM employees</text:span></text:span></text:p>
      <text:p text:style-name="P52"><text:span text:style-name="Strong_20_Emphasis"><text:span text:style-name="T207">WHERE hire_date &lt; '1998-01-01' </text:span></text:span><text:span text:style-name="Strong_20_Emphasis"><text:span text:style-name="T17">OR</text:span></text:span><text:span text:style-name="Strong_20_Emphasis"><text:span text:style-name="T207"> hire_date &gt; '1995-01-01'</text:span></text:span></text:p>
      <text:p text:style-name="P52"><text:span text:style-name="Strong_20_Emphasis"><text:span text:style-name="T17">AND</text:span></text:span><text:span text:style-name="Strong_20_Emphasis"><text:span text:style-name="T207"> birth_date &gt; '1960-01-01' LIMIT 10;</text:span></text:span></text:p>
      <text:p text:style-name="P52"><text:span text:style-name="Strong_20_Emphasis"><text:span text:style-name="T207"/></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0">+------------+</text:p>
      <text:p text:style-name="Text_20_body"><text:span text:style-name="T658">Vi ser at f</text:span>lere av resultatene h<text:span text:style-name="T658">a</text:span>r fødselsdato <text:span text:style-name="Strong_20_Emphasis"><text:span text:style-name="Emphasis">før</text:span></text:span><text:span text:style-name="Strong_20_Emphasis"> </text:span>1. januar 1960. <text:span text:style-name="T658">Årsaken er at </text:span><text:span text:style-name="Strong_20_Emphasis">AND</text:span> blir behandlet før <text:span text:style-name="Strong_20_Emphasis">OR</text:span>. <text:span text:style-name="T658">Så </text:span>SQL vil tolke setningen ove<text:span text:style-name="T658">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7">parenteser</text:span> til å knytte sammen riktige betingelser. <text:span text:style-name="T658">Det som står inne i en parentes blir behandlet sammen, før resten av setningen behandles. Så denne setningen vil gi riktig resultat:</text:span></text:p>
      <text:p text:style-name="P52"><text:span text:style-name="Strong_20_Emphasis"><text:span text:style-name="T207">SELECT birth_date FROM employees</text:span></text:span></text:p>
      <text:p text:style-name="Preformatted_20_Text"><text:span text:style-name="Strong_20_Emphasis"><text:span text:style-name="T207">WHERE (hire_date &lt; '1998-01-01' OR hire_date &gt; '1995-01-01')</text:span></text:span></text:p>
      <text:p text:style-name="Preformatted_20_Text"><text:span text:style-name="Strong_20_Emphasis"><text:span text:style-name="T207">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0">+------------+</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7">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7">SELECT emp_no, dept_no FROM dept_emp</text:span></text:span></text:p>
      <text:p text:style-name="Preformatted_20_Text"><text:span text:style-name="Strong_20_Emphasis"><text:span text:style-name="T207">WHERE dept_no </text:span></text:span><text:span text:style-name="Strong_20_Emphasis"><text:span text:style-name="T17">IN</text:span></text:span><text:span text:style-name="Strong_20_Emphasis"><text:span text:style-name="T207"> ('d001', 'd002', 'd007') </text:span></text:span></text:p>
      <text:p text:style-name="Preformatted_20_Text"><text:span text:style-name="Strong_20_Emphasis"><text:span text:style-name="T207">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0">+--------+---------+</text:p>
      <text:p text:style-name="Text_20_body">Dette gir akkurat samme resultat som å bruke OR <text:span text:style-name="T782">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59">mer </text:span>på dette<text:span text:style-name="T659"> </text:span>når vi behandler underspørringer.<text:span text:style-name="T658"> i kapittel 6</text:span>.</text:p>
      <text:h text:style-name="Heading_20_3" text:outline-level="3"><text:bookmark-start text:name="__RefHeading___Toc4514_762629072"/>Bruk av <text:span text:style-name="T17">NOT</text:span><text:bookmark-end text:name="__RefHeading___Toc4514_762629072"/></text:h>
      <text:p text:style-name="Text_20_body">NOT-betingelsen angi<text:span text:style-name="T660">r rett og slett</text:span> det motsatte av det som følger. NOT blir mao aldri brukt alene, men alltid før en annen betingelse. NOT er derimot den eneste betingelsen som skrives <text:span text:style-name="Emphasis">før</text:span> kolonnenavnet det skal filtreres på. <text:span text:style-name="T660">Som for eksempel</text:span> <text:span text:style-name="T660">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7">SELECT emp_no, dept_no FROM dept_emp</text:span></text:span></text:p>
      <text:p text:style-name="Preformatted_20_Text"><text:span text:style-name="Strong_20_Emphasis"><text:span text:style-name="T207">WHERE </text:span></text:span><text:span text:style-name="Strong_20_Emphasis"><text:span text:style-name="T17">NOT</text:span></text:span><text:span text:style-name="Strong_20_Emphasis"><text:span text:style-name="T207"> dept_no = 'd007'</text:span></text:span></text:p>
      <text:p text:style-name="Preformatted_20_Text"><text:span text:style-name="Strong_20_Emphasis"><text:span text:style-name="T207">ORDER BY emp_no LIMIT 10;</text:span></text:span><text:span text:style-name="T207">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13" text:outline-level="2"><text:bookmark-start text:name="__RefHeading___Toc221_487959650"/><text:span text:style-name="Strong_20_Emphasis"><text:span text:style-name="T876"></text:span></text:span><text:span text:style-name="T874"> </text:span><text:span text:style-name="T641">F</text:span>iltrering med bruk av jokerteg<text:span text:style-name="T739">n</text:span><text:bookmark-end text:name="__RefHeading___Toc221_487959650"/></text:h>
      <text:h text:style-name="Heading_20_3" text:outline-level="3"><text:bookmark-start text:name="__RefHeading___Toc9305_974749821"/>Bruk av <text:span text:style-name="T17">LIKE</text:span><text:bookmark-end text:name="__RefHeading___Toc9305_974749821"/></text:h>
      <text:p text:style-name="P333">Hittil har vi filtrert etter kjente verdier. Ofte vet vi ikke eksakt hvilke verdier vi søker etter, og da er jokertegn eller <text:span text:style-name="T17">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0">MERK: </text:span>Jokertegn kan bare brukes med tekst-kolonner. Man kan ikke søke med jokertegn i tall, datoer eller andre kolonne-typer.</text:p>
      <text:h text:style-name="P279" text:outline-level="3"><text:bookmark-start text:name="__RefHeading___Toc15765_604779659"/>Skille mellom små og store bokstaver ved bruk av jokertegn <text:s/><text:bookmark-end text:name="__RefHeading___Toc15765_604779659"/></text:h>
      <text:p text:style-name="P573">De ulike RDBMSene er ikke samstemte i å skille mellom små og store bokstaver <text:s/>ved bruk av jokertegn. <text:span text:style-name="T866">Oracle og </text:span>PostgreSQL skiller mellom små og store bokstaver, <text:span text:style-name="T865">mens</text:span> <text:span text:style-name="T865">Microsoft SQL Server og </text:span>MySQL/MariaDB <text:span text:style-name="T866">ikke </text:span>gjør det. </text:p>
      <text:p text:style-name="P574"><text:span text:style-name="T866">Hvis du vil gjøre et søk uavhengig av bokstavstørrelsen – dvs et søk som er </text:span><text:span text:style-name="T182">case insensitiv –</text:span><text:span text:style-name="T513"> så kan du få dette til på flere måter med Oracle og PostgreSQL. </text:span></text:p>
      <text:p text:style-name="P574"><text:span text:style-name="T513">Med Po</text:span><text:span text:style-name="T515">s</text:span><text:span text:style-name="T513">tgreSQL kan du bruke funksjonen ILIKE istedenfor LIKE. ILIKE angir en (case) Insensitiv LIKE. </text:span><text:span text:style-name="T514">Men det kan være mer effektivt å konvertere feltet du søker på </text:span><text:span text:style-name="T515">til enten små eller store bokstaver med en av funksjonene LOWER() eller UPPER() og så angi søkemønstret med små eller store bokstaver, f.eks. slik:</text:span></text:p>
      <text:p text:style-name="Preformatted_20_Text">SELECT * from employees where LOWER(last_name) LIKE '%facel%';</text:p>
      <text:p text:style-name="P575"><text:span text:style-name="T515">D</text:span><text:span text:style-name="T499">enne måten å gjøre det på fungerer også for Oracle og de fleste andre RDBMSer.</text:span></text:p>
      <text:h text:style-name="P263" text:outline-level="3"><text:bookmark-start text:name="__RefHeading___Toc223_487959650"/>Prosent-tegn (<text:span text:style-name="T17">%</text:span>)<text:bookmark-end text:name="__RefHeading___Toc223_487959650"/></text:h>
      <text:p text:style-name="P333">Det mest brukte av alle jokertegn er %. I en søkestreng står % for: <text:span text:style-name="Strong_20_Emphasis">alle forekomster av alle tegn. </text:span></text:p>
      <text:p text:style-name="P426"><text:soft-page-break/>For eksempel kan vi søke etter <text:span text:style-name="T641">ansatte med etternavn som </text:span>starter <text:span text:style-name="T641">på G, velge ut en av hver (med DISTINCT)</text:span> og sortere dem etter etternavn, slik:</text:p>
      <text:p text:style-name="P124"><text:span text:style-name="Strong_20_Emphasis"><text:span text:style-name="T207">SELECT DISTINCT last_name FROM employees WHERE last_name LIKE 'G%' </text:span></text:span></text:p>
      <text:p text:style-name="P124"><text:span text:style-name="Strong_20_Emphasis"><text:span text:style-name="T207">ORDER BY last_name LIMIT 5; <text:line-break/></text:span></text:span></text:p>
      <text:p text:style-name="Preformatted_20_Text"><text:span text:style-name="Strong_20_Emphasis"><text:span text:style-name="T207">+------------+ <text:line-break/>| last_name  | <text:line-break/>+------------+ <text:line-break/>| Gadepally  | <text:line-break/>| Gajiwala   | <text:line-break/>| Gammage    | <text:line-break/>| Gargeya    | <text:line-break/>| Garigliano | <text:line-break/>+------------+</text:span></text:span></text:p>
      <text:p text:style-name="P333">%-tegnet kan stå i begynnelsen, slutten eller midt i søkesetningen, og du kan bruke flere %-tegn hvis nødvendig.</text:p>
      <text:p text:style-name="P769"><text:span text:style-name="Strong_20_Emphasis"><text:span text:style-name="T641">MERK: </text:span></text:span><text:span text:style-name="Strong_20_Emphasis"><text:span text:style-name="T238">Søking etter tekst kombinert med </text:span></text:span><text:span text:style-name="Strong_20_Emphasis"><text:span text:style-name="T641">%</text:span></text:span><text:span text:style-name="Strong_20_Emphasis"><text:span text:style-name="T238">-tegnet skiller i noen databaser mellom store og små bokstaver og i andre ikke. Er du i tvil kan du f.eks. konvertere søkefeltet</text:span></text:span><text:span text:style-name="Strong_20_Emphasis"><text:span text:style-name="T641"> </text:span></text:span><text:span text:style-name="Strong_20_Emphasis"><text:span text:style-name="T238">til bare små bokstaver med funksjonen </text:span></text:span><text:span text:style-name="Strong_20_Emphasis"><text:span text:style-name="T40">lower() </text:span></text:span><text:span text:style-name="Strong_20_Emphasis"><text:span text:style-name="T238">og bruke små bokstaver i søkesetningen</text:span></text:span><text:span text:style-name="Strong_20_Emphasis"><text:span text:style-name="T40">, f.eks. slik:</text:span></text:span></text:p>
      <text:p text:style-name="P769"><text:span text:style-name="Strong_20_Emphasis"><text:span text:style-name="T207">SELECT emp_no, first_name, last_name FROM employees </text:span></text:span><text:span text:style-name="Strong_20_Emphasis"><text:span text:style-name="T238">WHERE lower(last_name) LIKE 'g%';</text:span></text:span></text:p>
      <text:p text:style-name="P769">Hvis du bruker Microsoft Access kan det hende at du må bruke * istedenfor %.</text:p>
      <text:p text:style-name="P333">Følgende søk henter <text:span text:style-name="T763">de 5 første radene med</text:span> ansatte med navn som begynner på F og slutter på y:</text:p>
      <text:p text:style-name="P124"><text:span text:style-name="Strong_20_Emphasis"><text:span text:style-name="T207">SELECT emp_no, first_name, last_name FROM employees  <text:line-break/>WHERE last_name LIKE 'F%y' <text:line-break/>ORDER BY last_name, first_name LIMIT 5; </text:span></text:span></text:p>
      <text:p text:style-name="P124"><text:span text:style-name="Strong_20_Emphasis"><text:span text:style-name="T207"><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3" text:outline-level="3"><text:bookmark-start text:name="__RefHeading___Toc225_487959650"/><text:soft-page-break/>Understrekingstegn <text:span text:style-name="T17">(_</text:span>)<text:bookmark-end text:name="__RefHeading___Toc225_487959650"/></text:h>
      <text:p text:style-name="P333">Et annet mye brukt jokertegn er understrekingstegnet (_). Det brukes akkurat likt %-tegnet, men gjelder bare for ett tegn.</text:p>
      <text:p text:style-name="Preformatted_20_Text"><text:span text:style-name="Strong_20_Emphasis"><text:span text:style-name="T207">SELECT DISTINCT title FROM titles <text:line-break/>WHERE title LIKE '___ior engineer'; <text:line-break/></text:span></text:span></text:p>
      <text:p text:style-name="Preformatted_20_Text"><text:span text:style-name="Strong_20_Emphasis"><text:span text:style-name="T207">+-----------------+ <text:line-break/>| title           | <text:line-break/>+-----------------+ <text:line-break/>| Senior Engineer | <text:line-break/>+-----------------+</text:span></text:span></text:p>
      <text:p text:style-name="P503">Søket ov<text:span text:style-name="T740">e</text:span>r vil hente titl<text:span text:style-name="T764">er som</text:span> <text:span text:style-name="T159">junior engineer</text:span> eller <text:span text:style-name="T159">senior engineer</text:span> siden vi ber spesifikt om 3 tegn (___) som kan være hva som helst, etterfulgt av engineer. <text:span text:style-name="T764">I vårt datasett har vi bare Senior Engineer som matcher søket. V</text:span>i har <text:span text:style-name="T764">også </text:span>effektivt silt ut evt. ingeniører av typen: Anterior, Behavior, Exterior, Inferior, Interior, Superior eller Ulterior (og andre som har færre eller flere enn 3 tegn før engineer).</text:p>
      <text:p text:style-name="P769"><text:span text:style-name="Strong_20_Emphasis"><text:span text:style-name="T641">MERK: </text:span></text:span>Hvis du bruker Microsoft Access kan det hende at du må bruke ? istedenfor _.</text:p>
      <text:h text:style-name="P263" text:outline-level="3"><text:bookmark-start text:name="__RefHeading___Toc227_487959650"/>Rette klammer (<text:span text:style-name="T17">[ ]</text:span>)<text:bookmark-end text:name="__RefHeading___Toc227_487959650"/></text:h>
      <text:p text:style-name="P333">Rette klammer brukes til å spesifisere et sett av tegn, som alle må være likt tilsvarende tegn, i tilsvarende posisjon inne i klammene. For eksempel, for å finne alle ansatte med navn som begynner med bokstaven J eller M, kan man skrive denne setningen <text:span text:style-name="T765">(som begrenser resultatet til de 5 første radene av resultatet)</text:span>:</text:p>
      <text:p text:style-name="P125"><text:span text:style-name="Strong_20_Emphasis"><text:span text:style-name="T313">1&gt; </text:span></text:span><text:span text:style-name="Strong_20_Emphasis"><text:span text:style-name="T207">SELECT DISTINCT TOP 5 last_name </text:span></text:span></text:p>
      <text:p text:style-name="P125"><text:span text:style-name="Strong_20_Emphasis"><text:span text:style-name="T207">FROM employees WHERE last_name LIKE '[JM]%'; <text:line-break/></text:span></text:span></text:p>
      <text:p text:style-name="P125"><text:span text:style-name="Strong_20_Emphasis"><text:span text:style-name="T207">2&gt; go <text:line-break/></text:span></text:span></text:p>
      <text:p text:style-name="P125"><text:span text:style-name="Strong_20_Emphasis"><text:span text:style-name="T207">last_name        <text:line-break/>---------------- <text:line-break/>Maliniak         <text:line-break/>Montemayor       <text:line-break/>Joslin           <text:line-break/>Merlo            <text:line-break/>Makrucki       </text:span></text:span></text:p>
      <text:p text:style-name="MERK"><text:span text:style-name="Strong_20_Emphasis"><text:span text:style-name="T641">MERK: </text:span></text:span>Rette klammer anerkjennes ikke av alle databasesystemer. Spesifikt anerkjennes rette klammer av<text:span text:style-name="Strong_20_Emphasis"> Microsoft Access</text:span> og <text:span text:style-name="Strong_20_Emphasis">Microsoft SQL-server</text:span></text:p>
      <text:h text:style-name="P813" text:outline-level="2"><text:bookmark-start text:name="__RefHeading___Toc14626_541183064"/><text:soft-page-break/><text:span text:style-name="Strong_20_Emphasis"><text:span text:style-name="T876"></text:span></text:span><text:span text:style-name="T874"> </text:span>Fulltekstsøk<text:bookmark-end text:name="__RefHeading___Toc14626_541183064"/></text:h>
      <text:p text:style-name="P486">Fulltekstsøk er søk i tekstfelt hvor det tas hensyn til språket det søkes i. For eksempel kan man søke i en norsk tekst, og så vet databasen hvordan norsk språk i er strukturert (i hovedtrekk). Det vil si det <text:span text:style-name="T869">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2">at d</text:span>et tas hensyn til flertalls-endelser, verb-bøyninger osv. <text:span text:style-name="T734">Og man kan også få treff på synonymer til søkeordene.</text:span> <text:span text:style-name="T722">Fulltekstsøk er en del av det som kalles </text:span><text:span text:style-name="T56">Natural Language Processing (NLP)</text:span><text:span text:style-name="T722">,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7">PostgreSQL har en innstilling som heter <text:s/><text:span text:style-name="T17">default_text_search_config </text:span><text:span text:style-name="T207"><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8">Som vi ser er denne databasen satt opp med engelsk som default språk. </text:p>
      <text:p text:style-name="P488">I eksemplet nedenfor søker vi i en tabell som heter «kontakter». <text:span text:style-name="T728">Tabellen har et felt «fornavn» og et felt «notater». For raden hvor feltet «fornavn» har verdien «Terje» inneholder feltet «notater» </text:span>denne teksten (tilfeldig sakset fra en artikkel om tilbakebetaling av skatt):</text:p>
      <text:p text:style-name="P368">«Til sammen 28 mrd. kroner skal tilbakebetales, og de som har penger til gode, får dem utbetalt innen tre uker fra i dag. De aller fleste får pengene på konto oppgjørsdatoen.»</text:p>
      <text:p text:style-name="P488"><text:s/><text:span text:style-name="T728">Dette er resultatet når vi søker </text:span>etter tekst i feltet «notater» som inneholder ordet «<text:span text:style-name="T729">hver</text:span>»:</text:p>
      <text:p text:style-name="P100">select fornavn from kont<text:span text:style-name="T723">akter</text:span> </text:p>
      <text:p text:style-name="P100">where to_tsvector(notater) @@ to_tsquery('<text:span text:style-name="T729">hver</text:span>');</text:p>
      <text:p text:style-name="Preformatted_20_Text"/>
      <text:p text:style-name="Preformatted_20_Text"><text:s/>fornavn </text:p>
      <text:p text:style-name="Preformatted_20_Text">---------</text:p>
      <text:p text:style-name="Preformatted_20_Text">(0 rows)</text:p>
      <text:p text:style-name="P762"><text:soft-page-break/></text:p>
      <text:p text:style-name="P491"><text:span text:style-name="T724">Vi har her brukt to fulltekstsøk-funksjoner: </text:span><text:span text:style-name="T57">to_tsvector()</text:span><text:span text:style-name="T724"> og </text:span><text:span text:style-name="T57">to_tsquery(), </text:span><text:span text:style-name="T289">bundet sammen med to krøllalfaer: </text:span><text:span text:style-name="T57">@@</text:span><text:span text:style-name="T724">.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0">Vi får ingen treff, og ingen advarsler om at orde<text:span text:style-name="T864">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5">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9">Denne gangen får vi beskjed om at søkeordet «hver» er et «stop word», og at <text:span text:style-name="T725">s</text:span>øket dermed ikke inn<text:span text:style-name="T725">e</text:span>holder noen søkbare «leksemer». <text:span text:style-name="T725">Så vi legger til et søkeord til og ber om å søke etter tekst som inneholder begge ordene, slik:</text:span></text:p>
      <text:p text:style-name="P100">select fornavn from kont<text:span text:style-name="T725">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5">Denne gangen får vi ett treff, siden feltet notater i raden hvor fornavn er Terje inneholder <text:span text:style-name="T728">order «uker». Vi får treff selv om teksten ikke inneholder order «hver», siden det er definert som et «stop word» og derfor ignoreres.</text:span></text:p>
      <text:p text:style-name="P497">Vil vi søke etter tekst som i<text:span text:style-name="T864">n</text:span>neholder minst ett av søkeordene, kan vi liste opp ordene med rør-tegnet <text:span text:style-name="T17">|</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498"><text:span text:style-name="T735">Setningen over søker i feltet notater etter tekst som inneholder ett av ordene «to», «tre» eller «fire»</text:span><text:line-break/></text:p>
      <text:p text:style-name="P498"><text:span text:style-name="T732">Vi kan også søke på en setning eller en del av en setning ved å angi at vi vil søke på ord som følger etter hverandre. Det gjør vi ved å sette dette tegnet mellom ordene: </text:span><text:span text:style-name="T17">&lt;-&gt;</text:span><text:span text:style-name="T207">, </text:span><text:span text:style-name="T290">for eksempel slik:</text:span></text:p>
      <text:p text:style-name="P102">select fornavn from kont<text:span text:style-name="T732">akter</text:span> </text:p>
      <text:p text:style-name="P102">where to_tsvector(notater) @@ to_tsquery('får &lt;-&gt; dem &lt;-&gt; utbetalt');<text:line-break/> </text:p>
      <text:p text:style-name="P102">fornavn </text:p>
      <text:p text:style-name="P102">---------</text:p>
      <text:p text:style-name="P13"><text:s/>Terje</text:p>
      <text:p text:style-name="P474">PostgreSQL vil tolke søkestrengen over som: Søk etter ordet «får» etterfulgt av ordet «dem» etterfulgt av ordet «utbetalt». <text:span text:style-name="T733">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5">En variant av søket over som tillater <text:span text:style-name="T736">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6"><text:span text:style-name="T536">D</text:span><text:span text:style-name="T535">ersom vi søker etter deler av setninger, dvs. uten noen mulige ord mellom ordene i søkesetningen, kan vi <text:s/>forenkle skrivemåten ved å bruke fulltekst-funksjonen </text:span><text:span text:style-name="T17">phraseto_tsquery</text:span><text:span text:style-name="T58">()</text:span><text:span text:style-name="T291">, f.eks. slik: </text:span></text:p>
      <text:p text:style-name="P104">select fornavn from kont<text:span text:style-name="T734">akter</text:span> </text:p>
      <text:p text:style-name="P104">where to_tsvector(notater) @@ <text:span text:style-name="T17">phraseto_tsquery(</text:span>'får dem utbetalt'<text:span text:style-name="T17">)</text:span>;</text:p>
      <text:p text:style-name="P104"><text:line-break/>fornavn<text:line-break/>--------- <text:line-break/>Terje <text:line-break/>(1 row)</text:p>
      <text:p text:style-name="P476"><text:soft-page-break/>Vi kan kombinere ul<text:span text:style-name="T737">i</text:span>ke betingelser, for eksempel slik:</text:p>
      <text:p text:style-name="P106">select fornavn from kont<text:span text:style-name="T735">akter</text:span> </text:p>
      <text:p text:style-name="P106">where to_tsvector(notater) @@ to_tsquery('to &lt;-&gt; uker | tre &lt;-&gt; uker | fire &lt;-&gt; uker');</text:p>
      <text:p text:style-name="P106"><text:line-break/>fornavn <text:line-break/>--------- <text:line-break/>Terje</text:p>
      <text:p text:style-name="P476">Setningen over søker etter tekst i feltet notater som inneholder «to uker», «tre uker» eller «fire uker»</text:p>
      <text:p text:style-name="P473">Søker vi på ordet «oppgjørsdato» ser vi at vi får treff på ordet «oppgjørsdatoen», siden det er ordets stamme vi søker etter:</text:p>
      <text:p text:style-name="P101">select fornavn from kont<text:span text:style-name="T726">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2">Men søker vi på order «uke» får vi ikke treff, selv om feltet inneholder ordet «uker»:</text:p>
      <text:p text:style-name="P101">select fornavn from kont<text:span text:style-name="T726">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3">Med andre ord er ikke «stemmingen» perfekt ennå. Men dette er en funksjonalitet som det er verdt å lære seg, for den blir stadig mer treffsikker for hver versjon av <text:span text:style-name="T730">RDBMSene</text:span>.</text:p>
      <text:h text:style-name="Heading_20_3" text:outline-level="3"><text:bookmark-start text:name="__RefHeading___Toc14630_541183064"/><text:span text:style-name="T731">Fulltekstsøk med Microsoft SQL-server</text:span> <text:bookmark-end text:name="__RefHeading___Toc14630_541183064"/></text:h>
      <text:p text:style-name="P712">TO DO .....</text:p>
      <text:p text:style-name="P494">Vi skal <text:span text:style-name="T868">se hvordan fulltekst-søk fungerer med SQL-server ved å </text:span>søke i et felt som heter <text:span text:style-name="T17">notater</text:span> etter ord og fraser i denne teksten <text:span text:style-name="T868">som matcher et søkekriterium. Her er teksten i feltet notater, som vi skal søke i:</text:span></text:p>
      <text:p text:style-name="P369">«Til sammen 28 mrd. kroner skal tilbakebetales, og de som har penger til gode, får dem utbetalt innen tre uker fra i dag. De aller fleste får pengene på konto oppgjørsdatoen.»</text:p>
      <text:p text:style-name="P480"><text:soft-page-break/>Dersom vi får treff på søket returneres fornavnet til personen notatet er knyttet til.</text:p>
      <text:p text:style-name="P481"><text:span text:style-name="T870">Vi må</text:span> først sette opp <text:span text:style-name="T870">SQL-serveren til å håndtere fulltekstsøk. Det gjøres i følgende to trinn:</text:span></text:p>
      <text:list xml:id="list986285888" text:style-name="L12">
        <text:list-item>
          <text:p text:style-name="P90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0">Publikasjoner</text:span></text:span><text:span text:style-name="Source_20_Text">DocFTCat; </text:span></text:p>
      <text:list xml:id="list221147803489554" text:continue-numbering="true" text:style-name="L12">
        <text:list-item>
          <text:p text:style-name="P904">Opprette en fulltekst-indeks på tabell-feltet du vil gjøre søket på.</text:p>
        </text:list-item>
      </text:list>
      <text:p text:style-name="P358"><text:span text:style-name="T516">Først må vi sørge for at vi har en indeks på et unikt felt som ikke inneholder null-</text:span><text:span text:style-name="T517">verdier</text:span><text:span text:style-name="T516"> (hvis vi ikke har det fra før):</text:span></text:p>
      <text:p text:style-name="P152"><text:span text:style-name="Source_20_Text">CREATE UNIQUE INDEX ui_</text:span><text:span text:style-name="Source_20_Text"><text:span text:style-name="T871">ID</text:span></text:span><text:span text:style-name="Source_20_Text"> ON </text:span><text:span text:style-name="Source_20_Text"><text:span text:style-name="T870">Publikasjoner</text:span></text:span><text:span text:style-name="Source_20_Text">.</text:span><text:span text:style-name="Source_20_Text"><text:span text:style-name="T870">artikler</text:span></text:span><text:span text:style-name="Source_20_Text">(</text:span><text:span text:style-name="Source_20_Text"><text:span text:style-name="T871">artikkelID</text:span></text:span><text:span text:style-name="Source_20_Text">);</text:span></text:p>
      <text:list xml:id="list221148469695665" text:continue-numbering="true" text:style-name="L12">
        <text:list-header>
          <text:p text:style-name="P906"><text:span text:style-name="T516">Så</text:span><text:span text:style-name="T499"> kan </text:span><text:span text:style-name="T516">vi </text:span><text:span text:style-name="T499">opprette en fulltekst-indeks på feltet «</text:span><text:span text:style-name="T521">notater</text:span><text:span text:style-name="T499">» i tabellen «artikler» slik:</text:span></text:p>
        </text:list-header>
      </text:list>
      <text:p text:style-name="P151"><text:span text:style-name="Source_20_Text"><text:span text:style-name="T499">CREATE FULLTEXT INDEX ON </text:span></text:span><text:span text:style-name="Source_20_Text"><text:span text:style-name="T517">Publikasjoner</text:span></text:span><text:span text:style-name="Source_20_Text"><text:span text:style-name="T499">.</text:span></text:span><text:span text:style-name="Source_20_Text"><text:span text:style-name="T517">artikler</text:span></text:span><text:span text:style-name="Source_20_Text"><text:span text:style-name="T499"> <text:s/></text:span></text:span></text:p>
      <text:p text:style-name="Preformatted_20_Text"><text:span text:style-name="Source_20_Text">( </text:span><text:span text:style-name="Source_20_Text"><text:span text:style-name="T1044">notater</text:span></text:span><text:span text:style-name="Source_20_Text"> <text:s text:c="20"/>-- Full-text inde</text:span><text:span text:style-name="Source_20_Text"><text:span text:style-name="T1044">ksens</text:span></text:span><text:span text:style-name="Source_20_Text"> </text:span><text:span text:style-name="Source_20_Text"><text:span text:style-name="T1044">kolonnenavn</text:span></text:span><text:span text:style-name="Source_20_Text"> <text:s text:c="2"/></text:span></text:p>
      <text:p text:style-name="Preformatted_20_Text"><text:span text:style-name="Source_20_Text"><text:s text:c="2"/></text:span><text:span text:style-name="Source_20_Text"><text:span text:style-name="T1044">T</text:span></text:span><text:span text:style-name="Source_20_Text">YPE COLUMN FileExtension <text:s text:c="3"/>-- Na</text:span><text:span text:style-name="Source_20_Text"><text:span text:style-name="T1044">vn</text:span></text:span><text:span text:style-name="Source_20_Text"> </text:span><text:span text:style-name="Source_20_Text"><text:span text:style-name="T1044">på</text:span></text:span><text:span text:style-name="Source_20_Text"> </text:span><text:span text:style-name="Source_20_Text"><text:span text:style-name="T1044">kolonnen</text:span></text:span><text:span text:style-name="Source_20_Text"> </text:span><text:span text:style-name="Source_20_Text"><text:span text:style-name="T1044">som inneholder <text:tab/><text:tab/><text:tab/><text:tab/><text:tab/><text:tab/> <text:s text:c="2"/>informasjon om</text:span></text:span><text:span text:style-name="Source_20_Text"> fi</text:span><text:span text:style-name="Source_20_Text"><text:span text:style-name="T1044">ltype</text:span></text:span></text:p>
      <text:p text:style-name="Preformatted_20_Text"><text:span text:style-name="Source_20_Text"><text:s text:c="2"/>Language 2057 <text:s text:c="15"/>-- 2057 </text:span><text:span text:style-name="Source_20_Text"><text:span text:style-name="T1044">er</text:span></text:span><text:span text:style-name="Source_20_Text"> LCID for Britis</text:span><text:span text:style-name="Source_20_Text"><text:span text:style-name="T1044">k</text:span></text:span><text:span text:style-name="Source_20_Text"> Eng</text:span><text:span text:style-name="Source_20_Text"><text:span text:style-name="T1044">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4">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21148158477169" text:continue-numbering="true" text:style-name="L12">
        <text:list-item>
          <text:p text:style-name="P905">to do...</text:p>
        </text:list-item>
      </text:list>
      <text:p text:style-name="P482"/>
      <text:p text:style-name="P482"/>
      <text:p text:style-name="MERK"><text:span text:style-name="T561">MERK:</text:span><text:span text:style-name="T499"> Navnet vi gir katalogen og indeksen velger vi selv, men det kan være smart å gi dem navn som henspeiler på hva de er og hvilke databaser/tabeller/felt de er knyttet til.</text:span></text:p>
      <text:p text:style-name="P483"/>
      <text:h text:style-name="P862" text:outline-level="1"><text:bookmark-start text:name="__RefHeading___Toc13177_1590063026"/><text:span text:style-name="Strong_20_Emphasis"><text:span text:style-name="T479">Kapittel</text:span></text:span><text:span text:style-name="Strong_20_Emphasis"><text:span text:style-name="T476"> 4</text:span></text:span><text:span text:style-name="Strong_20_Emphasis"><text:line-break/></text:span><text:span text:style-name="Strong_20_Emphasis"><text:span text:style-name="T472">F</text:span></text:span><text:span text:style-name="Strong_20_Emphasis">unksjoner og <text:line-break/></text:span><text:span text:style-name="Strong_20_Emphasis"><text:span text:style-name="T472">b</text:span></text:span><text:span text:style-name="Strong_20_Emphasis">eregnede </text:span><text:span text:style-name="Strong_20_Emphasis"><text:span text:style-name="T472">kolonner</text:span></text:span><text:bookmark-end text:name="__RefHeading___Toc13177_1590063026"/></text:h>
      <text:h text:style-name="P813" text:outline-level="2"><text:bookmark-start text:name="__RefHeading___Toc231_487959650"/><text:span text:style-name="Strong_20_Emphasis"><text:span text:style-name="T876"></text:span></text:span><text:span text:style-name="T874"> </text:span>Beregnede <text:span text:style-name="T706">kolonner</text:span><text:bookmark-end text:name="__RefHeading___Toc231_487959650"/></text:h>
      <text:p text:style-name="P334">Data lagret i en database er ikke alltid i den formen vi ønsker. For eksempel kan <text:span text:style-name="T683">fornavn og etternavn </text:span>være lagret i to ulike kolonner i databasen (som de burde være), mens programmet som skriver ut adresser kanskje vil ha <text:span text:style-name="T683">hele navnet </text:span>i én kolonne. <text:span text:style-name="T683">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13" text:outline-level="2"><text:bookmark-start text:name="__RefHeading___Toc233_487959650"/><text:span text:style-name="Strong_20_Emphasis"><text:span text:style-name="T876"></text:span></text:span><text:span text:style-name="T874"> </text:span>Skjøte sammen kolonner<text:bookmark-end text:name="__RefHeading___Toc233_487959650"/></text:h>
      <text:p text:style-name="P334"><text:span text:style-name="Strong_20_Emphasis"><text:span text:style-name="T207">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6">o</text:span>m mellom kolonnene:</text:p>
      <text:h text:style-name="P264" text:outline-level="3"><text:bookmark-start text:name="__RefHeading___Toc235_487959650"/><text:span text:style-name="Strong_20_Emphasis"><text:span text:style-name="T207">Microsoft SQL-server</text:span></text:span><text:bookmark-end text:name="__RefHeading___Toc235_487959650"/></text:h>
      <text:p text:style-name="Preformatted_20_Text"><text:span text:style-name="Strong_20_Emphasis"><text:span text:style-name="T207">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7">Aamer Azuma                     <text:line-break/>Aamer Baak       </text:span></text:span></text:p>
      <text:h text:style-name="P264" text:outline-level="3"><text:bookmark-start text:name="__RefHeading___Toc237_487959650"/><text:span text:style-name="Strong_20_Emphasis"><text:span text:style-name="T207">O</text:span></text:span><text:span text:style-name="Strong_20_Emphasis"><text:span text:style-name="T294">racle</text:span></text:span><text:bookmark-end text:name="__RefHeading___Toc237_487959650"/></text:h>
      <text:p text:style-name="P334"><text:span text:style-name="T706">Med Oracle skrives</text:span> den samme SQL-setningen med || istedenfor + :</text:p>
      <text:p text:style-name="P5"><text:span text:style-name="Strong_20_Emphasis"><text:span text:style-name="T207">SELECT first_name || ' ' || last_name </text:span></text:span><text:span text:style-name="Strong_20_Emphasis"><text:span text:style-name="T314">Navn</text:span></text:span><text:span text:style-name="Strong_20_Emphasis"><text:span text:style-name="T207"> </text:span></text:span></text:p>
      <text:p text:style-name="P5"><text:span text:style-name="Strong_20_Emphasis"><text:span text:style-name="T207">FROM employees </text:span></text:span><text:span text:style-name="Strong_20_Emphasis"><text:span text:style-name="T314">WHERE rownum&lt;=5</text:span></text:span><text:span text:style-name="Strong_20_Emphasis"><text:span text:style-name="T207"><text:line-break/>ORDER BY </text:span></text:span><text:span text:style-name="Strong_20_Emphasis"><text:span text:style-name="T314">Navn</text:span></text:span><text:span text:style-name="Strong_20_Emphasis"><text:span text:style-name="T207">;</text:span></text:span></text:p>
      <text:p text:style-name="P5"><text:span text:style-name="Strong_20_Emphasis"><text:span text:style-name="T207"/></text:span></text:p>
      <text:p text:style-name="P126"><text:span text:style-name="Strong_20_Emphasis"><text:span text:style-name="T314">NAVN</text:span></text:span></text:p>
      <text:p text:style-name="P126"><text:span text:style-name="Strong_20_Emphasis"><text:span text:style-name="T314">----------------------</text:span></text:span></text:p>
      <text:p text:style-name="P126"><text:span text:style-name="Strong_20_Emphasis"><text:span text:style-name="T314">Aamod Michaels</text:span></text:span></text:p>
      <text:p text:style-name="P126"><text:span text:style-name="Strong_20_Emphasis"><text:span text:style-name="T314">Bouchung Remmers</text:span></text:span></text:p>
      <text:p text:style-name="P126"><text:span text:style-name="Strong_20_Emphasis"><text:span text:style-name="T314">Rafail Beutelspacher</text:span></text:span></text:p>
      <text:p text:style-name="P126"><text:span text:style-name="Strong_20_Emphasis"><text:span text:style-name="T314">Siddarth Ratnakar</text:span></text:span></text:p>
      <text:p text:style-name="P126"><text:span text:style-name="Strong_20_Emphasis"><text:span text:style-name="T314">Vishwani Linares </text:span></text:span></text:p>
      <text:p text:style-name="P443"><text:span text:style-name="Strong_20_Emphasis"><text:span text:style-name="T259">Eller så kan du bruke funksjonen concat(), slik:</text:span></text:span></text:p>
      <text:p text:style-name="Preformatted_20_Text"><text:span text:style-name="Strong_20_Emphasis"><text:span text:style-name="T207">SELECT concat(first_name,last_name) </text:span></text:span><text:span text:style-name="Strong_20_Emphasis"><text:span text:style-name="T314">Navn</text:span></text:span><text:span text:style-name="Strong_20_Emphasis"><text:span text:style-name="T207"> </text:span></text:span></text:p>
      <text:p text:style-name="P126"><text:span text:style-name="Strong_20_Emphasis"><text:span text:style-name="T207">FROM employees <text:s/></text:span></text:span><text:span text:style-name="Strong_20_Emphasis"><text:span text:style-name="T314">WHERE rownum&lt;=5</text:span></text:span></text:p>
      <text:p text:style-name="Preformatted_20_Text"><text:span text:style-name="Strong_20_Emphasis"><text:span text:style-name="T207">ORDER BY </text:span></text:span><text:span text:style-name="Strong_20_Emphasis"><text:span text:style-name="T314">Navn</text:span></text:span><text:span text:style-name="Strong_20_Emphasis"><text:span text:style-name="T207">;</text:span></text:span></text:p>
      <text:p text:style-name="P126"><text:span text:style-name="Strong_20_Emphasis"><text:span text:style-name="T314"/></text:span></text:p>
      <text:p text:style-name="P126"><text:span text:style-name="Strong_20_Emphasis"><text:span text:style-name="T314">NAVN</text:span></text:span></text:p>
      <text:p text:style-name="P126"><text:span text:style-name="Strong_20_Emphasis"><text:span text:style-name="T314">----------------------</text:span></text:span></text:p>
      <text:p text:style-name="P126"><text:span text:style-name="Strong_20_Emphasis"><text:span text:style-name="T314">Aamod Michaels</text:span></text:span></text:p>
      <text:p text:style-name="P126"><text:span text:style-name="Strong_20_Emphasis"><text:span text:style-name="T314">Bouchung Remmers</text:span></text:span></text:p>
      <text:p text:style-name="P126"><text:span text:style-name="Strong_20_Emphasis"><text:span text:style-name="T314">Rafail Beutelspacher</text:span></text:span></text:p>
      <text:p text:style-name="P126"><text:span text:style-name="Strong_20_Emphasis"><text:span text:style-name="T314">Siddarth Ratnakar</text:span></text:span></text:p>
      <text:p text:style-name="P126"><text:span text:style-name="Strong_20_Emphasis"><text:span text:style-name="T314">Vishwani Linares </text:span></text:span></text:p>
      <text:p text:style-name="P444"><text:span text:style-name="Strong_20_Emphasis"><text:span text:style-name="T260">Med funksjonen</text:span></text:span><text:span text:style-name="Strong_20_Emphasis"><text:span text:style-name="T671"> concat() </text:span></text:span><text:span text:style-name="Strong_20_Emphasis"><text:span text:style-name="T260">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6">o</text:span></text:span><text:span text:style-name="Strong_20_Emphasis"><text:span text:style-name="T260">m mellom disse. Vil du skjøte sammen flere enn to deler, kan du nøste flere concat()-funksjoner inne i hverandre, f.eks. slik:</text:span></text:span></text:p>
      <text:p text:style-name="Preformatted_20_Text"><text:span text:style-name="Strong_20_Emphasis"><text:span text:style-name="T207">SELECT concat('Fornavn: ',concat(first_name,concat('Etternavn: ',last_name))) </text:span></text:span><text:span text:style-name="Strong_20_Emphasis"><text:span text:style-name="T314">Navn</text:span></text:span><text:span text:style-name="Strong_20_Emphasis"><text:span text:style-name="T207">  <text:line-break/>FROM employees WHERE rownum&lt;</text:span></text:span><text:span text:style-name="Strong_20_Emphasis"><text:span text:style-name="T314">=5</text:span></text:span><text:span text:style-name="Strong_20_Emphasis"><text:span text:style-name="T207"> <text:line-break/></text:span></text:span><text:soft-page-break/><text:span text:style-name="Strong_20_Emphasis"><text:span text:style-name="T207">ORDER BY </text:span></text:span><text:span text:style-name="Strong_20_Emphasis"><text:span text:style-name="T314">Navn</text:span></text:span><text:span text:style-name="Strong_20_Emphasis"><text:span text:style-name="T207">;<text:line-break/><text:line-break/></text:span></text:span><text:span text:style-name="Strong_20_Emphasis"><text:span text:style-name="T314">Navn</text:span></text:span><text:span text:style-name="Strong_20_Emphasis"><text:span text:style-name="T207">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2">MERK: </text:span></text:span>Med Oracle bruker man ikke ordet <text:span text:style-name="Emphasis"><text:span text:style-name="T41">AS</text:span></text:span><text:span text:style-name="Emphasis"> </text:span>mellom kolonnenavn og alias, men skriver bare f.eks.; SELECT first_name fornavn FROM ... <text:span text:style-name="T648">og altså </text:span><text:span text:style-name="T175">ikke </text:span><text:span text:style-name="T648">SELECT first_name AS fornavn FROM ...<text:line-break/>Noen versjoner av Oracle kan imidlertid tillate bruk av</text:span><text:span text:style-name="T153"> </text:span><text:span text:style-name="T154">as</text:span><text:span text:style-name="T153"> </text:span><text:span text:style-name="T453">med</text:span><text:span text:style-name="T648"> feltnavn, men ikke med tabellnavn.</text:span></text:p>
      <text:h text:style-name="P264" text:outline-level="3"><text:bookmark-start text:name="__RefHeading___Toc239_487959650"/><text:span text:style-name="Strong_20_Emphasis"><text:span text:style-name="T207">MySQL/MariaDB</text:span></text:span><text:bookmark-end text:name="__RefHeading___Toc239_487959650"/></text:h>
      <text:p text:style-name="P504"><text:span text:style-name="Strong_20_Emphasis"><text:span text:style-name="T260">MySQL/MariaDB </text:span></text:span><text:span text:style-name="Strong_20_Emphasis"><text:span text:style-name="T294">bruker </text:span></text:span><text:span text:style-name="Strong_20_Emphasis"><text:span text:style-name="T260">funksjonen</text:span></text:span><text:span text:style-name="Strong_20_Emphasis"><text:span text:style-name="T671"> concat() </text:span></text:span><text:span text:style-name="Strong_20_Emphasis"><text:span text:style-name="T260">til å skjøte sammen feltnavn og tekst (et mellomr</text:span></text:span><text:span text:style-name="Strong_20_Emphasis"><text:span text:style-name="T277">o</text:span></text:span><text:span text:style-name="Strong_20_Emphasis"><text:span text:style-name="T260">m er også å regne som tekst) ved å sette komma mellom hver del (felt eller tekst) </text:span></text:span><text:span text:style-name="Strong_20_Emphasis"><text:span text:style-name="T261">-</text:span></text:span><text:span text:style-name="Strong_20_Emphasis"><text:span text:style-name="T260"> </text:span></text:span><text:span text:style-name="Strong_20_Emphasis"><text:span text:style-name="T261">men ikke etter den siste -</text:span></text:span><text:span text:style-name="Strong_20_Emphasis"><text:span text:style-name="T260"> og sette tekst-delene i anførselstegn. <text:s/></text:span></text:span><text:span text:style-name="T671">S</text:span>yntaksen <text:span text:style-name="T671">blir dermed slik</text:span>:</text:p>
      <text:p text:style-name="P5"><text:span text:style-name="Strong_20_Emphasis"><text:span text:style-name="T207">SELECT concat(first_name,' ',last_name) AS </text:span></text:span><text:span text:style-name="Strong_20_Emphasis"><text:span text:style-name="T266">Navn</text:span></text:span><text:span text:style-name="Strong_20_Emphasis"><text:span text:style-name="T207"> </text:span></text:span></text:p>
      <text:p text:style-name="P73"><text:span text:style-name="Strong_20_Emphasis"><text:span text:style-name="T207">FROM employees<text:line-break/>ORDER BY </text:span></text:span><text:span text:style-name="Strong_20_Emphasis"><text:span text:style-name="T266">Navn LIMIT 5</text:span></text:span><text:span text:style-name="Strong_20_Emphasis"><text:span text:style-name="T207">;</text:span></text:span></text:p>
      <text:p text:style-name="P73"><text:span text:style-name="Strong_20_Emphasis"><text:span text:style-name="T207"/></text:span></text:p>
      <text:p text:style-name="P73"><text:span text:style-name="Strong_20_Emphasis"><text:span text:style-name="T207">+---------------+ <text:line-break/>| Navn          | <text:line-break/>+---------------+ <text:line-break/>| Amer Anger   | <text:line-break/>| Aamer Armand  | <text:line-break/>| Aamer Azevdeo | <text:line-break/>| Aamer Azuma   | <text:line-break/>| Aamer Baak    | <text:line-break/>+---------------+</text:span></text:span></text:p>
      <text:p text:style-name="P773"><text:span text:style-name="Strong_20_Emphasis"><text:span text:style-name="T61">MERK:</text:span></text:span><text:span text:style-name="Strong_20_Emphasis"><text:span text:style-name="T294"> T</text:span></text:span><text:span text:style-name="Strong_20_Emphasis"><text:span text:style-name="T260">il forskjell fra concat() med Oracle må vi </text:span></text:span><text:span text:style-name="Strong_20_Emphasis"><text:span text:style-name="T294">når vi bruker concat() </text:span></text:span><text:span text:style-name="Strong_20_Emphasis"><text:span text:style-name="T260">med MySQL/MariaDB sette inn mellomrommet manuelt. </text:span></text:span></text:p>
      <text:h text:style-name="P264" text:outline-level="3"><text:bookmark-start text:name="__RefHeading___Toc241_487959650"/><text:span text:style-name="Strong_20_Emphasis"><text:span text:style-name="T207">PostgreSQL</text:span></text:span><text:bookmark-end text:name="__RefHeading___Toc241_487959650"/></text:h>
      <text:p text:style-name="P334"><text:span text:style-name="T741">Med</text:span> PostgreSQL kan <text:span text:style-name="T741">vi</text:span> velge mellom denne syntaksen (samme som MySQL/MariaDB):</text:p>
      <text:p text:style-name="P127"><text:soft-page-break/><text:span text:style-name="Strong_20_Emphasis"><text:span text:style-name="T207">SELECT concat(first_name,' ',last_name) AS Navn      <text:line-break/>FROM employees      <text:line-break/>ORDER BY Navn LIMIT 5; <text:line-break/></text:span></text:span></text:p>
      <text:p text:style-name="P127"><text:span text:style-name="Strong_20_Emphasis"><text:span text:style-name="T207">       navn          <text:line-break/>--------------------- <text:line-break/>Abdelaziz Alencar <text:line-break/>Abdelaziz Ananiadou <text:line-break/>Abdelaziz Anick <text:line-break/>Abdelaziz Assaf <text:line-break/>Abdelaziz Atrawala<text:line-break/></text:span></text:span></text:p>
      <text:p text:style-name="P334"><text:span text:style-name="T741">og</text:span> denne (samme som Oracle, <text:span text:style-name="T643">men med valgfri AS før aliaset</text:span>):</text:p>
      <text:p text:style-name="P127"><text:span text:style-name="Strong_20_Emphasis"><text:span text:style-name="T207">SELECT first_name || ' ' || last_name AS Navn  <text:line-break/>FROM employees </text:span></text:span></text:p>
      <text:p text:style-name="P127"><text:span text:style-name="Strong_20_Emphasis"><text:span text:style-name="T207">ORDER BY Navn LIMIT 5; </text:span></text:span></text:p>
      <text:p text:style-name="P127"><text:span text:style-name="Strong_20_Emphasis"><text:span text:style-name="T207"><text:line-break/>       navn          <text:line-break/>--------------------- <text:line-break/>Abdelaziz Alencar <text:line-break/>Abdelaziz Ananiadou <text:line-break/>Abdelaziz Anick <text:line-break/>Abdelaziz Assaf <text:line-break/>Abdelaziz Atrawala</text:span></text:span></text:p>
      <text:h text:style-name="P813" text:outline-level="2"><text:bookmark-start text:name="__RefHeading___Toc243_487959650"/><text:span text:style-name="Strong_20_Emphasis"><text:span text:style-name="T876"></text:span></text:span><text:span text:style-name="T874"> </text:span>Bruk av aliaser<text:bookmark-end text:name="__RefHeading___Toc243_487959650"/></text:h>
      <text:p text:style-name="P334">Som vi ser av eksemplene ovenfor har vi brukt et <text:span text:style-name="T17">alias</text:span> for den sammenskjøtede kolonnen: <text:span text:style-name="Strong_20_Emphasis">fullname.</text:span></text:p>
      <text:p text:style-name="P334">Aliaser er mye brukt når vi henter beregnede data, eller bare for å gi kolonnen et mer anvendelig navn. <text:span text:style-name="T643">Uten bruk av alias vil databasesystemet gi et kolonnenavn</text:span> <text:span text:style-name="T643">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8">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13" text:outline-level="2"><text:bookmark-start text:name="__RefHeading___Toc245_487959650"/><text:span text:style-name="Strong_20_Emphasis"><text:span text:style-name="T876"></text:span></text:span><text:span text:style-name="T874"> </text:span>Kalkulerte kolonner<text:bookmark-end text:name="__RefHeading___Toc245_487959650"/></text:h>
      <text:p text:style-name="P334">Vi kan opprette nye, beregnede kolonner ved å utføre kalkulasjoner på eksisterende kolonner, f.eks. ved å multiplisere en kolonne (pris) med en annen (antall) for <text:span text:style-name="T657">å</text:span> beregne en ordreverdi, eller <text:span text:style-name="T661">dele årslønn på 12 for å regne ut månedslønn</text:span>. <text:span text:style-name="T661">Her er en SQL setning som gjør det siste:</text:span></text:p>
      <text:h text:style-name="Heading_20_3" text:outline-level="3"><text:bookmark-start text:name="__RefHeading___Toc16212_413252541"/><text:span text:style-name="T766">Kalkulerte kolonner med </text:span>MySQL / MariaDB <text:span text:style-name="T663">og PostgreSQL</text:span>:<text:bookmark-end text:name="__RefHeading___Toc16212_413252541"/></text:h>
      <text:p text:style-name="P46">SELECT emp_no AS Ansattnummer, salary/12 AS Månedslønn </text:p>
      <text:p text:style-name="P69"><text:span text:style-name="T609">FROM salaries WHERE to_date = '9999-01-01' </text:span><text:span text:style-name="T610">LIMIT</text:span><text:span text:style-name="T609"> 5; </text:span></text:p>
      <text:p text:style-name="P71"><text:span text:style-name="T602"><text:line-break/></text:span>+--------------+--------------+ <text:line-break/>| Ansattnummer | Månedslønn   | <text:line-break/>+--------------+--------------+ <text:line-break/>|        10001 |    7413.1667 | <text:line-break/>|        10002 |    6043.9167 | <text:line-break/>|        10003 |    3609.2500 | <text:line-break/>|        10004 |    6171.4167 | <text:line-break/>|        10005 |    7891.0000 | <text:line-break/>+--------------+--------------+</text:p>
      <text:h text:style-name="P276" text:outline-level="3"><text:bookmark-start text:name="__RefHeading___Toc16214_413252541"/><text:soft-page-break/><text:span text:style-name="T766">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6" text:outline-level="3"><text:bookmark-start text:name="__RefHeading___Toc16216_413252541"/><text:span text:style-name="T766">Kalkulerte kolonner med </text:span>Oracle:<text:bookmark-end text:name="__RefHeading___Toc16216_413252541"/></text:h>
      <text:p text:style-name="Preformatted_20_Text"><text:span text:style-name="T600">SELECT emp_no AS Ansattnummer, salary/12 AS Månedslønn FROM salaries WHERE to_date = '01-01-9999' and rownum &lt; 6; </text:span><text:span text:style-name="T662"><text:line-break/></text:span><text:line-break/>ANSATTNUMMER MÅNEDSLØNN <text:line-break/>------------ ---------- <text:line-break/>     200091 5480,83333 <text:line-break/>     200092    5695,75 <text:line-break/>     200094 6314,16667 <text:line-break/>     200097     9563,5 <text:line-break/>     200098 4439,66667</text:p>
      <text:p text:style-name="MERK"><text:span text:style-name="T17">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2">Her er et mer avansert eksempel som deler antall kvinner med antall ansatte og multipliserer resultatet med 100 for å regne ut prosentandelen kvinner i bedriften:</text:p>
      <text:h text:style-name="P276" text:outline-level="3"><text:bookmark-start text:name="__RefHeading___Toc16218_413252541"/><text:span text:style-name="T766">Kalkulering via underspørringer med </text:span>MySQL / MariaDB:<text:bookmark-end text:name="__RefHeading___Toc16218_413252541"/></text:h>
      <text:p text:style-name="Preformatted_20_Text"><text:bookmark text:name="yui_3_17_2_1_1474470933046_613"/><text:span text:style-name="Strong_20_Emphasis"><text:span text:style-name="T207">SELECT (SELECT count(*) FROM employees WHERE gender = 'M') AS Menn,</text:span></text:span></text:p>
      <text:p text:style-name="Preformatted_20_Text"><text:span text:style-name="Strong_20_Emphasis"><text:span text:style-name="T207">(SELECT count(*) FROM employees WHERE gender = 'F') AS Kvinner,</text:span></text:span></text:p>
      <text:p text:style-name="Preformatted_20_Text"><text:span text:style-name="Strong_20_Emphasis"><text:span text:style-name="T207">((SELECT count(*) FROM employees WHERE gender = 'F')/(SELECT count(*) FROM</text:span></text:span></text:p>
      <text:p text:style-name="Preformatted_20_Text"><text:span text:style-name="Strong_20_Emphasis"><text:span text:style-name="T207">employees))*100 AS Kvinneandel;</text:span></text:span></text:p>
      <text:p text:style-name="Preformatted_20_Text"><text:soft-page-break/><text:span text:style-name="Strong_20_Emphasis"><text:span text:style-name="T207"/></text:span></text:p>
      <text:p text:style-name="Preformatted_20_Text"><text:span text:style-name="Strong_20_Emphasis"><text:span text:style-name="T207">+--------+---------+-------------+ <text:line-break/>| Menn   | Kvinner | Kvinneandel | <text:line-break/>+--------+---------+-------------+ <text:line-break/>| 179974 |  120051 |     40.0137 | <text:line-break/>+--------+---------+-------------+</text:span></text:span></text:p>
      <text:h text:style-name="P276" text:outline-level="3"><text:bookmark-start text:name="__RefHeading___Toc16220_413252541"/><text:span text:style-name="T766">Kalkulering via underspørringer med </text:span>PostgreSQL:<text:bookmark-end text:name="__RefHeading___Toc16220_413252541"/></text:h>
      <text:p text:style-name="P401">Hvis vi prøver den samme SQL-setningen med PostgreSQL får vi dette uventede resultatet:</text:p>
      <text:p text:style-name="Preformatted_20_Text"><text:span text:style-name="Strong_20_Emphasis"><text:span text:style-name="T207">SELECT (SELECT count(*) FROM employees WHERE gender = 'M') AS Menn,</text:span></text:span></text:p>
      <text:p text:style-name="Preformatted_20_Text"><text:span text:style-name="Strong_20_Emphasis"><text:span text:style-name="T207">(SELECT count(*) FROM employees WHERE gender = 'F') AS Kvinner,</text:span></text:span></text:p>
      <text:p text:style-name="Preformatted_20_Text"><text:span text:style-name="Strong_20_Emphasis"><text:span text:style-name="T207">((SELECT count(*) FROM employees WHERE gender = 'F')/(SELECT count(*) FROM</text:span></text:span></text:p>
      <text:p text:style-name="Preformatted_20_Text"><text:span text:style-name="Strong_20_Emphasis"><text:span text:style-name="T207">employees))*100 AS Kvinneandel;</text:span></text:span></text:p>
      <text:p text:style-name="Preformatted_20_Text"><text:span text:style-name="Strong_20_Emphasis"><text:span text:style-name="T207"/></text:span></text:p>
      <text:p text:style-name="Preformatted_20_Text"><text:span text:style-name="Strong_20_Emphasis"><text:span text:style-name="T207"><text:s text:c="2"/>menn  | kvinner | kvinneandel  <text:line-break/>--------+---------+------------- <text:line-break/> 179973 |  120051 |           0 <text:line-break/> </text:span></text:span></text:p>
      <text:p text:style-name="P439"><text:span text:style-name="T664">Vi får e</text:span>n kvinneandel <text:span text:style-name="T664">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7">::float</text:span>/(SELECT count(*) FROM employees))*100 AS Kvinneandel; </text:p>
      <text:p text:style-name="Preformatted_20_Text"><text:line-break/> menn  | kvinner |   kvinneandel     <text:line-break/>--------+---------+------------------ <text:line-break/>179973 |  120051 | 40.0137988960883</text:p>
      <text:h text:style-name="P276" text:outline-level="3"><text:bookmark-start text:name="__RefHeading___Toc16222_413252541"/><text:span text:style-name="T766">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7">from dual</text:span>;</text:p>
      <text:p text:style-name="P110"><text:line-break/>     MENN    KVINNER KVINNEANDEL <text:line-break/>---------- ---------- ----------- <text:line-break/>   179973     120051  40,0137989</text:p>
      <text:p text:style-name="MERK"><text:span text:style-name="T17">MERK:</text:span> Oracle lar oss ikke bruke SELECT uten at vi velger fra en tabell, men vi kan bruke den «fiktive» tabellen <text:span text:style-name="T17">dual</text:span><text:span text:style-name="T207"> (som Oracle har opprettet for dette formålet) og velge fra den, så får vi riktig svar</text:span></text:p>
      <text:h text:style-name="P276" text:outline-level="3"><text:bookmark-start text:name="__RefHeading___Toc16224_413252541"/><text:span text:style-name="T766">Kalkulering via underspørringer med </text:span>Microsoft SQL Server:<text:bookmark-end text:name="__RefHeading___Toc16224_413252541"/></text:h>
      <text:p text:style-name="P393">Med SQL Server får vi samme problem som med PostgreSQL, så vi må konvertere heltallet i telleren i brøken til et desimaltall – og det gjøres med funksjonen convert(float, «det som skal konverteres»), <text:span text:style-name="T1052">eller cast(«det som skal konverteres» to float), f.eks. </text:span>slik:</text:p>
      <text:p text:style-name="Preformatted_20_Text">SELECT (SELECT count(*) FROM employees WHERE gender = 'M')  Menn, (SELECT count(*) FROM employees WHERE gender = 'F') Kvinner, (<text:span text:style-name="T17">convert(</text:span><text:span text:style-name="T45">float</text:span><text:span text:style-name="T17">,</text:span>(SELECT count(*) FROM employees WHERE gender = 'F')<text:span text:style-name="T17">)</text:span>/(SELECT count(*) FROM employees))*100 Kvinneandel</text:p>
      <text:p text:style-name="P44"/>
      <text:p text:style-name="Preformatted_20_Text"><text:span text:style-name="T600">Menn        Kvinner     Kvinneandel              </text:span><text:line-break/>----------- ----------- ------------------------ <text:line-break/>    179974      120051       40.013665527872675<text:line-break/></text:p>
      <text:p text:style-name="MERK"><text:span text:style-name="T17">MERK:</text:span> Legg merke til at desimalene i svaret er litt forskjellige med MS SQL Server i forhold til de andre tre. Det skyldes subtile forskjeller i hvordan desimalene utregnes i de ulike RDBMSene. </text:p>
      <text:h text:style-name="P813" text:outline-level="2"><text:bookmark-start text:name="__RefHeading___Toc10137_1613255157"/><text:span text:style-name="Strong_20_Emphasis"><text:span text:style-name="T876"></text:span></text:span><text:span text:style-name="T874"> </text:span>Betingelser med CASE<text:bookmark-end text:name="__RefHeading___Toc10137_1613255157"/></text:h>
      <text:p text:style-name="P434"><text:span text:style-name="Strong_20_Emphasis"><text:span text:style-name="T240">SQL har begrensede muligheter til å legge inn betingelser i søkene, og en av disse er med </text:span></text:span><text:span text:style-name="Strong_20_Emphasis"><text:span text:style-name="T243">konstruksjonen</text:span></text:span><text:span text:style-name="Strong_20_Emphasis"><text:span text:style-name="T240"> CASE, </text:span></text:span><text:span text:style-name="Strong_20_Emphasis"><text:span text:style-name="T243">som fungerer slik:</text:span></text:span></text:p>
      <text:p text:style-name="P57"><text:span text:style-name="Strong_20_Emphasis"><text:span text:style-name="T243">CASE WHEN &lt;</text:span></text:span><text:span text:style-name="Teletype"><text:span text:style-name="T243">betingelse&gt;</text:span></text:span><text:span text:style-name="Strong_20_Emphasis"><text:span text:style-name="T243"> THEN &lt;</text:span></text:span><text:span text:style-name="Strong_20_Emphasis"><text:span text:style-name="Teletype"><text:span text:style-name="T243">resultat&gt;</text:span></text:span></text:span></text:p>
      <text:p text:style-name="Preformatted_20_Text"><text:s text:c="5"/>[WHEN ... <text:span text:style-name="T906">THEN ...</text:span>]</text:p>
      <text:p text:style-name="Preformatted_20_Text"><text:s text:c="5"/>[ELSE <text:span text:style-name="T654">&lt;</text:span><text:span text:style-name="Teletype">result</text:span><text:span text:style-name="Teletype"><text:span text:style-name="T654">at hvis ingen av betingelsene inntreffer&gt;</text:span></text:span>]</text:p>
      <text:p text:style-name="Preformatted_20_Text">END<text:line-break/></text:p>
      <text:p text:style-name="P59">(<text:span text:style-name="Strong_20_Emphasis"><text:span text:style-name="T207">Det som står i rette klammer er valgfritt)</text:span></text:span></text:p>
      <text:p text:style-name="MERK"><text:soft-page-break/><text:span text:style-name="Strong_20_Emphasis"><text:span text:style-name="T43">MERK:</text:span></text:span><text:span text:style-name="Strong_20_Emphasis"><text:span text:style-name="T243"> Hvis du ikke har med en ELSE til slutt kan du få en feilmelding hvis ingen av betingelsene </text:span></text:span><text:span text:style-name="Strong_20_Emphasis"><text:span text:style-name="T244">inntreffer</text:span></text:span><text:span text:style-name="Strong_20_Emphasis"><text:span text:style-name="T243">. Det anbefales derfor alltid å ha med en ELSE som fanger opp de som ikke tilfredsstiller noen av betingelsene.</text:span></text:span></text:p>
      <text:h text:style-name="P276" text:outline-level="3"><text:bookmark-start text:name="__RefHeading___Toc15469_3971551474"/><text:span text:style-name="Strong_20_Emphasis"><text:span text:style-name="T315">CASE med </text:span></text:span><text:span text:style-name="Strong_20_Emphasis"><text:span text:style-name="T241">MySQL / MariaDB, </text:span></text:span><text:span text:style-name="Strong_20_Emphasis"><text:span text:style-name="T240">PostgreSQL, </text:span></text:span><text:span text:style-name="Strong_20_Emphasis"><text:span text:style-name="T243">MS SQL Server og Oracle </text:span></text:span><text:bookmark-end text:name="__RefHeading___Toc15469_3971551474"/></text:h>
      <text:p text:style-name="P515"><text:span text:style-name="Strong_20_Emphasis"><text:span text:style-name="T240">Her er </text:span></text:span><text:span text:style-name="Strong_20_Emphasis"><text:span text:style-name="T242">et</text:span></text:span><text:span text:style-name="Strong_20_Emphasis"><text:span text:style-name="T240"> eksempel </text:span></text:span><text:span text:style-name="Strong_20_Emphasis"><text:span text:style-name="T241">som fungerer helt likt </text:span></text:span><text:span text:style-name="Strong_20_Emphasis"><text:span text:style-name="T262">(hurra!) </text:span></text:span><text:span text:style-name="Strong_20_Emphasis"><text:span text:style-name="T241">med </text:span></text:span><text:span text:style-name="Strong_20_Emphasis"><text:span text:style-name="T315">alle 4 RDBMSene</text:span></text:span><text:span text:style-name="Strong_20_Emphasis"><text:span text:style-name="T243">:</text:span></text:span></text:p>
      <text:p text:style-name="Preformatted_20_Text"><text:span text:style-name="Strong_20_Emphasis"><text:span text:style-name="T207">SELECT </text:span></text:span><text:span text:style-name="Strong_20_Emphasis"><text:span text:style-name="T17">CASE WHEN </text:span></text:span><text:span text:style-name="Strong_20_Emphasis"><text:span text:style-name="T207">gender = 'M' </text:span></text:span><text:span text:style-name="Strong_20_Emphasis"><text:span text:style-name="T17">THEN</text:span></text:span><text:span text:style-name="Strong_20_Emphasis"><text:span text:style-name="T207"> 'Mann' </text:span></text:span><text:span text:style-name="Strong_20_Emphasis"><text:span text:style-name="T17">ELSE</text:span></text:span><text:span text:style-name="Strong_20_Emphasis"><text:span text:style-name="T207"> 'Kvinne' </text:span></text:span><text:span text:style-name="Strong_20_Emphasis"><text:span text:style-name="T17">END</text:span></text:span><text:span text:style-name="Strong_20_Emphasis"><text:span text:style-name="T207"> </text:span></text:span><text:span text:style-name="Strong_20_Emphasis"><text:span text:style-name="T253">AS</text:span></text:span><text:span text:style-name="Strong_20_Emphasis"><text:span text:style-name="T240"> Kjønn</text:span></text:span><text:span text:style-name="Strong_20_Emphasis"><text:span text:style-name="T207">, </text:span></text:span></text:p>
      <text:p text:style-name="Preformatted_20_Text"><text:span text:style-name="Strong_20_Emphasis"><text:span text:style-name="T207">first_name </text:span></text:span><text:span text:style-name="Strong_20_Emphasis"><text:span text:style-name="T253">AS Fornavn</text:span></text:span><text:span text:style-name="Strong_20_Emphasis"><text:span text:style-name="T207">, last_name </text:span></text:span><text:span text:style-name="Strong_20_Emphasis"><text:span text:style-name="T253">AS Etternavn </text:span></text:span><text:span text:style-name="Strong_20_Emphasis"><text:span text:style-name="T207">FROM employees;<text:line-break/></text:span></text:span></text:p>
      <text:p text:style-name="P58"><text:span text:style-name="Strong_20_Emphasis"><text:span text:style-name="T602">+--------+------------+-----------+ </text:span></text:span><text:span text:style-name="Strong_20_Emphasis"><text:span text:style-name="T651"><text:line-break/>| Kjønn  | </text:span></text:span><text:span text:style-name="Strong_20_Emphasis"><text:span text:style-name="T652">Fornavn <text:s text:c="2"/></text:span></text:span><text:span text:style-name="Strong_20_Emphasis"><text:span text:style-name="T651"><text:s/>| </text:span></text:span><text:span text:style-name="Strong_20_Emphasis"><text:span text:style-name="T652">Etternavn</text:span></text:span><text:span text:style-name="Strong_20_Emphasis"><text:span text:style-name="T651">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1">+--------+------------+-----------+ </text:span></text:span></text:p>
      <text:p text:style-name="P437"><text:span text:style-name="Strong_20_Emphasis"><text:span text:style-name="T240"><text:line-break/></text:span></text:span><text:span text:style-name="Strong_20_Emphasis"><text:span text:style-name="T253">Et potensielt problem med setningen over er hvis det ikke er satt kjønn på en ansatt – f.eks. ved at det står en NULL-verdi i gender-feltet. Disse vil da (muligens feilaktig) bli listet som kvinner. </text:span></text:span></text:p>
      <text:p text:style-name="P437"><text:span text:style-name="Strong_20_Emphasis"><text:span text:style-name="T253">La oss sette gender til NULL for ansatt nummer 10001 </text:span></text:span><text:span text:style-name="Strong_20_Emphasis"><text:span text:style-name="T254">og kjøre setningen på nytt</text:span></text:span><text:span text:style-name="Strong_20_Emphasis"><text:span text:style-name="T253">:</text:span></text:span></text:p>
      <text:p text:style-name="Preformatted_20_Text"><text:span text:style-name="Strong_20_Emphasis"><text:span text:style-name="T253">U</text:span></text:span><text:span text:style-name="Strong_20_Emphasis"><text:span text:style-name="T465">PDATE</text:span></text:span><text:span text:style-name="Strong_20_Emphasis"><text:span text:style-name="T597"> </text:span></text:span><text:span text:style-name="Strong_20_Emphasis"><text:span text:style-name="T604">employees SET gender = </text:span></text:span><text:span text:style-name="Strong_20_Emphasis"><text:span text:style-name="T605">NULL</text:span></text:span><text:span text:style-name="Strong_20_Emphasis"><text:span text:style-name="T604"> WHERE emp_no = 10001;</text:span></text:span></text:p>
      <text:p text:style-name="Preformatted_20_Text"><text:span text:style-name="Strong_20_Emphasis"><text:span text:style-name="T207"/></text:span></text:p>
      <text:p text:style-name="Preformatted_20_Text"><text:span text:style-name="Strong_20_Emphasis"><text:span text:style-name="T207">SELECT CASE WHEN gender = 'M' THEN 'Mann' ELSE 'Kvinne' END AS Kjønn, first_name AS Fornavn, last_name AS Etternavn FROM employees LIMIT 3;  <text:line-break/></text:span></text:span></text:p>
      <text:p text:style-name="Preformatted_20_Text"><text:span text:style-name="Strong_20_Emphasis"><text:span text:style-name="T604">+--------+---------+-----------+ <text:line-break/>| Kjønn  | Fornavn | Etternavn | <text:line-break/>+--------+---------+-----------+ <text:line-break/>| </text:span></text:span><text:span text:style-name="Strong_20_Emphasis"><text:span text:style-name="T608">Kvinne | Georgi  | Facello</text:span></text:span><text:span text:style-name="Strong_20_Emphasis"><text:span text:style-name="T604">   | <text:line-break/>| Kvinne | Bezalel | Simmel    | <text:line-break/>| Mann   | Parto   | Bamford   | <text:line-break/>+--------+---------+-----------+</text:span></text:span></text:p>
      <text:p text:style-name="P445"><text:soft-page-break/><text:span text:style-name="Strong_20_Emphasis"><text:span text:style-name="T253">Setningen nedenfor, som sjekker for både mann og kvinne og trigger en </text:span></text:span><text:span text:style-name="Strong_20_Emphasis"><text:span text:style-name="T62">ELSE</text:span></text:span><text:span text:style-name="Strong_20_Emphasis"><text:span text:style-name="T253"> hvis ingen av dem finnes, løser problemet </text:span></text:span><text:span text:style-name="Strong_20_Emphasis"><text:span text:style-name="T254">med Georgis utilsiktede kjønnsendring</text:span></text:span><text:span text:style-name="Strong_20_Emphasis"><text:span text:style-name="T253">:</text:span></text:span></text:p>
      <text:p text:style-name="P64"><text:span text:style-name="T600">SELECT CASE WHEN gender = 'M' THEN 'Mann' WHEN gender = 'F' THEN 'Kvinne' </text:span><text:span text:style-name="T611">ELSE 'Kjønn ikke satt'</text:span><text:span text:style-name="T600"> END AS Kjønn, first_name AS F</text:span>ornavn, last_name AS Etternavn FROM employees LIMIT 10;</text:p>
      <text:p text:style-name="P64"/>
      <text:p text:style-name="P64"><text:span text:style-name="T606">+------------------+---------+-----------+ </text:span><text:span text:style-name="T650"><text:line-break/>| Kjønn            | Fornavn | Etternavn | <text:line-break/>+------------------+---------+-----------+ <text:line-break/>| Kjønn ikke satt  | Georgi  | Facello   | <text:line-break/>| Kvinne           | Bezalel | Simmel    | <text:line-break/>| Mann             | Parto   | Bamford   | <text:line-break/>+------------------+---------+-----------+</text:span></text:p>
      <text:p text:style-name="P598">Her er et eksempel til, hvor CASE brukes til å kategorisere <text:span text:style-name="T907">antall</text:span> nyansettelser <text:span text:style-name="T907">per år i 3 kategorier</text:span>: <text:span text:style-name="T183">mange</text:span><text:span text:style-name="T907">, </text:span><text:span text:style-name="T183">middels</text:span><text:span text:style-name="T907"> eller </text:span><text:span text:style-name="T183">få</text:span><text:span text:style-name="T907">.</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7">He<text:span text:style-name="T1022">r</text:span> er et eksempel hvor vi bruker en CASE WHEN til å liste ut antall menn og kvinner i bedriften:</text:p>
      <text:p text:style-name="P229">SELECT </text:p>
      <text:p text:style-name="P229">CASE WHEN gender = 'F' <text:span text:style-name="T1055">THEN</text:span> count(*) <text:span text:style-name="T1055">ELSE</text:span> null <text:span text:style-name="T1055">END</text:span> as Kvinner, </text:p>
      <text:p text:style-name="P229">CASE WHEN gender = 'M' <text:span text:style-name="T1055">THEN</text:span> count(*) <text:span text:style-name="T1055">ELSE</text:span> null <text:span text:style-name="T1055">END</text:span> as Menn </text:p>
      <text:p text:style-name="P229">FROM employees GROUP BY gender;<text:line-break/></text:p>
      <text:p text:style-name="Preformatted_20_Text">Kvinner     Menn        <text:line-break/>----------- ----------- <text:line-break/>    120051        NULL <text:line-break/>      NULL      179976</text:p>
      <text:p text:style-name="Text_20_body"/>
      <text:p text:style-name="P782"><text:span text:style-name="T17">MERK:</text:span> Setningen<text:span text:style-name="T1021">e</text:span> over fungere<text:span text:style-name="T908">r</text:span> for Oracle, MySQL/MariaDB og PostgreSQL. Ved å bytte ut funksjonen <text:span text:style-name="T910">EXTRACT</text:span>(<text:span text:style-name="T910">YEAR</text:span> from h<text:span text:style-name="T909">i</text:span>re_date) med funksjonen year(hire_date) vil den også fungere for MS SQL Server.</text:p>
      <text:h text:style-name="P813" text:outline-level="2"><text:bookmark-start text:name="__RefHeading___Toc247_487959650"/><text:span text:style-name="Strong_20_Emphasis"><text:span text:style-name="T876"></text:span></text:span><text:span text:style-name="T874"> </text:span>Bruk av funksjoner<text:bookmark-end text:name="__RefHeading___Toc247_487959650"/></text:h>
      <text:p text:style-name="P335">DBMSer har ofte innebygde funksjoner for manipulering av data. Det er viktig å merke seg at det ikke er noen konsistent bruk av slike funk<text:span text:style-name="T727">s</text:span>joner - man må sjekke dokumentasjonen til den databasen man bruker for en oversikt over funksjonene den støtter og den syntaksen de bruker.</text:p>
      <text:p text:style-name="P335">Her er noen vanlige og mye brukte funksjoner:</text:p>
      <text:h text:style-name="P813" text:outline-level="2"><text:bookmark-start text:name="__RefHeading___Toc249_487959650"/><text:span text:style-name="Strong_20_Emphasis"><text:span text:style-name="T876"></text:span></text:span><text:span text:style-name="T874"> </text:span>Funksjoner for manipulering av tekst:<text:bookmark-end text:name="__RefHeading___Toc249_487959650"/></text:h>
      <text:p text:style-name="P499"><text:span text:style-name="Strong_20_Emphasis"><text:span text:style-name="T295">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2">Noen av </text:span></text:span><text:span text:style-name="Strong_20_Emphasis">de vanligste tekst-funksjonene:</text:span><text:bookmark-end text:name="__RefHeading___Toc16226_413252541"/></text:h>
      <text:list xml:id="list2570243338" text:style-name="L13">
        <text:list-item>
          <text:p text:style-name="P931">LEFT() - Returnerer et antall tegn fra begynnelsen av en streng </text:p>
        </text:list-item>
        <text:list-item>
          <text:p text:style-name="P931">LENGTH() eller DATALENGTH() eller LEN() - Returnerer lengden på en streng </text:p>
        </text:list-item>
        <text:list-item>
          <text:p text:style-name="P931">LOWER() eller LCASE() (hvis Access) - Konverterer strengen til små bokstaver </text:p>
        </text:list-item>
        <text:list-item>
          <text:p text:style-name="P931">LTRIM() - Fjerner mellomrum fra begynnelsen av en streng </text:p>
        </text:list-item>
        <text:list-item>
          <text:p text:style-name="P931"><text:soft-page-break/>RIGHT() - Returnerer et antall tegn slutten av en streng </text:p>
        </text:list-item>
        <text:list-item>
          <text:p text:style-name="P931">RTRIM() - Fjerner mellomrum fra slutten av en streng </text:p>
        </text:list-item>
        <text:list-item>
          <text:p text:style-name="P931">SOUNDEX() - Returnerer en strengs SOUNDEX-verdi, dvs. verdier som høres ut som søkestrengen </text:p>
        </text:list-item>
        <text:list-item>
          <text:p text:style-name="P907">UPPER() eller UCASE() (hvis Access) - Konverterer en streng til store bokstaver </text:p>
        </text:list-item>
      </text:list>
      <text:p text:style-name="P504">Eksemplet <text:span text:style-name="T741">under</text:span> gir et resultat som viser <text:span text:style-name="T741">a</text:span>vdelingsnavnet med store bokstaver <text:span text:style-name="T742">ved bruk av funksjonen UPPER()</text:span>.</text:p>
      <text:p text:style-name="P6"><text:span text:style-name="Strong_20_Emphasis"><text:span text:style-name="T207">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9"><text:span text:style-name="Strong_20_Emphasis"><text:span text:style-name="T295">Følgende eksempel kombinerer funksjonene </text:span></text:span><text:span text:style-name="Strong_20_Emphasis"><text:span text:style-name="T63">upper()</text:span></text:span><text:span text:style-name="Strong_20_Emphasis"><text:span text:style-name="T295">, </text:span></text:span><text:span text:style-name="Strong_20_Emphasis"><text:span text:style-name="T63">left() </text:span></text:span><text:span text:style-name="Strong_20_Emphasis"><text:span text:style-name="T295">og </text:span></text:span><text:span text:style-name="Strong_20_Emphasis"><text:span text:style-name="T63">concat() </text:span></text:span><text:span text:style-name="Strong_20_Emphasis"><text:span text:style-name="T295">til å liste ut første bokstav i fornavnet etterfulgt av et punktum, et mellomrom, og hele etternavnet:</text:span></text:span></text:p>
      <text:p text:style-name="Preformatted_20_Text"><text:span text:style-name="Strong_20_Emphasis"><text:span text:style-name="T207">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9"><text:span text:style-name="Strong_20_Emphasis"><text:span text:style-name="T295">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4">tre siste</text:span></text:span><text:span text:style-name="Strong_20_Emphasis"><text:span text:style-name="T295"> tegnene fra fornavnet osv. </text:span></text:span></text:p>
      <text:p text:style-name="P499"><text:soft-page-break/><text:span text:style-name="Strong_20_Emphasis"><text:span text:style-name="T295">Funksjonen SOUNDEX() skiller seg litt fra de andre ved at den henter et felts SOUNDEX-verdi, dvs. verdier som </text:span></text:span><text:span text:style-name="Strong_20_Emphasis"><text:span text:style-name="T164">høres ut som</text:span></text:span><text:span text:style-name="Strong_20_Emphasis"><text:span text:style-name="T537"> det vi søker etter. Funksjonen </text:span></text:span><text:span text:style-name="Strong_20_Emphasis"><text:span text:style-name="T538">kan </text:span></text:span><text:span text:style-name="Strong_20_Emphasis"><text:span text:style-name="T537">brukes </text:span></text:span><text:span text:style-name="Strong_20_Emphasis"><text:span text:style-name="T538">for eksempel </text:span></text:span><text:span text:style-name="Strong_20_Emphasis"><text:span text:style-name="T537">slik:</text:span></text:span></text:p>
      <text:p text:style-name="Preformatted_20_Text"><text:span text:style-name="Strong_20_Emphasis"><text:span text:style-name="T207">SELECT DISTINCT first_name FROM employees </text:span></text:span></text:p>
      <text:p text:style-name="Preformatted_20_Text"><text:span text:style-name="Strong_20_Emphasis"><text:span text:style-name="T207">WHERE SOUNDEX(first_name) = SOUNDEX('George'); <text:line-break/></text:span></text:span></text:p>
      <text:p text:style-name="Preformatted_20_Text"><text:span text:style-name="Strong_20_Emphasis"><text:span text:style-name="T207">+------------+ <text:line-break/>| first_name | <text:line-break/>+------------+ <text:line-break/>| Georgi     | <text:line-break/>| Georgy     | <text:line-break/>| George     | <text:line-break/>| Georg      | <text:line-break/>+------------+</text:span></text:span></text:p>
      <text:p text:style-name="P505"><text:span text:style-name="Strong_20_Emphasis"><text:span text:style-name="T538">Søket over henter alle fornavn som høres ut som George, og siden vi bruker nøkkelordet DISTINCT filtrerer vi ut duplikater slik at vi får en av hver variasjon. </text:span></text:span></text:p>
      <text:h text:style-name="P813" text:outline-level="2"><text:bookmark-start text:name="__RefHeading___Toc251_487959650"/><text:span text:style-name="Strong_20_Emphasis"><text:span text:style-name="T876"></text:span></text:span><text:span text:style-name="T874"> </text:span>Funksjoner for manipulering av Dato og Tid<text:bookmark-end text:name="__RefHeading___Toc251_487959650"/></text:h>
      <text:p text:style-name="P51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68">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5"><text:span text:style-name="T769">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69">ritignok </text:span>en del mellom de ulike databasesystemene, men det er tegn til at man samler seg rundt ANSI-standarder i større grad i tidligere. De fleste DBMSer støtter nå f.eks. bruk av funksjonen <text:span text:style-name="T767">EXTRACT</text:span><text:span text:style-name="T17">()</text:span> (se nedenfor) for å trekke ut deler av en dato/tidspunkt. <text:span text:style-name="T767">Flere har også valgt å implementere funksjonen NOW() for å hente dato og tid på det øyeblikket funksjonen kjøres. </text:span></text:p>
      <text:h text:style-name="P277" text:outline-level="3"><text:bookmark-start text:name="__RefHeading___Toc15738_2263950102"/>TIMESTAMP<text:bookmark-end text:name="__RefHeading___Toc15738_2263950102"/></text:h>
      <text:p text:style-name="P517"><text:span text:style-name="T770">En måleenhet som er felles for alle systemer er det som gjerne kalles en </text:span><text:span text:style-name="T68">UNIX TIMESTAMP</text:span><text:span text:style-name="T770"> eller bare TIMESTAMP. Det er et heltall som er antall sekunder fra det som regnes som «dataepokens begynnelse», (som er satt til midnatt 1. januar 1970) og frem til nåværende tidspunkt. Tidsstemplet i det øyeblikket dette skrives er f.eks. </text:span><text:span text:style-name="T17">1498646852</text:span>, <text:span text:style-name="T771">som kan oversettes til </text:span><text:span text:style-name="T563">2017-06-28 12:48:36. </text:span><text:span text:style-name="T542">De fleste RDBMSer vil være mer nøyaktige enn dette, og gi tiden i </text:span><text:span text:style-name="T543">milli- eller </text:span><text:span text:style-name="T542">mikrosekunder, f.eks. slik:</text:span><text:span text:style-name="T771"> </text:span><text:span text:style-name="T561">2017-06-28 12:48:36.749456+02. </text:span><text:span text:style-name="T542">Tallet </text:span><text:span text:style-name="T563">+02 </text:span><text:span text:style-name="T542"><text:s/>til slutt angir tidssonen. </text:span></text:p>
      <text:p text:style-name="P527"><text:soft-page-break/>Mange av dato- og tidsfunksjonen i RDBMSene bygger på Unix Timestamp. Vi skal nå se på hvordan de 4 store håndterer dato og tid.</text:p>
      <text:h text:style-name="P265" text:outline-level="3"><text:bookmark-start text:name="__RefHeading___Toc253_487959650"/><text:span text:style-name="Strong_20_Emphasis"><text:span text:style-name="T296">Datofunksjoner </text:span></text:span><text:span text:style-name="Strong_20_Emphasis"><text:span text:style-name="T316">med</text:span></text:span><text:span text:style-name="Strong_20_Emphasis"><text:span text:style-name="T296"> </text:span></text:span><text:span text:style-name="Strong_20_Emphasis"><text:span text:style-name="T207">MySQL / MariaDB</text:span></text:span><text:bookmark-end text:name="__RefHeading___Toc253_487959650"/></text:h>
      <text:p text:style-name="P335">MySQL / MariaDB har <text:span text:style-name="T772">en rekke dato- og tidsfunksjoner. Her er noen av de mest brukte:</text:span></text:p>
      <text:list xml:id="list3635573877" text:style-name="L14">
        <text:list-item>
          <text:p text:style-name="P936">NOW() - Returnerer dato og tid akkurat nå </text:p>
        </text:list-item>
        <text:list-item>
          <text:p text:style-name="P936">YEAR() - Returnerer år fra et datofelt </text:p>
        </text:list-item>
        <text:list-item>
          <text:p text:style-name="P936">QUARTER() - Returnerer kvartals-nummeret fra et datofelt</text:p>
        </text:list-item>
        <text:list-item>
          <text:p text:style-name="P936">MONTH() - Returnerer måned fra et datofelt</text:p>
        </text:list-item>
        <text:list-item>
          <text:p text:style-name="P936">MONTHNAME() - Returnerer månedens navn fra et datofelt </text:p>
        </text:list-item>
        <text:list-item>
          <text:p text:style-name="P936">DAY() - Returnerer dag fra et datofelt </text:p>
        </text:list-item>
        <text:list-item>
          <text:p text:style-name="P936">DAYNAME() - Returnerer navnet på ukedagen fra et datofelt</text:p>
        </text:list-item>
        <text:list-item>
          <text:p text:style-name="P936">DAYOFMONTH() - Returnerer dagen fra et datofelt (f.eks. 28 fra ’2017-06-28’)</text:p>
        </text:list-item>
        <text:list-item>
          <text:p text:style-name="P936">DAYOFYEAR() - Returnerer dagen i året fra et datofelt (f.eks. 179 fra ’2017-06-28’) </text:p>
        </text:list-item>
        <text:list-item>
          <text:p text:style-name="P936">EXTRACT(YEAR/MONTH/DAY etc. from &lt;datofelt&gt;) - Returnerer årstallet fra et datofelt, og er kompatibel med PostgreSQL og Oracle.</text:p>
        </text:list-item>
        <text:list-item>
          <text:p text:style-name="P936">DATE_FORMAT(datofelt, '&lt;formateringstegn&gt;') - Returnerer en streng formatert etter hvilke tegn vi angir etter datofeltet inne i parentesen, <text:s/>f.eks. <text:s/>%M for måned skrevet med bokstaver og %Y for årstall med fire siffer). </text:p>
        </text:list-item>
      </text:list>
      <text:h text:style-name="P743" text:outline-level="4"><text:bookmark-start text:name="__RefHeading___Toc15740_2263950102"/>Navn på måneder og dager på ulike språk<text:bookmark-end text:name="__RefHeading___Toc15740_2263950102"/></text:h>
      <text:p text:style-name="P519">I setningen under velger vi ut navnet på ukedagen fra funksjonen NOW(), som gir oss ukedagen i dag:</text:p>
      <text:p text:style-name="P128">select <text:span text:style-name="T773">DAYNAME</text:span>(<text:span text:style-name="T773">NOW</text:span>());   <text:line-break/>+----------------+ <text:line-break/>| <text:span text:style-name="T773">DAYNAME</text:span>(<text:span text:style-name="T773">NOW</text:span>()) | <text:line-break/>+----------------+ <text:line-break/>| Wednesday      | <text:line-break/>+----------------+ <text:line-break/>1 row in set (0.00 sec) <text:line-break/></text:p>
      <text:p text:style-name="P518"><text:span text:style-name="T773">Vi ser at ukedagen returneres på engelsk, siden denne databasen er satt opp med engelsk som default-språk. Vi kan angi hvilket språk vi vil ha navnet på ved å sette inn en standard språk-kode på formen &lt;språk&gt;_&lt;LAND&gt;, hvor norsk bokmål er </text:span><text:span text:style-name="T69">nb_NO</text:span><text:span text:style-name="T773"> og nynorsk er </text:span><text:span text:style-name="T69">nn_NO</text:span><text:span text:style-name="T317">, med denne setningen:</text:span></text:p>
      <text:p text:style-name="Preformatted_20_Text">SET lc_time_names = 'nb_NO'; </text:p>
      <text:p text:style-name="P519">Så kan vi kjøre den samme spørringen om igjen og få resultatet på norsk bokmål:</text:p>
      <text:p text:style-name="P128"><text:soft-page-break/>select <text:span text:style-name="T773">DAYNAME</text:span>(<text:span text:style-name="T773">NOW</text:span>()); <text:line-break/>+----------------+ <text:line-break/>| <text:span text:style-name="T773">DAYNAME</text:span>(<text:span text:style-name="T773">NOW</text:span>()) | <text:line-break/>+----------------+ <text:line-break/>| onsdag         | <text:line-break/>+----------------+ </text:p>
      <text:p text:style-name="P519">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0">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8">Vi ser at vi kan kombinere tekst og formateringstegn inne i tekststrengen i parentesen. Formateringstegnene begynner med et prosenttegn % og etterfølges av en bokstav. Alt annet tolkes som fritekst og blir gjengitt akkurat slik vi skriver det. <text:s/></text:p>
      <text:p text:style-name="P535">Oversikt over <text:span text:style-name="T793">hva </text:span>de ulike formateringstegnene <text:span text:style-name="T793">betyr </text:span>finnes i dokumentasjonen til MySQL og MariaDB.</text:p>
      <text:h text:style-name="P745" text:outline-level="4"><text:bookmark-start text:name="__RefHeading___Toc15742_2263950102"/>Eksempler fra HR-databasen<text:bookmark-end text:name="__RefHeading___Toc15742_2263950102"/></text:h>
      <text:p text:style-name="P432">Setningen <text:span text:style-name="T649">under</text:span> henter ut ansattnummer og gjeldende tittel for all<text:span text:style-name="T773">e</text:span> ansatte. (Når årstallet <text:span text:style-name="T649">i kolonnen </text:span><text:span text:style-name="T159">to_date </text:span><text:span text:style-name="T167">er </text:span>satt til 9999 betyr det at <text:span text:style-name="T773">dette er </text:span>tittelen <text:span text:style-name="T773">de har nå</text:span>)</text:p>
      <text:p text:style-name="P6"><text:span text:style-name="Strong_20_Emphasis"><text:span text:style-name="T207">SELECT emp_no, title FROM titles<text:line-break/>WHERE </text:span></text:span><text:span text:style-name="Strong_20_Emphasis"><text:span text:style-name="T17">YEAR(to_date)</text:span></text:span><text:span text:style-name="Strong_20_Emphasis"><text:span text:style-name="T207"> = 9999 </text:span></text:span><text:span text:style-name="Strong_20_Emphasis"><text:span text:style-name="T318">LIMIT 5</text:span></text:span><text:span text:style-name="Strong_20_Emphasis"><text:span text:style-name="T207">;</text:span></text:span></text:p>
      <text:p text:style-name="P6"><text:span text:style-name="Strong_20_Emphasis"><text:span text:style-name="T207"/></text:span></text:p>
      <text:p text:style-name="Preformatted_20_Text"><text:soft-page-break/><text:span text:style-name="Strong_20_Emphasis"><text:span text:style-name="T207">+--------+-----------------+ <text:line-break/>| emp_no | title           | <text:line-break/>+--------+-----------------+ <text:line-break/>|  10001 | Senior Engineer | <text:line-break/>|  10002 | Staff           | <text:line-break/>|  10003 | Senior Engineer | <text:line-break/>|  10004 | Senior Engineer | <text:line-break/>|  10005 | Senior Staff    | <text:line-break/>+--------+-----------------+</text:span></text:span></text:p>
      <text:p text:style-name="P335">Samme resultat kan hentes med extract-funksjonen, slik:</text:p>
      <text:p text:style-name="P6"><text:span text:style-name="Strong_20_Emphasis"><text:span text:style-name="T207">SELECT emp_no, title FROM titles<text:line-break/>WHERE </text:span></text:span><text:span text:style-name="Strong_20_Emphasis"><text:span text:style-name="T71">EXTRACT</text:span></text:span><text:span text:style-name="Strong_20_Emphasis"><text:span text:style-name="T17">(YEAR from to_date)</text:span></text:span><text:span text:style-name="Strong_20_Emphasis"><text:span text:style-name="T207"> = 9999 </text:span></text:span><text:span text:style-name="Strong_20_Emphasis"><text:span text:style-name="T318">LIMIT 5</text:span></text:span><text:span text:style-name="Strong_20_Emphasis"><text:span text:style-name="T207">;</text:span></text:span></text:p>
      <text:p text:style-name="P6"><text:span text:style-name="Strong_20_Emphasis"><text:span text:style-name="T207"/></text:span></text:p>
      <text:p text:style-name="P129"><text:span text:style-name="Strong_20_Emphasis"><text:span text:style-name="T207">+--------+-----------------+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59">WHERE to_date = ’9999</text:span><text:span text:style-name="T168">-01-01</text:span><text:span text:style-name="T159">’</text:span><text:span text:style-name="T172">. </text:span><text:span text:style-name="T503">Her er et enkelt eksempel, som viser mer enn <text:s/>60% reduksjon i tid ved å bruke funksjonen </text:span><text:span text:style-name="T506">YEAR</text:span><text:span text:style-name="T503">():</text:span></text:p>
      <text:p text:style-name="P130"><text:span text:style-name="T774">SELECT</text:span> <text:span text:style-name="T774">AVG</text:span>(salary) FROM salaries <text:span text:style-name="T82">WHERE</text:span><text:span text:style-name="T17"> to_date = '9999-01-01'</text:span>; <text:line-break/><text:line-break/>+-------------+ <text:line-break/>| avg(salary) | <text:line-break/>+-------------+ <text:line-break/>|  72012.2359 | <text:line-break/>+-------------+ <text:line-break/>1 row in set (<text:span text:style-name="T72">4</text:span><text:span text:style-name="T17">.</text:span><text:span text:style-name="T72">29</text:span><text:span text:style-name="T17"> sec</text:span>) <text:line-break/><text:line-break/><text:line-break/><text:span text:style-name="T774">SELECT</text:span> <text:span text:style-name="T774">AVG</text:span>(salary) FROM salaries <text:span text:style-name="T82">WHERE</text:span><text:span text:style-name="T17"> </text:span><text:span text:style-name="T82">YEAR</text:span><text:span text:style-name="T17">(to_date) = 9999</text:span>;         <text:line-break/></text:p>
      <text:p text:style-name="P130">+-------------+ <text:line-break/>| avg(salary) | <text:line-break/><text:soft-page-break/>+-------------+ <text:line-break/>|  72012.2359 | <text:line-break/>+-------------+ <text:line-break/>1 row in set (<text:span text:style-name="T17">1.</text:span><text:span text:style-name="T72">31</text:span><text:span text:style-name="T17"> sec</text:span>)<text:span text:style-name="T172"> </text:span></text:p>
      <text:p text:style-name="MERK"><text:span text:style-name="T17">MERK:</text:span> Tidsbesparelse ved bruk av funksjon fremfor å søke opp hele datofelt gjelder ikke for alle RDBMSer, så man bør teste dette ut med den versjonen av RDBMSen man bruker.</text:p>
      <text:p text:style-name="P536">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5">Med funksjonen <text:span text:style-name="Strong_20_Emphasis">TIMESTAMPDIFF()</text:span> kan vi <text:span text:style-name="T774">beregne differansen mellom to datoer ved å gå veien om UNIX TIMESTAMP, og </text:span>f.eks. beregne <text:span text:style-name="T774">gjennomsnitts</text:span>alder<text:span text:style-name="T774">en</text:span> <text:span text:style-name="T774">til alle ansatte</text:span> ut fra fødselsdat<text:span text:style-name="T672">oene deres</text:span>, slik:</text:p>
      <text:p text:style-name="P245"><text:span text:style-name="Strong_20_Emphasis"><text:span text:style-name="T207">SELECT </text:span></text:span><text:span text:style-name="Strong_20_Emphasis"><text:span text:style-name="T318">AVG</text:span></text:span><text:span text:style-name="Strong_20_Emphasis"><text:span text:style-name="T207">(</text:span></text:span><text:span text:style-name="Strong_20_Emphasis"><text:span text:style-name="T318">TIMESTAMPDIFF</text:span></text:span><text:span text:style-name="Strong_20_Emphasis"><text:span text:style-name="T207">(year,birth_date,</text:span></text:span><text:span text:style-name="Strong_20_Emphasis"><text:span text:style-name="T318">NOW</text:span></text:span><text:span text:style-name="Strong_20_Emphasis"><text:span text:style-name="T207">())) as </text:span></text:span><text:span text:style-name="Strong_20_Emphasis"><text:span text:style-name="T318">snitt</text:span></text:span><text:span text:style-name="Strong_20_Emphasis"><text:span text:style-name="T207">alder<text:line-break/>FROM employees;</text:span></text:span></text:p>
      <text:p text:style-name="P245"><text:span text:style-name="Strong_20_Emphasis"><text:span text:style-name="T207">+------------+ <text:line-break/>| snittalder | <text:line-break/>+------------+ <text:line-break/>|    58.4093 | <text:line-break/>+------------+</text:span></text:span></text:p>
      <text:p text:style-name="P520"><text:span text:style-name="Strong_20_Emphasis"><text:span text:style-name="T319">Funksjonen </text:span></text:span><text:span text:style-name="Strong_20_Emphasis"><text:span text:style-name="T318">TIMESTAMPDIFF() tar tre parametre: </text:span></text:span><text:span text:style-name="Strong_20_Emphasis"><text:span text:style-name="T319">Hvilken tidsenhet vi vil ha svaret i (her har vi brukt </text:span></text:span><text:span text:style-name="Strong_20_Emphasis"><text:span text:style-name="T70">year</text:span></text:span><text:span text:style-name="Strong_20_Emphasis"><text:span text:style-name="T319">), navnet på datofeltet vi vil beregne differansen fra (her er det feltet </text:span></text:span><text:span text:style-name="Strong_20_Emphasis"><text:span text:style-name="T70">birth_date</text:span></text:span><text:span text:style-name="Strong_20_Emphasis"><text:span text:style-name="T319">), og hvilken dato vi vil beregne differansen til (her har vi brukt funksjonen </text:span></text:span><text:span text:style-name="Strong_20_Emphasis"><text:span text:style-name="T70">NOW()</text:span></text:span><text:span text:style-name="Strong_20_Emphasis"><text:span text:style-name="T319"> for å beregne alderen akkurat nå).</text:span></text:span></text:p>
      <text:p text:style-name="P521"><text:span text:style-name="Strong_20_Emphasis"><text:span text:style-name="T319">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7">SELECT AVG(TIMESTAMPDIFF(year,birth_date,'1995-02-15')) as snittalder </text:span></text:span></text:p>
      <text:p text:style-name="P130"><text:span text:style-name="Strong_20_Emphasis"><text:span text:style-name="T207">FROM employees;      <text:line-break/></text:span></text:span></text:p>
      <text:p text:style-name="P130"><text:span text:style-name="Strong_20_Emphasis"><text:span text:style-name="T207">+------------+ <text:line-break/>| snittalder | <text:line-break/>+------------+ <text:line-break/>|    36.0442 | <text:line-break/>+------------+</text:span></text:span></text:p>
      <text:h text:style-name="P265" text:outline-level="3"><text:bookmark-start text:name="__RefHeading___Toc255_487959650"/><text:span text:style-name="Strong_20_Emphasis"><text:span text:style-name="T296">Datofunksjoner med </text:span></text:span><text:span text:style-name="Strong_20_Emphasis"><text:span text:style-name="T207">Microsoft SQL </text:span></text:span><text:span text:style-name="Strong_20_Emphasis"><text:span text:style-name="T334">S</text:span></text:span><text:span text:style-name="Strong_20_Emphasis"><text:span text:style-name="T207">erver</text:span></text:span><text:bookmark-end text:name="__RefHeading___Toc255_487959650"/></text:h>
      <text:p text:style-name="P335"><text:span text:style-name="Strong_20_Emphasis">Microsoft SQL-server</text:span> har bl.a. disse datofunksjonene:</text:p>
      <text:list xml:id="list2486427896" text:style-name="L15">
        <text:list-item>
          <text:p text:style-name="P908">DATEPART() - henter en del av et datofelt, <text:s/>f.eks. DATEPART(<text:span text:style-name="T791">year</text:span>, datofelt) <text:span text:style-name="T776">henter</text:span> <text:span text:style-name="T776">årstallet</text:span> med fire siffer <text:span text:style-name="T792">fra feltet datofelt</text:span>. </text:p>
        </text:list-item>
        <text:list-item>
          <text:p text:style-name="P908">DATENAME() - henter navnet til en del av et datofelt.</text:p>
        </text:list-item>
        <text:list-item>
          <text:p text:style-name="P908">YEAR() gir det samme som DATEPART-eksemplet ovenfor. </text:p>
        </text:list-item>
        <text:list-item>
          <text:p text:style-name="P908">MONTH() - henter tallet til måneden (oktober = 10, osv) fra et datofelt </text:p>
        </text:list-item>
        <text:list-item>
          <text:p text:style-name="P908">DAY() - henter dagen fra et datofelt, f.eks. «28» fra «2017-06-28». </text:p>
        </text:list-item>
      </text:list>
      <text:h text:style-name="P746" text:outline-level="4"><text:bookmark-start text:name="__RefHeading___Toc15746_2263950102"/>Eksempler på <text:span text:style-name="T794">bruk av </text:span>datofunksjoner <text:span text:style-name="T794">med Microsoft SQL Server</text:span><text:bookmark-end text:name="__RefHeading___Toc15746_2263950102"/></text:h>
      <text:p text:style-name="MERK"><text:span text:style-name="T17">MERK: </text:span>I eksemplene nedenfor brukes funksjonen GETDATE() til å hente dagens dato. <text:span text:style-name="T776">Bytt ut GETDATE() med navnet til et datofelt for å bruke eksemplene til søk i en tabell. </text:span></text:p>
      <text:p text:style-name="P522">Vi kan f.eks. hente kvartal-numeret idag med denne setningen:</text:p>
      <text:p text:style-name="Preformatted_20_Text">select <text:span text:style-name="T775">DATEPART</text:span>(<text:span text:style-name="T775">QUARTER</text:span>,<text:span text:style-name="T775">GETDATE</text:span>()) <text:span text:style-name="T775">AS</text:span> Kvartal; <text:line-break/> <text:line-break/>Kvartal     <text:line-break/>----------- <text:line-break/>         2</text:p>
      <text:p text:style-name="P522">Eller hente ukedagen idag med denne setningen:</text:p>
      <text:p text:style-name="Preformatted_20_Text">select DATEPART(WEEKDAY,GETDATE()) AS Ukedag;  <text:line-break/><text:line-break/>Ukedag      <text:line-break/><text:soft-page-break/>----------- <text:line-break/>         4</text:p>
      <text:p text:style-name="MERK"><text:span text:style-name="T17">MERK: </text:span>Ukedagen i eksemplet over er en onsdag, som blir ukedag 4 siden databasen er satt opp med engelsk lokalisering, hvor søndag er første dag i uken</text:p>
      <text:p text:style-name="P522">Vi kan også hente navnet på ukedagen og måneden med denne setningen:</text:p>
      <text:p text:style-name="P131"><text:span text:style-name="T776">SELECT</text:span> DATENAME(WEEKDAY,GETDATE()) AS Ukedag,</text:p>
      <text:p text:style-name="P131">DATENAME(MONTH,GETDATE()) AS Måned; <text:line-break/> <text:line-break/>Ukedag                         Måned                          <text:line-break/>------------------------------ ------------------------------ <text:line-break/>Wednesday                      June                           </text:p>
      <text:h text:style-name="P744" text:outline-level="4"><text:bookmark-start text:name="__RefHeading___Toc15748_2263950102"/>Navn på måneder og dager på ulike språk <text:bookmark-end text:name="__RefHeading___Toc15748_2263950102"/></text:h>
      <text:p text:style-name="P523">Vi kan endre språket vi vil ha resultatet i med denne setningen:</text:p>
      <text:p text:style-name="P133">SET LANGUAGE &lt;språknavn&gt;</text:p>
      <text:p text:style-name="P523">For eksempel kan vi sette språket til norsk: </text:p>
      <text:p text:style-name="P132">SET LANGUAGE Norwegian <text:line-break/><text:line-break/><text:span text:style-name="T778">(</text:span>Changed language setting to Norsk<text:span text:style-name="T778">)</text:span></text:p>
      <text:p text:style-name="P523">og få ukedag og månedsnavn ut på norsk:</text:p>
      <text:p text:style-name="P132"><text:span text:style-name="T777">SELECT</text:span> DATENAME(WEEKDAY,GETDATE()) AS Ukedag,</text:p>
      <text:p text:style-name="P138">DATENAME(MONTH,GETDATE()) AS Måned;<text:line-break/> <text:line-break/>Ukedag                         Måned                          <text:line-break/>------------------------------ ------------------------------ <text:line-break/>onsdag                         juni                          </text:p>
      <text:p text:style-name="Text_20_body">Og <text:span text:style-name="T795">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47"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7">titles </text:span><text:span text:style-name="T207">hvor årstallet i feltet </text:span><text:span text:style-name="T17">to_date </text:span><text:span text:style-name="T207"><text:s/>er 9999, dvs at vi vil hente de titlene de ansatte har nå (og luke ut historiske data for de som har byttet tittel). </text:span></text:p>
      <text:p text:style-name="Preformatted_20_Text"><text:span text:style-name="Strong_20_Emphasis"><text:span text:style-name="T207">SELECT TOP 5 emp_no, title FROM titles </text:span></text:span></text:p>
      <text:p text:style-name="Preformatted_20_Text"><text:span text:style-name="Strong_20_Emphasis"><text:span text:style-name="T207">WHERE DATEPART(year, to_date) = 9999; <text:line-break/></text:span></text:span><text:span text:style-name="Strong_20_Emphasis"><text:line-break/></text:span><text:span text:style-name="Strong_20_Emphasis"><text:span text:style-name="T207">emp_no      title                                              <text:line-break/>----------- -------------------------------------------------- <text:line-break/>     10001 Senior Engineer                                    <text:line-break/>     10002 Staff                                              <text:line-break/>     10003 Senior Engineer                                    <text:line-break/>     10004 Senior Engineer                                    <text:line-break/>     10005 Senior Staff   </text:span></text:span></text:p>
      <text:p text:style-name="Text_20_body"><text:span text:style-name="T779">Vi får eksakt samme resultat ved å bruke funksjonen YEAR</text:span>(), slik:</text:p>
      <text:p text:style-name="Preformatted_20_Text"><text:span text:style-name="Strong_20_Emphasis"><text:span text:style-name="T207">SELECT TOP 5 emp_no, title FROM titles</text:span></text:span></text:p>
      <text:p text:style-name="Preformatted_20_Text"><text:span text:style-name="Strong_20_Emphasis"><text:span text:style-name="T207">WHERE YEAR(to_date) = 9999;<text:line-break/></text:span></text:span></text:p>
      <text:p text:style-name="Preformatted_20_Text"><text:span text:style-name="Strong_20_Emphasis"><text:span text:style-name="T207">emp_no      title                                              <text:line-break/>----------- -------------------------------------------------- <text:line-break/>     10001 Senior Engineer                                    <text:line-break/>     10002 Staff                                              <text:line-break/>     10003 Senior Engineer                                    <text:line-break/>     10004 Senior Engineer                                    <text:line-break/>     10005 Senior Staff   </text:span></text:span></text:p>
      <text:p text:style-name="P524"><text:span text:style-name="Strong_20_Emphasis"><text:span text:style-name="T320">Vi kan for eksempel liste ut hvor mange som er født i oktober måned med denne setningen:</text:span></text:span></text:p>
      <text:p text:style-name="Preformatted_20_Text"><text:span text:style-name="Strong_20_Emphasis"><text:span text:style-name="T207">SELECT COUNT(*) as oktoberbarn FROM employees </text:span></text:span></text:p>
      <text:p text:style-name="P134"><text:span text:style-name="Strong_20_Emphasis"><text:span text:style-name="T207">WHERE MONTH(birth_date) = 10; <text:line-break/><text:line-break/>oktoberbarn <text:line-break/></text:span></text:span><text:soft-page-break/><text:span text:style-name="Strong_20_Emphasis"><text:span text:style-name="T207">----------- <text:line-break/>     25518 </text:span></text:span></text:p>
      <text:p text:style-name="P524"><text:span text:style-name="Strong_20_Emphasis"><text:span text:style-name="T320">Eller hvor mange kvinner som ble ansatt i første kvartal 1998 med denne setningen:</text:span></text:span></text:p>
      <text:p text:style-name="Preformatted_20_Text"><text:span text:style-name="Strong_20_Emphasis"><text:span text:style-name="T207">SELECT COUNT(*) as Ansatte from employees </text:span></text:span></text:p>
      <text:p text:style-name="Preformatted_20_Text"><text:span text:style-name="Strong_20_Emphasis"><text:span text:style-name="T207">WHERE DATEPART(QUARTER, hire_date) = 1 </text:span></text:span></text:p>
      <text:p text:style-name="P134"><text:span text:style-name="Strong_20_Emphasis"><text:span text:style-name="T207">AND YEAR(hire_date) = 1998 AND gender = 'F'; <text:line-break/><text:line-break/>Ansatte     <text:line-break/>----------- <text:line-break/>       517</text:span></text:span></text:p>
      <text:p text:style-name="P525"><text:span text:style-name="Strong_20_Emphasis"><text:span text:style-name="T321">Vil vi beregne </text:span></text:span><text:span text:style-name="Strong_20_Emphasis"><text:span text:style-name="T322">gjennomsnitts</text:span></text:span><text:span text:style-name="Strong_20_Emphasis"><text:span text:style-name="T321">alder</text:span></text:span><text:span text:style-name="Strong_20_Emphasis"><text:span text:style-name="T324">en</text:span></text:span><text:span text:style-name="Strong_20_Emphasis"><text:span text:style-name="T321"> </text:span></text:span><text:span text:style-name="Strong_20_Emphasis"><text:span text:style-name="T324">til</text:span></text:span><text:span text:style-name="Strong_20_Emphasis"><text:span text:style-name="T322"> de ansatte </text:span></text:span><text:span text:style-name="Strong_20_Emphasis"><text:span text:style-name="T321">ut fra fødselsdato</text:span></text:span><text:span text:style-name="Strong_20_Emphasis"><text:span text:style-name="T322">-feltet</text:span></text:span><text:span text:style-name="Strong_20_Emphasis"><text:span text:style-name="T321"> kan vi bruke funksjonen </text:span></text:span><text:span text:style-name="Strong_20_Emphasis"><text:span text:style-name="T73">DATEDIFF()</text:span></text:span><text:span text:style-name="Strong_20_Emphasis"><text:span text:style-name="T321">, slik:</text:span></text:span></text:p>
      <text:p text:style-name="Preformatted_20_Text"><text:span text:style-name="Strong_20_Emphasis"><text:span text:style-name="T207">SELECT AVG(DATEDIFF(YEAR, birth_date, GETDATE())) as Snittalder FROM employees; <text:line-break/><text:line-break/>Snittalder  <text:line-break/>----------- <text:line-break/>        58</text:span></text:span></text:p>
      <text:p text:style-name="P526"><text:span text:style-name="Strong_20_Emphasis"><text:span text:style-name="T323">Funksjonen </text:span></text:span><text:span text:style-name="Strong_20_Emphasis"><text:span text:style-name="T74">DATEDIFF()</text:span></text:span><text:span text:style-name="Strong_20_Emphasis"><text:span text:style-name="T323"> tar 3 parametre: Hvilken tidsenhet vi vil beregne differansen med (her </text:span></text:span><text:span text:style-name="Strong_20_Emphasis"><text:span text:style-name="T74">YEAR</text:span></text:span><text:span text:style-name="Strong_20_Emphasis"><text:span text:style-name="T323">), hvilken dato vi vil beregne differansen fra (her fra feltet </text:span></text:span><text:span text:style-name="Strong_20_Emphasis"><text:span text:style-name="T74">birth_date</text:span></text:span><text:span text:style-name="Strong_20_Emphasis"><text:span text:style-name="T323">) og hvilken date vi vil beregne differansen til (her dagens dat</text:span></text:span><text:span text:style-name="Strong_20_Emphasis"><text:span text:style-name="T333">o</text:span></text:span><text:span text:style-name="Strong_20_Emphasis"><text:span text:style-name="T323"> angitt med </text:span></text:span><text:span text:style-name="Strong_20_Emphasis"><text:span text:style-name="T74">GETDATE()</text:span></text:span><text:span text:style-name="Strong_20_Emphasis"><text:span text:style-name="T323">, </text:span></text:span><text:span text:style-name="Strong_20_Emphasis"><text:span text:style-name="T324">noe som gir alderen idag</text:span></text:span><text:span text:style-name="Strong_20_Emphasis"><text:span text:style-name="T323">).</text:span></text:span></text:p>
      <text:h text:style-name="P265" text:outline-level="3"><text:bookmark-start text:name="__RefHeading___Toc257_487959650"/><text:span text:style-name="Strong_20_Emphasis"><text:span text:style-name="T198">Datofunksjoner med </text:span></text:span><text:span text:style-name="Strong_20_Emphasis"><text:span text:style-name="T197">Oracle</text:span></text:span><text:bookmark-end text:name="__RefHeading___Toc257_487959650"/></text:h>
      <text:p text:style-name="P335"><text:span text:style-name="Strong_20_Emphasis"><text:span text:style-name="T196">Oracle</text:span></text:span><text:span text:style-name="T196"> har bl.a. disse datofunksjonene:</text:span></text:p>
      <text:list xml:id="list3681497423" text:style-name="L16">
        <text:list-item>
          <text:p text:style-name="P909">TO_DATE(&lt;'dato som tekst'&gt;, f.eks. '12-31-2012') </text:p>
        </text:list-item>
        <text:list-item>
          <text:p text:style-name="P909">EXTRACT(year/month/day etc FROM &lt;datofelt&gt;) - eller f.eks. EXTRACT(YEAR FROM DATE '1998-03-07')</text:p>
        </text:list-item>
      </text:list>
      <text:p text:style-name="P804">I setningen nedenfor konverterer vi en tekststreng til en gyldig dato. <text:span text:style-name="T797">Vi kjører SELECT mot Oracles «dummy»-tabell </text:span><text:span text:style-name="T83">dual</text:span><text:span text:style-name="T335">,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75"><text:span text:style-name="T17">MERK: </text:span>Funksjonen TO_DATE() vil ha tekststrengen på <text:span text:style-name="T796">det amerikanske </text:span>formatet: <text:line-break/>&lt;måned&gt; - &lt;dag&gt; - &lt;år&gt;, og ikke etter ISO-standarden &lt;år&gt; - &lt;måned&gt; - &lt;dag&gt;.</text:p>
      <text:p text:style-name="P537"><text:span text:style-name="Strong_20_Emphasis"><text:span text:style-name="T335">I neste eksempel henter vi ut årstallet fra en dato:</text:span></text:span></text:p>
      <text:p text:style-name="P537"><text:span text:style-name="Strong_20_Emphasis"><text:span text:style-name="T335"/></text:span></text:p>
      <text:p text:style-name="Preformatted_20_Text"><text:span text:style-name="Strong_20_Emphasis"><text:span text:style-name="T207">SELECT EXTRACT(YEAR FROM DATE '1998-03-07') År FROM dual;</text:span></text:span></text:p>
      <text:p text:style-name="Preformatted_20_Text"><text:span text:style-name="Strong_20_Emphasis"><text:span text:style-name="T207"/></text:span></text:p>
      <text:p text:style-name="Preformatted_20_Text"><text:span text:style-name="Strong_20_Emphasis"><text:span text:style-name="T207">ÅR</text:span></text:span></text:p>
      <text:p text:style-name="Preformatted_20_Text"><text:span text:style-name="Strong_20_Emphasis"><text:span text:style-name="T207">---------</text:span></text:span></text:p>
      <text:p text:style-name="Preformatted_20_Text"><text:span text:style-name="Strong_20_Emphasis"><text:span text:style-name="T207">1998</text:span></text:span></text:p>
      <text:p text:style-name="MERK"><text:span text:style-name="T17">MERK: </text:span>Funksjonen <text:span text:style-name="T797">EXTRACT</text:span>() <text:span text:style-name="T797">med DATE </text:span>vil ha tekststrengen <text:span text:style-name="T800">som angir datoen skrevet </text:span><text:s/><text:line-break/>etter ISO-standarden: &lt;år&gt; - &lt;måned&gt; - &lt;dag&gt; <text:s text:c="2"/><text:span text:style-name="T800">(yyyy-mm-dd)</text:span></text:p>
      <text:p text:style-name="P537"><text:span text:style-name="Strong_20_Emphasis"><text:span text:style-name="T335"/></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7">SELECT emp_no, title</text:span></text:span></text:p>
      <text:p text:style-name="Preformatted_20_Text"><text:span text:style-name="Strong_20_Emphasis"><text:span text:style-name="T207">FROM titles</text:span></text:span></text:p>
      <text:p text:style-name="Preformatted_20_Text"><text:span text:style-name="Strong_20_Emphasis"><text:span text:style-name="T207">WHERE to_number(to_char(to_date, ‘YYYY’)) = 9999;</text:span></text:span></text:p>
      <text:p text:style-name="Text_20_body">Alternativt kan vi bruke <text:span text:style-name="T799">funksjonen </text:span>EXTRACT<text:span text:style-name="T798">()</text:span> slik:</text:p>
      <text:p text:style-name="Preformatted_20_Text"><text:span text:style-name="Strong_20_Emphasis"><text:span text:style-name="T207">SELECT emp_no, title</text:span></text:span></text:p>
      <text:p text:style-name="Preformatted_20_Text"><text:span text:style-name="Strong_20_Emphasis"><text:span text:style-name="T207">FROM titles</text:span></text:span></text:p>
      <text:p text:style-name="Preformatted_20_Text"><text:span text:style-name="Strong_20_Emphasis"><text:span text:style-name="T207">WHERE EXTRACT(year from to_date) = 9999;</text:span></text:span></text:p>
      <text:h text:style-name="P265" text:outline-level="3"><text:bookmark-start text:name="__RefHeading___Toc259_487959650"/><text:span text:style-name="Strong_20_Emphasis"><text:span text:style-name="T198">Datofunksjoner med </text:span></text:span><text:span text:style-name="Strong_20_Emphasis"><text:span text:style-name="T197">PostgreSQL</text:span></text:span><text:bookmark-end text:name="__RefHeading___Toc259_487959650"/></text:h>
      <text:p text:style-name="P335"><text:span text:style-name="Strong_20_Emphasis"><text:span text:style-name="T196">PostgreSQL</text:span></text:span><text:span text:style-name="T196"> har bl.a. disse datofunksjonene:</text:span></text:p>
      <text:list xml:id="list2287347545" text:style-name="L17">
        <text:list-item>
          <text:p text:style-name="P888">DATE_PART() - f.eks. DATE_PART('year', &lt;datofelt&gt;) gir <text:span text:style-name="T801">å</text:span>r med fire siffer. </text:p>
        </text:list-item>
        <text:list-item>
          <text:p text:style-name="P888">EXTRACT(year/month/day/<text:span text:style-name="T801">minute</text:span> etc FROM &lt;datofelt&gt;) <text:line-break/><text:span text:style-name="T801">- </text:span>eller f.eks. EXTRACT(<text:span text:style-name="T801">QUARTER </text:span><text:s/>FROM DATE '1998-03-07')</text:p>
        </text:list-item>
      </text:list>
      <text:p text:style-name="Preformatted_20_Text"><text:soft-page-break/><text:span text:style-name="Strong_20_Emphasis"><text:span text:style-name="T207">SELECT emp_no, title</text:span></text:span></text:p>
      <text:p text:style-name="Preformatted_20_Text"><text:span text:style-name="Strong_20_Emphasis"><text:span text:style-name="T207">FROM titles<text:line-break/>WHERE DATE_PART('year', to_date) = 9999;</text:span></text:span></text:p>
      <text:p text:style-name="Text_20_body">Alternativt kan vi bruke EXTRACT, slik:</text:p>
      <text:p text:style-name="Preformatted_20_Text"><text:span text:style-name="Strong_20_Emphasis"><text:span text:style-name="T207">SELECT emp_no, title</text:span></text:span></text:p>
      <text:p text:style-name="Preformatted_20_Text"><text:span text:style-name="Strong_20_Emphasis"><text:span text:style-name="T207">FROM titles<text:line-break/>WHERE EXTRACT(year from to_date) = 9999;</text:span></text:span></text:p>
      <text:p text:style-name="P539">Her trekke<text:span text:style-name="T802">r</text:span> vi ut sekund<text:span text:style-name="T802">er</text:span>-delen av NOW(): </text:p>
      <text:p text:style-name="P141">SELECT EXTRACT(second FROM NOW());<text:line-break/></text:p>
      <text:p text:style-name="P141">date_part  <text:line-break/>----------- <text:line-break/>49.719786</text:p>
      <text:p text:style-name="MERK"><text:span text:style-name="T84">MERK: </text:span><text:span text:style-name="T802">I eksemplet under ser v</text:span>i at i motsetning til MySQL/MariaDB er det med PostgreSQL raskere å søke etter hele datofeltet enn enn å bruke funksjonen EXTRACT(year from to_date):</text:p>
      <text:p text:style-name="Preformatted_20_Text"><text:span text:style-name="T743">SELECT</text:span> <text:span text:style-name="T743">AVG</text:span>(salary) FROM salaries <text:span text:style-name="T743">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5">PostgreSQL har en egen funksjon <text:span text:style-name="T85">AGE</text:span><text:span text:style-name="Strong_20_Emphasis">()</text:span> for å beregne alder riktig ut fra fødselsdato, f.eks. slik:</text:p>
      <text:p text:style-name="Preformatted_20_Text"><text:soft-page-break/><text:span text:style-name="Strong_20_Emphasis"><text:span text:style-name="T207">SELECT emp_no </text:span></text:span><text:span text:style-name="Strong_20_Emphasis"><text:span text:style-name="T336">AS</text:span></text:span><text:span text:style-name="Strong_20_Emphasis"><text:span text:style-name="T207"> Ansattnummer, </text:span></text:span><text:span text:style-name="Strong_20_Emphasis"><text:span text:style-name="T336">AGE</text:span></text:span><text:span text:style-name="Strong_20_Emphasis"><text:span text:style-name="T207">(birth_date) </text:span></text:span><text:span text:style-name="Strong_20_Emphasis"><text:span text:style-name="T336">AS</text:span></text:span><text:span text:style-name="Strong_20_Emphasis"><text:span text:style-name="T207"> Alder</text:span></text:span></text:p>
      <text:p text:style-name="Preformatted_20_Text"><text:span text:style-name="Strong_20_Emphasis"><text:span text:style-name="T207">FROM employees<text:line-break/>ORDER BY Alder desc;</text:span></text:span></text:p>
      <text:p text:style-name="P335"><text:span text:style-name="T648">S</text:span>etningen <text:span text:style-name="T648">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68">K: </text:span></text:span>Vil man vite en persons alder på et gitt tidspunkt, kan dette angis som et første parameter i funksjonen, f.eks. slik: <text:span text:style-name="Strong_20_Emphasis">age('2010-01-01',birth_date)</text:span>, som gir alderen de hadde 1. januar 2010</text:p>
      <text:h text:style-name="P305" text:outline-level="3"><text:bookmark-start text:name="__RefHeading___Toc23691_3962996256"/>Egne funksjoner med PostgreSQL<text:bookmark-end text:name="__RefHeading___Toc23691_3962996256"/></text:h>
      <text:p text:style-name="P638">Det er enkelt å lage eg<text:span text:style-name="T928">n</text:span>e funksjoner med PostgreSQL. Syntaksen er denne:</text:p>
      <text:p text:style-name="Preformatted_20_Text">CREATE OR REPLACE FUNCTION &lt;navn&gt;<text:span text:style-name="T927">([parameter,...])</text:span> AS</text:p>
      <text:p text:style-name="Preformatted_20_Text"/>
      <text:p text:style-name="Preformatted_20_Text"><text:s/>RETURNS &lt;datatype&gt;</text:p>
      <text:p text:style-name="Preformatted_20_Text"><text:s/>LANGUAGE '<text:span text:style-name="T928">&lt;språk&gt;</text:span>' <text:s text:c="3"/></text:p>
      <text:p text:style-name="Preformatted_20_Text"/>
      <text:p text:style-name="Preformatted_20_Text">AS $<text:span text:style-name="T930">[valgfri tekst]</text:span>$</text:p>
      <text:p text:style-name="Preformatted_20_Text"/>
      <text:p text:style-name="Preformatted_20_Text">&lt;kode&gt;</text:p>
      <text:p text:style-name="Preformatted_20_Text"/>
      <text:p text:style-name="P176">$<text:span text:style-name="T930">[valgfri tekst]</text:span>$;</text:p>
      <text:p text:style-name="P641">Språk som kan brukes til funksjoner er disse: SQL, PL/PgSQL, C++, Perl og Python. Men man kan også installere flere språk som kan brukes til funksjoner.</text:p>
      <text:p text:style-name="P63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0">og Slik kan den brukes:</text:p>
      <text:p text:style-name="Preformatted_20_Text">select plus10(20);</text:p>
      <text:p text:style-name="Preformatted_20_Text"/>
      <text:p text:style-name="P174">plus10</text:p>
      <text:p text:style-name="P174">-------</text:p>
      <text:p text:style-name="P174">30</text:p>
      <text:p text:style-name="P64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1">CREATE OR REPLACE FUNCTION </text:span>navn(text,text) </text:p>
      <text:p text:style-name="Preformatted_20_Text"/>
      <text:p text:style-name="Preformatted_20_Text"><text:span text:style-name="T931">RETURNS</text:span> text</text:p>
      <text:p text:style-name="Preformatted_20_Text"><text:span text:style-name="T931">LANGUAGE</text:span> 'sql' <text:span text:style-name="T931">AS</text:span></text:p>
      <text:p text:style-name="Preformatted_20_Text"/>
      <text:p text:style-name="Preformatted_20_Text">$$</text:p>
      <text:p text:style-name="P175"/>
      <text:p text:style-name="P175"><text:span text:style-name="T932">SELECT</text:span> concat(left(upper($1),1),right($1,length($1)-1),' ',</text:p>
      <text:p text:style-name="P175">left(upper($2),1),right($2,length($2)-1))</text:p>
      <text:p text:style-name="Preformatted_20_Text"/>
      <text:p text:style-name="Preformatted_20_Text">$$;</text:p>
      <text:p text:style-name="MERK"><text:span text:style-name="T125">MERK: </text:span>Siden SQL er valgt som språk, skriver vi en SELECT-setning som utfører beregningen (legger til 10). $1 refererer til det første paramet<text:span text:style-name="T933">e</text:span>ret som sendes inn til funksjonen, dvs. tallet eller verdien til feltet vi setter i funksjonens parentes, <text:span text:style-name="T929">$2 til det andre parameteret osv. Vi trenger strengt tatt ikke sette noen tekst mellom de to $-tegnene som angir begynnelsen og slutten på koden, men vi kan – som i den første funksjonen ($body$) eller vi kan la være, som i den andre ($$). </text:span></text:p>
      <text:list xml:id="list376978159" text:style-name="L18">
        <text:list-header>
          <text:p text:style-name="P885">Eksterne ressurser</text:p>
        </text:list-header>
        <text:list-item>
          <text:p text:style-name="P886"><text:soft-page-break/><text:span text:style-name="T196">Lenke til </text:span><text:span text:style-name="T199">MySQL</text:span><text:span text:style-name="T196">s innebygde funksjoner: </text:span><text:a xlink:type="simple" xlink:href="http://dev.mysql.com/doc/refman/5.7/en/functions.html" office:target-frame-name="_blank" xlink:show="new" text:style-name="Internet_20_link" text:visited-style-name="Visited_20_Internet_20_Link"><text:span text:style-name="T196">http://dev.mysql.com/doc/refman/5.7/en/functions.html</text:span></text:a><text:span text:style-name="T196"> </text:span></text:p>
        </text:list-item>
        <text:list-item>
          <text:p text:style-name="P887"><text:span text:style-name="T196">Lenke til </text:span><text:span text:style-name="T199">MariaDB</text:span><text:span text:style-name="T196">s innebygde funksjoner:</text:span></text:p>
          <text:p text:style-name="P887"><text:a xlink:type="simple" xlink:href="https://mariadb.com/kb/en/mariadb/functions-and-operators/" text:style-name="Internet_20_link" text:visited-style-name="Visited_20_Internet_20_Link"><text:span text:style-name="T196">https://mariadb.com/kb/en/mariadb/functions-and-operators/</text:span></text:a></text:p>
        </text:list-item>
        <text:list-item>
          <text:p text:style-name="P884"><text:span text:style-name="T196">Lenke til dokumentasjon for </text:span><text:span text:style-name="T199">Oracle</text:span><text:span text:style-name="T196">s innebygde funksjoner: </text:span><text:a xlink:type="simple" xlink:href="https://docs.oracle.com/database/121/SQLRF/functions002.htm#SQLRF51180" office:target-frame-name="_blank" xlink:show="new" text:style-name="Internet_20_link" text:visited-style-name="Visited_20_Internet_20_Link"><text:span text:style-name="T196">https://docs.oracle.com/database/121/SQLRF/functions002.htm#SQLRF51180</text:span></text:a><text:span text:style-name="T196"> </text:span></text:p>
        </text:list-item>
        <text:list-item>
          <text:p text:style-name="P884"><text:span text:style-name="T196">Lenke til dokumentasjon for </text:span><text:span text:style-name="T199">MS SQL </text:span><text:span text:style-name="T200">S</text:span><text:span text:style-name="T199">erver</text:span><text:span text:style-name="T196">s innebygde funksjoner: </text:span><text:a xlink:type="simple" xlink:href="https://technet.microsoft.com/en-us/library/ms174318%28v=sql.90%29.aspx" office:target-frame-name="_blank" xlink:show="new" text:style-name="Internet_20_link" text:visited-style-name="Visited_20_Internet_20_Link"><text:span text:style-name="T196">https://technet.microsoft.com/en-us/library/ms174318%28v=sql.90%29.aspx</text:span></text:a> </text:p>
        </text:list-item>
        <text:list-item>
          <text:p text:style-name="P883"><text:bookmark text:name="yui_3_17_2_1_1474471030227_607"/><text:span text:style-name="T196">Lenke til dokumentasjon for </text:span><text:span text:style-name="T199">PostgreSQL</text:span><text:span text:style-name="T196">s innebygde funksjoner: </text:span><text:a xlink:type="simple" xlink:href="https://www.postgresql.org/docs/9.5/static/functions-datetime.html" office:target-frame-name="_blank" xlink:show="new" text:style-name="Internet_20_link" text:visited-style-name="Visited_20_Internet_20_Link"><text:span text:style-name="T196">https://www.postgresql.org/docs/9.5/static/functions-datetime.html</text:span></text:a> </text:p>
        </text:list-item>
      </text:list>
      <text:p text:style-name="P249"/>
      <text:h text:style-name="P866" text:outline-level="1"><text:bookmark-start text:name="__RefHeading___Toc18232_1557834486"/><text:span text:style-name="T476">Kapittel </text:span><text:span text:style-name="T480">5</text:span><text:span text:style-name="T673"><text:line-break/></text:span><text:span text:style-name="T51">Ag</text:span><text:span text:style-name="T52">g</text:span><text:span text:style-name="T51">regering av </text:span>data<text:bookmark-end text:name="__RefHeading___Toc18232_1557834486"/></text:h>
      <text:p text:style-name="Text_20_body">SQL har spesielle funksjoner for å aggregere data uten å måtte laste dem ned først. Eksempler på denne typen data kan være:</text:p>
      <text:list xml:id="list402833757" text:style-name="L19">
        <text:list-item>
          <text:p text:style-name="P932">Finne antall rader i en tabell (evt. etter gitte kriterier)</text:p>
        </text:list-item>
        <text:list-item>
          <text:p text:style-name="P932">Finne summen av verdien i en kolonne for et sett med rader i en tabell</text:p>
        </text:list-item>
        <text:list-item>
          <text:p text:style-name="P91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247552587" text:style-name="L20">
        <text:list-item>
          <text:p text:style-name="P930">AVG() - Henter en kolonnes gjennomsnittsverdi</text:p>
        </text:list-item>
        <text:list-item>
          <text:p text:style-name="P930">COUNT() - Henter antall rader i en kolonne</text:p>
        </text:list-item>
        <text:list-item>
          <text:p text:style-name="P930">MAX() - Henter den høyeste verdien i en kolonne</text:p>
        </text:list-item>
        <text:list-item>
          <text:p text:style-name="P930">MIN() - Henter den laveste verdien i en kolonne</text:p>
        </text:list-item>
        <text:list-item>
          <text:p text:style-name="P900">SUM() - Henter summen av kolonnens verdier</text:p>
        </text:list-item>
      </text:list>
      <text:h text:style-name="P813" text:outline-level="2"><text:bookmark-start text:name="__RefHeading___Toc12160_1251604522"/><text:span text:style-name="Strong_20_Emphasis"><text:span text:style-name="T876"></text:span></text:span><text:span text:style-name="T874">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7">SELECT AVG(salary) AS "Snittlønn"</text:span></text:span></text:p>
      <text:p text:style-name="Preformatted_20_Text"><text:span text:style-name="Strong_20_Emphasis"><text:span text:style-name="T207">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7">SELECT ROUND(AVG(salary),2) AS "Snittlønn"</text:span></text:span></text:p>
      <text:p text:style-name="Preformatted_20_Text"><text:span text:style-name="Strong_20_Emphasis"><text:span text:style-name="T207">FROM salaries</text:span></text:span></text:p>
      <text:p text:style-name="Preformatted_20_Text"><text:span text:style-name="Strong_20_Emphasis"><text:span text:style-name="T207">WHERE extract(year from to_date) = 9999; </text:span></text:span></text:p>
      <text:p text:style-name="MERK"><text:span text:style-name="Strong_20_Emphasis"><text:span text:style-name="T673">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6">og AVG()</text:span><text:bookmark-end text:name="__RefHeading___Toc12378_1251604522"/></text:h>
      <text:p text:style-name="P446">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6">er å bruke funksjonen </text:span><text:span text:style-name="T48">convert()</text:span><text:span text:style-name="T265">,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6">cast()</text:span><text:span text:style-name="T206">,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13" text:outline-level="2"><text:bookmark-start text:name="__RefHeading___Toc12162_1251604522"/><text:soft-page-break/><text:span text:style-name="Strong_20_Emphasis"><text:span text:style-name="T876"></text:span></text:span><text:span text:style-name="T874"> </text:span>COUNT()<text:bookmark-end text:name="__RefHeading___Toc12162_1251604522"/></text:h>
      <text:p text:style-name="Text_20_body">COUNT() tellerantall rader i en tabell - evt. etter gitte kriterier. Funksjonen jan brukes på to måter:</text:p>
      <text:list xml:id="list859958240" text:style-name="L21">
        <text:list-item>
          <text:p text:style-name="P933">Bruk <text:span text:style-name="Strong_20_Emphasis">COUNT(*)</text:span> til å telle antall rader i en tabell, uavhengig av om radene inneholder verdier eller NULL-verdier</text:p>
        </text:list-item>
        <text:list-item>
          <text:p text:style-name="P91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7">SELECT COUNT(*) AS Ansatte</text:span></text:span></text:p>
      <text:p text:style-name="Preformatted_20_Text"><text:span text:style-name="Strong_20_Emphasis"><text:span text:style-name="T207">FROM employees;</text:span></text:span></text:p>
      <text:p text:style-name="Preformatted_20_Text"><text:span text:style-name="Strong_20_Emphasis"><text:span text:style-name="T207">SELECT COUNT(hire_date) AS Ansatte_med_ansettelsesdato</text:span></text:span></text:p>
      <text:p text:style-name="Preformatted_20_Text"><text:span text:style-name="Strong_20_Emphasis"><text:span text:style-name="T207">FROM employees;</text:span></text:span></text:p>
      <text:p text:style-name="Text_20_body">Det første eksemplet teller opp alle ansatte, mens det siste eksemplet bare teller ansatte som vi har registrert ansettelsesdatoen til.</text:p>
      <text:h text:style-name="P813" text:outline-level="2"><text:bookmark-start text:name="__RefHeading___Toc12164_1251604522"/><text:span text:style-name="Strong_20_Emphasis"><text:span text:style-name="T876"></text:span></text:span><text:span text:style-name="T874"> </text:span>MAX()<text:bookmark-end text:name="__RefHeading___Toc12164_1251604522"/></text:h>
      <text:p text:style-name="Text_20_body">For å bruke MAX() må et kolonnenavn angis:</text:p>
      <text:p text:style-name="Preformatted_20_Text"><text:span text:style-name="Strong_20_Emphasis"><text:span text:style-name="T207">SELECT MAX(salary) AS "Topplønn"</text:span></text:span></text:p>
      <text:p text:style-name="Preformatted_20_Text"><text:span text:style-name="Strong_20_Emphasis"><text:span text:style-name="T207">FROM salaries</text:span></text:span></text:p>
      <text:p text:style-name="MERK"><text:span text:style-name="Strong_20_Emphasis"><text:span text:style-name="T673">MERK: </text:span></text:span>Kolonner med NULL-verdi ignoreres av MAX()</text:p>
      <text:h text:style-name="P813" text:outline-level="2"><text:bookmark-start text:name="__RefHeading___Toc12166_1251604522"/><text:span text:style-name="Strong_20_Emphasis"><text:span text:style-name="T876"></text:span></text:span><text:span text:style-name="T874"> </text:span>MIN()<text:bookmark-end text:name="__RefHeading___Toc12166_1251604522"/></text:h>
      <text:p text:style-name="Text_20_body">For å bruke MIN() må et kolonnenavn angis:</text:p>
      <text:p text:style-name="Preformatted_20_Text"><text:span text:style-name="Strong_20_Emphasis"><text:span text:style-name="T207">SELECT MIN(salary) AS "Minstelønn"</text:span></text:span></text:p>
      <text:p text:style-name="Preformatted_20_Text"><text:span text:style-name="Strong_20_Emphasis"><text:span text:style-name="T207">FROM salaries</text:span></text:span></text:p>
      <text:p text:style-name="MERK"><text:span text:style-name="Strong_20_Emphasis"><text:span text:style-name="T673">MERK: </text:span></text:span>Kolonner med NULL-verdi ignoreres også av MIN()</text:p>
      <text:h text:style-name="P813" text:outline-level="2"><text:bookmark-start text:name="__RefHeading___Toc12168_1251604522"/><text:span text:style-name="Strong_20_Emphasis"><text:span text:style-name="T876"></text:span></text:span><text:span text:style-name="T874">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7">S</text:span></text:span><text:span text:style-name="Strong_20_Emphasis"><text:span text:style-name="T207">ELECT SUM(salary) AS "Årlig Lønnskostnad"</text:span></text:span></text:p>
      <text:p text:style-name="Preformatted_20_Text"><text:span text:style-name="Strong_20_Emphasis"><text:span text:style-name="T207">FROM salaries</text:span></text:span></text:p>
      <text:p text:style-name="Preformatted_20_Text"><text:span text:style-name="Strong_20_Emphasis"><text:span text:style-name="T207">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7">S</text:span></text:span><text:span text:style-name="Strong_20_Emphasis"><text:span text:style-name="T207">ELECT SUM(salary/12) AS "Månedlig Lønnskostnad"</text:span></text:span></text:p>
      <text:p text:style-name="Preformatted_20_Text"><text:span text:style-name="Strong_20_Emphasis"><text:span text:style-name="T207">FROM salaries</text:span></text:span></text:p>
      <text:p text:style-name="Preformatted_20_Text"><text:span text:style-name="Strong_20_Emphasis"><text:span text:style-name="T207">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6">og SUM()</text:span><text:bookmark-end text:name="__RefHeading___Toc12380_1251604522"/></text:h>
      <text:p text:style-name="P447">Siden feltet salary er av datatypen heltall (integer), vil vi få feil resultat med MS SQL Server hvis vi ikke først konverterer feltet til et desimaltall. Derimot f<text:span text:style-name="T746">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7"><text:line-break/></text:p>
      <text:p text:style-name="P112">SELECT SUM(convert(float,salary)/12) AS "Månedlig Lønnskostnad" FROM salaries WHERE year(to_date) = 9999;  <text:line-break/> <text:line-break/>Månedlig Lønnskostnad    <text:line-break/>------------------------ <text:line-break/>     1440988843.5833328</text:p>
      <text:p text:style-name="P447">Som vi ser er det relativt stor forskjell mellom de to resultatene. Så husk alltid å konvertere til desimaltall før du foretar regneoperasjoner med MS SQL Server som kan resultere i desimaler. <text:span text:style-name="T677">Hadde vi konvertert til datatypen </text:span><text:span text:style-name="T161">decimal </text:span><text:span text:style-name="T532">istedenfor </text:span><text:span text:style-name="T161">float, </text:span><text:span text:style-name="T532">hadde vi fått et litt ulikt resultat, men bare i selve desimalene, </text:span><text:span text:style-name="T533">som vi i dette tilfellet antagelig likevel ville avrundet med funksjonen </text:span><text:span text:style-name="T185">round()</text:span><text:span text:style-name="T533"> til nærmeste heltall, noe som ville fjernet forskjellen.</text:span><text:span text:style-name="T532"> <text:s/></text:span></text:p>
      <text:h text:style-name="P813" text:outline-level="2"><text:bookmark-start text:name="__RefHeading___Toc12170_1251604522"/><text:soft-page-break/><text:span text:style-name="Strong_20_Emphasis"><text:span text:style-name="T876"></text:span></text:span><text:span text:style-name="T874">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7">SELECT AVG(DISTINCT salary) AS "Snittlønn"</text:span></text:span></text:p>
      <text:p text:style-name="Preformatted_20_Text"><text:span text:style-name="Strong_20_Emphasis"><text:span text:style-name="T207">FROM salaries</text:span></text:span></text:p>
      <text:p text:style-name="Preformatted_20_Text"><text:span text:style-name="Strong_20_Emphasis"><text:span text:style-name="T207">WHERE emp_no = '100002';</text:span></text:span></text:p>
      <text:p text:style-name="Text_20_body"><text:span text:style-name="Strong_20_Emphasis"/></text:p>
      <text:h text:style-name="P813" text:outline-level="2"><text:bookmark-start text:name="__RefHeading___Toc12172_1251604522"/><text:span text:style-name="Strong_20_Emphasis"><text:span text:style-name="T876"></text:span></text:span><text:span text:style-name="T874">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7">SELECT COUNT(*) AS "Antall Ansatte",</text:span></text:span></text:p>
      <text:p text:style-name="Preformatted_20_Text"><text:span text:style-name="Strong_20_Emphasis"><text:span text:style-name="T207"><text:s text:c="7"/>MIN(salary) AS "Minstelønn",</text:span></text:span></text:p>
      <text:p text:style-name="Preformatted_20_Text"><text:span text:style-name="Strong_20_Emphasis"><text:span text:style-name="T207"><text:s text:c="7"/>MAX(salary) AS "Topplønn",</text:span></text:span></text:p>
      <text:p text:style-name="Preformatted_20_Text"><text:span text:style-name="Strong_20_Emphasis"><text:span text:style-name="T207"><text:s text:c="7"/>ROUND(AVG(salary)) AS "Snittlønn"</text:span></text:span></text:p>
      <text:p text:style-name="Preformatted_20_Text"><text:span text:style-name="Strong_20_Emphasis"><text:span text:style-name="T207">FROM salaries</text:span></text:span></text:p>
      <text:p text:style-name="Preformatted_20_Text"><text:span text:style-name="Strong_20_Emphasis"><text:span text:style-name="T207">WHERE extract(year from to_date) = 9999;</text:span></text:span></text:p>
      <text:h text:style-name="P828" text:outline-level="2"/>
      <text:h text:style-name="P867" text:outline-level="1"><text:bookmark-start text:name="__RefHeading___Toc18234_1557834486"/><text:span text:style-name="T476">Kapittel </text:span><text:span text:style-name="T480">6</text:span><text:span text:style-name="T673"><text:line-break/></text:span>Gruppering av Data<text:bookmark-end text:name="__RefHeading___Toc18234_1557834486"/></text:h>
      <text:h text:style-name="P813" text:outline-level="2"><text:bookmark-start text:name="__RefHeading___Toc18236_1557834486"/><text:span text:style-name="Strong_20_Emphasis"><text:span text:style-name="T876"></text:span></text:span><text:span text:style-name="T874"> </text:span>Gruppering av data med GROUP BY<text:bookmark-end text:name="__RefHeading___Toc18236_1557834486"/></text:h>
      <text:p text:style-name="P33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7">SELECT gender as "Kjønn", COUNT(*) AS Antall</text:span></text:span></text:p>
      <text:p text:style-name="Preformatted_20_Text"><text:span text:style-name="Strong_20_Emphasis"><text:span text:style-name="T207">FROM employees</text:span></text:span></text:p>
      <text:p text:style-name="Preformatted_20_Text"><text:span text:style-name="Strong_20_Emphasis"><text:span text:style-name="T207">GROUP BY gender;</text:span></text:span></text:p>
      <text:p text:style-name="P336">Denne setningen henter to kolonner - en med den ansattes kjønn (registerert som "F" og "M")  og en med antall ansatte innenfor hver kategori. <text:span text:style-name="Strong_20_Emphasis">GROUP BY gender</text:span> gjør at antall ansatte blir listet opp per kjønn.</text:p>
      <text:p text:style-name="P336"><text:span text:style-name="Strong_20_Emphasis">Dette er det vi trenger å vite om grupper:</text:span></text:p>
      <text:list xml:id="list461720080" text:style-name="L22">
        <text:list-item>
          <text:p text:style-name="P934"><text:span text:style-name="T16">GROUP BY</text:span> kan inneholde så mange kolonner vi vil, med komma mellom hver kolonne. Slik kan grupper inneholde undergrupper. </text:p>
        </text:list-item>
        <text:list-item>
          <text:p text:style-name="P934">Har du angitt undergrupper blir data aggregert på den sist definerte undergruppen </text:p>
        </text:list-item>
        <text:list-item>
          <text:p text:style-name="P934">Hver kolonne som er listet i GROUP BY må være en eksisterende kolonne eller et gyldig uttrykk. Hvis et uttrykk er angitt i SELECT, må samme uttrykk brukes i GROUP BY. </text:p>
        </text:list-item>
        <text:list-item>
          <text:p text:style-name="P934">De fleste database-systemer tillater ikke at man bruker GROUP BY på kolonner med variabel lengde, slik som <text:span text:style-name="Emphasis">text</text:span> eller <text:span text:style-name="Emphasis">memo.</text:span> </text:p>
        </text:list-item>
        <text:list-item>
          <text:p text:style-name="P934">Bortsett fra aggregerings-kalkuleringer, må hver kolonne i SELECT være tilstede i GROUP BY </text:p>
        </text:list-item>
        <text:list-item>
          <text:p text:style-name="P934">Hvis kolonnen du grupperer etter inneholder en rad med NULL-verdi, vil NULL bli listet opp som en gruppe. Er det flere rader med NULL-verdi, grupperes de sammen </text:p>
        </text:list-item>
        <text:list-item>
          <text:p text:style-name="P90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42"><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13" text:outline-level="2"><text:bookmark-start text:name="__RefHeading___Toc263_487959650"/><text:span text:style-name="Strong_20_Emphasis"><text:span text:style-name="T876"></text:span></text:span><text:span text:style-name="T874"> </text:span>Filtrering av grupper <text:span text:style-name="T490">med HAVING</text:span><text:bookmark-end text:name="__RefHeading___Toc263_487959650"/></text:h>
      <text:p text:style-name="P33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7">HAVING fungerer akkurat som WHERE, men brukes kun på grupper.</text:p>
      <text:p text:style-name="Preformatted_20_Text"><text:span text:style-name="Strong_20_Emphasis"><text:span text:style-name="T207">SELECT dept_no as Avdeling, COUNT(*) AS Ansatte</text:span></text:span></text:p>
      <text:p text:style-name="Preformatted_20_Text"><text:span text:style-name="Strong_20_Emphasis"><text:span text:style-name="T207">FROM dept_emp</text:span></text:span></text:p>
      <text:p text:style-name="Preformatted_20_Text"><text:span text:style-name="Strong_20_Emphasis"><text:span text:style-name="T207">GROUP BY dept_no</text:span></text:span></text:p>
      <text:p text:style-name="Preformatted_20_Text"><text:span text:style-name="Strong_20_Emphasis"><text:span text:style-name="T207">HAVING COUNT(*) &gt;=30000</text:span></text:span></text:p>
      <text:p text:style-name="Preformatted_20_Text"><text:span text:style-name="Strong_20_Emphasis"><text:span text:style-name="T207">ORDER BY Ansatte desc;</text:span></text:span></text:p>
      <text:p text:style-name="Preformatted_20_Text"><text:span text:style-name="Strong_20_Emphasis"><text:span text:style-name="T207"/></text:span></text:p>
      <text:p text:style-name="Preformatted_20_Text"><text:span text:style-name="Strong_20_Emphasis"><text:span text:style-name="T207">+----------+---------+ <text:line-break/>| Avdeling | Ansatte | <text:line-break/>+----------+---------+ <text:line-break/>| d005     |   85707 | <text:line-break/>| d004     |   73485 | <text:line-break/>| d007     |   52245 | <text:line-break/>+----------+---------+</text:span></text:span></text:p>
      <text:p text:style-name="P337">Setningen over filtrerer ut avdelinger som <text:span text:style-name="T747">har</text:span> 30000 eller flere ansatte. Som vi ser vil ikke WHERE fungere her, siden vi filtrerer basert på gruppens aggregerte verdi, ikke på verdien til enkelte rader.</text:p>
      <text:p text:style-name="MERK"><text:span text:style-name="T64">MERK:</text:span> WHERE filtrerer <text:span text:style-name="Strong_20_Emphasis">før</text:span> data er gruppert, HAVING filtrerer <text:span text:style-name="Strong_20_Emphasis">etter</text:span> at data er gruppert</text:p>
      <text:p text:style-name="P250"><text:bookmark text:name="yui_3_17_2_1_1474495862883_79"/>Vi kan kombinere WHERE og HAVING i samme SQL-setning, hvis vi først vil filtrere ut rader, og så gruppere dem og filtrere ut grupper etterpå.</text:p>
      <text:h text:style-name="P815" text:outline-level="2"><text:bookmark-start text:name="__RefHeading___Toc13352_1054794037"/><text:span text:style-name="Strong_20_Emphasis"><text:span text:style-name="T876"></text:span></text:span><text:span text:style-name="T874"> </text:span><text:span text:style-name="T688">Gruppering</text:span> med ROLLUP og CUBE<text:bookmark-end text:name="__RefHeading___Toc13352_1054794037"/></text:h>
      <text:h text:style-name="P269" text:outline-level="3"><text:bookmark-start text:name="__RefHeading___Toc12933_1158268304"/><text:span text:style-name="T748">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7">ROLLUP(</text:span>title,gender<text:span text:style-name="T17">)</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1">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7">CUBE(</text:span>title,gender<text:span text:style-name="T17">)</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8" text:outline-level="3"><text:bookmark-start text:name="__RefHeading___Toc12935_1158268304"/><text:span text:style-name="T748">ROLLUP med </text:span>MySQL / MariaDB <text:bookmark-end text:name="__RefHeading___Toc12935_1158268304"/></text:h>
      <text:p text:style-name="P452">MariaDB har støtte for ROLLUP, men ikke CUBE i nåværende stund (versjon 10.1). <text:span text:style-name="T685">Forsøker vi med CUBEfår vi denne feilmeldingen:</text:span></text:p>
      <text:p text:style-name="Preformatted_20_Text">ERROR 1235 (42000): This version of MariaDB doesn't yet support 'CUBE'</text:p>
      <text:p text:style-name="P774"><text:soft-page-break/><text:span text:style-name="T65">MERK:</text:span> Syntaksen for ROLLUP med MySQL/MariaDB er annerledes enn for de andre tre RDBMSene, som har like syntaks. </text:p>
      <text:p text:style-name="Text_20_body">Med MySQL / MariaDB brukes GROUP BY med ROLLUP slik:</text:p>
      <text:p text:style-name="P75"><text:span text:style-name="T686">SELECT</text:span> title, gender, sum(salary) as salary <text:span text:style-name="T686">FROM</text:span> salaries s </text:p>
      <text:p text:style-name="P75"><text:span text:style-name="T686">INNER JOIN</text:span> titles t <text:span text:style-name="T686">ON</text:span> s.emp_no=t.emp_no </text:p>
      <text:p text:style-name="P75"><text:span text:style-name="T686">INNER JOIN</text:span> employees e <text:span text:style-name="T686">ON</text:span> e.emp_no=s.emp_no</text:p>
      <text:p text:style-name="P75"><text:span text:style-name="T686">WHERE</text:span> extract(year from s.to_date) = 9999 </text:p>
      <text:p text:style-name="P75"><text:span text:style-name="T686">AND</text:span> extract(year from t.to_date) = 9999 </text:p>
      <text:p text:style-name="P75"><text:span text:style-name="T686">AND</text:span> title in ('Engineer','Senior Staff') </text:p>
      <text:p text:style-name="P75"><text:span text:style-name="T686">GROUP BY</text:span> title,gender <text:span text:style-name="T17">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7" text:outline-level="3"><text:bookmark-start text:name="__RefHeading___Toc12937_1158268304"/><text:span text:style-name="T749">ROLLUP og CUBE <text:s/>med </text:span>PostgreSQL<text:bookmark-end text:name="__RefHeading___Toc12937_1158268304"/></text:h>
      <text:p text:style-name="P453">Med ROLLUP</text:p>
      <text:p text:style-name="P75"><text:span text:style-name="T686">SELECT</text:span> title, gender, sum(salary) <text:span text:style-name="T686">AS</text:span> <text:span text:style-name="T686">salary</text:span> <text:span text:style-name="T686">FROM</text:span> salaries s </text:p>
      <text:p text:style-name="P75"><text:span text:style-name="T686">INNER JOIN</text:span> titles t <text:span text:style-name="T686">ON</text:span> s.emp_no=t.emp_no </text:p>
      <text:p text:style-name="P75"><text:span text:style-name="T686">INNER JOIN</text:span> employees e <text:span text:style-name="T686">ON</text:span> e.emp_no=s.emp_no </text:p>
      <text:p text:style-name="P75"><text:span text:style-name="T686">WHERE</text:span> extract(year from s.to_date) = 9999 </text:p>
      <text:p text:style-name="P75"><text:span text:style-name="T686">AND</text:span> extract(year from t.to_date) = 9999 </text:p>
      <text:p text:style-name="P75"><text:span text:style-name="T686">AND</text:span> title <text:span text:style-name="T686">in</text:span> ('Engineer','Senior Staff') </text:p>
      <text:p text:style-name="P75"><text:span text:style-name="T686">GROUP BY</text:span> <text:span text:style-name="T49">ROLLUP</text:span><text:span text:style-name="T17">(</text:span>title,gender<text:span text:style-name="T17">)</text:span>; </text:p>
      <text:p text:style-name="P75"/>
      <text:p text:style-name="P11"><text:s text:c="4"/>title <text:s text:c="4"/>| gender | <text:s text:c="2"/><text:span text:style-name="T686">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53">Med CUBE </text:p>
      <text:p text:style-name="P75"><text:span text:style-name="T686">SELECT</text:span> title, gender, sum(salary) <text:span text:style-name="T686">AS</text:span> <text:span text:style-name="T686">salary</text:span> <text:span text:style-name="T686">FROM</text:span> salaries s </text:p>
      <text:p text:style-name="P75"><text:span text:style-name="T686">INNER JOIN</text:span> titles t <text:span text:style-name="T686">ON</text:span> s.emp_no=t.emp_no </text:p>
      <text:p text:style-name="P75"><text:span text:style-name="T686">INNER JOIN</text:span> employees e <text:span text:style-name="T686">ON</text:span> e.emp_no=s.emp_no </text:p>
      <text:p text:style-name="P75"><text:span text:style-name="T686">WHERE</text:span> extract(year from s.to_date) = 9999 </text:p>
      <text:p text:style-name="P75"><text:span text:style-name="T686">AND</text:span> extract(year from t.to_date) = 9999 </text:p>
      <text:p text:style-name="P75"><text:span text:style-name="T686">AND</text:span> title <text:span text:style-name="T684">IN</text:span> ('Engineer','Senior Staff') </text:p>
      <text:p text:style-name="P75"><text:span text:style-name="T686">GROUP BY</text:span> <text:span text:style-name="T49">CUBE</text:span><text:span text:style-name="T17">(</text:span>title,gender<text:span text:style-name="T17">)</text:span>; </text:p>
      <text:p text:style-name="P75"/>
      <text:p text:style-name="P11"><text:s text:c="4"/>title <text:s text:c="4"/>| gender | <text:s text:c="2"/><text:span text:style-name="T686">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0" text:outline-level="3"><text:bookmark-start text:name="__RefHeading___Toc12939_1158268304"/><text:span text:style-name="T748">ROLLUP og CUBE med </text:span>MS SQL Server<text:bookmark-end text:name="__RefHeading___Toc12939_1158268304"/></text:h>
      <text:p text:style-name="P75">1&gt; <text:span text:style-name="T687">SELECT</text:span> title, gender, sum(salary) as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year(s.to_date) = 9999 <text:span text:style-name="T687">AND</text:span> year(t.to_date) = 9999 </text:p>
      <text:p text:style-name="P74">AND title IN ('Engineer','Senior Staff') </text:p>
      <text:p text:style-name="P75"><text:span text:style-name="T687">GROUP BY</text:span> <text:span text:style-name="T50">ROLLUP</text:span><text:span text:style-name="T17">(</text:span>title,gender<text:span text:style-name="T17">)</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12" text:outline-level="1"><text:bookmark-start text:name="__RefHeading___Toc12941_1158268304"/>Og med CUBE;<text:bookmark-end text:name="__RefHeading___Toc12941_1158268304"/></text:h>
      <text:p text:style-name="P75">1&gt; <text:span text:style-name="T687">SELECT</text:span> title, gender, sum(salary) as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year(s.to_date) = 9999 <text:span text:style-name="T687">AND</text:span> year(t.to_date) = 9999 </text:p>
      <text:p text:style-name="P74">AND title IN ('Engineer','Senior Staff') </text:p>
      <text:p text:style-name="P75"><text:span text:style-name="T267">GROUP BY</text:span><text:span text:style-name="T207"> </text:span><text:span text:style-name="T50">CUBE</text:span><text:span text:style-name="T17">(</text:span><text:span text:style-name="T207">title,gender</text:span><text:span text:style-name="T17">)</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68" text:outline-level="1"><text:bookmark-start text:name="__RefHeading___Toc18238_1557834486"/><text:span text:style-name="T476">Kapittel </text:span><text:span text:style-name="T478">7</text:span><text:span text:style-name="T674"><text:line-break/>U</text:span>nderspørringer<text:bookmark-end text:name="__RefHeading___Toc18238_1557834486"/></text:h>
      <text:h text:style-name="P813" text:outline-level="2"><text:bookmark-start text:name="__RefHeading___Toc18240_1557834486"/><text:span text:style-name="Strong_20_Emphasis"><text:span text:style-name="T876"></text:span></text:span><text:span text:style-name="T874"> </text:span>Filtrere med <text:span text:style-name="T472">underspørringer</text:span><text:bookmark-end text:name="__RefHeading___Toc18240_1557834486"/></text:h>
      <text:p text:style-name="P363"><text:span text:style-name="T201">SELECT-setninger er SQL-spørringer (Queries). Alle spørringer vi har gjort hittil er enkeltstående spørringer, dvs, enkle setninger som henter data fra individuelle tabeller. </text:span>Med SQL kan <text:span text:style-name="T491">vi</text:span> også lage <text:span text:style-name="T17">underspørringer</text:span> (<text:span text:style-name="T667">s</text:span>ubqueries). Dette er spørringer som er bygget inn i andre spørringer. Her er et par eksempler:</text:p>
      <text:p text:style-name="Preformatted_20_Text"><text:bookmark text:name="yui_3_13_0_3_1473100571531_549"/><text:span text:style-name="Strong_20_Emphasis"><text:span text:style-name="T207">SELECT emp_no AS Ansattnummer, </text:span></text:span></text:p>
      <text:p text:style-name="Preformatted_20_Text"><text:span text:style-name="Strong_20_Emphasis"><text:span text:style-name="T207">(SELECT salary FROM salaries WHERE (salaries.emp_no = dept_emp.emp_no) AND extract(year from to_date) = 9999) AS "Lønn"</text:span></text:span></text:p>
      <text:p text:style-name="Preformatted_20_Text"><text:span text:style-name="Strong_20_Emphasis"><text:span text:style-name="T207">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0">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7">SELECT emp_no AS Ansattnummer, </text:span></text:span></text:p>
      <text:p text:style-name="Preformatted_20_Text"><text:span text:style-name="Strong_20_Emphasis"><text:span text:style-name="T207">(SELECT concat(first_name,' ',last_name) FROM employees WHERE employees.emp_no = dept_emp.emp_no) AS Navn,</text:span></text:span></text:p>
      <text:p text:style-name="Preformatted_20_Text"><text:span text:style-name="Strong_20_Emphasis"><text:span text:style-name="T207">(SELECT salary FROM salaries WHERE (salaries.emp_no = dept_emp.emp_no) AND extract(year from to_date) = 9999) AS "Lønn"</text:span></text:span></text:p>
      <text:p text:style-name="Preformatted_20_Text"><text:span text:style-name="Strong_20_Emphasis"><text:span text:style-name="T207">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0">        10012 | Patricio Bridgland | 54423</text:p>
      <text:p text:style-name="Text_20_body">Her har vi bygget to underspørringer inn i en hoved-spørring. Det er ingen begrensninger på hvor mange <text:span text:style-name="T850">slike «</text:span>subqueries» vi kan bygge inn, men i praksis vil vi se at det tar uforholdsvis mye tid med mange underspørringer av denne typen.</text:p>
      <text:p text:style-name="MERK"><text:span text:style-name="Strong_20_Emphasis"><text:span text:style-name="T750">MERK: </text:span></text:span><text:s/>SELECT-setninger <text:span text:style-name="T850">som er en underspørring til en annen SELECT-setning </text:span>kan bare hente <text:span text:style-name="Strong_20_Emphasis">en enkelt kolonne</text:span>. Forsøker vi å hente flere kolonner i en underspørring, får vi en feilmelding!</text:p>
      <text:h text:style-name="P271"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7">SELECT count(*) from dept_emp WHERE extract(year from to_date) = 9999 AND</text:span></text:span></text:p>
      <text:p text:style-name="Preformatted_20_Text"><text:span text:style-name="Strong_20_Emphasis"><text:span text:style-name="T207">dept_no = (SELECT dept_no from dept_emp WHERE extract(year from to_date) = 9999 AND emp_no = 10001 );</text:span></text:span></text:p>
      <text:p text:style-name="P8"/>
      <text:p text:style-name="Preformatted_20_Text"><text:soft-page-break/><text:s/>count </text:p>
      <text:p text:style-name="Preformatted_20_Text">-------</text:p>
      <text:p text:style-name="P240"> 61386</text:p>
      <text:p text:style-name="MERK"><text:span text:style-name="Strong_20_Emphasis">MERK:</text:span> Vi må hente ut de som jobber i Facellos avdeling <text:span text:style-name="T668">idag</text:span>, og vi må velge den avdelingen Facello jobber i <text:span text:style-name="T668">idag</text:span> - derfor to betingelser med <text:span text:style-name="Strong_20_Emphasis">extract(year from to_date) = 9999</text:span>.</text:p>
      <text:h text:style-name="P813" text:outline-level="2"><text:bookmark-start text:name="__RefHeading___Toc5699_920682125"/><text:span text:style-name="Strong_20_Emphasis"><text:span text:style-name="T876"></text:span></text:span><text:span text:style-name="T874">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7">SELECT dept_name as Avdeling,</text:span></text:span></text:p>
      <text:p text:style-name="Preformatted_20_Text"><text:span text:style-name="Strong_20_Emphasis"><text:span text:style-name="T207"><text:s text:c="2"/>(SELECT COUNT(*)</text:span></text:span></text:p>
      <text:p text:style-name="Preformatted_20_Text"><text:span text:style-name="Strong_20_Emphasis"><text:span text:style-name="T207"><text:s text:c="10"/>FROM dept_emp</text:span></text:span></text:p>
      <text:p text:style-name="P70"><text:span text:style-name="Strong_20_Emphasis"><text:span text:style-name="T207"><text:s text:c="10"/>WHERE dept_no = departments.dept_no </text:span></text:span></text:p>
      <text:p text:style-name="P70"><text:span text:style-name="Strong_20_Emphasis"><text:span text:style-name="T207"><text:tab/> <text:s text:c="5"/>AND extract(year </text:span></text:span><text:span text:style-name="Strong_20_Emphasis"><text:span text:style-name="T257">FROM</text:span></text:span><text:span text:style-name="Strong_20_Emphasis"><text:span text:style-name="T207"> to_date)=9999) AS Ansatte</text:span></text:span></text:p>
      <text:p text:style-name="P7"><text:span text:style-name="Strong_20_Emphasis"><text:span text:style-name="T207"><text:s text:c="2"/>FROM departments</text:span></text:span></text:p>
      <text:p text:style-name="Preformatted_20_Text"><text:span text:style-name="Strong_20_Emphasis"><text:span text:style-name="T207"><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1">MERK: </text:span></text:span>Hvis to kolonner fra ulike tabeller har samme navn, og disse skal bruke i samme SQL-setning, må vi angi hvilken tabell de er hentet fra ved å skrive tabellnavnet før feltnavnet, og et punktum mellom.</text:p>
      <text:p text:style-name="Text_20_body"/>
      <text:h text:style-name="P861" text:outline-level="1"><text:bookmark-start text:name="__RefHeading___Toc18242_1557834486"/><text:soft-page-break/><text:span text:style-name="T476">Kapittel </text:span><text:bookmark text:name="yui_3_17_2_1_1474496206645_73"/><text:span text:style-name="T478">8<text:line-break/></text:span>Joins<text:bookmark-end text:name="__RefHeading___Toc18242_1557834486"/></text:h>
      <text:h text:style-name="P813" text:outline-level="2"><text:bookmark-start text:name="__RefHeading___Toc18244_1557834486"/><text:span text:style-name="Strong_20_Emphasis"><text:span text:style-name="T876"></text:span></text:span><text:span text:style-name="T874"> </text:span><text:span text:style-name="T492">Koble data fra flere tabeller med</text:span> Join-setning<text:span text:style-name="T492">er</text:span><text:bookmark-end text:name="__RefHeading___Toc18244_1557834486"/></text:h>
      <text:p text:style-name="P565"><text:span text:style-name="T844">For </text:span>å lage en join mellom to tabeller <text:span text:style-name="T844">må m</text:span>an spesifisere alle tabellene som er involvert og forholdet mellom dem, dvs. hvilke felt som er <text:span text:style-name="T827">like i tabellene og kan brukes til å </text:span>koble <text:span text:style-name="T827">dem </text:span>til hverandre. <text:span text:style-name="T827">Som regel vil et felt som er definert som en </text:span><text:span text:style-name="T105">fremmednøkkel </text:span><text:span text:style-name="T368">i en tabell referere til et felt som er definert som </text:span><text:span text:style-name="T105">primærnøkkel </text:span><text:span text:style-name="T368">i en annen tabell, og dermed vet vi at disse feltene kan brukes til å koble tabellene sammen. </text:span><text:span text:style-name="T378">Definerte nøkler </text:span><text:span text:style-name="T379">er en stor hjelp for å</text:span><text:span text:style-name="T378"> sikre integriteten mellom tabellene som skal kobles sammen, men de er ikke nødvendige for å lage en join. </text:span><text:span text:style-name="T379">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0">Det er teoretisk mulig å lage en join mellom to tabeller </text:span><text:span text:style-name="T192">uten</text:span><text:span text:style-name="T554"> et felles felt, men da kan det kun lages en spesiel type join (cartesiansk join) som er et kryssprodukt mellom alle feltene i begge tabellene (cartesiansk produkt), og det er stort sett aldri det vi vil ha. </text:span></text:p>
      <text:h text:style-name="P289" text:outline-level="3"><text:bookmark-start text:name="__RefHeading___Toc17607_2563936057"/>Ulike typer joins<text:bookmark-end text:name="__RefHeading___Toc17607_2563936057"/></text:h>
      <text:p text:style-name="P553"><text:span text:style-name="T827">Joins bygger på teoriene om </text:span><text:span text:style-name="T105">matematiske sett</text:span><text:span text:style-name="T368">,</text:span><text:span text:style-name="T105"> </text:span><text:span text:style-name="T369">som ligger utenfor denne bokens område, men et par søk på internet</text:span><text:span text:style-name="T381">t</text:span><text:span text:style-name="T369">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5">De fargede områdene i diagrammene symboliserer områder hvor data blir hentet fra, de hvite områdene det som ikke blir hentet. </text:span></text:p>
      <text:p text:style-name="Text_20_body"/>
      <text:h text:style-name="P251" text:outline-level="2"><text:bookmark-start text:name="__RefHeading___Toc17609_2563936057"/><text:span text:style-name="Strong_20_Emphasis"><text:span text:style-name="T876"></text:span></text:span><text:span text:style-name="T874"> </text:span>INNER JOIN<text:bookmark-end text:name="__RefHeading___Toc17609_2563936057"/></text:h>
      <text:p text:style-name="P554">En INNER JOIN er en type join som henter rader som har verdi i alle tabellene vi kobler sammen. Lager vi en join mellom to tabeller, vil <text:span text:style-name="T17">kun de radene som har verdi i begge tabellene</text:span> bli tatt med i resultatet. Dette kan illustreres grafisk slik:</text:p>
      <text:p text:style-name="P554"/>
      <text:p text:style-name="P55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54"/>
      <text:p text:style-name="P554"/>
      <text:p text:style-name="P554"/>
      <text:p text:style-name="P554"/>
      <text:p text:style-name="P554"/>
      <text:p text:style-name="P553"><text:s/></text:p>
      <text:p text:style-name="P567"/>
      <text:p text:style-name="P566">En INNER JOIN kan skrives på to ulike måter. Vi kan bruke en <text:span text:style-name="T17">INNER JOIN-sy</text:span><text:span text:style-name="T109">n</text:span><text:span text:style-name="T17">taks</text:span> eller en <text:span text:style-name="T17">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3"><text:span text:style-name="T752">I spørringen nedenfor henter vi ut fornavn etternavn og lønn for de ansatte ved å koble sammen tabellene </text:span><text:span text:style-name="T165">employees</text:span><text:span text:style-name="T752"> og </text:span><text:span text:style-name="T165">salaries. </text:span><text:span text:style-name="T539">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5">dagens lønn</text:span><text:span text:style-name="T539">, dvs. lønn som har feltet </text:span><text:span text:style-name="T165">to_date</text:span><text:span text:style-name="T539"> <text:s/>satt til 9999-01-01. For eksemplets skyld henter vi bare de 5 første radene i resultatet:</text:span></text:p>
      <text:p text:style-name="Preformatted_20_Text"><text:span text:style-name="Strong_20_Emphasis"><text:span text:style-name="T207">SELECT first_name, last_name, salary FROM employees, salaries </text:span></text:span></text:p>
      <text:p text:style-name="Preformatted_20_Text"><text:span text:style-name="Strong_20_Emphasis"><text:span text:style-name="T17">WHERE employees.emp_no = salaries.emp_no</text:span></text:span><text:span text:style-name="Strong_20_Emphasis"><text:span text:style-name="T207"> </text:span></text:span></text:p>
      <text:p text:style-name="P114"><text:span text:style-name="Strong_20_Emphasis"><text:span text:style-name="T207">AND to_date = '9999-01-01' LIMIT 5;</text:span></text:span></text:p>
      <text:p text:style-name="P114"><text:span text:style-name="Strong_20_Emphasis"><text:span text:style-name="T207"><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7">|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7">WHERE-betingelsen</text:span> er <text:span text:style-name="T752">ekstremt </text:span>viktig her. Uten den vil alle feltene i hver tabell lenkes opp mot hverandre i en potensielt enorm tabell (<text:span text:style-name="T752">som kalles en </text:span>en <text:span text:style-name="T66">CROSS JOIN</text:span>, eller et Cartesiansk produkt), <text:span text:style-name="T828">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28">under gir det samme resultatet ved å bruke en</text:span> <text:span text:style-name="T66">INNER JOIN</text:span><text:span text:style-name="T106">-syntaks</text:span><text:span text:style-name="T370">, som</text:span><text:span text:style-name="T106"> </text:span>skrives på denne måten:</text:p>
      <text:p text:style-name="Preformatted_20_Text"><text:span text:style-name="Strong_20_Emphasis"><text:span text:style-name="T207">SELECT first_name, last_name, salary FROM employees  </text:span></text:span></text:p>
      <text:p text:style-name="P114"><text:span text:style-name="Strong_20_Emphasis"><text:span text:style-name="T17">INNER JOIN</text:span></text:span><text:span text:style-name="Strong_20_Emphasis"><text:span text:style-name="T207"> salaries </text:span></text:span><text:span text:style-name="Strong_20_Emphasis"><text:span text:style-name="T17">ON</text:span></text:span><text:span text:style-name="Strong_20_Emphasis"><text:span text:style-name="T207"> employees.emp_no = salaries.emp_no </text:span></text:span></text:p>
      <text:p text:style-name="P114"><text:span text:style-name="Strong_20_Emphasis"><text:span text:style-name="T207">WHERE to_date = '9999-01-01' LIMIT 5;   <text:line-break/></text:span></text:span></text:p>
      <text:p text:style-name="P114"><text:span text:style-name="Strong_20_Emphasis"><text:span text:style-name="T207">+------------+-----------+--------+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0">Den generelle INNER JOIN-syntaksen er slik:</text:p>
      <text:p text:style-name="P149">SELECT &lt;felt1, felt2, felt3 ...&gt; FROM &lt;tabell1&gt;</text:p>
      <text:p text:style-name="P149"><text:span text:style-name="T17">INNER JOIN</text:span> &lt;tabell2&gt; <text:span text:style-name="T17">ON</text:span> &lt;tabell1.felt&gt; = &lt;tabell2.felt&gt;;</text:p>
      <text:p text:style-name="MERK"><text:span text:style-name="T17">MERK: </text:span><text:span text:style-name="T207">Med INNER JOIN-syntaks bruker vi ikke en WHERE-betingelse til å angi hvilke felt som skal brukes til å lenke tabellene sammen, men nøkkelordet </text:span><text:span text:style-name="T17">ON </text:span><text:span text:style-name="T207">etterfulgt av hvilke felt som skal være like i de to tabellene som skal lenkes sammen. </text:span></text:p>
      <text:h text:style-name="P748" text:outline-level="4"><text:bookmark-start text:name="__RefHeading___Toc19107_2730267216"/><text:soft-page-break/>Hvilken syntaks er best for å skrive en INNER JOIN-setning?<text:bookmark-end text:name="__RefHeading___Toc19107_2730267216"/></text:h>
      <text:p text:style-name="P57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13" text:outline-level="2"><text:bookmark-start text:name="__RefHeading___Toc19109_2730267216"/><text:span text:style-name="Strong_20_Emphasis"><text:span text:style-name="T876"></text:span></text:span><text:span text:style-name="T874"> </text:span>OUTER JOIN<text:bookmark-end text:name="__RefHeading___Toc19109_2730267216"/></text:h>
      <text:p text:style-name="P571"><text:span text:style-name="T17">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0" text:outline-level="3"><text:bookmark-start text:name="__RefHeading___Toc17615_2563936057"/>LEFT OUTER JOIN<text:bookmark-end text:name="__RefHeading___Toc17615_2563936057"/></text:h>
      <text:p text:style-name="P55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0" text:outline-level="3"><text:bookmark-start text:name="__RefHeading___Toc17617_2563936057"/>RIGHT OUTER JOIN<text:bookmark-end text:name="__RefHeading___Toc17617_2563936057"/></text:h>
      <text:p text:style-name="P557">En <text:span text:style-name="T830">RIGHT</text:span> OUTER JOIN er en kobling mellom to tabeller der det hentes alle rader fra den tabellen som er skrevet til <text:span text:style-name="T830">høyre</text:span> i setningen, mens det fra tabellen som er skrevet til <text:span text:style-name="T830">venstre</text:span> i setningen kun hentes rader som har verdi i den andre tabellen. Dette kan illustreres grafisk slik:</text:p>
      <text:p text:style-name="P557"/>
      <text:p text:style-name="P555"/>
      <text:p text:style-name="P55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5"/>
      <text:p text:style-name="P555"/>
      <text:p text:style-name="P555"/>
      <text:p text:style-name="P555"/>
      <text:p text:style-name="P555"/>
      <text:h text:style-name="P290" text:outline-level="3"/>
      <text:h text:style-name="P290" text:outline-level="3"><text:bookmark-start text:name="__RefHeading___Toc17619_2563936057"/>FULL OUTER JOIN<text:bookmark-end text:name="__RefHeading___Toc17619_2563936057"/></text:h>
      <text:p text:style-name="P559"><text:span text:style-name="Strong_20_Emphasis"><text:span text:style-name="T371">En </text:span></text:span><text:span text:style-name="Strong_20_Emphasis">FULL OUTER JOIN </text:span>henter alle rader fra begge tabellene, både den til venstre og den til høyre i spørresetningen. <text:span text:style-name="T831">Dette kan illustreres grafisk slik:</text:span></text:p>
      <text:p text:style-name="P55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9"/>
      <text:p text:style-name="P559"/>
      <text:p text:style-name="P559"/>
      <text:p text:style-name="P559"/>
      <text:p text:style-name="P559"/>
      <text:p text:style-name="P559"/>
      <text:p text:style-name="P559"/>
      <text:p text:style-name="P558">Her er et eksempel på en FULL OUTER JOIN:</text:p>
      <text:p text:style-name="P246"><text:span text:style-name="Strong_20_Emphasis"><text:span text:style-name="T207">SELECT count(*) FROM dept_emp AS de </text:span></text:span><text:span text:style-name="Strong_20_Emphasis"><text:span text:style-name="T17">FULL OUTER JOIN</text:span></text:span><text:span text:style-name="Strong_20_Emphasis"><text:span text:style-name="T207"> employees AS e ON e.emp_no = de.emp_no;</text:span></text:span></text:p>
      <text:p text:style-name="P777"><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69">nedenfor</text:span>).</text:p>
      <text:p text:style-name="P761"/>
      <text:h text:style-name="P816" text:outline-level="2"><text:bookmark-start text:name="__RefHeading___Toc17621_2563936057"/><text:soft-page-break/><text:span text:style-name="Strong_20_Emphasis"><text:span text:style-name="T876"></text:span></text:span><text:span text:style-name="T874"> </text:span>NATUR<text:span text:style-name="T829">AL JOIN</text:span><text:bookmark-end text:name="__RefHeading___Toc17621_2563936057"/></text:h>
      <text:p text:style-name="P56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47">n</text:span> eksisterende join-<text:span text:style-name="T847">betingelsen</text:span>, og resultatet er kort skissert ødelagt. Så uansett hvor fristende det kan virke å bruke NATURAL JOINs, anbefales det <text:span text:style-name="T159">ikke </text:span><text:span text:style-name="T528">av denne forfatteren. Ta heller bryet med å spesifisére feltene som skal brukes til en join, så vil du kunne unngå ubehagelige overraskelser senere. </text:span></text:p>
      <text:p text:style-name="P568"><text:span text:style-name="T528">Men </text:span><text:span text:style-name="T555">siden NATURAL JOIN er en del av SQL-standarden skal vi gi noen enkle eksempler på syntaksen, som vi skal se er relativt enkel:</text:span></text:p>
      <text:p text:style-name="P146">SELECT first_name, last_name, dept_no </text:p>
      <text:p text:style-name="P146">FROM employees <text:span text:style-name="T17">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6"> </text:span></text:p>
      <text:p text:style-name="P148"><text:span text:style-name="T556"><text:s/>..... <text:s text:c="7"/>..... <text:s text:c="3"/></text:span><text:span text:style-name="T846"><text:s text:c="3"/>....</text:span></text:p>
      <text:p text:style-name="P569">Setningen over vil lage en <text:span text:style-name="T17">NATURAL INNER JOIN</text:span>, siden det er default-innstillingen, og bruke feltet <text:span text:style-name="T159">emp_no</text:span> til join-betingelsen, <text:span text:style-name="T848">siden det har same navn og datatype for de to tabellene. For lage en LEFT, RIGHT eller FULL OUTER JOIN er syntaksen slik:</text:span></text:p>
      <text:p text:style-name="P147">SELECT first_name, last_name, dept_no </text:p>
      <text:p text:style-name="P147">FROM employees <text:span text:style-name="T17">NATURAL LEFT JOIN</text:span> dept_emp;</text:p>
      <text:p text:style-name="P147"/>
      <text:p text:style-name="P147">SELECT first_name, last_name, dept_no </text:p>
      <text:p text:style-name="P147">FROM employees <text:span text:style-name="T17">NATURAL RIGHT JOIN</text:span> dept_emp;</text:p>
      <text:p text:style-name="P147"/>
      <text:p text:style-name="P147">SELECT first_name, last_name, dept_no </text:p>
      <text:p text:style-name="P147">FROM employees <text:span text:style-name="T17">NATURAL FULL JOIN</text:span> dept_emp; </text:p>
      <text:h text:style-name="P816" text:outline-level="2"><text:bookmark-start text:name="__RefHeading___Toc4438_762629072"/><text:soft-page-break/><text:span text:style-name="Strong_20_Emphasis"><text:span text:style-name="T876"></text:span></text:span><text:span text:style-name="T874">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7">SELECT first_name, last_name, title, titles.from_date, salary, salaries.from_date </text:span></text:span></text:p>
      <text:p text:style-name="P115"><text:span text:style-name="Strong_20_Emphasis"><text:span text:style-name="T207">FROM employees, salaries, titles<text:line-break/>WHERE employees.emp_no = salaries.emp_no </text:span></text:span></text:p>
      <text:p text:style-name="P115"><text:span text:style-name="Strong_20_Emphasis"><text:span text:style-name="T207">AND employees.emp_no = titles.emp_no </text:span></text:span></text:p>
      <text:p text:style-name="P115"><text:span text:style-name="Strong_20_Emphasis"><text:span text:style-name="T207">AND salaries.to_date = '9999-01-01' </text:span></text:span></text:p>
      <text:p text:style-name="P115"><text:span text:style-name="Strong_20_Emphasis"><text:span text:style-name="T207">AND titles.to_date = '9999-01-01' LIMIT 5;</text:span></text:span></text:p>
      <text:p text:style-name="P115"><text:span text:style-name="Strong_20_Emphasis"><text:span text:style-name="T207"><text:line-break/></text:span></text:span><text:span text:style-name="Strong_20_Emphasis"><text:span text:style-name="T693">+------------+-----------+-----------------+------------+--------+------------+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2">INNER JOIN</text:span></text:span> - syntaksen, slik:</text:p>
      <text:p text:style-name="P115"><text:span text:style-name="Strong_20_Emphasis"><text:span text:style-name="T207">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3"><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8">I setningen nedenfor vil vi hente ut <text:span text:style-name="T852">e</text:span>n oversikt over <text:span text:style-name="T853">bedriftens </text:span>avdelinger, med navn på avdelingen, navn, <text:span text:style-name="T678">kjønn og alder </text:span>på <text:span text:style-name="T678">avdelings</text:span>leder<text:span text:style-name="T853">en</text:span>, <text:span text:style-name="T853">samt gjennomsnittlønn, samlede lønnsutgifter og antall ansatte i avdelingen</text:span>:</text:p>
      <text:p text:style-name="Preformatted_20_Text">SELECT dept_name <text:span text:style-name="T753">AS</text:span> Avdeling, concat(first_name,' ',last_name) <text:span text:style-name="T753">AS</text:span> Leder,</text:p>
      <text:p text:style-name="Preformatted_20_Text">gender <text:span text:style-name="T753">AS</text:span> Kjønn, TIMESTAMPDIFF(year,birth_date,CURDATE()) <text:span text:style-name="T753">AS</text:span> Alder,</text:p>
      <text:p text:style-name="Preformatted_20_Text">round(avg(salary)) <text:span text:style-name="T753">AS</text:span> Snittlønn, sum(salary) <text:span text:style-name="T753">AS</text:span> Lønnskostnad, count(*) <text:span text:style-name="T753">AS</text:span> Ansatte</text:p>
      <text:p text:style-name="P116">FROM departments <text:span text:style-name="T753">AS</text:span> d </text:p>
      <text:p text:style-name="P116"><text:span text:style-name="T753">INNER JOIN</text:span> dept_emp <text:span text:style-name="T753">AS</text:span> de <text:span text:style-name="T753">ON</text:span> d.dept_no = de.dept_no</text:p>
      <text:p text:style-name="P116"><text:span text:style-name="T753">INNER JOIN</text:span> salaries <text:span text:style-name="T753">AS</text:span> s <text:span text:style-name="T753">ON</text:span> s.emp_no = de.emp_no</text:p>
      <text:p text:style-name="P116"><text:span text:style-name="T753">INNER JOIN</text:span> dept_manager <text:span text:style-name="T753">AS</text:span> dm <text:span text:style-name="T753">ON</text:span> dm.dept_no = d.dept_no</text:p>
      <text:p text:style-name="P116"><text:span text:style-name="T753">INNER JOIN</text:span> employees <text:span text:style-name="T753">AS</text:span> e <text:span text:style-name="T753">ON</text:span> e.emp_no = dm.emp_no </text:p>
      <text:p text:style-name="Preformatted_20_Text">WHERE year(s.to_date) = 9999</text:p>
      <text:p text:style-name="Preformatted_20_Text"><text:span text:style-name="T753">AND</text:span> year(de.to_date) = 9999</text:p>
      <text:p text:style-name="Preformatted_20_Text"><text:span text:style-name="T753">AND</text:span> year(dm.to_date) = 9999 </text:p>
      <text:p text:style-name="Preformatted_20_Text">GROUP BY Avdeling <text:span text:style-name="T753">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1">Eksempler på </text:span>O<text:span text:style-name="T851">UTER</text:span> J<text:span text:style-name="T851">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69">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7">SELECT max(emp_no) FROM employees;</text:span></text:span></text:p>
      <text:p text:style-name="P8"/>
      <text:p text:style-name="P8">+-------------+</text:p>
      <text:p text:style-name="P8"><text:soft-page-break/>| max(emp_no) |</text:p>
      <text:p text:style-name="P8">+-------------+</text:p>
      <text:p text:style-name="P8">|      499999 |</text:p>
      <text:p text:style-name="P241">+-------------+</text:p>
      <text:p text:style-name="Text_20_body">Så setter vi inn en ny rad i employees-tabellen med <text:span text:style-name="T682">det neste </text:span>ansattnummer<text:span text:style-name="T682">et i rekken, det vil si:</text:span> 500000:</text:p>
      <text:p text:style-name="Preformatted_20_Text"><text:span text:style-name="Strong_20_Emphasis"><text:span text:style-name="T298">I</text:span></text:span><text:span text:style-name="Strong_20_Emphasis"><text:span text:style-name="T207">NSERT INTO employees (emp_no, first_name, last_name, birth_date, gender, hire_date ) VALUES (500000, '</text:span></text:span><text:span text:style-name="Strong_20_Emphasis"><text:span text:style-name="T258">Ola</text:span></text:span><text:span text:style-name="Strong_20_Emphasis"><text:span text:style-name="T207">', '</text:span></text:span><text:span text:style-name="Strong_20_Emphasis"><text:span text:style-name="T258">Nordmann</text:span></text:span><text:span text:style-name="Strong_20_Emphasis"><text:span text:style-name="T207">','1986-01-05','M','2016-01-01');</text:span></text:span></text:p>
      <text:p text:style-name="Preformatted_20_Text"><text:span text:style-name="Strong_20_Emphasis"><text:span text:style-name="T207"/></text:span></text:p>
      <text:p text:style-name="P240">Query OK, 1 row affected (0,01 sec)</text:p>
      <text:p text:style-name="Text_20_body">Så kan vi <text:span text:style-name="T669">bruke en </text:span><text:span text:style-name="T47">INNER JOIN</text:span><text:span text:style-name="T669"> til å </text:span>telle opp antall ansatte som tilhører en avdeling, dvs både har en rad i tabellen employees og i tabellen dept_emp (hvor emp_no er koblet til dept_no).</text:p>
      <text:p text:style-name="Preformatted_20_Text"><text:span text:style-name="Strong_20_Emphasis"><text:span text:style-name="T207">SELECT count(*) FROM employees AS e </text:span></text:span><text:span text:style-name="Strong_20_Emphasis"><text:span text:style-name="T17">INNER JOIN</text:span></text:span><text:span text:style-name="Strong_20_Emphasis"><text:span text:style-name="T207">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0">+----------+</text:p>
      <text:p text:style-name="Text_20_body">Kjører vi en <text:span text:style-name="T47">OUTER JOIN </text:span>som peker til employees-tabellen, dvs. at vi vil ha med alle rader i employees<text:span text:style-name="T669">-tabellen</text:span>, også de som ikke har noen oppføring i dept_emp, får vi:</text:p>
      <text:p text:style-name="Preformatted_20_Text"><text:span text:style-name="Strong_20_Emphasis"><text:span text:style-name="T207">SELECT count(*) FROM employees AS e </text:span></text:span><text:span text:style-name="Strong_20_Emphasis"><text:span text:style-name="T17">LEFT OUTER JOIN</text:span></text:span><text:span text:style-name="Strong_20_Emphasis"><text:span text:style-name="T207">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0">+----------+</text:p>
      <text:p text:style-name="Text_20_body"><text:soft-page-break/>Vi ser at vi har en ansatt <text:span text:style-name="T669">ekstra</text:span> med <text:span text:style-name="T669">OUTER JOIN</text:span> enn med <text:span text:style-name="T669">INNER JOIN</text:span>, <text:span text:style-name="T669">siden</text:span> <text:span text:style-name="T669">INNER JOIN</text:span> bare <text:span text:style-name="T669">inkluderer </text:span>de i employees-tabellen som har emp_no som også finnes i dept_emp-tabellen –<text:span text:style-name="T669">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7">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69">Ola</text:span>     <text:s text:c="3"/>| <text:span text:style-name="T669">Nordmann</text:span>  | M      | 2016-01-01 |</text:p>
      <text:p text:style-name="P240">+--------+------------+------------+-----------+--------+------------+</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69">e</text:span> og endrer fra left til right:</text:p>
      <text:p text:style-name="Preformatted_20_Text"><text:span text:style-name="Strong_20_Emphasis"><text:span text:style-name="T207">SELECT count(*) FROM dept_emp AS de </text:span></text:span><text:span text:style-name="Strong_20_Emphasis"><text:span text:style-name="T17">RIGHT OUTER JOIN</text:span></text:span><text:span text:style-name="Strong_20_Emphasis"><text:span text:style-name="T207">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38" text:outline-level="2"><text:bookmark-start text:name="__RefHeading___Toc24604_3325804077"/><text:bookmark text:name="yui_3_17_2_1_1474496389431_73"/><text:span text:style-name="Strong_20_Emphasis"><text:line-break/></text:span><text:span text:style-name="Strong_20_Emphasis"><text:span text:style-name="T876"> </text:span></text:span><text:span text:style-name="Strong_20_Emphasis"><text:span text:style-name="T437">Sett-operasjoner med UNION, INTERSECT og EXCEPT </text:span></text:span><text:bookmark-end text:name="__RefHeading___Toc24604_3325804077"/></text:h>
      <text:p text:style-name="Text_20_body"><text:span text:style-name="Strong_20_Emphasis"><text:span text:style-name="T207">Sett-operasjoner </text:span></text:span><text:span text:style-name="Strong_20_Emphasis"><text:span text:style-name="T437">er kombinasjoner av SQL-setninger som </text:span></text:span><text:span text:style-name="Strong_20_Emphasis"><text:span text:style-name="T438">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38" text:outline-level="2"><text:bookmark-start text:name="__RefHeading___Toc24606_3325804077"/><text:soft-page-break/><text:span text:style-name="Strong_20_Emphasis"><text:span text:style-name="T876"></text:span></text:span><text:span text:style-name="T874"> </text:span>Kombinerte Spørringer med UNION <text:span text:style-name="T854">og UNION ALL</text:span><text:bookmark-end text:name="__RefHeading___Toc24606_3325804077"/></text:h>
      <text:p text:style-name="P677"><text:span text:style-name="Strong_20_Emphasis"><text:span text:style-name="T207">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7">spørring1 UNION [ALL] spørring2</text:span></text:span></text:p>
      <text:p text:style-name="Text_20_body"><text:span text:style-name="T997">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7">SELECT navn, epost, telefon</text:span></text:span></text:p>
      <text:p text:style-name="Preformatted_20_Text"><text:span text:style-name="Strong_20_Emphasis"><text:span text:style-name="T207">FROM kunder_norge</text:span></text:span></text:p>
      <text:p text:style-name="Preformatted_20_Text"><text:span text:style-name="Strong_20_Emphasis"><text:span text:style-name="T17"><text:s text:c="3"/>UNION</text:span></text:span></text:p>
      <text:p text:style-name="Preformatted_20_Text"><text:span text:style-name="Strong_20_Emphasis"><text:span text:style-name="T207">SELECT navn, epost, telefon</text:span></text:span></text:p>
      <text:p text:style-name="Preformatted_20_Text"><text:span text:style-name="Strong_20_Emphasis"><text:span text:style-name="T207">FROM kunder_sverige</text:span></text:span></text:p>
      <text:p text:style-name="Preformatted_20_Text"><text:span text:style-name="Strong_20_Emphasis"><text:span text:style-name="T17"><text:s text:c="3"/>UNION</text:span></text:span></text:p>
      <text:p text:style-name="P204"><text:span text:style-name="Strong_20_Emphasis"><text:span text:style-name="T207">SELECT navn, epost, telefon</text:span></text:span></text:p>
      <text:p text:style-name="P204"><text:span text:style-name="Strong_20_Emphasis"><text:span text:style-name="T207">FROM kunder_danmark;</text:span></text:span></text:p>
      <text:p text:style-name="P686">Dersom vi er sikre på at danske, svenske og norske kunder ikke overlapper hverandre, vil søket gå raskere hvis vi bruker UNION ALL, som ikke sjekker for duplikater: </text:p>
      <text:p text:style-name="P204"><text:span text:style-name="Strong_20_Emphasis"><text:span text:style-name="T207">SELECT navn, epost, telefon</text:span></text:span></text:p>
      <text:p text:style-name="Preformatted_20_Text"><text:span text:style-name="Strong_20_Emphasis"><text:span text:style-name="T207">FROM kunder_norge</text:span></text:span></text:p>
      <text:p text:style-name="Preformatted_20_Text"><text:span text:style-name="Strong_20_Emphasis"><text:span text:style-name="T17"><text:s text:c="2"/>UNION ALL</text:span></text:span></text:p>
      <text:p text:style-name="Preformatted_20_Text"><text:span text:style-name="Strong_20_Emphasis"><text:span text:style-name="T207">SELECT navn, epost, telefon</text:span></text:span></text:p>
      <text:p text:style-name="Preformatted_20_Text"><text:span text:style-name="Strong_20_Emphasis"><text:span text:style-name="T207">FROM kunder_sverige</text:span></text:span></text:p>
      <text:p text:style-name="P47"><text:span text:style-name="Strong_20_Emphasis"><text:span text:style-name="T207"><text:s text:c="2"/></text:span></text:span><text:span text:style-name="Strong_20_Emphasis"><text:span text:style-name="T17">UNION ALL</text:span></text:span></text:p>
      <text:p text:style-name="P204"><text:span text:style-name="Strong_20_Emphasis"><text:span text:style-name="T207">SELECT navn, epost, telefon</text:span></text:span></text:p>
      <text:p text:style-name="P204"><text:span text:style-name="Strong_20_Emphasis"><text:span text:style-name="T207">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7"><text:s text:c="2"/>SELECT concat(fornavn,' ',etternavn) as Navn, </text:span></text:span></text:p>
      <text:p text:style-name="Preformatted_20_Text"><text:soft-page-break/><text:span text:style-name="Strong_20_Emphasis"><text:span text:style-name="T207"><text:s text:c="2"/>p.tel as Telefon, firmanavn as Firmanavn,</text:span></text:span></text:p>
      <text:p text:style-name="Preformatted_20_Text"><text:span text:style-name="Strong_20_Emphasis"><text:span text:style-name="T207"><text:s text:c="2"/>f.tel as Firmatelefon</text:span></text:span></text:p>
      <text:p text:style-name="Preformatted_20_Text"><text:span text:style-name="Strong_20_Emphasis"><text:span text:style-name="T207"><text:s text:c="2"/>FROM person p LEFT OUTER JOIN firma f</text:span></text:span></text:p>
      <text:p text:style-name="Preformatted_20_Text"><text:span text:style-name="Strong_20_Emphasis"><text:span text:style-name="T207"><text:s text:c="2"/>ON p.firma_id = f.firma_id </text:span></text:span></text:p>
      <text:p text:style-name="Preformatted_20_Text"><text:span text:style-name="Strong_20_Emphasis"><text:s text:c="5"/>UNION <text:s/></text:span></text:p>
      <text:p text:style-name="Preformatted_20_Text"><text:span text:style-name="Strong_20_Emphasis"><text:span text:style-name="T207"><text:s text:c="2"/>SELECT concat(fornavn,' ',etternavn) as Navn, </text:span></text:span></text:p>
      <text:p text:style-name="Preformatted_20_Text"><text:span text:style-name="Strong_20_Emphasis"><text:span text:style-name="T207"><text:s text:c="2"/>p.tel as Telefon, firmanavn as Firmanavn,</text:span></text:span></text:p>
      <text:p text:style-name="Preformatted_20_Text"><text:span text:style-name="Strong_20_Emphasis"><text:span text:style-name="T207"><text:s text:c="2"/>f.tel as Firmatelefon</text:span></text:span></text:p>
      <text:p text:style-name="Preformatted_20_Text"><text:span text:style-name="Strong_20_Emphasis"><text:span text:style-name="T207"><text:s text:c="2"/>FROM person p RIGHT OUTER JOIN firma f</text:span></text:span></text:p>
      <text:p text:style-name="P240"><text:span text:style-name="Strong_20_Emphasis"><text:span text:style-name="T207"><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7">SELECT * FROM (SELECT </text:span></text:span></text:p>
      <text:p text:style-name="Preformatted_20_Text"><text:span text:style-name="Strong_20_Emphasis"><text:span text:style-name="T207">    s.emp_no, t.title, salary</text:span></text:span></text:p>
      <text:p text:style-name="Preformatted_20_Text"><text:span text:style-name="Strong_20_Emphasis"><text:span text:style-name="T207">FROM</text:span></text:span></text:p>
      <text:p text:style-name="Preformatted_20_Text"><text:span text:style-name="Strong_20_Emphasis"><text:span text:style-name="T207">    salaries AS s,</text:span></text:span></text:p>
      <text:p text:style-name="Preformatted_20_Text"><text:span text:style-name="Strong_20_Emphasis"><text:span text:style-name="T207">    titles AS t</text:span></text:span></text:p>
      <text:p text:style-name="Preformatted_20_Text"><text:span text:style-name="Strong_20_Emphasis"><text:span text:style-name="T207">WHERE</text:span></text:span></text:p>
      <text:p text:style-name="Preformatted_20_Text"><text:span text:style-name="Strong_20_Emphasis"><text:span text:style-name="T207">    s.emp_no = t.emp_no</text:span></text:span></text:p>
      <text:p text:style-name="Preformatted_20_Text"><text:span text:style-name="Strong_20_Emphasis"><text:span text:style-name="T207">        AND s.to_date = '9999-01-01'</text:span></text:span></text:p>
      <text:p text:style-name="Preformatted_20_Text"><text:span text:style-name="Strong_20_Emphasis"><text:span text:style-name="T207">        AND t.to_date = '9999-01-01'</text:span></text:span></text:p>
      <text:p text:style-name="Preformatted_20_Text"><text:span text:style-name="Strong_20_Emphasis"><text:span text:style-name="T207">        AND title = 'Engineer'</text:span></text:span></text:p>
      <text:p text:style-name="Preformatted_20_Text"><text:span text:style-name="Strong_20_Emphasis"><text:span text:style-name="T207">ORDER BY salary DESC limit 5) as a</text:span></text:span></text:p>
      <text:p text:style-name="Preformatted_20_Text"><text:span text:style-name="Strong_20_Emphasis"><text:span text:style-name="T17">UNION </text:span></text:span></text:p>
      <text:p text:style-name="Preformatted_20_Text"><text:span text:style-name="Strong_20_Emphasis"><text:span text:style-name="T207">SELECT * FROM (SELECT </text:span></text:span></text:p>
      <text:p text:style-name="Preformatted_20_Text"><text:span text:style-name="Strong_20_Emphasis"><text:span text:style-name="T207">    s.emp_no, t.title, salary</text:span></text:span></text:p>
      <text:p text:style-name="Preformatted_20_Text"><text:span text:style-name="Strong_20_Emphasis"><text:span text:style-name="T207">FROM</text:span></text:span></text:p>
      <text:p text:style-name="Preformatted_20_Text"><text:span text:style-name="Strong_20_Emphasis"><text:span text:style-name="T207">    salaries AS s,</text:span></text:span></text:p>
      <text:p text:style-name="Preformatted_20_Text"><text:span text:style-name="Strong_20_Emphasis"><text:span text:style-name="T207">    titles AS t</text:span></text:span></text:p>
      <text:p text:style-name="Preformatted_20_Text"><text:span text:style-name="Strong_20_Emphasis"><text:span text:style-name="T207">WHERE</text:span></text:span></text:p>
      <text:p text:style-name="Preformatted_20_Text"><text:span text:style-name="Strong_20_Emphasis"><text:span text:style-name="T207">    s.emp_no = t.emp_no</text:span></text:span></text:p>
      <text:p text:style-name="Preformatted_20_Text"><text:soft-page-break/><text:span text:style-name="Strong_20_Emphasis"><text:span text:style-name="T207">        AND s.to_date = '9999-01-01'</text:span></text:span></text:p>
      <text:p text:style-name="Preformatted_20_Text"><text:span text:style-name="Strong_20_Emphasis"><text:span text:style-name="T207">        AND t.to_date = '9999-01-01'</text:span></text:span></text:p>
      <text:p text:style-name="Preformatted_20_Text"><text:span text:style-name="Strong_20_Emphasis"><text:span text:style-name="T207">        AND title = 'Senior Staff'</text:span></text:span></text:p>
      <text:p text:style-name="Preformatted_20_Text"><text:span text:style-name="Strong_20_Emphasis"><text:span text:style-name="T207">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0">10 rows in set (0,21 sec)</text:p>
      <text:p text:style-name="P366">Vi ser at vi må sette hvert søk inn i en parentes som vi kjører <text:span text:style-name="Emphasis">SELECT *</text:span> fra. Dette er for å kunne kombinere ORDER BY og LIMIT med UNION, og dermed må vi <text:span text:style-name="T670">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37" text:outline-level="2"><text:bookmark-start text:name="__RefHeading___Toc23952_604322462"/><text:span text:style-name="Strong_20_Emphasis"><text:span text:style-name="T876"></text:span></text:span><text:span text:style-name="T874"> </text:span>Kombinerte spørringer med INTERSECT <text:span text:style-name="T991">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6">Disse spørringene fungerer som UNION / UNION ALL, bortsett fra at: </text:p>
      <text:p text:style-name="P676"><text:soft-page-break/><text:span text:style-name="Source_20_Text">INTERSECT</text:span> retur<text:span text:style-name="T992">n</text:span>erer alle rader som finnes <text:span text:style-name="T17">både</text:span> <text:span text:style-name="T992">i </text:span>resultatet fra den første <text:span text:style-name="T17">og</text:span> den andre spørringen. Duplikater fjernes hvis man ikke bruker <text:span text:style-name="Source_20_Text">INTERSECT ALL</text:span>.</text:p>
      <text:p text:style-name="P681"><text:span text:style-name="Source_20_Text">EXCEPT</text:span> retur<text:span text:style-name="T992">nerer</text:span> all<text:span text:style-name="T992">e</text:span> r<text:span text:style-name="T992">ader</text:span> <text:span text:style-name="T992">som finnes i </text:span>result<text:span text:style-name="T992">atet fra</text:span> <text:span text:style-name="T992">den første spørringen, men </text:span><text:span text:style-name="T139">ikke</text:span><text:span text:style-name="T992"> i resultatet fra den andre spørringen. </text:span>(<text:span text:style-name="T992">Dette kalles også for</text:span> <text:span text:style-name="Emphasis">differ</text:span><text:span text:style-name="Emphasis"><text:span text:style-name="T992">ansen</text:span></text:span> <text:span text:style-name="T992">mellom de to spørringene</text:span>). <text:span text:style-name="T990">Duplikater fjernes hvis man ikke bruker EXCEPT</text:span><text:span text:style-name="Source_20_Text"><text:span text:style-name="T990"> ALL</text:span></text:span><text:span text:style-name="T990">.</text:span></text:p>
      <text:h text:style-name="P322" text:outline-level="3"><text:bookmark-start text:name="__RefHeading___Toc23954_604322462"/>INTER<text:span text:style-name="T996">SE</text:span>CT og EXCEPT med MS SQL server<text:bookmark-end text:name="__RefHeading___Toc23954_604322462"/></text:h>
      <text:p text:style-name="P682">Her er et par eksempler på bruk av INTER<text:span text:style-name="T996">SE</text:span>CT og EXCEPT med Microsoft SQL Server:</text:p>
      <text:p text:style-name="P683">Med INTERSECT får vi i setningen under listet ut navn, <text:span text:style-name="T997">epost og telefon for alle kunder fra</text:span> <text:span text:style-name="T997">Norge, som </text:span><text:span text:style-name="T140">også</text:span><text:span text:style-name="T997"> er kunder i Sverige og Danmark</text:span></text:p>
      <text:p text:style-name="P205"><text:span text:style-name="Strong_20_Emphasis"><text:span text:style-name="T207">SELECT navn, epost, telefon</text:span></text:span></text:p>
      <text:p text:style-name="P205"><text:span text:style-name="Strong_20_Emphasis"><text:span text:style-name="T207">FROM kunder_norge</text:span></text:span></text:p>
      <text:p text:style-name="P205"><text:span text:style-name="Strong_20_Emphasis"><text:span text:style-name="T17"><text:s text:c="2"/></text:span></text:span><text:span text:style-name="Strong_20_Emphasis"><text:span text:style-name="T140">INTERSECT</text:span></text:span></text:p>
      <text:p text:style-name="P205"><text:span text:style-name="Strong_20_Emphasis"><text:span text:style-name="T207">SELECT navn, epost, telefon</text:span></text:span></text:p>
      <text:p text:style-name="P205"><text:span text:style-name="Strong_20_Emphasis"><text:span text:style-name="T207">FROM kunder_sverige</text:span></text:span></text:p>
      <text:p text:style-name="P205"><text:span text:style-name="Strong_20_Emphasis"><text:span text:style-name="T207"><text:s text:c="2"/></text:span></text:span><text:span text:style-name="Strong_20_Emphasis"><text:span text:style-name="T140">INTERSECT</text:span></text:span></text:p>
      <text:p text:style-name="P205"><text:span text:style-name="Strong_20_Emphasis"><text:span text:style-name="T207">SELECT navn, epost, telefon</text:span></text:span></text:p>
      <text:p text:style-name="P205"><text:span text:style-name="Strong_20_Emphasis"><text:span text:style-name="T207">FROM kunder_danmark;</text:span></text:span></text:p>
      <text:p text:style-name="P684">Med INTERSECT <text:span text:style-name="T997">og EXCEPT </text:span>får vi i setningen under listet ut navn, <text:span text:style-name="T997">epost og telefon for alle kunder fra</text:span> <text:span text:style-name="T997">Norge, som </text:span><text:span text:style-name="T140">også</text:span><text:span text:style-name="T997"> er kunder i Sverige, men </text:span><text:span text:style-name="T140">ikke</text:span><text:span text:style-name="T997"> er kunder i Danmark</text:span></text:p>
      <text:p text:style-name="P205"><text:span text:style-name="Strong_20_Emphasis"><text:span text:style-name="T207">SELECT navn, epost, telefon</text:span></text:span></text:p>
      <text:p text:style-name="P205"><text:span text:style-name="Strong_20_Emphasis"><text:span text:style-name="T207">FROM kunder_norge</text:span></text:span></text:p>
      <text:p text:style-name="P205"><text:span text:style-name="Strong_20_Emphasis"><text:span text:style-name="T17"><text:s text:c="2"/></text:span></text:span><text:span text:style-name="Strong_20_Emphasis"><text:span text:style-name="T140">INTERSECT</text:span></text:span></text:p>
      <text:p text:style-name="P205"><text:span text:style-name="Strong_20_Emphasis"><text:span text:style-name="T207">SELECT navn, epost, telefon</text:span></text:span></text:p>
      <text:p text:style-name="P205"><text:span text:style-name="Strong_20_Emphasis"><text:span text:style-name="T207">FROM kunder_sverige</text:span></text:span></text:p>
      <text:p text:style-name="P205"><text:span text:style-name="Strong_20_Emphasis"><text:span text:style-name="T207"><text:s text:c="2"/></text:span></text:span><text:span text:style-name="Strong_20_Emphasis"><text:span text:style-name="T140">EXCEPT</text:span></text:span></text:p>
      <text:p text:style-name="P205"><text:span text:style-name="Strong_20_Emphasis"><text:span text:style-name="T207">SELECT navn, epost, telefon</text:span></text:span></text:p>
      <text:p text:style-name="P205"><text:span text:style-name="Strong_20_Emphasis"><text:span text:style-name="T207">FROM kunder_danmark;</text:span></text:span></text:p>
      <text:p text:style-name="P684">Med <text:span text:style-name="T997">EXCEPT</text:span> får vi i setningen under listet ut navn, <text:span text:style-name="T997">epost og telefon for alle kunder fra</text:span> <text:span text:style-name="T997">Norge, som </text:span><text:span text:style-name="T140">ikke </text:span><text:span text:style-name="T997"><text:s/>er kunder i Sverige eller Danmark</text:span></text:p>
      <text:p text:style-name="P205"><text:span text:style-name="Strong_20_Emphasis"><text:span text:style-name="T207">SELECT navn, epost, telefon</text:span></text:span></text:p>
      <text:p text:style-name="P205"><text:span text:style-name="Strong_20_Emphasis"><text:span text:style-name="T207">FROM kunder_norge</text:span></text:span></text:p>
      <text:p text:style-name="P205"><text:span text:style-name="Strong_20_Emphasis"><text:span text:style-name="T17"><text:s text:c="2"/></text:span></text:span><text:span text:style-name="Strong_20_Emphasis"><text:span text:style-name="T140">EXCEPT</text:span></text:span></text:p>
      <text:p text:style-name="P205"><text:span text:style-name="Strong_20_Emphasis"><text:span text:style-name="T207">SELECT navn, epost, telefon</text:span></text:span></text:p>
      <text:p text:style-name="P205"><text:soft-page-break/><text:span text:style-name="Strong_20_Emphasis"><text:span text:style-name="T207">FROM kunder_sverige</text:span></text:span></text:p>
      <text:p text:style-name="P205"><text:span text:style-name="Strong_20_Emphasis"><text:span text:style-name="T207"><text:s text:c="2"/></text:span></text:span><text:span text:style-name="Strong_20_Emphasis"><text:span text:style-name="T140">EXCEPT</text:span></text:span></text:p>
      <text:p text:style-name="P205"><text:span text:style-name="Strong_20_Emphasis"><text:span text:style-name="T207">SELECT navn, epost, telefon</text:span></text:span></text:p>
      <text:p text:style-name="P205"><text:span text:style-name="Strong_20_Emphasis"><text:span text:style-name="T207">FROM kunder_danmark;</text:span></text:span></text:p>
      <text:p text:style-name="P687"/>
      <text:h text:style-name="P839" text:outline-level="2"><text:bookmark-start text:name="__RefHeading___Toc24608_3325804077"/><text:span text:style-name="Strong_20_Emphasis"><text:span text:style-name="T876"> </text:span></text:span>PIVOT-tabeller med SQL<text:bookmark-end text:name="__RefHeading___Toc24608_3325804077"/></text:h>
      <text:p text:style-name="P925"><text:span text:style-name="T1071">En</text:span> <text:span text:style-name="T16">pivot-tab</text:span><text:span text:style-name="T157">ell </text:span><text:span text:style-name="T460">er en tabell som inneholder aggregerte </text:span><text:span text:style-name="T461">tall fra en mer detaljert tabell.</text:span> <text:span text:style-name="T1072">Ved å gruppere </text:span><text:span text:style-name="T11">data på ulike meningsfulle måter kan man dermed rearrangere («pivotere») en tabell slik at man får frem ulik statistisk informasjon. De ulike RDBMSene har forskjellige funksjoner for å gjøre dette. Her er noen </text:span><text:span text:style-name="T12">eksempler på hvordan d</text:span><text:span text:style-name="T13">isse kan brukes:</text:span><text:span text:style-name="T12"> </text:span></text:p>
      <text:h text:style-name="P314" text:outline-level="3"><text:bookmark-start text:name="__RefHeading___Toc24610_3325804077"/>PostgreSQL: PIVOT med CROSSTAB()<text:bookmark-end text:name="__RefHeading___Toc24610_3325804077"/></text:h>
      <text:p text:style-name="P688">Her er et eksempel fra PostgreSQL, som bruker funksjonen CROSSTAB() til å lage PIVOT-tabeller.</text:p>
      <text:p text:style-name="P688">Først må vi installere crosstab-funksjonen, som ligger i en «extension» ved navn <text:span text:style-name="T17">tablefunc:</text:span></text:p>
      <text:p text:style-name="Preformatted_20_Text"><text:span text:style-name="Source_20_Text">CREATE</text:span> <text:span text:style-name="Source_20_Text">extension tablefunc;</text:span></text:p>
      <text:p text:style-name="P407">Crosstab-funksjonen tar en SELECT-setning som parameter og denne må returnere 3 kolonner:</text:p>
      <text:list xml:id="list354702265" text:style-name="L23">
        <text:list-item>
          <text:p text:style-name="P914">Første kolonne må være en identifikator, unik for hver rad, <text:span text:style-name="T1074">dvs. i praksis en primærnøkkel</text:span></text:p>
        </text:list-item>
        <text:list-item>
          <text:p text:style-name="P914">Andre kolonne representerer kategoriene i pivot-tabellen. Verdiene her blir <text:span text:style-name="T1074">felt-navnene</text:span> <text:span text:style-name="T1074">til alt unntatt primærnøkkelen </text:span>i den nye tabellen.</text:p>
        </text:list-item>
        <text:list-item>
          <text:p text:style-name="P913"><text:span text:style-name="T462">Tredje kolonne inneholder verdiene </text:span><text:span text:style-name="T463">for hver </text:span><text:span text:style-name="T15">kategori</text:span><text:span text:style-name="T462"> </text:span><text:span text:style-name="T463">(dvs. alle felt unntatt primærnøkkelen) </text:span><text:span text:style-name="T462">i den nye, «</text:span><text:span text:style-name="T464">pivoterte»</text:span><text:span text:style-name="T462"> tabellen .</text:span></text:p>
        </text:list-item>
      </text:list>
      <text:p text:style-name="P407">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998">Vi kan gjøre om denne tabellen med PIVOT-funksjonen CROSSTAB(</text:span>) slik:</text:p>
      <text:p text:style-name="P206">S<text:span text:style-name="T999">ELECT</text:span> * <text:span text:style-name="T999">FROM</text:span> <text:span text:style-name="T17">crosstab('SELECT student, fag, karakter </text:span><text:span text:style-name="T141">FROM</text:span><text:span text:style-name="T17"> studenter </text:span><text:span text:style-name="T141">ORDER BY</text:span><text:span text:style-name="T17"> 1,2') </text:span><text:span text:style-name="T141">AS</text:span><text:span text:style-name="T17"> slutt_resultat (</text:span><text:span text:style-name="T141">s</text:span><text:span text:style-name="T17">tudent text, </text:span><text:span text:style-name="T141">n</text:span><text:span text:style-name="T17">orsk text, </text:span><text:span text:style-name="T141">e</text:span><text:span text:style-name="T17">ngelsk text, </text:span><text:span text:style-name="T141">m</text:span><text:span text:style-name="T17">atematikk text)</text:span>; <text:line-break/></text:p>
      <text:p text:style-name="P206">   student     | norsk | engelsk | matematikk  <text:line-break/>---------------+-------+---------+------------ <text:line-break/>Kari Pettersen | A     | A       | B <text:line-break/>Ola Nilsen     | C     | B       | A</text:p>
      <text:p text:style-name="P725"/>
      <text:h text:style-name="P328" text:outline-level="3"><text:bookmark-start text:name="__RefHeading___Toc26599_1493065540"/>PIVOT og UNPIVOT med MS SQL Server<text:bookmark-end text:name="__RefHeading___Toc26599_1493065540"/></text:h>
      <text:p text:style-name="P408"><text:span text:style-name="T1057">Først lager vi en </text:span>eksempel-tabell <text:span text:style-name="T159">studenter</text:span>, <text:span text:style-name="T1056">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7"/>
      <text:p text:style-name="P727"><text:soft-page-break/></text:p>
      <text:p text:style-name="P726">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58">FROM</text:span> studenter) <text:span text:style-name="T1058">AS</text:span> SourceTable</text:p>
      <text:p text:style-name="P37">PIVOT</text:p>
      <text:p text:style-name="P231">(avg(karakter) <text:span text:style-name="T1058">FOR</text:span> fag IN (norsk,engelsk,matematikk)) <text:span text:style-name="T1058">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26"/>
      <text:h text:style-name="P869" text:outline-level="1"><text:bookmark-start text:name="__RefHeading___Toc23693_3962996256"/><text:span text:style-name="T476">Kapittel </text:span><text:span text:style-name="T481">9</text:span><text:span text:style-name="T674"><text:line-break/>Vindusfunksjoner</text:span><text:bookmark-end text:name="__RefHeading___Toc23693_3962996256"/></text:h>
      <text:h text:style-name="P830" text:outline-level="2"><text:bookmark-start text:name="__RefHeading___Toc23695_3962996256"/><text:span text:style-name="Strong_20_Emphasis"><text:span text:style-name="T876"></text:span></text:span><text:span text:style-name="T874"> </text:span>Vindusfunksjoner<text:bookmark-end text:name="__RefHeading___Toc23695_3962996256"/></text:h>
      <text:p text:style-name="P610">Vindusfunksjoner er funksjoner som forholder seg til en rad og dens foregående og etterfølgende rader på en slik måte at vi kan lage beregninger som ellers er vanskelige å få til med SQL. <text:span text:style-name="T803">To av de mest brukte er </text:span><text:span text:style-name="T86">row_number()</text:span><text:span text:style-name="T803"> for å lage et løpenummer og </text:span><text:span text:style-name="T86">rank()</text:span><text:span text:style-name="T803"> for å lage en rangering, men vi kan også bruke vanlige aggregeringsfunksjoner som </text:span><text:span text:style-name="T86">sum()</text:span><text:span text:style-name="T803">, </text:span><text:span text:style-name="T86">avg() </text:span><text:span text:style-name="T803">og </text:span><text:span text:style-name="T86">count()</text:span><text:span text:style-name="T803"> for f.eks å beregne et løpende gjennomsnitt, <text:s text:c="2"/>en kumulativ sum osv. Med vindusfunksjoner kan vi aggregere uten å bruke GROUP BY og likevel ikke få redusert resultatet til kun 1 rad. </text:span></text:p>
      <text:p text:style-name="P611">Vindusfunksjonene har en felles syntaks som har denne strukturen:</text:p>
      <text:p text:style-name="P167"><text:span text:style-name="T804">&lt;</text:span>funksjon<text:span text:style-name="T804">&gt;</text:span>() <text:span text:style-name="T17">OVER</text:span> ([<text:span text:style-name="T806">PARTITION</text:span> BY &lt;felt&gt;, ORDER BY &lt;felt&gt;])</text:p>
      <text:p text:style-name="P612">Nøkkelordene <text:span text:style-name="T17">PARTITION BY </text:span><text:span text:style-name="T207">brukes for å angi at vi vil bruke funkjonen på grupperte data, slik at <text:s/>f.eks. et løpenummer eller rangering starter på nytt for hver gruppe.</text:span></text:p>
      <text:p text:style-name="P610">Noen eksempler vil antagelig klargjøre bruken av <text:span text:style-name="T859">v</text:span>indusfunksjoner bedre enn teoretiske definisjoner:</text:p>
      <text:h text:style-name="P831" text:outline-level="2"><text:bookmark-start text:name="__RefHeading___Toc14634_541183064"/><text:span text:style-name="Strong_20_Emphasis"><text:span text:style-name="T876"></text:span></text:span><text:span text:style-name="T874"> </text:span>Eksempel 1: <text:span text:style-name="T718">Bruke en vindusfunksjon til å l</text:span>age et løpenummer<text:bookmark-end text:name="__RefHeading___Toc14634_541183064"/></text:h>
      <text:h text:style-name="P296" text:outline-level="3"><text:bookmark-start text:name="__RefHeading___Toc19093_2730267216"/>Med MariaDB / MySQL<text:bookmark-end text:name="__RefHeading___Toc19093_2730267216"/></text:h>
      <text:p text:style-name="P61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59">SELECT</text:span> first_name, last_name, row_number() OVER (ORDER BY last_name, first_name) as løpenummer <text:span text:style-name="T859">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6" text:outline-level="3"><text:bookmark-start text:name="__RefHeading___Toc19095_2730267216"/>Med PostgreSQL<text:bookmark-end text:name="__RefHeading___Toc19095_2730267216"/></text:h>
      <text:p text:style-name="P614">Slik bruker vi <text:s/>vindusfunksjonen <text:span text:style-name="T17">row_number()</text:span> til å lage et løpenummer som begynner på 1 og øker med 1 for hver rad <text:span text:style-name="T859">i PostgreSQL</text:span>:</text:p>
      <text:p text:style-name="P167">select first_name, last_name, <text:span text:style-name="T17">row_number() OVER (ORDER BY last_name, first_name) as løpe</text:span><text:span text:style-name="T111">n</text:span><text:span text:style-name="T17">ummer</text:span> from employees limit 10;</text:p>
      <text:p text:style-name="P167"/>
      <text:p text:style-name="P167"><text:s/>first_name | last_name | løpe<text:span text:style-name="T859">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5">Eller hvis vi vil ha etternavn sortert på norsk måte, hvor Aa blir behandlet sammen med Å, kan vi legge til <text:span text:style-name="T17">collate "nb_NO" </text:span><text:span text:style-name="T207">etter last_name inne i parentesen slik:</text:span></text:p>
      <text:p text:style-name="P167"><text:soft-page-break/>select first_name, last_name, row_number() OVER (ORDER BY last_name collate "nb_NO", first_name) as løpe<text:span text:style-name="T807">n</text:span>ummer from employees limit 10;</text:p>
      <text:p text:style-name="P167"/>
      <text:p text:style-name="P167"><text:s/>first_name | last_name | løpe<text:span text:style-name="T807">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1" text:outline-level="3"><text:bookmark-start text:name="__RefHeading___Toc14636_541183064"/>Med Oracle<text:bookmark-end text:name="__RefHeading___Toc14636_541183064"/></text:h>
      <text:p text:style-name="P616"><text:span text:style-name="T805">Slik bruker vi </text:span><text:span text:style-name="T17">row_number()</text:span> for å lage et løpenummer <text:span text:style-name="T805">med Oracle</text:span>:</text:p>
      <text:p text:style-name="P167">select first_name, last_name, <text:span text:style-name="T17">row_number()</text:span> <text:span text:style-name="T17">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4">8</text:span></text:p>
      <text:p text:style-name="P167">Taegyun <text:tab/>Seghrouchni <text:tab/> <text:s/>9</text:p>
      <text:p text:style-name="P167">Shmuel <text:tab/>Simmel<text:tab/><text:tab/> <text:s/>10</text:p>
      <text:h text:style-name="P297" text:outline-level="3"><text:bookmark-start text:name="__RefHeading___Toc19097_2730267216"/>Med Microsoft SQL Server<text:bookmark-end text:name="__RefHeading___Toc19097_2730267216"/></text:h>
      <text:p text:style-name="P617">Og s<text:span text:style-name="T805">lik bruker vi </text:span><text:span text:style-name="T112">row_number()</text:span><text:span text:style-name="T805"> for å lage et løpenummer med </text:span>MS SQL Server<text:span text:style-name="T805">:</text:span></text:p>
      <text:p text:style-name="P167"><text:soft-page-break/><text:span text:style-name="T860">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63"/>
      <text:h text:style-name="P831" text:outline-level="2"><text:bookmark-start text:name="__RefHeading___Toc14638_541183064"/><text:span text:style-name="Strong_20_Emphasis"><text:span text:style-name="T876"></text:span></text:span><text:span text:style-name="T874"> </text:span>Eksempel <text:span text:style-name="T719">2</text:span>: <text:span text:style-name="T718">Bruke en vindusfunksjon til å l</text:span>age e<text:span text:style-name="T719">n rangering </text:span><text:bookmark-end text:name="__RefHeading___Toc14638_541183064"/></text:h>
      <text:p text:style-name="P618">I eksemplet nedenfor bruker vi vindusfunksjonen <text:span text:style-name="T17">rank()</text:span> <text:s/>til å lage en rangering basert på <text:span text:style-name="T720">dagens </text:span>lønn innenfor hver avdeling. For å gjøre listen kortere har vi bare tatt med de med lønn høyere en 140 000. Vi <text:span text:style-name="T720">grupperer på avdelingsnavn ved å rangere over </text:span><text:span text:style-name="T562">PARTITION BY dept_name</text:span><text:span text:style-name="T534">,</text:span><text:span text:style-name="T562"> </text:span><text:span text:style-name="T534">og lager rangeringen basert på lønn sortert i synkende rekkefølge ved å </text:span><text:span text:style-name="T544">sortere med</text:span><text:span text:style-name="T534"> </text:span><text:span text:style-name="T562">ORDER BY salary desc. </text:span></text:p>
      <text:h text:style-name="P298" text:outline-level="3"><text:bookmark-start text:name="__RefHeading___Toc16230_413252541"/><text:span text:style-name="T504">M</text:span><text:span text:style-name="T499">ed </text:span><text:span text:style-name="T509">MySQL/</text:span><text:span text:style-name="T499">MariaDB, </text:span><text:span text:style-name="T507">Oracle </text:span><text:span text:style-name="T508">og PostgreSQL</text:span><text:bookmark-end text:name="__RefHeading___Toc16230_413252541"/></text:h>
      <text:p text:style-name="P619">Setningen i eksemplet nedenfor fungerer med MariaDB 10.2, Oracle Express 11g og PostgreSQL 9.6. Siden Microsoft SQL Server ikke støtter funksjonen extract(), bytter vi denne ut med year() for SQL Server (se neste eksempel)</text:p>
      <text:p text:style-name="P784"><text:span text:style-name="T88">MERK:</text:span><text:span text:style-name="T808"> Vindusfunksjoner ble først introdusert</text:span> i MariaDB <text:span text:style-name="T721">versjon </text:span>10.2.0, <text:span text:style-name="T808">og i MySQL versjon 8.0, så bruker du en eldre versjon enn disse vil ikke eksemplene nedenfor fungere for MySQL/MariaDB</text:span></text:p>
      <text:p text:style-name="P167">SELECT first_name, last_name, dept_name, salary, <text:span text:style-name="T17">rank() OVER (PARTITION BY dept_name ORDER BY salary desc) </text:span><text:span text:style-name="T120">AS</text:span><text:span text:style-name="T17">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17">ORDER BY</text:span><text:span text:style-name="T207">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2">..... </text:span><text:span text:style-name="T545">osv ...</text:span></text:p>
      <text:p text:style-name="P62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4">For å få dette til legger vi en SELECT-setning rundt setningen over (og fjerner betingelsen om at lønnen må være mer enn 140 000), og legger til en begrensning om at feltet <text:span text:style-name="T17">rank</text:span><text:span text:style-name="T207"> ikke må være større enn så mange vi ønsker fra hver gruppe. Setningen under henter f.eks. ut de 3 ansatte i hver avdeling som har høyest lønn:</text:span></text:p>
      <text:p text:style-name="P15"><text:soft-page-break/><text:span text:style-name="T17">SELECT * from</text:span> (SELECT first_name, last_name, dept_name, salary, <text:span text:style-name="T17">rank() OVER (PARTITION BY dept_name ORDER BY salary desc) </text:span><text:span text:style-name="T121">AS</text:span><text:span text:style-name="T17">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17">ORDER BY</text:span> dept_name, rank</text:p>
      <text:p text:style-name="P15">) <text:span text:style-name="T17">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6">Som vi ser får vi kun ut 3 ansatte fra hver avdeling: <text:span text:style-name="T915">D</text:span>e som er rangert som 1, 2 eller 3 når det gjelder størrelsen på lønnen.</text:p>
      <text:p text:style-name="P790"><text:span text:style-name="T17">MERK: </text:span><text:span text:style-name="T407">For at setningen over skal fungere med Oracle, må du fjerne AS mellom SQL-setningen i parentesen og aliaset salary_rank, slik: </text:span><text:span text:style-name="T499">.... <text:s/>) salary_rank where rank &lt; 4; <text:s/></text:span><text:span text:style-name="T518">Oracle liker generelt ikke at vi </text:span><text:soft-page-break/><text:span text:style-name="T518">bruker AS mellom en tabell og dens alias – og SELECT-setningen inne i parentesen blir her behandlet som en tabell som vi henter alle feltene fra. <text:s/></text:span></text:p>
      <text:h text:style-name="P298" text:outline-level="3"><text:bookmark-start text:name="__RefHeading___Toc16232_413252541"/><text:span text:style-name="T504">M</text:span><text:span text:style-name="T505">ed </text:span><text:span text:style-name="T508">Microsoft SQL-server</text:span><text:bookmark-end text:name="__RefHeading___Toc16232_413252541"/></text:h>
      <text:p text:style-name="P406"><text:span text:style-name="T508">M</text:span><text:span text:style-name="T499">ed SQL-server må i bare bytte ut extract() med year() , så fungerer den ellers samme SQL-setningen som for de andre RDBMSene, mao slik: </text:span></text:p>
      <text:p text:style-name="P167"><text:span text:style-name="T807">SELECT first_name, last_name, dept_name, salary, </text:span><text:span text:style-name="T87">rank() OVER (PARTITION BY dept_name ORDER BY salary desc) </text:span><text:span text:style-name="T119">AS</text:span><text:span text:style-name="T87"> rank</text:span><text:span text:style-name="T807">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17">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5">osv ...</text:span></text:p>
      <text:p text:style-name="Text_20_body"/>
      <text:p text:style-name="P784"><text:span text:style-name="T17">MERK:</text:span> <text:span text:style-name="T207">Den eneste forskjellen mellom </text:span><text:span text:style-name="T383">MS </text:span><text:span text:style-name="T207">SQL Server og de andre RDBMSene er at vi bruker funksjonen </text:span><text:span text:style-name="T17">year()</text:span><text:span text:style-name="T207"> istedenfor funksjonen </text:span><text:span text:style-name="T17">extract()</text:span><text:span text:style-name="T207"> til å hente årstallet for de dataene vi vil ha rangert. Selve rangeringsfunksjonen er lik for alle fire.</text:span></text:p>
      <text:p text:style-name="P625"><text:span text:style-name="T408">For å</text:span><text:span text:style-name="T207"> hente ut de 3 ansatte i hver avdeling som har høyest lønn </text:span><text:span text:style-name="T408">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6">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86">MERK: <text:span text:style-name="T409">Vi kunne også ha flyttet ORDER BY til slutten av setningen for Oracle, PostgreSQL og MySQL/MariaDB, så hadde vi fått en mer portabel kode. </text:span></text:p>
      <text:h text:style-name="P831" text:outline-level="2"><text:bookmark-start text:name="__RefHeading___Toc16899_3466130985"/><text:span text:style-name="Strong_20_Emphasis"><text:span text:style-name="T876"> </text:span></text:span><text:span text:style-name="T913">Eksempel 3: </text:span>Bruke vindusfunksjon til å liste ut forskjellen mellom <text:span text:style-name="T914">de ansattes </text:span>lønn og snittlønn<text:span text:style-name="T914">en</text:span> <text:span text:style-name="T914">for avdelingen de jobber i</text:span><text:bookmark-end text:name="__RefHeading___Toc16899_3466130985"/></text:h>
      <text:p text:style-name="P620">I eksemplet nedenfor bruke<text:span text:style-name="T814">s</text:span> vindusfunksjoner for å liste ut en tabell med alle ansatte <text:span text:style-name="T814">med deres nåværende lønn, gjennomsnittlønnen for avdelingen de jobber i og forskjellen mellom lønn og snittlønn.</text:span></text:p>
      <text:h text:style-name="P299" text:outline-level="3"><text:bookmark-start text:name="__RefHeading___Toc19099_2730267216"/>Med <text:span text:style-name="T919">Oracle, MySQL/MariaDB og </text:span>PostgreSQL<text:bookmark-end text:name="__RefHeading___Toc19099_2730267216"/></text:h>
      <text:p text:style-name="P167">SELECT dept_emp.emp_no, dept_no, salary, round(AVG(salary) OVER (PARTITION BY dept_no)) <text:span text:style-name="T918">AS </text:span>snitt, round((salary - AVG(salary) <text:span text:style-name="T17">OVER (PARTITION BY dept_no)</text:span>)) <text:span text:style-name="T918">AS </text:span>diff </text:p>
      <text:p text:style-name="P167">FROM dept_emp, salaries </text:p>
      <text:p text:style-name="P167"><text:span text:style-name="T918">WHERE</text:span> salaries.emp_no = dept_emp.emp_no </text:p>
      <text:p text:style-name="P167">AND extract(year from salaries.to_date) = 9999 AND extract(year from dept_emp.to_date) = 9999 ORDER BY dept_no, <text:span text:style-name="T861">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4"><text:line-break/></text:span></text:p>
      <text:h text:style-name="P300" text:outline-level="3"><text:bookmark-start text:name="__RefHeading___Toc19101_2730267216"/>Med Microsoft SQL Server<text:bookmark-end text:name="__RefHeading___Toc19101_2730267216"/></text:h>
      <text:p text:style-name="P621">Med SQL-server blir syntaksen litt annerledes, selv om vindusfunksjonene er helt like, siden vi må konvertere lønnen til desimaltall med <text:span text:style-name="T561">convert() </text:span><text:span text:style-name="T528">før vi kan regne ut gjennomsnittet, og siden vi må bruke funksjonen </text:span><text:span text:style-name="T561">year() </text:span><text:span text:style-name="T528">istedenfor</text:span><text:span text:style-name="T561"> extract().</text:span></text:p>
      <text:p text:style-name="P167">SELECT dept_emp.emp_no, dept_no, salary, round(AVG(convert(float,salary)) OVER (PARTITION BY dept_no),0) <text:span text:style-name="T920">AS </text:span>snitt, </text:p>
      <text:p text:style-name="P168">round((salary - AVG(convert(float,salary)) OVER (PARTITION BY dept_no)),0) <text:span text:style-name="T920">AS </text:span>diff </text:p>
      <text:p text:style-name="P168">FROM dept_emp, salaries </text:p>
      <text:p text:style-name="P167"><text:span text:style-name="T861">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3"/>
      <text:h text:style-name="P831" text:outline-level="2"><text:bookmark-start text:name="__RefHeading___Toc20653_3962996256"/><text:span text:style-name="Strong_20_Emphasis"><text:span text:style-name="T876"> </text:span></text:span><text:span text:style-name="Strong_20_Emphasis"><text:span text:style-name="T404">Eksempel 4: Beregne lønnsøkning for en ansatt i forhold til lønnen året før med vindusfunksjonen </text:span></text:span><text:span text:style-name="Strong_20_Emphasis"><text:span text:style-name="T118">lag()</text:span></text:span><text:bookmark-end text:name="__RefHeading___Toc20653_3962996256"/></text:h>
      <text:p text:style-name="P627"><text:span text:style-name="Strong_20_Emphasis"><text:span text:style-name="T404">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5">Setningen </text:span></text:span><text:span text:style-name="Strong_20_Emphasis"><text:span text:style-name="T404">nedenfor</text:span></text:span><text:span text:style-name="Strong_20_Emphasis"><text:span text:style-name="T405"> beregner lønnsøkningen </text:span></text:span><text:span text:style-name="Strong_20_Emphasis"><text:span text:style-name="T411">for ansatt nummer 10005 </text:span></text:span><text:span text:style-name="Strong_20_Emphasis"><text:span text:style-name="T405">ved å trekke et års lønn fra fo</text:span></text:span><text:span text:style-name="Strong_20_Emphasis"><text:span text:style-name="T406">r</text:span></text:span><text:span text:style-name="Strong_20_Emphasis"><text:span text:style-name="T405">rige års lønn (siden </text:span></text:span><text:span text:style-name="Strong_20_Emphasis"><text:span text:style-name="T406">lønnen justeres hvert år) :</text:span></text:span></text:p>
      <text:h text:style-name="Heading_20_3" text:outline-level="3"><text:bookmark-start text:name="__RefHeading___Toc23697_3962996256"/><text:span text:style-name="Strong_20_Emphasis"><text:span text:style-name="Strong_20_Emphasis"><text:span text:style-name="T410">Med </text:span></text:span></text:span><text:span text:style-name="Strong_20_Emphasis"><text:s/></text:span><text:span text:style-name="Strong_20_Emphasis"><text:span text:style-name="T410">Oracle, PostgreSQL og MySQL/MariaDB</text:span></text:span><text:bookmark-end text:name="__RefHeading___Toc23697_3962996256"/></text:h>
      <text:p text:style-name="P167"/>
      <text:p text:style-name="P167">SELECT EXTRACT(YEAR FROM from_date) AS <text:span text:style-name="T903">å</text:span>r, salary AS lønn, salary - <text:span text:style-name="T17">lag(salary) OVER (PARTITION BY emp_no </text:span><text:span text:style-name="T122">ORDER BY emp_no</text:span><text:span text:style-name="T17">)</text:span> AS økning FROM salaries WHERE emp_no = 10005;</text:p>
      <text:p text:style-name="P167"/>
      <text:p text:style-name="P167"/>
      <text:p text:style-name="P167"><text:span text:style-name="T903">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4"><text:line-break/></text:span></text:p>
      <text:h text:style-name="Heading_20_3" text:outline-level="3"><text:bookmark-start text:name="__RefHeading___Toc23699_3962996256"/>Med Microsoft SQL-Server<text:bookmark-end text:name="__RefHeading___Toc23699_3962996256"/></text:h>
      <text:p text:style-name="P628">Bytt ut extract() med year(), så fungerer setningen for SQL-server:</text:p>
      <text:p text:style-name="P169">SELECT <text:span text:style-name="T921">year(</text:span>from_date) AS <text:span text:style-name="T903">å</text:span>r, salary AS lønn, salary - <text:span text:style-name="T17">lag(salary) OVER (PARTITION BY emp_no </text:span><text:span text:style-name="T122">ORDER BY emp_no</text:span><text:span text:style-name="T17">)</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1"><text:span text:style-name="T17">MERK: </text:span><text:span text:style-name="T412">Oracle og MS SQL-Server tillater ikke en PARTITION som ikke er sortert med ORDER BY. Det gjør derimot MySQL/MariaDB og PostgreSQL, så for disse kunne vi ha sløyfet ORDER BY <text:s/>og bare skrevet </text:span><text:span text:style-name="T123">OVER (PARTITION BY emp_no) </text:span><text:span text:style-name="T412">–</text:span><text:span text:style-name="T123"> </text:span><text:span text:style-name="T412">men samtidig ville koden ha blitt mindre portabel.</text:span></text:p>
      <text:h text:style-name="P841" text:outline-level="2"><text:bookmark-start text:name="__RefHeading___Toc24871_158302049"/><text:span text:style-name="Strong_20_Emphasis"><text:span text:style-name="T876"> </text:span></text:span><text:span text:style-name="Strong_20_Emphasis">Eksempel </text:span><text:span text:style-name="Strong_20_Emphasis"><text:span text:style-name="T1020">5</text:span></text:span><text:span text:style-name="Strong_20_Emphasis">: Beregne lønn </text:span><text:span text:style-name="Strong_20_Emphasis"><text:span text:style-name="T1020">i kvantiler </text:span></text:span><text:bookmark-end text:name="__RefHeading___Toc24871_158302049"/></text:h>
      <text:p text:style-name="Text_20_body"><text:span text:style-name="Strong_20_Emphasis"><text:span text:style-name="T207">En </text:span></text:span><text:span text:style-name="Strong_20_Emphasis"><text:span text:style-name="T17">kvantil</text:span></text:span><text:span text:style-name="Strong_20_Emphasis"><text:span text:style-name="T207"> er en gjennomsnittsverdi for en frekvensiell andel av et utval</text:span></text:span><text:span text:style-name="Strong_20_Emphasis"><text:span text:style-name="T443">g. Kvantiler brukes gjerne til å lage frekvensfordelinger i et datasett.</text:span></text:span></text:p>
      <text:p text:style-name="P696"><text:span text:style-name="Strong_20_Emphasis"><text:span text:style-name="T440">Vi kan enkelt dele inn e</text:span></text:span><text:span text:style-name="Strong_20_Emphasis"><text:span text:style-name="T443">n tabell</text:span></text:span><text:span text:style-name="Strong_20_Emphasis"><text:span text:style-name="T440"> i </text:span></text:span><text:span text:style-name="Strong_20_Emphasis"><text:span text:style-name="T441">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2">prosent-gruppen. Vi kan gjøre dette med vindusfunksjonen </text:span></text:span><text:span text:style-name="Strong_20_Emphasis"><text:span text:style-name="T148">NTILE(&lt;tall&gt;)</text:span></text:span><text:span text:style-name="Strong_20_Emphasis"><text:span text:style-name="T442">, f.eks. slik:</text:span></text:span></text:p>
      <text:h text:style-name="P317" text:outline-level="3"><text:bookmark-start text:name="__RefHeading___Toc24873_158302049"/><text:span text:style-name="Strong_20_Emphasis"><text:span text:style-name="T444">NTILE() med </text:span></text:span><text:span text:style-name="Strong_20_Emphasis"><text:span text:style-name="T445">MS SQL Server, </text:span></text:span><text:span text:style-name="Strong_20_Emphasis"><text:span text:style-name="T444">PostgreSQL, </text:span></text:span><text:span text:style-name="Strong_20_Emphasis"><text:span text:style-name="T445">MariaDB </text:span></text:span><text:span text:style-name="Strong_20_Emphasis"><text:span text:style-name="T446">og Oracle</text:span></text:span><text:bookmark-end text:name="__RefHeading___Toc24873_158302049"/></text:h>
      <text:p text:style-name="Preformatted_20_Text"><text:bookmark-start text:name="__DdeLink__24812_158302049"/><text:span text:style-name="Strong_20_Emphasis"><text:span text:style-name="T443">SELECT</text:span></text:span><text:span text:style-name="Strong_20_Emphasis"><text:span text:style-name="T207"> s.emp_no, salary, dept_name,</text:span></text:span></text:p>
      <text:p text:style-name="Preformatted_20_Text"><text:span text:style-name="Strong_20_Emphasis"><text:span text:style-name="T17">NTILE(4) OVER (partition by de.dept_no order by salary)</text:span></text:span></text:p>
      <text:p text:style-name="Preformatted_20_Text"><text:span text:style-name="Strong_20_Emphasis"><text:span text:style-name="T207">as </text:span></text:span><text:span text:style-name="Strong_20_Emphasis"><text:span text:style-name="T443">kvartil</text:span></text:span><text:span text:style-name="Strong_20_Emphasis"><text:span text:style-name="T207">,</text:span></text:span></text:p>
      <text:p text:style-name="Preformatted_20_Text"><text:span text:style-name="Strong_20_Emphasis"><text:span text:style-name="T17">NTILE(</text:span></text:span><text:span text:style-name="Strong_20_Emphasis"><text:span text:style-name="T147">10</text:span></text:span><text:span text:style-name="Strong_20_Emphasis"><text:span text:style-name="T17">) OVER (partition by de.dept_no order by salary)</text:span></text:span></text:p>
      <text:p text:style-name="Preformatted_20_Text"><text:span text:style-name="Strong_20_Emphasis"><text:span text:style-name="T207">as </text:span></text:span><text:span text:style-name="Strong_20_Emphasis"><text:span text:style-name="T443">desentil</text:span></text:span><text:span text:style-name="Strong_20_Emphasis"><text:span text:style-name="T207">,</text:span></text:span></text:p>
      <text:p text:style-name="Preformatted_20_Text"><text:span text:style-name="Strong_20_Emphasis"><text:span text:style-name="T17">NTILE(10</text:span></text:span><text:span text:style-name="Strong_20_Emphasis"><text:span text:style-name="T146">0</text:span></text:span><text:span text:style-name="Strong_20_Emphasis"><text:span text:style-name="T17">) OVER (partition by de.dept_no order by salary)</text:span></text:span></text:p>
      <text:p text:style-name="Preformatted_20_Text"><text:span text:style-name="Strong_20_Emphasis"><text:span text:style-name="T207">as p</text:span></text:span><text:span text:style-name="Strong_20_Emphasis"><text:span text:style-name="T443">rosen</text:span></text:span><text:span text:style-name="Strong_20_Emphasis"><text:span text:style-name="T207">til</text:span></text:span></text:p>
      <text:p text:style-name="Preformatted_20_Text"><text:span text:style-name="Strong_20_Emphasis"><text:span text:style-name="T207">from salaries s</text:span></text:span></text:p>
      <text:p text:style-name="Preformatted_20_Text"><text:span text:style-name="Strong_20_Emphasis"><text:span text:style-name="T207">inner join dept_emp de on s.emp_no = de.emp_no </text:span></text:span></text:p>
      <text:p text:style-name="Preformatted_20_Text"><text:span text:style-name="Strong_20_Emphasis"><text:span text:style-name="T207">inner join departments d on d.dept_no = de.dept_no</text:span></text:span></text:p>
      <text:p text:style-name="Preformatted_20_Text"><text:span text:style-name="Strong_20_Emphasis"><text:span text:style-name="T207">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7">EMP_NO   SALARY <text:s/>DEPT_NAME   </text:span></text:span><text:span text:style-name="Strong_20_Emphasis"><text:span text:style-name="T443">KVARTIL </text:span></text:span><text:span text:style-name="Strong_20_Emphasis"><text:span text:style-name="T207"><text:s/></text:span></text:span><text:span text:style-name="Strong_20_Emphasis"><text:span text:style-name="T443">DESENTIL</text:span></text:span><text:span text:style-name="Strong_20_Emphasis"><text:span text:style-name="T207"> <text:s/>PR</text:span></text:span><text:span text:style-name="Strong_20_Emphasis"><text:span text:style-name="T443">OS</text:span></text:span><text:span text:style-name="Strong_20_Emphasis"><text:span text:style-name="T207">ENTIL <text:line-break/>--------------------------------------------------------- </text:span></text:span><text:span text:style-name="Strong_20_Emphasis"><text:span text:style-name="T618"><text:line-break/>....... ....... <text:s/>.......... <text:s/>........ <text:s/>......... <text:s/>.........</text:span></text:span></text:p>
      <text:p text:style-name="P210"><text:soft-page-break/><text:span text:style-name="Strong_20_Emphasis"><text:span text:style-name="T207">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18">....... ....... <text:s/>.......... <text:s/>........ <text:s/>......... <text:s text:c="2"/>........</text:span></text:span></text:p>
      <text:p text:style-name="MERK"><text:span text:style-name="Strong_20_Emphasis">MERK: </text:span><text:span text:style-name="Strong_20_Emphasis"><text:span text:style-name="T446">Bytt ut datoformatet til 01.01.9999 for at setinngen over skal fungere med Oracle. </text:span></text:span></text:p>
      <text:h text:style-name="P840" text:outline-level="2"><text:bookmark-start text:name="__RefHeading___Toc23701_3962996256"/><text:span text:style-name="Strong_20_Emphasis"><text:span text:style-name="T876"></text:span></text:span><text:span text:style-name="T874"> </text:span>Aggregering med vindusfunksjoner<text:bookmark-end text:name="__RefHeading___Toc23701_3962996256"/></text:h>
      <text:p text:style-name="P599">En vanlig bruk av vindusfunksjoner er for å beregne diverse aggregeringer, f.eks. en kumulativ sum eller et løpende gjennomsnitt. <text:span text:style-name="T810">Som med alle vindusfunksjoner bruker vi aggregeringen sammen med nøkkelordet OVER etterfulgt av en parentes som inneholder informasjon om hvordan vi vil lage den kumulative aggregeringen, f.eks. slike </text:span><text:span text:style-name="T89">SELECT SUM(kostnad) OVER (ORDER BY dato) FROM ... </text:span><text:span text:style-name="T337">Denne setningen vil gi oss et felt som inneholder den kumulative summen av kostnadene etter dato (gitt at vi har et felt som heter </text:span><text:span text:style-name="T186">kostnad</text:span><text:span text:style-name="T337"> og et annet som heter </text:span><text:span text:style-name="T186">dato</text:span><text:span text:style-name="T337">). Et </text:span><text:span text:style-name="T413">par </text:span><text:span text:style-name="T337">eksempl</text:span><text:span text:style-name="T413">er</text:span><text:span text:style-name="T337"> vil forhåpentlig klargjøre hvordan dette fungerer i praksis:</text:span></text:p>
      <text:h text:style-name="P832" text:outline-level="2"><text:bookmark-start text:name="__RefHeading___Toc23703_3962996256"/><text:span text:style-name="Strong_20_Emphasis"><text:span text:style-name="T876"> </text:span></text:span>Eksempel 5: Lønnshistorikk med kumulativ sum<text:bookmark-end text:name="__RefHeading___Toc23703_3962996256"/></text:h>
      <text:p text:style-name="P622"><text:span text:style-name="T905">Setningen nedenfor lister opp de ansattes lønnshistorikk år for år og b</text:span>eregne<text:span text:style-name="T905">r</text:span> <text:span text:style-name="T905">en </text:span>kumulativ <text:span text:style-name="T905">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2"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87">MERK: <text:span text:style-name="T207">Legg merke til at vi må konvertere feltet «salary» fra heltall til desimaltall med funksjonen </text:span>convert()<text:span text:style-name="T207"> for å få </text:span><text:span text:style-name="T416">ut </text:span><text:span text:style-name="T207">gjennomsnittet med to desimaler</text:span></text:p>
      <text:h text:style-name="P303" text:outline-level="3"><text:bookmark-start text:name="__RefHeading___Toc23707_3962996256"/><text:span text:style-name="Strong_20_Emphasis"><text:span text:style-name="T414">Med </text:span></text:span><text:span text:style-name="Strong_20_Emphasis"><text:span text:style-name="T415">Oracle, </text:span></text:span><text:span text:style-name="Strong_20_Emphasis"><text:span text:style-name="T414">PostgreSQL og MySQL/MariaDB</text:span></text:span><text:bookmark-end text:name="__RefHeading___Toc23707_3962996256"/></text:h>
      <text:p text:style-name="P170"><text:span text:style-name="Strong_20_Emphasis"><text:span text:style-name="T207">SELECT emp_no, extract(year from from_date) "år", salary "lønn", </text:span></text:span></text:p>
      <text:p text:style-name="P170"><text:span text:style-name="Strong_20_Emphasis"><text:span text:style-name="T17">sum(salary) OVER (PARTITION BY emp_no order by salary asc) sum, </text:span></text:span></text:p>
      <text:p text:style-name="P170"><text:span text:style-name="Strong_20_Emphasis"><text:span text:style-name="T17">round(avg(salary) OVER (PARTITION BY emp_no order by salary),2) avg</text:span></text:span><text:span text:style-name="Strong_20_Emphasis"><text:span text:style-name="T207"> </text:span></text:span></text:p>
      <text:p text:style-name="P170"><text:span text:style-name="Strong_20_Emphasis"><text:span text:style-name="T207">FROM salaries WHERE emp_no = 10001; </text:span></text:span></text:p>
      <text:p text:style-name="P170"><text:span text:style-name="Strong_20_Emphasis"><text:span text:style-name="T207"/></text:span></text:p>
      <text:p text:style-name="P170"><text:span text:style-name="Strong_20_Emphasis"><text:span text:style-name="T207">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7"> 10001 | 2000 | 85112 | 1192654 | 74540.88 <text:line-break/> 10001 | 2002 | 88958 | 1281612 | 75388.94</text:span></text:span></text:p>
      <text:h text:style-name="P832" text:outline-level="2"><text:bookmark-start text:name="__RefHeading___Toc16409_3466130985"/><text:span text:style-name="Strong_20_Emphasis"><text:span text:style-name="T876"> <text:s/></text:span></text:span>Eksempel <text:span text:style-name="T922">6</text:span>: En overforenklet bank-applikasjon<text:bookmark-end text:name="__RefHeading___Toc16409_3466130985"/></text:h>
      <text:p text:style-name="P599">Vi skal vise et eksempel hvor vi opprette en liten bank og etabler en database med <text:span text:style-name="T17">to tabeller – en for kunder og en for konto-transaksjoner</text:span>. I dette eksemplet bruker vi PostgreSQL, men aggregeringene fungerer helt likt med de andre tre RDBMSene.</text:p>
      <text:p text:style-name="P600">Først oppretter vi de to tabellene <text:span text:style-name="T17">kunde</text:span> og <text:span text:style-name="T17">konto. </text:span></text:p>
      <text:p text:style-name="P600"><text:span text:style-name="T17">Tabellen kunde</text:span><text:span text:style-name="T207"> inneholder et felt </text:span><text:span text:style-name="T17">id, </text:span><text:span text:style-name="T207">som er et løpenummer som genereres automatisk og vil være primærnøkkel i tabellen. Med PostgreSQL skjer dette automatisk hvis vi setter datatypen for feltet til </text:span><text:span text:style-name="T17">serial</text:span><text:span text:style-name="T207"> eller </text:span><text:span text:style-name="T17">bigserial </text:span><text:span text:style-name="T207">(anbefales)</text:span><text:span text:style-name="T17">. </text:span><text:span text:style-name="T207">Videre er det et felt </text:span><text:span text:style-name="T17">konto </text:span><text:span text:style-name="T207">som er av typen </text:span><text:span text:style-name="T17">uuid</text:span><text:span text:style-name="T207"> (</text:span><text:span text:style-name="T338">universally unique identifier) og i tillegg er satt til å inneholde unike verdier med nøkkelordet </text:span><text:span text:style-name="T187">unique</text:span><text:span text:style-name="T338">. Vi kan angi at det skal settes en default-verdi for feltet, og den kan lages med funksjonen </text:span><text:span text:style-name="T187">uuid_generate_v4(), </text:span><text:span text:style-name="T546">som automatisk lager en uuid og setter den inn i feltet. Så kommer feltet </text:span><text:span text:style-name="T564">epost</text:span><text:span text:style-name="T546">,</text:span><text:span text:style-name="T564"> </text:span><text:span text:style-name="T546">som også er satt til å inneholde unike verdier, og vil inneholde kundens epostadresse. Til sist er det et felt </text:span><text:span text:style-name="T564">registrert</text:span><text:span text:style-name="T546"> som er av datatypen </text:span><text:span text:style-name="T564">timestamptz</text:span><text:span text:style-name="T546">, dvs. feltet vil inneholde dato og tid og ta hensyn til tidssone (tz står for time zone), og setter default-verdien til funksjonen </text:span><text:span text:style-name="T187">now()</text:span><text:span text:style-name="T546">, slik at tidspunktet for registreringen av kontoen legges inn automatisk. Vi trenger mao bare å legge inn kundens epostadresse, så opprettes en id og et kontonummer og et registreringstidspunkt automatisk.</text:span></text:p>
      <text:p text:style-name="P350"><text:span text:style-name="T499">Tabellen konto </text:span><text:span text:style-name="T547">inneholder også et felt </text:span><text:span text:style-name="T510">id </text:span><text:span text:style-name="T547">som er primærnøkkel og selv-økende, og i tillegg et felt </text:span><text:span text:style-name="T510">konto </text:span><text:span text:style-name="T547">som er av typen uuid og vil angi hvilken konto vi skal registrere transaksjoner på. Beløpet som settes inn eller tas ut av konto angis i feltet </text:span><text:span text:style-name="T510">transaksjon </text:span><text:span text:style-name="T547">som er av typen </text:span><text:span text:style-name="T510">numeric</text:span><text:span text:style-name="T547">, det vil si et tallfelt. </text:span><text:span text:style-name="T548">Vi legger også til et felt </text:span><text:span text:style-name="T511">reg </text:span><text:span text:style-name="T548">som er likt </text:span><text:span text:style-name="T511">registrert </text:span><text:span text:style-name="T548">i kunde-tabellen, og hvor tidspunktet for registrering av transaksjonen blir satt inn automatisk. Vi trenger mao bare sette inn kontonummer og beløp for hver transaksjon.</text:span></text:p>
      <text:h text:style-name="P295" text:outline-level="3"><text:bookmark-start text:name="__RefHeading___Toc19103_2730267216"/>Med PostgreSQL<text:bookmark-end text:name="__RefHeading___Toc19103_2730267216"/></text:h>
      <text:p text:style-name="P599">Her er SQL-setningene som oppretter de to tabellene:</text:p>
      <text:p text:style-name="P162"><text:span text:style-name="T17">create table kunde</text:span> (id bigserial primary key, konto uuid unique default uuid_generate_v4(),epost text unique,registrert timestamptz default now());<text:line-break/><text:line-break/><text:span text:style-name="T17">create table konto</text:span> (id bigserial primary key, konto uuid, transaksjon numeric, registrert timestamptz default now());</text:p>
      <text:p text:style-name="P783"><text:soft-page-break/><text:span text:style-name="T17">MERK:</text:span> For å bruke funksjonen uuid_generate_v4() må vi først installere utvidelsen «uuid-ossp», som vi gjør med denne kommandoen: <text:span text:style-name="T207">CREATE EXTENSION "uuid-ossp" </text:span></text:p>
      <text:p text:style-name="P599">Vi kan beskrive de to tabellene med komandoen <text:span text:style-name="T17">\d &lt;tabellnavn&gt; </text:span><text:span text:style-name="T207">i PostgreSQLs terminaklient. (\ angir en kommando og d står for describe): </text:span></text:p>
      <text:p text:style-name="P162">\d kunde <text:line-break/><text:span text:style-name="T809">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09">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83"><text:span text:style-name="T17">MERK:</text:span> <text:span text:style-name="T207">Vi ser at PostgreSQL har opprettet indekser for primærnøkkel og de unike feltene, og to sekvenser </text:span><text:span text:style-name="T339">(kunde_id_seq og konto_id_seq) </text:span><text:span text:style-name="T207">som de selv-økende id-feltene bruker til å hente neste tall fra. </text:span></text:p>
      <text:p text:style-name="P601">Så kan vi legge inn noen <text:span text:style-name="T17">testdata</text:span> i tabellene. PostgreSQL har en fin funksjon som vi kan dra nytte av her: <text:s/><text:span text:style-name="T17">generate_series(). </text:span><text:span text:style-name="T207">Den kan vi bruke til å generere epostadresser vi kan sette inn i kundetabellen, slik:</text:span></text:p>
      <text:p text:style-name="P162">INSERT INTO kunde (epost) </text:p>
      <text:p text:style-name="P162">VALUES ('<text:span text:style-name="T811">kunde</text:span>' || generate_series(1,1000) || '@example.com');</text:p>
      <text:p text:style-name="P404">Denne setningen vil sette inn 1000 rader i kunde-tabellen med unike epostadresser. Slik vil de første radene av tabellen se ut:</text:p>
      <text:p text:style-name="P162">select * from kunde limit <text:span text:style-name="T811">5</text:span>;</text:p>
      <text:p text:style-name="P68"/>
      <text:p text:style-name="P68">id |                konto                 |         epost         |          registrert            <text:line-break/>----+--------------------------------------+-----------------------+------------------------------- <text:line-break/> <text:span text:style-name="T811">1</text:span> | 2884c053-148b-4395-a40e-cec393b2ec8d | kunde1@example.com    | 2017-07-14 13:51:51.568805+02 <text:line-break/> <text:span text:style-name="T811">2</text:span> | dc02b4b5-fd20-477f-aa56-d9eed4d1fb1f | kunde2@example.com    | 2017-07-14 13:51:51.568805+02 <text:line-break/> <text:span text:style-name="T811">3</text:span> | 2c27ab28-67c9-4190-8f4b-f5c18a35307b | kunde3@example.com    | 2017-07-14 13:51:51.568805+02 <text:line-break/><text:soft-page-break/> <text:span text:style-name="T811">4</text:span> | f455abad-4a8a-4778-ba4d-f85f6e613574 | kunde4@example.com    | 2017-07-14 13:51:51.568805+02 <text:line-break/> <text:span text:style-name="T811">5</text:span> | 89e0ce44-1357-4ab3-af9f-fb2ac44f0ecf | kunde5@example.com    | 2017-07-14 13:51:51.568805+02 </text:p>
      <text:p text:style-name="P405">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3">Vi kan pynte litt på resultatet og legge til en <text:span text:style-name="T17">saldo ved hjelp av en vindusfunksjon</text:span>, slik:</text:p>
      <text:p text:style-name="P162">SELECT DATE(reg), transaksjon, <text:span text:style-name="T17">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4">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5">Vi kan <text:span text:style-name="T813">nå </text:span>liste ut en tabell med alle transaksjonene til <text:span text:style-name="T813">de to </text:span>kontoinnehavern<text:span text:style-name="T813">e</text:span> med saldo som justeres for hver konto <text:span text:style-name="T813">(og </text:span>epostadressen <text:span text:style-name="T813">istedenfor kontonummeret)</text:span> , slik:</text:p>
      <text:p text:style-name="P162">SELECT date(reg), epost,transaksjon, </text:p>
      <text:p text:style-name="P162"><text:span text:style-name="T17">sum(transaksjon) OVER (partition by k.konto order by reg) as saldo</text:span> </text:p>
      <text:p text:style-name="P162"><text:span text:style-name="T812">FROM</text:span> konto k <text:span text:style-name="T812">INNER JOIN</text:span> kunde k2 <text:span text:style-name="T812">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5" text:outline-level="3"><text:bookmark-start text:name="__RefHeading___Toc19105_2730267216"/>Med MySQL/MariaDB<text:bookmark-end text:name="__RefHeading___Toc19105_2730267216"/></text:h>
      <text:p text:style-name="P606">Først oppretter vi de to tabellene vi skal bruke i eksemplet:</text:p>
      <text:p text:style-name="P161">CREATE TABLE kunde (<text:line-break/>id bigint primary key auto_increment, <text:line-break/>konto <text:span text:style-name="T862">VARCHAR</text:span>(<text:span text:style-name="T862">36</text:span>) unique default UUID(),<text:line-break/>epost <text:span text:style-name="T862">VARCHAR</text:span>(299) unique,<text:line-break/>registrert datetime default now()<text:line-break/>);<text:line-break/><text:line-break/>CREATE TABLE konto (<text:line-break/>id bigint primary key auto_increment, <text:line-break/>konto <text:s/><text:span text:style-name="T862">VARCHAR</text:span>(<text:span text:style-name="T862">36</text:span>), <text:line-break/>transaksjon decimal, <text:line-break/>registrert datetime default now());</text:p>
      <text:p text:style-name="P607">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8">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5"><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09">5 rows in set (0.000 sec</text:span>)</text:p>
      <text:p text:style-name="P604">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5">Vi kan <text:span text:style-name="T813">nå </text:span>liste ut en tabell med alle transaksjonene til <text:span text:style-name="T813">de to </text:span>kontoinnehavern<text:span text:style-name="T813">e</text:span> med saldo som justeres for hver konto <text:span text:style-name="T813">(og </text:span>epostadressen <text:span text:style-name="T813">istedenfor kontonummeret)</text:span> , slik:</text:p>
      <text:p text:style-name="P162">SELECT date(<text:span text:style-name="T863">k.</text:span>reg<text:span text:style-name="T863">istrert</text:span>), epost,transaksjon, </text:p>
      <text:p text:style-name="P162"><text:span text:style-name="T17">sum(transaksjon) OVER (partition by k.konto order by </text:span><text:span text:style-name="T113">k.</text:span><text:span text:style-name="T17">reg</text:span><text:span text:style-name="T113">istrert</text:span><text:span text:style-name="T17">) saldo</text:span> </text:p>
      <text:p text:style-name="P91"><text:span text:style-name="T812">FROM</text:span> konto k <text:span text:style-name="T812">INNER JOIN</text:span> kunde k2 <text:span text:style-name="T812">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29" text:outline-level="2"><text:bookmark-start text:name="__RefHeading___Toc18240_15578344861"/><text:bookmark-end text:name="__RefHeading___Toc18240_15578344861"/></text:h>
      <text:h text:style-name="P870" text:outline-level="1"><text:bookmark-start text:name="__RefHeading___Toc18246_1557834486"/><text:span text:style-name="T476">Kapittel </text:span><text:span text:style-name="T481">10</text:span><text:span text:style-name="T478"><text:line-break/></text:span>Views <text:span text:style-name="T717">og <text:line-break/>Materialized Views</text:span><text:bookmark-end text:name="__RefHeading___Toc18246_1557834486"/></text:h>
      <text:h text:style-name="P816" text:outline-level="2"><text:bookmark-start text:name="__RefHeading___Toc18248_1557834486"/><text:span text:style-name="Strong_20_Emphasis"><text:span text:style-name="T876"></text:span></text:span><text:span text:style-name="Strong_20_Emphasis"><text:span text:style-name="T874"> </text:span></text:span><text:span text:style-name="Strong_20_Emphasis"><text:span text:style-name="T207">Bruk av Views</text:span></text:span><text:bookmark-end text:name="__RefHeading___Toc18248_1557834486"/></text:h>
      <text:p text:style-name="Text_20_body"><text:span text:style-name="Strong_20_Emphasis"><text:span text:style-name="T17">Views </text:span></text:span><text:span text:style-name="Strong_20_Emphasis"><text:span text:style-name="T207">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2">&lt;</text:span></text:span><text:span text:style-name="Strong_20_Emphasis"><text:span text:style-name="T207">navn-på-view</text:span></text:span><text:span text:style-name="Strong_20_Emphasis"><text:span text:style-name="T392">&gt;</text:span></text:span><text:span text:style-name="Strong_20_Emphasis"><text:span text:style-name="T207">" vil gi samme resultat som den opprinnelige spørresetningen.</text:span></text:span></text:p>
      <text:p text:style-name="P63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0"><text:span text:style-name="Strong_20_Emphasis"><text:span text:style-name="T207">CREATE VIEW &lt;navn&gt; AS &lt;SQL-spørresetning&gt;</text:span></text:span></text:p>
      <text:p text:style-name="P587">Man kan lage <text:span text:style-name="T897">nye </text:span>views <text:span text:style-name="T897">basert på</text:span> eksisterende views, men det er viktig å ha et blikk for hvor kompliserte joins som må utføres (av hastighetshensyn) og hvor "obfuskerte" data blir <text:s/>- <text:span text:style-name="T897">det blir vanskelig å vite </text:span>hvilke tabeller de ulike dataene <text:span text:style-name="T898">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4">Views med </text:span>MySQL / MariaDB<text:bookmark-end text:name="__RefHeading___Toc4451_762629072"/></text:h>
      <text:p text:style-name="P753"><text:span text:style-name="Strong_20_Emphasis"><text:span text:style-name="T207">CREATE VIEW avdelingsoversikt AS</text:span></text:span></text:p>
      <text:p text:style-name="P753"><text:span text:style-name="Strong_20_Emphasis"><text:span text:style-name="T207">SELECT </text:span></text:span></text:p>
      <text:p text:style-name="P753"><text:span text:style-name="Strong_20_Emphasis"><text:span text:style-name="T207"><text:s text:c="8"/>d.dept_name AS Avdeling,</text:span></text:span></text:p>
      <text:p text:style-name="P753"><text:span text:style-name="Strong_20_Emphasis"><text:span text:style-name="T207"><text:s text:c="8"/>COUNT(de.emp_no) AS Ansatte,</text:span></text:span></text:p>
      <text:p text:style-name="P753"><text:span text:style-name="Strong_20_Emphasis"><text:span text:style-name="T207"><text:s text:c="8"/>CONCAT(e.first_name, ' ', e.last_name) AS Leder,</text:span></text:span></text:p>
      <text:p text:style-name="P753"><text:span text:style-name="Strong_20_Emphasis"><text:span text:style-name="T207"><text:s text:c="8"/>e.gender AS Kjønn,</text:span></text:span></text:p>
      <text:p text:style-name="P753"><text:span text:style-name="Strong_20_Emphasis"><text:span text:style-name="T207"><text:s text:c="8"/>TIMESTAMPDIFF(YEAR,e.birth_date,CURDATE()) AS Alder</text:span></text:span></text:p>
      <text:p text:style-name="P753"><text:span text:style-name="Strong_20_Emphasis"><text:span text:style-name="T207"><text:s text:c="4"/>FROM</text:span></text:span></text:p>
      <text:p text:style-name="P753"><text:span text:style-name="Strong_20_Emphasis"><text:span text:style-name="T207"><text:s text:c="8"/>departments AS d, employees AS e, dept_manager AS dm, dept_emp AS de</text:span></text:span></text:p>
      <text:p text:style-name="P753"><text:span text:style-name="Strong_20_Emphasis"><text:span text:style-name="T207"><text:s text:c="4"/>WHERE</text:span></text:span></text:p>
      <text:p text:style-name="P753"><text:span text:style-name="Strong_20_Emphasis"><text:span text:style-name="T207"><text:s text:c="8"/>d.dept_no = dm.dept_no</text:span></text:span></text:p>
      <text:p text:style-name="P753"><text:span text:style-name="Strong_20_Emphasis"><text:span text:style-name="T207"><text:s text:c="12"/>AND e.emp_no = dm.emp_no</text:span></text:span></text:p>
      <text:p text:style-name="P753"><text:span text:style-name="Strong_20_Emphasis"><text:span text:style-name="T207"><text:s text:c="12"/>AND de.dept_no = d.dept_no</text:span></text:span></text:p>
      <text:p text:style-name="P753"><text:span text:style-name="Strong_20_Emphasis"><text:span text:style-name="T207"><text:s text:c="12"/>AND YEAR(dm.to_date) = 9999</text:span></text:span></text:p>
      <text:p text:style-name="P753"><text:span text:style-name="Strong_20_Emphasis"><text:span text:style-name="T207"><text:s text:c="12"/>AND YEAR(de.to_date) = 9999</text:span></text:span></text:p>
      <text:p text:style-name="P753"><text:span text:style-name="Strong_20_Emphasis"><text:span text:style-name="T207"><text:s text:c="4"/>GROUP BY d.dept_name</text:span></text:span></text:p>
      <text:p text:style-name="P754"><text:span text:style-name="Strong_20_Emphasis"><text:span text:style-name="T207"><text:s text:c="4"/>ORDER BY Ansatte DESC;</text:span></text:span></text:p>
      <text:p text:style-name="P441"><text:span text:style-name="T665">Så kan vi bruke SELECT på avdelingsoversikt og få</text:span> samme resultatet som d<text:span text:style-name="T665">en</text:span> mye lengre setningen ovenfor:</text:p>
      <text:p text:style-name="P756"><text:span text:style-name="Strong_20_Emphasis"><text:span text:style-name="T207">SELECT * FROM avdelingsoversikt;</text:span></text:span></text:p>
      <text:p text:style-name="Preformatted_20_Text"><text:span text:style-name="Strong_20_Emphasis"><text:span text:style-name="T207">+--------------------+---------+-------------------+--------+-------+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2" text:outline-level="3"><text:bookmark-start text:name="__RefHeading___Toc4453_762629072"/><text:soft-page-break/><text:span text:style-name="T754">Views med </text:span>PostgreSQL<text:bookmark-end text:name="__RefHeading___Toc4453_762629072"/></text:h>
      <text:p text:style-name="Text_20_body">Med PostgreSQL blir SQL-setningen litt annerledes. PostgreSQL har f.eks. funksjonen <text:span text:style-name="T17">age()</text:span> som kan settes rundt et datofelt og beregner alder med år, måned og dag. Vi må også sette alle uttrykk/feltnavn som ikke er aggr<text:span text:style-name="T665">e</text:span>geringer, dvs alt utenom count()-funksjonen inn i GROUP BY, slik man også må med ORACLE <text:span text:style-name="T665">og Microsoft SQL Server</text:span>.</text:p>
      <text:p text:style-name="Preformatted_20_Text"><text:span text:style-name="Strong_20_Emphasis"><text:span text:style-name="T207">CREATE VIEW avdelingsoversikt AS</text:span></text:span></text:p>
      <text:p text:style-name="Preformatted_20_Text"><text:span text:style-name="Strong_20_Emphasis"><text:span text:style-name="T207">SELECT </text:span></text:span></text:p>
      <text:p text:style-name="Preformatted_20_Text"><text:span text:style-name="Strong_20_Emphasis"><text:span text:style-name="T207">   d.dept_name AS Avdeling,</text:span></text:span></text:p>
      <text:p text:style-name="Preformatted_20_Text"><text:span text:style-name="Strong_20_Emphasis"><text:span text:style-name="T207">   COUNT(de.emp_no) AS Ansatte,</text:span></text:span></text:p>
      <text:p text:style-name="Preformatted_20_Text"><text:span text:style-name="Strong_20_Emphasis"><text:span text:style-name="T207">   CONCAT(e.first_name, ' ', e.last_name) AS Leder,</text:span></text:span></text:p>
      <text:p text:style-name="Preformatted_20_Text"><text:span text:style-name="Strong_20_Emphasis"><text:span text:style-name="T207">   e.gender AS Kjønn,</text:span></text:span></text:p>
      <text:p text:style-name="Preformatted_20_Text"><text:span text:style-name="Strong_20_Emphasis"><text:span text:style-name="T207">   age(birth_date) AS Alder</text:span></text:span></text:p>
      <text:p text:style-name="Preformatted_20_Text"><text:span text:style-name="Strong_20_Emphasis"><text:span text:style-name="T207">FROM</text:span></text:span></text:p>
      <text:p text:style-name="Preformatted_20_Text"><text:span text:style-name="Strong_20_Emphasis"><text:span text:style-name="T207">   departments AS d, employees AS e, dept_manager AS dm, dept_emp AS de</text:span></text:span></text:p>
      <text:p text:style-name="Preformatted_20_Text"><text:span text:style-name="Strong_20_Emphasis"><text:span text:style-name="T207">WHERE</text:span></text:span></text:p>
      <text:p text:style-name="Preformatted_20_Text"><text:span text:style-name="Strong_20_Emphasis"><text:span text:style-name="T207">   d.dept_no = dm.dept_no</text:span></text:span></text:p>
      <text:p text:style-name="Preformatted_20_Text"><text:span text:style-name="Strong_20_Emphasis"><text:span text:style-name="T207">   AND e.emp_no = dm.emp_no</text:span></text:span></text:p>
      <text:p text:style-name="Preformatted_20_Text"><text:span text:style-name="Strong_20_Emphasis"><text:span text:style-name="T207">   AND de.dept_no = d.dept_no</text:span></text:span></text:p>
      <text:p text:style-name="Preformatted_20_Text"><text:span text:style-name="Strong_20_Emphasis"><text:span text:style-name="T207">   AND extract(year from dm.to_date) = 9999</text:span></text:span></text:p>
      <text:p text:style-name="Preformatted_20_Text"><text:span text:style-name="Strong_20_Emphasis"><text:span text:style-name="T207">   AND extract(year from de.to_date) = 9999</text:span></text:span></text:p>
      <text:p text:style-name="P171"><text:span text:style-name="Strong_20_Emphasis"><text:span text:style-name="T207">GROUP BY d.dept_name, Leder, e.gender, birth_date</text:span></text:span></text:p>
      <text:p text:style-name="P171"><text:span text:style-name="Strong_20_Emphasis"><text:span text:style-name="T207">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3">|| </text:span><text:span text:style-name="T124">' ' </text:span><text:span text:style-name="T418">||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3">|| </text:span><text:span text:style-name="T124">' ' </text:span><text:span text:style-name="T418">|| </text:span>e.last_name, e.gender, birth_date</text:p>
      <text:p text:style-name="Preformatted_20_Text">ORDER BY Ansatte DESC;</text:p>
      <text:p text:style-name="P792"><text:span text:style-name="T17">MERK: </text:span><text:span text:style-name="T417">For å beregne alder fra fødselsdato kan vi bruke denne konstruksjonen med Oracle (anbefalt ev Oracles «Tom»: </text:span><text:span text:style-name="T124">to_number(to_char(birth_date,'YYYYMMDD')))/10000). </text:span><text:span text:style-name="T418">Legg også merke til at vi må gruppere på det samme uttrykket vi bruker for å slå sammen fornavn og etternavn til én kolonne.</text:span></text:p>
      <text:p text:style-name="P629">Vi kan <text:span text:style-name="T923">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5"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0"/>
      <text:h text:style-name="P816" text:outline-level="2"><text:bookmark-start text:name="__RefHeading___Toc4455_762629072"/><text:span text:style-name="Strong_20_Emphasis"><text:span text:style-name="T876"></text:span></text:span><text:span text:style-name="T874"> </text:span>Hvordan vise alle views i en <text:span text:style-name="T1053">database</text:span><text:bookmark-end text:name="__RefHeading___Toc4455_762629072"/></text:h>
      <text:h text:style-name="Heading_20_3" text:outline-level="3"><text:bookmark-start text:name="__RefHeading___Toc4457_762629072"/><text:span text:style-name="Strong_20_Emphasis"><text:span text:style-name="T207">MySQL / MariaDB</text:span></text:span><text:bookmark-end text:name="__RefHeading___Toc4457_762629072"/></text:h>
      <text:p text:style-name="Text_20_body">Denne setningen vil vise alle views i en database:</text:p>
      <text:p text:style-name="P244"><text:span text:style-name="Strong_20_Emphasis"><text:span text:style-name="T207">SHOW FULL TABLES WHERE TABLE_TYPE LIKE 'VIEW';</text:span></text:span></text:p>
      <text:p text:style-name="P508">Og denne setningen viser alle tabeller med indikasjon på om de er tabeller eller views:</text:p>
      <text:p text:style-name="P240"><text:soft-page-break/><text:span text:style-name="Strong_20_Emphasis"><text:span text:style-name="T207">SHOW FULL TABLES;</text:span></text:span><text:span text:style-name="T17"> </text:span></text:p>
      <text:h text:style-name="Heading_20_3" text:outline-level="3"><text:bookmark-start text:name="__RefHeading___Toc4459_762629072"/><text:span text:style-name="Strong_20_Emphasis"><text:span text:style-name="T207">Oracle</text:span></text:span><text:bookmark-end text:name="__RefHeading___Toc4459_762629072"/></text:h>
      <text:p text:style-name="P508">Denne setningen viser alle views brukeren har tilgang til:</text:p>
      <text:p text:style-name="P244"><text:span text:style-name="Strong_20_Emphasis"><text:span text:style-name="T377">SELECT</text:span></text:span><text:span text:style-name="Strong_20_Emphasis"><text:span text:style-name="T207"> view_name </text:span></text:span><text:span text:style-name="Strong_20_Emphasis"><text:span text:style-name="T377">FROM</text:span></text:span><text:span text:style-name="Strong_20_Emphasis"><text:span text:style-name="T207"> all_views</text:span></text:span></text:p>
      <text:p text:style-name="Text_20_body">Og denne setningen viser brukerens egne views:</text:p>
      <text:p text:style-name="P240"><text:span text:style-name="Strong_20_Emphasis"><text:span text:style-name="T377">SELECT</text:span></text:span><text:span text:style-name="Strong_20_Emphasis"><text:span text:style-name="T207"> view_name </text:span></text:span><text:span text:style-name="Strong_20_Emphasis"><text:span text:style-name="T377">FROM</text:span></text:span><text:span text:style-name="Strong_20_Emphasis"><text:span text:style-name="T207">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0"> public | avdelingsoversikt | view | kurs</text:p>
      <text:p text:style-name="P572">Et par relativt nye funksjoner i terminalklienten til PostgreSQL er at man kan vise hvilken opprinnelig SQL-setning et view er basert på, og m<text:span text:style-name="T855">an kan også redigere et view direkte fra terminalklienten. </text:span>For å vise et view bruker man kommandoen <text:span text:style-name="T17">\sv</text:span> <text:s/>(kort for <text:span text:style-name="T17">s</text:span>how <text:span text:style-name="T17">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2">Man kan også redigere et view <text:span text:style-name="T855">med kommandoen </text:span><text:span text:style-name="T110">\ev</text:span><text:span text:style-name="T382">, </text:span><text:span text:style-name="T207">f.eks slik:</text:span><text:span text:style-name="T855"> </text:span></text:p>
      <text:p text:style-name="Preformatted_20_Text">\ev avdelingsoversikt</text:p>
      <text:h text:style-name="P325" text:outline-level="3"><text:bookmark-start text:name="__RefHeading___Toc26003_2626130113"/>MS SQL Server<text:bookmark-end text:name="__RefHeading___Toc26003_2626130113"/></text:h>
      <text:p text:style-name="P720">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0"/>
      <text:h text:style-name="P833" text:outline-level="2"><text:bookmark-start text:name="__RefHeading___Toc23711_3962996256"/><text:span text:style-name="Strong_20_Emphasis"><text:span text:style-name="T876"> </text:span></text:span>Materialized Views<text:bookmark-end text:name="__RefHeading___Toc23711_3962996256"/></text:h>
      <text:p text:style-name="P630">En ulempe med views er at det tar like lang tid å søke i dem som i den opprinnelige SQL-setningen viewet er laget på grunnlag av. En annen tilnærming er å lage en tabell med sumtall istedenfor et view (med CREATE TABLE AS <text:span text:style-name="T1059">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4" text:outline-level="3"><text:bookmark-start text:name="__RefHeading___Toc23713_3962996256"/>For Oracle, PostgreSQL, MS SQL Server og MySQL/MariaDB<text:bookmark-end text:name="__RefHeading___Toc23713_3962996256"/></text:h>
      <text:p text:style-name="P632">For RDBMSer som har støtte for det kan materialized view opprettes med denne syntaksen:</text:p>
      <text:p text:style-name="P173"><text:soft-page-break/>CREATE MATERIALIZED VIEW &lt;navn&gt; AS &lt;SELECT–setning &gt;;</text:p>
      <text:p text:style-name="P631">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34" text:outline-level="2"><text:bookmark-start text:name="__RefHeading___Toc23715_3962996256"/><text:span text:style-name="Strong_20_Emphasis"><text:span text:style-name="T876"> </text:span></text:span>Ulike typer Materialize<text:span text:style-name="T924">d</text:span> Views<text:bookmark-end text:name="__RefHeading___Toc23715_3962996256"/></text:h>
      <text:p text:style-name="P633"><text:span text:style-name="T17">Oracle</text:span> skiller mellom disse variantene av Materialized Views:</text:p>
      <text:list xml:id="list3867424496" text:style-name="L24">
        <text:list-item>
          <text:p text:style-name="P915">Read-Only – <text:span text:style-name="T925">Materialized Views som man ikke kan skrive til, kan kun brukes med SELECT </text:span></text:p>
        </text:list-item>
        <text:list-item>
          <text:p text:style-name="P916">Updatable - <text:s/><text:span text:style-name="T925">Materialized Views som kan brukes med INSERT/UPDATE/DELETE, og hvor endringene kan oppdatere de underliggende tabellene. </text:span></text:p>
        </text:list-item>
        <text:list-item>
          <text:p text:style-name="P917">Writeable – <text:span text:style-name="T925">Materialized Views som kan brukes med INSERT/UPDATE/DELETE, men endringene tilbakeføres ikke til de underliggende tabellene – det er kun dataene i viewet som endres. </text:span></text:p>
        </text:list-item>
      </text:list>
      <text:p text:style-name="P634">Hvilken type materialized view man vil lage, angis ved opprettelsen. <text:span text:style-name="T926">Vil man lage et Updatable eller Writable view legge man til nøkkelordene FOR UPDATE, slik:</text:span></text:p>
      <text:list xml:id="list221147598633202" text:continue-numbering="true" text:style-name="L24">
        <text:list-header>
          <text:p text:style-name="P880">CREATE MATERIALIZED VIEW &lt;navn&gt; <text:span text:style-name="T17">FOR UPDATE</text:span> AS</text:p>
          <text:p text:style-name="P880"><text:bookmark text:name="51136"/><text:s text:c="2"/>SELECT &lt;...&gt; ;</text:p>
        </text:list-header>
      </text:list>
      <text:p text:style-name="P635"><text:span text:style-name="T926">For at viewet skal være Writable er dette nok, men skal det i tillegg være Updatable må viewet være medlem av en </text:span><text:span text:style-name="T159">materialized view group. </text:span><text:span text:style-name="T557">Dette har med replikering å gjøre og ligger utenfor denne bokens område, men Oracle har god dokumentasjon på hva dette innebærer og hvordan det gjøres.</text:span></text:p>
      <text:p text:style-name="P477"/>
      <text:p text:style-name="P631"/>
      <text:p text:style-name="P631"/>
      <text:p text:style-name="P630"/>
      <text:h text:style-name="P871" text:outline-level="1"><text:bookmark-start text:name="__RefHeading___Toc23717_3962996256"/><text:span text:style-name="T476">Kapittel </text:span><text:span text:style-name="T478">1</text:span><text:span text:style-name="T481">1</text:span><text:span text:style-name="T478"><text:line-break/></text:span><text:span text:style-name="T476">Common Table Ex</text:span><text:span text:style-name="T483">p</text:span><text:span text:style-name="T476">ressions (CTE)</text:span><text:bookmark-end text:name="__RefHeading___Toc23717_3962996256"/></text:h>
      <text:p text:style-name="P709">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45" text:outline-level="2"><text:bookmark-start text:name="__RefHeading___Toc23719_3962996256"/><text:span text:style-name="Strong_20_Emphasis"><text:span text:style-name="T876"> </text:span></text:span>CTE med PostgreSQL <text:bookmark-end text:name="__RefHeading___Toc23719_3962996256"/></text:h>
      <text:p text:style-name="P64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4">I eksemplet under oppretter vi en tabell «ansatte» med et løpenummer - «id» - som primærnøkkel, samt feltene «fornavn», «etternavn» og «lonn» (for å unngå en ø i feltnavnet – for sikkerhets skyld) <text:span text:style-name="T942">og feltet «leder_id», som vil være id’en til den som er vedkommendes leder</text:span>. Så setter vi inn <text:span text:style-name="T942">noen</text:span> rader i tabellen, <text:span text:style-name="T942">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6">leder_id int</text:span> <text:tab/></text:p>
      <text:p text:style-name="P178">);</text:p>
      <text:p text:style-name="P178"/>
      <text:p text:style-name="P178">insert into ansatte (fornavn,etternavn,lonn,<text:span text:style-name="T941">leder_id</text:span>) values </text:p>
      <text:p text:style-name="P178">('Jo','Li',450000,<text:span text:style-name="T937">null</text:span>),</text:p>
      <text:p text:style-name="P178">('Lykke','Li',570000,<text:span text:style-name="T937">1</text:span>),</text:p>
      <text:p text:style-name="P178">('Hans','Jensen',460000,<text:span text:style-name="T937">1</text:span>),</text:p>
      <text:p text:style-name="P178">('<text:span text:style-name="T937">Olga</text:span>','<text:span text:style-name="T937">Lifjell</text:span>',<text:span text:style-name="T938">670</text:span>000,<text:span text:style-name="T937">1</text:span>),</text:p>
      <text:p text:style-name="P178">('<text:span text:style-name="T938">Ola</text:span>','<text:span text:style-name="T938">Han</text:span>sen',4<text:span text:style-name="T938">35</text:span>000,<text:span text:style-name="T939">8</text:span>),</text:p>
      <text:p text:style-name="P178">('<text:span text:style-name="T938">Lise</text:span>','<text:span text:style-name="T938">Nielsen</text:span>',<text:span text:style-name="T938">3</text:span>60000,<text:span text:style-name="T939">8</text:span>),</text:p>
      <text:p text:style-name="P178">('H<text:span text:style-name="T938">enrik</text:span>','<text:span text:style-name="T939">Abel</text:span>',<text:span text:style-name="T939">8</text:span>40000,<text:span text:style-name="T940">3</text:span>),</text:p>
      <text:p text:style-name="P178">('<text:span text:style-name="T939">Petter</text:span>','<text:span text:style-name="T939">Olsen</text:span>',<text:span text:style-name="T939">128</text:span>0000,<text:span text:style-name="T941">null</text:span>);</text:p>
      <text:p text:style-name="P647"><text:soft-page-break/>Vi vil gjerne hent<text:span text:style-name="T995">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7">WITH</text:span><text:span text:style-name="T17"> leder</text:span> <text:span text:style-name="T935">AS</text:span> </text:p>
      <text:p text:style-name="P177"/>
      <text:p text:style-name="P177">(<text:span text:style-name="T935">SELECT</text:span> a.leder_id <text:span text:style-name="T935">AS</text:span> leder_id, a.id <text:span text:style-name="T935">AS</text:span> id, a.fornavn || ' ' || a.etternavn <text:span text:style-name="T935">AS</text:span> ansatt, l.fornavn || ' ' || l.etternavn <text:span text:style-name="T935">AS</text:span> leder </text:p>
      <text:p text:style-name="Preformatted_20_Text"><text:span text:style-name="T935">FROM</text:span> ansatte a <text:span text:style-name="T935">LEFT OUTER JOIN</text:span> ansatte l <text:span text:style-name="T935">ON</text:span> a.leder_id = l.id) </text:p>
      <text:p text:style-name="P177"/>
      <text:p text:style-name="P35"><text:span text:style-name="T935">SELECT</text:span> ansatt, <text:span text:style-name="T943">leder, </text:span>(<text:span text:style-name="T935">SELECT</text:span> count(*) <text:span text:style-name="T935">FROM</text:span> ansatte <text:span text:style-name="T935">WHERE</text:span> leder_id = leder.id) <text:span text:style-name="T935">AS</text:span> undersåtter </text:p>
      <text:p text:style-name="P35"/>
      <text:p text:style-name="P35"><text:span text:style-name="T935">FROM</text:span> leder</text:p>
      <text:p text:style-name="P177"/>
      <text:p text:style-name="P30"><text:span text:style-name="T935">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6" text:outline-level="3"><text:bookmark-start text:name="__RefHeading___Toc23723_3962996256"/>Eksempel 2: CTE med DELETE<text:bookmark-end text:name="__RefHeading___Toc23723_3962996256"/></text:h>
      <text:p text:style-name="P643"><text:span text:style-name="T944">For å lage et eksempel på en CTE med DELETE, </text:span>oppretter vi en tabell til, «ansatte2» som en kopi av ansatte, men uten data (siden betingelsen 1=2 alltid er falsk). <text:s/></text:p>
      <text:p text:style-name="P64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9"><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8">Så kan vi sjekke at dette har gått bra med en <text:span text:style-name="T17">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4"><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5">Som vi ser er ansatte med lønn over 500 000 flyttet til tabellen ansatte2. </text:p>
      <text:p text:style-name="P797"><text:span text:style-name="T17">MERK: </text:span>PostgreSQL <text:span text:style-name="T934">bruker nøkkelordet </text:span><text:span text:style-name="T126">RETURN</text:span><text:span text:style-name="T934"> til å gi oss en tabell med de radene vi har slettet – og </text:span><text:span text:style-name="T126">RETURN *</text:span><text:span text:style-name="T934"> angir at vi vil ha alle. RETURN kan også brukes med UPDATE og INSERT. </text:span></text:p>
      <text:h text:style-name="P844" text:outline-level="2"><text:bookmark-start text:name="__RefHeading___Toc25488_2464819632"/><text:soft-page-break/><text:span text:style-name="Strong_20_Emphasis"><text:span text:style-name="T876"> </text:span></text:span>CTE med MS SQL Server<text:bookmark-end text:name="__RefHeading___Toc25488_2464819632"/></text:h>
      <text:p text:style-name="P707">Microsoft SQL-server har støtte for <text:span text:style-name="T1039">to typer av </text:span>Common Table Expressions: <text:span text:style-name="T1039">rekursive og ikke-rekursive CTE. Her er noen av reglene for bruk av CTE med SQL Server</text:span></text:p>
      <text:list xml:id="list3478467079" text:style-name="L25">
        <text:list-item>
          <text:p text:style-name="P918"><text:span text:style-name="T1042">En CTE må etterfølges av en enkelt </text:span><text:span text:style-name="Source_20_Text"><text:span text:style-name="T1038">SELECT</text:span></text:span><text:span text:style-name="T1038">, </text:span><text:span text:style-name="Source_20_Text"><text:span text:style-name="T1038">INSERT</text:span></text:span><text:span text:style-name="T1038">, </text:span><text:span text:style-name="Source_20_Text"><text:span text:style-name="T1038">UPDATE</text:span></text:span><text:span text:style-name="T1038">, eller </text:span><text:span text:style-name="Source_20_Text"><text:span text:style-name="T1038">DELETE</text:span></text:span><text:span text:style-name="T1038"> -setning som refererer til noen eller alle feltene som er definert av CTEen. Man kan også bruke en <text:s/>CTE når man lager et VIEW med <text:s/></text:span><text:span text:style-name="Source_20_Text"><text:span text:style-name="T1038">CREATE VIEW</text:span></text:span><text:span text:style-name="T1038">.</text:span></text:p>
        </text:list-item>
      </text:list>
      <text:list xml:id="list4128224359" text:style-name="L26">
        <text:list-item>
          <text:p text:style-name="P919"><text:span text:style-name="T1042">En</text:span> CTE <text:span text:style-name="T1042">k</text:span>an refere<text:span text:style-name="T1042">re til seg selv og tidligere</text:span> define<text:span text:style-name="T1042">rte</text:span> CTE <text:span text:style-name="T1042">i den samme</text:span> <text:span text:style-name="Source_20_Text"><text:span text:style-name="T574">WITH-</text:span></text:span><text:span text:style-name="Source_20_Text"><text:span text:style-name="T582">setningen</text:span></text:span>. <text:span text:style-name="T1042">Men ikke til påfølgende definerte CTE </text:span>.</text:p>
        </text:list-item>
        <text:list-item>
          <text:p text:style-name="P919"><text:span text:style-name="T1042">Man kan bare ha én </text:span>WITH-<text:span text:style-name="T1042">setning med en</text:span> CTE.</text:p>
        </text:list-item>
        <text:list-item>
          <text:p text:style-name="P919"><text:span text:style-name="T1042">Disse nøkkelordene kan </text:span><text:span text:style-name="T151">ikke</text:span><text:span text:style-name="T1042"> brukes når man definerer en </text:span><text:s/><text:span text:style-name="Emphasis"><text:span text:style-name="T499">CTE</text:span></text:span>:</text:p>
          <text:list>
            <text:list-item>
              <text:p text:style-name="P919"><text:span text:style-name="Source_20_Text">ORDER BY</text:span> (<text:span text:style-name="T1042">bortsett fra sammen med</text:span> <text:span text:style-name="Source_20_Text">TOP</text:span>)</text:p>
            </text:list-item>
            <text:list-item>
              <text:p text:style-name="P919"><text:span text:style-name="Source_20_Text">INTO</text:span></text:p>
            </text:list-item>
            <text:list-item>
              <text:p text:style-name="P919"><text:span text:style-name="Source_20_Text">OPTION</text:span> </text:p>
            </text:list-item>
            <text:list-item>
              <text:p text:style-name="P919"><text:span text:style-name="Source_20_Text">FOR BROWSE</text:span></text:p>
            </text:list-item>
          </text:list>
        </text:list-item>
        <text:list-item>
          <text:p text:style-name="P919">Tab<text:span text:style-name="T1042">eller på eksterne servere kan brukes i en</text:span> CTE.</text:p>
        </text:list-item>
      </text:list>
      <text:h text:style-name="P320" text:outline-level="3"><text:bookmark-start text:name="__RefHeading___Toc25490_2464819632"/>Eksempel 1: <text:span text:style-name="T1045">Rekursiv </text:span>CTE <text:bookmark-end text:name="__RefHeading___Toc25490_2464819632"/></text:h>
      <text:p text:style-name="P708"><text:span text:style-name="T1040">Dette eksemplet er identisk med Eksempel 1 for PostgreSQL, og fungerer helt likt med SQL Server hvis vi gjør om datatypene fra text til nvarchar, fjerner </text:span><text:span text:style-name="T195">generated by default as</text:span><text:span text:style-name="T1040"> når vi lager primærnøkkelen, og endrer sammenskjøtings-tegnet for navn fra | til +.</text:span></text:p>
      <text:p text:style-name="P216"><text:span text:style-name="T1039">CREATE TABLE</text:span> ansatte (</text:p>
      <text:p text:style-name="P216">id int primary key identity,</text:p>
      <text:p text:style-name="P216">fornavn NVARCHAR(<text:span text:style-name="T1041">1</text:span>0), </text:p>
      <text:p text:style-name="P216">etternavn NVARCHAR(<text:span text:style-name="T1041">1</text:span>0), </text:p>
      <text:p text:style-name="P216">lonn int, </text:p>
      <text:p text:style-name="P216">leder_id int</text:p>
      <text:p text:style-name="P216">);</text:p>
      <text:p text:style-name="P216"/>
      <text:p text:style-name="P216"><text:span text:style-name="T1039">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text:soft-page-break/>('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3" text:outline-level="3"><text:bookmark-start text:name="__RefHeading___Toc25763_1131955894"/>Eksempel 2: DELETE <text:span text:style-name="T1047">uten CTE</text:span><text:bookmark-end text:name="__RefHeading___Toc25763_1131955894"/></text:h>
      <text:p text:style-name="P713">Med SQL Server ville vi ikke brukt en CTE til å flytte rader fra en tabell til en annen. Men vi kunne gjort dette enkelt med kombinasjonen av nøkkelordene DELETE, OTPUT og INTO. Ved bruk av OUTPUT <text:s/>returneres nemlig de kolonnene vi angir fra<text:span text:style-name="T1047"> de </text:span>slettede radene i en midlertidig tabell <text:span text:style-name="T1047">med</text:span> navnet: <text:span text:style-name="T17">deleted. </text:span><text:s/>Slik gjøres dette i praksis:</text:p>
      <text:p text:style-name="P218"><text:span text:style-name="Source_20_Text"><text:span text:style-name="T17">DELETE</text:span></text:span><text:span text:style-name="Source_20_Text"> FROM ansatte </text:span><text:span text:style-name="Source_20_Text"><text:span text:style-name="T17">OUTPUT</text:span></text:span><text:span text:style-name="Source_20_Text"> deleted.fornavn, deleted.etternavn, deleted.lonn, deleted.leder_id </text:span><text:span text:style-name="Source_20_Text"><text:span text:style-name="T17">INTO</text:span></text:span><text:span text:style-name="Source_20_Text"> ansatte2 </text:span></text:p>
      <text:p text:style-name="P218">WHERE lonn &gt; 500000;<text:span text:style-name="Source_20_Text"> </text:span></text:p>
      <text:p text:style-name="P710"/>
      <text:h text:style-name="P872" text:outline-level="1"><text:bookmark-start text:name="__RefHeading___Toc18250_1557834486"/><text:span text:style-name="T476">Kapittel </text:span><text:span text:style-name="T478">1</text:span><text:span text:style-name="T482">2</text:span><text:span text:style-name="T478"><text:line-break/></text:span>Indekser<text:bookmark-end text:name="__RefHeading___Toc18250_1557834486"/></text:h>
      <text:p text:style-name="P364">En indeks er en spesiell form for <text:span text:style-name="T17">sortert kopi</text:span> av et felt i en tabell, eller av en kombinasjon av felter i en tabell.<text:span text:style-name="T494">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4">Ved å opprette en indeks på felt det søkes mye på ( som f.eks. «etternavn») sparer vi databasen for mye arbeid – siden den kan sjekke en sortert versjon av feltet og dermed gå rett til bokstaven </text:span><text:span text:style-name="T24">O</text:span><text:span text:style-name="T494">, så rett til bokstaven </text:span><text:span text:style-name="T24">l, </text:span><text:span text:style-name="T213">osv. Og dermed kan vi begrense antall rader systemet må bla igjennom til et minimum. <text:s/></text:span><text:span text:style-name="T494"><text:s/></text:span></text:p>
      <text:h text:style-name="P816" text:outline-level="2"><text:bookmark-start text:name="__RefHeading___Toc13957_140935937"/><text:span text:style-name="Strong_20_Emphasis"><text:span text:style-name="T876"></text:span></text:span><text:span text:style-name="T874"> </text:span><text:span text:style-name="T494">Når bør vi</text:span> bruke indekser?<text:bookmark-end text:name="__RefHeading___Toc13957_140935937"/></text:h>
      <text:p text:style-name="Text_20_body"><text:bookmark text:name="yui_3_17_2_1_1474496678923_78"/>Indekser effektiviserer søk, men <text:span text:style-name="T495">ineffektiviserer lagring, siden felt</text:span> som er indekserte må re<text:span text:style-name="T493">-</text:span>indekseres hver gang data legges til, oppdateres eller slettes. <text:span text:style-name="T495">S</text:span>å indeksering bør brukes med forsiktighet på tabeller som det skrives mye til. <text:span text:style-name="T703">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6">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5">Overført til databaseverden kan man lanserer test-versjonen av databasen uten indekser, og</text:span> ved å sjekke logger osv. kan man se hvilke felt det søkes på, om det brukes <text:span text:style-name="T705">kombinasjoner av felt,</text:span> jokertegn eller ikke osv., og <text:span text:style-name="T705">så </text:span>opprette indekser <text:span text:style-name="T705">i henhold til den </text:span>faktisk<text:span text:style-name="T705">e</text:span> bruk<text:span text:style-name="T705">en</text:span>. </text:p>
      <text:h text:style-name="P816" text:outline-level="2"><text:bookmark-start text:name="__RefHeading___Toc14214_2514959757"/><text:span text:style-name="Strong_20_Emphasis"><text:span text:style-name="T876"></text:span></text:span><text:span text:style-name="T874"> </text:span>Ulike typer indekser<text:bookmark-end text:name="__RefHeading___Toc14214_2514959757"/></text:h>
      <text:p text:style-name="P465">De forskjellige RDBMSene har ulike typer indekser til ulike formål: B-Tree, <text:span text:style-name="T856">Hash, Brin, </text:span>Gin og Gist er noen av de mest brukte.</text:p>
      <text:h text:style-name="Heading_20_3" text:outline-level="3"><text:bookmark-start text:name="__RefHeading___Toc14216_2514959757"/><text:soft-page-break/>B-Tree <text:bookmark-end text:name="__RefHeading___Toc14216_2514959757"/></text:h>
      <text:p text:style-name="P465">Den aller vanligste typen er en såkalt <text:span text:style-name="T17">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6">e</text:span>holder søkeordet, kan man ved å bruke en indeks av typen B-Tree klare det samme ved ca. 20 sammenlikninger. <text:span text:style-name="T704">Ulempene med en B-Tree indeks ligger bl.a. i at det kan være tidkrevende å sette inn mange nye rader, gjøre mange og store oppdateringer og at hele indeksen må bygges på nytt hvis man f.eks. øker maksimumslengden på feltet.</text:span></text:p>
      <text:h text:style-name="P315" text:outline-level="3"><text:bookmark-start text:name="__RefHeading___Toc14220_2514959757"/>G<text:span text:style-name="T1005">IN</text:span> - <text:s/>Generalized Inverted Index<text:bookmark-end text:name="__RefHeading___Toc14220_2514959757"/></text:h>
      <text:p text:style-name="P689">En indeks av typen G<text:span text:style-name="T1005">IN</text:span> <text:span text:style-name="T858">brukes av PostgreSQL til å håndtere fulltekst-søk og søk som inneholder jokertegn, som f.eks. WHERE last_name LIKE ’Mc%’ eller WHERE last_name LIKE ’%sen’, dvs alle etternavn som begynner på </text:span><text:span text:style-name="T181">Mc </text:span><text:span text:style-name="T858">eller slutter på </text:span><text:span text:style-name="T181">sen</text:span><text:span text:style-name="T858">. <text:s/>Slik opprettes en GIN-index med PostgreSQL</text:span></text:p>
      <text:p text:style-name="Preformatted_20_Text"><text:span text:style-name="Source_20_Text">CREATE INDEX </text:span><text:span text:style-name="Emphasis"><text:span text:style-name="T1000">&lt;navn&gt;</text:span></text:span><text:span text:style-name="Source_20_Text"> ON </text:span><text:span text:style-name="Source_20_Text"><text:span text:style-name="T1000">&lt;tabellnavn&gt;</text:span></text:span><text:span text:style-name="Source_20_Text"> USING GIN (</text:span><text:span text:style-name="Emphasis"><text:span text:style-name="T1000">&lt;kolonne&gt;</text:span></text:span><text:span text:style-name="Source_20_Text">);</text:span> </text:p>
      <text:p text:style-name="Text_20_body"><text:span text:style-name="T1000">Kolonnen indeksen opprettes på må være av data-typen</text:span> <text:span text:style-name="T142">tsvector</text:span>. <text:span text:style-name="T1001">GIN-indekser er de best egnede til fulltekst-søk, siden de inneholder en index-verdi for hvert ord (lexem) med henvisning til matchende lokasjoner. </text:span></text:p>
      <text:h text:style-name="P316" text:outline-level="3"><text:bookmark-start text:name="__RefHeading___Toc24612_3325804077"/><text:span text:style-name="T1002">GIST - </text:span>Generalized Search Tree<text:bookmark-end text:name="__RefHeading___Toc24612_3325804077"/></text:h>
      <text:p text:style-name="P690">G<text:span text:style-name="T1005">IST</text:span>-indekser brukes <text:span text:style-name="T1003">også </text:span>til fulltekst-søk, <text:span text:style-name="T1003">men det anbefales å bruke GIN-indekser.</text:span> G<text:span text:style-name="T1005">IST</text:span>-indekser er «lossy», dvs. de kan produsere falske treff. Dette er fordi de er basert på hash-verdier av ord, og to hash-verdier kan i sjeldne tilfeller være like for ulike ord. <text:span text:style-name="T858">Slik opprettes en GIST-index med PostgreSQL</text:span></text:p>
      <text:p text:style-name="P207"><text:span text:style-name="Source_20_Text">CREATE INDEX </text:span><text:span text:style-name="Emphasis"><text:span text:style-name="T1000">&lt;navn&gt;</text:span></text:span><text:span text:style-name="Source_20_Text"> ON </text:span><text:span text:style-name="Source_20_Text"><text:span text:style-name="T1000">&lt;tabellnavn&gt;</text:span></text:span><text:span text:style-name="Source_20_Text"> USING GI</text:span><text:span text:style-name="Source_20_Text"><text:span text:style-name="T1004">ST</text:span></text:span><text:span text:style-name="Source_20_Text"> (</text:span><text:span text:style-name="Emphasis"><text:span text:style-name="T1000">&lt;kolonne&gt;</text:span></text:span><text:span text:style-name="Source_20_Text">);</text:span> </text:p>
      <text:h text:style-name="P291" text:outline-level="3"><text:bookmark-start text:name="__RefHeading___Toc19111_2730267216"/>Brin<text:bookmark-end text:name="__RefHeading___Toc19111_2730267216"/></text:h>
      <text:p text:style-name="P714">To do ...</text:p>
      <text:h text:style-name="P291" text:outline-level="3"><text:bookmark-start text:name="__RefHeading___Toc19113_2730267216"/>Hash<text:bookmark-end text:name="__RefHeading___Toc19113_2730267216"/></text:h>
      <text:p text:style-name="P714">To do ...</text:p>
      <text:h text:style-name="P292" text:outline-level="3"><text:bookmark-start text:name="__RefHeading___Toc19115_2730267216"/><text:soft-page-break/>Bit<text:bookmark-end text:name="__RefHeading___Toc19115_2730267216"/></text:h>
      <text:p text:style-name="P714">To do ...</text:p>
      <text:h text:style-name="P816" text:outline-level="2"><text:bookmark-start text:name="__RefHeading___Toc13959_140935937"/><text:span text:style-name="Strong_20_Emphasis"><text:span text:style-name="T876"></text:span></text:span><text:span text:style-name="T874"> </text:span><text:span text:style-name="T703">Oppretting</text:span> av indekser<text:bookmark-end text:name="__RefHeading___Toc13959_140935937"/></text:h>
      <text:p text:style-name="Text_20_body">En <text:span text:style-name="T857">i</text:span>ndeks <text:span text:style-name="T857">(av den typen som er default, som regel en BTREE-indeks) </text:span>opprettes med setningen:</text:p>
      <text:p text:style-name="P754"><text:span text:style-name="Strong_20_Emphasis"><text:span text:style-name="T17">CREATE INDEX</text:span></text:span><text:span text:style-name="Strong_20_Emphasis"><text:span text:style-name="T207"> &lt;indeksnavn&gt; </text:span></text:span><text:span text:style-name="Strong_20_Emphasis"><text:span text:style-name="T17">ON</text:span></text:span><text:span text:style-name="Strong_20_Emphasis"><text:span text:style-name="T207"> &lt;tabellnavn&gt; (&lt;feltnavn&gt;)</text:span></text:span></text:p>
      <text:p text:style-name="Text_20_body">For eksempel slik:</text:p>
      <text:p text:style-name="P754"><text:span text:style-name="Strong_20_Emphasis"><text:span text:style-name="T207">CREATE INDEX lastname_idx ON employees (last_name);</text:span></text:span></text:p>
      <text:p text:style-name="P464">En god nyhet er at denne syntaksen er lik for de fleste DBMSer. </text:p>
      <text:p text:style-name="Text_20_body">Hver indeks må ha et unikt navn, <text:span text:style-name="T857">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54"><text:span text:style-name="Strong_20_Emphasis"><text:span text:style-name="T108">SHOW INDEXES FROM</text:span></text:span><text:span text:style-name="Strong_20_Emphasis"><text:span text:style-name="T207"> &lt;tabellnavn&gt;</text:span></text:span></text:p>
      <text:p text:style-name="P440">Og man kan slette indekser med denne syntaksen:</text:p>
      <text:p text:style-name="P755"><text:span text:style-name="Strong_20_Emphasis"><text:span text:style-name="T17">DROP INDEX</text:span></text:span><text:span text:style-name="Strong_20_Emphasis"><text:span text:style-name="T207"> &lt;indexnavn&gt; ON &lt;tabellnavn&gt;</text:span></text:span></text:p>
      <text:p text:style-name="Text_20_body">eller hvis man skal slette indeksen på en primærnøkkel:</text:p>
      <text:p text:style-name="P754"><text:span text:style-name="Strong_20_Emphasis"><text:span text:style-name="T17">DROP INDEX</text:span></text:span><text:span text:style-name="Strong_20_Emphasis"><text:span text:style-name="T207"> `PRIMARY` ON &lt;tabellnavn&gt;</text:span></text:span></text:p>
      <text:p text:style-name="Text_20_body">siden indekser på primærnøkler alltid heter "primary".</text:p>
      <text:h text:style-name="P816" text:outline-level="2"><text:bookmark-start text:name="__RefHeading___Toc289_487959650"/><text:soft-page-break/><text:span text:style-name="Strong_20_Emphasis"><text:span text:style-name="T876"></text:span></text:span><text:span text:style-name="T874">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3"><text:span text:style-name="Strong_20_Emphasis"><text:span text:style-name="T207">EXPLAIN SELECT * FROM employees <text:line-break/>WHERE last_name = 'Facello' AND first_name = 'Georgi'</text:span></text:span><text:span text:style-name="T207">;</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57">id</text:p>
          </table:table-cell>
          <table:table-cell table:style-name="Table3.A1" office:value-type="string">
            <text:p text:style-name="P757">select_type</text:p>
          </table:table-cell>
          <table:table-cell table:style-name="Table3.A1" office:value-type="string">
            <text:p text:style-name="P757">table</text:p>
          </table:table-cell>
          <table:table-cell table:style-name="Table3.A1" office:value-type="string">
            <text:p text:style-name="P757">type</text:p>
          </table:table-cell>
          <table:table-cell table:style-name="Table3.A1" office:value-type="string">
            <text:p text:style-name="P757">possible_keys</text:p>
          </table:table-cell>
          <table:table-cell table:style-name="Table3.A1" office:value-type="string">
            <text:p text:style-name="P757">key</text:p>
          </table:table-cell>
          <table:table-cell table:style-name="Table3.A1" office:value-type="string">
            <text:p text:style-name="P757">key_len</text:p>
          </table:table-cell>
          <table:table-cell table:style-name="Table3.A1" office:value-type="string">
            <text:p text:style-name="P757">ref</text:p>
          </table:table-cell>
          <table:table-cell table:style-name="Table3.A1" office:value-type="string">
            <text:p text:style-name="P757">rows</text:p>
          </table:table-cell>
          <table:table-cell table:style-name="Table3.J1" office:value-type="string">
            <text:p text:style-name="P757">Extra</text:p>
          </table:table-cell>
        </table:table-row>
        <table:table-row>
          <table:table-cell table:style-name="Table3.A2" office:value-type="string">
            <text:p text:style-name="P758">1</text:p>
          </table:table-cell>
          <table:table-cell table:style-name="Table3.B2" office:value-type="string">
            <text:p text:style-name="P758">SIMPLE</text:p>
          </table:table-cell>
          <table:table-cell table:style-name="Table3.C2" office:value-type="string">
            <text:p text:style-name="P758">employees</text:p>
          </table:table-cell>
          <table:table-cell table:style-name="Table3.D2" office:value-type="string">
            <text:p text:style-name="P758">index_merge</text:p>
          </table:table-cell>
          <table:table-cell table:style-name="Table3.E2" office:value-type="string">
            <text:p text:style-name="P758">firstname_idx,lastname_idx</text:p>
          </table:table-cell>
          <table:table-cell table:style-name="Table3.F2" office:value-type="string">
            <text:p text:style-name="P758">lastname_idx,firstname_idx</text:p>
          </table:table-cell>
          <table:table-cell table:style-name="Table3.G2" office:value-type="string">
            <text:p text:style-name="P758">18,16</text:p>
          </table:table-cell>
          <table:table-cell table:style-name="Table3.H2" office:value-type="string">
            <text:p text:style-name="P758">NULL</text:p>
          </table:table-cell>
          <table:table-cell table:style-name="Table3.I2" office:value-type="string">
            <text:p text:style-name="P758">1</text:p>
          </table:table-cell>
          <table:table-cell table:style-name="Table3.J2" office:value-type="string">
            <text:p text:style-name="P758">Using intersect(lastname_idx,firstname_idx); Using where</text:p>
          </table:table-cell>
        </table:table-row>
      </table:table>
      <text:p text:style-name="Text_20_body"><text:line-break/>Vi ser at det er brukt to indekser: <text:span text:style-name="T17">lastname_idx</text:span> og <text:span text:style-name="T17">firstname_idx</text:span> og at databasen kun behøvde å lete i <text:span text:style-name="T496">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4" text:outline-level="3"/>
      <text:h text:style-name="P260" text:outline-level="3"><text:bookmark-start text:name="__RefHeading___Toc18252_1557834486"/>Med MS SQL Server<text:bookmark-end text:name="__RefHeading___Toc18252_1557834486"/></text:h>
      <text:p text:style-name="P715">Vi kan sjekke hvilke indekser som brukes i et søk, og hvor effektive de er ved å la f.eks. Management Studio eller Azure data Studio vise oss kjøreplanen til søket. I Management Studio kan vi f.eks. gjøre dette med kommandoen &lt;ctrl&gt; + L <text:span text:style-name="T1048">og i Azure Data Studio kan vi klikke Explain (i rød ramme på bildet under til venstre). Som vi ser av bildet til venstre er det tre operasjoner som må til for å utføre søket. Holder vi musepekeren over boksen </text:span><text:span text:style-name="T184">Index Seek, </text:span><text:span text:style-name="T522">vises detaljene i denne operasjonen –</text:span><text:span text:style-name="T523"> som vist i bildet til høyre.</text:span></text:p>
      <text:p text:style-name="P714"><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4"/>
      <text:p text:style-name="P714"/>
      <text:p text:style-name="P714"/>
      <text:p text:style-name="P714"/>
      <text:p text:style-name="P714"/>
      <text:p text:style-name="P714"/>
      <text:p text:style-name="P714"/>
      <text:p text:style-name="P714"/>
      <text:p text:style-name="P716">Som vi ser av bildet til høyre må SQL Server lete i ca. 183,6 rader for å finne de 186 ansatte med etternavn Facello, og vil bruke indeksen: name_idx til å finne disse radene.</text:p>
      <text:p text:style-name="P484"/>
      <text:p text:style-name="P484"/>
      <text:p text:style-name="P484"/>
      <text:p text:style-name="P484"/>
      <text:p text:style-name="P484"/>
      <text:p text:style-name="P484"/>
      <text:p text:style-name="P484"/>
      <text:p text:style-name="P484"/>
      <text:h text:style-name="P873" text:outline-level="1"><text:bookmark-start text:name="__RefHeading___Toc18256_1557834486"/><text:span text:style-name="T476">Kapittel 1</text:span><text:span text:style-name="T482">3</text:span><text:span text:style-name="T478"><text:line-break/></text:span><text:span text:style-name="T202">Innsetting, oppdatering og sletting av data</text:span><text:bookmark-end text:name="__RefHeading___Toc18256_1557834486"/></text:h>
      <text:h text:style-name="P817" text:outline-level="2"><text:bookmark-start text:name="__RefHeading___Toc18258_1557834486"/><text:span text:style-name="Strong_20_Emphasis"><text:span text:style-name="T876"></text:span></text:span><text:span text:style-name="T874"> </text:span>Insetting av nye rader <text:span text:style-name="T821">med INSERT INTO</text:span><text:bookmark-end text:name="__RefHeading___Toc18258_1557834486"/></text:h>
      <text:p text:style-name="P33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7">INSERT INTO &lt;tabellnavn&gt; (&lt;felttnavn1&gt;, &lt;feltnavn2&gt;,&lt;feltnavn3&gt; ...)</text:span></text:span></text:p>
      <text:p text:style-name="Preformatted_20_Text"><text:span text:style-name="Strong_20_Emphasis"><text:span text:style-name="T207">VALUES (&lt;verdi1&gt;,&lt;verdi2&gt;,&lt;verdi3&gt;...);</text:span></text:span></text:p>
      <text:p text:style-name="P547">For eksempel:</text:p>
      <text:p text:style-name="P4"><text:span text:style-name="Strong_20_Emphasis"><text:span text:style-name="T17">INSERT INTO</text:span></text:span><text:span text:style-name="Strong_20_Emphasis"><text:span text:style-name="T207"> employees</text:span></text:span></text:p>
      <text:p text:style-name="P4"><text:span text:style-name="Strong_20_Emphasis"><text:span text:style-name="T207">(emp_no, first_name, last_name, birth_date, gender, hire_date)</text:span></text:span></text:p>
      <text:p text:style-name="P4"><text:span text:style-name="Strong_20_Emphasis"><text:span text:style-name="T17">VALUES</text:span></text:span><text:span text:style-name="Strong_20_Emphasis"><text:span text:style-name="T207"> ('500002','Ola','Pettersen','1980-05-05','M','2016-01-01');</text:span></text:span></text:p>
      <text:p text:style-name="MERK"><text:span text:style-name="Strong_20_Emphasis">MERK:</text:span> Med noen DBMSer er <text:span text:style-name="T666">nøkkelordet</text:span> <text:span text:style-name="T17">INTO</text:span> valgfritt, men det anbefales å ta den med likevel, slik at koden blir <text:span text:style-name="T666">mer </text:span>portabel, dvs kan ove<text:span text:style-name="T666">r</text:span>føres til andre databaser senere.</text:p>
      <text:p text:style-name="P329">Husk at hvis primærnøkkel er et <text:span text:style-name="T17">selv-økende felt</text:span> (feltegenskap <text:span text:style-name="Emphasis">auto_increment</text:span> i MySQL/MariaDB, <text:s/>datatype <text:span text:style-name="Emphasis">serial</text:span> i PostgreSQL <text:span text:style-name="T666">eller som <text:s/></text:span><text:span text:style-name="T177">ident</text:span><text:span text:style-name="T179">ity</text:span><text:span text:style-name="T666"> i MS SQL Server</text:span> <text:span text:style-name="T822">og Oracle fra og med versjon 12c)</text:span> så skal det naturlig nok ikke settes inn noen verdi for dette feltet - DBMSen vil legge til e<text:span text:style-name="T823">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17" text:outline-level="2"><text:bookmark-start text:name="__RefHeading___Toc4471_762629072"/><text:soft-page-break/><text:span text:style-name="Strong_20_Emphasis"><text:span text:style-name="T876"></text:span></text:span><text:span text:style-name="T874"> </text:span><text:span text:style-name="T566">Bruk av </text:span>INSERT INTO uten feltnavn<text:bookmark-end text:name="__RefHeading___Toc4471_762629072"/></text:h>
      <text:p text:style-name="P330">Det er mulig å sløyfe den første parentesen med fe<text:span text:style-name="T566">l</text:span>tnavnene og kun spesifisere verdiene, slik: </text:p>
      <text:p text:style-name="P143"><text:span text:style-name="Strong_20_Emphasis"><text:span text:style-name="T207">INSERT INTO &lt;tabellnavn&gt; VALUES (verdi1, verdi2, ...)</text:span></text:span></text:p>
      <text:p text:style-name="P331">Men <text:span text:style-name="T17">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7">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7">INSERT INTO</text:span></text:span><text:span text:style-name="Strong_20_Emphasis"><text:span text:style-name="T207"> employees </text:span></text:span><text:span text:style-name="Strong_20_Emphasis"><text:span text:style-name="T17">SET</text:span></text:span><text:span text:style-name="Strong_20_Emphasis"><text:span text:style-name="T207"> </text:span></text:span></text:p>
      <text:p text:style-name="Preformatted_20_Text"><text:span text:style-name="Strong_20_Emphasis"><text:span text:style-name="T207">emp_no = '500002', </text:span></text:span></text:p>
      <text:p text:style-name="Preformatted_20_Text"><text:span text:style-name="Strong_20_Emphasis"><text:span text:style-name="T207">first_name = 'Ola', </text:span></text:span></text:p>
      <text:p text:style-name="Preformatted_20_Text"><text:span text:style-name="Strong_20_Emphasis"><text:span text:style-name="T207">last_name = 'Pettersen', </text:span></text:span></text:p>
      <text:p text:style-name="Preformatted_20_Text"><text:span text:style-name="Strong_20_Emphasis"><text:span text:style-name="T207">birth_date '1980-05-05', </text:span></text:span></text:p>
      <text:p text:style-name="Preformatted_20_Text"><text:span text:style-name="Strong_20_Emphasis"><text:span text:style-name="T207">gender = 'M', </text:span></text:span></text:p>
      <text:p text:style-name="Preformatted_20_Text"><text:span text:style-name="Strong_20_Emphasis"><text:span text:style-name="T207">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06" text:outline-level="2"><text:bookmark-start text:name="__RefHeading___Toc357_487959650"/><text:span text:style-name="Strong_20_Emphasis"><text:span text:style-name="T876"></text:span></text:span><text:span text:style-name="T874"> </text:span><text:span text:style-name="T202">Oppdatere eksisterende rader med UPDATE</text:span><text:bookmark-end text:name="__RefHeading___Toc357_487959650"/></text:h>
      <text:p text:style-name="P564">Med <text:span text:style-name="Strong_20_Emphasis">UPDATE</text:span> kan vi oppdatere hele eller deler av eksisterende rader. Syntaksen er denne, <text:span text:style-name="T838">som </text:span><text:span text:style-name="Strong_20_Emphasis"><text:span text:style-name="T375">er lik for alle RDBMSene</text:span></text:span>:</text:p>
      <text:p text:style-name="Preformatted_20_Text"><text:span text:style-name="Strong_20_Emphasis"><text:span text:style-name="T17">UPDATE</text:span></text:span><text:span text:style-name="Strong_20_Emphasis"><text:span text:style-name="T207"> &lt;tabellnavn&gt;</text:span></text:span></text:p>
      <text:p text:style-name="Preformatted_20_Text"><text:span text:style-name="Strong_20_Emphasis"><text:span text:style-name="T17">SET</text:span></text:span><text:span text:style-name="Strong_20_Emphasis"><text:span text:style-name="T207"> &lt;feltnavn&gt; = &lt;ny verdi&gt;<text:line-break/></text:span></text:span><text:span text:style-name="Strong_20_Emphasis"><text:span text:style-name="T17">WHERE</text:span></text:span><text:span text:style-name="Strong_20_Emphasis"><text:span text:style-name="T207"> &lt;feltnavn&gt; = &lt;verdi&gt;; </text:span></text:span></text:p>
      <text:p text:style-name="P562"><text:soft-page-break/><text:span text:style-name="Strong_20_Emphasis"><text:span text:style-name="T375"/></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39">når det vi ville var å oppdatere dette for en person.</text:span></text:p>
      <text:p text:style-name="Text_20_body"><text:span text:style-name="Strong_20_Emphasis">Eksempeler:</text:span></text:p>
      <text:h text:style-name="P286" text:outline-level="3"><text:bookmark-start text:name="__RefHeading___Toc4464_762629072"/>MySQL / MariaDB<text:bookmark-end text:name="__RefHeading___Toc4464_762629072"/></text:h>
      <text:p text:style-name="Preformatted_20_Text"><text:span text:style-name="Strong_20_Emphasis"><text:span text:style-name="T207">UPDATE salaries</text:span></text:span></text:p>
      <text:p text:style-name="Preformatted_20_Text"><text:span text:style-name="Strong_20_Emphasis"><text:span text:style-name="T207">SET to_date = curdate()</text:span></text:span></text:p>
      <text:p text:style-name="Preformatted_20_Text"><text:span text:style-name="Strong_20_Emphasis"><text:span text:style-name="T207">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7">INSERT INTO salaries (emp_no, from_date, to_date, salary) </text:span></text:span></text:p>
      <text:p text:style-name="Preformatted_20_Text"><text:span text:style-name="Strong_20_Emphasis"><text:span text:style-name="T207">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7">UPDATE employees</text:span></text:span></text:p>
      <text:p text:style-name="Preformatted_20_Text"><text:span text:style-name="Strong_20_Emphasis"><text:span text:style-name="T207">SET birth_date = '1986-05-05',</text:span></text:span></text:p>
      <text:p text:style-name="Preformatted_20_Text"><text:span text:style-name="Strong_20_Emphasis"><text:span text:style-name="T207"><text:s text:c="4"/>hire_date = '2009-01-01'</text:span></text:span></text:p>
      <text:p text:style-name="Preformatted_20_Text"><text:span text:style-name="Strong_20_Emphasis"><text:span text:style-name="T207">WHERE emp_no = '10006'; </text:span></text:span></text:p>
      <text:p text:style-name="Text_20_body">Skal du <text:span text:style-name="Strong_20_Emphasis">slette verdien for et felt</text:span> i en rad, kan du gjøre dette ved å <text:span text:style-name="T837">bruke UPDATE og så </text:span>sette verdien til <text:span text:style-name="T17">NULL</text:span>, eller til <text:span text:style-name="T17">''</text:span> <text:span text:style-name="T837">(to apostropher) </text:span>eller <text:span text:style-name="T17">0</text:span> hvis feltet ikke aksepterer NULL-verdier.</text:p>
      <text:p text:style-name="MERK"><text:soft-page-break/><text:span text:style-name="Strong_20_Emphasis">MERK:</text:span> Du kan bruke <text:span text:style-name="Strong_20_Emphasis"><text:span text:style-name="T837">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7">UPDATE dept_emp</text:span></text:span></text:p>
      <text:p text:style-name="Preformatted_20_Text"><text:span text:style-name="Strong_20_Emphasis"><text:span text:style-name="T207">SET dept_no = (SELECT dept_no </text:span></text:span><text:span text:style-name="Strong_20_Emphasis"><text:span text:style-name="T375">FROM</text:span></text:span><text:span text:style-name="Strong_20_Emphasis"><text:span text:style-name="T207"> departments WHERE dept_name = 'Development')</text:span></text:span></text:p>
      <text:p text:style-name="Preformatted_20_Text"><text:span text:style-name="Strong_20_Emphasis"><text:span text:style-name="T207">WHERE dept_no = 'd002'</text:span></text:span></text:p>
      <text:p text:style-name="P563"><text:span text:style-name="Strong_20_Emphasis"><text:span text:style-name="T376">Setningen over oppdaterer tabellen </text:span></text:span><text:span text:style-name="Strong_20_Emphasis"><text:span text:style-name="T191">dept_emp</text:span></text:span><text:span text:style-name="Strong_20_Emphasis"><text:span text:style-name="T376"> og endrer feltet </text:span></text:span><text:span text:style-name="Strong_20_Emphasis"><text:span text:style-name="T191">dept_no</text:span></text:span><text:span text:style-name="Strong_20_Emphasis"><text:span text:style-name="T376"> til det som returneres ved et oppslag i tabellen </text:span></text:span><text:span text:style-name="Strong_20_Emphasis"><text:span text:style-name="T191">departments </text:span></text:span><text:span text:style-name="Strong_20_Emphasis"><text:span text:style-name="T553">på dept_name <text:s/>= ’Development’ - men kun for raden som har dept_no = ’d002’ fra før. Med andre ord, dersom avdelingen Development har byttet avdelingsnummer i tabellen </text:span></text:span><text:span text:style-name="Strong_20_Emphasis"><text:span text:style-name="T191">departments</text:span></text:span><text:span text:style-name="Strong_20_Emphasis"><text:span text:style-name="T553">, blir dette nå oppdatert i tabellen </text:span></text:span><text:span text:style-name="Strong_20_Emphasis"><text:span text:style-name="T191">dept_emp</text:span></text:span><text:span text:style-name="Strong_20_Emphasis"><text:span text:style-name="T553">. </text:span></text:span></text:p>
      <text:h text:style-name="P817" text:outline-level="2"><text:bookmark-start text:name="__RefHeading___Toc17623_2563936057"/><text:span text:style-name="Strong_20_Emphasis"><text:span text:style-name="T876"></text:span></text:span><text:span text:style-name="T874"> </text:span>«UPSERT» <text:span text:style-name="T883">og MERGE</text:span><text:bookmark-end text:name="__RefHeading___Toc17623_2563936057"/></text:h>
      <text:p text:style-name="P549"><text:span text:style-name="T824">UPSERT er et uttrykk for en UPDATE som resulterer i en INSERT dersom raden som skal oppdateres ikke finnes fra før, eller omvendt, at vi vil sette inn en ny rad, men </text:span>det eksisterer allerede en rad med den primærnøkkelen vi forsøker å legge inn, <text:span text:style-name="T824">og vi</text:span> <text:span text:style-name="T824">vil </text:span>la SQL oppdatere denne raden med nye data. <text:span text:style-name="T883">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9"><text:span text:style-name="T884">I en UPSERT</text:span> kan <text:span text:style-name="T884">vi </text:span>velge å oppdatere alle eller noen av feltene i den eksisterende raden. Dette kan være en god løsning hvis <text:span text:style-name="T825">vi</text:span> f.eks. skal legge inn nye kontaktdata og er usikker på om kontakten er registrert fra før. Finnes kontakten allerede i databasen, kan <text:span text:style-name="T825">vi</text:span> velge å erstatte telefon, epost e.l. med nyere data (selvfølgelig gitt at data <text:span text:style-name="T825">vi</text:span> legger inn er nyere enn de som ligger der fra før).</text:p>
      <text:p text:style-name="P560"><text:span text:style-name="T884">Her er noen enkle eksempler på hvordan en </text:span><text:s/>«UPSERT» <text:span text:style-name="T884">eller MERGE</text:span> kan se ut <text:span text:style-name="T884">med de ulike RDBMSene:</text:span> </text:p>
      <text:h text:style-name="P287" text:outline-level="3"><text:bookmark-start text:name="__RefHeading___Toc17625_2563936057"/>UPSERT med MySQL / MariaDB<text:bookmark-end text:name="__RefHeading___Toc17625_2563936057"/></text:h>
      <text:p text:style-name="P548"><text:span text:style-name="T824">MySQL og MariaDB har implementert UPSERT som et valg når vi utfører en <text:s/>INSERT INTO. Vi legger ganske enkelt til </text:span>nøkkelordene <text:span text:style-name="Strong_20_Emphasis">ON DUPLICATE KEY UPDATE,</text:span> <text:span text:style-name="T824">og så angir vi hvilke felt vi vil ha oppdatert, </text:span>slik:</text:p>
      <text:p text:style-name="Preformatted_20_Text"><text:span text:style-name="Strong_20_Emphasis"><text:span text:style-name="T17">INSERT INTO</text:span></text:span><text:span text:style-name="Strong_20_Emphasis"><text:span text:style-name="T207"> </text:span></text:span><text:span text:style-name="Strong_20_Emphasis"><text:span text:style-name="T362">&lt;</text:span></text:span><text:span text:style-name="Strong_20_Emphasis"><text:span text:style-name="T207">tabe</text:span></text:span><text:span text:style-name="Strong_20_Emphasis"><text:span text:style-name="T362">ll&gt;</text:span></text:span></text:p>
      <text:p text:style-name="Preformatted_20_Text"><text:span text:style-name="Strong_20_Emphasis"><text:span text:style-name="T207">  (</text:span></text:span><text:span text:style-name="Strong_20_Emphasis"><text:span text:style-name="T362">&lt;felt</text:span></text:span><text:span text:style-name="Strong_20_Emphasis"><text:span text:style-name="T207">1</text:span></text:span><text:span text:style-name="Strong_20_Emphasis"><text:span text:style-name="T362">&gt;</text:span></text:span><text:span text:style-name="Strong_20_Emphasis"><text:span text:style-name="T207">, </text:span></text:span><text:span text:style-name="Strong_20_Emphasis"><text:span text:style-name="T362">&lt;felt</text:span></text:span><text:span text:style-name="Strong_20_Emphasis"><text:span text:style-name="T207">2</text:span></text:span><text:span text:style-name="Strong_20_Emphasis"><text:span text:style-name="T362">&gt;</text:span></text:span><text:span text:style-name="Strong_20_Emphasis"><text:span text:style-name="T207">, </text:span></text:span><text:span text:style-name="Strong_20_Emphasis"><text:span text:style-name="T362">&lt;felt</text:span></text:span><text:span text:style-name="Strong_20_Emphasis"><text:span text:style-name="T207">3</text:span></text:span><text:span text:style-name="Strong_20_Emphasis"><text:span text:style-name="T362">&gt;</text:span></text:span><text:span text:style-name="Strong_20_Emphasis"><text:span text:style-name="T207">, </text:span></text:span><text:span text:style-name="Strong_20_Emphasis"><text:span text:style-name="T362">&lt;felt</text:span></text:span><text:span text:style-name="Strong_20_Emphasis"><text:span text:style-name="T207">4</text:span></text:span><text:span text:style-name="Strong_20_Emphasis"><text:span text:style-name="T362">&gt;</text:span></text:span><text:span text:style-name="Strong_20_Emphasis"><text:span text:style-name="T207">)</text:span></text:span></text:p>
      <text:p text:style-name="Preformatted_20_Text"><text:span text:style-name="Strong_20_Emphasis"><text:span text:style-name="T17">VALUES</text:span></text:span></text:p>
      <text:p text:style-name="P144"><text:soft-page-break/><text:span text:style-name="Strong_20_Emphasis"><text:span text:style-name="T207">  (</text:span></text:span><text:span text:style-name="Strong_20_Emphasis"><text:span text:style-name="T362">&lt;</text:span></text:span><text:span text:style-name="Strong_20_Emphasis"><text:span text:style-name="T207">v</text:span></text:span><text:span text:style-name="Strong_20_Emphasis"><text:span text:style-name="T362">erdi</text:span></text:span><text:span text:style-name="Strong_20_Emphasis"><text:span text:style-name="T207">1</text:span></text:span><text:span text:style-name="Strong_20_Emphasis"><text:span text:style-name="T362">&gt;</text:span></text:span><text:span text:style-name="Strong_20_Emphasis"><text:span text:style-name="T207">, </text:span></text:span><text:span text:style-name="Strong_20_Emphasis"><text:span text:style-name="T362">&lt;</text:span></text:span><text:span text:style-name="Strong_20_Emphasis"><text:span text:style-name="T207">v</text:span></text:span><text:span text:style-name="Strong_20_Emphasis"><text:span text:style-name="T362">erdi2&gt;</text:span></text:span><text:span text:style-name="Strong_20_Emphasis"><text:span text:style-name="T207">, </text:span></text:span><text:span text:style-name="Strong_20_Emphasis"><text:span text:style-name="T362">&lt;</text:span></text:span><text:span text:style-name="Strong_20_Emphasis"><text:span text:style-name="T207">v</text:span></text:span><text:span text:style-name="Strong_20_Emphasis"><text:span text:style-name="T362">erdi3&gt;</text:span></text:span><text:span text:style-name="Strong_20_Emphasis"><text:span text:style-name="T207">, </text:span></text:span><text:span text:style-name="Strong_20_Emphasis"><text:span text:style-name="T362">&lt;</text:span></text:span><text:span text:style-name="Strong_20_Emphasis"><text:span text:style-name="T207">v</text:span></text:span><text:span text:style-name="Strong_20_Emphasis"><text:span text:style-name="T362">erdi4&gt;</text:span></text:span><text:span text:style-name="Strong_20_Emphasis"><text:span text:style-name="T207">)</text:span></text:span></text:p>
      <text:p text:style-name="Preformatted_20_Text"><text:span text:style-name="Strong_20_Emphasis"><text:span text:style-name="T17">ON DUPLICATE KEY UPDATE</text:span></text:span></text:p>
      <text:p text:style-name="P144"><text:span text:style-name="Strong_20_Emphasis"><text:span text:style-name="T207">  </text:span></text:span><text:span text:style-name="Strong_20_Emphasis"><text:span text:style-name="T362">&lt;felt</text:span></text:span><text:span text:style-name="Strong_20_Emphasis"><text:span text:style-name="T207">2</text:span></text:span><text:span text:style-name="Strong_20_Emphasis"><text:span text:style-name="T362">&gt;</text:span></text:span><text:span text:style-name="Strong_20_Emphasis"><text:span text:style-name="T207">=</text:span></text:span><text:span text:style-name="Strong_20_Emphasis"><text:span text:style-name="T362">&lt;</text:span></text:span><text:span text:style-name="Strong_20_Emphasis"><text:span text:style-name="T207">v</text:span></text:span><text:span text:style-name="Strong_20_Emphasis"><text:span text:style-name="T362">erdi2&gt;</text:span></text:span><text:span text:style-name="Strong_20_Emphasis"><text:span text:style-name="T207">,</text:span></text:span></text:p>
      <text:p text:style-name="P144"><text:span text:style-name="Strong_20_Emphasis"><text:span text:style-name="T207">  </text:span></text:span><text:span text:style-name="Strong_20_Emphasis"><text:span text:style-name="T362">&lt;felt3&gt;</text:span></text:span><text:span text:style-name="Strong_20_Emphasis"><text:span text:style-name="T207">=</text:span></text:span><text:span text:style-name="Strong_20_Emphasis"><text:span text:style-name="T362">&lt;</text:span></text:span><text:span text:style-name="Strong_20_Emphasis"><text:span text:style-name="T207">v</text:span></text:span><text:span text:style-name="Strong_20_Emphasis"><text:span text:style-name="T362">erdi3&gt;</text:span></text:span><text:span text:style-name="Strong_20_Emphasis"><text:span text:style-name="T207">,</text:span></text:span></text:p>
      <text:p text:style-name="P144"><text:span text:style-name="Strong_20_Emphasis"><text:span text:style-name="T207">  </text:span></text:span><text:span text:style-name="Strong_20_Emphasis"><text:span text:style-name="T362">&lt;felt4&gt;</text:span></text:span><text:span text:style-name="Strong_20_Emphasis"><text:span text:style-name="T207">=</text:span></text:span><text:span text:style-name="Strong_20_Emphasis"><text:span text:style-name="T362">&lt;</text:span></text:span><text:span text:style-name="Strong_20_Emphasis"><text:span text:style-name="T207">v</text:span></text:span><text:span text:style-name="Strong_20_Emphasis"><text:span text:style-name="T362">erdi4&gt;</text:span></text:span><text:span text:style-name="Strong_20_Emphasis"><text:span text:style-name="T207">,</text:span></text:span></text:p>
      <text:p text:style-name="P54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6">Slik kan en UPSERT se ut med MySQL / MariaDB hvis vi f.eks. vil oppdatere feltet </text:span><text:span text:style-name="T180">notater </text:span><text:span text:style-name="T512">dersom feltet </text:span><text:span text:style-name="T180">epost </text:span><text:span text:style-name="T512">allerede inneholder verdien </text:span><text:span text:style-name="T180">petter@smart.com</text:span><text:span text:style-name="T836">:</text:span></text:p>
      <text:p text:style-name="P145"><text:span text:style-name="Strong_20_Emphasis"><text:span text:style-name="T207">INSERT INTO brukere (epost,notater) VALUES ('petter@smart.com','Oppdatert i dag') </text:span></text:span><text:span text:style-name="Strong_20_Emphasis"><text:span text:style-name="T17">ON </text:span></text:span><text:span text:style-name="Strong_20_Emphasis"><text:span text:style-name="T107">DUPLICATE KEY UPDATE </text:span></text:span><text:span text:style-name="Strong_20_Emphasis"><text:span text:style-name="T207">notater</text:span></text:span><text:span text:style-name="Strong_20_Emphasis"><text:span text:style-name="T17"> = </text:span></text:span><text:span text:style-name="Strong_20_Emphasis"><text:span text:style-name="T207">'</text:span></text:span><text:span text:style-name="Strong_20_Emphasis"><text:span text:style-name="T374">Oppdatert i dag</text:span></text:span><text:span text:style-name="Strong_20_Emphasis"><text:span text:style-name="T207">';</text:span></text:span></text:p>
      <text:h text:style-name="Heading_20_3" text:outline-level="3"><text:bookmark-start text:name="__RefHeading___Toc17627_2563936057"/>UPSERT / <text:span text:style-name="T904">MERGE</text:span> med ORACLE<text:bookmark-end text:name="__RefHeading___Toc17627_2563936057"/></text:h>
      <text:p text:style-name="P550"><text:span text:style-name="Strong_20_Emphasis"><text:span text:style-name="T363">Oracle bruker nøkkelordet </text:span></text:span><text:span text:style-name="Strong_20_Emphasis"><text:span text:style-name="T100">MERGE </text:span></text:span><text:span text:style-name="Strong_20_Emphasis"><text:span text:style-name="T363">til å utføre en «UPSERT». <text:s/></text:span></text:span><text:span text:style-name="Strong_20_Emphasis"><text:span text:style-name="T393">Vi skal konstruere et lite eksempel for å belyse bruken av MERGE med Oracle. Først oppretter vi en tabell «person», med 4 felt – id, fornavn, etternavn, tel.</text:span></text:span></text:p>
      <text:p text:style-name="Preformatted_20_Text"><text:span text:style-name="Strong_20_Emphasis"><text:span text:style-name="T207">CREATE TABLE person (id varchar(10) primary key, fornavn varchar(30), etternavn varchar(30), tel varchar(10)) ;</text:span></text:span></text:p>
      <text:p text:style-name="P595"><text:span text:style-name="Strong_20_Emphasis"><text:span text:style-name="T393">Så setter vi inn noen rader med data i tabellen:</text:span></text:span></text:p>
      <text:p text:style-name="Preformatted_20_Text"><text:span text:style-name="Strong_20_Emphasis"><text:span text:style-name="T207">INSERT ALL </text:span></text:span></text:p>
      <text:p text:style-name="Preformatted_20_Text"><text:span text:style-name="Strong_20_Emphasis"><text:span text:style-name="T207">INTO person (id,fornavn,etternavn,tel) values ('1001','Ola','Normann','12345678') </text:span></text:span></text:p>
      <text:p text:style-name="Preformatted_20_Text"><text:span text:style-name="Strong_20_Emphasis"><text:span text:style-name="T207">INTO person (id,fornavn,etternavn,tel) values ('1002','Kari','Normann','12345678') </text:span></text:span></text:p>
      <text:p text:style-name="Preformatted_20_Text"><text:span text:style-name="Strong_20_Emphasis"><text:span text:style-name="T207">INTO person (id,fornavn,etternavn,tel) values ('1003','Petter','Normann','87654321') </text:span></text:span></text:p>
      <text:p text:style-name="Preformatted_20_Text"><text:span text:style-name="Strong_20_Emphasis"><text:span text:style-name="T207">INTO person (id,fornavn,etternavn,tel) values ('1004','Eva','Normann','98765432') </text:span></text:span></text:p>
      <text:p text:style-name="Preformatted_20_Text"><text:span text:style-name="Strong_20_Emphasis"><text:span text:style-name="T207">select 1 from dual;</text:span></text:span></text:p>
      <text:p text:style-name="P781"><text:soft-page-break/><text:span text:style-name="Strong_20_Emphasis"><text:span text:style-name="T904">MERK: </text:span></text:span><text:span text:style-name="Strong_20_Emphasis"><text:span text:style-name="T393">Vi kan sette inn flere rader med en SQL-setning ved å bruke nøkkelordene </text:span></text:span><text:span text:style-name="Strong_20_Emphasis"><text:span text:style-name="T117">INSERT ALL, </text:span></text:span><text:span text:style-name="Strong_20_Emphasis"><text:span text:style-name="T393">men vi må avslutte med <text:s/></text:span></text:span><text:span text:style-name="Strong_20_Emphasis"><text:span text:style-name="T399">noe à la </text:span></text:span><text:span text:style-name="Strong_20_Emphasis"><text:span text:style-name="T393">«select 1 from dual» (slik at det lages en rad som brukes til innsettingen). Dette er en spesialitet som bare Oracle bruker. </text:span></text:span></text:p>
      <text:p text:style-name="P595"><text:span text:style-name="Strong_20_Emphasis"><text:span text:style-name="T393">Så kopierer vi tabellen til en tabell vi kaller «person_ny», slik:</text:span></text:span></text:p>
      <text:p text:style-name="Preformatted_20_Text"><text:span text:style-name="Strong_20_Emphasis"><text:span text:style-name="T207">create table person_ny as select * from person; </text:span></text:span></text:p>
      <text:p text:style-name="P596"><text:span text:style-name="Strong_20_Emphasis"><text:span text:style-name="T394">Og deretter endrer vi litt på denne tabellen, slik at den inneholder mer oppdaterte data en den opprinnelige tabellen («person»):</text:span></text:span></text:p>
      <text:p text:style-name="Preformatted_20_Text"><text:span text:style-name="Strong_20_Emphasis"><text:span text:style-name="T396">INSERT</text:span></text:span><text:span text:style-name="Strong_20_Emphasis"><text:span text:style-name="T207"> INTO person_ny (id,fornavn,etternavn,tel) <text:line-break/></text:span></text:span><text:span text:style-name="Strong_20_Emphasis"><text:span text:style-name="T396">VALUES</text:span></text:span><text:span text:style-name="Strong_20_Emphasis"><text:span text:style-name="T207"> ('1005','Krister','Petterson','11223344');</text:span></text:span></text:p>
      <text:p text:style-name="Preformatted_20_Text"><text:span text:style-name="Strong_20_Emphasis"><text:span text:style-name="T207"/></text:span></text:p>
      <text:p text:style-name="Preformatted_20_Text"><text:span text:style-name="Strong_20_Emphasis"><text:span text:style-name="T396">UPDATE</text:span></text:span><text:span text:style-name="Strong_20_Emphasis"><text:span text:style-name="T207"> person_ny </text:span></text:span><text:span text:style-name="Strong_20_Emphasis"><text:span text:style-name="T396">SET</text:span></text:span><text:span text:style-name="Strong_20_Emphasis"><text:span text:style-name="T207"> tel='22222222' where </text:span></text:span><text:bookmark-start text:name="__DdeLink__19938_3633986250"/><text:span text:style-name="Strong_20_Emphasis"><text:span text:style-name="T207">id='1002'</text:span></text:span><text:bookmark-end text:name="__DdeLink__19938_3633986250"/><text:span text:style-name="Strong_20_Emphasis"><text:span text:style-name="T207">;</text:span></text:span></text:p>
      <text:p text:style-name="Preformatted_20_Text"><text:span text:style-name="Strong_20_Emphasis"><text:span text:style-name="T207"/></text:span></text:p>
      <text:p text:style-name="P159"><text:span text:style-name="Strong_20_Emphasis"><text:span text:style-name="T396">DELETE FROM person_ny WHERE id='1001'</text:span></text:span></text:p>
      <text:p text:style-name="P550"><text:span text:style-name="Strong_20_Emphasis"><text:span text:style-name="T400">V</text:span></text:span><text:span text:style-name="Strong_20_Emphasis"><text:span text:style-name="T394">i har da oppdatert en eksisterende rad og satt inn en ny rad i forhold til den opprinnelige tabellen. De to tabellene ser nå slik ut:</text:span></text:span></text:p>
      <text:p text:style-name="Preformatted_20_Text"><text:span text:style-name="Strong_20_Emphasis"><text:span text:style-name="T207">select * from person; </text:span></text:span></text:p>
      <text:p text:style-name="Preformatted_20_Text"><text:span text:style-name="Strong_20_Emphasis"><text:span text:style-name="T207"/></text:span></text:p>
      <text:p text:style-name="Preformatted_20_Text"><text:span text:style-name="Strong_20_Emphasis"><text:span text:style-name="T207">1001<text:tab/>Ola<text:tab/><text:tab/>Normann<text:tab/>12345678</text:span></text:span></text:p>
      <text:p text:style-name="Preformatted_20_Text"><text:span text:style-name="Strong_20_Emphasis"><text:span text:style-name="T207">1002<text:tab/>Kari<text:tab/><text:tab/>Normann<text:tab/>12345678</text:span></text:span></text:p>
      <text:p text:style-name="Preformatted_20_Text"><text:span text:style-name="Strong_20_Emphasis"><text:span text:style-name="T207">1003<text:tab/>Petter<text:tab/><text:tab/>Normann<text:tab/>87654321</text:span></text:span></text:p>
      <text:p text:style-name="Preformatted_20_Text"><text:span text:style-name="Strong_20_Emphasis"><text:span text:style-name="T207">1004<text:tab/>Eva<text:tab/><text:tab/>Normann<text:tab/>98765432</text:span></text:span></text:p>
      <text:p text:style-name="Preformatted_20_Text"><text:span text:style-name="Strong_20_Emphasis"><text:span text:style-name="T207"/></text:span></text:p>
      <text:p text:style-name="Preformatted_20_Text"><text:span text:style-name="Strong_20_Emphasis"><text:span text:style-name="T207">select * from person_ny;</text:span></text:span></text:p>
      <text:p text:style-name="Preformatted_20_Text"><text:span text:style-name="Strong_20_Emphasis"><text:span text:style-name="T207"/></text:span></text:p>
      <text:p text:style-name="Preformatted_20_Text"><text:span text:style-name="Strong_20_Emphasis"><text:span text:style-name="T207">1002<text:tab/>Kari<text:tab/><text:tab/>Normann<text:tab/>22222222</text:span></text:span></text:p>
      <text:p text:style-name="Preformatted_20_Text"><text:span text:style-name="Strong_20_Emphasis"><text:span text:style-name="T207">1003<text:tab/>Petter<text:tab/><text:tab/>Normann<text:tab/>87654321</text:span></text:span></text:p>
      <text:p text:style-name="Preformatted_20_Text"><text:span text:style-name="Strong_20_Emphasis"><text:span text:style-name="T207">1004<text:tab/>Eva<text:tab/><text:tab/>Normann<text:tab/>98765432</text:span></text:span></text:p>
      <text:p text:style-name="Preformatted_20_Text"><text:span text:style-name="Strong_20_Emphasis"><text:span text:style-name="T207">1005<text:tab/>Krister<text:tab/>Petterson<text:tab/>11223344 </text:span></text:span></text:p>
      <text:p text:style-name="P596"><text:span text:style-name="Strong_20_Emphasis"><text:span text:style-name="T394">Vi kan nå oppdatere tabellen «person» med nye data fra tabellen «person_ny» ved å konstruere en MERGE-setning, slik:</text:span></text:span></text:p>
      <text:p text:style-name="Preformatted_20_Text"><text:span text:style-name="Strong_20_Emphasis"><text:span text:style-name="T207">MERGE into person p USING person_ny ny</text:span></text:span></text:p>
      <text:p text:style-name="Preformatted_20_Text"><text:span text:style-name="Strong_20_Emphasis"><text:span text:style-name="T207">ON (p.id = ny.id)</text:span></text:span></text:p>
      <text:p text:style-name="Preformatted_20_Text"><text:soft-page-break/><text:span text:style-name="Strong_20_Emphasis"><text:span text:style-name="T17">WHEN MATCHED THEN</text:span></text:span><text:span text:style-name="Strong_20_Emphasis"><text:span text:style-name="T207"> UPDATE SET p.fornavn = ny.fornavn, p.etternavn = ny.etternavn, p.tel = ny.tel</text:span></text:span></text:p>
      <text:p text:style-name="Preformatted_20_Text"><text:span text:style-name="Strong_20_Emphasis"><text:span text:style-name="T17">WHEN NOT MATCHED THEN</text:span></text:span><text:span text:style-name="Strong_20_Emphasis"><text:span text:style-name="T207"> INSERT (id,fornavn,etternavn,tel) <text:s/></text:span></text:span></text:p>
      <text:p text:style-name="Preformatted_20_Text"><text:span text:style-name="Strong_20_Emphasis"><text:span text:style-name="T207">VALUES (ny.id, ny.fornavn, ny.etternavn, ny.tel); </text:span></text:span></text:p>
      <text:p text:style-name="P597"><text:span text:style-name="Strong_20_Emphasis"><text:span text:style-name="T395">Setningen gir oss dette tilbake: </text:span></text:span></text:p>
      <text:p text:style-name="Preformatted_20_Text"><text:span text:style-name="Strong_20_Emphasis"><text:span text:style-name="T397">4</text:span></text:span><text:span text:style-name="Strong_20_Emphasis"><text:span text:style-name="T207"> rows merged.</text:span></text:span></text:p>
      <text:p text:style-name="P597"><text:span text:style-name="Strong_20_Emphasis"><text:span text:style-name="T395">Hvi kan sjekke hva som har skjedd </text:span></text:span><text:span text:style-name="Strong_20_Emphasis"><text:span text:style-name="T397">ved å se på innholdet i person-tabellen:</text:span></text:span></text:p>
      <text:p text:style-name="Preformatted_20_Text"><text:span text:style-name="Strong_20_Emphasis"><text:span text:style-name="T207">SELECT * FROM person;</text:span></text:span></text:p>
      <text:p text:style-name="Preformatted_20_Text"><text:span text:style-name="Strong_20_Emphasis"><text:span text:style-name="T207"/></text:span></text:p>
      <text:p text:style-name="Preformatted_20_Text"><text:span text:style-name="Strong_20_Emphasis"><text:span text:style-name="T207">1001<text:tab/>Ola<text:tab/><text:tab/>Normann<text:tab/>12345678</text:span></text:span></text:p>
      <text:p text:style-name="Preformatted_20_Text"><text:span text:style-name="Strong_20_Emphasis"><text:span text:style-name="T207">1002<text:tab/>Kari<text:tab/><text:tab/>Normann<text:tab/>22222222</text:span></text:span></text:p>
      <text:p text:style-name="Preformatted_20_Text"><text:span text:style-name="Strong_20_Emphasis"><text:span text:style-name="T207">1003<text:tab/>Petter<text:tab/><text:tab/>Normann<text:tab/>87654321</text:span></text:span></text:p>
      <text:p text:style-name="Preformatted_20_Text"><text:span text:style-name="Strong_20_Emphasis"><text:span text:style-name="T207">1004<text:tab/>Eva<text:tab/><text:tab/>Normann<text:tab/>98765432</text:span></text:span></text:p>
      <text:p text:style-name="Preformatted_20_Text"><text:span text:style-name="Strong_20_Emphasis"><text:span text:style-name="T207">1005<text:tab/>Krister<text:tab/>Petterson<text:tab/>11223344</text:span></text:span></text:p>
      <text:p text:style-name="Text_20_body"><text:span text:style-name="Strong_20_Emphasis"><text:span text:style-name="T207">Vi ser at vi har oppdatert telefon-nummeret </text:span></text:span><text:span text:style-name="Strong_20_Emphasis"><text:span text:style-name="T398">til Kari og lagt til en rad for Krister. Men legg merke til at vi ikke har slettet Ola. Den ny tabellen trenger ikke inneholde alle radene i den gamle. </text:span></text:span></text:p>
      <text:h text:style-name="P288" text:outline-level="3"><text:bookmark-start text:name="__RefHeading___Toc17629_2563936057"/><text:span text:style-name="Strong_20_Emphasis"><text:span text:style-name="T363">UPSERT med Microsoft SQL Server</text:span></text:span><text:bookmark-end text:name="__RefHeading___Toc17629_2563936057"/></text:h>
      <text:p text:style-name="P576"><text:span text:style-name="Strong_20_Emphasis"><text:span text:style-name="T384">SQL-server bruker også nøkkelordet MERGE til å lage en «UPSERT». </text:span></text:span><text:span text:style-name="Strong_20_Emphasis"><text:span text:style-name="T385">SQL-setningen nedenfor oppdaterer etternavnet til ansatt nummer 50000</text:span></text:span><text:span text:style-name="Strong_20_Emphasis"><text:span text:style-name="T454">2</text:span></text:span><text:span text:style-name="Strong_20_Emphasis"><text:span text:style-name="T385">, og hvis det ikke finnes noen ansatt nummer 50000</text:span></text:span><text:span text:style-name="Strong_20_Emphasis"><text:span text:style-name="T454">2</text:span></text:span><text:span text:style-name="Strong_20_Emphasis"><text:span text:style-name="T385">, settes det inn en ny rad med verdie</text:span></text:span><text:span text:style-name="Strong_20_Emphasis"><text:span text:style-name="T386">r</text:span></text:span><text:span text:style-name="Strong_20_Emphasis"><text:span text:style-name="T385"> for den nye ansatte. Setningen bruker funksjonen </text:span></text:span><text:span text:style-name="Strong_20_Emphasis"><text:span text:style-name="T114">getdate() </text:span></text:span><text:span text:style-name="Strong_20_Emphasis"><text:span text:style-name="T385">til å hente dagens dato for feltet </text:span></text:span><text:span text:style-name="Strong_20_Emphasis"><text:span text:style-name="T193">hire_date. </text:span></text:span></text:p>
      <text:p text:style-name="Preformatted_20_Text"><text:span text:style-name="T17">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7"><text:span text:style-name="T872">Du kan også gjøre det på denne måten, men den er litt mindre effektiv: (hvis du bare skal sette inn nye data</text:span> <text:span text:style-name="T877">kan IF </text:span>EXISTS <text:span text:style-name="T877">være raskere, men hvis du også skal oppdatere kan</text:span> MERGE <text:span text:style-name="T877">være raskere</text:span>.<text:span text:style-name="T873">)</text:span></text:p>
      <text:p text:style-name="Preformatted_20_Text"><text:soft-page-break/><text:span text:style-name="T877">IF</text:span> <text:span text:style-name="T877">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77">VALUES</text:span> ('500002','Ola','Nordmann','M',getdate(),'1970-01-01');</text:p>
      <text:h text:style-name="P288" text:outline-level="3"><text:bookmark-start text:name="__RefHeading___Toc17631_2563936057"/><text:span text:style-name="Strong_20_Emphasis"><text:span text:style-name="T363">UPSERT med PostgreSQL</text:span></text:span><text:bookmark-end text:name="__RefHeading___Toc17631_2563936057"/></text:h>
      <text:p text:style-name="P551"><text:span text:style-name="Strong_20_Emphasis"><text:span text:style-name="T364">PostgreSQL lager en UPSERT ved å legge til </text:span></text:span><text:span text:style-name="Strong_20_Emphasis"><text:span text:style-name="T365">nøkkelordene</text:span></text:span><text:span text:style-name="Strong_20_Emphasis"><text:span text:style-name="T364"> </text:span></text:span><text:span text:style-name="Strong_20_Emphasis"><text:span text:style-name="T101">ON CONFLICT</text:span></text:span><text:span text:style-name="Strong_20_Emphasis"><text:span text:style-name="T364"> </text:span></text:span><text:span text:style-name="Strong_20_Emphasis"><text:span text:style-name="T367">(</text:span></text:span><text:span text:style-name="Strong_20_Emphasis"><text:span text:style-name="T365">&lt;felt&gt;</text:span></text:span><text:span text:style-name="Strong_20_Emphasis"><text:span text:style-name="T367">)</text:span></text:span><text:span text:style-name="Strong_20_Emphasis"><text:span text:style-name="T365"> </text:span></text:span><text:span text:style-name="Strong_20_Emphasis"><text:span text:style-name="T102">DO UPDATE SET &lt;</text:span></text:span><text:span text:style-name="Strong_20_Emphasis"><text:span text:style-name="T365">felt&gt; = </text:span></text:span><text:span text:style-name="Strong_20_Emphasis"><text:span text:style-name="T102">EXCLUDED.</text:span></text:span><text:span text:style-name="Strong_20_Emphasis"><text:span text:style-name="T365">&lt;felt&gt; </text:span></text:span><text:span text:style-name="Strong_20_Emphasis"><text:span text:style-name="T364"><text:s/>i en INSERT-setning. </text:span></text:span><text:span text:style-name="Strong_20_Emphasis"><text:span text:style-name="T365">Hvis vi for eksempel har en tabell </text:span></text:span><text:span text:style-name="Strong_20_Emphasis"><text:span text:style-name="T189">brukere </text:span></text:span><text:span text:style-name="Strong_20_Emphasis"><text:span text:style-name="T365">som inneholder feltene </text:span></text:span><text:span text:style-name="Strong_20_Emphasis"><text:span text:style-name="T189">epost</text:span></text:span><text:span text:style-name="Strong_20_Emphasis"><text:span text:style-name="T365"> og </text:span></text:span><text:span text:style-name="Strong_20_Emphasis"><text:span text:style-name="T189">notater, hvor</text:span></text:span><text:span text:style-name="Strong_20_Emphasis"><text:span text:style-name="T550"> feltet </text:span></text:span><text:span text:style-name="Strong_20_Emphasis"><text:span text:style-name="T189">epost</text:span></text:span><text:span text:style-name="Strong_20_Emphasis"><text:span text:style-name="T550"> er definert som et unikt felt, kan vi lage en upsert slik:</text:span></text:span></text:p>
      <text:p text:style-name="Preformatted_20_Text"><text:span text:style-name="Strong_20_Emphasis"><text:span text:style-name="T207">INSERT INTO brukere (epost,notater) VALUES ('petter@smart.com','Oppdatert i dag') </text:span></text:span><text:span text:style-name="Strong_20_Emphasis"><text:span text:style-name="T17">ON CONFLICT (epost) DO UPDATE SET notater = EXCLUDED.notater</text:span></text:span><text:span text:style-name="Strong_20_Emphasis"><text:span text:style-name="T207">;</text:span></text:span></text:p>
      <text:p text:style-name="Text_20_body"><text:span text:style-name="Strong_20_Emphasis"><text:span text:style-name="T550">Setningen over vil sette inn en </text:span></text:span><text:span text:style-name="Strong_20_Emphasis"><text:span text:style-name="T551">rad, og hvis epostadressen </text:span></text:span><text:span text:style-name="Strong_20_Emphasis"><text:span text:style-name="T190">petter@smart.com</text:span></text:span><text:span text:style-name="Strong_20_Emphasis"><text:span text:style-name="T551"> allerede finnes i tabellen vil denne raden bli oppdatert med en ny verdi </text:span></text:span><text:span text:style-name="Strong_20_Emphasis"><text:span text:style-name="T552">- «Oppdatert i dag» - </text:span></text:span><text:span text:style-name="Strong_20_Emphasis"><text:span text:style-name="T551">for feltet notater. </text:span></text:span></text:p>
      <text:p text:style-name="P776"><text:span text:style-name="Strong_20_Emphasis"><text:span text:style-name="T826">MERK: </text:span></text:span><text:span text:style-name="Strong_20_Emphasis"><text:span text:style-name="T366">PostgreSQL bruker nøkkelordet </text:span></text:span><text:span text:style-name="Strong_20_Emphasis"><text:span text:style-name="T103">EXCLUDED</text:span></text:span><text:span text:style-name="Strong_20_Emphasis"><text:span text:style-name="T366">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2"><text:span text:style-name="Strong_20_Emphasis"><text:span text:style-name="T367">Hvis vi ikke vil oppdatere eksisterende rader, kan vi i stedet sette inn nøkkelordene </text:span></text:span><text:span text:style-name="Strong_20_Emphasis"><text:span text:style-name="T104">ON CONFLICT (&lt;felt&gt;) DO NOTHING</text:span></text:span><text:span text:style-name="Strong_20_Emphasis"><text:span text:style-name="T367">, slik:</text:span></text:span></text:p>
      <text:p text:style-name="Preformatted_20_Text"><text:span text:style-name="Strong_20_Emphasis"><text:span text:style-name="T207">INSERT INTO brukere (epost,notater) VALUES ('petter@smart.com','Oppdatert i dag') </text:span></text:span><text:span text:style-name="Strong_20_Emphasis"><text:span text:style-name="T17">ON CONFLICT (epost) DO NOTHING</text:span></text:span><text:span text:style-name="Strong_20_Emphasis"><text:span text:style-name="T207">;</text:span></text:span></text:p>
      <text:h text:style-name="P817" text:outline-level="2"><text:bookmark-start text:name="__RefHeading___Toc359_487959650"/><text:span text:style-name="Strong_20_Emphasis"><text:span text:style-name="T876"></text:span></text:span><text:span text:style-name="T874"> </text:span>Slette data med DELETE og TRUNCATE<text:bookmark-end text:name="__RefHeading___Toc359_487959650"/></text:h>
      <text:p text:style-name="P34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7">DELETE FROM Customers</text:span></text:span></text:p>
      <text:p text:style-name="Preformatted_20_Text"><text:span text:style-name="Strong_20_Emphasis"><text:span text:style-name="T207">WHERE cust_id = '100000006'; </text:span></text:span></text:p>
      <text:p text:style-name="P341">Det er ekstremt viktig at man har med e<text:span text:style-name="T837">n</text:span> WHERE-<text:span text:style-name="T837">betingelse</text:span> som angir hvilke rad(er) som skal slettes. Glemmer man dette, slettes <text:span text:style-name="Strong_20_Emphasis">alle</text:span> rader i tabellen.</text:p>
      <text:p text:style-name="P34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7">TRUNCATE TABLE Customers;</text:span></text:span></text:p>
      <text:p text:style-name="P341">Du kan gjøre det samme med <text:span text:style-name="T17">DELETE FROM Customers </text:span><text:span text:style-name="T373">(uten noen WHERE-betingelse)</text:span>, men da må DBMSen bla gjennom alle radene og slette en og en. Med TRUNCATE tømmes tabellen for data i én operasjon.</text:p>
      <text:p text:style-name="MERK"><text:span text:style-name="Strong_20_Emphasis"><text:span text:style-name="T566">MERK:</text:span></text:span> Bruker du TRUNCATE logges tømmingen av tabellen også med en linje istedenfor med en linje per rad hvis du bruker DELETE FROM. Det kan bli en stor loggfil hvis du sletter noen millioner rader.</text:p>
      <text:p text:style-name="P341"/>
      <text:p text:style-name="P340"/>
      <text:p text:style-name="P339"/>
      <text:h text:style-name="P874" text:outline-level="1"><text:bookmark-start text:name="__RefHeading___Toc23529_1624848858"/><text:span text:style-name="T476">Kapittel 1</text:span><text:span text:style-name="T484">4</text:span><text:line-break/><text:span text:style-name="T945">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6"></text:span></text:span><text:span text:style-name="T874"> </text:span>Komplekse datatyper<text:bookmark-end text:name="__RefHeading___Toc18262_15578344861"/></text:h>
      <text:p text:style-name="P650">Komplekse datatyper er datatyper som kan inneholde mer enn én verdi – som f.eks. lister (arrays), maps, <text:span text:style-name="T946">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35" text:outline-level="2"><text:bookmark-start text:name="__RefHeading___Toc23531_1624848858"/><text:span text:style-name="Strong_20_Emphasis"><text:span text:style-name="T876"></text:span></text:span><text:span text:style-name="T874"> </text:span>Arrays<text:bookmark-end text:name="__RefHeading___Toc23531_1624848858"/></text:h>
      <text:p text:style-name="P65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7" text:outline-level="3"><text:bookmark-start text:name="__RefHeading___Toc23533_1624848858"/>Arrays med PostgreSQL<text:bookmark-end text:name="__RefHeading___Toc23533_1624848858"/></text:h>
      <text:p text:style-name="P652">PostgreSQL har relativt god støtte for <text:span text:style-name="T947">både én- og flerdimensjonelle </text:span>arrays som datatype, <text:span text:style-name="T947">og har også en rekke innebygde funksjoner for å håndtere dem.</text:span></text:p>
      <text:p text:style-name="P65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47">)</text:span> </text:p>
      <text:h text:style-name="P308" text:outline-level="3"><text:bookmark-start text:name="__RefHeading___Toc23535_1624848858"/>Innsetting av elementer i et array<text:bookmark-end text:name="__RefHeading___Toc23535_1624848858"/></text:h>
      <text:p text:style-name="P655">Vi kan sette inn verdier for epost – arrayet på to måter – med krøllklammer, slik:</text:p>
      <text:p text:style-name="P180"><text:span text:style-name="T948">INSERT INTO </text:span>kontakter (id,fornavn,etternavn,epost) <text:span text:style-name="T949">VALUES</text:span> (<text:span text:style-name="T949">1</text:span>,'Donald','Duck','{"donald@disney.com","d.duck@disney.com"}');</text:p>
      <text:p text:style-name="P655">eller med konstruksjonen <text:span text:style-name="T17">array[&lt;element&gt;]</text:span>:</text:p>
      <text:p text:style-name="Preformatted_20_Text">INSERT INTO kontakter (id,fornavn,etternavn,epost) VALUES (2,'Petter','Smart',array['petter.smart@disney.com','p.smart@disney.com']);</text:p>
      <text:p text:style-name="P785">MERK: <text:span text:style-name="T419">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3">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8" text:outline-level="3"><text:bookmark-start text:name="__RefHeading___Toc23537_1624848858"/>Søke etter elementer i et array <text:bookmark-end text:name="__RefHeading___Toc23537_1624848858"/></text:h>
      <text:p text:style-name="P653">Vi kan nå f.eks. søke etter kontakter via epost-feltet med tegnet <text:span text:style-name="T17">@&gt;</text:span> <text:s/>(kalles gjerne iskrem-tegnet og står for: inneholder) , slik:</text:p>
      <text:p text:style-name="P181"><text:span text:style-name="T950">SELECT</text:span> fornavn, etternavn <text:span text:style-name="T950">FROM</text:span> kontakter </text:p>
      <text:p text:style-name="P181"><text:span text:style-name="T950">WHERE</text:span> epost @&gt; array['petter.smart@disney.com'];</text:p>
      <text:p text:style-name="P181"/>
      <text:p text:style-name="P181"><text:soft-page-break/>fornavn | etternavn  <text:line-break/>---------+----------- <text:line-break/>Petter  | Smart <text:line-break/>(1 row)</text:p>
      <text:p text:style-name="P653">Samme resultat kan <text:span text:style-name="T951">oppnås</text:span> ved å bruke nøkkelorde<text:span text:style-name="T951">t</text:span> <text:span text:style-name="T17">any</text:span><text:span text:style-name="T207">,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8">MERK: <text:span text:style-name="T420">Legg merke til at vi setter søke-frasen først når vi bruker any. </text:span></text:p>
      <text:p text:style-name="P795">Omvendt rekkefølge gir en feilmelding:</text:p>
      <text:p text:style-name="P793">SELECT fornavn, etternavn FROM kontakter <text:line-break/>WHERE any(epost) = 'donald@disney.com'; </text:p>
      <text:p text:style-name="P793">ERROR:  syntax error at or near "any" <text:line-break/><text:span text:style-name="T420"> </text:span></text:p>
      <text:p text:style-name="P654">Vi kan også liste ut eller søke etter et element i et array etter posisjonen elementet har i arrayet – for eksempel liste ut eller søke i den første eposten i listen, slik:</text:p>
      <text:p text:style-name="P182"/>
      <text:p text:style-name="P182">SELECT fornavn, etternavn, <text:span text:style-name="T952">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94">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5">Vi kan oppdatere et element i et array ved å <text:span text:style-name="T954">referere til</text:span> elementets posisjon:</text:p>
      <text:p text:style-name="P184"><text:span text:style-name="T954">UPDATE</text:span> kontakter <text:span text:style-name="T954">SET</text:span> epost[2] = 'd.d@disney.com' <text:span text:style-name="T954">WHERE</text:span> id = 1;<text:line-break/><text:line-break/>select * from kontakter where id=1; <text:line-break/></text:p>
      <text:p text:style-name="P184">id | fornavn | etternavn |               epost                 <text:line-break/>----+---------+-----------+------------------------------------ <text:line-break/> 1 | Donald  | Duck      | {donald@disney.com,d.d@disney.com}</text:p>
      <text:p text:style-name="P656"><text:s/><text:span text:style-name="T954">og vi kan legge til en epost til med sammenskjøtings-tegnet (</text:span><text:span text:style-name="T128">||)</text:span><text:span text:style-name="T954">, slik</text:span>:</text:p>
      <text:p text:style-name="P184"><text:span text:style-name="T954">UPDATE</text:span> kontakter </text:p>
      <text:p text:style-name="P184"><text:span text:style-name="T954">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8" text:outline-level="3"><text:bookmark-start text:name="__RefHeading___Toc23541_1624848858"/>Operander og funksjoner for arrays i PostgreSQL <text:bookmark-end text:name="__RefHeading___Toc23541_1624848858"/></text:h>
      <text:p text:style-name="P655">PostgreSQL har et knippe hendige operander og funksjoner for å behandle arrays. Her er en oversikt sakset fra dokumentasjonen til versjon 10:</text:p>
      <text:p text:style-name="P351"><text:span text:style-name="T954">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3">nd</text:span></text:p>
            </table:table-cell>
            <table:table-cell table:style-name="Tabell1.B1" office:value-type="string">
              <text:p text:style-name="P847">Beskrivelse</text:p>
            </table:table-cell>
            <table:table-cell table:style-name="Tabell1.B1" office:value-type="string">
              <text:p text:style-name="Table_20_Heading">E<text:span text:style-name="T953">ksempel</text:span></text:p>
            </table:table-cell>
            <table:table-cell table:style-name="Tabell1.B1" office:value-type="string">
              <text:p text:style-name="Table_20_Heading">Result<text:span text:style-name="T953">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5"/>
      <text:p text:style-name="P655"><text:span text:style-name="T128">Array-f</text:span><text:span text:style-name="T17">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48"><text:span text:style-name="T953">F</text:span>un<text:span text:style-name="T953">ksjon</text:span></text:p>
              </table:table-cell>
              <table:table-cell table:style-name="Tabell5.B1" office:value-type="string">
                <text:p text:style-name="P848">Retur-<text:span text:style-name="T953">t</text:span>ype</text:p>
              </table:table-cell>
              <table:table-cell table:style-name="Tabell5.B1" office:value-type="string">
                <text:p text:style-name="P849">Beskrivelse</text:p>
              </table:table-cell>
              <table:table-cell table:style-name="Tabell5.B1" office:value-type="string">
                <text:p text:style-name="P848">E<text:span text:style-name="T953">ksempel</text:span></text:p>
              </table:table-cell>
              <table:table-cell table:style-name="Tabell5.B1" office:value-type="string">
                <text:p text:style-name="P848">Result<text:span text:style-name="T953">at</text:span></text:p>
              </table:table-cell>
            </table:table-row>
          </table:table-header-rows>
          <table:table-row>
            <table:table-cell table:style-name="Tabell5.A2" office:value-type="string">
              <text:p text:style-name="Table_20_Contents"><text:span text:style-name="Source_20_Text"><text:span text:style-name="T576">array_append(anyarray, anyelement)</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append an element to the end of an array</text:p>
            </table:table-cell>
            <table:table-cell table:style-name="Tabell5.B2" office:value-type="string">
              <text:p text:style-name="Table_20_Contents"><text:span text:style-name="Source_20_Text"><text:span text:style-name="T576">array_append(ARRAY[1,2], 3)</text:span></text:span></text:p>
            </table:table-cell>
            <table:table-cell table:style-name="Tabell5.B2" office:value-type="string">
              <text:p text:style-name="Table_20_Contents"><text:span text:style-name="Source_20_Text"><text:span text:style-name="T576">{1,2,3}</text:span></text:span></text:p>
            </table:table-cell>
          </table:table-row>
          <table:table-row>
            <table:table-cell table:style-name="Tabell5.A2" office:value-type="string">
              <text:p text:style-name="Table_20_Contents"><text:span text:style-name="Source_20_Text"><text:span text:style-name="T576">array_cat(anyarray, anyarray)</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concatenate two arrays</text:p>
            </table:table-cell>
            <table:table-cell table:style-name="Tabell5.B2" office:value-type="string">
              <text:p text:style-name="Table_20_Contents"><text:span text:style-name="Source_20_Text"><text:span text:style-name="T576">array_cat(ARRAY[1,2,3], ARRAY[4,5])</text:span></text:span></text:p>
            </table:table-cell>
            <table:table-cell table:style-name="Tabell5.B2" office:value-type="string">
              <text:p text:style-name="Table_20_Contents"><text:span text:style-name="Source_20_Text"><text:span text:style-name="T576">{1,2,3,4,5}</text:span></text:span></text:p>
            </table:table-cell>
          </table:table-row>
          <table:table-row>
            <table:table-cell table:style-name="Tabell5.A2" office:value-type="string">
              <text:p text:style-name="Table_20_Contents"><text:span text:style-name="Source_20_Text"><text:span text:style-name="T576">array_ndims(anyarray)</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the number of dimensions of the array</text:p>
            </table:table-cell>
            <table:table-cell table:style-name="Tabell5.B2" office:value-type="string">
              <text:p text:style-name="Table_20_Contents"><text:span text:style-name="Source_20_Text"><text:span text:style-name="T576">array_ndims(ARRAY[[1,2,3], [4,5,6]])</text:span></text:span></text:p>
            </table:table-cell>
            <table:table-cell table:style-name="Tabell5.B2" office:value-type="string">
              <text:p text:style-name="Table_20_Contents"><text:span text:style-name="Source_20_Text"><text:span text:style-name="T576">2</text:span></text:span></text:p>
            </table:table-cell>
          </table:table-row>
          <table:table-row>
            <table:table-cell table:style-name="Tabell5.A2" office:value-type="string">
              <text:p text:style-name="Table_20_Contents"><text:span text:style-name="Source_20_Text"><text:span text:style-name="T576">array_dims(anyarray)</text:span></text:span></text:p>
            </table:table-cell>
            <table:table-cell table:style-name="Tabell5.B2" office:value-type="string">
              <text:p text:style-name="Table_20_Contents"><text:span text:style-name="Source_20_Text"><text:span text:style-name="T576">text</text:span></text:span></text:p>
            </table:table-cell>
            <table:table-cell table:style-name="Tabell5.B2" office:value-type="string">
              <text:p text:style-name="P760">returns a text representation of array's dimensions</text:p>
            </table:table-cell>
            <table:table-cell table:style-name="Tabell5.B2" office:value-type="string">
              <text:p text:style-name="Table_20_Contents"><text:span text:style-name="Source_20_Text"><text:span text:style-name="T576">array_dims(ARRAY[[1,2,3], [4,5,6]])</text:span></text:span></text:p>
            </table:table-cell>
            <table:table-cell table:style-name="Tabell5.B2" office:value-type="string">
              <text:p text:style-name="Table_20_Contents"><text:span text:style-name="Source_20_Text"><text:span text:style-name="T576">[1:2][1:3]</text:span></text:span></text:p>
            </table:table-cell>
          </table:table-row>
          <table:table-row>
            <table:table-cell table:style-name="Tabell5.A2" office:value-type="string">
              <text:p text:style-name="Table_20_Contents"><text:span text:style-name="Source_20_Text"><text:span text:style-name="T576">array_fill(anyelement, int[] [, int[]])</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6">array_fill(7, ARRAY[3], ARRAY[2])</text:span></text:span></text:p>
            </table:table-cell>
            <table:table-cell table:style-name="Tabell5.B2" office:value-type="string">
              <text:p text:style-name="Table_20_Contents"><text:span text:style-name="Source_20_Text"><text:span text:style-name="T576">[2:4]={7,7,7}</text:span></text:span></text:p>
            </table:table-cell>
          </table:table-row>
          <table:table-row>
            <table:table-cell table:style-name="Tabell5.A2" office:value-type="string">
              <text:p text:style-name="Table_20_Contents"><text:span text:style-name="Source_20_Text"><text:span text:style-name="T576">array_length(anyarray, int)</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the length of the requested array dimension</text:p>
            </table:table-cell>
            <table:table-cell table:style-name="Tabell5.B2" office:value-type="string">
              <text:p text:style-name="Table_20_Contents"><text:span text:style-name="Source_20_Text"><text:span text:style-name="T576">array_length(array[1,2,3], 1)</text:span></text:span></text:p>
            </table:table-cell>
            <table:table-cell table:style-name="Tabell5.B2" office:value-type="string">
              <text:p text:style-name="Table_20_Contents"><text:span text:style-name="Source_20_Text"><text:span text:style-name="T576">3</text:span></text:span></text:p>
            </table:table-cell>
          </table:table-row>
          <table:table-row>
            <table:table-cell table:style-name="Tabell5.A2" office:value-type="string">
              <text:p text:style-name="Table_20_Contents"><text:span text:style-name="Source_20_Text"><text:span text:style-name="T576">array_lower(anyarray, int)</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lower bound of the requested array dimension</text:p>
            </table:table-cell>
            <table:table-cell table:style-name="Tabell5.B2" office:value-type="string">
              <text:p text:style-name="Table_20_Contents"><text:span text:style-name="Source_20_Text"><text:span text:style-name="T576">array_lower('[0:2]={1,2,3}'::int[], 1)</text:span></text:span></text:p>
            </table:table-cell>
            <table:table-cell table:style-name="Tabell5.B2" office:value-type="string">
              <text:p text:style-name="Table_20_Contents"><text:span text:style-name="Source_20_Text"><text:span text:style-name="T576">0</text:span></text:span></text:p>
            </table:table-cell>
          </table:table-row>
          <table:table-row>
            <table:table-cell table:style-name="Tabell5.A2" office:value-type="string">
              <text:p text:style-name="Table_20_Contents"><text:span text:style-name="Source_20_Text"><text:span text:style-name="T576">array_position(anyarray, anyelement [, int])</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6">array_position(ARRAY['sun','mon','tue','wed','thu','fri','sat'], 'mon')</text:span></text:span></text:p>
            </table:table-cell>
            <table:table-cell table:style-name="Tabell5.B2" office:value-type="string">
              <text:p text:style-name="Table_20_Contents"><text:span text:style-name="Source_20_Text"><text:span text:style-name="T576">2</text:span></text:span></text:p>
            </table:table-cell>
          </table:table-row>
          <table:table-row>
            <table:table-cell table:style-name="Tabell5.A2" office:value-type="string">
              <text:p text:style-name="Table_20_Contents"><text:span text:style-name="Source_20_Text"><text:span text:style-name="T576">array_positions(anyarray, anyelement)</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6">array_positions(ARRAY['A','A','B','A'], 'A')</text:span></text:span></text:p>
            </table:table-cell>
            <table:table-cell table:style-name="Tabell5.B2" office:value-type="string">
              <text:p text:style-name="Table_20_Contents"><text:span text:style-name="Source_20_Text"><text:span text:style-name="T576">{1,2,4}</text:span></text:span></text:p>
            </table:table-cell>
          </table:table-row>
          <table:table-row>
            <table:table-cell table:style-name="Tabell5.A2" office:value-type="string">
              <text:p text:style-name="Table_20_Contents"><text:span text:style-name="Source_20_Text"><text:span text:style-name="T576">array_prepend(anyelement, anyarray)</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append an element to the beginning of an array</text:p>
            </table:table-cell>
            <table:table-cell table:style-name="Tabell5.B2" office:value-type="string">
              <text:p text:style-name="Table_20_Contents"><text:span text:style-name="Source_20_Text"><text:span text:style-name="T576">array_prepend(1, ARRAY[2,3])</text:span></text:span></text:p>
            </table:table-cell>
            <table:table-cell table:style-name="Tabell5.B2" office:value-type="string">
              <text:p text:style-name="Table_20_Contents"><text:span text:style-name="Source_20_Text"><text:span text:style-name="T576">{1,2,3}</text:span></text:span></text:p>
            </table:table-cell>
          </table:table-row>
          <table:table-row>
            <table:table-cell table:style-name="Tabell5.A2" office:value-type="string">
              <text:p text:style-name="Table_20_Contents"><text:span text:style-name="Source_20_Text"><text:span text:style-name="T576">array_remove(anyarray, anyelement)</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remove all elements equal to the given value from the array (array must be one-dimensional)</text:p>
            </table:table-cell>
            <table:table-cell table:style-name="Tabell5.B2" office:value-type="string">
              <text:p text:style-name="Table_20_Contents"><text:span text:style-name="Source_20_Text"><text:span text:style-name="T576">array_remove(ARRAY[1,2,3,2], 2)</text:span></text:span></text:p>
            </table:table-cell>
            <table:table-cell table:style-name="Tabell5.B2" office:value-type="string">
              <text:p text:style-name="Table_20_Contents"><text:span text:style-name="Source_20_Text"><text:span text:style-name="T576">{1,3}</text:span></text:span></text:p>
            </table:table-cell>
          </table:table-row>
          <table:table-row>
            <table:table-cell table:style-name="Tabell5.A2" office:value-type="string">
              <text:p text:style-name="Table_20_Contents"><text:span text:style-name="Source_20_Text"><text:span text:style-name="T576">array_replace(anyarray, anyelement, anyelement)</text:span></text:span></text:p>
            </table:table-cell>
            <table:table-cell table:style-name="Tabell5.B2" office:value-type="string">
              <text:p text:style-name="Table_20_Contents"><text:span text:style-name="Source_20_Text"><text:span text:style-name="T576">anyarray</text:span></text:span></text:p>
            </table:table-cell>
            <table:table-cell table:style-name="Tabell5.B2" office:value-type="string">
              <text:p text:style-name="P760">replace each array element equal to the given value with a new value</text:p>
            </table:table-cell>
            <table:table-cell table:style-name="Tabell5.B2" office:value-type="string">
              <text:p text:style-name="Table_20_Contents"><text:span text:style-name="Source_20_Text"><text:span text:style-name="T576">array_replace(ARRAY[1,2,5,4], 5, 3)</text:span></text:span></text:p>
            </table:table-cell>
            <table:table-cell table:style-name="Tabell5.B2" office:value-type="string">
              <text:p text:style-name="Table_20_Contents"><text:span text:style-name="Source_20_Text"><text:span text:style-name="T576">{1,2,3,4}</text:span></text:span></text:p>
            </table:table-cell>
          </table:table-row>
          <table:table-row>
            <table:table-cell table:style-name="Tabell5.A2" office:value-type="string">
              <text:p text:style-name="Table_20_Contents"><text:span text:style-name="Source_20_Text"><text:span text:style-name="T576">array_to_string(anyarray, text [, text])</text:span></text:span></text:p>
            </table:table-cell>
            <table:table-cell table:style-name="Tabell5.B2" office:value-type="string">
              <text:p text:style-name="Table_20_Contents"><text:span text:style-name="Source_20_Text"><text:span text:style-name="T576">text</text:span></text:span></text:p>
            </table:table-cell>
            <table:table-cell table:style-name="Tabell5.B2" office:value-type="string">
              <text:p text:style-name="P760">concatenates array elements using supplied delimiter and optional null string</text:p>
            </table:table-cell>
            <table:table-cell table:style-name="Tabell5.B2" office:value-type="string">
              <text:p text:style-name="Table_20_Contents"><text:span text:style-name="Source_20_Text"><text:span text:style-name="T576">array_to_string(ARRAY[1, 2, 3, NULL, 5], ',', '*')</text:span></text:span></text:p>
            </table:table-cell>
            <table:table-cell table:style-name="Tabell5.B2" office:value-type="string">
              <text:p text:style-name="Table_20_Contents"><text:span text:style-name="Source_20_Text"><text:span text:style-name="T576">1,2,3,*,5</text:span></text:span></text:p>
            </table:table-cell>
          </table:table-row>
          <table:table-row>
            <table:table-cell table:style-name="Tabell5.A2" office:value-type="string">
              <text:p text:style-name="Table_20_Contents"><text:span text:style-name="Source_20_Text"><text:span text:style-name="T576">array_upper(anyarray, int)</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upper bound of the requested array dimension</text:p>
            </table:table-cell>
            <table:table-cell table:style-name="Tabell5.B2" office:value-type="string">
              <text:p text:style-name="Table_20_Contents"><text:span text:style-name="Source_20_Text"><text:span text:style-name="T576">array_upper(ARRAY[1,8,3,7], 1)</text:span></text:span></text:p>
            </table:table-cell>
            <table:table-cell table:style-name="Tabell5.B2" office:value-type="string">
              <text:p text:style-name="Table_20_Contents"><text:span text:style-name="Source_20_Text"><text:span text:style-name="T576">4</text:span></text:span></text:p>
            </table:table-cell>
          </table:table-row>
          <table:table-row>
            <table:table-cell table:style-name="Tabell5.A2" office:value-type="string">
              <text:p text:style-name="Table_20_Contents"><text:span text:style-name="Source_20_Text"><text:span text:style-name="T576">cardinality(anyarray)</text:span></text:span></text:p>
            </table:table-cell>
            <table:table-cell table:style-name="Tabell5.B2" office:value-type="string">
              <text:p text:style-name="Table_20_Contents"><text:span text:style-name="Source_20_Text"><text:span text:style-name="T576">int</text:span></text:span></text:p>
            </table:table-cell>
            <table:table-cell table:style-name="Tabell5.B2" office:value-type="string">
              <text:p text:style-name="P760">returns the total number of elements in the array, or 0 if the array is empty</text:p>
            </table:table-cell>
            <table:table-cell table:style-name="Tabell5.B2" office:value-type="string">
              <text:p text:style-name="Table_20_Contents"><text:span text:style-name="Source_20_Text"><text:span text:style-name="T576">cardinality(ARRAY[[1,2],[3,4]])</text:span></text:span></text:p>
            </table:table-cell>
            <table:table-cell table:style-name="Tabell5.B2" office:value-type="string">
              <text:p text:style-name="Table_20_Contents"><text:span text:style-name="Source_20_Text"><text:span text:style-name="T576">4</text:span></text:span></text:p>
            </table:table-cell>
          </table:table-row>
          <table:table-row>
            <table:table-cell table:style-name="Tabell5.A2" office:value-type="string">
              <text:p text:style-name="Table_20_Contents"><text:span text:style-name="Source_20_Text"><text:span text:style-name="T576">string_to_array(text, text [, text])</text:span></text:span></text:p>
            </table:table-cell>
            <table:table-cell table:style-name="Tabell5.B2" office:value-type="string">
              <text:p text:style-name="Table_20_Contents"><text:span text:style-name="Source_20_Text"><text:span text:style-name="T576">text[]</text:span></text:span></text:p>
            </table:table-cell>
            <table:table-cell table:style-name="Tabell5.B2" office:value-type="string">
              <text:p text:style-name="P760">splits string into array elements using supplied delimiter and optional null string</text:p>
            </table:table-cell>
            <table:table-cell table:style-name="Tabell5.B2" office:value-type="string">
              <text:p text:style-name="Table_20_Contents"><text:span text:style-name="Source_20_Text"><text:span text:style-name="T576">string_to_array('xx~^~yy~^~zz', '~^~', 'yy')</text:span></text:span></text:p>
            </table:table-cell>
            <table:table-cell table:style-name="Tabell5.B2" office:value-type="string">
              <text:p text:style-name="Table_20_Contents"><text:span text:style-name="Source_20_Text"><text:span text:style-name="T576">{xx,NULL,zz}</text:span></text:span></text:p>
            </table:table-cell>
          </table:table-row>
          <table:table-row>
            <table:table-cell table:style-name="Tabell5.A2" office:value-type="string">
              <text:p text:style-name="Table_20_Contents"><text:span text:style-name="Source_20_Text"><text:span text:style-name="T574">unnest(anyarray)</text:span></text:span></text:p>
            </table:table-cell>
            <table:table-cell table:style-name="Tabell5.B2" office:value-type="string">
              <text:p text:style-name="Table_20_Contents"><text:span text:style-name="Source_20_Text"><text:span text:style-name="T574">setof anyelement</text:span></text:span></text:p>
            </table:table-cell>
            <table:table-cell table:style-name="Tabell5.B2" office:value-type="string">
              <text:p text:style-name="P759">expand an array to a set of rows</text:p>
            </table:table-cell>
            <table:table-cell table:style-name="Tabell5.B2" office:value-type="string">
              <text:p text:style-name="Table_20_Contents"><text:span text:style-name="Source_20_Text"><text:span text:style-name="T574">unnest(ARRAY[1,2])</text:span></text:span></text:p>
            </table:table-cell>
            <table:table-cell table:style-name="Tabell5.B2" office:value-type="string">
              <text:p text:style-name="P183">1</text:p>
              <text:p text:style-name="P183">2</text:p>
              <text:p text:style-name="P759">(2 rows)</text:p>
            </table:table-cell>
          </table:table-row>
          <table:table-row>
            <table:table-cell table:style-name="Tabell5.A19" office:value-type="string">
              <text:p text:style-name="Table_20_Contents"><text:span text:style-name="Source_20_Text"><text:span text:style-name="T574">unnest(anyarray, anyarray [, ...])</text:span></text:span></text:p>
            </table:table-cell>
            <table:table-cell table:style-name="Tabell5.B19" office:value-type="string">
              <text:p text:style-name="Table_20_Contents"><text:span text:style-name="Source_20_Text"><text:span text:style-name="T574">setof anyelement, anyelement [, ...]</text:span></text:span></text:p>
            </table:table-cell>
            <table:table-cell table:style-name="Tabell5.B19" office:value-type="string">
              <text:p text:style-name="Table_20_Contents"><text:span text:style-name="T574">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4">Section 7.2.1.4</text:span></text:a></text:p>
            </table:table-cell>
            <table:table-cell table:style-name="Tabell5.B19" office:value-type="string">
              <text:p text:style-name="Table_20_Contents"><text:span text:style-name="Source_20_Text"><text:span text:style-name="T574">unnest(ARRAY[1,2],ARRAY['foo','bar','baz'])</text:span></text:span></text:p>
            </table:table-cell>
            <table:table-cell table:style-name="Tabell5.B19" office:value-type="string">
              <text:p text:style-name="P183">1 <text:s text:c="3"/>foo</text:p>
              <text:p text:style-name="P183">2 <text:s text:c="3"/>bar</text:p>
              <text:p text:style-name="P183">NULL baz</text:p>
              <text:p text:style-name="P759">(3 rows)</text:p>
            </table:table-cell>
          </table:table-row>
        </table:table>
      </text:section>
      <text:p text:style-name="P655"/>
      <text:p text:style-name="P655"/>
      <text:h text:style-name="P253" text:outline-level="2"><text:bookmark-start text:name="__RefHeading___Toc23543_1624848858"/><text:span text:style-name="Strong_20_Emphasis"><text:span text:style-name="T876"></text:span></text:span><text:span text:style-name="T874"> <text:s/></text:span>JSON <text:bookmark-end text:name="__RefHeading___Toc23543_1624848858"/></text:h>
      <text:p text:style-name="P657">JSON står for JavaScript Object Notation (evt. JavaScript Simple Object Notation, <text:span text:style-name="T955">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5">www.crockford.com</text:span></text:a><text:span text:style-name="T955">)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5">JSON </text:span>med PostgreSQL<text:bookmark-end text:name="__RefHeading___Toc23545_1624848858"/></text:h>
      <text:p text:style-name="P659">PostgreSQL har JSON som en egen datatype, kombinert med et sett med JSON-relaterte funksjoner. I tillegg er det støtte for <text:span text:style-name="T956">J</text:span>SON<text:span text:style-name="T956">B</text:span>, dvs. binær JSON, som også er en egen datatype med et tilsvarende sett funksjoner. </text:p>
      <text:p text:style-name="P660">La oss se på noen eksempler: Først oppretter vi en tabell med et par JSONB-kolonner <text:span text:style-name="T958">(siden JSONB lagres mer effektivt enn ren JSON)</text:span>:</text:p>
      <text:p text:style-name="Preformatted_20_Text">create table blogg ( <text:line-break/>id int primary key generated by default AS identity, <text:line-break/>innlegg jsonb, <text:line-break/>kommentar<text:span text:style-name="T957">er</text:span> jsonb <text:line-break/>);</text:p>
      <text:p text:style-name="P663">Vi <text:span text:style-name="T962">kan </text:span>strukturer<text:span text:style-name="T962">e</text:span> som JSON-objekte<text:span text:style-name="T962">ne</text:span> <text:span text:style-name="T962">til innleggene slik, for enkelhets skyld</text:span>:</text:p>
      <text:p text:style-name="P188">{                                                            <text:line-break/>    "id": 1,                                                 <text:line-break/>    "tittel": "Nytt blogginnlegg",                    </text:p>
      <text:p text:style-name="P188">    "body": "Dette er teksten til et nytt blogginnlegg"             <text:line-break/>}</text:p>
      <text:p text:style-name="P663">og kommentarene som et array av JSON-objekter med denne strukturen:</text:p>
      <text:p text:style-name="P189"><text:span text:style-name="T962">[</text:span>{                                                  <text:line-break/>    "id": 1,                                       <text:line-break/>    "kommentar": "Dette er teksten til kommentar 1" <text:line-break/>},</text:p>
      <text:p text:style-name="P189">{                                                  <text:line-break/>    "id": <text:span text:style-name="T962">2</text:span>,                                       <text:line-break/><text:soft-page-break/>    "kommentar": "Dette er teksten til kommentar <text:span text:style-name="T962">2</text:span>" <text:line-break/>}<text:span text:style-name="T962">]</text:span></text:p>
      <text:p text:style-name="P661">Så setter vi inn <text:span text:style-name="T962">et par rader med</text:span> JSON-objekte<text:span text:style-name="T962">ne</text:span> i <text:span text:style-name="T962">tabellen</text:span>:</text:p>
      <text:p text:style-name="P185"><text:span text:style-name="T959">INSERT INTO</text:span> blogg (innlegg, kommentarer) <text:span text:style-name="T959">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59">INSERT INTO</text:span> blogg (innlegg, kommentarer) <text:span text:style-name="T959">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2">Vi kan se hvordan dokumentene ser ut med: </text:p>
      <text:p text:style-name="Preformatted_20_Text"><text:span text:style-name="T809"><text:s/><text:line-break/></text:span>select innlegg from blogg;  <text:line-break/><text:span text:style-name="T961">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97">select kommentarer from blogg; </text:span><text:span text:style-name="T961"><text:line-break/>                                                      kommentarer                                                         <text:line-break/>---------------------------------------------------------------------------------------------------------------<text:line-break/>[{"id": 1, "kommentar": "Dette er teksten til kommentar 1"}] <text:line-break/>[{"id": 1, "kommentar": "Dette er teksten til kommentar 1"}, {"id": 2, "kommentar": "Dette er teksten til kommentar 2"}]</text:span></text:p>
      <text:p text:style-name="P662">Vi kan bruke funksjonen <text:span text:style-name="T17">jsonb_pretty()</text:span> til å vise strukturen <text:span text:style-name="T960">til</text:span> JSON-objektene <text:span text:style-name="T960">bedre</text:span>:</text:p>
      <text:p text:style-name="P186"><text:span text:style-name="T17">select jsonb_pretty(innlegg) as in</text:span><text:span text:style-name="T129">n</text:span><text:span text:style-name="T17">legg from blogg; </text:span><text:line-break/></text:p>
      <text:p text:style-name="P186">                           in<text:span text:style-name="T960">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7">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3">nd</text:span></text:p>
            </table:table-cell>
            <table:table-cell table:style-name="Tabell6.B1" office:value-type="string">
              <text:p text:style-name="Table_20_Heading">Ri<text:span text:style-name="T963">ktig</text:span> Operand- <text:span text:style-name="T963">t</text:span>ype</text:p>
            </table:table-cell>
            <table:table-cell table:style-name="Tabell6.B1" office:value-type="string">
              <text:p text:style-name="P850">Beskrivelse</text:p>
            </table:table-cell>
            <table:table-cell table:style-name="Tabell6.B1" office:value-type="string">
              <text:p text:style-name="Table_20_Heading">E<text:span text:style-name="T963">ksempel</text:span></text:p>
            </table:table-cell>
            <table:table-cell table:style-name="Tabell6.B1" office:value-type="string">
              <text:p text:style-name="Table_20_Heading">Result<text:span text:style-name="T963">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67">3</text:span></text:span></text:p>
          </table:table-cell>
        </table:table-row>
      </table:table>
      <text:p text:style-name="Text_20_body"/>
      <text:p text:style-name="P664">Vi kan bruke operanden <text:span text:style-name="T17">-</text:span><text:span text:style-name="T965">&gt;</text:span><text:span text:style-name="T964"> til å hente elementer fra JSON-felt eller JSONB-felt som tekst, f.eks. slik:</text:span></text:p>
      <text:p text:style-name="Preformatted_20_Text">select <text:span text:style-name="T17">innlegg-&gt;'tittel'</text:span> as tittel from blogg;</text:p>
      <text:p text:style-name="Preformatted_20_Text"/>
      <text:p text:style-name="Preformatted_20_Text">   tittel             <text:line-break/>----------------------------- <text:line-break/>"Nytt blogginnlegg" <text:line-break/>"Enda et nytt blogginnlegg" <text:line-break/>(2 rows)</text:p>
      <text:p text:style-name="P664">Og vi kan bruker operanden <text:span text:style-name="T17">-&gt;&gt; </text:span><text:span text:style-name="T207">til å hente et element fra et JSON eller JSONB array:</text:span></text:p>
      <text:p text:style-name="P190">select innlegg-&gt;'tittel' as tittel, <text:span text:style-name="T17">(kommentarer-&gt;&gt;0)::json-&gt;'kommentar'</text:span> as kommentar1, <text:span text:style-name="T17">(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85">MERK: <text:span text:style-name="T421">Vi må konvertere uttrykkene (kommentarer-&gt;&gt;0) og (kommentar-&gt;&gt;1) til json med konstruksjonen </text:span><text:span text:style-name="T966">(kommentar-&gt;&gt;0)::json </text:span><text:span text:style-name="T421">før vi kan konvertere den til tekst. Legg også merke til at JSON-arrays er 0-indekserte, i motsetning til PostgreSQL arrays hvor første element har indeks 1.</text:span></text:p>
      <text:h text:style-name="P309" text:outline-level="3"><text:bookmark-start text:name="__RefHeading___Toc23547_1624848858"/>Operander som kun gjelder for JSONB<text:bookmark-end text:name="__RefHeading___Toc23547_1624848858"/></text:h>
      <text:p text:style-name="P665">PostgreSQL har et eget sett med operander for JSONB:</text:p>
      <text:p text:style-name="P66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68">nd</text:span></text:p>
            </table:table-cell>
            <table:table-cell table:style-name="Tabell7.B1" office:value-type="string">
              <text:p text:style-name="Table_20_Heading">Ri<text:span text:style-name="T968">ktig</text:span> Operand- <text:span text:style-name="T968">t</text:span>ype</text:p>
            </table:table-cell>
            <table:table-cell table:style-name="Tabell7.B1" office:value-type="string">
              <text:p text:style-name="P851">Beskrivelse</text:p>
            </table:table-cell>
            <table:table-cell table:style-name="Tabell7.B1" office:value-type="string">
              <text:p text:style-name="Table_20_Heading">E<text:span text:style-name="T968">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5"/>
      <text:p text:style-name="P666">Vi kan f.eks. bruke <text:span text:style-name="T17">iskrem-tegnet</text:span> <text:span text:style-name="T969">(</text:span><text:span text:style-name="T130">@&gt;</text:span><text:span text:style-name="T969">)</text:span> til å søke i <text:span text:style-name="T969">topp-elementene i</text:span> JSONB-felt slik:</text:p>
      <text:p text:style-name="P191"><text:span text:style-name="T969">SELECT</text:span> innlegg-&gt;'body' <text:span text:style-name="T969">AS</text:span> bloggtekst <text:span text:style-name="T969">FROM</text:span> blogg </text:p>
      <text:p text:style-name="P191"><text:span text:style-name="T969">WHERE</text:span> innlegg @&gt; '{"tittel":"Enda et nytt blogginnlegg"}';  <text:line-break/></text:p>
      <text:p text:style-name="Preformatted_20_Text">                   bloggtekst                     <text:line-break/>-------------------------------------------------- <text:line-break/>"Dette er teksten til enda et nytt blogginnlegg"</text:p>
      <text:p text:style-name="P789">Merk: <text:span text:style-name="T207">Tegnet</text:span> @&gt;<text:span text:style-name="T207"> kan her tolkes som: </text:span>«inneholder JSON-element»</text:p>
      <text:p text:style-name="Ressurs">PostgreSQL har en lang liste med <text:span text:style-name="T17">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8"><text:soft-page-break/><text:span text:style-name="T970">Vi kan for eksempel hente ut de enkelte elementene i et JSONB-array med funksjonen <text:s/></text:span>jsonb_array_elements<text:span text:style-name="T970">(), slik:</text:span></text:p>
      <text:p text:style-name="Preformatted_20_Text">select <text:span text:style-name="T17">jsonb_array_elements(kommentarer)</text:span> as kommentarer from blogg where id=2; <text:line-break/>                       kommentarer                          <text:line-break/>------------------------------------------------------------ <text:line-break/>{"id": 1, "kommentar": "Dette er teksten til kommentar 1"} <text:line-break/>{"id": 2, "kommentar": "Dette er teksten til kommentar 2"}</text:p>
      <text:p text:style-name="P667">Hvis vi kun vil ha kommentar-teksene, kan vi hente dem slik:</text:p>
      <text:p text:style-name="P192">select <text:span text:style-name="T17">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43" text:outline-level="2"><text:bookmark-start text:name="__RefHeading___Toc25221_2723464228"/><text:span text:style-name="Strong_20_Emphasis"><text:span text:style-name="T876"> </text:span></text:span>XML<text:bookmark-end text:name="__RefHeading___Toc25221_2723464228"/></text:h>
      <text:h text:style-name="P319" text:outline-level="3"><text:bookmark-start text:name="__RefHeading___Toc25223_2723464228"/>XML med MS SQL Server<text:bookmark-end text:name="__RefHeading___Toc25223_2723464228"/></text:h>
      <text:p text:style-name="P717"><text:span text:style-name="T1049">SQL Server har relativt god støtte for XML. Vi kan for eksempel hente ut data fra en tabell formatert som XML med nøkkelordene: </text:span><text:span text:style-name="T171">FOR XML </text:span><text:span text:style-name="T560">etterfulgt av ett av disse valgene:</text:span><text:span text:style-name="T171"> </text:span><text:span text:style-name="T159">RAW, AUTO, EXPLICIT</text:span> <text:span text:style-name="T1049">eller</text:span> <text:span text:style-name="T159">PATH. </text:span></text:p>
      <text:p text:style-name="P478"><text:span text:style-name="T17">RAW</text:span> <text:span text:style-name="T1050">produserer et enkelt </text:span>&lt;row&gt;-element per r<text:span text:style-name="T1050">ad</text:span> i <text:span text:style-name="T1050">tabellen som</text:span> SELECT-<text:span text:style-name="T1050">setningen returnerer.</text:span></text:p>
      <text:p text:style-name="Text_20_body"><text:span text:style-name="T17">AUTO</text:span> <text:span text:style-name="T1051">nøster hierarkiske data i resultat-tabellen til</text:span> XML <text:span text:style-name="T1051">ut fra spesifikasjonene i</text:span> SELECT-<text:span text:style-name="T1051">setningen. Med dette valget har man minimalt med kontroll over hvordan XML-dokumentet blir seende ut.</text:span> </text:p>
      <text:p text:style-name="Text_20_body"><text:span text:style-name="T17">EXPLICIT</text:span> <text:span text:style-name="T1051">gir mer kontroll over </text:span>XML-<text:span text:style-name="T1051">resultatet</text:span>. <text:span text:style-name="T1051">Man kan f.eks. blande attributter og elementer etter ønske,</text:span> n<text:span text:style-name="T1051">øste</text:span> <text:span text:style-name="T1051">komplekse egenskaper mm</text:span>. <text:span text:style-name="T1051">Dette er imidlertid også det mest krevende valget å bruke.</text:span></text:p>
      <text:p text:style-name="Text_20_body"><text:span text:style-name="T17">PATH</text:span> <text:span text:style-name="T1051">sammen med </text:span>n<text:span text:style-name="T1051">østede</text:span> FOR XML -<text:span text:style-name="T1051">spørringer</text:span> <text:span text:style-name="T1051">gir fleksibilitetetn til</text:span> EXPLICIT, <text:span text:style-name="T1051">men er enklere å bruke.</text:span> </text:p>
      <text:p text:style-name="P479">Under er et par eksempler med bruk av FOR XML PATH</text:p>
      <text:h text:style-name="P752" text:outline-level="4"><text:bookmark-start text:name="__RefHeading___Toc25225_2723464228"/><text:soft-page-break/>FOR XML PATH<text:bookmark-end text:name="__RefHeading___Toc25225_2723464228"/></text:h>
      <text:p text:style-name="P409">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4">TOP</text:span> 2 </text:p>
      <text:p text:style-name="P213">emp_no '@emp_no', first_name, last_name, gender </text:p>
      <text:p text:style-name="P213"><text:span text:style-name="T1034">FROM</text:span> employees</text:p>
      <text:p text:style-name="P30"><text:span text:style-name="T1034">FOR</text:span> XML PATH('ansatt'), root('ansatte');</text:p>
      <text:p text:style-name="P718">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6">Slik vil resultatet <text:span text:style-name="T1051">av setningen over </text:span>se ut:</text:p>
      <text:p text:style-name="Preformatted_20_Text"><text:span text:style-name="Strong_20_Emphasis"><text:span text:style-name="T207">&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1">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5">FROM</text:span> salaries </text:p>
      <text:p text:style-name="P214"><text:span text:style-name="T1035">WHERE</text:span> emp_no = employees.emp_no <text:span text:style-name="T150">FOR</text:span><text:span text:style-name="T17"> XML PATH('salaries'), TYPE</text:span>)</text:p>
      <text:p text:style-name="Preformatted_20_Text"/>
      <text:p text:style-name="Preformatted_20_Text"><text:span text:style-name="T1035">FROM</text:span> employees </text:p>
      <text:p text:style-name="Preformatted_20_Text"><text:span text:style-name="T150">FOR</text:span><text:span text:style-name="T17">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9">Vi brukte nøkkelordet TYPE i underspørringen for å angi at salaries skal listes som underelementer under elementet ansatt. </text:p>
      <text:h text:style-name="P875" text:outline-level="1"><text:bookmark-start text:name="__RefHeading___Toc25546_4206096343"/><text:span text:style-name="T476">Kapittel 15</text:span><text:line-break/>Geometriske og Geografiske data<text:bookmark-end text:name="__RefHeading___Toc25546_4206096343"/></text:h>
      <text:h text:style-name="P842" text:outline-level="2"><text:bookmark-start text:name="__RefHeading___Toc25548_4206096343"/><text:span text:style-name="Strong_20_Emphasis"><text:span text:style-name="T876"></text:span></text:span><text:span text:style-name="T874"> </text:span>Geometriske datatyper<text:bookmark-end text:name="__RefHeading___Toc25548_4206096343"/></text:h>
      <text:p text:style-name="P699">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0">Hvis data er definert som et punkt, kan man søke opp data som ligger innenfor eller utenfor en bestemt radius fra punktet, f.eks. som svar på problemstillingen: «Finn pizzarestauranter som ligger innenfor 300 meter fra der jeg står nå». <text:span text:style-name="T1028">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1">Her er litt om hvordan «de fire store» takler slike problemstillinger:</text:p>
      <text:h text:style-name="P318" text:outline-level="3"><text:bookmark-start text:name="__RefHeading___Toc25550_4206096343"/>Geografiske og geometriske data med MS SQL Server<text:bookmark-end text:name="__RefHeading___Toc25550_4206096343"/></text:h>
      <text:p text:style-name="P702">Microsoft SQL Server skiller mellom to hoved-datatyper <text:span text:style-name="T1029">for stedsanvisninger</text:span>: Geografiske og Geometriske. </text:p>
      <text:p text:style-name="P702"><text:span text:style-name="Strong_20_Emphasis"><text:span text:style-name="T450">Datatypen </text:span></text:span><text:span text:style-name="Strong_20_Emphasis">geometry</text:span> <text:span text:style-name="T1030">brukes til å representere data </text:span>i <text:span text:style-name="T1030">et</text:span> Euclid<text:span text:style-name="T1030">isk</text:span> (flat<text:span text:style-name="T1030">t</text:span>) <text:span text:style-name="T1030">k</text:span>oordinatsystem.</text:p>
      <text:list xml:id="list2901546705" text:style-name="L27">
        <text:list-item>
          <text:p text:style-name="P920"><text:span text:style-name="T1030">Datatypen</text:span> <text:span text:style-name="Strong_20_Emphasis">geography</text:span> <text:span text:style-name="T1030">brukes til å</text:span> represent<text:span text:style-name="T1030">ere</text:span> data i <text:span text:style-name="T1030">et</text:span> <text:span text:style-name="T1030">jordklode-k</text:span>oordinatsystem.</text:p>
        </text:list-item>
      </text:list>
      <text:p text:style-name="Text_20_body"><text:span text:style-name="T1030">Begge</text:span> <text:span text:style-name="T1030">data</text:span>type<text:span text:style-name="T1030">ne</text:span> <text:span text:style-name="T1030">er</text:span> implemente<text:span text:style-name="T1030">rt</text:span> <text:span text:style-name="T1030">som</text:span> .NET <text:span text:style-name="T159">common language runtime (CLR)</text:span> datatype<text:span text:style-name="T1030">r</text:span> i <text:span text:style-name="T1030">MS </text:span>SQL Server.</text:p>
      <text:p text:style-name="P258">MS SQL Server deler inn spatiale data i følgende undertyper:</text:p>
      <text:list xml:id="list1147654368" text:style-name="L28">
        <text:list-item>
          <text:p text:style-name="P921">Point</text:p>
        </text:list-item>
        <text:list-item>
          <text:p text:style-name="P921">LineString</text:p>
        </text:list-item>
        <text:list-item>
          <text:p text:style-name="P921">CircularString</text:p>
        </text:list-item>
        <text:list-item>
          <text:p text:style-name="P921">CompoundCurve</text:p>
        </text:list-item>
        <text:list-item>
          <text:p text:style-name="P921">Polygon</text:p>
        </text:list-item>
        <text:list-item>
          <text:p text:style-name="P921">CurvePolygon</text:p>
        </text:list-item>
        <text:list-item>
          <text:p text:style-name="P921">MultiPoint</text:p>
        </text:list-item>
        <text:list-item>
          <text:p text:style-name="P921">MultiLineString</text:p>
        </text:list-item>
        <text:list-item>
          <text:p text:style-name="P921">MultiPolygon</text:p>
        </text:list-item>
        <text:list-item>
          <text:p text:style-name="P921">GeometryCollection</text:p>
        </text:list-item>
      </text:list>
      <text:p text:style-name="P703"/>
      <text:h text:style-name="P751" text:outline-level="4"><text:bookmark-start text:name="__RefHeading___Toc25552_4206096343"/>Datatype<text:span text:style-name="T1032">n </text:span>Geography<text:bookmark-end text:name="__RefHeading___Toc25552_4206096343"/></text:h>
      <text:p text:style-name="P698"><text:span text:style-name="T1032">Datatypen</text:span> <text:span text:style-name="Strong_20_Emphasis">geography</text:span> <text:span text:style-name="T1032">er </text:span>predefine<text:span text:style-name="T1032">rt og tilgjengelig for alle databaser</text:span>. <text:span text:style-name="T1032">Man kan opprette kolonner med datat</text:span>ype <text:span text:style-name="Strong_20_Emphasis">geography</text:span> <text:span text:style-name="T1032">og legge inn</text:span> <text:span text:style-name="T1033">og hente frem </text:span><text:span text:style-name="Strong_20_Emphasis"><text:span text:style-name="T451">geografiske</text:span></text:span> data <text:span text:style-name="T1032">på samme måte som med andre datatyper.</text:span></text:p>
      <text:p text:style-name="P705">Her er et eksempel på hvordan et punkt (point) kan brukes innenfor geografi og geometri <text:span text:style-name="T1036">(sakset fra Microsofts dokumentasjon til SQL Server) </text:span>:</text:p>
      <text:h text:style-name="Heading_20_4" text:outline-level="4"><text:bookmark-start text:name="__RefHeading___Toc25554_4206096343"/><text:bookmark text:name="geography-data-type"/><text:span text:style-name="T1031">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1">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6">kolonne med datatypen </text:span><text:span text:style-name="Source_20_Text"><text:span text:style-name="T574">geography:</text:span></text:span> <text:span text:style-name="Source_20_Text"><text:span text:style-name="T574">GeogCol1</text:span></text:span><text:span text:style-name="T574">.</text:span> <text:span text:style-name="T1036">En tredje kolonne omdanner</text:span> <text:span text:style-name="Source_20_Text"><text:span text:style-name="T574">geography-kolonnen ti</text:span></text:span><text:span text:style-name="Source_20_Text"><text:span text:style-name="T580">l dens</text:span></text:span> <text:span text:style-name="T17">Open Geospatial Consortium (OGC) Well-Known Text (WKT) - </text:span>representa<text:span text:style-name="T1036">sjon</text:span>, <text:span text:style-name="T1036">og bruker</text:span> <text:span text:style-name="T1036">mtoden</text:span> <text:span text:style-name="Source_20_Text"><text:span text:style-name="T578">STAsText()</text:span></text:span>. <text:span text:style-name="T1036">To rader settes så inn i tabellen: en rad inneholder en </text:span><text:s/><text:span text:style-name="Source_20_Text"><text:span text:style-name="T581">LineString</text:span></text:span> <text:span text:style-name="T1036">undertype av</text:span> <text:span text:style-name="Source_20_Text"><text:span text:style-name="T574">geography</text:span></text:span>, <text:span text:style-name="T1036">og den andre raden inneholder undertypen</text:span> <text:span text:style-name="Source_20_Text"><text:span text:style-name="T581">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4"><text:span text:style-name="T1037">Eksemplet nedenfor bruker metoden <text:s/></text:span><text:span text:style-name="Source_20_Text"><text:span text:style-name="T579">STIntersection()</text:span></text:span><text:span text:style-name="T579"> </text:span><text:span text:style-name="T1027">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2">Resultat:</text:span></text:span></text:p>
      <text:p text:style-name="P223"><text:span text:style-name="Source_20_Text"/></text:p>
      <text:p text:style-name="P223"><text:span text:style-name="Source_20_Text">LINESTRING (-122.35800000000017 47.656000130337446, -122.34800000000006 47.656000260674908)</text:span></text:p>
      <text:h text:style-name="P321" text:outline-level="3"><text:bookmark-start text:name="__RefHeading___Toc25765_1131955894"/><text:soft-page-break/>Eksempel 2 – <text:span text:style-name="T1043">byer som </text:span>punkt<text:span text:style-name="T1043">er</text:span><text:bookmark-end text:name="__RefHeading___Toc25765_1131955894"/></text:h>
      <text:p text:style-name="P711">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2">Som vi ser er det ca. 79 kilometer fra Oslo til Sarpsborg – i luftlinje.</text:p>
      <text:h text:style-name="P327" text:outline-level="3"><text:bookmark-start text:name="__RefHeading___Toc26111_1526864018"/><text:soft-page-break/>Oversikt over OGC-metoder som støttes av SQL Server<text:bookmark-end text:name="__RefHeading___Toc26111_1526864018"/></text:h>
      <text:p text:style-name="P723">Microsoft SQL Server støtter disse metodene fra OGC (Open Geospatial Consortium) :</text:p>
      <text:list xml:id="list1487118088" text:style-name="L29">
        <text:list-item>
          <text:p text:style-name="P922"><text:a xlink:type="simple" xlink:href="https://docs.microsoft.com/en-us/sql/t-sql/spatial-geography/starea-geography-data-type?view=sql-server-2017" text:style-name="Internet_20_link" text:visited-style-name="Visited_20_Internet_20_Link">STArea</text:a></text:p>
        </text:list-item>
      </text:list>
      <text:list xml:id="list4120608587" text:style-name="L30">
        <text:list-item>
          <text:p text:style-name="P923"><text:a xlink:type="simple" xlink:href="https://docs.microsoft.com/en-us/sql/t-sql/spatial-geography/stasbinary-geography-data-type?view=sql-server-2017" text:style-name="Internet_20_link" text:visited-style-name="Visited_20_Internet_20_Link">STAsBinary</text:a></text:p>
        </text:list-item>
        <text:list-item>
          <text:p text:style-name="P923"><text:a xlink:type="simple" xlink:href="https://docs.microsoft.com/en-us/sql/t-sql/spatial-geography/stastext-geography-data-type?view=sql-server-2017" text:style-name="Internet_20_link" text:visited-style-name="Visited_20_Internet_20_Link">STAsText</text:a></text:p>
        </text:list-item>
        <text:list-item>
          <text:p text:style-name="P923"><text:a xlink:type="simple" xlink:href="https://docs.microsoft.com/en-us/sql/t-sql/spatial-geography/stbuffer-geography-data-type?view=sql-server-2017" text:style-name="Internet_20_link" text:visited-style-name="Visited_20_Internet_20_Link">STBuffer</text:a></text:p>
        </text:list-item>
        <text:list-item>
          <text:p text:style-name="P923"><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23"><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23"><text:a xlink:type="simple" xlink:href="https://docs.microsoft.com/en-us/sql/t-sql/spatial-geography/stdifference-geography-data-type?view=sql-server-2017" text:style-name="Internet_20_link" text:visited-style-name="Visited_20_Internet_20_Link">STDifference</text:a></text:p>
        </text:list-item>
        <text:list-item>
          <text:p text:style-name="P923"><text:a xlink:type="simple" xlink:href="https://docs.microsoft.com/en-us/sql/t-sql/spatial-geography/stdimension-geography-data-type?view=sql-server-2017" text:style-name="Internet_20_link" text:visited-style-name="Visited_20_Internet_20_Link">STDimension</text:a></text:p>
        </text:list-item>
        <text:list-item>
          <text:p text:style-name="P923"><text:a xlink:type="simple" xlink:href="https://docs.microsoft.com/en-us/sql/t-sql/spatial-geography/stdisjoint-geography-data-type?view=sql-server-2017" text:style-name="Internet_20_link" text:visited-style-name="Visited_20_Internet_20_Link">STDisjoint</text:a></text:p>
        </text:list-item>
        <text:list-item>
          <text:p text:style-name="P923"><text:a xlink:type="simple" xlink:href="https://docs.microsoft.com/en-us/sql/t-sql/spatial-geography/stdistance-geography-data-type?view=sql-server-2017" text:style-name="Internet_20_link" text:visited-style-name="Visited_20_Internet_20_Link">STDistance</text:a></text:p>
        </text:list-item>
        <text:list-item>
          <text:p text:style-name="P923"><text:a xlink:type="simple" xlink:href="https://docs.microsoft.com/en-us/sql/t-sql/spatial-geography/stendpoint-geography-data-type?view=sql-server-2017" text:style-name="Internet_20_link" text:visited-style-name="Visited_20_Internet_20_Link">STEndpoint</text:a></text:p>
        </text:list-item>
        <text:list-item>
          <text:p text:style-name="P923"><text:a xlink:type="simple" xlink:href="https://docs.microsoft.com/en-us/sql/t-sql/spatial-geography/stequals-geography-data-type?view=sql-server-2017" text:style-name="Internet_20_link" text:visited-style-name="Visited_20_Internet_20_Link">STEquals</text:a></text:p>
        </text:list-item>
        <text:list-item>
          <text:p text:style-name="P923"><text:a xlink:type="simple" xlink:href="https://docs.microsoft.com/en-us/sql/t-sql/spatial-geography/stgeometryn-geography-data-type?view=sql-server-2017" text:style-name="Internet_20_link" text:visited-style-name="Visited_20_Internet_20_Link">STGeometryN</text:a></text:p>
        </text:list-item>
        <text:list-item>
          <text:p text:style-name="P923"><text:a xlink:type="simple" xlink:href="https://docs.microsoft.com/en-us/sql/t-sql/spatial-geography/stgeometrytype-geography-data-type?view=sql-server-2017" text:style-name="Internet_20_link" text:visited-style-name="Visited_20_Internet_20_Link">STGeometryType</text:a></text:p>
        </text:list-item>
        <text:list-item>
          <text:p text:style-name="P923"><text:a xlink:type="simple" xlink:href="https://docs.microsoft.com/en-us/sql/t-sql/spatial-geography/stintersection-geography-data-type?view=sql-server-2017" text:style-name="Internet_20_link" text:visited-style-name="Visited_20_Internet_20_Link">STIntersection</text:a></text:p>
        </text:list-item>
        <text:list-item>
          <text:p text:style-name="P923"><text:a xlink:type="simple" xlink:href="https://docs.microsoft.com/en-us/sql/t-sql/spatial-geography/stintersects-geography-data-type?view=sql-server-2017" text:style-name="Internet_20_link" text:visited-style-name="Visited_20_Internet_20_Link">STIntersects</text:a></text:p>
        </text:list-item>
        <text:list-item>
          <text:p text:style-name="P923"><text:a xlink:type="simple" xlink:href="https://docs.microsoft.com/en-us/sql/t-sql/spatial-geography/stisclosed-geography-data-type?view=sql-server-2017" text:style-name="Internet_20_link" text:visited-style-name="Visited_20_Internet_20_Link">STIsClosed</text:a></text:p>
        </text:list-item>
        <text:list-item>
          <text:p text:style-name="P923"><text:a xlink:type="simple" xlink:href="https://docs.microsoft.com/en-us/sql/t-sql/spatial-geography/stisempty-geography-data-type?view=sql-server-2017" text:style-name="Internet_20_link" text:visited-style-name="Visited_20_Internet_20_Link">STIsEmpty</text:a></text:p>
        </text:list-item>
        <text:list-item>
          <text:p text:style-name="P923"><text:a xlink:type="simple" xlink:href="https://docs.microsoft.com/en-us/sql/t-sql/spatial-geography/stisvalid-geography-data-type?view=sql-server-2017" text:style-name="Internet_20_link" text:visited-style-name="Visited_20_Internet_20_Link">STIsValida</text:a></text:p>
        </text:list-item>
        <text:list-item>
          <text:p text:style-name="P923"><text:a xlink:type="simple" xlink:href="https://docs.microsoft.com/en-us/sql/t-sql/spatial-geography/stlength-geography-data-type?view=sql-server-2017" text:style-name="Internet_20_link" text:visited-style-name="Visited_20_Internet_20_Link">STLength</text:a></text:p>
        </text:list-item>
        <text:list-item>
          <text:p text:style-name="P923"><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23"><text:a xlink:type="simple" xlink:href="https://docs.microsoft.com/en-us/sql/t-sql/spatial-geography/stnumgeometries-geography-data-type?view=sql-server-2017" text:style-name="Internet_20_link" text:visited-style-name="Visited_20_Internet_20_Link">STNumGeometries</text:a></text:p>
        </text:list-item>
        <text:list-item>
          <text:p text:style-name="P923"><text:a xlink:type="simple" xlink:href="https://docs.microsoft.com/en-us/sql/t-sql/spatial-geography/stnumpoints-geography-data-type?view=sql-server-2017" text:style-name="Internet_20_link" text:visited-style-name="Visited_20_Internet_20_Link">STNumPoints</text:a></text:p>
        </text:list-item>
        <text:list-item>
          <text:p text:style-name="P923"><text:a xlink:type="simple" xlink:href="https://docs.microsoft.com/en-us/sql/t-sql/spatial-geography/stpointn-geography-data-type?view=sql-server-2017" text:style-name="Internet_20_link" text:visited-style-name="Visited_20_Internet_20_Link">STPointN</text:a></text:p>
        </text:list-item>
        <text:list-item>
          <text:p text:style-name="P923"><text:a xlink:type="simple" xlink:href="https://docs.microsoft.com/en-us/sql/t-sql/spatial-geography/stsrid-geography-data-type?view=sql-server-2017" text:style-name="Internet_20_link" text:visited-style-name="Visited_20_Internet_20_Link">STSrid</text:a></text:p>
        </text:list-item>
        <text:list-item>
          <text:p text:style-name="P923"><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23"><text:a xlink:type="simple" xlink:href="https://docs.microsoft.com/en-us/sql/t-sql/spatial-geography/stsymdifference-geography-data-type?view=sql-server-2017" text:style-name="Internet_20_link" text:visited-style-name="Visited_20_Internet_20_Link">STSymDifference</text:a></text:p>
        </text:list-item>
        <text:list-item>
          <text:p text:style-name="P923"><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3"/>
      <text:h text:style-name="P876" text:outline-level="1"><text:bookmark-start text:name="__RefHeading___Toc14069_140935937"/><text:span text:style-name="T475">D</text:span><text:span text:style-name="T474">el</text:span><text:span text:style-name="T475"> 2<text:line-break/></text:span><text:span text:style-name="T202">Distribuerte Databaser<text:line-break/><text:line-break/></text:span><text:bookmark-end text:name="__RefHeading___Toc14069_140935937"/></text:h>
      <text:h text:style-name="P878" text:outline-level="1"><text:bookmark-start text:name="__RefHeading___Toc18260_1557834486"/><text:span text:style-name="T476">Kapittel 1</text:span><text:span text:style-name="T485">6</text:span><text:line-break/>Introduksjon til <text:line-break/>Distribuerte databaser<text:bookmark-end text:name="__RefHeading___Toc18260_1557834486"/></text:h>
      <text:h text:style-name="P817" text:outline-level="2"><text:bookmark-start text:name="__RefHeading___Toc18262_1557834486"/><text:span text:style-name="Strong_20_Emphasis"><text:span text:style-name="T876"></text:span></text:span><text:span text:style-name="T874"> </text:span>Hva er distribuerte databaser?<text:bookmark-end text:name="__RefHeading___Toc18262_1557834486"/></text:h>
      <text:p text:style-name="P386">Relasjonelle databaser har tradisjonelt hatt en hovedbegrensning: Programvare og data lever på en og bare en server. Det betyr at man må <text:span text:style-name="T17">skalere opp </text:span><text:span text:style-name="T207">når det begynner å ga tregt, dvs. bruke mer minne, raskere prosessor, raskere disk osv. Det betyr også at man til slutt når et tak, hvor det enten blir uforholdsmessig dyrt eller fysisk umulig å skalere videre. </text:span></text:p>
      <text:p text:style-name="P386"><text:span text:style-name="T207">Med distribuerte databaser lever både progamvaren og data på flere servere som kommuniserer med hverandre. Det vil si at man kan </text:span><text:span text:style-name="T17">skalere ut, </text:span><text:span text:style-name="T207">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8"><text:span text:style-name="T224">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3">Men dette er i ferd med å bedre seg, og vi skal se på noen teknologier som er i ferd med å etablere seg som sterke kandidater for distribuerte databaser hvor man også kan bruke SQL.</text:span></text:p>
      <text:h text:style-name="P818" text:outline-level="2"><text:bookmark-start text:name="__RefHeading___Toc8276_1995625076"/><text:span text:style-name="Strong_20_Emphasis"><text:span text:style-name="T876"></text:span></text:span><text:span text:style-name="T874"> </text:span>Hva er NoSQL?<text:bookmark-end text:name="__RefHeading___Toc8276_1995625076"/></text:h>
      <text:p text:style-name="P411">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1">sannsynlig</text:span> feil<text:span text:style-name="T621">kilde</text:span>. I dag er lagring billig, og man taster sjelden inn data manuelt, slik at det er liten eller ingen økning i antall feil om man lagrer data ett eller 20 steder. </text:p>
      <text:p text:style-name="P412">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3">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7"/>
      <text:h text:style-name="P817" text:outline-level="2"><text:bookmark-start text:name="__RefHeading___Toc6095_317907475"/><text:span text:style-name="Strong_20_Emphasis"><text:span text:style-name="T876"></text:span></text:span><text:span text:style-name="T874">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7">Konsistens</text:span>, <text:span text:style-name="T17">Tilgjengelighet</text:span> og <text:span text:style-name="T17">Partisjons-toleranse</text:span>.<text:bookmark-end text:name="__RefHeading___Toc6551_841703319"/></text:p>
      <text:h text:style-name="P266" text:outline-level="3"><text:bookmark-start text:name="__RefHeading___Toc4523_762629072"/>Konsistens<text:bookmark-end text:name="__RefHeading___Toc4523_762629072"/></text:h>
      <text:p text:style-name="P353">Alle databasens klienter vil få tilbake samme verdi for samme spørring, selv med samtidige oppdateringer</text:p>
      <text:h text:style-name="P266" text:outline-level="3"><text:bookmark-start text:name="__RefHeading___Toc4525_762629072"/>Tilgjengelighet<text:bookmark-end text:name="__RefHeading___Toc4525_762629072"/></text:h>
      <text:p text:style-name="P353">Alle databasens klienter vil alltid være i stand til å lese og skrive data.</text:p>
      <text:h text:style-name="P266" text:outline-level="3"><text:bookmark-start text:name="__RefHeading___Toc4527_762629072"/>Partisjons-toleranse<text:bookmark-end text:name="__RefHeading___Toc4527_762629072"/></text:h>
      <text:p text:style-name="P35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17" text:outline-level="2"><text:bookmark-start text:name="__RefHeading___Toc4529_762629072"/><text:span text:style-name="Strong_20_Emphasis"><text:span text:style-name="T876"></text:span></text:span><text:span text:style-name="T874"> </text:span>Hva betyr dette i praksis?<text:bookmark-end text:name="__RefHeading___Toc4529_762629072"/></text:h>
      <text:p text:style-name="P353"><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19" text:outline-level="2"><text:bookmark-start text:name="__RefHeading___Toc18076_1687682778"/><text:span text:style-name="Strong_20_Emphasis"><text:span text:style-name="T876"></text:span></text:span><text:span text:style-name="T874">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62" text:outline-level="1"><text:bookmark-start text:name="__RefHeading___Toc13187_1590063026"/><text:span text:style-name="T476">Kapittel 1</text:span><text:span text:style-name="T485">7</text:span><text:span text:style-name="T478"><text:line-break/></text:span>Apache Hive og HiveQL<text:bookmark-end text:name="__RefHeading___Toc13187_1590063026"/></text:h>
      <text:h text:style-name="P817" text:outline-level="2"><text:bookmark-start text:name="__RefHeading___Toc13979_140935937"/><text:span text:style-name="Strong_20_Emphasis"><text:span text:style-name="T876"></text:span></text:span><text:span text:style-name="T874"> </text:span>Apache Hive<text:bookmark-end text:name="__RefHeading___Toc13979_140935937"/></text:h>
      <text:p text:style-name="P365"><text:span text:style-name="Strong_20_Emphasis">Apache Hive</text:span> <text:span text:style-name="T466">ble </text:span>opprinnelig utviklet av Facebook for å kunne bruke et SQL-liknende språk <text:span text:style-name="T466">til </text:span>spørringer i store, distribuerte datasett. Hive er <text:span text:style-name="T466">med tiden </text:span>blitt en defacto standard for distribuerte datavarehus <text:span text:style-name="T466">og</text:span> brukes nå av en rekke kjente firmaer, fra Facebook, CNET og Scribd til Netflix og Last.fm. </text:p>
      <text:p text:style-name="P355">En av spesialitetene til Hive er at tabellstrukturen ikke må defineres når man lagrer data («schema on write»), men når man leser dem tilbake («schema on read»). <text:span text:style-name="T467">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17" text:outline-level="2"><text:bookmark-start text:name="__RefHeading___Toc13981_140935937"/><text:span text:style-name="Strong_20_Emphasis"><text:span text:style-name="T876"></text:span></text:span><text:span text:style-name="T874"> </text:span>Hive QL<text:bookmark-end text:name="__RefHeading___Toc13981_140935937"/></text:h>
      <text:p text:style-name="P354"><text:span text:style-name="T17">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17" text:outline-level="2"><text:bookmark-start text:name="__RefHeading___Toc6477_841703319"/><text:span text:style-name="Strong_20_Emphasis"><text:span text:style-name="T876"></text:span></text:span><text:span text:style-name="T874"> </text:span><text:span text:style-name="T205">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5">fra et terminalvindu</text:span>:</text:p>
      <text:p text:style-name="Preformatted_20_Text"><text:span text:style-name="Strong_20_Emphasis">$ beeline</text:span></text:p>
      <text:p text:style-name="P240"><text:soft-page-break/><text:span text:style-name="Strong_20_Emphasis"><text:span text:style-name="T207">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7">scan complete in 4ms</text:span></text:span></text:p>
      <text:p text:style-name="Preformatted_20_Text"><text:span text:style-name="Strong_20_Emphasis"><text:span text:style-name="T207">Connecting to jdbc:hive2://localhost:10000</text:span></text:span></text:p>
      <text:p text:style-name="Preformatted_20_Text"><text:span text:style-name="Strong_20_Emphasis"><text:span text:style-name="T207">SLF4J: Class path contains multiple SLF4J bindings.</text:span></text:span></text:p>
      <text:p text:style-name="Preformatted_20_Text"><text:span text:style-name="Strong_20_Emphasis"><text:span text:style-name="T207">SLF4J: Found binding in [jar:file:/usr/hdp/2.2.0.0-2041/hadoop/lib/slf4j-log4j12-1.7.5.jar!/org/slf4j/impl/StaticLoggerBinder.class]</text:span></text:span></text:p>
      <text:p text:style-name="Preformatted_20_Text"><text:span text:style-name="Strong_20_Emphasis"><text:span text:style-name="T207">SLF4J: Found binding in [jar:file:/usr/hdp/2.2.0.0-2041/hive/lib/hive-jdbc-0.14.0.2.2.0.0-2041-standalone.jar!/org/slf4j/impl/StaticLoggerBinder.class]</text:span></text:span></text:p>
      <text:p text:style-name="Preformatted_20_Text"><text:span text:style-name="Strong_20_Emphasis"><text:span text:style-name="T207">SLF4J: See http://www.slf4j.org/codes.html#multiple_bindings for an explanation.</text:span></text:span></text:p>
      <text:p text:style-name="Preformatted_20_Text"><text:span text:style-name="Strong_20_Emphasis"><text:span text:style-name="T207">SLF4J: Actua l binding is of type [org.slf4j.impl.Log4jLoggerFactory]</text:span></text:span></text:p>
      <text:p text:style-name="Preformatted_20_Text"><text:span text:style-name="Strong_20_Emphasis"><text:span text:style-name="T207">Connected to: Apache Hive (version 0.14.0.2.2.0.0-2041)</text:span></text:span></text:p>
      <text:p text:style-name="Preformatted_20_Text"><text:span text:style-name="Strong_20_Emphasis"><text:span text:style-name="T207">Driver: Hive JDBC (version 0.14.0.2.2.0.0-2041)</text:span></text:span></text:p>
      <text:p text:style-name="Preformatted_20_Text"><text:span text:style-name="Strong_20_Emphasis"><text:span text:style-name="T207">Transaction isolation: TRANSACTION_REPEATABLE_READ</text:span></text:span></text:p>
      <text:p text:style-name="P240"><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0"><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7">0: jdbc:hive2://localhost:10000&gt; show tables; </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tab_name  |</text:span></text:span></text:p>
      <text:p text:style-name="Preformatted_20_Text"><text:soft-page-break/><text:span text:style-name="Strong_20_Emphasis"><text:span text:style-name="T207">+------------+--+</text:span></text:span></text:p>
      <text:p text:style-name="Preformatted_20_Text"><text:span text:style-name="Strong_20_Emphasis"><text:span text:style-name="T207">| apachelog  |</text:span></text:span></text:p>
      <text:p text:style-name="Preformatted_20_Text"><text:span text:style-name="Strong_20_Emphasis"><text:span text:style-name="T207">+------------+--+</text:span></text:span></text:p>
      <text:p text:style-name="P240"><text:span text:style-name="Strong_20_Emphasis"><text:span text:style-name="T207">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7">0: jdbc:hive2://localhost:10000&gt; show databases;</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database_name  |</text:span></text:span></text:p>
      <text:p text:style-name="Preformatted_20_Text"><text:span text:style-name="Strong_20_Emphasis"><text:span text:style-name="T207">+----------------+--+</text:span></text:span></text:p>
      <text:p text:style-name="Preformatted_20_Text"><text:span text:style-name="Strong_20_Emphasis"><text:span text:style-name="T207">| axenna_dwh     |</text:span></text:span></text:p>
      <text:p text:style-name="Preformatted_20_Text"><text:span text:style-name="Strong_20_Emphasis"><text:span text:style-name="T207">| default        |</text:span></text:span></text:p>
      <text:p text:style-name="Preformatted_20_Text"><text:span text:style-name="Strong_20_Emphasis"><text:span text:style-name="T207">| terje          |</text:span></text:span></text:p>
      <text:p text:style-name="Preformatted_20_Text"><text:span text:style-name="Strong_20_Emphasis"><text:span text:style-name="T207">| varehus        |</text:span></text:span></text:p>
      <text:p text:style-name="Preformatted_20_Text"><text:span text:style-name="Strong_20_Emphasis"><text:span text:style-name="T207">+----------------+--+</text:span></text:span></text:p>
      <text:p text:style-name="P240"><text:span text:style-name="Strong_20_Emphasis"><text:span text:style-name="T207">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7">0: jdbc:hive2://localhost:10000&gt; use varehus;<text:line-break/></text:span></text:span></text:p>
      <text:p text:style-name="P240"><text:span text:style-name="Strong_20_Emphasis"><text:span text:style-name="T207">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7"/></text:span></text:p>
      <text:p text:style-name="Preformatted_20_Text"><text:span text:style-name="Strong_20_Emphasis"><text:span text:style-name="T207">0: jdbc:hive2://localhost:10000&gt; desc kontakter;</text:span></text:span></text:p>
      <text:p text:style-name="Preformatted_20_Text"><text:span text:style-name="Strong_20_Emphasis"><text:span text:style-name="T207"/></text:span></text:p>
      <text:p text:style-name="Preformatted_20_Text"><text:span text:style-name="Strong_20_Emphasis"><text:span text:style-name="T207">+-----------+------------+----------+--+</text:span></text:span></text:p>
      <text:p text:style-name="Preformatted_20_Text"><text:span text:style-name="Strong_20_Emphasis"><text:span text:style-name="T207">| col_name  | data_type  | comment  |</text:span></text:span></text:p>
      <text:p text:style-name="Preformatted_20_Text"><text:span text:style-name="Strong_20_Emphasis"><text:span text:style-name="T207">+-----------+------------+----------+--+</text:span></text:span></text:p>
      <text:p text:style-name="Preformatted_20_Text"><text:span text:style-name="Strong_20_Emphasis"><text:span text:style-name="T207">| navn      | string     |          |</text:span></text:span></text:p>
      <text:p text:style-name="Preformatted_20_Text"><text:span text:style-name="Strong_20_Emphasis"><text:span text:style-name="T207">| tel       | string     |          |</text:span></text:span></text:p>
      <text:p text:style-name="Preformatted_20_Text"><text:soft-page-break/><text:span text:style-name="Strong_20_Emphasis"><text:span text:style-name="T207">| alder     | int        |          |</text:span></text:span></text:p>
      <text:p text:style-name="Preformatted_20_Text"><text:span text:style-name="Strong_20_Emphasis"><text:span text:style-name="T207">| epost     | string     |          |</text:span></text:span></text:p>
      <text:p text:style-name="Preformatted_20_Text"><text:span text:style-name="Strong_20_Emphasis"><text:span text:style-name="T207">+-----------+------------+----------+--+</text:span></text:span></text:p>
      <text:p text:style-name="P240"><text:span text:style-name="Strong_20_Emphasis"><text:span text:style-name="T207">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3"/></text:span></text:p>
      <text:p text:style-name="Preformatted_20_Text"><text:span text:style-name="Strong_20_Emphasis"><text:span text:style-name="T207">0: jdbc:hive2://localhost:10000&gt; !quit</text:span></text:span></text:p>
      <text:p text:style-name="P240"><text:span text:style-name="Strong_20_Emphasis"><text:span text:style-name="T207"><text:line-break/>Closing: 0: jdbc:hive2://localhost:10000</text:span></text:span></text:p>
      <text:p text:style-name="Text_20_body"/>
      <text:p text:style-name="Text_20_body"/>
      <text:h text:style-name="P862" text:outline-level="1"><text:bookmark-start text:name="__RefHeading___Toc13983_140935937"/><text:span text:style-name="T476">Kapittel 1</text:span><text:span text:style-name="T485">8</text:span><text:span text:style-name="T478"><text:line-break/></text:span>Apache Phoenix <text:span text:style-name="T832">-</text:span><text:line-break/>SQL <text:span text:style-name="T204">for</text:span> H<text:span text:style-name="T700">B</text:span>ase<text:bookmark-end text:name="__RefHeading___Toc13983_140935937"/></text:h>
      <text:h text:style-name="P820" text:outline-level="2"><text:bookmark-start text:name="__RefHeading___Toc8278_1995625076"/><text:span text:style-name="Strong_20_Emphasis"><text:span text:style-name="T876"></text:span></text:span><text:span text:style-name="T874"> </text:span>Hva er Phoenix?<text:bookmark-end text:name="__RefHeading___Toc8278_1995625076"/></text:h>
      <text:p text:style-name="P458">Apache Phoenix er en SQL-overbygning på den distribuerte databasen <text:span text:style-name="T17">HBase. </text:span><text:span text:style-name="T269">H’en i HBase står for </text:span><text:span text:style-name="T54">Hadoop</text:span><text:span text:style-name="T269">, og HBase er en kolonnebasert, distribuert database som er tett integrert med økosystemet </text:span><text:span text:style-name="T271">til </text:span><text:span text:style-name="T269">Hadoop, </text:span><text:span text:style-name="T274">som bl.a. omfatter Apache Spark (se neste kapittel).</text:span><text:span text:style-name="T269"> HBase brukes bl.a. av Facebook til å lagre «likes» og til </text:span><text:span text:style-name="T272">Facebooks meldings-</text:span><text:span text:style-name="T269">system. </text:span><text:span text:style-name="T273">HBase kan håndtere millioner av rader og milliarder </text:span><text:span text:style-name="T274">av </text:span><text:span text:style-name="T273">kolonner i en tabell.</text:span></text:p>
      <text:p text:style-name="P458"><text:span text:style-name="T207">Phoenix ble opprinnelig utviklet hos selskapet Salesforce, og så donert til Apache Software Foundation, hvor prosjektet nå videreutvikles. </text:span><text:span text:style-name="T270">Ved å tilby støtte for SQL øker </text:span><text:span text:style-name="T269">Phoenix </text:span><text:span text:style-name="T270">anvendbarheten til HBase betraktelig.</text:span></text:p>
      <text:h text:style-name="P817" text:outline-level="2"><text:bookmark-start text:name="__RefHeading___Toc13189_1590063026"/><text:span text:style-name="Strong_20_Emphasis"><text:span text:style-name="T876"></text:span></text:span><text:span text:style-name="T874"> </text:span>Noen eksempler<text:bookmark-end text:name="__RefHeading___Toc13189_1590063026"/></text:h>
      <text:p text:style-name="P459">Eksemplene i dette kapittelet er laget med terminalklienten til Phoenix 4.7, installert som en del av Hortonworks Data Platform (HDP – versjon 2.5.3) med installasjons- og konfigureringsverktøyet Apache Ambari. <text:span text:style-name="T701">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9">Etter litt forklarende ouput til skjermen, er klienten (som vi ser er bygget med programmet sqlline) klar til bruk:</text:p>
      <text:p text:style-name="P95"><text:soft-page-break/></text:p>
      <text:p text:style-name="P95">0: jdbc:phoenix:&gt; <text:line-break/></text:p>
      <text:p text:style-name="P457">La oss først opprette en tabell i Phoenix, for eksempel over brukere, og siden det er støtte for komplekse datatyper her, kan vi lage en kolonne med datatypen <text:span text:style-name="T17">varchar array</text:span> (tekstbasert liste) hvor vi f.eks. kan legge inn flere epostadresser per bruker. Slik kan <text:span text:style-name="T689">SQL-setningen for å </text:span>oppret<text:span text:style-name="T689">t</text:span>e en slik enkel tabell se ut <text:span text:style-name="T689">(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89"><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0"><text:span text:style-name="T690"><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3">!outputormat</text:span><text:span text:style-name="T690">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1"><text:soft-page-break/>Vi ser at vi kan velge kommaseparert, tabell, tabulator-separert, vertikal eller to ulike XML-fomater <text:s/>- en med feltene satt inn som attributter, og en med feltene som elementer. For skjermbruk er <text:span text:style-name="T17">vertical </text:span><text:span text:style-name="T207">et godt alternativ til </text:span><text:span text:style-name="T17">table </text:span><text:span text:style-name="T207">for brede tabeller: </text:span></text:p>
      <text:p text:style-name="P96"><text:line-break/>0: jdbc:phoenix:&gt; !outputformat vertical<text:line-break/></text:p>
      <text:p text:style-name="P460"/>
      <text:p text:style-name="P460"><text:span text:style-name="T690">Så kan vi legge inn data i tabellen. Legg merke til at vi gjør dette med nøkkelordene </text:span><text:span text:style-name="T53">UPSERT INTO</text:span><text:span text:style-name="T268">, som Phoenix bruker både til å erstatte INSERT INTO og UPDATE, slik at vi har samme syntaks for begge operasjonene. Vi skal straks se hvordan dette fungerer i praksis:</text:span></text:p>
      <text:p text:style-name="P83"><text:span text:style-name="T268"><text:line-break/>UPSERT INTO terje.brukere (id, fornavn, etternavn, epost) VALUES (1,'Donald','Duck',ARRAY[</text:span>'donald@disney.com'<text:span text:style-name="T268">,'donald.duck@gmail.com']);</text:span></text:p>
      <text:p text:style-name="P83"><text:s/></text:p>
      <text:p text:style-name="P394">Og vi kan se innholdet i tabellen slik:</text:p>
      <text:p text:style-name="P84"><text:line-break/><text:span text:style-name="T691">SELECT</text:span> * <text:span text:style-name="T691">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2">+-----+----------+------------+-------------------------------------------------+</text:span><text:line-break/></text:p>
      <text:p text:style-name="P463"><text:span text:style-name="T207"><text:line-break/></text:span><text:span text:style-name="T275">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0"/>
      <text:p text:style-name="MERK"><text:soft-page-break/><text:span text:style-name="T17">MERK:</text:span> Dersom vi vil endre kun <text:span text:style-name="T695">é</text:span>n av epostene i listen, må vi endre hele listen samtidig, med <text:s/>UPSERT INTO. Vi kan mao ikke bare endre én del av en liste, men må endre alle delene samtidig (i <text:s/>gjeldende, det vil si versjon 4.7 av Phoenix.)</text:p>
      <text:p text:style-name="P399">Hvis vi vil hente ut en <text:span text:style-name="T702">enkelt </text:span>av epostene i listen, kan vi gjøre det ved å referere til dens plassering, som starter med 1 for den første på listen. <text:span text:style-name="T694">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97">+--------------+------------------------+</text:span><text:line-break/></text:p>
      <text:p text:style-name="P398">Vi ser at Phoenix bruker samme syntaks for sammenslåing av felt (concatenation) som Oracle og PostgreSQL. </text:p>
      <text:p text:style-name="P395">Vi kan legge til et par nye felt med standard SQL-syntaks, f.eks. slik:</text:p>
      <text:p text:style-name="P86"><text:line-break/>ALTER TABLE terje.brukere ADD registrert timestamp, oppdatert timestamp;<text:line-break/></text:p>
      <text:p text:style-name="P395">Så kan vi <text:span text:style-name="T696">legge inn en ny rad:</text:span></text:p>
      <text:p text:style-name="P87"><text:line-break/>UPSERT INTO terje.brukere (id, fornavn, etternavn, epost, registrert) VALUES (2,'Dolly','Duck',ARRAY['daisy@disney.com','daisy.duck@gmail.com'],now());<text:line-break/></text:p>
      <text:p text:style-name="P396">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7">Vi ser at Phoenix støtter funksjonen NOW() for å lagre tidspunktet akkurat nå. <text:span text:style-name="T698">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98">+---------------------------------+-------+----+-----+</text:span> <text:line-break/></text:p>
      <text:p text:style-name="P396"><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6"><text:line-break/><text:span text:style-name="T699">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2">Og du kan opprette indekser på en plassering i en liste, f.eks. første epost i epost-feltet:</text:p>
      <text:p text:style-name="P156">create index epost_idx on terje.brukere (epost[1]);</text:p>
      <text:p text:style-name="P58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88">s</text:span> det:</text:p>
      <text:p text:style-name="Preformatted_20_Text">select <text:span text:style-name="T17">/*+ INDEX(hr.employees employees_last_name_idx) */</text:span> first_name, last_name from hr.employees where last_name like 'Sin%';</text:p>
      <text:p text:style-name="P585">Men vi kan også opprette en <text:span text:style-name="T17">lokal indeks</text:span>, ved å legge til nøkelordet <text:span text:style-name="T17">local</text:span><text:span text:style-name="T207">,, slik.</text:span></text:p>
      <text:p text:style-name="Preformatted_20_Text">create <text:span text:style-name="T17">local</text:span> index local_last_name_idx on hr.employees (last_name);</text:p>
      <text:p text:style-name="P403">Og da vil Phoenix bruke denne uten hint, som vi kan se ved å bruke explain før select:</text:p>
      <text:p text:style-name="P156">explain select first_name, last_name from hr.employees where last_name = 'Sigstam'; </text:p>
      <text:p text:style-name="P156"><text:line-break/><text:span text:style-name="T809">+---------------------------------------------------------------------------------------+ <text:line-break/>|                                         PLAN                                          | <text:line-break/>+---------------------------------------------------------------------------------------+ <text:line-break/>| CLIENT 1-CHUNK PARALLEL 1-WAY ROUND ROBIN RANGE SCAN OVER HR.EMPLOYEES [1,'Sigstam']  | <text:line-break/>|     SERVER FILTER BY FIRST KEY ONLY                                                   | <text:line-break/>+---------------------------------------------------------------------------------------+</text:span></text:p>
      <text:p text:style-name="P585"/>
      <text:h text:style-name="Heading_20_3" text:outline-level="3"><text:bookmark-start text:name="__RefHeading___Toc19959_1644708593"/>Selv-økende felt ved bruk av sekvenser<text:bookmark-end text:name="__RefHeading___Toc19959_1644708593"/></text:h>
      <text:p text:style-name="P583">Phoenix har støtte for felt med selvøkende verdier ved at man oppretter en <text:span text:style-name="T17">sekvens</text:span> og bruker den til å fylle inn verdien for feltet - i likhet med slik det gjøres med bl.a. Oracle. En sekvens opprettes slik:</text:p>
      <text:p text:style-name="Preformatted_20_Text">create sequence &lt;navn&gt; <text:span text:style-name="T886">[evt startverdi, intervall for økning, sluttverdi]</text:span></text:p>
      <text:p text:style-name="P58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3">Slik <text:span text:style-name="T887">kan vi </text:span>bruke sekvensen:</text:p>
      <text:p text:style-name="P155">upsert into terje.brukere (id, fornavn, etternavn, registrert) </text:p>
      <text:p text:style-name="P155">values (<text:span text:style-name="T17">next value for terje.brukere</text:span>, 'Petter','Smart',now());</text:p>
      <text:p text:style-name="P584"><text:soft-page-break/>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2"/>
      <text:p text:style-name="P764">Eksterne ressurser</text:p>
      <text:p text:style-name="P766"><text:span text:style-name="T222">Apache Phoenix offisielle nettsider: </text:span><text:a xlink:type="simple" xlink:href="http://phoenix.apache.org/" text:style-name="Internet_20_link" text:visited-style-name="Visited_20_Internet_20_Link"><text:span text:style-name="T222">http://phoenix.apache.org</text:span></text:a></text:p>
      <text:p text:style-name="P385"/>
      <text:p text:style-name="P455"/>
      <text:h text:style-name="P862" text:outline-level="1"><text:bookmark-start text:name="__RefHeading___Toc13987_140935937"/><text:span text:style-name="T476">Kapittel 1</text:span><text:span text:style-name="T486">9</text:span><text:span text:style-name="T478"><text:line-break/></text:span><text:span text:style-name="T833">Sp</text:span>ark SQL <text:bookmark-end text:name="__RefHeading___Toc13987_140935937"/></text:h>
      <text:h text:style-name="P821" text:outline-level="2"><text:bookmark-start text:name="__RefHeading___Toc8282_1995625076"/><text:span text:style-name="Strong_20_Emphasis"><text:span text:style-name="T876"></text:span></text:span><text:span text:style-name="T874"> </text:span>Hva er Spark?<text:bookmark-end text:name="__RefHeading___Toc8282_1995625076"/></text:h>
      <text:p text:style-name="P367"><text:span text:style-name="T499">Fra prosjektets hjemmeside: </text:span><text:span text:style-name="T16">Apache Spark™</text:span> is a fast and general engine for large-scale data processing. </text:p>
      <text:p text:style-name="P377">Apache Spark ble opprinnelig skrevet som et studentprosjekt ved UC Berkeley av Matei Zaharia. <text:span text:style-name="T592">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8"><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2">Spark </text:span>Streaming, <text:span text:style-name="T592">Spark </text:span>M<text:span text:style-name="T592">Ll</text:span>ib. <text:span text:style-name="T592">Spark GraphX og Spark SQL – som håndterer henholdsvis data i bevegelse, maskinlæring, analyser av grafiske data og SQL mot støttede databaser og filer.</text:span></text:p>
      <text:p text:style-name="P378"><text:span text:style-name="T627">Se </text:span><text:span text:style-name="T33">Vedlegg XXX </text:span><text:span text:style-name="T627">for veiledning til installasjon av Spark</text:span></text:p>
      <text:h text:style-name="P822" text:outline-level="2"><text:bookmark-start text:name="__RefHeading___Toc15659_820443553"/><text:span text:style-name="Strong_20_Emphasis"><text:span text:style-name="T876"></text:span></text:span><text:span text:style-name="T874"> </text:span>Hva er Spark SQL?<text:bookmark-end text:name="__RefHeading___Toc15659_820443553"/></text:h>
      <text:p text:style-name="P417">Spark SQL er <text:span text:style-name="T592">Spark-komponenten</text:span> som lar deg bruke SQL mot alle datakilder som er tilgjengelige for Spark, <text:span text:style-name="T586">gjerne lagret på klynger av servere, f.eks. i et distribuert filsystem som </text:span><text:span text:style-name="T25">Hadoop</text:span><text:span text:style-name="T17"> </text:span><text:span text:style-name="T25">Distributed File System</text:span><text:span text:style-name="T586"> (HDFS) og i et format som f.eks. </text:span><text:span text:style-name="T25">Parquet</text:span><text:span text:style-name="T586">, </text:span><text:span text:style-name="T25">Avro</text:span><text:span text:style-name="T586">, </text:span><text:span text:style-name="T25">Hive, </text:span><text:span text:style-name="T32">Cassandra, HBase, S3</text:span><text:span text:style-name="T25"> </text:span><text:span text:style-name="T586">eller rett og slett en kommaseparert tekstfil.</text:span></text:p>
      <text:h text:style-name="P823" text:outline-level="2"><text:bookmark-start text:name="__RefHeading___Toc8284_1995625076"/><text:span text:style-name="Strong_20_Emphasis"><text:span text:style-name="T876"></text:span></text:span><text:span text:style-name="T874"> </text:span>Sparks terminalklienter<text:bookmark-end text:name="__RefHeading___Toc8284_1995625076"/></text:h>
      <text:p text:style-name="P379">Spark inneholder <text:span text:style-name="T625">flere</text:span> terminalklient<text:span text:style-name="T625">er</text:span> som gjør det enkelt å skrive SQL direkte mot f.eks. Hive-tabeller eller andre datakilder. <text:span text:style-name="T625">Terminalklienten for Spark SQL gir oss en terminal der vi kan begynne å skrive SQL direkte. Men du kan også skrive SQL med terminalklienten for Scala, Python og R (se eksempler nedenfor). </text:span></text:p>
      <text:p text:style-name="P380">Terminalklienten <text:span text:style-name="T626">til Spark SQL </text:span>startes med kommandoen <text:span text:style-name="T17">spark-sql</text:span>, som gir oss en prompt tilbake:</text:p>
      <text:p text:style-name="P28"><text:soft-page-break/>$ spark-sql</text:p>
      <text:p text:style-name="P29"/>
      <text:p text:style-name="P9"><text:span text:style-name="T615">s</text:span><text:span text:style-name="T616">park-sql&gt; </text:span><text:s/></text:p>
      <text:p text:style-name="P31"/>
      <text:p text:style-name="P410">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1"/>
      <text:p text:style-name="P381"/>
      <text:p text:style-name="P382">Så kan vi gå inn i databasen hr, <text:span text:style-name="T619">og se hvilke tabeller</text:span> <text:span text:style-name="T619">den inneholder, </text:span>slik:</text:p>
      <text:p text:style-name="P38"/>
      <text:p text:style-name="P8">spark-sql&gt; use hr;</text:p>
      <text:p text:style-name="P8">spark-sql&gt; show tables;</text:p>
      <text:p text:style-name="P8"/>
      <text:p text:style-name="P8"><text:span text:style-name="T598">departments<text:tab/>false </text:span><text:span text:style-name="T614"><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0">Og vi kan bruke standard SQL-setninger for å søke i tabellene:</text:span></text:p>
      <text:p text:style-name="P23">spark-sql&gt; SELECT * from salaries limit 3;</text:p>
      <text:p text:style-name="P39"/>
      <text:p text:style-name="P24"><text:soft-page-break/><text:span text:style-name="T600">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17" text:outline-level="2"><text:bookmark-start text:name="__RefHeading___Toc8286_1995625076"/><text:span text:style-name="Strong_20_Emphasis"><text:span text:style-name="T876"></text:span></text:span><text:span text:style-name="T874"> </text:span>SQL direkte mot en fil<text:bookmark-end text:name="__RefHeading___Toc8286_1995625076"/></text:h>
      <text:p text:style-name="P383">Vi kan også kjøre SQL-setninger direkte mot en fil, som f.eks. en Parquet-fil eller komma-separert fil:</text:p>
      <text:p text:style-name="P384">Eksempel på SQL direkte mot en Parquet-fil lagret i HDFS:</text:p>
      <text:p text:style-name="P26"><text:span text:style-name="T599">spark-sql&gt; </text:span><text:span text:style-name="T593">select * from parquet.`hitsPerDay.p</text:span><text:span text:style-name="T599">ar</text:span><text:span text:style-name="T593">q</text:span><text:span text:style-name="T599">uet</text:span><text:span text:style-name="T593">` limit 3;</text:span></text:p>
      <text:p text:style-name="P40"/>
      <text:p text:style-name="Preformatted_20_Text">201<text:span text:style-name="T620">6</text:span>-11-20      2529 <text:line-break/>201<text:span text:style-name="T620">6</text:span>-11-21      1234 <text:line-break/>201<text:span text:style-name="T620">6</text:span>-11-22      7472 <text:line-break/></text:p>
      <text:p text:style-name="P78">Time taken: 3.075 seconds, Fetched 3 row(s) <text:line-break/>17/01/28 17:03:29 INFO CliDriver: Time taken: 3.075 seconds, Fetched 3 row(s)</text:p>
      <text:p text:style-name="P78"><text:line-break/></text:p>
      <text:p text:style-name="P454"/>
      <text:p text:style-name="P384">Eksempel på SQL direkte mot en kommaseparert fil hvor skilletegnet er | - lagret i HDFS:</text:p>
      <text:p text:style-name="P25"><text:span text:style-name="T221">spark-sql&gt; </text:span><text:span text:style-name="T594">select * from csv.`avd.csv` </text:span><text:span text:style-name="T595">limit </text:span><text:span text:style-name="T596">3</text:span><text:span text:style-name="T594">;</text:span><text:span text:style-name="T614"><text:line-break/></text:span></text:p>
      <text:p text:style-name="Preformatted_20_Text"><text:span text:style-name="T598">avdeling|ansatte|leder|kjønn|alder </text:span><text:span text:style-name="T614"><text:line-break/>Development|61386|Leon DasSarma|F|52 years 5 mons 2 days <text:line-break/>Production|53304|Oscar Ghazalie|M|53 years 2 mons <text:line-break/>Sales|37701|Hauke Zhang|M|61 years 6 mons 11 days <text:line-break/>(</text:span><text:span text:style-name="T617">3</text:span><text:span text:style-name="T614"> rows) <text:line-break/></text:span></text:p>
      <text:p text:style-name="P25"><text:span text:style-name="T614">Time taken: 0.445 seconds, Fetched </text:span><text:span text:style-name="T617">5</text:span><text:span text:style-name="T614"> row(s) <text:line-break/>17/01/28 17:09:54 INFO CliDriver: Time taken: 0.445 seconds, Fetched </text:span><text:span text:style-name="T617">5</text:span><text:span text:style-name="T614"> </text:span><text:soft-page-break/><text:span text:style-name="T614">row(s)<text:line-break/></text:span></text:p>
      <text:p text:style-name="P383"/>
      <text:h text:style-name="P824" text:outline-level="2"><text:bookmark-start text:name="__RefHeading___Toc8288_1995625076"/><text:span text:style-name="Strong_20_Emphasis"><text:span text:style-name="T876"></text:span></text:span><text:span text:style-name="T874"> </text:span>Spark SQL via Scala, Python, Java og R<text:bookmark-end text:name="__RefHeading___Toc8288_1995625076"/></text:h>
      <text:p text:style-name="P384">Vi kan også kjøre SQL-setninger fra Spark-programmer skrevet i Scala, Python, Java eller R.</text:p>
      <text:p text:style-name="P373">Eksempel på SQL mot Parquet-fil med <text:span text:style-name="T17">Scala</text:span>:</text:p>
      <text:p text:style-name="P414">Start f.eks. Scala-terminalklienten med kommandoen: <text:span text:style-name="T17">spark-shell</text:span></text:p>
      <text:p text:style-name="Preformatted_20_Text"><text:span text:style-name="T600">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2">scala&gt; </text:span>val sqlDF = <text:span text:style-name="T646">spark.</text:span>sql("SELECT * FROM parquet.`<text:span text:style-name="T622">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4">scala&gt; sqlDF.show(5) </text:span><text:span text:style-name="T618"><text:line-break/></text:span><text:span text:style-name="T614">+----------+-----+ <text:line-break/>|       day|count| <text:line-break/>+----------+-----+ <text:line-break/>|2015-11-20| 2529| <text:line-break/>|2015-11-21| 1234| <text:line-break/>|2015-11-22| 7472| <text:line-break/>|2015-11-23| 2642| <text:line-break/>|2015-11-24| 6854| <text:line-break/></text:span><text:soft-page-break/><text:span text:style-name="T614">+----------+-----+ <text:line-break/>only showing top 5 rows</text:span></text:p>
      <text:p text:style-name="P373">Eksempel på SQL mot Parquet-fil med <text:span text:style-name="T17">Python</text:span>:</text:p>
      <text:p text:style-name="P415">Start f.eks. Python-terminalklienten med kommandoen: <text:span text:style-name="T17">pyspark</text:span></text:p>
      <text:p text:style-name="Preformatted_20_Text"><text:span text:style-name="T598">Welcome to </text:span><text:span text:style-name="T614"><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4">&gt;&gt;&gt; </text:span>df = <text:span text:style-name="T646">spark.</text:span>sql("SELECT * FROM parquet.`<text:span text:style-name="T623">hitsPerDay.parquet</text:span>`")</text:p>
      <text:p text:style-name="Preformatted_20_Text"><text:span text:style-name="T600">&gt;&gt;&gt; df.printSchema() <text:s text:c="2"/>// </text:span><text:span text:style-name="T601">print tabellstrukturen til skjerm</text:span><text:line-break/>root <text:line-break/>|-- day: string (nullable = true) <text:line-break/>|-- count: long (nullable = true) <text:line-break/><text:line-break/>&gt;&gt;&gt; df.show(5) <text:s text:c="2"/><text:tab/> <text:s text:c="4"/>// <text:span text:style-name="T624">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3"><text:line-break/>Eksempel på SQL mot Parquet-fil med <text:span text:style-name="T17">Java</text:span>:</text:p>
      <text:p text:style-name="P21">Dataset&lt;Row&gt; sqlDF =</text:p>
      <text:p text:style-name="Preformatted_20_Text">spark.sql("SELECT * FROM parquet.`<text:span text:style-name="T623">hitsPerDay</text:span>.parquet`");</text:p>
      <text:p text:style-name="P373"><text:line-break/>Eksempel på SQL mot Parquet-fil med <text:span text:style-name="T17">R</text:span>:</text:p>
      <text:p text:style-name="P416"><text:soft-page-break/>Start feks. R-terminalklienten med kommandoen: <text:span text:style-name="T17">sparkR</text:span></text:p>
      <text:p text:style-name="Preformatted_20_Text"><text:span text:style-name="T600">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4">&gt; </text:span>df &lt;- sql("SELECT * FROM parquet.`<text:span text:style-name="T623">hitsPerDay</text:span>.parquet`")</text:p>
      <text:p text:style-name="P41"/>
      <text:p text:style-name="Preformatted_20_Text"><text:span text:style-name="T600">&gt; names(df) <text:s text:c="10"/><text:tab/>// </text:span><text:span text:style-name="T601">print kolonnenavnene til skjerm</text:span><text:line-break/>[1] "day"   "count"<text:line-break/></text:p>
      <text:p text:style-name="Preformatted_20_Text"><text:span text:style-name="T600">&gt; head(df,5)  <text:tab/><text:tab/></text:span><text:span text:style-name="T612">// </text:span><text:span text:style-name="T613">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65">Eksterne Ressurser</text:p>
      <text:p text:style-name="P767"><text:span text:style-name="T214">- Spark SQL dokumentasjon: </text:span><text:a xlink:type="simple" xlink:href="http://spark.apache.org/docs/latest/sql-programming-guide.html" text:style-name="Internet_20_link" text:visited-style-name="Visited_20_Internet_20_Link"><text:span text:style-name="T215">http://spark.apache.org/docs/latest/sql-programming-guide.html</text:span></text:a><text:span text:style-name="T26"><text:line-break/>- </text:span>Spark <text:span text:style-name="T588">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88">sql</text:span></text:a><text:line-break/><text:span text:style-name="T587">- Hadoop offisielle nettsider: </text:span><text:a xlink:type="simple" xlink:href="http://hadoop.apache.org/" text:style-name="Internet_20_link" text:visited-style-name="Visited_20_Internet_20_Link"><text:span text:style-name="T587">http://hadoop.apache.org</text:span></text:a><text:span text:style-name="T587"><text:line-break/>- Parquet offisielle nettsider: </text:span><text:a xlink:type="simple" xlink:href="http://parquet.apache.org/" text:style-name="Internet_20_link" text:visited-style-name="Visited_20_Internet_20_Link"><text:span text:style-name="T587">http://parquet.apache.org</text:span></text:a></text:p>
      <text:h text:style-name="P877" text:outline-level="1"><text:bookmark-start text:name="__RefHeading___Toc9929_2115805896"/><text:span text:style-name="T880">Vedlegg 1<text:line-break/></text:span><text:span text:style-name="T881">Installasjon og konfigurering av <text:s/>MySQL, MariaDB, PostgreSQL, Oracle Express og MS SQL Server</text:span><text:bookmark-end text:name="__RefHeading___Toc9929_2115805896"/></text:h>
      <text:h text:style-name="P825" text:outline-level="2"><text:bookmark-start text:name="__RefHeading___Toc19553_1580825334"/><text:span text:style-name="Strong_20_Emphasis"><text:span text:style-name="T876"></text:span></text:span><text:span text:style-name="Strong_20_Emphasis"><text:span text:style-name="T875"> </text:span></text:span><text:span text:style-name="Strong_20_Emphasis"><text:span text:style-name="T882"><text:s/></text:span></text:span><text:span text:style-name="Strong_20_Emphasis"><text:span text:style-name="T389">MySQL</text:span></text:span><text:bookmark-end text:name="__RefHeading___Toc19553_1580825334"/></text:h>
      <text:p text:style-name="P57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8">Velg ditt operativsystem og 32 eller 64s versjon, last ned og kjør installasjonsprogrammet. Velg default-innstillingene. </text:p>
      <text:p text:style-name="P57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3" text:outline-level="3"><text:bookmark-start text:name="__RefHeading___Toc5706_920682125"/>Linux<text:bookmark-end text:name="__RefHeading___Toc5706_920682125"/></text:h>
      <text:h text:style-name="P749" text:outline-level="4"><text:bookmark-start text:name="__RefHeading___Toc19081_2730267216"/>Ubuntu / Debian / Linux Mint<text:bookmark-end text:name="__RefHeading___Toc19081_2730267216"/></text:h>
      <text:p text:style-name="P578">Åpne et terminalvindu og tast inn: <text:span text:style-name="Strong_20_Emphasis">sudo apt install mysql-server mysql-workbench</text:span></text:p>
      <text:h text:style-name="P749" text:outline-level="4"><text:bookmark-start text:name="__RefHeading___Toc19083_2730267216"/>Fedora / Red Hat / Centos: <text:bookmark-end text:name="__RefHeading___Toc19083_2730267216"/></text:h>
      <text:list xml:id="list2005641897" text:style-name="L31">
        <text:list-item>
          <text:p text:style-name="P935">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24">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49" text:outline-level="4"><text:bookmark-start text:name="__RefHeading___Toc19085_2730267216"/>SuSE / OpenSuse <text:bookmark-end text:name="__RefHeading___Toc19085_2730267216"/></text:h>
      <text:p text:style-name="P578">Åpne et terminalvindu og tast inn: <text:span text:style-name="Strong_20_Emphasis">sudo zypper install mysql-server mysql-workbench</text:span></text:p>
      <text:p text:style-name="P779"><text:span text:style-name="Strong_20_Emphasis">MERK: </text:span>Installasjon av MySQL-server vil fjerne evt. eksisterende installasjoner av MariaDB-server på en Fedora/Red Hat/Centos-maskin.</text:p>
      <text:h text:style-name="P810" text:outline-level="2"><text:bookmark-start text:name="__RefHeading___Toc5708_920682125"/><text:soft-page-break/><text:span text:style-name="Strong_20_Emphasis"><text:span text:style-name="T876"></text:span></text:span><text:span text:style-name="T874"> </text:span>Installasjon av MariaDB<text:bookmark-end text:name="__RefHeading___Toc5708_920682125"/></text:h>
      <text:h text:style-name="P293" text:outline-level="3"><text:bookmark-start text:name="__RefHeading___Toc5710_920682125"/>Windows / Mac<text:bookmark-end text:name="__RefHeading___Toc5710_920682125"/></text:h>
      <text:p text:style-name="P578">MariaDB kan lastes ned fra denne lenken: <text:a xlink:type="simple" xlink:href="https://downloads.mariadb.org/" office:target-frame-name="_blank" xlink:show="new" text:style-name="Internet_20_link" text:visited-style-name="Visited_20_Internet_20_Link">https://downloads.mariadb.org/</text:a></text:p>
      <text:h text:style-name="P293" text:outline-level="3"><text:bookmark-start text:name="__RefHeading___Toc5712_920682125"/>Linux<text:bookmark-end text:name="__RefHeading___Toc5712_920682125"/></text:h>
      <text:h text:style-name="P749" text:outline-level="4"><text:bookmark-start text:name="__RefHeading___Toc19087_2730267216"/>Ubuntu / Debian / Linux Mint<text:bookmark-end text:name="__RefHeading___Toc19087_2730267216"/></text:h>
      <text:p text:style-name="P578">Åpne et terminalvindu og tast inn: <text:span text:style-name="Strong_20_Emphasis">sudo apt install mariadb-server</text:span></text:p>
      <text:h text:style-name="P749" text:outline-level="4"><text:bookmark-start text:name="__RefHeading___Toc19089_2730267216"/>Fedora / Red Hat / Centos <text:bookmark-end text:name="__RefHeading___Toc19089_2730267216"/></text:h>
      <text:p text:style-name="P578">Åpne et terminalvindu og tast inn: <text:span text:style-name="Strong_20_Emphasis">sudo yum install mariadb-server  </text:span>eller: <text:span text:style-name="Strong_20_Emphasis">sudo dnf install mariadb-server </text:span>(for nyere versjoner)</text:p>
      <text:h text:style-name="P749" text:outline-level="4"><text:bookmark-start text:name="__RefHeading___Toc19091_2730267216"/>SuSE / OpenSuse <text:bookmark-end text:name="__RefHeading___Toc19091_2730267216"/></text:h>
      <text:p text:style-name="P578">Åpne et terminalvindu og tast inn: <text:span text:style-name="Strong_20_Emphasis">sudo zypper install mariadb-server </text:span></text:p>
      <text:p text:style-name="P779"><text:span text:style-name="Strong_20_Emphasis">MERK: </text:span>Installasjon av MariaDB-server vil fjerne evt. eksisterende insta<text:span text:style-name="T468">l</text:span>lasjoner av MySQL-server på en Ubuntu-maskin.</text:p>
      <text:h text:style-name="P810" text:outline-level="2"><text:bookmark-start text:name="__RefHeading___Toc6017_317907475"/><text:span text:style-name="Strong_20_Emphasis"><text:span text:style-name="T876"></text:span></text:span><text:span text:style-name="T874"> </text:span>Installasjon av PostgreSQL <text:span text:style-name="T203">og pgAdmin</text:span><text:bookmark-end text:name="__RefHeading___Toc6017_317907475"/></text:h>
      <text:p text:style-name="P578">Her er informasjon om hvordan du kan installere <text:span text:style-name="T17">PostgreSQL</text:span> og administrasjons-verktøyet<text:span text:style-name="T489"> </text:span><text:span text:style-name="T17">pgAdmin </text:span>på egen maskin.</text:p>
      <text:h text:style-name="P293" text:outline-level="3"><text:bookmark-start text:name="__RefHeading___Toc6019_317907475"/>Windows / Mac <text:bookmark-end text:name="__RefHeading___Toc6019_317907475"/></text:h>
      <text:p text:style-name="P57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8">Last ned og kjør installasjonsprogrammet for ditt operativsystem og velg default-instillingene. </text:p>
      <text:p text:style-name="P578"><text:span text:style-name="T17">pgAdmin </text:span>følger med som en del av installasjonsprogrammet til PostgreSQL.</text:p>
      <text:p text:style-name="P578"/>
      <text:p text:style-name="P578"/>
      <text:p text:style-name="P579"><text:s/></text:p>
      <text:h text:style-name="P817" text:outline-level="2"><text:bookmark-start text:name="__RefHeading___Toc16240_413252541"/><text:soft-page-break/><text:span text:style-name="Strong_20_Emphasis"><text:span text:style-name="T876"></text:span></text:span><text:span text:style-name="T874"> </text:span>Installere PostgreSQL på en Linux-server (eller laptop e.l.)<text:bookmark-end text:name="__RefHeading___Toc16240_413252541"/></text:h>
      <text:p text:style-name="P449">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2">sudo yum install postgresql-server postgresql-contrib postgresql-doc </text:p>
      <text:h text:style-name="Heading_20_3" text:outline-level="3"><text:bookmark-start text:name="__RefHeading___Toc12585_268258650"/>Fedora<text:bookmark-end text:name="__RefHeading___Toc12585_268258650"/></text:h>
      <text:p text:style-name="P346">sudo dnf install postgresql-server postgresql-contrib postgresql-doc </text:p>
      <text:h text:style-name="Heading_20_3" text:outline-level="3"><text:bookmark-start text:name="__RefHeading___Toc12587_268258650"/>Ubuntu / Debian<text:bookmark-end text:name="__RefHeading___Toc12587_268258650"/></text:h>
      <text:p text:style-name="P34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6">sudo zypper in postgresql-server postgresql-contrib postgresql-doc </text:p>
      <text:p text:style-name="P450">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2" text:outline-level="2"><text:bookmark-start text:name="__RefHeading___Toc9931_2115805896"/><text:span text:style-name="Strong_20_Emphasis"><text:span text:style-name="T876"></text:span></text:span><text:span text:style-name="T874"> </text:span>Installere Microsoft SQL-server på en Linux-server<text:bookmark-end text:name="__RefHeading___Toc9931_2115805896"/></text:h>
      <text:p text:style-name="P429">Det er forbløffende enkelt å installere Microsoft SQL-server på en Linux-server (eller på din Linux laptop hvis du vil teste den ut)</text:p>
      <text:p text:style-name="P429">Installasjonen nedenfor er gjort via et terminalvindu – du kan evt. bruke putty e.l. hvis du er på en Windows-maskin som vil kontakte en Linux-maskin.</text:p>
      <text:p text:style-name="P429">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9">Med denne på plass kan vi installere SQL-serveren med denne enkle kom<text:span text:style-name="T738">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9">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7">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9">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9"><text:soft-page-break/>Vi kan starte, stoppe og restarte den ved å bytte ut status i kommandoen over med henholdsvis start, stop eller restart, f.eks. slik:</text:p>
      <text:p text:style-name="P54"/>
      <text:p text:style-name="P33">systemctl <text:span text:style-name="T644">stop</text:span> mssql-server</text:p>
      <text:p text:style-name="P33"/>
      <text:p text:style-name="P33">systemctl <text:span text:style-name="T644">start</text:span> mssql-server</text:p>
      <text:p text:style-name="P33"/>
      <text:p text:style-name="P33">systemctl <text:span text:style-name="T644">restart</text:span> mssql-server</text:p>
      <text:p text:style-name="P33"/>
      <text:p text:style-name="Text_20_body"/>
      <text:p text:style-name="P430">Så kan vi installere komandolinje-tools hvis vi vil bruke terminal-klienten til SQL-serveren:</text:p>
      <text:p text:style-name="P430">Først installerer vi repo-filen for tools, <text:span text:style-name="T645">med denne kommandoen</text:span>:</text:p>
      <text:p text:style-name="P55"><text:span text:style-name="Source_20_Text"/></text:p>
      <text:p text:style-name="P55"><text:span text:style-name="Source_20_Text"><text:span text:style-name="T17">curl https://packages.microsoft.com/config/rhel/7/prod.repo &gt; /etc/yum.repos.d/msprod.repo</text:span></text:span></text:p>
      <text:p text:style-name="P55"><text:span text:style-name="Source_20_Text"><text:span text:style-name="T17"/></text:span></text:p>
      <text:p text:style-name="P430"/>
      <text:p text:style-name="P431">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1">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1">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6</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41</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8DT16H53M58S</meta:editing-duration>
    <meta:editing-cycles>1008</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2-05T22:11:45.994466903</dc:date>
    <meta:document-statistic meta:table-count="9" meta:image-count="10" meta:object-count="0" meta:page-count="241" meta:paragraph-count="4563" meta:word-count="53288" meta:character-count="361701" meta:non-whitespace-character-count="291331"/>
  </office:meta>
</office:document-meta>
</file>